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Light" svg:font-family="Source Code Pro Light" style:font-family-generic="modern" style:font-pitch="fixed" svg:panose-1="2 11 4 9 3 4 3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3" style:parent-style-name="Normal" style:family="paragraph">
      <style:paragraph-properties fo:widows="0" fo:orphans="0" style:text-autospace="none" fo:margin-bottom="0in" fo:line-height="100%"/>
    </style:style>
    <style:style style:name="T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7" style:parent-style-name="Normal" style:family="paragraph">
      <style:paragraph-properties fo:widows="0" fo:orphans="0" style:text-autospace="none" fo:margin-bottom="0in" fo:line-height="100%"/>
      <style:text-properties style:font-name="Times New Roman" style:font-style-complex="italic" fo:color="#0078D7" fo:font-size="12pt" style:font-size-asian="12pt" style:font-size-complex="10pt" fo:language="el" fo:country="GR"/>
    </style:style>
    <style:style style:name="P8" style:parent-style-name="Normal" style:family="paragraph">
      <style:paragraph-properties fo:widows="0" fo:orphans="0" style:text-autospace="none" fo:text-align="justify" fo:margin-bottom="0in" fo:line-height="100%"/>
    </style:style>
    <style:style style:name="T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0" style:parent-style-name="Normal" style:family="paragraph">
      <style:paragraph-properties fo:widows="0" fo:orphans="0" style:text-autospace="none" fo:margin-bottom="0in" fo:line-height="100%"/>
      <style:text-properties style:font-name="Times New Roman" style:font-style-complex="italic" fo:color="#0078D7" fo:font-size="12pt" style:font-size-asian="12pt" style:font-size-complex="10pt" fo:language="el" fo:country="GR"/>
    </style:style>
    <style:style style:name="P1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5"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6"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 style:parent-style-name="Normal" style:family="paragraph">
      <style:paragraph-properties fo:widows="0" fo:orphans="0" style:text-autospace="none" fo:margin-bottom="0in" fo:line-height="100%"/>
    </style:style>
    <style:style style:name="T2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30" style:parent-style-name="Normal" style:family="paragraph">
      <style:paragraph-properties fo:widows="0" fo:orphans="0" style:text-autospace="none" fo:margin-bottom="0in" fo:line-height="100%"/>
    </style:style>
    <style:style style:name="T31" style:parent-style-name="DefaultParagraphFont" style:family="text">
      <style:text-properties style:font-name="Source Code Pro Light" style:font-name-complex="Consolas" fo:color="#008000" fo:font-size="12pt" style:font-size-asian="12pt" style:font-size-complex="10pt" fo:language="en" fo:country="US"/>
    </style:style>
    <style:style style:name="T3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 style:parent-style-name="Normal" style:family="paragraph">
      <style:paragraph-properties fo:widows="0" fo:orphans="0" style:text-autospace="none" fo:margin-bottom="0in" fo:line-height="100%"/>
    </style:style>
    <style:style style:name="T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54"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l" fo:country="GR"/>
    </style:style>
    <style:style style:name="P55"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6"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7" style:parent-style-name="Normal" style:family="paragraph">
      <style:paragraph-properties fo:widows="0" fo:orphans="0" style:text-autospace="none" fo:margin-bottom="0in" fo:line-height="100%"/>
    </style:style>
    <style:style style:name="T58" style:parent-style-name="DefaultParagraphFont" style:family="text">
      <style:text-properties style:font-name="Source Code Pro Light" style:font-name-complex="Consolas" fo:color="#000000" fo:font-size="12pt" style:font-size-asian="12pt" style:font-size-complex="10pt" fo:language="en" fo:country="US"/>
    </style:style>
    <style:style style:name="T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0" style:parent-style-name="DefaultParagraphFont" style:family="text">
      <style:text-properties style:font-name="Source Code Pro Light" style:font-name-complex="Consolas" fo:color="#000000" fo:font-size="12pt" style:font-size-asian="12pt" style:font-size-complex="10pt" fo:language="en" fo:country="US"/>
    </style:style>
    <style:style style:name="T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2" style:parent-style-name="DefaultParagraphFont" style:family="text">
      <style:text-properties style:font-name="Source Code Pro Light" style:font-name-complex="Consolas" fo:color="#000000" fo:font-size="12pt" style:font-size-asian="12pt" style:font-size-complex="10pt" fo:language="en" fo:country="US"/>
    </style:style>
    <style:style style:name="T6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 style:parent-style-name="Normal" style:family="paragraph">
      <style:paragraph-properties fo:widows="0" fo:orphans="0" style:text-autospace="none" fo:margin-bottom="0in" fo:line-height="100%"/>
    </style:style>
    <style:style style:name="T6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 style:parent-style-name="DefaultParagraphFont" style:family="text">
      <style:text-properties style:font-name="Source Code Pro Light" style:font-name-complex="Consolas" fo:color="#000000" fo:font-size="12pt" style:font-size-asian="12pt" style:font-size-complex="10pt" fo:language="en" fo:country="US"/>
    </style:style>
    <style:style style:name="T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1" style:parent-style-name="DefaultParagraphFont" style:family="text">
      <style:text-properties style:font-name="Source Code Pro Light" style:font-name-complex="Consolas" fo:color="#000000" fo:font-size="12pt" style:font-size-asian="12pt" style:font-size-complex="10pt" fo:language="en" fo:country="US"/>
    </style:style>
    <style:style style:name="T72" style:parent-style-name="DefaultParagraphFont" style:family="text">
      <style:text-properties style:font-name="Source Code Pro Light" style:font-name-complex="Consolas" fo:color="#800080" fo:font-size="12pt" style:font-size-asian="12pt" style:font-size-complex="10pt" fo:language="en" fo:country="US"/>
    </style:style>
    <style:style style:name="T73" style:parent-style-name="DefaultParagraphFont" style:family="text">
      <style:text-properties style:font-name="Source Code Pro Light" style:font-name-complex="Consolas" fo:color="#000000" fo:font-size="12pt" style:font-size-asian="12pt" style:font-size-complex="10pt" fo:language="en" fo:country="US"/>
    </style:style>
    <style:style style:name="T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5" style:parent-style-name="DefaultParagraphFont" style:family="text">
      <style:text-properties style:font-name="Source Code Pro Light" style:font-name-complex="Consolas" fo:color="#000000" fo:font-size="12pt" style:font-size-asian="12pt" style:font-size-complex="10pt" fo:language="en" fo:country="US"/>
    </style:style>
    <style:style style:name="T7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7" style:parent-style-name="Normal" style:family="paragraph">
      <style:paragraph-properties fo:widows="0" fo:orphans="0" style:text-autospace="none" fo:margin-bottom="0in" fo:line-height="100%"/>
    </style:style>
    <style:style style:name="T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9" style:parent-style-name="DefaultParagraphFont" style:family="text">
      <style:text-properties style:font-name="Source Code Pro Light" style:font-name-complex="Consolas" fo:color="#000000" fo:font-size="12pt" style:font-size-asian="12pt" style:font-size-complex="10pt" fo:language="en" fo:country="US"/>
    </style:style>
    <style:style style:name="T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1" style:parent-style-name="DefaultParagraphFont" style:family="text">
      <style:text-properties style:font-name="Source Code Pro Light" style:font-name-complex="Consolas" fo:color="#000000" fo:font-size="12pt" style:font-size-asian="12pt" style:font-size-complex="10pt" fo:language="en" fo:country="US"/>
    </style:style>
    <style:style style:name="T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3" style:parent-style-name="DefaultParagraphFont" style:family="text">
      <style:text-properties style:font-name="Source Code Pro Light" style:font-name-complex="Consolas" fo:color="#000000" fo:font-size="12pt" style:font-size-asian="12pt" style:font-size-complex="10pt" fo:language="en" fo:country="US"/>
    </style:style>
    <style:style style:name="T84" style:parent-style-name="DefaultParagraphFont" style:family="text">
      <style:text-properties style:font-name="Source Code Pro Light" style:font-name-complex="Consolas" fo:color="#800080" fo:font-size="12pt" style:font-size-asian="12pt" style:font-size-complex="10pt" fo:language="en" fo:country="US"/>
    </style:style>
    <style:style style:name="T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6" style:parent-style-name="Normal" style:family="paragraph">
      <style:paragraph-properties fo:widows="0" fo:orphans="0" style:text-autospace="none" fo:margin-bottom="0in" fo:line-height="100%"/>
    </style:style>
    <style:style style:name="T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8" style:parent-style-name="DefaultParagraphFont" style:family="text">
      <style:text-properties style:font-name="Source Code Pro Light" style:font-name-complex="Consolas" fo:color="#000000" fo:font-size="12pt" style:font-size-asian="12pt" style:font-size-complex="10pt" fo:language="en" fo:country="US"/>
    </style:style>
    <style:style style:name="T8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0" style:parent-style-name="DefaultParagraphFont" style:family="text">
      <style:text-properties style:font-name="Source Code Pro Light" style:font-name-complex="Consolas" fo:color="#000000" fo:font-size="12pt" style:font-size-asian="12pt" style:font-size-complex="10pt" fo:language="en" fo:country="US"/>
    </style:style>
    <style:style style:name="T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2" style:parent-style-name="DefaultParagraphFont" style:family="text">
      <style:text-properties style:font-name="Source Code Pro Light" style:font-name-complex="Consolas" fo:color="#000000" fo:font-size="12pt" style:font-size-asian="12pt" style:font-size-complex="10pt" fo:language="en" fo:country="US"/>
    </style:style>
    <style:style style:name="T93" style:parent-style-name="DefaultParagraphFont" style:family="text">
      <style:text-properties style:font-name="Source Code Pro Light" style:font-name-complex="Consolas" fo:color="#800080" fo:font-size="12pt" style:font-size-asian="12pt" style:font-size-complex="10pt" fo:language="en" fo:country="US"/>
    </style:style>
    <style:style style:name="T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5" style:parent-style-name="Normal" style:family="paragraph">
      <style:paragraph-properties fo:widows="0" fo:orphans="0" style:text-autospace="none" fo:margin-bottom="0in" fo:line-height="100%"/>
    </style:style>
    <style:style style:name="T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7" style:parent-style-name="DefaultParagraphFont" style:family="text">
      <style:text-properties style:font-name="Source Code Pro Light" style:font-name-complex="Consolas" fo:color="#000000" fo:font-size="12pt" style:font-size-asian="12pt" style:font-size-complex="10pt" fo:language="en" fo:country="US"/>
    </style:style>
    <style:style style:name="T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9" style:parent-style-name="DefaultParagraphFont" style:family="text">
      <style:text-properties style:font-name="Source Code Pro Light" style:font-name-complex="Consolas" fo:color="#000000" fo:font-size="12pt" style:font-size-asian="12pt" style:font-size-complex="10pt" fo:language="en" fo:country="US"/>
    </style:style>
    <style:style style:name="T100" style:parent-style-name="DefaultParagraphFont" style:family="text">
      <style:text-properties style:font-name="Source Code Pro Light" style:font-name-complex="Consolas" fo:color="#800080" fo:font-size="12pt" style:font-size-asian="12pt" style:font-size-complex="10pt" fo:language="en" fo:country="US"/>
    </style:style>
    <style:style style:name="T1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6" style:parent-style-name="Normal" style:family="paragraph">
      <style:paragraph-properties fo:widows="0" fo:orphans="0" style:text-autospace="none" fo:margin-bottom="0in" fo:line-height="100%"/>
    </style:style>
    <style:style style:name="T1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8" style:parent-style-name="DefaultParagraphFont" style:family="text">
      <style:text-properties style:font-name="Source Code Pro Light" style:font-name-complex="Consolas" fo:color="#000000" fo:font-size="12pt" style:font-size-asian="12pt" style:font-size-complex="10pt" fo:language="en" fo:country="US"/>
    </style:style>
    <style:style style:name="T1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0" style:parent-style-name="DefaultParagraphFont" style:family="text">
      <style:text-properties style:font-name="Source Code Pro Light" style:font-name-complex="Consolas" fo:color="#000000" fo:font-size="12pt" style:font-size-asian="12pt" style:font-size-complex="10pt" fo:language="en" fo:country="US"/>
    </style:style>
    <style:style style:name="T1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2" style:parent-style-name="Normal" style:family="paragraph">
      <style:paragraph-properties fo:widows="0" fo:orphans="0" style:text-autospace="none" fo:margin-bottom="0in" fo:line-height="100%"/>
    </style:style>
    <style:style style:name="T11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4" style:parent-style-name="DefaultParagraphFont" style:family="text">
      <style:text-properties style:font-name="Source Code Pro Light" style:font-name-complex="Consolas" fo:color="#000000" fo:font-size="12pt" style:font-size-asian="12pt" style:font-size-complex="10pt" fo:language="en" fo:country="US"/>
    </style:style>
    <style:style style:name="T1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 style:parent-style-name="DefaultParagraphFont" style:family="text">
      <style:text-properties style:font-name="Source Code Pro Light" style:font-name-complex="Consolas" fo:color="#000000" fo:font-size="12pt" style:font-size-asian="12pt" style:font-size-complex="10pt" fo:language="en" fo:country="US"/>
    </style:style>
    <style:style style:name="T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2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8" style:parent-style-name="Normal" style:family="paragraph">
      <style:paragraph-properties fo:widows="0" fo:orphans="0" style:text-autospace="none" fo:margin-bottom="0in" fo:line-height="100%"/>
    </style:style>
    <style:style style:name="T12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40"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l" fo:country="GR"/>
    </style:style>
    <style:style style:name="P14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4"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145" style:parent-style-name="Normal" style:family="paragraph">
      <style:paragraph-properties fo:widows="0" fo:orphans="0" style:text-autospace="none" fo:margin-bottom="0in" fo:line-height="100%"/>
    </style:style>
    <style:style style:name="T146" style:parent-style-name="DefaultParagraphFont" style:family="text">
      <style:text-properties style:font-name="Source Code Pro Light" style:font-name-complex="Consolas" fo:color="#000000" fo:font-size="12pt" style:font-size-asian="12pt" style:font-size-complex="10pt" fo:language="en" fo:country="US"/>
    </style:style>
    <style:style style:name="T1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9" style:parent-style-name="Normal" style:family="paragraph">
      <style:paragraph-properties fo:widows="0" fo:orphans="0" style:text-autospace="none" fo:margin-bottom="0in" fo:line-height="100%"/>
    </style:style>
    <style:style style:name="T150" style:parent-style-name="DefaultParagraphFont" style:family="text">
      <style:text-properties style:font-name="Source Code Pro Light" style:font-name-complex="Consolas" fo:color="#000000" fo:font-size="12pt" style:font-size-asian="12pt" style:font-size-complex="10pt" fo:language="en" fo:country="US"/>
    </style:style>
    <style:style style:name="T1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 style:parent-style-name="DefaultParagraphFont" style:family="text">
      <style:text-properties style:font-name="Source Code Pro Light" style:font-name-complex="Consolas" fo:color="#000000" fo:font-size="12pt" style:font-size-asian="12pt" style:font-size-complex="10pt" fo:language="en" fo:country="US"/>
    </style:style>
    <style:style style:name="T1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 style:parent-style-name="DefaultParagraphFont" style:family="text">
      <style:text-properties style:font-name="Source Code Pro Light" style:font-name-complex="Consolas" fo:color="#000000" fo:font-size="12pt" style:font-size-asian="12pt" style:font-size-complex="10pt" fo:language="en" fo:country="US"/>
    </style:style>
    <style:style style:name="T1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7" style:parent-style-name="DefaultParagraphFont" style:family="text">
      <style:text-properties style:font-name="Source Code Pro Light" style:font-name-complex="Consolas" fo:color="#000000" fo:font-size="12pt" style:font-size-asian="12pt" style:font-size-complex="10pt" fo:language="en" fo:country="US"/>
    </style:style>
    <style:style style:name="T1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 style:parent-style-name="DefaultParagraphFont" style:family="text">
      <style:text-properties style:font-name="Source Code Pro Light" style:font-name-complex="Consolas" fo:color="#000000" fo:font-size="12pt" style:font-size-asian="12pt" style:font-size-complex="10pt" fo:language="en" fo:country="US"/>
    </style:style>
    <style:style style:name="T16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 style:parent-style-name="DefaultParagraphFont" style:family="text">
      <style:text-properties style:font-name="Source Code Pro Light" style:font-name-complex="Consolas" fo:color="#000000" fo:font-size="12pt" style:font-size-asian="12pt" style:font-size-complex="10pt" fo:language="en" fo:country="US"/>
    </style:style>
    <style:style style:name="T16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 style:parent-style-name="Normal" style:family="paragraph">
      <style:paragraph-properties fo:widows="0" fo:orphans="0" style:text-autospace="none" fo:margin-bottom="0in" fo:line-height="100%"/>
    </style:style>
    <style:style style:name="T167" style:parent-style-name="DefaultParagraphFont" style:family="text">
      <style:text-properties style:font-name="Source Code Pro Light" style:font-name-complex="Consolas" fo:color="#000000" fo:font-size="12pt" style:font-size-asian="12pt" style:font-size-complex="10pt" fo:language="en" fo:country="US"/>
    </style:style>
    <style:style style:name="T1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 style:parent-style-name="DefaultParagraphFont" style:family="text">
      <style:text-properties style:font-name="Source Code Pro Light" style:font-name-complex="Consolas" fo:color="#000000" fo:font-size="12pt" style:font-size-asian="12pt" style:font-size-complex="10pt" fo:language="en" fo:country="US"/>
    </style:style>
    <style:style style:name="T1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 style:parent-style-name="DefaultParagraphFont" style:family="text">
      <style:text-properties style:font-name="Source Code Pro Light" style:font-name-complex="Consolas" fo:color="#000000" fo:font-size="12pt" style:font-size-asian="12pt" style:font-size-complex="10pt" fo:language="en" fo:country="US"/>
    </style:style>
    <style:style style:name="T1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73" style:parent-style-name="Normal" style:family="paragraph">
      <style:paragraph-properties fo:widows="0" fo:orphans="0" style:text-autospace="none" fo:margin-bottom="0in" fo:line-height="100%"/>
    </style:style>
    <style:style style:name="T174" style:parent-style-name="DefaultParagraphFont" style:family="text">
      <style:text-properties style:font-name="Source Code Pro Light" style:font-name-complex="Consolas" fo:color="#000000" fo:font-size="12pt" style:font-size-asian="12pt" style:font-size-complex="10pt" fo:language="en" fo:country="US"/>
    </style:style>
    <style:style style:name="T1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 style:parent-style-name="DefaultParagraphFont" style:family="text">
      <style:text-properties style:font-name="Source Code Pro Light" style:font-name-complex="Consolas" fo:color="#000000" fo:font-size="12pt" style:font-size-asian="12pt" style:font-size-complex="10pt" fo:language="en" fo:country="US"/>
    </style:style>
    <style:style style:name="T1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8" style:parent-style-name="DefaultParagraphFont" style:family="text">
      <style:text-properties style:font-name="Source Code Pro Light" style:font-name-complex="Consolas" fo:color="#000000" fo:font-size="12pt" style:font-size-asian="12pt" style:font-size-complex="10pt" fo:language="en" fo:country="US"/>
    </style:style>
    <style:style style:name="T1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0" style:parent-style-name="DefaultParagraphFont" style:family="text">
      <style:text-properties style:font-name="Source Code Pro Light" style:font-name-complex="Consolas" fo:color="#000000" fo:font-size="12pt" style:font-size-asian="12pt" style:font-size-complex="10pt" fo:language="en" fo:country="US"/>
    </style:style>
    <style:style style:name="T1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2" style:parent-style-name="Normal" style:family="paragraph">
      <style:paragraph-properties fo:widows="0" fo:orphans="0" style:text-autospace="none" fo:margin-bottom="0in" fo:line-height="100%"/>
    </style:style>
    <style:style style:name="T1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84" style:parent-style-name="DefaultParagraphFont" style:family="text">
      <style:text-properties style:font-name="Source Code Pro Light" style:font-name-complex="Consolas" fo:color="#000000" fo:font-size="12pt" style:font-size-asian="12pt" style:font-size-complex="10pt" fo:language="en" fo:country="US"/>
    </style:style>
    <style:style style:name="T1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 style:parent-style-name="DefaultParagraphFont" style:family="text">
      <style:text-properties style:font-name="Source Code Pro Light" style:font-name-complex="Consolas" fo:color="#000000" fo:font-size="12pt" style:font-size-asian="12pt" style:font-size-complex="10pt" fo:language="en" fo:country="US"/>
    </style:style>
    <style:style style:name="T1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 style:parent-style-name="DefaultParagraphFont" style:family="text">
      <style:text-properties style:font-name="Source Code Pro Light" style:font-name-complex="Consolas" fo:color="#000000" fo:font-size="12pt" style:font-size-asian="12pt" style:font-size-complex="10pt" fo:language="en" fo:country="US"/>
    </style:style>
    <style:style style:name="T1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1" style:parent-style-name="DefaultParagraphFont" style:family="text">
      <style:text-properties style:font-name="Source Code Pro Light" style:font-name-complex="Consolas" fo:color="#800080" fo:font-size="12pt" style:font-size-asian="12pt" style:font-size-complex="10pt" fo:language="en" fo:country="US"/>
    </style:style>
    <style:style style:name="T1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 style:parent-style-name="DefaultParagraphFont" style:family="text">
      <style:text-properties style:font-name="Source Code Pro Light" style:font-name-complex="Consolas" fo:color="#000000" fo:font-size="12pt" style:font-size-asian="12pt" style:font-size-complex="10pt" fo:language="en" fo:country="US"/>
    </style:style>
    <style:style style:name="T1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5" style:parent-style-name="Normal" style:family="paragraph">
      <style:paragraph-properties fo:widows="0" fo:orphans="0" style:text-autospace="none" fo:margin-bottom="0in" fo:line-height="100%"/>
    </style:style>
    <style:style style:name="T1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7" style:parent-style-name="DefaultParagraphFont" style:family="text">
      <style:text-properties style:font-name="Source Code Pro Light" style:font-name-complex="Consolas" fo:color="#000000" fo:font-size="12pt" style:font-size-asian="12pt" style:font-size-complex="10pt" fo:language="en" fo:country="US"/>
    </style:style>
    <style:style style:name="T1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 style:parent-style-name="DefaultParagraphFont" style:family="text">
      <style:text-properties style:font-name="Source Code Pro Light" style:font-name-complex="Consolas" fo:color="#000000" fo:font-size="12pt" style:font-size-asian="12pt" style:font-size-complex="10pt" fo:language="en" fo:country="US"/>
    </style:style>
    <style:style style:name="T2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1" style:parent-style-name="DefaultParagraphFont" style:family="text">
      <style:text-properties style:font-name="Source Code Pro Light" style:font-name-complex="Consolas" fo:color="#000000" fo:font-size="12pt" style:font-size-asian="12pt" style:font-size-complex="10pt" fo:language="en" fo:country="US"/>
    </style:style>
    <style:style style:name="T2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3" style:parent-style-name="DefaultParagraphFont" style:family="text">
      <style:text-properties style:font-name="Source Code Pro Light" style:font-name-complex="Consolas" fo:color="#000000" fo:font-size="12pt" style:font-size-asian="12pt" style:font-size-complex="10pt" fo:language="en" fo:country="US"/>
    </style:style>
    <style:style style:name="T2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 style:parent-style-name="DefaultParagraphFont" style:family="text">
      <style:text-properties style:font-name="Source Code Pro Light" style:font-name-complex="Consolas" fo:color="#000000" fo:font-size="12pt" style:font-size-asian="12pt" style:font-size-complex="10pt" fo:language="en" fo:country="US"/>
    </style:style>
    <style:style style:name="T2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9" style:parent-style-name="Normal" style:family="paragraph">
      <style:paragraph-properties fo:widows="0" fo:orphans="0" style:text-autospace="none" fo:margin-bottom="0in" fo:line-height="100%"/>
    </style:style>
    <style:style style:name="T2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1" style:parent-style-name="DefaultParagraphFont" style:family="text">
      <style:text-properties style:font-name="Source Code Pro Light" style:font-name-complex="Consolas" fo:color="#000000" fo:font-size="12pt" style:font-size-asian="12pt" style:font-size-complex="10pt" fo:language="en" fo:country="US"/>
    </style:style>
    <style:style style:name="T2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3" style:parent-style-name="DefaultParagraphFont" style:family="text">
      <style:text-properties style:font-name="Source Code Pro Light" style:font-name-complex="Consolas" fo:color="#000000" fo:font-size="12pt" style:font-size-asian="12pt" style:font-size-complex="10pt" fo:language="en" fo:country="US"/>
    </style:style>
    <style:style style:name="T21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5" style:parent-style-name="DefaultParagraphFont" style:family="text">
      <style:text-properties style:font-name="Source Code Pro Light" style:font-name-complex="Consolas" fo:color="#000000" fo:font-size="12pt" style:font-size-asian="12pt" style:font-size-complex="10pt" fo:language="en" fo:country="US"/>
    </style:style>
    <style:style style:name="T21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7" style:parent-style-name="DefaultParagraphFont" style:family="text">
      <style:text-properties style:font-name="Source Code Pro Light" style:font-name-complex="Consolas" fo:color="#000000" fo:font-size="12pt" style:font-size-asian="12pt" style:font-size-complex="10pt" fo:language="en" fo:country="US"/>
    </style:style>
    <style:style style:name="T2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 style:parent-style-name="DefaultParagraphFont" style:family="text">
      <style:text-properties style:font-name="Source Code Pro Light" style:font-name-complex="Consolas" fo:color="#000000" fo:font-size="12pt" style:font-size-asian="12pt" style:font-size-complex="10pt" fo:language="en" fo:country="US"/>
    </style:style>
    <style:style style:name="T220" style:parent-style-name="DefaultParagraphFont" style:family="text">
      <style:text-properties style:font-name="Source Code Pro Light" style:font-name-complex="Consolas" fo:color="#800080" fo:font-size="12pt" style:font-size-asian="12pt" style:font-size-complex="10pt" fo:language="en" fo:country="US"/>
    </style:style>
    <style:style style:name="T2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8" style:parent-style-name="Normal" style:family="paragraph">
      <style:paragraph-properties fo:widows="0" fo:orphans="0" style:text-autospace="none" fo:margin-bottom="0in" fo:line-height="100%"/>
    </style:style>
    <style:style style:name="T22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2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6" style:parent-style-name="Normal" style:family="paragraph">
      <style:paragraph-properties fo:widows="0" fo:orphans="0" style:text-autospace="none" fo:margin-bottom="0in" fo:line-height="100%"/>
    </style:style>
    <style:style style:name="T237" style:parent-style-name="DefaultParagraphFont" style:family="text">
      <style:text-properties style:font-name="Source Code Pro Light" style:font-name-complex="Consolas" fo:color="#008000" fo:font-size="12pt" style:font-size-asian="12pt" style:font-size-complex="10pt" fo:language="en" fo:country="US"/>
    </style:style>
    <style:style style:name="T23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39" style:parent-style-name="Normal" style:family="paragraph">
      <style:paragraph-properties fo:widows="0" fo:orphans="0" style:text-autospace="none" fo:margin-bottom="0in" fo:line-height="100%"/>
    </style:style>
    <style:style style:name="T240" style:parent-style-name="DefaultParagraphFont" style:family="text">
      <style:text-properties style:font-name="Source Code Pro Light" style:font-name-complex="Consolas" fo:color="#008000" fo:font-size="12pt" style:font-size-asian="12pt" style:font-size-complex="10pt" fo:language="en" fo:country="US"/>
    </style:style>
    <style:style style:name="T2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4"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5" style:parent-style-name="Normal" style:family="paragraph">
      <style:paragraph-properties fo:widows="0" fo:orphans="0" style:text-autospace="none" fo:margin-bottom="0in" fo:line-height="100%"/>
    </style:style>
    <style:style style:name="T246" style:parent-style-name="DefaultParagraphFont" style:family="text">
      <style:text-properties style:font-name="Source Code Pro Light" style:font-name-complex="Consolas" fo:color="#008000" fo:font-size="12pt" style:font-size-asian="12pt" style:font-size-complex="10pt" fo:language="en" fo:country="US"/>
    </style:style>
    <style:style style:name="T24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49"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51"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2"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254" style:parent-style-name="Normal" style:family="paragraph">
      <style:paragraph-properties fo:widows="0" fo:orphans="0" style:text-autospace="none" fo:margin-bottom="0in" fo:line-height="100%"/>
    </style:style>
    <style:style style:name="T255" style:parent-style-name="DefaultParagraphFont" style:family="text">
      <style:text-properties style:font-name="Source Code Pro Light" style:font-name-complex="Consolas" fo:color="#000000" fo:font-size="12pt" style:font-size-asian="12pt" style:font-size-complex="10pt" fo:language="en" fo:country="US"/>
    </style:style>
    <style:style style:name="T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7" style:parent-style-name="Normal" style:family="paragraph">
      <style:paragraph-properties fo:widows="0" fo:orphans="0" style:text-autospace="none" fo:margin-bottom="0in" fo:line-height="100%"/>
    </style:style>
    <style:style style:name="T2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9" style:parent-style-name="DefaultParagraphFont" style:family="text">
      <style:text-properties style:font-name="Source Code Pro Light" style:font-name-complex="Consolas" fo:color="#000000" fo:font-size="12pt" style:font-size-asian="12pt" style:font-size-complex="10pt" fo:language="en" fo:country="US"/>
    </style:style>
    <style:style style:name="T2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1" style:parent-style-name="DefaultParagraphFont" style:family="text">
      <style:text-properties style:font-name="Source Code Pro Light" style:font-name-complex="Consolas" fo:color="#000000" fo:font-size="12pt" style:font-size-asian="12pt" style:font-size-complex="10pt" fo:language="en" fo:country="US"/>
    </style:style>
    <style:style style:name="T2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3" style:parent-style-name="DefaultParagraphFont" style:family="text">
      <style:text-properties style:font-name="Source Code Pro Light" style:font-name-complex="Consolas" fo:color="#800080" fo:font-size="12pt" style:font-size-asian="12pt" style:font-size-complex="10pt" fo:language="en" fo:country="US"/>
    </style:style>
    <style:style style:name="T2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6" style:parent-style-name="Normal" style:family="paragraph">
      <style:paragraph-properties fo:widows="0" fo:orphans="0" style:text-autospace="none" fo:margin-bottom="0in" fo:line-height="100%"/>
    </style:style>
    <style:style style:name="T267" style:parent-style-name="DefaultParagraphFont" style:family="text">
      <style:text-properties style:font-name="Source Code Pro Light" style:font-name-complex="Consolas" fo:color="#000000" fo:font-size="12pt" style:font-size-asian="12pt" style:font-size-complex="10pt" fo:language="en" fo:country="US"/>
    </style:style>
    <style:style style:name="T2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9" style:parent-style-name="Normal" style:family="paragraph">
      <style:paragraph-properties fo:widows="0" fo:orphans="0" style:text-autospace="none" fo:margin-bottom="0in" fo:line-height="100%"/>
    </style:style>
    <style:style style:name="T270" style:parent-style-name="DefaultParagraphFont" style:family="text">
      <style:text-properties style:font-name="Source Code Pro Light" style:font-name-complex="Consolas" fo:color="#000000" fo:font-size="12pt" style:font-size-asian="12pt" style:font-size-complex="10pt" fo:language="en" fo:country="US"/>
    </style:style>
    <style:style style:name="T2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4" style:parent-style-name="Normal" style:family="paragraph">
      <style:paragraph-properties fo:widows="0" fo:orphans="0" style:text-autospace="none" fo:margin-bottom="0in" fo:line-height="100%"/>
    </style:style>
    <style:style style:name="T2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6" style:parent-style-name="DefaultParagraphFont" style:family="text">
      <style:text-properties style:font-name="Source Code Pro Light" style:font-name-complex="Consolas" fo:color="#000000" fo:font-size="12pt" style:font-size-asian="12pt" style:font-size-complex="10pt" fo:language="en" fo:country="US"/>
    </style:style>
    <style:style style:name="T2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78" style:parent-style-name="Normal" style:family="paragraph">
      <style:paragraph-properties fo:widows="0" fo:orphans="0" style:text-autospace="none" fo:margin-bottom="0in" fo:line-height="100%"/>
    </style:style>
    <style:style style:name="T279" style:parent-style-name="DefaultParagraphFont" style:family="text">
      <style:text-properties style:font-name="Source Code Pro Light" style:font-name-complex="Consolas" fo:color="#000000" fo:font-size="12pt" style:font-size-asian="12pt" style:font-size-complex="10pt" fo:language="en" fo:country="US"/>
    </style:style>
    <style:style style:name="T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1" style:parent-style-name="Normal" style:family="paragraph">
      <style:paragraph-properties fo:widows="0" fo:orphans="0" style:text-autospace="none" fo:margin-bottom="0in" fo:line-height="100%"/>
    </style:style>
    <style:style style:name="T282" style:parent-style-name="DefaultParagraphFont" style:family="text">
      <style:text-properties style:font-name="Source Code Pro Light" style:font-name-complex="Consolas" fo:color="#000000" fo:font-size="12pt" style:font-size-asian="12pt" style:font-size-complex="10pt" fo:language="en" fo:country="US"/>
    </style:style>
    <style:style style:name="T2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4" style:parent-style-name="DefaultParagraphFont" style:family="text">
      <style:text-properties style:font-name="Source Code Pro Light" style:font-name-complex="Consolas" fo:color="#000000" fo:font-size="12pt" style:font-size-asian="12pt" style:font-size-complex="10pt" fo:language="en" fo:country="US"/>
    </style:style>
    <style:style style:name="T2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 style:parent-style-name="DefaultParagraphFont" style:family="text">
      <style:text-properties style:font-name="Source Code Pro Light" style:font-name-complex="Consolas" fo:color="#000000" fo:font-size="12pt" style:font-size-asian="12pt" style:font-size-complex="10pt" fo:language="en" fo:country="US"/>
    </style:style>
    <style:style style:name="T2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8" style:parent-style-name="Normal" style:family="paragraph">
      <style:paragraph-properties fo:widows="0" fo:orphans="0" style:text-autospace="none" fo:margin-bottom="0in" fo:line-height="100%"/>
    </style:style>
    <style:style style:name="T289" style:parent-style-name="DefaultParagraphFont" style:family="text">
      <style:text-properties style:font-name="Source Code Pro Light" style:font-name-complex="Consolas" fo:color="#000000" fo:font-size="12pt" style:font-size-asian="12pt" style:font-size-complex="10pt" fo:language="en" fo:country="US"/>
    </style:style>
    <style:style style:name="T2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1" style:parent-style-name="DefaultParagraphFont" style:family="text">
      <style:text-properties style:font-name="Source Code Pro Light" style:font-name-complex="Consolas" fo:color="#000000" fo:font-size="12pt" style:font-size-asian="12pt" style:font-size-complex="10pt" fo:language="en" fo:country="US"/>
    </style:style>
    <style:style style:name="T2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 style:parent-style-name="DefaultParagraphFont" style:family="text">
      <style:text-properties style:font-name="Source Code Pro Light" style:font-name-complex="Consolas" fo:color="#000000" fo:font-size="12pt" style:font-size-asian="12pt" style:font-size-complex="10pt" fo:language="en" fo:country="US"/>
    </style:style>
    <style:style style:name="T2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5" style:parent-style-name="Normal" style:family="paragraph">
      <style:paragraph-properties fo:widows="0" fo:orphans="0" style:text-autospace="none" fo:margin-bottom="0in" fo:line-height="100%"/>
    </style:style>
    <style:style style:name="T296" style:parent-style-name="DefaultParagraphFont" style:family="text">
      <style:text-properties style:font-name="Source Code Pro Light" style:font-name-complex="Consolas" fo:color="#000000" fo:font-size="12pt" style:font-size-asian="12pt" style:font-size-complex="10pt" fo:language="en" fo:country="US"/>
    </style:style>
    <style:style style:name="T2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98" style:parent-style-name="DefaultParagraphFont" style:family="text">
      <style:text-properties style:font-name="Source Code Pro Light" style:font-name-complex="Consolas" fo:color="#000000" fo:font-size="12pt" style:font-size-asian="12pt" style:font-size-complex="10pt" fo:language="el" fo:country="GR"/>
    </style:style>
    <style:style style:name="T2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0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01" style:parent-style-name="Normal" style:family="paragraph">
      <style:paragraph-properties fo:widows="0" fo:orphans="0" style:text-autospace="none" fo:margin-bottom="0in" fo:line-height="100%"/>
    </style:style>
    <style:style style:name="T3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1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319" style:parent-style-name="Normal" style:family="paragraph">
      <style:paragraph-properties fo:widows="0" fo:orphans="0" style:text-autospace="none" fo:margin-bottom="0in" fo:line-height="100%"/>
    </style:style>
    <style:style style:name="T3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1" style:parent-style-name="DefaultParagraphFont" style:family="text">
      <style:text-properties style:font-name="Source Code Pro Light" style:font-name-complex="Consolas" fo:color="#000000" fo:font-size="12pt" style:font-size-asian="12pt" style:font-size-complex="10pt" fo:language="en" fo:country="US"/>
    </style:style>
    <style:style style:name="T3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 style:parent-style-name="DefaultParagraphFont" style:family="text">
      <style:text-properties style:font-name="Source Code Pro Light" style:font-name-complex="Consolas" fo:color="#000000" fo:font-size="12pt" style:font-size-asian="12pt" style:font-size-complex="10pt" fo:language="en" fo:country="US"/>
    </style:style>
    <style:style style:name="T3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 style:parent-style-name="DefaultParagraphFont" style:family="text">
      <style:text-properties style:font-name="Source Code Pro Light" style:font-name-complex="Consolas" fo:color="#000000" fo:font-size="12pt" style:font-size-asian="12pt" style:font-size-complex="10pt" fo:language="en" fo:country="US"/>
    </style:style>
    <style:style style:name="T3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27" style:parent-style-name="Normal" style:family="paragraph">
      <style:paragraph-properties fo:widows="0" fo:orphans="0" style:text-autospace="none" fo:margin-bottom="0in" fo:line-height="100%"/>
    </style:style>
    <style:style style:name="T328" style:parent-style-name="DefaultParagraphFont" style:family="text">
      <style:text-properties style:font-name="Source Code Pro Light" style:font-name-complex="Consolas" fo:color="#000000" fo:font-size="12pt" style:font-size-asian="12pt" style:font-size-complex="10pt" fo:language="en" fo:country="US"/>
    </style:style>
    <style:style style:name="T3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 style:parent-style-name="DefaultParagraphFont" style:family="text">
      <style:text-properties style:font-name="Source Code Pro Light" style:font-name-complex="Consolas" fo:color="#000000" fo:font-size="12pt" style:font-size-asian="12pt" style:font-size-complex="10pt" fo:language="en" fo:country="US"/>
    </style:style>
    <style:style style:name="T3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2" style:parent-style-name="Normal" style:family="paragraph">
      <style:paragraph-properties fo:widows="0" fo:orphans="0" style:text-autospace="none" fo:margin-bottom="0in" fo:line-height="100%"/>
    </style:style>
    <style:style style:name="T333" style:parent-style-name="DefaultParagraphFont" style:family="text">
      <style:text-properties style:font-name="Source Code Pro Light" style:font-name-complex="Consolas" fo:color="#000000" fo:font-size="12pt" style:font-size-asian="12pt" style:font-size-complex="10pt" fo:language="en" fo:country="US"/>
    </style:style>
    <style:style style:name="T3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 style:parent-style-name="DefaultParagraphFont" style:family="text">
      <style:text-properties style:font-name="Source Code Pro Light" style:font-name-complex="Consolas" fo:color="#000000" fo:font-size="12pt" style:font-size-asian="12pt" style:font-size-complex="10pt" fo:language="en" fo:country="US"/>
    </style:style>
    <style:style style:name="T3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 style:parent-style-name="DefaultParagraphFont" style:family="text">
      <style:text-properties style:font-name="Source Code Pro Light" style:font-name-complex="Consolas" fo:color="#000000" fo:font-size="12pt" style:font-size-asian="12pt" style:font-size-complex="10pt" fo:language="en" fo:country="US"/>
    </style:style>
    <style:style style:name="T338" style:parent-style-name="DefaultParagraphFont" style:family="text">
      <style:text-properties style:font-name="Source Code Pro Light" style:font-name-complex="Consolas" fo:color="#800080" fo:font-size="12pt" style:font-size-asian="12pt" style:font-size-complex="10pt" fo:language="en" fo:country="US"/>
    </style:style>
    <style:style style:name="T3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 style:parent-style-name="DefaultParagraphFont" style:family="text">
      <style:text-properties style:font-name="Source Code Pro Light" style:font-name-complex="Consolas" fo:color="#000000" fo:font-size="12pt" style:font-size-asian="12pt" style:font-size-complex="10pt" fo:language="en" fo:country="US"/>
    </style:style>
    <style:style style:name="T3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2" style:parent-style-name="DefaultParagraphFont" style:family="text">
      <style:text-properties style:font-name="Source Code Pro Light" style:font-name-complex="Consolas" fo:color="#000000" fo:font-size="12pt" style:font-size-asian="12pt" style:font-size-complex="10pt" fo:language="en" fo:country="US"/>
    </style:style>
    <style:style style:name="T3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 style:parent-style-name="DefaultParagraphFont" style:family="text">
      <style:text-properties style:font-name="Source Code Pro Light" style:font-name-complex="Consolas" fo:color="#000000" fo:font-size="12pt" style:font-size-asian="12pt" style:font-size-complex="10pt" fo:language="en" fo:country="US"/>
    </style:style>
    <style:style style:name="T345" style:parent-style-name="DefaultParagraphFont" style:family="text">
      <style:text-properties style:font-name="Source Code Pro Light" style:font-name-complex="Consolas" fo:color="#800080" fo:font-size="12pt" style:font-size-asian="12pt" style:font-size-complex="10pt" fo:language="en" fo:country="US"/>
    </style:style>
    <style:style style:name="T3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 style:parent-style-name="DefaultParagraphFont" style:family="text">
      <style:text-properties style:font-name="Source Code Pro Light" style:font-name-complex="Consolas" fo:color="#000000" fo:font-size="12pt" style:font-size-asian="12pt" style:font-size-complex="10pt" fo:language="en" fo:country="US"/>
    </style:style>
    <style:style style:name="T3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 style:parent-style-name="DefaultParagraphFont" style:family="text">
      <style:text-properties style:font-name="Source Code Pro Light" style:font-name-complex="Consolas" fo:color="#000000" fo:font-size="12pt" style:font-size-asian="12pt" style:font-size-complex="10pt" fo:language="en" fo:country="US"/>
    </style:style>
    <style:style style:name="T3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 style:parent-style-name="DefaultParagraphFont" style:family="text">
      <style:text-properties style:font-name="Source Code Pro Light" style:font-name-complex="Consolas" fo:color="#000000" fo:font-size="12pt" style:font-size-asian="12pt" style:font-size-complex="10pt" fo:language="en" fo:country="US"/>
    </style:style>
    <style:style style:name="T352" style:parent-style-name="DefaultParagraphFont" style:family="text">
      <style:text-properties style:font-name="Source Code Pro Light" style:font-name-complex="Consolas" fo:color="#800080" fo:font-size="12pt" style:font-size-asian="12pt" style:font-size-complex="10pt" fo:language="en" fo:country="US"/>
    </style:style>
    <style:style style:name="T3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4" style:parent-style-name="DefaultParagraphFont" style:family="text">
      <style:text-properties style:font-name="Source Code Pro Light" style:font-name-complex="Consolas" fo:color="#000000" fo:font-size="12pt" style:font-size-asian="12pt" style:font-size-complex="10pt" fo:language="en" fo:country="US"/>
    </style:style>
    <style:style style:name="T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6" style:parent-style-name="DefaultParagraphFont" style:family="text">
      <style:text-properties style:font-name="Source Code Pro Light" style:font-name-complex="Consolas" fo:color="#000000" fo:font-size="12pt" style:font-size-asian="12pt" style:font-size-complex="10pt" fo:language="en" fo:country="US"/>
    </style:style>
    <style:style style:name="T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 style:parent-style-name="DefaultParagraphFont" style:family="text">
      <style:text-properties style:font-name="Source Code Pro Light" style:font-name-complex="Consolas" fo:color="#000000" fo:font-size="12pt" style:font-size-asian="12pt" style:font-size-complex="10pt" fo:language="en" fo:country="US"/>
    </style:style>
    <style:style style:name="T359" style:parent-style-name="DefaultParagraphFont" style:family="text">
      <style:text-properties style:font-name="Source Code Pro Light" style:font-name-complex="Consolas" fo:color="#800080" fo:font-size="12pt" style:font-size-asian="12pt" style:font-size-complex="10pt" fo:language="en" fo:country="US"/>
    </style:style>
    <style:style style:name="T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61" style:parent-style-name="Normal" style:family="paragraph">
      <style:paragraph-properties fo:widows="0" fo:orphans="0" style:text-autospace="none" fo:margin-bottom="0in" fo:line-height="100%"/>
    </style:style>
    <style:style style:name="T362" style:parent-style-name="DefaultParagraphFont" style:family="text">
      <style:text-properties style:font-name="Source Code Pro Light" style:font-name-complex="Consolas" fo:color="#000000" fo:font-size="12pt" style:font-size-asian="12pt" style:font-size-complex="10pt" fo:language="en" fo:country="US"/>
    </style:style>
    <style:style style:name="T3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4" style:parent-style-name="DefaultParagraphFont" style:family="text">
      <style:text-properties style:font-name="Source Code Pro Light" style:font-name-complex="Consolas" fo:color="#000000" fo:font-size="12pt" style:font-size-asian="12pt" style:font-size-complex="10pt" fo:language="en" fo:country="US"/>
    </style:style>
    <style:style style:name="T3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 style:parent-style-name="DefaultParagraphFont" style:family="text">
      <style:text-properties style:font-name="Source Code Pro Light" style:font-name-complex="Consolas" fo:color="#000000" fo:font-size="12pt" style:font-size-asian="12pt" style:font-size-complex="10pt" fo:language="en" fo:country="US"/>
    </style:style>
    <style:style style:name="T367" style:parent-style-name="DefaultParagraphFont" style:family="text">
      <style:text-properties style:font-name="Source Code Pro Light" style:font-name-complex="Consolas" fo:color="#800080" fo:font-size="12pt" style:font-size-asian="12pt" style:font-size-complex="10pt" fo:language="en" fo:country="US"/>
    </style:style>
    <style:style style:name="T3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 style:parent-style-name="DefaultParagraphFont" style:family="text">
      <style:text-properties style:font-name="Source Code Pro Light" style:font-name-complex="Consolas" fo:color="#000000" fo:font-size="12pt" style:font-size-asian="12pt" style:font-size-complex="10pt" fo:language="en" fo:country="US"/>
    </style:style>
    <style:style style:name="T3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 style:parent-style-name="DefaultParagraphFont" style:family="text">
      <style:text-properties style:font-name="Source Code Pro Light" style:font-name-complex="Consolas" fo:color="#000000" fo:font-size="12pt" style:font-size-asian="12pt" style:font-size-complex="10pt" fo:language="en" fo:country="US"/>
    </style:style>
    <style:style style:name="T3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 style:parent-style-name="DefaultParagraphFont" style:family="text">
      <style:text-properties style:font-name="Source Code Pro Light" style:font-name-complex="Consolas" fo:color="#000000" fo:font-size="12pt" style:font-size-asian="12pt" style:font-size-complex="10pt" fo:language="en" fo:country="US"/>
    </style:style>
    <style:style style:name="T374" style:parent-style-name="DefaultParagraphFont" style:family="text">
      <style:text-properties style:font-name="Source Code Pro Light" style:font-name-complex="Consolas" fo:color="#800080" fo:font-size="12pt" style:font-size-asian="12pt" style:font-size-complex="10pt" fo:language="en" fo:country="US"/>
    </style:style>
    <style:style style:name="T3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6" style:parent-style-name="DefaultParagraphFont" style:family="text">
      <style:text-properties style:font-name="Source Code Pro Light" style:font-name-complex="Consolas" fo:color="#000000" fo:font-size="12pt" style:font-size-asian="12pt" style:font-size-complex="10pt" fo:language="en" fo:country="US"/>
    </style:style>
    <style:style style:name="T3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 style:parent-style-name="DefaultParagraphFont" style:family="text">
      <style:text-properties style:font-name="Source Code Pro Light" style:font-name-complex="Consolas" fo:color="#000000" fo:font-size="12pt" style:font-size-asian="12pt" style:font-size-complex="10pt" fo:language="en" fo:country="US"/>
    </style:style>
    <style:style style:name="T3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 style:parent-style-name="DefaultParagraphFont" style:family="text">
      <style:text-properties style:font-name="Source Code Pro Light" style:font-name-complex="Consolas" fo:color="#000000" fo:font-size="12pt" style:font-size-asian="12pt" style:font-size-complex="10pt" fo:language="en" fo:country="US"/>
    </style:style>
    <style:style style:name="T381" style:parent-style-name="DefaultParagraphFont" style:family="text">
      <style:text-properties style:font-name="Source Code Pro Light" style:font-name-complex="Consolas" fo:color="#800080" fo:font-size="12pt" style:font-size-asian="12pt" style:font-size-complex="10pt" fo:language="en" fo:country="US"/>
    </style:style>
    <style:style style:name="T3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3" style:parent-style-name="DefaultParagraphFont" style:family="text">
      <style:text-properties style:font-name="Source Code Pro Light" style:font-name-complex="Consolas" fo:color="#000000" fo:font-size="12pt" style:font-size-asian="12pt" style:font-size-complex="10pt" fo:language="en" fo:country="US"/>
    </style:style>
    <style:style style:name="T3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5" style:parent-style-name="DefaultParagraphFont" style:family="text">
      <style:text-properties style:font-name="Source Code Pro Light" style:font-name-complex="Consolas" fo:color="#000000" fo:font-size="12pt" style:font-size-asian="12pt" style:font-size-complex="10pt" fo:language="en" fo:country="US"/>
    </style:style>
    <style:style style:name="T3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7" style:parent-style-name="DefaultParagraphFont" style:family="text">
      <style:text-properties style:font-name="Source Code Pro Light" style:font-name-complex="Consolas" fo:color="#000000" fo:font-size="12pt" style:font-size-asian="12pt" style:font-size-complex="10pt" fo:language="en" fo:country="US"/>
    </style:style>
    <style:style style:name="T388" style:parent-style-name="DefaultParagraphFont" style:family="text">
      <style:text-properties style:font-name="Source Code Pro Light" style:font-name-complex="Consolas" fo:color="#800080" fo:font-size="12pt" style:font-size-asian="12pt" style:font-size-complex="10pt" fo:language="en" fo:country="US"/>
    </style:style>
    <style:style style:name="T3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0" style:parent-style-name="Normal" style:family="paragraph">
      <style:paragraph-properties fo:widows="0" fo:orphans="0" style:text-autospace="none" fo:margin-bottom="0in" fo:line-height="100%"/>
    </style:style>
    <style:style style:name="T391" style:parent-style-name="DefaultParagraphFont" style:family="text">
      <style:text-properties style:font-name="Source Code Pro Light" style:font-name-complex="Consolas" fo:color="#000000" fo:font-size="12pt" style:font-size-asian="12pt" style:font-size-complex="10pt" fo:language="en" fo:country="US"/>
    </style:style>
    <style:style style:name="T3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 style:parent-style-name="DefaultParagraphFont" style:family="text">
      <style:text-properties style:font-name="Source Code Pro Light" style:font-name-complex="Consolas" fo:color="#000000" fo:font-size="12pt" style:font-size-asian="12pt" style:font-size-complex="10pt" fo:language="en" fo:country="US"/>
    </style:style>
    <style:style style:name="T3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 style:parent-style-name="DefaultParagraphFont" style:family="text">
      <style:text-properties style:font-name="Source Code Pro Light" style:font-name-complex="Consolas" fo:color="#000000" fo:font-size="12pt" style:font-size-asian="12pt" style:font-size-complex="10pt" fo:language="en" fo:country="US"/>
    </style:style>
    <style:style style:name="T396" style:parent-style-name="DefaultParagraphFont" style:family="text">
      <style:text-properties style:font-name="Source Code Pro Light" style:font-name-complex="Consolas" fo:color="#800080" fo:font-size="12pt" style:font-size-asian="12pt" style:font-size-complex="10pt" fo:language="en" fo:country="US"/>
    </style:style>
    <style:style style:name="T3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 style:parent-style-name="DefaultParagraphFont" style:family="text">
      <style:text-properties style:font-name="Source Code Pro Light" style:font-name-complex="Consolas" fo:color="#000000" fo:font-size="12pt" style:font-size-asian="12pt" style:font-size-complex="10pt" fo:language="en" fo:country="US"/>
    </style:style>
    <style:style style:name="T3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 style:parent-style-name="DefaultParagraphFont" style:family="text">
      <style:text-properties style:font-name="Source Code Pro Light" style:font-name-complex="Consolas" fo:color="#000000" fo:font-size="12pt" style:font-size-asian="12pt" style:font-size-complex="10pt" fo:language="en" fo:country="US"/>
    </style:style>
    <style:style style:name="T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 style:parent-style-name="DefaultParagraphFont" style:family="text">
      <style:text-properties style:font-name="Source Code Pro Light" style:font-name-complex="Consolas" fo:color="#000000" fo:font-size="12pt" style:font-size-asian="12pt" style:font-size-complex="10pt" fo:language="en" fo:country="US"/>
    </style:style>
    <style:style style:name="T403" style:parent-style-name="DefaultParagraphFont" style:family="text">
      <style:text-properties style:font-name="Source Code Pro Light" style:font-name-complex="Consolas" fo:color="#800080" fo:font-size="12pt" style:font-size-asian="12pt" style:font-size-complex="10pt" fo:language="en" fo:country="US"/>
    </style:style>
    <style:style style:name="T4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 style:parent-style-name="DefaultParagraphFont" style:family="text">
      <style:text-properties style:font-name="Source Code Pro Light" style:font-name-complex="Consolas" fo:color="#000000" fo:font-size="12pt" style:font-size-asian="12pt" style:font-size-complex="10pt" fo:language="en" fo:country="US"/>
    </style:style>
    <style:style style:name="T4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 style:parent-style-name="DefaultParagraphFont" style:family="text">
      <style:text-properties style:font-name="Source Code Pro Light" style:font-name-complex="Consolas" fo:color="#000000" fo:font-size="12pt" style:font-size-asian="12pt" style:font-size-complex="10pt" fo:language="en" fo:country="US"/>
    </style:style>
    <style:style style:name="T4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 style:parent-style-name="DefaultParagraphFont" style:family="text">
      <style:text-properties style:font-name="Source Code Pro Light" style:font-name-complex="Consolas" fo:color="#000000" fo:font-size="12pt" style:font-size-asian="12pt" style:font-size-complex="10pt" fo:language="en" fo:country="US"/>
    </style:style>
    <style:style style:name="T410" style:parent-style-name="DefaultParagraphFont" style:family="text">
      <style:text-properties style:font-name="Source Code Pro Light" style:font-name-complex="Consolas" fo:color="#800080" fo:font-size="12pt" style:font-size-asian="12pt" style:font-size-complex="10pt" fo:language="en" fo:country="US"/>
    </style:style>
    <style:style style:name="T4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2" style:parent-style-name="DefaultParagraphFont" style:family="text">
      <style:text-properties style:font-name="Source Code Pro Light" style:font-name-complex="Consolas" fo:color="#000000" fo:font-size="12pt" style:font-size-asian="12pt" style:font-size-complex="10pt" fo:language="en" fo:country="US"/>
    </style:style>
    <style:style style:name="T4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 style:parent-style-name="DefaultParagraphFont" style:family="text">
      <style:text-properties style:font-name="Source Code Pro Light" style:font-name-complex="Consolas" fo:color="#000000" fo:font-size="12pt" style:font-size-asian="12pt" style:font-size-complex="10pt" fo:language="en" fo:country="US"/>
    </style:style>
    <style:style style:name="T4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6" style:parent-style-name="DefaultParagraphFont" style:family="text">
      <style:text-properties style:font-name="Source Code Pro Light" style:font-name-complex="Consolas" fo:color="#000000" fo:font-size="12pt" style:font-size-asian="12pt" style:font-size-complex="10pt" fo:language="en" fo:country="US"/>
    </style:style>
    <style:style style:name="T417" style:parent-style-name="DefaultParagraphFont" style:family="text">
      <style:text-properties style:font-name="Source Code Pro Light" style:font-name-complex="Consolas" fo:color="#800080" fo:font-size="12pt" style:font-size-asian="12pt" style:font-size-complex="10pt" fo:language="en" fo:country="US"/>
    </style:style>
    <style:style style:name="T4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9" style:parent-style-name="Normal" style:family="paragraph">
      <style:paragraph-properties fo:widows="0" fo:orphans="0" style:text-autospace="none" fo:margin-bottom="0in" fo:line-height="100%"/>
    </style:style>
    <style:style style:name="T420" style:parent-style-name="DefaultParagraphFont" style:family="text">
      <style:text-properties style:font-name="Source Code Pro Light" style:font-name-complex="Consolas" fo:color="#000000" fo:font-size="12pt" style:font-size-asian="12pt" style:font-size-complex="10pt" fo:language="en" fo:country="US"/>
    </style:style>
    <style:style style:name="T4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2" style:parent-style-name="DefaultParagraphFont" style:family="text">
      <style:text-properties style:font-name="Source Code Pro Light" style:font-name-complex="Consolas" fo:color="#000000" fo:font-size="12pt" style:font-size-asian="12pt" style:font-size-complex="10pt" fo:language="en" fo:country="US"/>
    </style:style>
    <style:style style:name="T4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4" style:parent-style-name="DefaultParagraphFont" style:family="text">
      <style:text-properties style:font-name="Source Code Pro Light" style:font-name-complex="Consolas" fo:color="#000000" fo:font-size="12pt" style:font-size-asian="12pt" style:font-size-complex="10pt" fo:language="en" fo:country="US"/>
    </style:style>
    <style:style style:name="T425" style:parent-style-name="DefaultParagraphFont" style:family="text">
      <style:text-properties style:font-name="Source Code Pro Light" style:font-name-complex="Consolas" fo:color="#800080" fo:font-size="12pt" style:font-size-asian="12pt" style:font-size-complex="10pt" fo:language="en" fo:country="US"/>
    </style:style>
    <style:style style:name="T4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7" style:parent-style-name="DefaultParagraphFont" style:family="text">
      <style:text-properties style:font-name="Source Code Pro Light" style:font-name-complex="Consolas" fo:color="#000000" fo:font-size="12pt" style:font-size-asian="12pt" style:font-size-complex="10pt" fo:language="en" fo:country="US"/>
    </style:style>
    <style:style style:name="T4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9" style:parent-style-name="DefaultParagraphFont" style:family="text">
      <style:text-properties style:font-name="Source Code Pro Light" style:font-name-complex="Consolas" fo:color="#000000" fo:font-size="12pt" style:font-size-asian="12pt" style:font-size-complex="10pt" fo:language="en" fo:country="US"/>
    </style:style>
    <style:style style:name="T4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 style:parent-style-name="DefaultParagraphFont" style:family="text">
      <style:text-properties style:font-name="Source Code Pro Light" style:font-name-complex="Consolas" fo:color="#000000" fo:font-size="12pt" style:font-size-asian="12pt" style:font-size-complex="10pt" fo:language="en" fo:country="US"/>
    </style:style>
    <style:style style:name="T432" style:parent-style-name="DefaultParagraphFont" style:family="text">
      <style:text-properties style:font-name="Source Code Pro Light" style:font-name-complex="Consolas" fo:color="#800080" fo:font-size="12pt" style:font-size-asian="12pt" style:font-size-complex="10pt" fo:language="en" fo:country="US"/>
    </style:style>
    <style:style style:name="T4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4" style:parent-style-name="DefaultParagraphFont" style:family="text">
      <style:text-properties style:font-name="Source Code Pro Light" style:font-name-complex="Consolas" fo:color="#000000" fo:font-size="12pt" style:font-size-asian="12pt" style:font-size-complex="10pt" fo:language="en" fo:country="US"/>
    </style:style>
    <style:style style:name="T4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 style:parent-style-name="DefaultParagraphFont" style:family="text">
      <style:text-properties style:font-name="Source Code Pro Light" style:font-name-complex="Consolas" fo:color="#000000" fo:font-size="12pt" style:font-size-asian="12pt" style:font-size-complex="10pt" fo:language="en" fo:country="US"/>
    </style:style>
    <style:style style:name="T4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8" style:parent-style-name="DefaultParagraphFont" style:family="text">
      <style:text-properties style:font-name="Source Code Pro Light" style:font-name-complex="Consolas" fo:color="#000000" fo:font-size="12pt" style:font-size-asian="12pt" style:font-size-complex="10pt" fo:language="en" fo:country="US"/>
    </style:style>
    <style:style style:name="T439" style:parent-style-name="DefaultParagraphFont" style:family="text">
      <style:text-properties style:font-name="Source Code Pro Light" style:font-name-complex="Consolas" fo:color="#800080" fo:font-size="12pt" style:font-size-asian="12pt" style:font-size-complex="10pt" fo:language="en" fo:country="US"/>
    </style:style>
    <style:style style:name="T4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 style:parent-style-name="DefaultParagraphFont" style:family="text">
      <style:text-properties style:font-name="Source Code Pro Light" style:font-name-complex="Consolas" fo:color="#000000" fo:font-size="12pt" style:font-size-asian="12pt" style:font-size-complex="10pt" fo:language="en" fo:country="US"/>
    </style:style>
    <style:style style:name="T4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 style:parent-style-name="DefaultParagraphFont" style:family="text">
      <style:text-properties style:font-name="Source Code Pro Light" style:font-name-complex="Consolas" fo:color="#000000" fo:font-size="12pt" style:font-size-asian="12pt" style:font-size-complex="10pt" fo:language="en" fo:country="US"/>
    </style:style>
    <style:style style:name="T4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 style:parent-style-name="DefaultParagraphFont" style:family="text">
      <style:text-properties style:font-name="Source Code Pro Light" style:font-name-complex="Consolas" fo:color="#000000" fo:font-size="12pt" style:font-size-asian="12pt" style:font-size-complex="10pt" fo:language="en" fo:country="US"/>
    </style:style>
    <style:style style:name="T446" style:parent-style-name="DefaultParagraphFont" style:family="text">
      <style:text-properties style:font-name="Source Code Pro Light" style:font-name-complex="Consolas" fo:color="#800080" fo:font-size="12pt" style:font-size-asian="12pt" style:font-size-complex="10pt" fo:language="en" fo:country="US"/>
    </style:style>
    <style:style style:name="T4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48" style:parent-style-name="Normal" style:family="paragraph">
      <style:paragraph-properties fo:widows="0" fo:orphans="0" style:text-autospace="none" fo:margin-bottom="0in" fo:line-height="100%"/>
    </style:style>
    <style:style style:name="T449" style:parent-style-name="DefaultParagraphFont" style:family="text">
      <style:text-properties style:font-name="Source Code Pro Light" style:font-name-complex="Consolas" fo:color="#000000" fo:font-size="12pt" style:font-size-asian="12pt" style:font-size-complex="10pt" fo:language="en" fo:country="US"/>
    </style:style>
    <style:style style:name="T4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 style:parent-style-name="DefaultParagraphFont" style:family="text">
      <style:text-properties style:font-name="Source Code Pro Light" style:font-name-complex="Consolas" fo:color="#000000" fo:font-size="12pt" style:font-size-asian="12pt" style:font-size-complex="10pt" fo:language="en" fo:country="US"/>
    </style:style>
    <style:style style:name="T4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style:style>
    <style:style style:name="P45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5" style:parent-style-name="Normal" style:family="paragraph">
      <style:paragraph-properties fo:widows="0" fo:orphans="0" style:text-autospace="none" fo:margin-bottom="0in" fo:line-height="100%"/>
    </style:style>
    <style:style style:name="T45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7" style:parent-style-name="DefaultParagraphFont" style:family="text">
      <style:text-properties style:font-name="Source Code Pro Light" style:font-name-complex="Consolas" fo:color="#000000" fo:font-size="12pt" style:font-size-asian="12pt" style:font-size-complex="10pt" fo:language="en" fo:country="US"/>
    </style:style>
    <style:style style:name="T4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9" style:parent-style-name="DefaultParagraphFont" style:family="text">
      <style:text-properties style:font-name="Source Code Pro Light" style:font-name-complex="Consolas" fo:color="#000000" fo:font-size="12pt" style:font-size-asian="12pt" style:font-size-complex="10pt" fo:language="en" fo:country="US"/>
    </style:style>
    <style:style style:name="T4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 style:parent-style-name="DefaultParagraphFont" style:family="text">
      <style:text-properties style:font-name="Source Code Pro Light" style:font-name-complex="Consolas" fo:color="#000000" fo:font-size="12pt" style:font-size-asian="12pt" style:font-size-complex="10pt" fo:language="en" fo:country="US"/>
    </style:style>
    <style:style style:name="T4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4" style:parent-style-name="Normal" style:family="paragraph">
      <style:paragraph-properties fo:widows="0" fo:orphans="0" style:text-autospace="none" fo:margin-bottom="0in" fo:line-height="100%"/>
    </style:style>
    <style:style style:name="T465" style:parent-style-name="DefaultParagraphFont" style:family="text">
      <style:text-properties style:font-name="Source Code Pro Light" style:font-name-complex="Consolas" fo:color="#000000" fo:font-size="12pt" style:font-size-asian="12pt" style:font-size-complex="10pt" fo:language="en" fo:country="US"/>
    </style:style>
    <style:style style:name="T4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 style:parent-style-name="DefaultParagraphFont" style:family="text">
      <style:text-properties style:font-name="Source Code Pro Light" style:font-name-complex="Consolas" fo:color="#000000" fo:font-size="12pt" style:font-size-asian="12pt" style:font-size-complex="10pt" fo:language="en" fo:country="US"/>
    </style:style>
    <style:style style:name="T4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0" style:parent-style-name="Normal" style:family="paragraph">
      <style:paragraph-properties fo:widows="0" fo:orphans="0" style:text-autospace="none" fo:margin-bottom="0in" fo:line-height="100%"/>
    </style:style>
    <style:style style:name="T4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2" style:parent-style-name="DefaultParagraphFont" style:family="text">
      <style:text-properties style:font-name="Source Code Pro Light" style:font-name-complex="Consolas" fo:color="#000000" fo:font-size="12pt" style:font-size-asian="12pt" style:font-size-complex="10pt" fo:language="en" fo:country="US"/>
    </style:style>
    <style:style style:name="T4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5" style:parent-style-name="DefaultParagraphFont" style:family="text">
      <style:text-properties style:font-name="Source Code Pro Light" style:font-name-complex="Consolas" fo:color="#000000" fo:font-size="12pt" style:font-size-asian="12pt" style:font-size-complex="10pt" fo:language="en" fo:country="US"/>
    </style:style>
    <style:style style:name="T4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 style:parent-style-name="DefaultParagraphFont" style:family="text">
      <style:text-properties style:font-name="Source Code Pro Light" style:font-name-complex="Consolas" fo:color="#000000" fo:font-size="12pt" style:font-size-asian="12pt" style:font-size-complex="10pt" fo:language="en" fo:country="US"/>
    </style:style>
    <style:style style:name="T4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9" style:parent-style-name="DefaultParagraphFont" style:family="text">
      <style:text-properties style:font-name="Source Code Pro Light" style:font-name-complex="Consolas" fo:color="#000000" fo:font-size="12pt" style:font-size-asian="12pt" style:font-size-complex="10pt" fo:language="en" fo:country="US"/>
    </style:style>
    <style:style style:name="T4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1" style:parent-style-name="DefaultParagraphFont" style:family="text">
      <style:text-properties style:font-name="Source Code Pro Light" style:font-name-complex="Consolas" fo:color="#000000" fo:font-size="12pt" style:font-size-asian="12pt" style:font-size-complex="10pt" fo:language="en" fo:country="US"/>
    </style:style>
    <style:style style:name="T48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3" style:parent-style-name="DefaultParagraphFont" style:family="text">
      <style:text-properties style:font-name="Source Code Pro Light" style:font-name-complex="Consolas" fo:color="#000000" fo:font-size="12pt" style:font-size-asian="12pt" style:font-size-complex="10pt" fo:language="en" fo:country="US"/>
    </style:style>
    <style:style style:name="T4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5" style:parent-style-name="DefaultParagraphFont" style:family="text">
      <style:text-properties style:font-name="Source Code Pro Light" style:font-name-complex="Consolas" fo:color="#000000" fo:font-size="12pt" style:font-size-asian="12pt" style:font-size-complex="10pt" fo:language="en" fo:country="US"/>
    </style:style>
    <style:style style:name="T4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7" style:parent-style-name="DefaultParagraphFont" style:family="text">
      <style:text-properties style:font-name="Source Code Pro Light" style:font-name-complex="Consolas" fo:color="#000000" fo:font-size="12pt" style:font-size-asian="12pt" style:font-size-complex="10pt" fo:language="en" fo:country="US"/>
    </style:style>
    <style:style style:name="T48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9" style:parent-style-name="DefaultParagraphFont" style:family="text">
      <style:text-properties style:font-name="Source Code Pro Light" style:font-name-complex="Consolas" fo:color="#000000" fo:font-size="12pt" style:font-size-asian="12pt" style:font-size-complex="10pt" fo:language="en" fo:country="US"/>
    </style:style>
    <style:style style:name="T4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1" style:parent-style-name="DefaultParagraphFont" style:family="text">
      <style:text-properties style:font-name="Source Code Pro Light" style:font-name-complex="Consolas" fo:color="#000000" fo:font-size="12pt" style:font-size-asian="12pt" style:font-size-complex="10pt" fo:language="en" fo:country="US"/>
    </style:style>
    <style:style style:name="T4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3" style:parent-style-name="DefaultParagraphFont" style:family="text">
      <style:text-properties style:font-name="Source Code Pro Light" style:font-name-complex="Consolas" fo:color="#000000" fo:font-size="12pt" style:font-size-asian="12pt" style:font-size-complex="10pt" fo:language="en" fo:country="US"/>
    </style:style>
    <style:style style:name="T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95" style:parent-style-name="Normal" style:family="paragraph">
      <style:paragraph-properties fo:widows="0" fo:orphans="0" style:text-autospace="none" fo:margin-bottom="0in" fo:line-height="100%"/>
    </style:style>
    <style:style style:name="T4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97" style:parent-style-name="DefaultParagraphFont" style:family="text">
      <style:text-properties style:font-name="Source Code Pro Light" style:font-name-complex="Consolas" fo:color="#000000" fo:font-size="12pt" style:font-size-asian="12pt" style:font-size-complex="10pt" fo:language="en" fo:country="US"/>
    </style:style>
    <style:style style:name="T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9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00" style:parent-style-name="DefaultParagraphFont" style:family="text">
      <style:text-properties style:font-name="Source Code Pro Light" style:font-name-complex="Consolas" fo:color="#000000" fo:font-size="12pt" style:font-size-asian="12pt" style:font-size-complex="10pt" fo:language="en" fo:country="US"/>
    </style:style>
    <style:style style:name="T5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02" style:parent-style-name="DefaultParagraphFont" style:family="text">
      <style:text-properties style:font-name="Source Code Pro Light" style:font-name-complex="Consolas" fo:color="#000000" fo:font-size="12pt" style:font-size-asian="12pt" style:font-size-complex="10pt" fo:language="en" fo:country="US"/>
    </style:style>
    <style:style style:name="T5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04" style:parent-style-name="DefaultParagraphFont" style:family="text">
      <style:text-properties style:font-name="Source Code Pro Light" style:font-name-complex="Consolas" fo:color="#000000" fo:font-size="12pt" style:font-size-asian="12pt" style:font-size-complex="10pt" fo:language="en" fo:country="US"/>
    </style:style>
    <style:style style:name="T5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06" style:parent-style-name="DefaultParagraphFont" style:family="text">
      <style:text-properties style:font-name="Source Code Pro Light" style:font-name-complex="Consolas" fo:color="#000000" fo:font-size="12pt" style:font-size-asian="12pt" style:font-size-complex="10pt" fo:language="en" fo:country="US"/>
    </style:style>
    <style:style style:name="T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08" style:parent-style-name="DefaultParagraphFont" style:family="text">
      <style:text-properties style:font-name="Source Code Pro Light" style:font-name-complex="Consolas" fo:color="#000000" fo:font-size="12pt" style:font-size-asian="12pt" style:font-size-complex="10pt" fo:language="en" fo:country="US"/>
    </style:style>
    <style:style style:name="T5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1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1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18"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19" style:parent-style-name="Normal" style:family="paragraph">
      <style:paragraph-properties fo:widows="0" fo:orphans="0" style:text-autospace="none" fo:margin-bottom="0in" fo:line-height="100%"/>
    </style:style>
    <style:style style:name="T52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2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22" style:parent-style-name="DefaultParagraphFont" style:family="text">
      <style:text-properties style:font-name="Times New Roman" style:font-style-complex="italic" fo:color="#0078D7" fo:font-size="16pt" style:font-size-asian="16pt" style:font-size-complex="10pt" fo:language="el" fo:country="GR"/>
    </style:style>
    <style:style style:name="P523"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4"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5"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6" style:parent-style-name="Normal" style:family="paragraph">
      <style:paragraph-properties fo:widows="0" fo:orphans="0" style:text-autospace="none" fo:margin-bottom="0in" fo:line-height="100%"/>
      <style:text-properties style:font-name="Source Code Pro Light" style:font-name-complex="Consolas" fo:color="#008000" fo:font-size="12pt" style:font-size-asian="12pt" style:font-size-complex="10pt" fo:language="en" fo:country="US"/>
    </style:style>
    <style:style style:name="P527" style:parent-style-name="Normal" style:family="paragraph">
      <style:paragraph-properties fo:widows="0" fo:orphans="0" style:text-autospace="none" fo:margin-bottom="0in" fo:line-height="100%"/>
    </style:style>
    <style:style style:name="T5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29" style:parent-style-name="DefaultParagraphFont" style:family="text">
      <style:text-properties style:font-name="Source Code Pro Light" style:font-name-complex="Consolas" fo:color="#000000" fo:font-size="12pt" style:font-size-asian="12pt" style:font-size-complex="10pt" fo:language="en" fo:country="US"/>
    </style:style>
    <style:style style:name="T53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31" style:parent-style-name="DefaultParagraphFont" style:family="text">
      <style:text-properties style:font-name="Source Code Pro Light" style:font-name-complex="Consolas" fo:color="#000000" fo:font-size="12pt" style:font-size-asian="12pt" style:font-size-complex="10pt" fo:language="en" fo:country="US"/>
    </style:style>
    <style:style style:name="T5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3" style:parent-style-name="DefaultParagraphFont" style:family="text">
      <style:text-properties style:font-name="Source Code Pro Light" style:font-name-complex="Consolas" fo:color="#800080" fo:font-size="12pt" style:font-size-asian="12pt" style:font-size-complex="10pt" fo:language="en" fo:country="US"/>
    </style:style>
    <style:style style:name="T5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35" style:parent-style-name="DefaultParagraphFont" style:family="text">
      <style:text-properties style:font-name="Source Code Pro Light" style:font-name-complex="Consolas" fo:color="#000000" fo:font-size="12pt" style:font-size-asian="12pt" style:font-size-complex="10pt" fo:language="en" fo:country="US"/>
    </style:style>
    <style:style style:name="T53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37" style:parent-style-name="Normal" style:family="paragraph">
      <style:paragraph-properties fo:widows="0" fo:orphans="0" style:text-autospace="none" fo:margin-bottom="0in" fo:line-height="100%"/>
    </style:style>
    <style:style style:name="T538" style:parent-style-name="DefaultParagraphFont" style:family="text">
      <style:text-properties style:font-name="Source Code Pro Light" style:font-name-complex="Consolas" fo:color="#000000" fo:font-size="12pt" style:font-size-asian="12pt" style:font-size-complex="10pt" fo:language="en" fo:country="US"/>
    </style:style>
    <style:style style:name="T5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0" style:parent-style-name="DefaultParagraphFont" style:family="text">
      <style:text-properties style:font-name="Source Code Pro Light" style:font-name-complex="Consolas" fo:color="#000000" fo:font-size="12pt" style:font-size-asian="12pt" style:font-size-complex="10pt" fo:language="en" fo:country="US"/>
    </style:style>
    <style:style style:name="T5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2" style:parent-style-name="DefaultParagraphFont" style:family="text">
      <style:text-properties style:font-name="Source Code Pro Light" style:font-name-complex="Consolas" fo:color="#000000" fo:font-size="12pt" style:font-size-asian="12pt" style:font-size-complex="10pt" fo:language="en" fo:country="US"/>
    </style:style>
    <style:style style:name="T5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4" style:parent-style-name="DefaultParagraphFont" style:family="text">
      <style:text-properties style:font-name="Source Code Pro Light" style:font-name-complex="Consolas" fo:color="#000000" fo:font-size="12pt" style:font-size-asian="12pt" style:font-size-complex="10pt" fo:language="en" fo:country="US"/>
    </style:style>
    <style:style style:name="T5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6" style:parent-style-name="DefaultParagraphFont" style:family="text">
      <style:text-properties style:font-name="Source Code Pro Light" style:font-name-complex="Consolas" fo:color="#000000" fo:font-size="12pt" style:font-size-asian="12pt" style:font-size-complex="10pt" fo:language="en" fo:country="US"/>
    </style:style>
    <style:style style:name="T5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48" style:parent-style-name="DefaultParagraphFont" style:family="text">
      <style:text-properties style:font-name="Source Code Pro Light" style:font-name-complex="Consolas" fo:color="#000000" fo:font-size="12pt" style:font-size-asian="12pt" style:font-size-complex="10pt" fo:language="en" fo:country="US"/>
    </style:style>
    <style:style style:name="T5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50" style:parent-style-name="DefaultParagraphFont" style:family="text">
      <style:text-properties style:font-name="Source Code Pro Light" style:font-name-complex="Consolas" fo:color="#000000" fo:font-size="12pt" style:font-size-asian="12pt" style:font-size-complex="10pt" fo:language="en" fo:country="US"/>
    </style:style>
    <style:style style:name="T5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5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55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58" style:parent-style-name="Normal" style:family="paragraph">
      <style:paragraph-properties fo:widows="0" fo:orphans="0" style:text-autospace="none" fo:margin-bottom="0in" fo:line-height="100%"/>
    </style:style>
    <style:style style:name="T55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6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56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56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564" style:parent-style-name="Normal" style:family="paragraph">
      <style:paragraph-properties fo:widows="0" fo:orphans="0" style:text-autospace="none" fo:margin-bottom="0in" fo:line-height="100%"/>
    </style:style>
    <style:style style:name="T5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66" style:parent-style-name="DefaultParagraphFont" style:family="text">
      <style:text-properties style:font-name="Source Code Pro Light" style:font-name-complex="Consolas" fo:color="#000000" fo:font-size="12pt" style:font-size-asian="12pt" style:font-size-complex="10pt" fo:language="en" fo:country="US"/>
    </style:style>
    <style:style style:name="T5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68" style:parent-style-name="DefaultParagraphFont" style:family="text">
      <style:text-properties style:font-name="Source Code Pro Light" style:font-name-complex="Consolas" fo:color="#000000" fo:font-size="12pt" style:font-size-asian="12pt" style:font-size-complex="10pt" fo:language="en" fo:country="US"/>
    </style:style>
    <style:style style:name="T5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70" style:parent-style-name="DefaultParagraphFont" style:family="text">
      <style:text-properties style:font-name="Source Code Pro Light" style:font-name-complex="Consolas" fo:color="#000000" fo:font-size="12pt" style:font-size-asian="12pt" style:font-size-complex="10pt" fo:language="en" fo:country="US"/>
    </style:style>
    <style:style style:name="T5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72" style:parent-style-name="DefaultParagraphFont" style:family="text">
      <style:text-properties style:font-name="Source Code Pro Light" style:font-name-complex="Consolas" fo:color="#000000" fo:font-size="12pt" style:font-size-asian="12pt" style:font-size-complex="10pt" fo:language="en" fo:country="US"/>
    </style:style>
    <style:style style:name="T57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5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75" style:parent-style-name="DefaultParagraphFont" style:family="text">
      <style:text-properties style:font-name="Source Code Pro Light" style:font-name-complex="Consolas" fo:color="#000000" fo:font-size="12pt" style:font-size-asian="12pt" style:font-size-complex="10pt" fo:language="en" fo:country="US"/>
    </style:style>
    <style:style style:name="T57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77" style:parent-style-name="Normal" style:family="paragraph">
      <style:paragraph-properties fo:widows="0" fo:orphans="0" style:text-autospace="none" fo:margin-bottom="0in" fo:line-height="100%"/>
    </style:style>
    <style:style style:name="T5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79" style:parent-style-name="DefaultParagraphFont" style:family="text">
      <style:text-properties style:font-name="Source Code Pro Light" style:font-name-complex="Consolas" fo:color="#000000" fo:font-size="12pt" style:font-size-asian="12pt" style:font-size-complex="10pt" fo:language="en" fo:country="US"/>
    </style:style>
    <style:style style:name="T5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581" style:parent-style-name="DefaultParagraphFont" style:family="text">
      <style:text-properties style:font-name="Source Code Pro Light" style:font-name-complex="Consolas" fo:color="#000000" fo:font-size="12pt" style:font-size-asian="12pt" style:font-size-complex="10pt" fo:language="en" fo:country="US"/>
    </style:style>
    <style:style style:name="T5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3" style:parent-style-name="DefaultParagraphFont" style:family="text">
      <style:text-properties style:font-name="Source Code Pro Light" style:font-name-complex="Consolas" fo:color="#000000" fo:font-size="12pt" style:font-size-asian="12pt" style:font-size-complex="10pt" fo:language="en" fo:country="US"/>
    </style:style>
    <style:style style:name="T5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5" style:parent-style-name="DefaultParagraphFont" style:family="text">
      <style:text-properties style:font-name="Source Code Pro Light" style:font-name-complex="Consolas" fo:color="#000000" fo:font-size="12pt" style:font-size-asian="12pt" style:font-size-complex="10pt" fo:language="en" fo:country="US"/>
    </style:style>
    <style:style style:name="T58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588" style:parent-style-name="DefaultParagraphFont" style:family="text">
      <style:text-properties style:font-name="Source Code Pro Light" style:font-name-complex="Consolas" fo:color="#000000" fo:font-size="12pt" style:font-size-asian="12pt" style:font-size-complex="10pt" fo:language="en" fo:country="US"/>
    </style:style>
    <style:style style:name="T58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59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0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0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0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603" style:parent-style-name="Normal" style:family="paragraph">
      <style:paragraph-properties fo:widows="0" fo:orphans="0" style:text-autospace="none" fo:margin-bottom="0in" fo:line-height="100%"/>
    </style:style>
    <style:style style:name="T6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6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1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61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613" style:parent-style-name="Normal" style:family="paragraph">
      <style:paragraph-properties fo:widows="0" fo:orphans="0" style:text-autospace="none" fo:margin-bottom="0in" fo:line-height="100%"/>
    </style:style>
    <style:style style:name="T61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15" style:parent-style-name="DefaultParagraphFont" style:family="text">
      <style:text-properties style:font-name="Source Code Pro Light" style:font-name-complex="Consolas" fo:color="#000000" fo:font-size="12pt" style:font-size-asian="12pt" style:font-size-complex="10pt" fo:language="en" fo:country="US"/>
    </style:style>
    <style:style style:name="T61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18" style:parent-style-name="DefaultParagraphFont" style:family="text">
      <style:text-properties style:font-name="Source Code Pro Light" style:font-name-complex="Consolas" fo:color="#000000" fo:font-size="12pt" style:font-size-asian="12pt" style:font-size-complex="10pt" fo:language="en" fo:country="US"/>
    </style:style>
    <style:style style:name="T6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20" style:parent-style-name="DefaultParagraphFont" style:family="text">
      <style:text-properties style:font-name="Source Code Pro Light" style:font-name-complex="Consolas" fo:color="#000000" fo:font-size="12pt" style:font-size-asian="12pt" style:font-size-complex="10pt" fo:language="en" fo:country="US"/>
    </style:style>
    <style:style style:name="T62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4" style:parent-style-name="Normal" style:family="paragraph">
      <style:paragraph-properties fo:widows="0" fo:orphans="0" style:text-autospace="none" fo:margin-bottom="0in" fo:line-height="100%"/>
    </style:style>
    <style:style style:name="T625" style:parent-style-name="DefaultParagraphFont" style:family="text">
      <style:text-properties style:font-name="Source Code Pro Light" style:font-name-complex="Consolas" fo:color="#000000" fo:font-size="12pt" style:font-size-asian="12pt" style:font-size-complex="10pt" fo:language="en" fo:country="US"/>
    </style:style>
    <style:style style:name="T6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27" style:parent-style-name="Normal" style:family="paragraph">
      <style:paragraph-properties fo:widows="0" fo:orphans="0" style:text-autospace="none" fo:margin-bottom="0in" fo:line-height="100%"/>
    </style:style>
    <style:style style:name="T6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29" style:parent-style-name="DefaultParagraphFont" style:family="text">
      <style:text-properties style:font-name="Source Code Pro Light" style:font-name-complex="Consolas" fo:color="#000000" fo:font-size="12pt" style:font-size-asian="12pt" style:font-size-complex="10pt" fo:language="en" fo:country="US"/>
    </style:style>
    <style:style style:name="T6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31" style:parent-style-name="DefaultParagraphFont" style:family="text">
      <style:text-properties style:font-name="Source Code Pro Light" style:font-name-complex="Consolas" fo:color="#000000" fo:font-size="12pt" style:font-size-asian="12pt" style:font-size-complex="10pt" fo:language="en" fo:country="US"/>
    </style:style>
    <style:style style:name="T6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3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3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35" style:parent-style-name="Normal" style:family="paragraph">
      <style:paragraph-properties fo:widows="0" fo:orphans="0" style:text-autospace="none" fo:margin-bottom="0in" fo:line-height="100%"/>
    </style:style>
    <style:style style:name="T6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37" style:parent-style-name="DefaultParagraphFont" style:family="text">
      <style:text-properties style:font-name="Source Code Pro Light" style:font-name-complex="Consolas" fo:color="#000000" fo:font-size="12pt" style:font-size-asian="12pt" style:font-size-complex="10pt" fo:language="en" fo:country="US"/>
    </style:style>
    <style:style style:name="T6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39" style:parent-style-name="DefaultParagraphFont" style:family="text">
      <style:text-properties style:font-name="Source Code Pro Light" style:font-name-complex="Consolas" fo:color="#000000" fo:font-size="12pt" style:font-size-asian="12pt" style:font-size-complex="10pt" fo:language="en" fo:country="US"/>
    </style:style>
    <style:style style:name="T6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41" style:parent-style-name="DefaultParagraphFont" style:family="text">
      <style:text-properties style:font-name="Source Code Pro Light" style:font-name-complex="Consolas" fo:color="#000000" fo:font-size="12pt" style:font-size-asian="12pt" style:font-size-complex="10pt" fo:language="en" fo:country="US"/>
    </style:style>
    <style:style style:name="T64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44" style:parent-style-name="Normal" style:family="paragraph">
      <style:paragraph-properties fo:widows="0" fo:orphans="0" style:text-autospace="none" fo:margin-bottom="0in" fo:line-height="100%"/>
    </style:style>
    <style:style style:name="T64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46" style:parent-style-name="DefaultParagraphFont" style:family="text">
      <style:text-properties style:font-name="Source Code Pro Light" style:font-name-complex="Consolas" fo:color="#000000" fo:font-size="12pt" style:font-size-asian="12pt" style:font-size-complex="10pt" fo:language="en" fo:country="US"/>
    </style:style>
    <style:style style:name="T6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48" style:parent-style-name="DefaultParagraphFont" style:family="text">
      <style:text-properties style:font-name="Source Code Pro Light" style:font-name-complex="Consolas" fo:color="#000000" fo:font-size="12pt" style:font-size-asian="12pt" style:font-size-complex="10pt" fo:language="en" fo:country="US"/>
    </style:style>
    <style:style style:name="T6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50" style:parent-style-name="DefaultParagraphFont" style:family="text">
      <style:text-properties style:font-name="Source Code Pro Light" style:font-name-complex="Consolas" fo:color="#000000" fo:font-size="12pt" style:font-size-asian="12pt" style:font-size-complex="10pt" fo:language="en" fo:country="US"/>
    </style:style>
    <style:style style:name="T65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6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53" style:parent-style-name="Normal" style:family="paragraph">
      <style:paragraph-properties fo:widows="0" fo:orphans="0" style:text-autospace="none" fo:margin-bottom="0in" fo:line-height="100%"/>
    </style:style>
    <style:style style:name="T65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55" style:parent-style-name="DefaultParagraphFont" style:family="text">
      <style:text-properties style:font-name="Source Code Pro Light" style:font-name-complex="Consolas" fo:color="#000000" fo:font-size="12pt" style:font-size-asian="12pt" style:font-size-complex="10pt" fo:language="en" fo:country="US"/>
    </style:style>
    <style:style style:name="T6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57" style:parent-style-name="DefaultParagraphFont" style:family="text">
      <style:text-properties style:font-name="Source Code Pro Light" style:font-name-complex="Consolas" fo:color="#000000" fo:font-size="12pt" style:font-size-asian="12pt" style:font-size-complex="10pt" fo:language="en" fo:country="US"/>
    </style:style>
    <style:style style:name="T658" style:parent-style-name="DefaultParagraphFont" style:family="text">
      <style:text-properties style:font-name="Source Code Pro Light" style:font-name-complex="Consolas" fo:color="#800080" fo:font-size="12pt" style:font-size-asian="12pt" style:font-size-complex="10pt" fo:language="en" fo:country="US"/>
    </style:style>
    <style:style style:name="T6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6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61" style:parent-style-name="Normal" style:family="paragraph">
      <style:paragraph-properties fo:widows="0" fo:orphans="0" style:text-autospace="none" fo:margin-bottom="0in" fo:line-height="100%"/>
    </style:style>
    <style:style style:name="T662" style:parent-style-name="DefaultParagraphFont" style:family="text">
      <style:text-properties style:font-name="Source Code Pro Light" style:font-name-complex="Consolas" fo:color="#000000" fo:font-size="12pt" style:font-size-asian="12pt" style:font-size-complex="10pt" fo:language="en" fo:country="US"/>
    </style:style>
    <style:style style:name="T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4" style:parent-style-name="DefaultParagraphFont" style:family="text">
      <style:text-properties style:font-name="Source Code Pro Light" style:font-name-complex="Consolas" fo:color="#000000" fo:font-size="12pt" style:font-size-asian="12pt" style:font-size-complex="10pt" fo:language="en" fo:country="US"/>
    </style:style>
    <style:style style:name="T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6" style:parent-style-name="DefaultParagraphFont" style:family="text">
      <style:text-properties style:font-name="Source Code Pro Light" style:font-name-complex="Consolas" fo:color="#000000" fo:font-size="12pt" style:font-size-asian="12pt" style:font-size-complex="10pt" fo:language="en" fo:country="US"/>
    </style:style>
    <style:style style:name="T6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68" style:parent-style-name="DefaultParagraphFont" style:family="text">
      <style:text-properties style:font-name="Source Code Pro Light" style:font-name-complex="Consolas" fo:color="#000000" fo:font-size="12pt" style:font-size-asian="12pt" style:font-size-complex="10pt" fo:language="en" fo:country="US"/>
    </style:style>
    <style:style style:name="T6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70" style:parent-style-name="DefaultParagraphFont" style:family="text">
      <style:text-properties style:font-name="Source Code Pro Light" style:font-name-complex="Consolas" fo:color="#000000" fo:font-size="12pt" style:font-size-asian="12pt" style:font-size-complex="10pt" fo:language="en" fo:country="US"/>
    </style:style>
    <style:style style:name="T6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67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78" style:parent-style-name="Normal" style:family="paragraph">
      <style:paragraph-properties fo:widows="0" fo:orphans="0" style:text-autospace="none" fo:margin-bottom="0in" fo:line-height="100%"/>
    </style:style>
    <style:style style:name="T6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8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68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68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8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85" style:parent-style-name="Normal" style:family="paragraph">
      <style:paragraph-properties fo:widows="0" fo:orphans="0" style:text-autospace="none" fo:margin-bottom="0in" fo:line-height="100%"/>
    </style:style>
    <style:style style:name="T6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87" style:parent-style-name="DefaultParagraphFont" style:family="text">
      <style:text-properties style:font-name="Source Code Pro Light" style:font-name-complex="Consolas" fo:color="#000000" fo:font-size="12pt" style:font-size-asian="12pt" style:font-size-complex="10pt" fo:language="en" fo:country="US"/>
    </style:style>
    <style:style style:name="T6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89" style:parent-style-name="DefaultParagraphFont" style:family="text">
      <style:text-properties style:font-name="Source Code Pro Light" style:font-name-complex="Consolas" fo:color="#000000" fo:font-size="12pt" style:font-size-asian="12pt" style:font-size-complex="10pt" fo:language="en" fo:country="US"/>
    </style:style>
    <style:style style:name="T6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692" style:parent-style-name="DefaultParagraphFont" style:family="text">
      <style:text-properties style:font-name="Source Code Pro Light" style:font-name-complex="Consolas" fo:color="#000000" fo:font-size="12pt" style:font-size-asian="12pt" style:font-size-complex="10pt" fo:language="en" fo:country="US"/>
    </style:style>
    <style:style style:name="T6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694" style:parent-style-name="Normal" style:family="paragraph">
      <style:paragraph-properties fo:widows="0" fo:orphans="0" style:text-autospace="none" fo:margin-bottom="0in" fo:line-height="100%"/>
    </style:style>
    <style:style style:name="T69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6" style:parent-style-name="DefaultParagraphFont" style:family="text">
      <style:text-properties style:font-name="Source Code Pro Light" style:font-name-complex="Consolas" fo:color="#000000" fo:font-size="12pt" style:font-size-asian="12pt" style:font-size-complex="10pt" fo:language="en" fo:country="US"/>
    </style:style>
    <style:style style:name="T69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698" style:parent-style-name="DefaultParagraphFont" style:family="text">
      <style:text-properties style:font-name="Source Code Pro Light" style:font-name-complex="Consolas" fo:color="#000000" fo:font-size="12pt" style:font-size-asian="12pt" style:font-size-complex="10pt" fo:language="en" fo:country="US"/>
    </style:style>
    <style:style style:name="T6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00" style:parent-style-name="DefaultParagraphFont" style:family="text">
      <style:text-properties style:font-name="Source Code Pro Light" style:font-name-complex="Consolas" fo:color="#800080" fo:font-size="12pt" style:font-size-asian="12pt" style:font-size-complex="10pt" fo:language="en" fo:country="US"/>
    </style:style>
    <style:style style:name="T7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02" style:parent-style-name="DefaultParagraphFont" style:family="text">
      <style:text-properties style:font-name="Source Code Pro Light" style:font-name-complex="Consolas" fo:color="#000000" fo:font-size="12pt" style:font-size-asian="12pt" style:font-size-complex="10pt" fo:language="en" fo:country="US"/>
    </style:style>
    <style:style style:name="T70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04" style:parent-style-name="Normal" style:family="paragraph">
      <style:paragraph-properties fo:widows="0" fo:orphans="0" style:text-autospace="none" fo:margin-bottom="0in" fo:line-height="100%"/>
    </style:style>
    <style:style style:name="T7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06" style:parent-style-name="DefaultParagraphFont" style:family="text">
      <style:text-properties style:font-name="Source Code Pro Light" style:font-name-complex="Consolas" fo:color="#000000" fo:font-size="12pt" style:font-size-asian="12pt" style:font-size-complex="10pt" fo:language="en" fo:country="US"/>
    </style:style>
    <style:style style:name="T7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08" style:parent-style-name="DefaultParagraphFont" style:family="text">
      <style:text-properties style:font-name="Source Code Pro Light" style:font-name-complex="Consolas" fo:color="#000000" fo:font-size="12pt" style:font-size-asian="12pt" style:font-size-complex="10pt" fo:language="en" fo:country="US"/>
    </style:style>
    <style:style style:name="T7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10" style:parent-style-name="DefaultParagraphFont" style:family="text">
      <style:text-properties style:font-name="Source Code Pro Light" style:font-name-complex="Consolas" fo:color="#000000" fo:font-size="12pt" style:font-size-asian="12pt" style:font-size-complex="10pt" fo:language="en" fo:country="US"/>
    </style:style>
    <style:style style:name="T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12" style:parent-style-name="DefaultParagraphFont" style:family="text">
      <style:text-properties style:font-name="Source Code Pro Light" style:font-name-complex="Consolas" fo:color="#000000" fo:font-size="12pt" style:font-size-asian="12pt" style:font-size-complex="10pt" fo:language="en" fo:country="US"/>
    </style:style>
    <style:style style:name="T713" style:parent-style-name="DefaultParagraphFont" style:family="text">
      <style:text-properties style:font-name="Source Code Pro Light" style:font-name-complex="Consolas" fo:color="#800080" fo:font-size="12pt" style:font-size-asian="12pt" style:font-size-complex="10pt" fo:language="en" fo:country="US"/>
    </style:style>
    <style:style style:name="T7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15" style:parent-style-name="DefaultParagraphFont" style:family="text">
      <style:text-properties style:font-name="Source Code Pro Light" style:font-name-complex="Consolas" fo:color="#000000" fo:font-size="12pt" style:font-size-asian="12pt" style:font-size-complex="10pt" fo:language="en" fo:country="US"/>
    </style:style>
    <style:style style:name="T7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17" style:parent-style-name="Normal" style:family="paragraph">
      <style:paragraph-properties fo:widows="0" fo:orphans="0" style:text-autospace="none" fo:margin-bottom="0in" fo:line-height="100%"/>
    </style:style>
    <style:style style:name="T71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19" style:parent-style-name="DefaultParagraphFont" style:family="text">
      <style:text-properties style:font-name="Source Code Pro Light" style:font-name-complex="Consolas" fo:color="#000000" fo:font-size="12pt" style:font-size-asian="12pt" style:font-size-complex="10pt" fo:language="en" fo:country="US"/>
    </style:style>
    <style:style style:name="T7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21" style:parent-style-name="DefaultParagraphFont" style:family="text">
      <style:text-properties style:font-name="Source Code Pro Light" style:font-name-complex="Consolas" fo:color="#000000" fo:font-size="12pt" style:font-size-asian="12pt" style:font-size-complex="10pt" fo:language="en" fo:country="US"/>
    </style:style>
    <style:style style:name="T72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23" style:parent-style-name="DefaultParagraphFont" style:family="text">
      <style:text-properties style:font-name="Source Code Pro Light" style:font-name-complex="Consolas" fo:color="#000000" fo:font-size="12pt" style:font-size-asian="12pt" style:font-size-complex="10pt" fo:language="en" fo:country="US"/>
    </style:style>
    <style:style style:name="T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25" style:parent-style-name="DefaultParagraphFont" style:family="text">
      <style:text-properties style:font-name="Source Code Pro Light" style:font-name-complex="Consolas" fo:color="#000000" fo:font-size="12pt" style:font-size-asian="12pt" style:font-size-complex="10pt" fo:language="en" fo:country="US"/>
    </style:style>
    <style:style style:name="T726" style:parent-style-name="DefaultParagraphFont" style:family="text">
      <style:text-properties style:font-name="Source Code Pro Light" style:font-name-complex="Consolas" fo:color="#800080" fo:font-size="12pt" style:font-size-asian="12pt" style:font-size-complex="10pt" fo:language="en" fo:country="US"/>
    </style:style>
    <style:style style:name="T7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28" style:parent-style-name="DefaultParagraphFont" style:family="text">
      <style:text-properties style:font-name="Source Code Pro Light" style:font-name-complex="Consolas" fo:color="#000000" fo:font-size="12pt" style:font-size-asian="12pt" style:font-size-complex="10pt" fo:language="en" fo:country="US"/>
    </style:style>
    <style:style style:name="T72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30" style:parent-style-name="Normal" style:family="paragraph">
      <style:paragraph-properties fo:widows="0" fo:orphans="0" style:text-autospace="none" fo:margin-bottom="0in" fo:line-height="100%"/>
    </style:style>
    <style:style style:name="T73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32" style:parent-style-name="DefaultParagraphFont" style:family="text">
      <style:text-properties style:font-name="Source Code Pro Light" style:font-name-complex="Consolas" fo:color="#000000" fo:font-size="12pt" style:font-size-asian="12pt" style:font-size-complex="10pt" fo:language="en" fo:country="US"/>
    </style:style>
    <style:style style:name="T73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34" style:parent-style-name="DefaultParagraphFont" style:family="text">
      <style:text-properties style:font-name="Source Code Pro Light" style:font-name-complex="Consolas" fo:color="#000000" fo:font-size="12pt" style:font-size-asian="12pt" style:font-size-complex="10pt" fo:language="en" fo:country="US"/>
    </style:style>
    <style:style style:name="T7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36" style:parent-style-name="DefaultParagraphFont" style:family="text">
      <style:text-properties style:font-name="Source Code Pro Light" style:font-name-complex="Consolas" fo:color="#800080" fo:font-size="12pt" style:font-size-asian="12pt" style:font-size-complex="10pt" fo:language="en" fo:country="US"/>
    </style:style>
    <style:style style:name="T7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38" style:parent-style-name="DefaultParagraphFont" style:family="text">
      <style:text-properties style:font-name="Source Code Pro Light" style:font-name-complex="Consolas" fo:color="#000000" fo:font-size="12pt" style:font-size-asian="12pt" style:font-size-complex="10pt" fo:language="en" fo:country="US"/>
    </style:style>
    <style:style style:name="T73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40" style:parent-style-name="Normal" style:family="paragraph">
      <style:paragraph-properties fo:widows="0" fo:orphans="0" style:text-autospace="none" fo:margin-bottom="0in" fo:line-height="100%"/>
    </style:style>
    <style:style style:name="T74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42" style:parent-style-name="DefaultParagraphFont" style:family="text">
      <style:text-properties style:font-name="Source Code Pro Light" style:font-name-complex="Consolas" fo:color="#000000" fo:font-size="12pt" style:font-size-asian="12pt" style:font-size-complex="10pt" fo:language="en" fo:country="US"/>
    </style:style>
    <style:style style:name="T74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44" style:parent-style-name="DefaultParagraphFont" style:family="text">
      <style:text-properties style:font-name="Source Code Pro Light" style:font-name-complex="Consolas" fo:color="#000000" fo:font-size="12pt" style:font-size-asian="12pt" style:font-size-complex="10pt" fo:language="en" fo:country="US"/>
    </style:style>
    <style:style style:name="T7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46" style:parent-style-name="DefaultParagraphFont" style:family="text">
      <style:text-properties style:font-name="Source Code Pro Light" style:font-name-complex="Consolas" fo:color="#000000" fo:font-size="12pt" style:font-size-asian="12pt" style:font-size-complex="10pt" fo:language="en" fo:country="US"/>
    </style:style>
    <style:style style:name="T747" style:parent-style-name="DefaultParagraphFont" style:family="text">
      <style:text-properties style:font-name="Source Code Pro Light" style:font-name-complex="Consolas" fo:color="#800080" fo:font-size="12pt" style:font-size-asian="12pt" style:font-size-complex="10pt" fo:language="en" fo:country="US"/>
    </style:style>
    <style:style style:name="T7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49" style:parent-style-name="DefaultParagraphFont" style:family="text">
      <style:text-properties style:font-name="Source Code Pro Light" style:font-name-complex="Consolas" fo:color="#000000" fo:font-size="12pt" style:font-size-asian="12pt" style:font-size-complex="10pt" fo:language="en" fo:country="US"/>
    </style:style>
    <style:style style:name="T75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51" style:parent-style-name="Normal" style:family="paragraph">
      <style:paragraph-properties fo:widows="0" fo:orphans="0" style:text-autospace="none" fo:margin-bottom="0in" fo:line-height="100%"/>
    </style:style>
    <style:style style:name="T75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53" style:parent-style-name="DefaultParagraphFont" style:family="text">
      <style:text-properties style:font-name="Source Code Pro Light" style:font-name-complex="Consolas" fo:color="#000000" fo:font-size="12pt" style:font-size-asian="12pt" style:font-size-complex="10pt" fo:language="en" fo:country="US"/>
    </style:style>
    <style:style style:name="T75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55" style:parent-style-name="DefaultParagraphFont" style:family="text">
      <style:text-properties style:font-name="Source Code Pro Light" style:font-name-complex="Consolas" fo:color="#000000" fo:font-size="12pt" style:font-size-asian="12pt" style:font-size-complex="10pt" fo:language="en" fo:country="US"/>
    </style:style>
    <style:style style:name="T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57" style:parent-style-name="DefaultParagraphFont" style:family="text">
      <style:text-properties style:font-name="Source Code Pro Light" style:font-name-complex="Consolas" fo:color="#000000" fo:font-size="12pt" style:font-size-asian="12pt" style:font-size-complex="10pt" fo:language="en" fo:country="US"/>
    </style:style>
    <style:style style:name="T758" style:parent-style-name="DefaultParagraphFont" style:family="text">
      <style:text-properties style:font-name="Source Code Pro Light" style:font-name-complex="Consolas" fo:color="#800080" fo:font-size="12pt" style:font-size-asian="12pt" style:font-size-complex="10pt" fo:language="en" fo:country="US"/>
    </style:style>
    <style:style style:name="T7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60" style:parent-style-name="DefaultParagraphFont" style:family="text">
      <style:text-properties style:font-name="Source Code Pro Light" style:font-name-complex="Consolas" fo:color="#000000" fo:font-size="12pt" style:font-size-asian="12pt" style:font-size-complex="10pt" fo:language="en" fo:country="US"/>
    </style:style>
    <style:style style:name="T76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62" style:parent-style-name="Normal" style:family="paragraph">
      <style:paragraph-properties fo:widows="0" fo:orphans="0" style:text-autospace="none" fo:margin-bottom="0in" fo:line-height="100%"/>
    </style:style>
    <style:style style:name="T76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64" style:parent-style-name="DefaultParagraphFont" style:family="text">
      <style:text-properties style:font-name="Source Code Pro Light" style:font-name-complex="Consolas" fo:color="#000000" fo:font-size="12pt" style:font-size-asian="12pt" style:font-size-complex="10pt" fo:language="en" fo:country="US"/>
    </style:style>
    <style:style style:name="T7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66" style:parent-style-name="DefaultParagraphFont" style:family="text">
      <style:text-properties style:font-name="Source Code Pro Light" style:font-name-complex="Consolas" fo:color="#000000" fo:font-size="12pt" style:font-size-asian="12pt" style:font-size-complex="10pt" fo:language="en" fo:country="US"/>
    </style:style>
    <style:style style:name="T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68" style:parent-style-name="DefaultParagraphFont" style:family="text">
      <style:text-properties style:font-name="Source Code Pro Light" style:font-name-complex="Consolas" fo:color="#000000" fo:font-size="12pt" style:font-size-asian="12pt" style:font-size-complex="10pt" fo:language="en" fo:country="US"/>
    </style:style>
    <style:style style:name="T769" style:parent-style-name="DefaultParagraphFont" style:family="text">
      <style:text-properties style:font-name="Source Code Pro Light" style:font-name-complex="Consolas" fo:color="#800080" fo:font-size="12pt" style:font-size-asian="12pt" style:font-size-complex="10pt" fo:language="en" fo:country="US"/>
    </style:style>
    <style:style style:name="T7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71" style:parent-style-name="DefaultParagraphFont" style:family="text">
      <style:text-properties style:font-name="Source Code Pro Light" style:font-name-complex="Consolas" fo:color="#000000" fo:font-size="12pt" style:font-size-asian="12pt" style:font-size-complex="10pt" fo:language="en" fo:country="US"/>
    </style:style>
    <style:style style:name="T77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73" style:parent-style-name="Normal" style:family="paragraph">
      <style:paragraph-properties fo:widows="0" fo:orphans="0" style:text-autospace="none" fo:margin-bottom="0in" fo:line-height="100%"/>
    </style:style>
    <style:style style:name="T77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75" style:parent-style-name="DefaultParagraphFont" style:family="text">
      <style:text-properties style:font-name="Source Code Pro Light" style:font-name-complex="Consolas" fo:color="#000000" fo:font-size="12pt" style:font-size-asian="12pt" style:font-size-complex="10pt" fo:language="en" fo:country="US"/>
    </style:style>
    <style:style style:name="T7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77" style:parent-style-name="DefaultParagraphFont" style:family="text">
      <style:text-properties style:font-name="Source Code Pro Light" style:font-name-complex="Consolas" fo:color="#000000" fo:font-size="12pt" style:font-size-asian="12pt" style:font-size-complex="10pt" fo:language="en" fo:country="US"/>
    </style:style>
    <style:style style:name="T7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80" style:parent-style-name="DefaultParagraphFont" style:family="text">
      <style:text-properties style:font-name="Source Code Pro Light" style:font-name-complex="Consolas" fo:color="#000000" fo:font-size="12pt" style:font-size-asian="12pt" style:font-size-complex="10pt" fo:language="en" fo:country="US"/>
    </style:style>
    <style:style style:name="T7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82" style:parent-style-name="Normal" style:family="paragraph">
      <style:paragraph-properties fo:widows="0" fo:orphans="0" style:text-autospace="none" fo:margin-bottom="0in" fo:line-height="100%"/>
    </style:style>
    <style:style style:name="T78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84" style:parent-style-name="DefaultParagraphFont" style:family="text">
      <style:text-properties style:font-name="Source Code Pro Light" style:font-name-complex="Consolas" fo:color="#000000" fo:font-size="12pt" style:font-size-asian="12pt" style:font-size-complex="10pt" fo:language="en" fo:country="US"/>
    </style:style>
    <style:style style:name="T7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86" style:parent-style-name="DefaultParagraphFont" style:family="text">
      <style:text-properties style:font-name="Source Code Pro Light" style:font-name-complex="Consolas" fo:color="#000000" fo:font-size="12pt" style:font-size-asian="12pt" style:font-size-complex="10pt" fo:language="en" fo:country="US"/>
    </style:style>
    <style:style style:name="T78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89" style:parent-style-name="DefaultParagraphFont" style:family="text">
      <style:text-properties style:font-name="Source Code Pro Light" style:font-name-complex="Consolas" fo:color="#000000" fo:font-size="12pt" style:font-size-asian="12pt" style:font-size-complex="10pt" fo:language="en" fo:country="US"/>
    </style:style>
    <style:style style:name="T79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9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793" style:parent-style-name="Normal" style:family="paragraph">
      <style:paragraph-properties fo:widows="0" fo:orphans="0" style:text-autospace="none" fo:margin-bottom="0in" fo:line-height="100%"/>
    </style:style>
    <style:style style:name="T79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95" style:parent-style-name="DefaultParagraphFont" style:family="text">
      <style:text-properties style:font-name="Source Code Pro Light" style:font-name-complex="Consolas" fo:color="#000000" fo:font-size="12pt" style:font-size-asian="12pt" style:font-size-complex="10pt" fo:language="en" fo:country="US"/>
    </style:style>
    <style:style style:name="T7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797" style:parent-style-name="DefaultParagraphFont" style:family="text">
      <style:text-properties style:font-name="Source Code Pro Light" style:font-name-complex="Consolas" fo:color="#000000" fo:font-size="12pt" style:font-size-asian="12pt" style:font-size-complex="10pt" fo:language="en" fo:country="US"/>
    </style:style>
    <style:style style:name="T7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799" style:parent-style-name="DefaultParagraphFont" style:family="text">
      <style:text-properties style:font-name="Source Code Pro Light" style:font-name-complex="Consolas" fo:color="#000000" fo:font-size="12pt" style:font-size-asian="12pt" style:font-size-complex="10pt" fo:language="en" fo:country="US"/>
    </style:style>
    <style:style style:name="T80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01" style:parent-style-name="Normal" style:family="paragraph">
      <style:paragraph-properties fo:widows="0" fo:orphans="0" style:text-autospace="none" fo:margin-bottom="0in" fo:line-height="100%"/>
    </style:style>
    <style:style style:name="T8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03" style:parent-style-name="DefaultParagraphFont" style:family="text">
      <style:text-properties style:font-name="Source Code Pro Light" style:font-name-complex="Consolas" fo:color="#000000" fo:font-size="12pt" style:font-size-asian="12pt" style:font-size-complex="10pt" fo:language="en" fo:country="US"/>
    </style:style>
    <style:style style:name="T80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05" style:parent-style-name="DefaultParagraphFont" style:family="text">
      <style:text-properties style:font-name="Source Code Pro Light" style:font-name-complex="Consolas" fo:color="#000000" fo:font-size="12pt" style:font-size-asian="12pt" style:font-size-complex="10pt" fo:language="en" fo:country="US"/>
    </style:style>
    <style:style style:name="T8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07" style:parent-style-name="DefaultParagraphFont" style:family="text">
      <style:text-properties style:font-name="Source Code Pro Light" style:font-name-complex="Consolas" fo:color="#000000" fo:font-size="12pt" style:font-size-asian="12pt" style:font-size-complex="10pt" fo:language="en" fo:country="US"/>
    </style:style>
    <style:style style:name="T80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09" style:parent-style-name="Normal" style:family="paragraph">
      <style:paragraph-properties fo:widows="0" fo:orphans="0" style:text-autospace="none" fo:margin-bottom="0in" fo:line-height="100%"/>
    </style:style>
    <style:style style:name="T8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11" style:parent-style-name="DefaultParagraphFont" style:family="text">
      <style:text-properties style:font-name="Source Code Pro Light" style:font-name-complex="Consolas" fo:color="#000000" fo:font-size="12pt" style:font-size-asian="12pt" style:font-size-complex="10pt" fo:language="en" fo:country="US"/>
    </style:style>
    <style:style style:name="T8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13" style:parent-style-name="DefaultParagraphFont" style:family="text">
      <style:text-properties style:font-name="Source Code Pro Light" style:font-name-complex="Consolas" fo:color="#000000" fo:font-size="12pt" style:font-size-asian="12pt" style:font-size-complex="10pt" fo:language="en" fo:country="US"/>
    </style:style>
    <style:style style:name="T8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15" style:parent-style-name="DefaultParagraphFont" style:family="text">
      <style:text-properties style:font-name="Source Code Pro Light" style:font-name-complex="Consolas" fo:color="#000000" fo:font-size="12pt" style:font-size-asian="12pt" style:font-size-complex="10pt" fo:language="en" fo:country="US"/>
    </style:style>
    <style:style style:name="T816" style:parent-style-name="DefaultParagraphFont" style:family="text">
      <style:text-properties style:font-name="Source Code Pro Light" style:font-name-complex="Consolas" fo:color="#800080" fo:font-size="12pt" style:font-size-asian="12pt" style:font-size-complex="10pt" fo:language="en" fo:country="US"/>
    </style:style>
    <style:style style:name="T8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18" style:parent-style-name="DefaultParagraphFont" style:family="text">
      <style:text-properties style:font-name="Source Code Pro Light" style:font-name-complex="Consolas" fo:color="#000000" fo:font-size="12pt" style:font-size-asian="12pt" style:font-size-complex="10pt" fo:language="en" fo:country="US"/>
    </style:style>
    <style:style style:name="T81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20" style:parent-style-name="Normal" style:family="paragraph">
      <style:paragraph-properties fo:widows="0" fo:orphans="0" style:text-autospace="none" fo:margin-bottom="0in" fo:line-height="100%"/>
    </style:style>
    <style:style style:name="T82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22" style:parent-style-name="DefaultParagraphFont" style:family="text">
      <style:text-properties style:font-name="Source Code Pro Light" style:font-name-complex="Consolas" fo:color="#000000" fo:font-size="12pt" style:font-size-asian="12pt" style:font-size-complex="10pt" fo:language="en" fo:country="US"/>
    </style:style>
    <style:style style:name="T8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24" style:parent-style-name="DefaultParagraphFont" style:family="text">
      <style:text-properties style:font-name="Source Code Pro Light" style:font-name-complex="Consolas" fo:color="#000000" fo:font-size="12pt" style:font-size-asian="12pt" style:font-size-complex="10pt" fo:language="en" fo:country="US"/>
    </style:style>
    <style:style style:name="T8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27" style:parent-style-name="DefaultParagraphFont" style:family="text">
      <style:text-properties style:font-name="Source Code Pro Light" style:font-name-complex="Consolas" fo:color="#000000" fo:font-size="12pt" style:font-size-asian="12pt" style:font-size-complex="10pt" fo:language="en" fo:country="US"/>
    </style:style>
    <style:style style:name="T82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29" style:parent-style-name="Normal" style:family="paragraph">
      <style:paragraph-properties fo:widows="0" fo:orphans="0" style:text-autospace="none" fo:margin-bottom="0in" fo:line-height="100%"/>
    </style:style>
    <style:style style:name="T83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31" style:parent-style-name="DefaultParagraphFont" style:family="text">
      <style:text-properties style:font-name="Source Code Pro Light" style:font-name-complex="Consolas" fo:color="#000000" fo:font-size="12pt" style:font-size-asian="12pt" style:font-size-complex="10pt" fo:language="en" fo:country="US"/>
    </style:style>
    <style:style style:name="T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33" style:parent-style-name="DefaultParagraphFont" style:family="text">
      <style:text-properties style:font-name="Source Code Pro Light" style:font-name-complex="Consolas" fo:color="#000000" fo:font-size="12pt" style:font-size-asian="12pt" style:font-size-complex="10pt" fo:language="en" fo:country="US"/>
    </style:style>
    <style:style style:name="T83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36" style:parent-style-name="DefaultParagraphFont" style:family="text">
      <style:text-properties style:font-name="Source Code Pro Light" style:font-name-complex="Consolas" fo:color="#000000" fo:font-size="12pt" style:font-size-asian="12pt" style:font-size-complex="10pt" fo:language="en" fo:country="US"/>
    </style:style>
    <style:style style:name="T8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3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3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840" style:parent-style-name="Normal" style:family="paragraph">
      <style:paragraph-properties fo:widows="0" fo:orphans="0" style:text-autospace="none" fo:margin-bottom="0in" fo:line-height="100%"/>
    </style:style>
    <style:style style:name="T8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8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84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848" style:parent-style-name="Normal" style:family="paragraph">
      <style:paragraph-properties fo:widows="0" fo:orphans="0" style:text-autospace="none" fo:margin-bottom="0in" fo:line-height="100%"/>
    </style:style>
    <style:style style:name="T84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850" style:parent-style-name="DefaultParagraphFont" style:family="text">
      <style:text-properties style:font-name="Source Code Pro Light" style:font-name-complex="Consolas" fo:color="#000000" fo:font-size="12pt" style:font-size-asian="12pt" style:font-size-complex="10pt" fo:language="en" fo:country="US"/>
    </style:style>
    <style:style style:name="T8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52" style:parent-style-name="DefaultParagraphFont" style:family="text">
      <style:text-properties style:font-name="Source Code Pro Light" style:font-name-complex="Consolas" fo:color="#000000" fo:font-size="12pt" style:font-size-asian="12pt" style:font-size-complex="10pt" fo:language="en" fo:country="US"/>
    </style:style>
    <style:style style:name="T8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54" style:parent-style-name="Normal" style:family="paragraph">
      <style:paragraph-properties fo:widows="0" fo:orphans="0" style:text-autospace="none" fo:margin-bottom="0in" fo:line-height="100%"/>
    </style:style>
    <style:style style:name="T855" style:parent-style-name="DefaultParagraphFont" style:family="text">
      <style:text-properties style:font-name="Source Code Pro Light" style:font-name-complex="Consolas" fo:color="#000000" fo:font-size="12pt" style:font-size-asian="12pt" style:font-size-complex="10pt" fo:language="en" fo:country="US"/>
    </style:style>
    <style:style style:name="T8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57" style:parent-style-name="DefaultParagraphFont" style:family="text">
      <style:text-properties style:font-name="Source Code Pro Light" style:font-name-complex="Consolas" fo:color="#800080" fo:font-size="12pt" style:font-size-asian="12pt" style:font-size-complex="10pt" fo:language="en" fo:country="US"/>
    </style:style>
    <style:style style:name="T8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59" style:parent-style-name="DefaultParagraphFont" style:family="text">
      <style:text-properties style:font-name="Source Code Pro Light" style:font-name-complex="Consolas" fo:color="#000000" fo:font-size="12pt" style:font-size-asian="12pt" style:font-size-complex="10pt" fo:language="en" fo:country="US"/>
    </style:style>
    <style:style style:name="T8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61" style:parent-style-name="Normal" style:family="paragraph">
      <style:paragraph-properties fo:widows="0" fo:orphans="0" style:text-autospace="none" fo:margin-bottom="0in" fo:line-height="100%"/>
    </style:style>
    <style:style style:name="T862" style:parent-style-name="DefaultParagraphFont" style:family="text">
      <style:text-properties style:font-name="Source Code Pro Light" style:font-name-complex="Consolas" fo:color="#000000" fo:font-size="12pt" style:font-size-asian="12pt" style:font-size-complex="10pt" fo:language="en" fo:country="US"/>
    </style:style>
    <style:style style:name="T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64" style:parent-style-name="DefaultParagraphFont" style:family="text">
      <style:text-properties style:font-name="Source Code Pro Light" style:font-name-complex="Consolas" fo:color="#000000" fo:font-size="12pt" style:font-size-asian="12pt" style:font-size-complex="10pt" fo:language="en" fo:country="US"/>
    </style:style>
    <style:style style:name="T8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6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8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68" style:parent-style-name="Normal" style:family="paragraph">
      <style:paragraph-properties fo:widows="0" fo:orphans="0" style:text-autospace="none" fo:margin-bottom="0in" fo:line-height="100%"/>
    </style:style>
    <style:style style:name="T869" style:parent-style-name="DefaultParagraphFont" style:family="text">
      <style:text-properties style:font-name="Source Code Pro Light" style:font-name-complex="Consolas" fo:color="#000000" fo:font-size="12pt" style:font-size-asian="12pt" style:font-size-complex="10pt" fo:language="en" fo:country="US"/>
    </style:style>
    <style:style style:name="T8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1" style:parent-style-name="DefaultParagraphFont" style:family="text">
      <style:text-properties style:font-name="Source Code Pro Light" style:font-name-complex="Consolas" fo:color="#800080" fo:font-size="12pt" style:font-size-asian="12pt" style:font-size-complex="10pt" fo:language="en" fo:country="US"/>
    </style:style>
    <style:style style:name="T8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3" style:parent-style-name="DefaultParagraphFont" style:family="text">
      <style:text-properties style:font-name="Source Code Pro Light" style:font-name-complex="Consolas" fo:color="#000000" fo:font-size="12pt" style:font-size-asian="12pt" style:font-size-complex="10pt" fo:language="en" fo:country="US"/>
    </style:style>
    <style:style style:name="T8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75" style:parent-style-name="DefaultParagraphFont" style:family="text">
      <style:text-properties style:font-name="Source Code Pro Light" style:font-name-complex="Consolas" fo:color="#000000" fo:font-size="12pt" style:font-size-asian="12pt" style:font-size-complex="10pt" fo:language="en" fo:country="US"/>
    </style:style>
    <style:style style:name="T87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77" style:parent-style-name="Normal" style:family="paragraph">
      <style:paragraph-properties fo:widows="0" fo:orphans="0" style:text-autospace="none" fo:margin-bottom="0in" fo:line-height="100%"/>
    </style:style>
    <style:style style:name="T878" style:parent-style-name="DefaultParagraphFont" style:family="text">
      <style:text-properties style:font-name="Source Code Pro Light" style:font-name-complex="Consolas" fo:color="#000000" fo:font-size="12pt" style:font-size-asian="12pt" style:font-size-complex="10pt" fo:language="en" fo:country="US"/>
    </style:style>
    <style:style style:name="T8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80" style:parent-style-name="DefaultParagraphFont" style:family="text">
      <style:text-properties style:font-name="Source Code Pro Light" style:font-name-complex="Consolas" fo:color="#800080" fo:font-size="12pt" style:font-size-asian="12pt" style:font-size-complex="10pt" fo:language="en" fo:country="US"/>
    </style:style>
    <style:style style:name="T8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82" style:parent-style-name="DefaultParagraphFont" style:family="text">
      <style:text-properties style:font-name="Source Code Pro Light" style:font-name-complex="Consolas" fo:color="#000000" fo:font-size="12pt" style:font-size-asian="12pt" style:font-size-complex="10pt" fo:language="en" fo:country="US"/>
    </style:style>
    <style:style style:name="T8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84" style:parent-style-name="DefaultParagraphFont" style:family="text">
      <style:text-properties style:font-name="Source Code Pro Light" style:font-name-complex="Consolas" fo:color="#000000" fo:font-size="12pt" style:font-size-asian="12pt" style:font-size-complex="10pt" fo:language="en" fo:country="US"/>
    </style:style>
    <style:style style:name="T88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8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87" style:parent-style-name="Normal" style:family="paragraph">
      <style:paragraph-properties fo:widows="0" fo:orphans="0" style:text-autospace="none" fo:margin-bottom="0in" fo:line-height="100%"/>
    </style:style>
    <style:style style:name="T888" style:parent-style-name="DefaultParagraphFont" style:family="text">
      <style:text-properties style:font-name="Source Code Pro Light" style:font-name-complex="Consolas" fo:color="#000000" fo:font-size="12pt" style:font-size-asian="12pt" style:font-size-complex="10pt" fo:language="en" fo:country="US"/>
    </style:style>
    <style:style style:name="T88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890" style:parent-style-name="Normal" style:family="paragraph">
      <style:paragraph-properties fo:widows="0" fo:orphans="0" style:text-autospace="none" fo:margin-bottom="0in" fo:line-height="100%"/>
    </style:style>
    <style:style style:name="T891" style:parent-style-name="DefaultParagraphFont" style:family="text">
      <style:text-properties style:font-name="Source Code Pro Light" style:font-name-complex="Consolas" fo:color="#000000" fo:font-size="12pt" style:font-size-asian="12pt" style:font-size-complex="10pt" fo:language="en" fo:country="US"/>
    </style:style>
    <style:style style:name="T8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3" style:parent-style-name="DefaultParagraphFont" style:family="text">
      <style:text-properties style:font-name="Source Code Pro Light" style:font-name-complex="Consolas" fo:color="#000000" fo:font-size="12pt" style:font-size-asian="12pt" style:font-size-complex="10pt" fo:language="en" fo:country="US"/>
    </style:style>
    <style:style style:name="T8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895" style:parent-style-name="DefaultParagraphFont" style:family="text">
      <style:text-properties style:font-name="Source Code Pro Light" style:font-name-complex="Consolas" fo:color="#800080" fo:font-size="12pt" style:font-size-asian="12pt" style:font-size-complex="10pt" fo:language="en" fo:country="US"/>
    </style:style>
    <style:style style:name="T8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897" style:parent-style-name="Normal" style:family="paragraph">
      <style:paragraph-properties fo:widows="0" fo:orphans="0" style:text-autospace="none" fo:margin-bottom="0in" fo:line-height="100%"/>
    </style:style>
    <style:style style:name="T898" style:parent-style-name="DefaultParagraphFont" style:family="text">
      <style:text-properties style:font-name="Source Code Pro Light" style:font-name-complex="Consolas" fo:color="#000000" fo:font-size="12pt" style:font-size-asian="12pt" style:font-size-complex="10pt" fo:language="en" fo:country="US"/>
    </style:style>
    <style:style style:name="T8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00" style:parent-style-name="DefaultParagraphFont" style:family="text">
      <style:text-properties style:font-name="Source Code Pro Light" style:font-name-complex="Consolas" fo:color="#000000" fo:font-size="12pt" style:font-size-asian="12pt" style:font-size-complex="10pt" fo:language="en" fo:country="US"/>
    </style:style>
    <style:style style:name="T9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02" style:parent-style-name="DefaultParagraphFont" style:family="text">
      <style:text-properties style:font-name="Source Code Pro Light" style:font-name-complex="Consolas" fo:color="#800080" fo:font-size="12pt" style:font-size-asian="12pt" style:font-size-complex="10pt" fo:language="en" fo:country="US"/>
    </style:style>
    <style:style style:name="T9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0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05"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906" style:parent-style-name="Normal" style:family="paragraph">
      <style:paragraph-properties fo:widows="0" fo:orphans="0" style:text-autospace="none" fo:margin-bottom="0in" fo:line-height="100%"/>
    </style:style>
    <style:style style:name="T907" style:parent-style-name="DefaultParagraphFont" style:family="text">
      <style:text-properties style:font-name="Source Code Pro Light" style:font-name-complex="Consolas" fo:color="#000000" fo:font-size="12pt" style:font-size-asian="12pt" style:font-size-complex="10pt" fo:language="el" fo:country="GR"/>
    </style:style>
    <style:style style:name="T90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09" style:parent-style-name="DefaultParagraphFont" style:family="text">
      <style:text-properties style:font-name="Source Code Pro Light" style:font-name-complex="Consolas" fo:color="#000000" fo:font-size="12pt" style:font-size-asian="12pt" style:font-size-complex="10pt" fo:language="en" fo:country="US"/>
    </style:style>
    <style:style style:name="T9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11" style:parent-style-name="DefaultParagraphFont" style:family="text">
      <style:text-properties style:font-name="Source Code Pro Light" style:font-name-complex="Consolas" fo:color="#000000" fo:font-size="12pt" style:font-size-asian="12pt" style:font-size-complex="10pt" fo:language="en" fo:country="US"/>
    </style:style>
    <style:style style:name="T9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13" style:parent-style-name="DefaultParagraphFont" style:family="text">
      <style:text-properties style:font-name="Source Code Pro Light" style:font-name-complex="Consolas" fo:color="#000000" fo:font-size="12pt" style:font-size-asian="12pt" style:font-size-complex="10pt" fo:language="en" fo:country="US"/>
    </style:style>
    <style:style style:name="T9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15" style:parent-style-name="Normal" style:family="paragraph">
      <style:paragraph-properties fo:widows="0" fo:orphans="0" style:text-autospace="none" fo:margin-bottom="0in" fo:line-height="100%"/>
    </style:style>
    <style:style style:name="T916" style:parent-style-name="DefaultParagraphFont" style:family="text">
      <style:text-properties style:font-name="Source Code Pro Light" style:font-name-complex="Consolas" fo:color="#000000" fo:font-size="12pt" style:font-size-asian="12pt" style:font-size-complex="10pt" fo:language="en" fo:country="US"/>
    </style:style>
    <style:style style:name="T9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18" style:parent-style-name="DefaultParagraphFont" style:family="text">
      <style:text-properties style:font-name="Source Code Pro Light" style:font-name-complex="Consolas" fo:color="#000000" fo:font-size="12pt" style:font-size-asian="12pt" style:font-size-complex="10pt" fo:language="en" fo:country="US"/>
    </style:style>
    <style:style style:name="T91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20" style:parent-style-name="Normal" style:family="paragraph">
      <style:paragraph-properties fo:widows="0" fo:orphans="0" style:text-autospace="none" fo:margin-bottom="0in" fo:line-height="100%"/>
    </style:style>
    <style:style style:name="T921" style:parent-style-name="DefaultParagraphFont" style:family="text">
      <style:text-properties style:font-name="Source Code Pro Light" style:font-name-complex="Consolas" fo:color="#000000" fo:font-size="12pt" style:font-size-asian="12pt" style:font-size-complex="10pt" fo:language="en" fo:country="US"/>
    </style:style>
    <style:style style:name="T9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24" style:parent-style-name="Normal" style:family="paragraph">
      <style:paragraph-properties fo:widows="0" fo:orphans="0" style:text-autospace="none" fo:margin-bottom="0in" fo:line-height="100%"/>
    </style:style>
    <style:style style:name="T925" style:parent-style-name="DefaultParagraphFont" style:family="text">
      <style:text-properties style:font-name="Source Code Pro Light" style:font-name-complex="Consolas" fo:color="#000000" fo:font-size="12pt" style:font-size-asian="12pt" style:font-size-complex="10pt" fo:language="en" fo:country="US"/>
    </style:style>
    <style:style style:name="T9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27" style:parent-style-name="DefaultParagraphFont" style:family="text">
      <style:text-properties style:font-name="Source Code Pro Light" style:font-name-complex="Consolas" fo:color="#000000" fo:font-size="12pt" style:font-size-asian="12pt" style:font-size-complex="10pt" fo:language="en" fo:country="US"/>
    </style:style>
    <style:style style:name="T9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2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3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932" style:parent-style-name="Normal" style:family="paragraph">
      <style:paragraph-properties fo:widows="0" fo:orphans="0" style:text-autospace="none" fo:margin-bottom="0in" fo:line-height="100%"/>
    </style:style>
    <style:style style:name="T933" style:parent-style-name="DefaultParagraphFont" style:family="text">
      <style:text-properties style:font-name="Source Code Pro Light" style:font-name-complex="Consolas" fo:color="#000000" fo:font-size="12pt" style:font-size-asian="12pt" style:font-size-complex="10pt" fo:language="en" fo:country="US"/>
    </style:style>
    <style:style style:name="T93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35" style:parent-style-name="Normal" style:family="paragraph">
      <style:paragraph-properties fo:widows="0" fo:orphans="0" style:text-autospace="none" fo:margin-bottom="0in" fo:line-height="100%"/>
    </style:style>
    <style:style style:name="T936" style:parent-style-name="DefaultParagraphFont" style:family="text">
      <style:text-properties style:font-name="Source Code Pro Light" style:font-name-complex="Consolas" fo:color="#000000" fo:font-size="12pt" style:font-size-asian="12pt" style:font-size-complex="10pt" fo:language="en" fo:country="US"/>
    </style:style>
    <style:style style:name="T93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38" style:parent-style-name="DefaultParagraphFont" style:family="text">
      <style:text-properties style:font-name="Source Code Pro Light" style:font-name-complex="Consolas" fo:color="#000000" fo:font-size="12pt" style:font-size-asian="12pt" style:font-size-complex="10pt" fo:language="en" fo:country="US"/>
    </style:style>
    <style:style style:name="T9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0" style:parent-style-name="DefaultParagraphFont" style:family="text">
      <style:text-properties style:font-name="Source Code Pro Light" style:font-name-complex="Consolas" fo:color="#000000" fo:font-size="12pt" style:font-size-asian="12pt" style:font-size-complex="10pt" fo:language="en" fo:country="US"/>
    </style:style>
    <style:style style:name="T9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2" style:parent-style-name="DefaultParagraphFont" style:family="text">
      <style:text-properties style:font-name="Source Code Pro Light" style:font-name-complex="Consolas" fo:color="#000000" fo:font-size="12pt" style:font-size-asian="12pt" style:font-size-complex="10pt" fo:language="en" fo:country="US"/>
    </style:style>
    <style:style style:name="T9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4" style:parent-style-name="DefaultParagraphFont" style:family="text">
      <style:text-properties style:font-name="Source Code Pro Light" style:font-name-complex="Consolas" fo:color="#000000" fo:font-size="12pt" style:font-size-asian="12pt" style:font-size-complex="10pt" fo:language="en" fo:country="US"/>
    </style:style>
    <style:style style:name="T9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6" style:parent-style-name="DefaultParagraphFont" style:family="text">
      <style:text-properties style:font-name="Source Code Pro Light" style:font-name-complex="Consolas" fo:color="#000000" fo:font-size="12pt" style:font-size-asian="12pt" style:font-size-complex="10pt" fo:language="en" fo:country="US"/>
    </style:style>
    <style:style style:name="T9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48" style:parent-style-name="DefaultParagraphFont" style:family="text">
      <style:text-properties style:font-name="Source Code Pro Light" style:font-name-complex="Consolas" fo:color="#000000" fo:font-size="12pt" style:font-size-asian="12pt" style:font-size-complex="10pt" fo:language="en" fo:country="US"/>
    </style:style>
    <style:style style:name="T9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50" style:parent-style-name="Normal" style:family="paragraph">
      <style:paragraph-properties fo:widows="0" fo:orphans="0" style:text-autospace="none" fo:margin-bottom="0in" fo:line-height="100%"/>
    </style:style>
    <style:style style:name="T951" style:parent-style-name="DefaultParagraphFont" style:family="text">
      <style:text-properties style:font-name="Source Code Pro Light" style:font-name-complex="Consolas" fo:color="#000000" fo:font-size="12pt" style:font-size-asian="12pt" style:font-size-complex="10pt" fo:language="en" fo:country="US"/>
    </style:style>
    <style:style style:name="T9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53" style:parent-style-name="DefaultParagraphFont" style:family="text">
      <style:text-properties style:font-name="Source Code Pro Light" style:font-name-complex="Consolas" fo:color="#000000" fo:font-size="12pt" style:font-size-asian="12pt" style:font-size-complex="10pt" fo:language="en" fo:country="US"/>
    </style:style>
    <style:style style:name="T9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5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57" style:parent-style-name="Normal" style:family="paragraph">
      <style:paragraph-properties fo:widows="0" fo:orphans="0" style:text-autospace="none" fo:margin-bottom="0in" fo:line-height="100%"/>
    </style:style>
    <style:style style:name="T958" style:parent-style-name="DefaultParagraphFont" style:family="text">
      <style:text-properties style:font-name="Source Code Pro Light" style:font-name-complex="Consolas" fo:color="#000000" fo:font-size="12pt" style:font-size-asian="12pt" style:font-size-complex="10pt" fo:language="en" fo:country="US"/>
    </style:style>
    <style:style style:name="T95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60" style:parent-style-name="Normal" style:family="paragraph">
      <style:paragraph-properties fo:widows="0" fo:orphans="0" style:text-autospace="none" fo:margin-bottom="0in" fo:line-height="100%"/>
    </style:style>
    <style:style style:name="T961" style:parent-style-name="DefaultParagraphFont" style:family="text">
      <style:text-properties style:font-name="Source Code Pro Light" style:font-name-complex="Consolas" fo:color="#000000" fo:font-size="12pt" style:font-size-asian="12pt" style:font-size-complex="10pt" fo:language="en" fo:country="US"/>
    </style:style>
    <style:style style:name="T9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63" style:parent-style-name="DefaultParagraphFont" style:family="text">
      <style:text-properties style:font-name="Source Code Pro Light" style:font-name-complex="Consolas" fo:color="#000000" fo:font-size="12pt" style:font-size-asian="12pt" style:font-size-complex="10pt" fo:language="en" fo:country="US"/>
    </style:style>
    <style:style style:name="T9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67" style:parent-style-name="Normal" style:family="paragraph">
      <style:paragraph-properties fo:widows="0" fo:orphans="0" style:text-autospace="none" fo:margin-bottom="0in" fo:line-height="100%"/>
    </style:style>
    <style:style style:name="T968" style:parent-style-name="DefaultParagraphFont" style:family="text">
      <style:text-properties style:font-name="Source Code Pro Light" style:font-name-complex="Consolas" fo:color="#000000" fo:font-size="12pt" style:font-size-asian="12pt" style:font-size-complex="10pt" fo:language="en" fo:country="US"/>
    </style:style>
    <style:style style:name="T9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7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971" style:parent-style-name="Normal" style:family="paragraph">
      <style:paragraph-properties fo:widows="0" fo:orphans="0" style:text-autospace="none" fo:margin-bottom="0in" fo:line-height="100%"/>
    </style:style>
    <style:style style:name="T972" style:parent-style-name="DefaultParagraphFont" style:family="text">
      <style:text-properties style:font-name="Source Code Pro Light" style:font-name-complex="Consolas" fo:color="#000000" fo:font-size="12pt" style:font-size-asian="12pt" style:font-size-complex="10pt" fo:language="en" fo:country="US"/>
    </style:style>
    <style:style style:name="T9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74" style:parent-style-name="Normal" style:family="paragraph">
      <style:paragraph-properties fo:widows="0" fo:orphans="0" style:text-autospace="none" fo:margin-bottom="0in" fo:line-height="100%"/>
    </style:style>
    <style:style style:name="T975" style:parent-style-name="DefaultParagraphFont" style:family="text">
      <style:text-properties style:font-name="Source Code Pro Light" style:font-name-complex="Consolas" fo:color="#000000" fo:font-size="12pt" style:font-size-asian="12pt" style:font-size-complex="10pt" fo:language="en" fo:country="US"/>
    </style:style>
    <style:style style:name="T97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977" style:parent-style-name="DefaultParagraphFont" style:family="text">
      <style:text-properties style:font-name="Source Code Pro Light" style:font-name-complex="Consolas" fo:color="#000000" fo:font-size="12pt" style:font-size-asian="12pt" style:font-size-complex="10pt" fo:language="en" fo:country="US"/>
    </style:style>
    <style:style style:name="T9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79" style:parent-style-name="DefaultParagraphFont" style:family="text">
      <style:text-properties style:font-name="Source Code Pro Light" style:font-name-complex="Consolas" fo:color="#000000" fo:font-size="12pt" style:font-size-asian="12pt" style:font-size-complex="10pt" fo:language="en" fo:country="US"/>
    </style:style>
    <style:style style:name="T9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1" style:parent-style-name="DefaultParagraphFont" style:family="text">
      <style:text-properties style:font-name="Source Code Pro Light" style:font-name-complex="Consolas" fo:color="#000000" fo:font-size="12pt" style:font-size-asian="12pt" style:font-size-complex="10pt" fo:language="en" fo:country="US"/>
    </style:style>
    <style:style style:name="T9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3" style:parent-style-name="DefaultParagraphFont" style:family="text">
      <style:text-properties style:font-name="Source Code Pro Light" style:font-name-complex="Consolas" fo:color="#000000" fo:font-size="12pt" style:font-size-asian="12pt" style:font-size-complex="10pt" fo:language="en" fo:country="US"/>
    </style:style>
    <style:style style:name="T9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85" style:parent-style-name="Normal" style:family="paragraph">
      <style:paragraph-properties fo:widows="0" fo:orphans="0" style:text-autospace="none" fo:margin-bottom="0in" fo:line-height="100%"/>
    </style:style>
    <style:style style:name="T986" style:parent-style-name="DefaultParagraphFont" style:family="text">
      <style:text-properties style:font-name="Source Code Pro Light" style:font-name-complex="Consolas" fo:color="#000000" fo:font-size="12pt" style:font-size-asian="12pt" style:font-size-complex="10pt" fo:language="en" fo:country="US"/>
    </style:style>
    <style:style style:name="T9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88" style:parent-style-name="DefaultParagraphFont" style:family="text">
      <style:text-properties style:font-name="Source Code Pro Light" style:font-name-complex="Consolas" fo:color="#000000" fo:font-size="12pt" style:font-size-asian="12pt" style:font-size-complex="10pt" fo:language="en" fo:country="US"/>
    </style:style>
    <style:style style:name="T9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9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9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992" style:parent-style-name="Normal" style:family="paragraph">
      <style:paragraph-properties fo:widows="0" fo:orphans="0" style:text-autospace="none" fo:margin-bottom="0in" fo:line-height="100%"/>
    </style:style>
    <style:style style:name="T993" style:parent-style-name="DefaultParagraphFont" style:family="text">
      <style:text-properties style:font-name="Source Code Pro Light" style:font-name-complex="Consolas" fo:color="#000000" fo:font-size="12pt" style:font-size-asian="12pt" style:font-size-complex="10pt" fo:language="en" fo:country="US"/>
    </style:style>
    <style:style style:name="T9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995" style:parent-style-name="Normal" style:family="paragraph">
      <style:paragraph-properties fo:widows="0" fo:orphans="0" style:text-autospace="none" fo:margin-bottom="0in" fo:line-height="100%"/>
    </style:style>
    <style:style style:name="T996" style:parent-style-name="DefaultParagraphFont" style:family="text">
      <style:text-properties style:font-name="Source Code Pro Light" style:font-name-complex="Consolas" fo:color="#000000" fo:font-size="12pt" style:font-size-asian="12pt" style:font-size-complex="10pt" fo:language="en" fo:country="US"/>
    </style:style>
    <style:style style:name="T9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998" style:parent-style-name="DefaultParagraphFont" style:family="text">
      <style:text-properties style:font-name="Source Code Pro Light" style:font-name-complex="Consolas" fo:color="#000000" fo:font-size="12pt" style:font-size-asian="12pt" style:font-size-complex="10pt" fo:language="en" fo:country="US"/>
    </style:style>
    <style:style style:name="T9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00" style:parent-style-name="DefaultParagraphFont" style:family="text">
      <style:text-properties style:font-name="Source Code Pro Light" style:font-name-complex="Consolas" fo:color="#000000" fo:font-size="12pt" style:font-size-asian="12pt" style:font-size-complex="10pt" fo:language="en" fo:country="US"/>
    </style:style>
    <style:style style:name="T10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02" style:parent-style-name="Normal" style:family="paragraph">
      <style:paragraph-properties fo:widows="0" fo:orphans="0" style:text-autospace="none" fo:margin-bottom="0in" fo:line-height="100%"/>
    </style:style>
    <style:style style:name="T1003" style:parent-style-name="DefaultParagraphFont" style:family="text">
      <style:text-properties style:font-name="Source Code Pro Light" style:font-name-complex="Consolas" fo:color="#000000" fo:font-size="12pt" style:font-size-asian="12pt" style:font-size-complex="10pt" fo:language="en" fo:country="US"/>
    </style:style>
    <style:style style:name="T100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05" style:parent-style-name="Normal" style:family="paragraph">
      <style:paragraph-properties fo:widows="0" fo:orphans="0" style:text-autospace="none" fo:margin-bottom="0in" fo:line-height="100%"/>
    </style:style>
    <style:style style:name="T1006" style:parent-style-name="DefaultParagraphFont" style:family="text">
      <style:text-properties style:font-name="Source Code Pro Light" style:font-name-complex="Consolas" fo:color="#000000" fo:font-size="12pt" style:font-size-asian="12pt" style:font-size-complex="10pt" fo:language="en" fo:country="US"/>
    </style:style>
    <style:style style:name="T10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08" style:parent-style-name="DefaultParagraphFont" style:family="text">
      <style:text-properties style:font-name="Source Code Pro Light" style:font-name-complex="Consolas" fo:color="#000000" fo:font-size="12pt" style:font-size-asian="12pt" style:font-size-complex="10pt" fo:language="en" fo:country="US"/>
    </style:style>
    <style:style style:name="T10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10" style:parent-style-name="DefaultParagraphFont" style:family="text">
      <style:text-properties style:font-name="Source Code Pro Light" style:font-name-complex="Consolas" fo:color="#000000" fo:font-size="12pt" style:font-size-asian="12pt" style:font-size-complex="10pt" fo:language="en" fo:country="US"/>
    </style:style>
    <style:style style:name="T10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12" style:parent-style-name="DefaultParagraphFont" style:family="text">
      <style:text-properties style:font-name="Source Code Pro Light" style:font-name-complex="Consolas" fo:color="#000000" fo:font-size="12pt" style:font-size-asian="12pt" style:font-size-complex="10pt" fo:language="en" fo:country="US"/>
    </style:style>
    <style:style style:name="T10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14" style:parent-style-name="DefaultParagraphFont" style:family="text">
      <style:text-properties style:font-name="Source Code Pro Light" style:font-name-complex="Consolas" fo:color="#000000" fo:font-size="12pt" style:font-size-asian="12pt" style:font-size-complex="10pt" fo:language="en" fo:country="US"/>
    </style:style>
    <style:style style:name="T10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1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017" style:parent-style-name="Normal" style:family="paragraph">
      <style:paragraph-properties fo:widows="0" fo:orphans="0" style:text-autospace="none" fo:margin-bottom="0in" fo:line-height="100%"/>
    </style:style>
    <style:style style:name="T1018" style:parent-style-name="DefaultParagraphFont" style:family="text">
      <style:text-properties style:font-name="Source Code Pro Light" style:font-name-complex="Consolas" fo:color="#000000" fo:font-size="12pt" style:font-size-asian="12pt" style:font-size-complex="10pt" fo:language="en" fo:country="US"/>
    </style:style>
    <style:style style:name="T10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2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021" style:parent-style-name="Normal" style:family="paragraph">
      <style:paragraph-properties fo:widows="0" fo:orphans="0" style:text-autospace="none" fo:margin-bottom="0in" fo:line-height="100%"/>
    </style:style>
    <style:style style:name="T1022" style:parent-style-name="DefaultParagraphFont" style:family="text">
      <style:text-properties style:font-name="Source Code Pro Light" style:font-name-complex="Consolas" fo:color="#000000" fo:font-size="12pt" style:font-size-asian="12pt" style:font-size-complex="10pt" fo:language="en" fo:country="US"/>
    </style:style>
    <style:style style:name="T10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24" style:parent-style-name="DefaultParagraphFont" style:family="text">
      <style:text-properties style:font-name="Source Code Pro Light" style:font-name-complex="Consolas" fo:color="#000000" fo:font-size="12pt" style:font-size-asian="12pt" style:font-size-complex="10pt" fo:language="en" fo:country="US"/>
    </style:style>
    <style:style style:name="T10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2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0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28" style:parent-style-name="Normal" style:family="paragraph">
      <style:paragraph-properties fo:widows="0" fo:orphans="0" style:text-autospace="none" fo:margin-bottom="0in" fo:line-height="100%"/>
    </style:style>
    <style:style style:name="T1029" style:parent-style-name="DefaultParagraphFont" style:family="text">
      <style:text-properties style:font-name="Source Code Pro Light" style:font-name-complex="Consolas" fo:color="#000000" fo:font-size="12pt" style:font-size-asian="12pt" style:font-size-complex="10pt" fo:language="en" fo:country="US"/>
    </style:style>
    <style:style style:name="T10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31" style:parent-style-name="DefaultParagraphFont" style:family="text">
      <style:text-properties style:font-name="Source Code Pro Light" style:font-name-complex="Consolas" fo:color="#000000" fo:font-size="12pt" style:font-size-asian="12pt" style:font-size-complex="10pt" fo:language="en" fo:country="US"/>
    </style:style>
    <style:style style:name="T10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33" style:parent-style-name="DefaultParagraphFont" style:family="text">
      <style:text-properties style:font-name="Source Code Pro Light" style:font-name-complex="Consolas" fo:color="#000000" fo:font-size="12pt" style:font-size-asian="12pt" style:font-size-complex="10pt" fo:language="en" fo:country="US"/>
    </style:style>
    <style:style style:name="T10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35" style:parent-style-name="DefaultParagraphFont" style:family="text">
      <style:text-properties style:font-name="Source Code Pro Light" style:font-name-complex="Consolas" fo:color="#000000" fo:font-size="12pt" style:font-size-asian="12pt" style:font-size-complex="10pt" fo:language="en" fo:country="US"/>
    </style:style>
    <style:style style:name="T10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37" style:parent-style-name="Normal" style:family="paragraph">
      <style:paragraph-properties fo:widows="0" fo:orphans="0" style:text-autospace="none" fo:margin-bottom="0in" fo:line-height="100%"/>
    </style:style>
    <style:style style:name="T1038" style:parent-style-name="DefaultParagraphFont" style:family="text">
      <style:text-properties style:font-name="Source Code Pro Light" style:font-name-complex="Consolas" fo:color="#000000" fo:font-size="12pt" style:font-size-asian="12pt" style:font-size-complex="10pt" fo:language="en" fo:country="US"/>
    </style:style>
    <style:style style:name="T103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40" style:parent-style-name="Normal" style:family="paragraph">
      <style:paragraph-properties fo:widows="0" fo:orphans="0" style:text-autospace="none" fo:margin-bottom="0in" fo:line-height="100%"/>
    </style:style>
    <style:style style:name="T1041" style:parent-style-name="DefaultParagraphFont" style:family="text">
      <style:text-properties style:font-name="Source Code Pro Light" style:font-name-complex="Consolas" fo:color="#000000" fo:font-size="12pt" style:font-size-asian="12pt" style:font-size-complex="10pt" fo:language="en" fo:country="US"/>
    </style:style>
    <style:style style:name="T104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43" style:parent-style-name="Normal" style:family="paragraph">
      <style:paragraph-properties fo:widows="0" fo:orphans="0" style:text-autospace="none" fo:margin-bottom="0in" fo:line-height="100%"/>
    </style:style>
    <style:style style:name="T1044" style:parent-style-name="DefaultParagraphFont" style:family="text">
      <style:text-properties style:font-name="Source Code Pro Light" style:font-name-complex="Consolas" fo:color="#000000" fo:font-size="12pt" style:font-size-asian="12pt" style:font-size-complex="10pt" fo:language="en" fo:country="US"/>
    </style:style>
    <style:style style:name="T10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48" style:parent-style-name="Normal" style:family="paragraph">
      <style:paragraph-properties fo:widows="0" fo:orphans="0" style:text-autospace="none" fo:margin-bottom="0in" fo:line-height="100%"/>
    </style:style>
    <style:style style:name="T1049" style:parent-style-name="DefaultParagraphFont" style:family="text">
      <style:text-properties style:font-name="Source Code Pro Light" style:font-name-complex="Consolas" fo:color="#000000" fo:font-size="12pt" style:font-size-asian="12pt" style:font-size-complex="10pt" fo:language="en" fo:country="US"/>
    </style:style>
    <style:style style:name="T105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51" style:parent-style-name="Normal" style:family="paragraph">
      <style:paragraph-properties fo:widows="0" fo:orphans="0" style:text-autospace="none" fo:margin-bottom="0in" fo:line-height="100%"/>
    </style:style>
    <style:style style:name="T1052" style:parent-style-name="DefaultParagraphFont" style:family="text">
      <style:text-properties style:font-name="Source Code Pro Light" style:font-name-complex="Consolas" fo:color="#000000" fo:font-size="12pt" style:font-size-asian="12pt" style:font-size-complex="10pt" fo:language="en" fo:country="US"/>
    </style:style>
    <style:style style:name="T10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54" style:parent-style-name="DefaultParagraphFont" style:family="text">
      <style:text-properties style:font-name="Source Code Pro Light" style:font-name-complex="Consolas" fo:color="#000000" fo:font-size="12pt" style:font-size-asian="12pt" style:font-size-complex="10pt" fo:language="en" fo:country="US"/>
    </style:style>
    <style:style style:name="T10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56" style:parent-style-name="Normal" style:family="paragraph">
      <style:paragraph-properties fo:widows="0" fo:orphans="0" style:text-autospace="none" fo:margin-bottom="0in" fo:line-height="100%"/>
    </style:style>
    <style:style style:name="T1057" style:parent-style-name="DefaultParagraphFont" style:family="text">
      <style:text-properties style:font-name="Source Code Pro Light" style:font-name-complex="Consolas" fo:color="#000000" fo:font-size="12pt" style:font-size-asian="12pt" style:font-size-complex="10pt" fo:language="en" fo:country="US"/>
    </style:style>
    <style:style style:name="T10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59" style:parent-style-name="DefaultParagraphFont" style:family="text">
      <style:text-properties style:font-name="Source Code Pro Light" style:font-name-complex="Consolas" fo:color="#000000" fo:font-size="12pt" style:font-size-asian="12pt" style:font-size-complex="10pt" fo:language="en" fo:country="US"/>
    </style:style>
    <style:style style:name="T10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1" style:parent-style-name="DefaultParagraphFont" style:family="text">
      <style:text-properties style:font-name="Source Code Pro Light" style:font-name-complex="Consolas" fo:color="#000000" fo:font-size="12pt" style:font-size-asian="12pt" style:font-size-complex="10pt" fo:language="en" fo:country="US"/>
    </style:style>
    <style:style style:name="T10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063" style:parent-style-name="Normal" style:family="paragraph">
      <style:paragraph-properties fo:widows="0" fo:orphans="0" style:text-autospace="none" fo:margin-bottom="0in" fo:line-height="100%"/>
    </style:style>
    <style:style style:name="T1064" style:parent-style-name="DefaultParagraphFont" style:family="text">
      <style:text-properties style:font-name="Source Code Pro Light" style:font-name-complex="Consolas" fo:color="#000000" fo:font-size="12pt" style:font-size-asian="12pt" style:font-size-complex="10pt" fo:language="en" fo:country="US"/>
    </style:style>
    <style:style style:name="T10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6" style:parent-style-name="DefaultParagraphFont" style:family="text">
      <style:text-properties style:font-name="Source Code Pro Light" style:font-name-complex="Consolas" fo:color="#000000" fo:font-size="12pt" style:font-size-asian="12pt" style:font-size-complex="10pt" fo:language="en" fo:country="US"/>
    </style:style>
    <style:style style:name="T10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68" style:parent-style-name="DefaultParagraphFont" style:family="text">
      <style:text-properties style:font-name="Source Code Pro Light" style:font-name-complex="Consolas" fo:color="#800080" fo:font-size="12pt" style:font-size-asian="12pt" style:font-size-complex="10pt" fo:language="en" fo:country="US"/>
    </style:style>
    <style:style style:name="T10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0" style:parent-style-name="DefaultParagraphFont" style:family="text">
      <style:text-properties style:font-name="Source Code Pro Light" style:font-name-complex="Consolas" fo:color="#000000" fo:font-size="12pt" style:font-size-asian="12pt" style:font-size-complex="10pt" fo:language="en" fo:country="US"/>
    </style:style>
    <style:style style:name="T107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72" style:parent-style-name="Normal" style:family="paragraph">
      <style:paragraph-properties fo:widows="0" fo:orphans="0" style:text-autospace="none" fo:margin-bottom="0in" fo:line-height="100%"/>
    </style:style>
    <style:style style:name="T1073" style:parent-style-name="DefaultParagraphFont" style:family="text">
      <style:text-properties style:font-name="Source Code Pro Light" style:font-name-complex="Consolas" fo:color="#000000" fo:font-size="12pt" style:font-size-asian="12pt" style:font-size-complex="10pt" fo:language="en" fo:country="US"/>
    </style:style>
    <style:style style:name="T10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5" style:parent-style-name="DefaultParagraphFont" style:family="text">
      <style:text-properties style:font-name="Source Code Pro Light" style:font-name-complex="Consolas" fo:color="#000000" fo:font-size="12pt" style:font-size-asian="12pt" style:font-size-complex="10pt" fo:language="en" fo:country="US"/>
    </style:style>
    <style:style style:name="T10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7" style:parent-style-name="DefaultParagraphFont" style:family="text">
      <style:text-properties style:font-name="Source Code Pro Light" style:font-name-complex="Consolas" fo:color="#800080" fo:font-size="12pt" style:font-size-asian="12pt" style:font-size-complex="10pt" fo:language="en" fo:country="US"/>
    </style:style>
    <style:style style:name="T10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079" style:parent-style-name="DefaultParagraphFont" style:family="text">
      <style:text-properties style:font-name="Source Code Pro Light" style:font-name-complex="Consolas" fo:color="#000000" fo:font-size="12pt" style:font-size-asian="12pt" style:font-size-complex="10pt" fo:language="en" fo:country="US"/>
    </style:style>
    <style:style style:name="T108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081" style:parent-style-name="Normal" style:family="paragraph">
      <style:paragraph-properties fo:widows="0" fo:orphans="0" style:text-autospace="none" fo:margin-bottom="0in" fo:line-height="100%"/>
    </style:style>
    <style:style style:name="T1082" style:parent-style-name="DefaultParagraphFont" style:family="text">
      <style:text-properties style:font-name="Source Code Pro Light" style:font-name-complex="Consolas" fo:color="#000000" fo:font-size="12pt" style:font-size-asian="12pt" style:font-size-complex="10pt" fo:language="en" fo:country="US"/>
    </style:style>
    <style:style style:name="T10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084" style:parent-style-name="DefaultParagraphFont" style:family="text">
      <style:text-properties style:font-name="Source Code Pro Light" style:font-name-complex="Consolas" fo:color="#000000" fo:font-size="12pt" style:font-size-asian="12pt" style:font-size-complex="10pt" fo:language="en" fo:country="US"/>
    </style:style>
    <style:style style:name="T10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0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8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8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9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9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9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93"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094" style:parent-style-name="Normal" style:family="paragraph">
      <style:paragraph-properties fo:widows="0" fo:orphans="0" style:text-autospace="none" fo:margin-bottom="0in" fo:line-height="100%"/>
    </style:style>
    <style:style style:name="T109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096" style:parent-style-name="DefaultParagraphFont" style:family="text">
      <style:text-properties style:font-name="Source Code Pro Light" style:font-name-complex="Consolas" fo:color="#000000" fo:font-size="12pt" style:font-size-asian="12pt" style:font-size-complex="10pt" fo:language="el" fo:country="GR"/>
    </style:style>
    <style:style style:name="T1097" style:parent-style-name="DefaultParagraphFont" style:family="text">
      <style:text-properties style:font-name="Source Code Pro Light" style:font-name-complex="Consolas" fo:color="#000000" fo:font-size="12pt" style:font-size-asian="12pt" style:font-size-complex="10pt" fo:language="en" fo:country="US"/>
    </style:style>
    <style:style style:name="T10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09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100"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101" style:parent-style-name="Normal" style:family="paragraph">
      <style:paragraph-properties fo:widows="0" fo:orphans="0" style:text-autospace="none" fo:margin-bottom="0in" fo:line-height="100%"/>
    </style:style>
    <style:style style:name="T11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0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11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1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11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114" style:parent-style-name="Normal" style:family="paragraph">
      <style:paragraph-properties fo:widows="0" fo:orphans="0" style:text-autospace="none" fo:margin-bottom="0in" fo:line-height="100%"/>
    </style:style>
    <style:style style:name="T1115" style:parent-style-name="DefaultParagraphFont" style:family="text">
      <style:text-properties style:font-name="Source Code Pro Light" style:font-name-complex="Consolas" fo:color="#000000" fo:font-size="12pt" style:font-size-asian="12pt" style:font-size-complex="10pt" fo:language="el" fo:country="GR"/>
    </style:style>
    <style:style style:name="T1116" style:parent-style-name="DefaultParagraphFont" style:family="text">
      <style:text-properties style:font-name="Source Code Pro Light" style:font-name-complex="Consolas" fo:color="#000000" fo:font-size="12pt" style:font-size-asian="12pt" style:font-size-complex="10pt" fo:language="en" fo:country="US"/>
    </style:style>
    <style:style style:name="T1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18" style:parent-style-name="DefaultParagraphFont" style:family="text">
      <style:text-properties style:font-name="Source Code Pro Light" style:font-name-complex="Consolas" fo:color="#800080" fo:font-size="12pt" style:font-size-asian="12pt" style:font-size-complex="10pt" fo:language="en" fo:country="US"/>
    </style:style>
    <style:style style:name="T11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0" style:parent-style-name="DefaultParagraphFont" style:family="text">
      <style:text-properties style:font-name="Source Code Pro Light" style:font-name-complex="Consolas" fo:color="#000000" fo:font-size="12pt" style:font-size-asian="12pt" style:font-size-complex="10pt" fo:language="en" fo:country="US"/>
    </style:style>
    <style:style style:name="T11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22" style:parent-style-name="Normal" style:family="paragraph">
      <style:paragraph-properties fo:widows="0" fo:orphans="0" style:text-autospace="none" fo:margin-bottom="0in" fo:line-height="100%"/>
    </style:style>
    <style:style style:name="T1123" style:parent-style-name="DefaultParagraphFont" style:family="text">
      <style:text-properties style:font-name="Source Code Pro Light" style:font-name-complex="Consolas" fo:color="#000000" fo:font-size="12pt" style:font-size-asian="12pt" style:font-size-complex="10pt" fo:language="en" fo:country="US"/>
    </style:style>
    <style:style style:name="T11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5" style:parent-style-name="DefaultParagraphFont" style:family="text">
      <style:text-properties style:font-name="Source Code Pro Light" style:font-name-complex="Consolas" fo:color="#000000" fo:font-size="12pt" style:font-size-asian="12pt" style:font-size-complex="10pt" fo:language="en" fo:country="US"/>
    </style:style>
    <style:style style:name="T11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7" style:parent-style-name="DefaultParagraphFont" style:family="text">
      <style:text-properties style:font-name="Source Code Pro Light" style:font-name-complex="Consolas" fo:color="#000000" fo:font-size="12pt" style:font-size-asian="12pt" style:font-size-complex="10pt" fo:language="en" fo:country="US"/>
    </style:style>
    <style:style style:name="T11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29" style:parent-style-name="DefaultParagraphFont" style:family="text">
      <style:text-properties style:font-name="Source Code Pro Light" style:font-name-complex="Consolas" fo:color="#000000" fo:font-size="12pt" style:font-size-asian="12pt" style:font-size-complex="10pt" fo:language="en" fo:country="US"/>
    </style:style>
    <style:style style:name="T11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3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32" style:parent-style-name="Normal" style:family="paragraph">
      <style:paragraph-properties fo:widows="0" fo:orphans="0" style:text-autospace="none" fo:margin-bottom="0in" fo:line-height="100%"/>
    </style:style>
    <style:style style:name="T1133" style:parent-style-name="DefaultParagraphFont" style:family="text">
      <style:text-properties style:font-name="Source Code Pro Light" style:font-name-complex="Consolas" fo:color="#000000" fo:font-size="12pt" style:font-size-asian="12pt" style:font-size-complex="10pt" fo:language="en" fo:country="US"/>
    </style:style>
    <style:style style:name="T11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7" style:parent-style-name="DefaultParagraphFont" style:family="text">
      <style:text-properties style:font-name="Source Code Pro Light" style:font-name-complex="Consolas" fo:color="#000000" fo:font-size="12pt" style:font-size-asian="12pt" style:font-size-complex="10pt" fo:language="en" fo:country="US"/>
    </style:style>
    <style:style style:name="T11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39" style:parent-style-name="DefaultParagraphFont" style:family="text">
      <style:text-properties style:font-name="Source Code Pro Light" style:font-name-complex="Consolas" fo:color="#000000" fo:font-size="12pt" style:font-size-asian="12pt" style:font-size-complex="10pt" fo:language="en" fo:country="US"/>
    </style:style>
    <style:style style:name="T114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42" style:parent-style-name="Normal" style:family="paragraph">
      <style:paragraph-properties fo:widows="0" fo:orphans="0" style:text-autospace="none" fo:margin-bottom="0in" fo:line-height="100%"/>
    </style:style>
    <style:style style:name="T1143" style:parent-style-name="DefaultParagraphFont" style:family="text">
      <style:text-properties style:font-name="Source Code Pro Light" style:font-name-complex="Consolas" fo:color="#000000" fo:font-size="12pt" style:font-size-asian="12pt" style:font-size-complex="10pt" fo:language="en" fo:country="US"/>
    </style:style>
    <style:style style:name="T11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7" style:parent-style-name="DefaultParagraphFont" style:family="text">
      <style:text-properties style:font-name="Source Code Pro Light" style:font-name-complex="Consolas" fo:color="#000000" fo:font-size="12pt" style:font-size-asian="12pt" style:font-size-complex="10pt" fo:language="en" fo:country="US"/>
    </style:style>
    <style:style style:name="T11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49" style:parent-style-name="DefaultParagraphFont" style:family="text">
      <style:text-properties style:font-name="Source Code Pro Light" style:font-name-complex="Consolas" fo:color="#000000" fo:font-size="12pt" style:font-size-asian="12pt" style:font-size-complex="10pt" fo:language="en" fo:country="US"/>
    </style:style>
    <style:style style:name="T115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1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15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153" style:parent-style-name="Normal" style:family="paragraph">
      <style:paragraph-properties fo:widows="0" fo:orphans="0" style:text-autospace="none" fo:margin-bottom="0in" fo:line-height="100%"/>
    </style:style>
    <style:style style:name="T1154" style:parent-style-name="DefaultParagraphFont" style:family="text">
      <style:text-properties style:font-name="Source Code Pro Light" style:font-name-complex="Consolas" fo:color="#000000" fo:font-size="12pt" style:font-size-asian="12pt" style:font-size-complex="10pt" fo:language="en" fo:country="US"/>
    </style:style>
    <style:style style:name="T115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56" style:parent-style-name="DefaultParagraphFont" style:family="text">
      <style:text-properties style:font-name="Source Code Pro Light" style:font-name-complex="Consolas" fo:color="#000000" fo:font-size="12pt" style:font-size-asian="12pt" style:font-size-complex="10pt" fo:language="en" fo:country="US"/>
    </style:style>
    <style:style style:name="T11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58" style:parent-style-name="DefaultParagraphFont" style:family="text">
      <style:text-properties style:font-name="Source Code Pro Light" style:font-name-complex="Consolas" fo:color="#000000" fo:font-size="12pt" style:font-size-asian="12pt" style:font-size-complex="10pt" fo:language="en" fo:country="US"/>
    </style:style>
    <style:style style:name="T11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0" style:parent-style-name="DefaultParagraphFont" style:family="text">
      <style:text-properties style:font-name="Source Code Pro Light" style:font-name-complex="Consolas" fo:color="#000000" fo:font-size="12pt" style:font-size-asian="12pt" style:font-size-complex="10pt" fo:language="en" fo:country="US"/>
    </style:style>
    <style:style style:name="T116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62" style:parent-style-name="Normal" style:family="paragraph">
      <style:paragraph-properties fo:widows="0" fo:orphans="0" style:text-autospace="none" fo:margin-bottom="0in" fo:line-height="100%"/>
    </style:style>
    <style:style style:name="T1163" style:parent-style-name="DefaultParagraphFont" style:family="text">
      <style:text-properties style:font-name="Source Code Pro Light" style:font-name-complex="Consolas" fo:color="#000000" fo:font-size="12pt" style:font-size-asian="12pt" style:font-size-complex="10pt" fo:language="en" fo:country="US"/>
    </style:style>
    <style:style style:name="T11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65" style:parent-style-name="DefaultParagraphFont" style:family="text">
      <style:text-properties style:font-name="Source Code Pro Light" style:font-name-complex="Consolas" fo:color="#000000" fo:font-size="12pt" style:font-size-asian="12pt" style:font-size-complex="10pt" fo:language="en" fo:country="US"/>
    </style:style>
    <style:style style:name="T11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7" style:parent-style-name="DefaultParagraphFont" style:family="text">
      <style:text-properties style:font-name="Source Code Pro Light" style:font-name-complex="Consolas" fo:color="#000000" fo:font-size="12pt" style:font-size-asian="12pt" style:font-size-complex="10pt" fo:language="en" fo:country="US"/>
    </style:style>
    <style:style style:name="T11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69" style:parent-style-name="DefaultParagraphFont" style:family="text">
      <style:text-properties style:font-name="Source Code Pro Light" style:font-name-complex="Consolas" fo:color="#000000" fo:font-size="12pt" style:font-size-asian="12pt" style:font-size-complex="10pt" fo:language="en" fo:country="US"/>
    </style:style>
    <style:style style:name="T117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71" style:parent-style-name="Normal" style:family="paragraph">
      <style:paragraph-properties fo:widows="0" fo:orphans="0" style:text-autospace="none" fo:margin-bottom="0in" fo:line-height="100%"/>
    </style:style>
    <style:style style:name="T1172" style:parent-style-name="DefaultParagraphFont" style:family="text">
      <style:text-properties style:font-name="Source Code Pro Light" style:font-name-complex="Consolas" fo:color="#000000" fo:font-size="12pt" style:font-size-asian="12pt" style:font-size-complex="10pt" fo:language="en" fo:country="US"/>
    </style:style>
    <style:style style:name="T11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7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175" style:parent-style-name="Normal" style:family="paragraph">
      <style:paragraph-properties fo:widows="0" fo:orphans="0" style:text-autospace="none" fo:margin-bottom="0in" fo:line-height="100%"/>
    </style:style>
    <style:style style:name="T1176" style:parent-style-name="DefaultParagraphFont" style:family="text">
      <style:text-properties style:font-name="Source Code Pro Light" style:font-name-complex="Consolas" fo:color="#000000" fo:font-size="12pt" style:font-size-asian="12pt" style:font-size-complex="10pt" fo:language="en" fo:country="US"/>
    </style:style>
    <style:style style:name="T11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78" style:parent-style-name="Normal" style:family="paragraph">
      <style:paragraph-properties fo:widows="0" fo:orphans="0" style:text-autospace="none" fo:margin-bottom="0in" fo:line-height="100%"/>
    </style:style>
    <style:style style:name="T1179" style:parent-style-name="DefaultParagraphFont" style:family="text">
      <style:text-properties style:font-name="Source Code Pro Light" style:font-name-complex="Consolas" fo:color="#000000" fo:font-size="12pt" style:font-size-asian="12pt" style:font-size-complex="10pt" fo:language="en" fo:country="US"/>
    </style:style>
    <style:style style:name="T11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181" style:parent-style-name="DefaultParagraphFont" style:family="text">
      <style:text-properties style:font-name="Source Code Pro Light" style:font-name-complex="Consolas" fo:color="#000000" fo:font-size="12pt" style:font-size-asian="12pt" style:font-size-complex="10pt" fo:language="en" fo:country="US"/>
    </style:style>
    <style:style style:name="T11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3" style:parent-style-name="DefaultParagraphFont" style:family="text">
      <style:text-properties style:font-name="Source Code Pro Light" style:font-name-complex="Consolas" fo:color="#000000" fo:font-size="12pt" style:font-size-asian="12pt" style:font-size-complex="10pt" fo:language="en" fo:country="US"/>
    </style:style>
    <style:style style:name="T11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5" style:parent-style-name="DefaultParagraphFont" style:family="text">
      <style:text-properties style:font-name="Source Code Pro Light" style:font-name-complex="Consolas" fo:color="#800080" fo:font-size="12pt" style:font-size-asian="12pt" style:font-size-complex="10pt" fo:language="en" fo:country="US"/>
    </style:style>
    <style:style style:name="T11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7" style:parent-style-name="DefaultParagraphFont" style:family="text">
      <style:text-properties style:font-name="Source Code Pro Light" style:font-name-complex="Consolas" fo:color="#000000" fo:font-size="12pt" style:font-size-asian="12pt" style:font-size-complex="10pt" fo:language="en" fo:country="US"/>
    </style:style>
    <style:style style:name="T11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189" style:parent-style-name="DefaultParagraphFont" style:family="text">
      <style:text-properties style:font-name="Source Code Pro Light" style:font-name-complex="Consolas" fo:color="#000000" fo:font-size="12pt" style:font-size-asian="12pt" style:font-size-complex="10pt" fo:language="en" fo:country="US"/>
    </style:style>
    <style:style style:name="T119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192" style:parent-style-name="Normal" style:family="paragraph">
      <style:paragraph-properties fo:widows="0" fo:orphans="0" style:text-autospace="none" fo:margin-bottom="0in" fo:line-height="100%"/>
    </style:style>
    <style:style style:name="T1193" style:parent-style-name="DefaultParagraphFont" style:family="text">
      <style:text-properties style:font-name="Source Code Pro Light" style:font-name-complex="Consolas" fo:color="#000000" fo:font-size="12pt" style:font-size-asian="12pt" style:font-size-complex="10pt" fo:language="en" fo:country="US"/>
    </style:style>
    <style:style style:name="T11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19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19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197"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198" style:parent-style-name="Normal" style:family="paragraph">
      <style:paragraph-properties fo:widows="0" fo:orphans="0" style:text-autospace="none" fo:margin-bottom="0in" fo:line-height="100%"/>
    </style:style>
    <style:style style:name="T11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0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0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2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05" style:parent-style-name="DefaultParagraphFont" style:family="text">
      <style:text-properties style:font-name="Source Code Pro Light" style:font-name-complex="Consolas" fo:color="#000000" fo:font-size="12pt" style:font-size-asian="12pt" style:font-size-complex="10pt" fo:language="el" fo:country="GR"/>
    </style:style>
    <style:style style:name="P1206" style:parent-style-name="Normal" style:family="paragraph">
      <style:paragraph-properties fo:widows="0" fo:orphans="0" style:text-autospace="none" fo:margin-bottom="0in" fo:line-height="100%"/>
    </style:style>
    <style:style style:name="T12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208" style:parent-style-name="DefaultParagraphFont" style:family="text">
      <style:text-properties style:font-name="Source Code Pro Light" style:font-name-complex="Consolas" fo:color="#000000" fo:font-size="12pt" style:font-size-asian="12pt" style:font-size-complex="10pt" fo:language="en" fo:country="US"/>
    </style:style>
    <style:style style:name="T12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10" style:parent-style-name="DefaultParagraphFont" style:family="text">
      <style:text-properties style:font-name="Source Code Pro Light" style:font-name-complex="Consolas" fo:color="#000000" fo:font-size="12pt" style:font-size-asian="12pt" style:font-size-complex="10pt" fo:language="en" fo:country="US"/>
    </style:style>
    <style:style style:name="T12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12" style:parent-style-name="DefaultParagraphFont" style:family="text">
      <style:text-properties style:font-name="Source Code Pro Light" style:font-name-complex="Consolas" fo:color="#000000" fo:font-size="12pt" style:font-size-asian="12pt" style:font-size-complex="10pt" fo:language="en" fo:country="US"/>
    </style:style>
    <style:style style:name="T12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14" style:parent-style-name="DefaultParagraphFont" style:family="text">
      <style:text-properties style:font-name="Source Code Pro Light" style:font-name-complex="Consolas" fo:color="#000000" fo:font-size="12pt" style:font-size-asian="12pt" style:font-size-complex="10pt" fo:language="en" fo:country="US"/>
    </style:style>
    <style:style style:name="T12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16" style:parent-style-name="Normal" style:family="paragraph">
      <style:paragraph-properties fo:widows="0" fo:orphans="0" style:text-autospace="none" fo:margin-bottom="0in" fo:line-height="100%"/>
    </style:style>
    <style:style style:name="T1217" style:parent-style-name="DefaultParagraphFont" style:family="text">
      <style:text-properties style:font-name="Source Code Pro Light" style:font-name-complex="Consolas" fo:color="#000000" fo:font-size="12pt" style:font-size-asian="12pt" style:font-size-complex="10pt" fo:language="en" fo:country="US"/>
    </style:style>
    <style:style style:name="T12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19" style:parent-style-name="Normal" style:family="paragraph">
      <style:paragraph-properties fo:widows="0" fo:orphans="0" style:text-autospace="none" fo:margin-bottom="0in" fo:line-height="100%"/>
    </style:style>
    <style:style style:name="T1220" style:parent-style-name="DefaultParagraphFont" style:family="text">
      <style:text-properties style:font-name="Source Code Pro Light" style:font-name-complex="Consolas" fo:color="#000000" fo:font-size="12pt" style:font-size-asian="12pt" style:font-size-complex="10pt" fo:language="en" fo:country="US"/>
    </style:style>
    <style:style style:name="T12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2" style:parent-style-name="DefaultParagraphFont" style:family="text">
      <style:text-properties style:font-name="Source Code Pro Light" style:font-name-complex="Consolas" fo:color="#000000" fo:font-size="12pt" style:font-size-asian="12pt" style:font-size-complex="10pt" fo:language="en" fo:country="US"/>
    </style:style>
    <style:style style:name="T12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4" style:parent-style-name="DefaultParagraphFont" style:family="text">
      <style:text-properties style:font-name="Source Code Pro Light" style:font-name-complex="Consolas" fo:color="#000000" fo:font-size="12pt" style:font-size-asian="12pt" style:font-size-complex="10pt" fo:language="en" fo:country="US"/>
    </style:style>
    <style:style style:name="T12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26" style:parent-style-name="Normal" style:family="paragraph">
      <style:paragraph-properties fo:widows="0" fo:orphans="0" style:text-autospace="none" fo:margin-bottom="0in" fo:line-height="100%"/>
    </style:style>
    <style:style style:name="T1227" style:parent-style-name="DefaultParagraphFont" style:family="text">
      <style:text-properties style:font-name="Source Code Pro Light" style:font-name-complex="Consolas" fo:color="#000000" fo:font-size="12pt" style:font-size-asian="12pt" style:font-size-complex="10pt" fo:language="en" fo:country="US"/>
    </style:style>
    <style:style style:name="T12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29" style:parent-style-name="DefaultParagraphFont" style:family="text">
      <style:text-properties style:font-name="Source Code Pro Light" style:font-name-complex="Consolas" fo:color="#000000" fo:font-size="12pt" style:font-size-asian="12pt" style:font-size-complex="10pt" fo:language="en" fo:country="US"/>
    </style:style>
    <style:style style:name="T12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3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2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33" style:parent-style-name="DefaultParagraphFont" style:family="text">
      <style:text-properties style:font-name="Source Code Pro Light" style:font-name-complex="Consolas" fo:color="#000000" fo:font-size="12pt" style:font-size-asian="12pt" style:font-size-complex="10pt" fo:language="en" fo:country="US"/>
    </style:style>
    <style:style style:name="T1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35" style:parent-style-name="Normal" style:family="paragraph">
      <style:paragraph-properties fo:widows="0" fo:orphans="0" style:text-autospace="none" fo:margin-bottom="0in" fo:line-height="100%"/>
    </style:style>
    <style:style style:name="T1236" style:parent-style-name="DefaultParagraphFont" style:family="text">
      <style:text-properties style:font-name="Source Code Pro Light" style:font-name-complex="Consolas" fo:color="#000000" fo:font-size="12pt" style:font-size-asian="12pt" style:font-size-complex="10pt" fo:language="en" fo:country="US"/>
    </style:style>
    <style:style style:name="T12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38" style:parent-style-name="Normal" style:family="paragraph">
      <style:paragraph-properties fo:widows="0" fo:orphans="0" style:text-autospace="none" fo:margin-bottom="0in" fo:line-height="100%"/>
    </style:style>
    <style:style style:name="T12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4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4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2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4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4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247" style:parent-style-name="Normal" style:family="paragraph">
      <style:paragraph-properties fo:widows="0" fo:orphans="0" style:text-autospace="none" fo:margin-bottom="0in" fo:line-height="100%"/>
    </style:style>
    <style:style style:name="T124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249" style:parent-style-name="DefaultParagraphFont" style:family="text">
      <style:text-properties style:font-name="Source Code Pro Light" style:font-name-complex="Consolas" fo:color="#000000" fo:font-size="12pt" style:font-size-asian="12pt" style:font-size-complex="10pt" fo:language="el" fo:country="GR"/>
    </style:style>
    <style:style style:name="T1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51" style:parent-style-name="DefaultParagraphFont" style:family="text">
      <style:text-properties style:font-name="Source Code Pro Light" style:font-name-complex="Consolas" fo:color="#000000" fo:font-size="12pt" style:font-size-asian="12pt" style:font-size-complex="10pt" fo:language="en" fo:country="US"/>
    </style:style>
    <style:style style:name="T12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53" style:parent-style-name="DefaultParagraphFont" style:family="text">
      <style:text-properties style:font-name="Source Code Pro Light" style:font-name-complex="Consolas" fo:color="#000000" fo:font-size="12pt" style:font-size-asian="12pt" style:font-size-complex="10pt" fo:language="en" fo:country="US"/>
    </style:style>
    <style:style style:name="T12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255" style:parent-style-name="DefaultParagraphFont" style:family="text">
      <style:text-properties style:font-name="Source Code Pro Light" style:font-name-complex="Consolas" fo:color="#000000" fo:font-size="12pt" style:font-size-asian="12pt" style:font-size-complex="10pt" fo:language="en" fo:country="US"/>
    </style:style>
    <style:style style:name="T1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257" style:parent-style-name="Normal" style:family="paragraph">
      <style:paragraph-properties fo:widows="0" fo:orphans="0" style:text-autospace="none" fo:margin-bottom="0in" fo:line-height="100%"/>
    </style:style>
    <style:style style:name="T1258" style:parent-style-name="DefaultParagraphFont" style:family="text">
      <style:text-properties style:font-name="Source Code Pro Light" style:font-name-complex="Consolas" fo:color="#000000" fo:font-size="12pt" style:font-size-asian="12pt" style:font-size-complex="10pt" fo:language="el" fo:country="GR"/>
    </style:style>
    <style:style style:name="T12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260" style:parent-style-name="Normal" style:family="paragraph">
      <style:paragraph-properties fo:widows="0" fo:orphans="0" style:text-autospace="none" fo:margin-bottom="0in" fo:line-height="100%"/>
    </style:style>
    <style:style style:name="T126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6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26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6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6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270" style:parent-style-name="Normal" style:family="paragraph">
      <style:paragraph-properties fo:widows="0" fo:orphans="0" style:text-autospace="none" fo:margin-bottom="0in" fo:line-height="100%"/>
    </style:style>
    <style:style style:name="T127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27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27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2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2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27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27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2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27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28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281" style:parent-style-name="Normal" style:family="paragraph">
      <style:paragraph-properties fo:widows="0" fo:orphans="0" style:text-autospace="none" fo:margin-bottom="0in" fo:line-height="100%"/>
    </style:style>
    <style:style style:name="T128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8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28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286" style:parent-style-name="Normal" style:family="paragraph">
      <style:paragraph-properties fo:widows="0" fo:orphans="0" style:text-autospace="none" fo:margin-bottom="0in" fo:line-height="100%"/>
    </style:style>
    <style:style style:name="T1287" style:parent-style-name="DefaultParagraphFont" style:family="text">
      <style:text-properties style:font-name="Source Code Pro Light" style:font-name-complex="Consolas" fo:color="#000000" fo:font-size="12pt" style:font-size-asian="12pt" style:font-size-complex="10pt" fo:language="el" fo:country="GR"/>
    </style:style>
    <style:style style:name="T1288" style:parent-style-name="DefaultParagraphFont" style:family="text">
      <style:text-properties style:font-name="Source Code Pro Light" style:font-name-complex="Consolas" fo:color="#000000" fo:font-size="12pt" style:font-size-asian="12pt" style:font-size-complex="10pt" fo:language="en" fo:country="US"/>
    </style:style>
    <style:style style:name="T1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0" style:parent-style-name="DefaultParagraphFont" style:family="text">
      <style:text-properties style:font-name="Source Code Pro Light" style:font-name-complex="Consolas" fo:color="#000000" fo:font-size="12pt" style:font-size-asian="12pt" style:font-size-complex="10pt" fo:language="en" fo:country="US"/>
    </style:style>
    <style:style style:name="T12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2" style:parent-style-name="DefaultParagraphFont" style:family="text">
      <style:text-properties style:font-name="Source Code Pro Light" style:font-name-complex="Consolas" fo:color="#000000" fo:font-size="12pt" style:font-size-asian="12pt" style:font-size-complex="10pt" fo:language="en" fo:country="US"/>
    </style:style>
    <style:style style:name="T12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4" style:parent-style-name="DefaultParagraphFont" style:family="text">
      <style:text-properties style:font-name="Source Code Pro Light" style:font-name-complex="Consolas" fo:color="#000000" fo:font-size="12pt" style:font-size-asian="12pt" style:font-size-complex="10pt" fo:language="en" fo:country="US"/>
    </style:style>
    <style:style style:name="T12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296" style:parent-style-name="DefaultParagraphFont" style:family="text">
      <style:text-properties style:font-name="Source Code Pro Light" style:font-name-complex="Consolas" fo:color="#000000" fo:font-size="12pt" style:font-size-asian="12pt" style:font-size-complex="10pt" fo:language="en" fo:country="US"/>
    </style:style>
    <style:style style:name="T12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298" style:parent-style-name="Normal" style:family="paragraph">
      <style:paragraph-properties fo:widows="0" fo:orphans="0" style:text-autospace="none" fo:margin-bottom="0in" fo:line-height="100%"/>
    </style:style>
    <style:style style:name="T1299" style:parent-style-name="DefaultParagraphFont" style:family="text">
      <style:text-properties style:font-name="Source Code Pro Light" style:font-name-complex="Consolas" fo:color="#000000" fo:font-size="12pt" style:font-size-asian="12pt" style:font-size-complex="10pt" fo:language="en" fo:country="US"/>
    </style:style>
    <style:style style:name="T1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01" style:parent-style-name="DefaultParagraphFont" style:family="text">
      <style:text-properties style:font-name="Source Code Pro Light" style:font-name-complex="Consolas" fo:color="#000000" fo:font-size="12pt" style:font-size-asian="12pt" style:font-size-complex="10pt" fo:language="en" fo:country="US"/>
    </style:style>
    <style:style style:name="T13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03" style:parent-style-name="DefaultParagraphFont" style:family="text">
      <style:text-properties style:font-name="Source Code Pro Light" style:font-name-complex="Consolas" fo:color="#000000" fo:font-size="12pt" style:font-size-asian="12pt" style:font-size-complex="10pt" fo:language="en" fo:country="US"/>
    </style:style>
    <style:style style:name="T13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05" style:parent-style-name="DefaultParagraphFont" style:family="text">
      <style:text-properties style:font-name="Source Code Pro Light" style:font-name-complex="Consolas" fo:color="#000000" fo:font-size="12pt" style:font-size-asian="12pt" style:font-size-complex="10pt" fo:language="en" fo:country="US"/>
    </style:style>
    <style:style style:name="T13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07" style:parent-style-name="DefaultParagraphFont" style:family="text">
      <style:text-properties style:font-name="Source Code Pro Light" style:font-name-complex="Consolas" fo:color="#000000" fo:font-size="12pt" style:font-size-asian="12pt" style:font-size-complex="10pt" fo:language="en" fo:country="US"/>
    </style:style>
    <style:style style:name="T13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0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10" style:parent-style-name="Normal" style:family="paragraph">
      <style:paragraph-properties fo:widows="0" fo:orphans="0" style:text-autospace="none" fo:margin-bottom="0in" fo:line-height="100%"/>
    </style:style>
    <style:style style:name="T131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1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1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1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31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1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32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32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329" style:parent-style-name="Normal" style:family="paragraph">
      <style:paragraph-properties fo:widows="0" fo:orphans="0" style:text-autospace="none" fo:margin-bottom="0in" fo:line-height="100%"/>
    </style:style>
    <style:style style:name="T13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3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33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33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33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3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33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3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33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33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340" style:parent-style-name="Normal" style:family="paragraph">
      <style:paragraph-properties fo:widows="0" fo:orphans="0" style:text-autospace="none" fo:margin-bottom="0in" fo:line-height="100%"/>
    </style:style>
    <style:style style:name="T13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4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4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349" style:parent-style-name="Normal" style:family="paragraph">
      <style:paragraph-properties fo:widows="0" fo:orphans="0" style:text-autospace="none" fo:margin-bottom="0in" fo:line-height="100%"/>
    </style:style>
    <style:style style:name="T1350" style:parent-style-name="DefaultParagraphFont" style:family="text">
      <style:text-properties style:font-name="Source Code Pro Light" style:font-name-complex="Consolas" fo:color="#000000" fo:font-size="12pt" style:font-size-asian="12pt" style:font-size-complex="10pt" fo:language="el" fo:country="GR"/>
    </style:style>
    <style:style style:name="T1351" style:parent-style-name="DefaultParagraphFont" style:family="text">
      <style:text-properties style:font-name="Source Code Pro Light" style:font-name-complex="Consolas" fo:color="#000000" fo:font-size="12pt" style:font-size-asian="12pt" style:font-size-complex="10pt" fo:language="en" fo:country="US"/>
    </style:style>
    <style:style style:name="T13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3" style:parent-style-name="DefaultParagraphFont" style:family="text">
      <style:text-properties style:font-name="Source Code Pro Light" style:font-name-complex="Consolas" fo:color="#000000" fo:font-size="12pt" style:font-size-asian="12pt" style:font-size-complex="10pt" fo:language="en" fo:country="US"/>
    </style:style>
    <style:style style:name="T13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5" style:parent-style-name="DefaultParagraphFont" style:family="text">
      <style:text-properties style:font-name="Source Code Pro Light" style:font-name-complex="Consolas" fo:color="#000000" fo:font-size="12pt" style:font-size-asian="12pt" style:font-size-complex="10pt" fo:language="en" fo:country="US"/>
    </style:style>
    <style:style style:name="T13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7" style:parent-style-name="DefaultParagraphFont" style:family="text">
      <style:text-properties style:font-name="Source Code Pro Light" style:font-name-complex="Consolas" fo:color="#000000" fo:font-size="12pt" style:font-size-asian="12pt" style:font-size-complex="10pt" fo:language="en" fo:country="US"/>
    </style:style>
    <style:style style:name="T13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59" style:parent-style-name="DefaultParagraphFont" style:family="text">
      <style:text-properties style:font-name="Source Code Pro Light" style:font-name-complex="Consolas" fo:color="#000000" fo:font-size="12pt" style:font-size-asian="12pt" style:font-size-complex="10pt" fo:language="en" fo:country="US"/>
    </style:style>
    <style:style style:name="T1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61" style:parent-style-name="DefaultParagraphFont" style:family="text">
      <style:text-properties style:font-name="Source Code Pro Light" style:font-name-complex="Consolas" fo:color="#000000" fo:font-size="12pt" style:font-size-asian="12pt" style:font-size-complex="10pt" fo:language="en" fo:country="US"/>
    </style:style>
    <style:style style:name="T13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63" style:parent-style-name="DefaultParagraphFont" style:family="text">
      <style:text-properties style:font-name="Source Code Pro Light" style:font-name-complex="Consolas" fo:color="#000000" fo:font-size="12pt" style:font-size-asian="12pt" style:font-size-complex="10pt" fo:language="en" fo:country="US"/>
    </style:style>
    <style:style style:name="T13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65" style:parent-style-name="DefaultParagraphFont" style:family="text">
      <style:text-properties style:font-name="Source Code Pro Light" style:font-name-complex="Consolas" fo:color="#000000" fo:font-size="12pt" style:font-size-asian="12pt" style:font-size-complex="10pt" fo:language="en" fo:country="US"/>
    </style:style>
    <style:style style:name="T13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67" style:parent-style-name="DefaultParagraphFont" style:family="text">
      <style:text-properties style:font-name="Source Code Pro Light" style:font-name-complex="Consolas" fo:color="#000000" fo:font-size="12pt" style:font-size-asian="12pt" style:font-size-complex="10pt" fo:language="en" fo:country="US"/>
    </style:style>
    <style:style style:name="T13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69" style:parent-style-name="DefaultParagraphFont" style:family="text">
      <style:text-properties style:font-name="Source Code Pro Light" style:font-name-complex="Consolas" fo:color="#000000" fo:font-size="12pt" style:font-size-asian="12pt" style:font-size-complex="10pt" fo:language="en" fo:country="US"/>
    </style:style>
    <style:style style:name="T13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71"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style:style>
    <style:style style:name="P1372"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37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374" style:parent-style-name="Normal" style:family="paragraph">
      <style:paragraph-properties fo:widows="0" fo:orphans="0" style:text-autospace="none" fo:margin-bottom="0in" fo:line-height="100%"/>
    </style:style>
    <style:style style:name="T1375" style:parent-style-name="DefaultParagraphFont" style:family="text">
      <style:text-properties style:font-name="Source Code Pro Light" style:font-name-complex="Consolas" fo:color="#000000" fo:font-size="12pt" style:font-size-asian="12pt" style:font-size-complex="10pt" fo:language="el" fo:country="GR"/>
    </style:style>
    <style:style style:name="T1376" style:parent-style-name="DefaultParagraphFont" style:family="text">
      <style:text-properties style:font-name="Source Code Pro Light" style:font-name-complex="Consolas" fo:color="#000000" fo:font-size="12pt" style:font-size-asian="12pt" style:font-size-complex="10pt" fo:language="en" fo:country="US"/>
    </style:style>
    <style:style style:name="T13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78" style:parent-style-name="DefaultParagraphFont" style:family="text">
      <style:text-properties style:font-name="Source Code Pro Light" style:font-name-complex="Consolas" fo:color="#000000" fo:font-size="12pt" style:font-size-asian="12pt" style:font-size-complex="10pt" fo:language="en" fo:country="US"/>
    </style:style>
    <style:style style:name="T13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80" style:parent-style-name="DefaultParagraphFont" style:family="text">
      <style:text-properties style:font-name="Source Code Pro Light" style:font-name-complex="Consolas" fo:color="#000000" fo:font-size="12pt" style:font-size-asian="12pt" style:font-size-complex="10pt" fo:language="en" fo:country="US"/>
    </style:style>
    <style:style style:name="T13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382" style:parent-style-name="DefaultParagraphFont" style:family="text">
      <style:text-properties style:font-name="Source Code Pro Light" style:font-name-complex="Consolas" fo:color="#000000" fo:font-size="12pt" style:font-size-asian="12pt" style:font-size-complex="10pt" fo:language="en" fo:country="US"/>
    </style:style>
    <style:style style:name="T13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8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385" style:parent-style-name="Normal" style:family="paragraph">
      <style:paragraph-properties fo:widows="0" fo:orphans="0" style:text-autospace="none" fo:margin-bottom="0in" fo:line-height="100%"/>
    </style:style>
    <style:style style:name="T138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8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8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8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9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9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39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39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39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395" style:parent-style-name="Normal" style:family="paragraph">
      <style:paragraph-properties fo:widows="0" fo:orphans="0" style:text-autospace="none" fo:margin-bottom="0in" fo:line-height="100%"/>
    </style:style>
    <style:style style:name="T1396" style:parent-style-name="DefaultParagraphFont" style:family="text">
      <style:text-properties style:font-name="Source Code Pro Light" style:font-name-complex="Consolas" fo:color="#000000" fo:font-size="12pt" style:font-size-asian="12pt" style:font-size-complex="10pt" fo:language="el" fo:country="GR"/>
    </style:style>
    <style:style style:name="T139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398" style:parent-style-name="DefaultParagraphFont" style:family="text">
      <style:text-properties style:font-name="Source Code Pro Light" style:font-name-complex="Consolas" fo:color="#000000" fo:font-size="12pt" style:font-size-asian="12pt" style:font-size-complex="10pt" fo:language="en" fo:country="US"/>
    </style:style>
    <style:style style:name="T13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0" style:parent-style-name="DefaultParagraphFont" style:family="text">
      <style:text-properties style:font-name="Source Code Pro Light" style:font-name-complex="Consolas" fo:color="#000000" fo:font-size="12pt" style:font-size-asian="12pt" style:font-size-complex="10pt" fo:language="en" fo:country="US"/>
    </style:style>
    <style:style style:name="T1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2" style:parent-style-name="DefaultParagraphFont" style:family="text">
      <style:text-properties style:font-name="Source Code Pro Light" style:font-name-complex="Consolas" fo:color="#000000" fo:font-size="12pt" style:font-size-asian="12pt" style:font-size-complex="10pt" fo:language="en" fo:country="US"/>
    </style:style>
    <style:style style:name="T1403" style:parent-style-name="DefaultParagraphFont" style:family="text">
      <style:text-properties style:font-name="Source Code Pro Light" style:font-name-complex="Consolas" fo:color="#800080" fo:font-size="12pt" style:font-size-asian="12pt" style:font-size-complex="10pt" fo:language="en" fo:country="US"/>
    </style:style>
    <style:style style:name="T1404" style:parent-style-name="DefaultParagraphFont" style:family="text">
      <style:text-properties style:font-name="Source Code Pro Light" style:font-name-complex="Consolas" fo:color="#000000" fo:font-size="12pt" style:font-size-asian="12pt" style:font-size-complex="10pt" fo:language="en" fo:country="US"/>
    </style:style>
    <style:style style:name="T14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6" style:parent-style-name="DefaultParagraphFont" style:family="text">
      <style:text-properties style:font-name="Source Code Pro Light" style:font-name-complex="Consolas" fo:color="#000000" fo:font-size="12pt" style:font-size-asian="12pt" style:font-size-complex="10pt" fo:language="en" fo:country="US"/>
    </style:style>
    <style:style style:name="T14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08" style:parent-style-name="DefaultParagraphFont" style:family="text">
      <style:text-properties style:font-name="Source Code Pro Light" style:font-name-complex="Consolas" fo:color="#000000" fo:font-size="12pt" style:font-size-asian="12pt" style:font-size-complex="10pt" fo:language="en" fo:country="US"/>
    </style:style>
    <style:style style:name="T14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10" style:parent-style-name="DefaultParagraphFont" style:family="text">
      <style:text-properties style:font-name="Source Code Pro Light" style:font-name-complex="Consolas" fo:color="#000000" fo:font-size="12pt" style:font-size-asian="12pt" style:font-size-complex="10pt" fo:language="en" fo:country="US"/>
    </style:style>
    <style:style style:name="T14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12" style:parent-style-name="Normal" style:family="paragraph">
      <style:paragraph-properties fo:widows="0" fo:orphans="0" style:text-autospace="none" fo:margin-bottom="0in" fo:line-height="100%"/>
    </style:style>
    <style:style style:name="T1413" style:parent-style-name="DefaultParagraphFont" style:family="text">
      <style:text-properties style:font-name="Source Code Pro Light" style:font-name-complex="Consolas" fo:color="#000000" fo:font-size="12pt" style:font-size-asian="12pt" style:font-size-complex="10pt" fo:language="en" fo:country="US"/>
    </style:style>
    <style:style style:name="T14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15" style:parent-style-name="Normal" style:family="paragraph">
      <style:paragraph-properties fo:widows="0" fo:orphans="0" style:text-autospace="none" fo:margin-bottom="0in" fo:line-height="100%"/>
    </style:style>
    <style:style style:name="T1416" style:parent-style-name="DefaultParagraphFont" style:family="text">
      <style:text-properties style:font-name="Source Code Pro Light" style:font-name-complex="Consolas" fo:color="#000000" fo:font-size="12pt" style:font-size-asian="12pt" style:font-size-complex="10pt" fo:language="en" fo:country="US"/>
    </style:style>
    <style:style style:name="T14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18" style:parent-style-name="DefaultParagraphFont" style:family="text">
      <style:text-properties style:font-name="Source Code Pro Light" style:font-name-complex="Consolas" fo:color="#000000" fo:font-size="12pt" style:font-size-asian="12pt" style:font-size-complex="10pt" fo:language="en" fo:country="US"/>
    </style:style>
    <style:style style:name="T14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20" style:parent-style-name="DefaultParagraphFont" style:family="text">
      <style:text-properties style:font-name="Source Code Pro Light" style:font-name-complex="Consolas" fo:color="#000000" fo:font-size="12pt" style:font-size-asian="12pt" style:font-size-complex="10pt" fo:language="en" fo:country="US"/>
    </style:style>
    <style:style style:name="T14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22" style:parent-style-name="DefaultParagraphFont" style:family="text">
      <style:text-properties style:font-name="Source Code Pro Light" style:font-name-complex="Consolas" fo:color="#000000" fo:font-size="12pt" style:font-size-asian="12pt" style:font-size-complex="10pt" fo:language="en" fo:country="US"/>
    </style:style>
    <style:style style:name="T14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24" style:parent-style-name="DefaultParagraphFont" style:family="text">
      <style:text-properties style:font-name="Source Code Pro Light" style:font-name-complex="Consolas" fo:color="#000000" fo:font-size="12pt" style:font-size-asian="12pt" style:font-size-complex="10pt" fo:language="en" fo:country="US"/>
    </style:style>
    <style:style style:name="T14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26" style:parent-style-name="DefaultParagraphFont" style:family="text">
      <style:text-properties style:font-name="Source Code Pro Light" style:font-name-complex="Consolas" fo:color="#000000" fo:font-size="12pt" style:font-size-asian="12pt" style:font-size-complex="10pt" fo:language="en" fo:country="US"/>
    </style:style>
    <style:style style:name="T14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28" style:parent-style-name="Normal" style:family="paragraph">
      <style:paragraph-properties fo:widows="0" fo:orphans="0" style:text-autospace="none" fo:margin-bottom="0in" fo:line-height="100%"/>
    </style:style>
    <style:style style:name="T1429" style:parent-style-name="DefaultParagraphFont" style:family="text">
      <style:text-properties style:font-name="Source Code Pro Light" style:font-name-complex="Consolas" fo:color="#000000" fo:font-size="12pt" style:font-size-asian="12pt" style:font-size-complex="10pt" fo:language="en" fo:country="US"/>
    </style:style>
    <style:style style:name="T14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1" style:parent-style-name="DefaultParagraphFont" style:family="text">
      <style:text-properties style:font-name="Source Code Pro Light" style:font-name-complex="Consolas" fo:color="#000000" fo:font-size="12pt" style:font-size-asian="12pt" style:font-size-complex="10pt" fo:language="en" fo:country="US"/>
    </style:style>
    <style:style style:name="T14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3" style:parent-style-name="DefaultParagraphFont" style:family="text">
      <style:text-properties style:font-name="Source Code Pro Light" style:font-name-complex="Consolas" fo:color="#000000" fo:font-size="12pt" style:font-size-asian="12pt" style:font-size-complex="10pt" fo:language="en" fo:country="US"/>
    </style:style>
    <style:style style:name="T14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5" style:parent-style-name="DefaultParagraphFont" style:family="text">
      <style:text-properties style:font-name="Source Code Pro Light" style:font-name-complex="Consolas" fo:color="#000000" fo:font-size="12pt" style:font-size-asian="12pt" style:font-size-complex="10pt" fo:language="en" fo:country="US"/>
    </style:style>
    <style:style style:name="T14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7" style:parent-style-name="DefaultParagraphFont" style:family="text">
      <style:text-properties style:font-name="Source Code Pro Light" style:font-name-complex="Consolas" fo:color="#000000" fo:font-size="12pt" style:font-size-asian="12pt" style:font-size-complex="10pt" fo:language="en" fo:country="US"/>
    </style:style>
    <style:style style:name="T14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39" style:parent-style-name="DefaultParagraphFont" style:family="text">
      <style:text-properties style:font-name="Source Code Pro Light" style:font-name-complex="Consolas" fo:color="#000000" fo:font-size="12pt" style:font-size-asian="12pt" style:font-size-complex="10pt" fo:language="en" fo:country="US"/>
    </style:style>
    <style:style style:name="T14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41" style:parent-style-name="Normal" style:family="paragraph">
      <style:paragraph-properties fo:widows="0" fo:orphans="0" style:text-autospace="none" fo:margin-bottom="0in" fo:line-height="100%"/>
    </style:style>
    <style:style style:name="T1442" style:parent-style-name="DefaultParagraphFont" style:family="text">
      <style:text-properties style:font-name="Source Code Pro Light" style:font-name-complex="Consolas" fo:color="#000000" fo:font-size="12pt" style:font-size-asian="12pt" style:font-size-complex="10pt" fo:language="en" fo:country="US"/>
    </style:style>
    <style:style style:name="T14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444" style:parent-style-name="DefaultParagraphFont" style:family="text">
      <style:text-properties style:font-name="Source Code Pro Light" style:font-name-complex="Consolas" fo:color="#000000" fo:font-size="12pt" style:font-size-asian="12pt" style:font-size-complex="10pt" fo:language="el" fo:country="GR"/>
    </style:style>
    <style:style style:name="P144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46" style:parent-style-name="Normal" style:family="paragraph">
      <style:paragraph-properties fo:widows="0" fo:orphans="0" style:text-autospace="none" fo:margin-bottom="0in" fo:line-height="100%"/>
    </style:style>
    <style:style style:name="T144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4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4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5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5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5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5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5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45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5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45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59" style:parent-style-name="Normal" style:family="paragraph">
      <style:paragraph-properties fo:widows="0" fo:orphans="0" style:text-autospace="none" fo:margin-bottom="0in" fo:line-height="100%"/>
    </style:style>
    <style:style style:name="T1460" style:parent-style-name="DefaultParagraphFont" style:family="text">
      <style:text-properties style:font-name="Source Code Pro Light" style:font-name-complex="Consolas" fo:color="#000000" fo:font-size="12pt" style:font-size-asian="12pt" style:font-size-complex="10pt" fo:language="el" fo:country="GR"/>
    </style:style>
    <style:style style:name="T1461" style:parent-style-name="DefaultParagraphFont" style:family="text">
      <style:text-properties style:font-name="Source Code Pro Light" style:font-name-complex="Consolas" fo:color="#000000" fo:font-size="12pt" style:font-size-asian="12pt" style:font-size-complex="10pt" fo:language="en" fo:country="US"/>
    </style:style>
    <style:style style:name="T14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63" style:parent-style-name="DefaultParagraphFont" style:family="text">
      <style:text-properties style:font-name="Source Code Pro Light" style:font-name-complex="Consolas" fo:color="#000000" fo:font-size="12pt" style:font-size-asian="12pt" style:font-size-complex="10pt" fo:language="en" fo:country="US"/>
    </style:style>
    <style:style style:name="T14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65" style:parent-style-name="DefaultParagraphFont" style:family="text">
      <style:text-properties style:font-name="Source Code Pro Light" style:font-name-complex="Consolas" fo:color="#000000" fo:font-size="12pt" style:font-size-asian="12pt" style:font-size-complex="10pt" fo:language="en" fo:country="US"/>
    </style:style>
    <style:style style:name="T14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67" style:parent-style-name="DefaultParagraphFont" style:family="text">
      <style:text-properties style:font-name="Source Code Pro Light" style:font-name-complex="Consolas" fo:color="#000000" fo:font-size="12pt" style:font-size-asian="12pt" style:font-size-complex="10pt" fo:language="en" fo:country="US"/>
    </style:style>
    <style:style style:name="T14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69" style:parent-style-name="DefaultParagraphFont" style:family="text">
      <style:text-properties style:font-name="Source Code Pro Light" style:font-name-complex="Consolas" fo:color="#000000" fo:font-size="12pt" style:font-size-asian="12pt" style:font-size-complex="10pt" fo:language="en" fo:country="US"/>
    </style:style>
    <style:style style:name="T14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471" style:parent-style-name="DefaultParagraphFont" style:family="text">
      <style:text-properties style:font-name="Source Code Pro Light" style:font-name-complex="Consolas" fo:color="#000000" fo:font-size="12pt" style:font-size-asian="12pt" style:font-size-complex="10pt" fo:language="en" fo:country="US"/>
    </style:style>
    <style:style style:name="T14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473"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style:style>
    <style:style style:name="P1474"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47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476" style:parent-style-name="Normal" style:family="paragraph">
      <style:paragraph-properties fo:widows="0" fo:orphans="0" style:text-autospace="none" fo:margin-bottom="0in" fo:line-height="100%"/>
    </style:style>
    <style:style style:name="T1477" style:parent-style-name="DefaultParagraphFont" style:family="text">
      <style:text-properties style:font-name="Source Code Pro Light" style:font-name-complex="Consolas" fo:color="#000000" fo:font-size="12pt" style:font-size-asian="12pt" style:font-size-complex="10pt" fo:language="el" fo:country="GR"/>
    </style:style>
    <style:style style:name="T14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7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8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8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82" style:parent-style-name="Normal" style:family="paragraph">
      <style:paragraph-properties fo:widows="0" fo:orphans="0" style:text-autospace="none" fo:margin-bottom="0in" fo:line-height="100%"/>
    </style:style>
    <style:style style:name="T148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4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85" style:parent-style-name="Normal" style:family="paragraph">
      <style:paragraph-properties fo:widows="0" fo:orphans="0" style:text-autospace="none" fo:margin-bottom="0in" fo:line-height="100%"/>
    </style:style>
    <style:style style:name="T1486" style:parent-style-name="DefaultParagraphFont" style:family="text">
      <style:text-properties style:font-name="Source Code Pro Light" style:font-name-complex="Consolas" fo:color="#000000" fo:font-size="12pt" style:font-size-asian="12pt" style:font-size-complex="10pt" fo:language="el" fo:country="GR"/>
    </style:style>
    <style:style style:name="T14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488" style:parent-style-name="Normal" style:family="paragraph">
      <style:paragraph-properties fo:widows="0" fo:orphans="0" style:text-autospace="none" fo:margin-bottom="0in" fo:line-height="100%"/>
    </style:style>
    <style:style style:name="T1489" style:parent-style-name="DefaultParagraphFont" style:family="text">
      <style:text-properties style:font-name="Source Code Pro Light" style:font-name-complex="Consolas" fo:color="#000000" fo:font-size="12pt" style:font-size-asian="12pt" style:font-size-complex="10pt" fo:language="el" fo:country="GR"/>
    </style:style>
    <style:style style:name="T14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491" style:parent-style-name="DefaultParagraphFont" style:family="text">
      <style:text-properties style:font-name="Source Code Pro Light" style:font-name-complex="Consolas" fo:color="#000000" fo:font-size="12pt" style:font-size-asian="12pt" style:font-size-complex="10pt" fo:language="el" fo:country="GR"/>
    </style:style>
    <style:style style:name="T149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4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4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149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49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497" style:parent-style-name="Normal" style:family="paragraph">
      <style:paragraph-properties fo:widows="0" fo:orphans="0" style:text-autospace="none" fo:margin-bottom="0in" fo:line-height="100%"/>
    </style:style>
    <style:style style:name="T149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49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5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5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507"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150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1509" style:parent-style-name="Normal" style:family="paragraph">
      <style:paragraph-properties fo:widows="0" fo:orphans="0" style:text-autospace="none" fo:margin-bottom="0in" fo:line-height="100%"/>
    </style:style>
    <style:style style:name="T151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style:style>
    <style:style style:name="T151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51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style:style>
    <style:style style:name="T151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51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style:style>
    <style:style style:name="P1515" style:parent-style-name="Normal" style:family="paragraph">
      <style:paragraph-properties fo:widows="0" fo:orphans="0" style:text-autospace="none" fo:margin-bottom="0in" fo:line-height="100%"/>
    </style:style>
    <style:style style:name="T1516" style:parent-style-name="DefaultParagraphFont" style:family="text">
      <style:text-properties style:font-name="Source Code Pro Light" style:font-name-complex="Consolas" fo:color="#000000" fo:font-size="12pt" style:font-size-asian="12pt" style:font-size-complex="10pt"/>
    </style:style>
    <style:style style:name="T1517" style:parent-style-name="DefaultParagraphFont" style:family="text">
      <style:text-properties style:font-name="Source Code Pro Light" style:font-name-complex="Consolas" fo:color="#000000" fo:font-size="12pt" style:font-size-asian="12pt" style:font-size-complex="10pt" fo:language="en" fo:country="US"/>
    </style:style>
    <style:style style:name="T15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19" style:parent-style-name="DefaultParagraphFont" style:family="text">
      <style:text-properties style:font-name="Source Code Pro Light" style:font-name-complex="Consolas" fo:color="#000000" fo:font-size="12pt" style:font-size-asian="12pt" style:font-size-complex="10pt" fo:language="en" fo:country="US"/>
    </style:style>
    <style:style style:name="T15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1" style:parent-style-name="DefaultParagraphFont" style:family="text">
      <style:text-properties style:font-name="Source Code Pro Light" style:font-name-complex="Consolas" fo:color="#000000" fo:font-size="12pt" style:font-size-asian="12pt" style:font-size-complex="10pt" fo:language="en" fo:country="US"/>
    </style:style>
    <style:style style:name="T15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523" style:parent-style-name="Normal" style:family="paragraph">
      <style:paragraph-properties fo:widows="0" fo:orphans="0" style:text-autospace="none" fo:margin-bottom="0in" fo:line-height="100%"/>
    </style:style>
    <style:style style:name="T1524" style:parent-style-name="DefaultParagraphFont" style:family="text">
      <style:text-properties style:font-name="Source Code Pro Light" style:font-name-complex="Consolas" fo:color="#000000" fo:font-size="12pt" style:font-size-asian="12pt" style:font-size-complex="10pt" fo:language="en" fo:country="US"/>
    </style:style>
    <style:style style:name="T15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6" style:parent-style-name="DefaultParagraphFont" style:family="text">
      <style:text-properties style:font-name="Source Code Pro Light" style:font-name-complex="Consolas" fo:color="#000000" fo:font-size="12pt" style:font-size-asian="12pt" style:font-size-complex="10pt" fo:language="en" fo:country="US"/>
    </style:style>
    <style:style style:name="T1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28" style:parent-style-name="DefaultParagraphFont" style:family="text">
      <style:text-properties style:font-name="Source Code Pro Light" style:font-name-complex="Consolas" fo:color="#800080" fo:font-size="12pt" style:font-size-asian="12pt" style:font-size-complex="10pt" fo:language="en" fo:country="US"/>
    </style:style>
    <style:style style:name="T15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0" style:parent-style-name="DefaultParagraphFont" style:family="text">
      <style:text-properties style:font-name="Source Code Pro Light" style:font-name-complex="Consolas" fo:color="#000000" fo:font-size="12pt" style:font-size-asian="12pt" style:font-size-complex="10pt" fo:language="en" fo:country="US"/>
    </style:style>
    <style:style style:name="T15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32" style:parent-style-name="Normal" style:family="paragraph">
      <style:paragraph-properties fo:widows="0" fo:orphans="0" style:text-autospace="none" fo:margin-bottom="0in" fo:line-height="100%"/>
    </style:style>
    <style:style style:name="T1533" style:parent-style-name="DefaultParagraphFont" style:family="text">
      <style:text-properties style:font-name="Source Code Pro Light" style:font-name-complex="Consolas" fo:color="#000000" fo:font-size="12pt" style:font-size-asian="12pt" style:font-size-complex="10pt" fo:language="en" fo:country="US"/>
    </style:style>
    <style:style style:name="T15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5" style:parent-style-name="DefaultParagraphFont" style:family="text">
      <style:text-properties style:font-name="Source Code Pro Light" style:font-name-complex="Consolas" fo:color="#000000" fo:font-size="12pt" style:font-size-asian="12pt" style:font-size-complex="10pt" fo:language="en" fo:country="US"/>
    </style:style>
    <style:style style:name="T15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3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539" style:parent-style-name="Normal" style:family="paragraph">
      <style:paragraph-properties fo:widows="0" fo:orphans="0" style:text-autospace="none" fo:margin-bottom="0in" fo:line-height="100%"/>
    </style:style>
    <style:style style:name="T1540" style:parent-style-name="DefaultParagraphFont" style:family="text">
      <style:text-properties style:font-name="Source Code Pro Light" style:font-name-complex="Consolas" fo:color="#000000" fo:font-size="12pt" style:font-size-asian="12pt" style:font-size-complex="10pt" fo:language="en" fo:country="US"/>
    </style:style>
    <style:style style:name="T15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2" style:parent-style-name="DefaultParagraphFont" style:family="text">
      <style:text-properties style:font-name="Source Code Pro Light" style:font-name-complex="Consolas" fo:color="#000000" fo:font-size="12pt" style:font-size-asian="12pt" style:font-size-complex="10pt" fo:language="en" fo:country="US"/>
    </style:style>
    <style:style style:name="T15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4" style:parent-style-name="DefaultParagraphFont" style:family="text">
      <style:text-properties style:font-name="Source Code Pro Light" style:font-name-complex="Consolas" fo:color="#000000" fo:font-size="12pt" style:font-size-asian="12pt" style:font-size-complex="10pt" fo:language="en" fo:country="US"/>
    </style:style>
    <style:style style:name="T15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6" style:parent-style-name="DefaultParagraphFont" style:family="text">
      <style:text-properties style:font-name="Source Code Pro Light" style:font-name-complex="Consolas" fo:color="#800080" fo:font-size="12pt" style:font-size-asian="12pt" style:font-size-complex="10pt" fo:language="en" fo:country="US"/>
    </style:style>
    <style:style style:name="T15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4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5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0" style:parent-style-name="DefaultParagraphFont" style:family="text">
      <style:text-properties style:font-name="Source Code Pro Light" style:font-name-complex="Consolas" fo:color="#000000" fo:font-size="12pt" style:font-size-asian="12pt" style:font-size-complex="10pt" fo:language="en" fo:country="US"/>
    </style:style>
    <style:style style:name="T155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52" style:parent-style-name="Normal" style:family="paragraph">
      <style:paragraph-properties fo:widows="0" fo:orphans="0" style:text-autospace="none" fo:margin-bottom="0in" fo:line-height="100%"/>
    </style:style>
    <style:style style:name="T1553" style:parent-style-name="DefaultParagraphFont" style:family="text">
      <style:text-properties style:font-name="Source Code Pro Light" style:font-name-complex="Consolas" fo:color="#000000" fo:font-size="12pt" style:font-size-asian="12pt" style:font-size-complex="10pt" fo:language="en" fo:country="US"/>
    </style:style>
    <style:style style:name="T15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5" style:parent-style-name="DefaultParagraphFont" style:family="text">
      <style:text-properties style:font-name="Source Code Pro Light" style:font-name-complex="Consolas" fo:color="#000000" fo:font-size="12pt" style:font-size-asian="12pt" style:font-size-complex="10pt" fo:language="en" fo:country="US"/>
    </style:style>
    <style:style style:name="T15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7" style:parent-style-name="DefaultParagraphFont" style:family="text">
      <style:text-properties style:font-name="Source Code Pro Light" style:font-name-complex="Consolas" fo:color="#000000" fo:font-size="12pt" style:font-size-asian="12pt" style:font-size-complex="10pt" fo:language="en" fo:country="US"/>
    </style:style>
    <style:style style:name="T15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59" style:parent-style-name="DefaultParagraphFont" style:family="text">
      <style:text-properties style:font-name="Source Code Pro Light" style:font-name-complex="Consolas" fo:color="#800080" fo:font-size="12pt" style:font-size-asian="12pt" style:font-size-complex="10pt" fo:language="en" fo:country="US"/>
    </style:style>
    <style:style style:name="T15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1" style:parent-style-name="DefaultParagraphFont" style:family="text">
      <style:text-properties style:font-name="Source Code Pro Light" style:font-name-complex="Consolas" fo:color="#000000" fo:font-size="12pt" style:font-size-asian="12pt" style:font-size-complex="10pt" fo:language="en" fo:country="US"/>
    </style:style>
    <style:style style:name="T15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3" style:parent-style-name="DefaultParagraphFont" style:family="text">
      <style:text-properties style:font-name="Source Code Pro Light" style:font-name-complex="Consolas" fo:color="#000000" fo:font-size="12pt" style:font-size-asian="12pt" style:font-size-complex="10pt" fo:language="en" fo:country="US"/>
    </style:style>
    <style:style style:name="T15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65" style:parent-style-name="DefaultParagraphFont" style:family="text">
      <style:text-properties style:font-name="Source Code Pro Light" style:font-name-complex="Consolas" fo:color="#000000" fo:font-size="12pt" style:font-size-asian="12pt" style:font-size-complex="10pt" fo:language="en" fo:country="US"/>
    </style:style>
    <style:style style:name="T15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67" style:parent-style-name="Normal" style:family="paragraph">
      <style:paragraph-properties fo:widows="0" fo:orphans="0" style:text-autospace="none" fo:margin-bottom="0in" fo:line-height="100%"/>
    </style:style>
    <style:style style:name="T1568" style:parent-style-name="DefaultParagraphFont" style:family="text">
      <style:text-properties style:font-name="Source Code Pro Light" style:font-name-complex="Consolas" fo:color="#000000" fo:font-size="12pt" style:font-size-asian="12pt" style:font-size-complex="10pt" fo:language="en" fo:country="US"/>
    </style:style>
    <style:style style:name="T15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0" style:parent-style-name="DefaultParagraphFont" style:family="text">
      <style:text-properties style:font-name="Source Code Pro Light" style:font-name-complex="Consolas" fo:color="#000000" fo:font-size="12pt" style:font-size-asian="12pt" style:font-size-complex="10pt" fo:language="en" fo:country="US"/>
    </style:style>
    <style:style style:name="T15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2" style:parent-style-name="DefaultParagraphFont" style:family="text">
      <style:text-properties style:font-name="Source Code Pro Light" style:font-name-complex="Consolas" fo:color="#000000" fo:font-size="12pt" style:font-size-asian="12pt" style:font-size-complex="10pt" fo:language="en" fo:country="US"/>
    </style:style>
    <style:style style:name="T15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4" style:parent-style-name="DefaultParagraphFont" style:family="text">
      <style:text-properties style:font-name="Source Code Pro Light" style:font-name-complex="Consolas" fo:color="#800080" fo:font-size="12pt" style:font-size-asian="12pt" style:font-size-complex="10pt" fo:language="en" fo:country="US"/>
    </style:style>
    <style:style style:name="T15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6" style:parent-style-name="DefaultParagraphFont" style:family="text">
      <style:text-properties style:font-name="Source Code Pro Light" style:font-name-complex="Consolas" fo:color="#000000" fo:font-size="12pt" style:font-size-asian="12pt" style:font-size-complex="10pt" fo:language="en" fo:country="US"/>
    </style:style>
    <style:style style:name="T15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78" style:parent-style-name="DefaultParagraphFont" style:family="text">
      <style:text-properties style:font-name="Source Code Pro Light" style:font-name-complex="Consolas" fo:color="#000000" fo:font-size="12pt" style:font-size-asian="12pt" style:font-size-complex="10pt" fo:language="en" fo:country="US"/>
    </style:style>
    <style:style style:name="T15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0" style:parent-style-name="DefaultParagraphFont" style:family="text">
      <style:text-properties style:font-name="Source Code Pro Light" style:font-name-complex="Consolas" fo:color="#000000" fo:font-size="12pt" style:font-size-asian="12pt" style:font-size-complex="10pt" fo:language="en" fo:country="US"/>
    </style:style>
    <style:style style:name="T15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82" style:parent-style-name="Normal" style:family="paragraph">
      <style:paragraph-properties fo:widows="0" fo:orphans="0" style:text-autospace="none" fo:margin-bottom="0in" fo:line-height="100%"/>
    </style:style>
    <style:style style:name="T1583" style:parent-style-name="DefaultParagraphFont" style:family="text">
      <style:text-properties style:font-name="Source Code Pro Light" style:font-name-complex="Consolas" fo:color="#000000" fo:font-size="12pt" style:font-size-asian="12pt" style:font-size-complex="10pt" fo:language="en" fo:country="US"/>
    </style:style>
    <style:style style:name="T15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5" style:parent-style-name="DefaultParagraphFont" style:family="text">
      <style:text-properties style:font-name="Source Code Pro Light" style:font-name-complex="Consolas" fo:color="#000000" fo:font-size="12pt" style:font-size-asian="12pt" style:font-size-complex="10pt" fo:language="en" fo:country="US"/>
    </style:style>
    <style:style style:name="T15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7" style:parent-style-name="DefaultParagraphFont" style:family="text">
      <style:text-properties style:font-name="Source Code Pro Light" style:font-name-complex="Consolas" fo:color="#000000" fo:font-size="12pt" style:font-size-asian="12pt" style:font-size-complex="10pt" fo:language="en" fo:country="US"/>
    </style:style>
    <style:style style:name="T15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89" style:parent-style-name="DefaultParagraphFont" style:family="text">
      <style:text-properties style:font-name="Source Code Pro Light" style:font-name-complex="Consolas" fo:color="#800080" fo:font-size="12pt" style:font-size-asian="12pt" style:font-size-complex="10pt" fo:language="en" fo:country="US"/>
    </style:style>
    <style:style style:name="T15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1" style:parent-style-name="DefaultParagraphFont" style:family="text">
      <style:text-properties style:font-name="Source Code Pro Light" style:font-name-complex="Consolas" fo:color="#000000" fo:font-size="12pt" style:font-size-asian="12pt" style:font-size-complex="10pt" fo:language="en" fo:country="US"/>
    </style:style>
    <style:style style:name="T15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3" style:parent-style-name="DefaultParagraphFont" style:family="text">
      <style:text-properties style:font-name="Source Code Pro Light" style:font-name-complex="Consolas" fo:color="#000000" fo:font-size="12pt" style:font-size-asian="12pt" style:font-size-complex="10pt" fo:language="en" fo:country="US"/>
    </style:style>
    <style:style style:name="T15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595" style:parent-style-name="DefaultParagraphFont" style:family="text">
      <style:text-properties style:font-name="Source Code Pro Light" style:font-name-complex="Consolas" fo:color="#000000" fo:font-size="12pt" style:font-size-asian="12pt" style:font-size-complex="10pt" fo:language="en" fo:country="US"/>
    </style:style>
    <style:style style:name="T159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597" style:parent-style-name="Normal" style:family="paragraph">
      <style:paragraph-properties fo:widows="0" fo:orphans="0" style:text-autospace="none" fo:margin-bottom="0in" fo:line-height="100%"/>
    </style:style>
    <style:style style:name="T1598" style:parent-style-name="DefaultParagraphFont" style:family="text">
      <style:text-properties style:font-name="Source Code Pro Light" style:font-name-complex="Consolas" fo:color="#000000" fo:font-size="12pt" style:font-size-asian="12pt" style:font-size-complex="10pt" fo:language="en" fo:country="US"/>
    </style:style>
    <style:style style:name="T15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0" style:parent-style-name="DefaultParagraphFont" style:family="text">
      <style:text-properties style:font-name="Source Code Pro Light" style:font-name-complex="Consolas" fo:color="#000000" fo:font-size="12pt" style:font-size-asian="12pt" style:font-size-complex="10pt" fo:language="en" fo:country="US"/>
    </style:style>
    <style:style style:name="T16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2" style:parent-style-name="DefaultParagraphFont" style:family="text">
      <style:text-properties style:font-name="Source Code Pro Light" style:font-name-complex="Consolas" fo:color="#000000" fo:font-size="12pt" style:font-size-asian="12pt" style:font-size-complex="10pt" fo:language="en" fo:country="US"/>
    </style:style>
    <style:style style:name="T16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4" style:parent-style-name="DefaultParagraphFont" style:family="text">
      <style:text-properties style:font-name="Source Code Pro Light" style:font-name-complex="Consolas" fo:color="#800080" fo:font-size="12pt" style:font-size-asian="12pt" style:font-size-complex="10pt" fo:language="en" fo:country="US"/>
    </style:style>
    <style:style style:name="T16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6" style:parent-style-name="DefaultParagraphFont" style:family="text">
      <style:text-properties style:font-name="Source Code Pro Light" style:font-name-complex="Consolas" fo:color="#000000" fo:font-size="12pt" style:font-size-asian="12pt" style:font-size-complex="10pt" fo:language="en" fo:country="US"/>
    </style:style>
    <style:style style:name="T16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08" style:parent-style-name="DefaultParagraphFont" style:family="text">
      <style:text-properties style:font-name="Source Code Pro Light" style:font-name-complex="Consolas" fo:color="#000000" fo:font-size="12pt" style:font-size-asian="12pt" style:font-size-complex="10pt" fo:language="en" fo:country="US"/>
    </style:style>
    <style:style style:name="T16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0" style:parent-style-name="DefaultParagraphFont" style:family="text">
      <style:text-properties style:font-name="Source Code Pro Light" style:font-name-complex="Consolas" fo:color="#000000" fo:font-size="12pt" style:font-size-asian="12pt" style:font-size-complex="10pt" fo:language="en" fo:country="US"/>
    </style:style>
    <style:style style:name="T161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12" style:parent-style-name="Normal" style:family="paragraph">
      <style:paragraph-properties fo:widows="0" fo:orphans="0" style:text-autospace="none" fo:margin-bottom="0in" fo:line-height="100%"/>
    </style:style>
    <style:style style:name="T1613" style:parent-style-name="DefaultParagraphFont" style:family="text">
      <style:text-properties style:font-name="Source Code Pro Light" style:font-name-complex="Consolas" fo:color="#000000" fo:font-size="12pt" style:font-size-asian="12pt" style:font-size-complex="10pt" fo:language="en" fo:country="US"/>
    </style:style>
    <style:style style:name="T16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5" style:parent-style-name="DefaultParagraphFont" style:family="text">
      <style:text-properties style:font-name="Source Code Pro Light" style:font-name-complex="Consolas" fo:color="#000000" fo:font-size="12pt" style:font-size-asian="12pt" style:font-size-complex="10pt" fo:language="en" fo:country="US"/>
    </style:style>
    <style:style style:name="T16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7" style:parent-style-name="DefaultParagraphFont" style:family="text">
      <style:text-properties style:font-name="Source Code Pro Light" style:font-name-complex="Consolas" fo:color="#000000" fo:font-size="12pt" style:font-size-asian="12pt" style:font-size-complex="10pt" fo:language="en" fo:country="US"/>
    </style:style>
    <style:style style:name="T16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19" style:parent-style-name="DefaultParagraphFont" style:family="text">
      <style:text-properties style:font-name="Source Code Pro Light" style:font-name-complex="Consolas" fo:color="#800080" fo:font-size="12pt" style:font-size-asian="12pt" style:font-size-complex="10pt" fo:language="en" fo:country="US"/>
    </style:style>
    <style:style style:name="T16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1" style:parent-style-name="DefaultParagraphFont" style:family="text">
      <style:text-properties style:font-name="Source Code Pro Light" style:font-name-complex="Consolas" fo:color="#000000" fo:font-size="12pt" style:font-size-asian="12pt" style:font-size-complex="10pt" fo:language="en" fo:country="US"/>
    </style:style>
    <style:style style:name="T16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3" style:parent-style-name="DefaultParagraphFont" style:family="text">
      <style:text-properties style:font-name="Source Code Pro Light" style:font-name-complex="Consolas" fo:color="#000000" fo:font-size="12pt" style:font-size-asian="12pt" style:font-size-complex="10pt" fo:language="en" fo:country="US"/>
    </style:style>
    <style:style style:name="T16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25" style:parent-style-name="DefaultParagraphFont" style:family="text">
      <style:text-properties style:font-name="Source Code Pro Light" style:font-name-complex="Consolas" fo:color="#000000" fo:font-size="12pt" style:font-size-asian="12pt" style:font-size-complex="10pt" fo:language="en" fo:country="US"/>
    </style:style>
    <style:style style:name="T162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27" style:parent-style-name="Normal" style:family="paragraph">
      <style:paragraph-properties fo:widows="0" fo:orphans="0" style:text-autospace="none" fo:margin-bottom="0in" fo:line-height="100%"/>
    </style:style>
    <style:style style:name="T1628" style:parent-style-name="DefaultParagraphFont" style:family="text">
      <style:text-properties style:font-name="Source Code Pro Light" style:font-name-complex="Consolas" fo:color="#000000" fo:font-size="12pt" style:font-size-asian="12pt" style:font-size-complex="10pt" fo:language="en" fo:country="US"/>
    </style:style>
    <style:style style:name="T16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0" style:parent-style-name="DefaultParagraphFont" style:family="text">
      <style:text-properties style:font-name="Source Code Pro Light" style:font-name-complex="Consolas" fo:color="#000000" fo:font-size="12pt" style:font-size-asian="12pt" style:font-size-complex="10pt" fo:language="en" fo:country="US"/>
    </style:style>
    <style:style style:name="T16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2" style:parent-style-name="DefaultParagraphFont" style:family="text">
      <style:text-properties style:font-name="Source Code Pro Light" style:font-name-complex="Consolas" fo:color="#000000" fo:font-size="12pt" style:font-size-asian="12pt" style:font-size-complex="10pt" fo:language="en" fo:country="US"/>
    </style:style>
    <style:style style:name="T16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4" style:parent-style-name="DefaultParagraphFont" style:family="text">
      <style:text-properties style:font-name="Source Code Pro Light" style:font-name-complex="Consolas" fo:color="#800080" fo:font-size="12pt" style:font-size-asian="12pt" style:font-size-complex="10pt" fo:language="en" fo:country="US"/>
    </style:style>
    <style:style style:name="T16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6" style:parent-style-name="DefaultParagraphFont" style:family="text">
      <style:text-properties style:font-name="Source Code Pro Light" style:font-name-complex="Consolas" fo:color="#000000" fo:font-size="12pt" style:font-size-asian="12pt" style:font-size-complex="10pt" fo:language="en" fo:country="US"/>
    </style:style>
    <style:style style:name="T16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38" style:parent-style-name="DefaultParagraphFont" style:family="text">
      <style:text-properties style:font-name="Source Code Pro Light" style:font-name-complex="Consolas" fo:color="#000000" fo:font-size="12pt" style:font-size-asian="12pt" style:font-size-complex="10pt" fo:language="en" fo:country="US"/>
    </style:style>
    <style:style style:name="T16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40" style:parent-style-name="DefaultParagraphFont" style:family="text">
      <style:text-properties style:font-name="Source Code Pro Light" style:font-name-complex="Consolas" fo:color="#000000" fo:font-size="12pt" style:font-size-asian="12pt" style:font-size-complex="10pt" fo:language="en" fo:country="US"/>
    </style:style>
    <style:style style:name="T16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42" style:parent-style-name="Normal" style:family="paragraph">
      <style:paragraph-properties fo:widows="0" fo:orphans="0" style:text-autospace="none" fo:margin-bottom="0in" fo:line-height="100%"/>
    </style:style>
    <style:style style:name="T1643" style:parent-style-name="DefaultParagraphFont" style:family="text">
      <style:text-properties style:font-name="Source Code Pro Light" style:font-name-complex="Consolas" fo:color="#000000" fo:font-size="12pt" style:font-size-asian="12pt" style:font-size-complex="10pt" fo:language="en" fo:country="US"/>
    </style:style>
    <style:style style:name="T16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45" style:parent-style-name="DefaultParagraphFont" style:family="text">
      <style:text-properties style:font-name="Source Code Pro Light" style:font-name-complex="Consolas" fo:color="#000000" fo:font-size="12pt" style:font-size-asian="12pt" style:font-size-complex="10pt" fo:language="en" fo:country="US"/>
    </style:style>
    <style:style style:name="T16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47" style:parent-style-name="DefaultParagraphFont" style:family="text">
      <style:text-properties style:font-name="Source Code Pro Light" style:font-name-complex="Consolas" fo:color="#000000" fo:font-size="12pt" style:font-size-asian="12pt" style:font-size-complex="10pt" fo:language="en" fo:country="US"/>
    </style:style>
    <style:style style:name="T16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49" style:parent-style-name="DefaultParagraphFont" style:family="text">
      <style:text-properties style:font-name="Source Code Pro Light" style:font-name-complex="Consolas" fo:color="#800080" fo:font-size="12pt" style:font-size-asian="12pt" style:font-size-complex="10pt" fo:language="en" fo:country="US"/>
    </style:style>
    <style:style style:name="T16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51" style:parent-style-name="DefaultParagraphFont" style:family="text">
      <style:text-properties style:font-name="Source Code Pro Light" style:font-name-complex="Consolas" fo:color="#000000" fo:font-size="12pt" style:font-size-asian="12pt" style:font-size-complex="10pt" fo:language="en" fo:country="US"/>
    </style:style>
    <style:style style:name="T16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53" style:parent-style-name="DefaultParagraphFont" style:family="text">
      <style:text-properties style:font-name="Source Code Pro Light" style:font-name-complex="Consolas" fo:color="#000000" fo:font-size="12pt" style:font-size-asian="12pt" style:font-size-complex="10pt" fo:language="en" fo:country="US"/>
    </style:style>
    <style:style style:name="T16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55" style:parent-style-name="DefaultParagraphFont" style:family="text">
      <style:text-properties style:font-name="Source Code Pro Light" style:font-name-complex="Consolas" fo:color="#000000" fo:font-size="12pt" style:font-size-asian="12pt" style:font-size-complex="10pt" fo:language="en" fo:country="US"/>
    </style:style>
    <style:style style:name="T165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5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65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65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66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6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668" style:parent-style-name="Normal" style:family="paragraph">
      <style:paragraph-properties fo:widows="0" fo:orphans="0" style:text-autospace="none" fo:margin-bottom="0in" fo:line-height="100%"/>
    </style:style>
    <style:style style:name="T1669" style:parent-style-name="DefaultParagraphFont" style:family="text">
      <style:text-properties style:font-name="Source Code Pro Light" style:font-name-complex="Consolas" fo:color="#000000" fo:font-size="12pt" style:font-size-asian="12pt" style:font-size-complex="10pt" fo:language="en" fo:country="US"/>
    </style:style>
    <style:style style:name="T167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7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7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73" style:parent-style-name="Normal" style:family="paragraph">
      <style:paragraph-properties fo:widows="0" fo:orphans="0" style:text-autospace="none" fo:margin-bottom="0in" fo:line-height="100%"/>
    </style:style>
    <style:style style:name="T1674" style:parent-style-name="DefaultParagraphFont" style:family="text">
      <style:text-properties style:font-name="Source Code Pro Light" style:font-name-complex="Consolas" fo:color="#000000" fo:font-size="12pt" style:font-size-asian="12pt" style:font-size-complex="10pt" fo:language="en" fo:country="US"/>
    </style:style>
    <style:style style:name="T16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676"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67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678" style:parent-style-name="Normal" style:family="paragraph">
      <style:paragraph-properties fo:widows="0" fo:orphans="0" style:text-autospace="none" fo:margin-bottom="0in" fo:line-height="100%"/>
    </style:style>
    <style:style style:name="T1679" style:parent-style-name="DefaultParagraphFont" style:family="text">
      <style:text-properties style:font-name="Source Code Pro Light" style:font-name-complex="Consolas" fo:color="#000000" fo:font-size="12pt" style:font-size-asian="12pt" style:font-size-complex="10pt" fo:language="el" fo:country="GR"/>
    </style:style>
    <style:style style:name="T1680" style:parent-style-name="DefaultParagraphFont" style:family="text">
      <style:text-properties style:font-name="Source Code Pro Light" style:font-name-complex="Consolas" fo:color="#000000" fo:font-size="12pt" style:font-size-asian="12pt" style:font-size-complex="10pt" fo:language="en" fo:country="US"/>
    </style:style>
    <style:style style:name="T16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2" style:parent-style-name="DefaultParagraphFont" style:family="text">
      <style:text-properties style:font-name="Source Code Pro Light" style:font-name-complex="Consolas" fo:color="#000000" fo:font-size="12pt" style:font-size-asian="12pt" style:font-size-complex="10pt" fo:language="en" fo:country="US"/>
    </style:style>
    <style:style style:name="T16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8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6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686" style:parent-style-name="Normal" style:family="paragraph">
      <style:paragraph-properties fo:widows="0" fo:orphans="0" style:text-autospace="none" fo:margin-bottom="0in" fo:line-height="100%"/>
    </style:style>
    <style:style style:name="T1687" style:parent-style-name="DefaultParagraphFont" style:family="text">
      <style:text-properties style:font-name="Source Code Pro Light" style:font-name-complex="Consolas" fo:color="#000000" fo:font-size="12pt" style:font-size-asian="12pt" style:font-size-complex="10pt" fo:language="en" fo:country="US"/>
    </style:style>
    <style:style style:name="T168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689" style:parent-style-name="DefaultParagraphFont" style:family="text">
      <style:text-properties style:font-name="Source Code Pro Light" style:font-name-complex="Consolas" fo:color="#000000" fo:font-size="12pt" style:font-size-asian="12pt" style:font-size-complex="10pt" fo:language="en" fo:country="US"/>
    </style:style>
    <style:style style:name="T16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1" style:parent-style-name="DefaultParagraphFont" style:family="text">
      <style:text-properties style:font-name="Source Code Pro Light" style:font-name-complex="Consolas" fo:color="#000000" fo:font-size="12pt" style:font-size-asian="12pt" style:font-size-complex="10pt" fo:language="en" fo:country="US"/>
    </style:style>
    <style:style style:name="T16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3" style:parent-style-name="DefaultParagraphFont" style:family="text">
      <style:text-properties style:font-name="Source Code Pro Light" style:font-name-complex="Consolas" fo:color="#000000" fo:font-size="12pt" style:font-size-asian="12pt" style:font-size-complex="10pt" fo:language="en" fo:country="US"/>
    </style:style>
    <style:style style:name="T16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5" style:parent-style-name="DefaultParagraphFont" style:family="text">
      <style:text-properties style:font-name="Source Code Pro Light" style:font-name-complex="Consolas" fo:color="#800080" fo:font-size="12pt" style:font-size-asian="12pt" style:font-size-complex="10pt" fo:language="en" fo:country="US"/>
    </style:style>
    <style:style style:name="T1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7" style:parent-style-name="DefaultParagraphFont" style:family="text">
      <style:text-properties style:font-name="Source Code Pro Light" style:font-name-complex="Consolas" fo:color="#000000" fo:font-size="12pt" style:font-size-asian="12pt" style:font-size-complex="10pt" fo:language="en" fo:country="US"/>
    </style:style>
    <style:style style:name="T16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699" style:parent-style-name="DefaultParagraphFont" style:family="text">
      <style:text-properties style:font-name="Source Code Pro Light" style:font-name-complex="Consolas" fo:color="#000000" fo:font-size="12pt" style:font-size-asian="12pt" style:font-size-complex="10pt" fo:language="en" fo:country="US"/>
    </style:style>
    <style:style style:name="T17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01" style:parent-style-name="DefaultParagraphFont" style:family="text">
      <style:text-properties style:font-name="Source Code Pro Light" style:font-name-complex="Consolas" fo:color="#000000" fo:font-size="12pt" style:font-size-asian="12pt" style:font-size-complex="10pt" fo:language="en" fo:country="US"/>
    </style:style>
    <style:style style:name="T17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03" style:parent-style-name="DefaultParagraphFont" style:family="text">
      <style:text-properties style:font-name="Source Code Pro Light" style:font-name-complex="Consolas" fo:color="#000000" fo:font-size="12pt" style:font-size-asian="12pt" style:font-size-complex="10pt" fo:language="en" fo:country="US"/>
    </style:style>
    <style:style style:name="T17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05" style:parent-style-name="DefaultParagraphFont" style:family="text">
      <style:text-properties style:font-name="Source Code Pro Light" style:font-name-complex="Consolas" fo:color="#000000" fo:font-size="12pt" style:font-size-asian="12pt" style:font-size-complex="10pt" fo:language="en" fo:country="US"/>
    </style:style>
    <style:style style:name="T170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07" style:parent-style-name="Normal" style:family="paragraph">
      <style:paragraph-properties fo:widows="0" fo:orphans="0" style:text-autospace="none" fo:margin-bottom="0in" fo:line-height="100%"/>
    </style:style>
    <style:style style:name="T1708" style:parent-style-name="DefaultParagraphFont" style:family="text">
      <style:text-properties style:font-name="Source Code Pro Light" style:font-name-complex="Consolas" fo:color="#000000" fo:font-size="12pt" style:font-size-asian="12pt" style:font-size-complex="10pt" fo:language="en" fo:country="US"/>
    </style:style>
    <style:style style:name="T17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710" style:parent-style-name="DefaultParagraphFont" style:family="text">
      <style:text-properties style:font-name="Source Code Pro Light" style:font-name-complex="Consolas" fo:color="#000000" fo:font-size="12pt" style:font-size-asian="12pt" style:font-size-complex="10pt" fo:language="en" fo:country="US"/>
    </style:style>
    <style:style style:name="T1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2" style:parent-style-name="DefaultParagraphFont" style:family="text">
      <style:text-properties style:font-name="Source Code Pro Light" style:font-name-complex="Consolas" fo:color="#000000" fo:font-size="12pt" style:font-size-asian="12pt" style:font-size-complex="10pt" fo:language="en" fo:country="US"/>
    </style:style>
    <style:style style:name="T17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4" style:parent-style-name="DefaultParagraphFont" style:family="text">
      <style:text-properties style:font-name="Source Code Pro Light" style:font-name-complex="Consolas" fo:color="#000000" fo:font-size="12pt" style:font-size-asian="12pt" style:font-size-complex="10pt" fo:language="en" fo:country="US"/>
    </style:style>
    <style:style style:name="T1715" style:parent-style-name="DefaultParagraphFont" style:family="text">
      <style:text-properties style:font-name="Source Code Pro Light" style:font-name-complex="Consolas" fo:color="#800080" fo:font-size="12pt" style:font-size-asian="12pt" style:font-size-complex="10pt" fo:language="en" fo:country="US"/>
    </style:style>
    <style:style style:name="T17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7" style:parent-style-name="DefaultParagraphFont" style:family="text">
      <style:text-properties style:font-name="Source Code Pro Light" style:font-name-complex="Consolas" fo:color="#000000" fo:font-size="12pt" style:font-size-asian="12pt" style:font-size-complex="10pt" fo:language="en" fo:country="US"/>
    </style:style>
    <style:style style:name="T17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19" style:parent-style-name="DefaultParagraphFont" style:family="text">
      <style:text-properties style:font-name="Source Code Pro Light" style:font-name-complex="Consolas" fo:color="#000000" fo:font-size="12pt" style:font-size-asian="12pt" style:font-size-complex="10pt" fo:language="en" fo:country="US"/>
    </style:style>
    <style:style style:name="T17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21" style:parent-style-name="DefaultParagraphFont" style:family="text">
      <style:text-properties style:font-name="Source Code Pro Light" style:font-name-complex="Consolas" fo:color="#000000" fo:font-size="12pt" style:font-size-asian="12pt" style:font-size-complex="10pt" fo:language="en" fo:country="US"/>
    </style:style>
    <style:style style:name="T17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723" style:parent-style-name="Normal" style:family="paragraph">
      <style:paragraph-properties fo:widows="0" fo:orphans="0" style:text-autospace="none" fo:margin-bottom="0in" fo:line-height="100%"/>
    </style:style>
    <style:style style:name="T1724" style:parent-style-name="DefaultParagraphFont" style:family="text">
      <style:text-properties style:font-name="Source Code Pro Light" style:font-name-complex="Consolas" fo:color="#000000" fo:font-size="12pt" style:font-size-asian="12pt" style:font-size-complex="10pt" fo:language="en" fo:country="US"/>
    </style:style>
    <style:style style:name="T17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726" style:parent-style-name="Normal" style:family="paragraph">
      <style:paragraph-properties fo:widows="0" fo:orphans="0" style:text-autospace="none" fo:margin-bottom="0in" fo:line-height="100%"/>
    </style:style>
    <style:style style:name="T172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2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2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3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3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3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33" style:parent-style-name="Normal" style:family="paragraph">
      <style:paragraph-properties fo:widows="0" fo:orphans="0" style:text-autospace="none" fo:margin-bottom="0in" fo:line-height="100%"/>
    </style:style>
    <style:style style:name="T173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735" style:parent-style-name="DefaultParagraphFont" style:family="text">
      <style:text-properties style:font-name="Source Code Pro Light" style:font-name-complex="Consolas" fo:color="#000000" fo:font-size="12pt" style:font-size-asian="12pt" style:font-size-complex="10pt" fo:language="el" fo:country="GR"/>
    </style:style>
    <style:style style:name="T1736" style:parent-style-name="DefaultParagraphFont" style:family="text">
      <style:text-properties style:font-name="Source Code Pro Light" style:font-name-complex="Consolas" fo:color="#000000" fo:font-size="12pt" style:font-size-asian="12pt" style:font-size-complex="10pt" fo:language="en" fo:country="US"/>
    </style:style>
    <style:style style:name="T1737" style:parent-style-name="DefaultParagraphFont" style:family="text">
      <style:text-properties style:font-name="Source Code Pro Light" style:font-name-complex="Consolas" fo:color="#000000" fo:font-size="12pt" style:font-size-asian="12pt" style:font-size-complex="10pt" fo:language="el" fo:country="GR"/>
    </style:style>
    <style:style style:name="T17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739" style:parent-style-name="DefaultParagraphFont" style:family="text">
      <style:text-properties style:font-name="Source Code Pro Light" style:font-name-complex="Consolas" fo:color="#000000" fo:font-size="12pt" style:font-size-asian="12pt" style:font-size-complex="10pt" fo:language="el" fo:country="GR"/>
    </style:style>
    <style:style style:name="T1740" style:parent-style-name="DefaultParagraphFont" style:family="text">
      <style:text-properties style:font-name="Source Code Pro Light" style:font-name-complex="Consolas" fo:color="#000000" fo:font-size="12pt" style:font-size-asian="12pt" style:font-size-complex="10pt" fo:language="en" fo:country="US"/>
    </style:style>
    <style:style style:name="T17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742" style:parent-style-name="DefaultParagraphFont" style:family="text">
      <style:text-properties style:font-name="Source Code Pro Light" style:font-name-complex="Consolas" fo:color="#000000" fo:font-size="12pt" style:font-size-asian="12pt" style:font-size-complex="10pt" fo:language="en" fo:country="US"/>
    </style:style>
    <style:style style:name="T1743" style:parent-style-name="DefaultParagraphFont" style:family="text">
      <style:text-properties style:font-name="Source Code Pro Light" style:font-name-complex="Consolas" fo:color="#000000" fo:font-size="12pt" style:font-size-asian="12pt" style:font-size-complex="10pt" fo:language="el" fo:country="GR"/>
    </style:style>
    <style:style style:name="T1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1745" style:parent-style-name="DefaultParagraphFont" style:family="text">
      <style:text-properties style:font-name="Source Code Pro Light" style:font-name-complex="Consolas" fo:color="#000000" fo:font-size="12pt" style:font-size-asian="12pt" style:font-size-complex="10pt" fo:language="el" fo:country="GR"/>
    </style:style>
    <style:style style:name="T17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174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48" style:parent-style-name="Normal" style:family="paragraph">
      <style:paragraph-properties fo:widows="0" fo:orphans="0" style:text-autospace="none" fo:margin-bottom="0in" fo:line-height="100%"/>
    </style:style>
    <style:style style:name="T174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5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5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57" style:parent-style-name="Normal" style:family="paragraph">
      <style:paragraph-properties fo:widows="0" fo:orphans="0" style:text-autospace="none" fo:margin-bottom="0in" fo:line-height="100%"/>
    </style:style>
    <style:style style:name="T1758" style:parent-style-name="DefaultParagraphFont" style:family="text">
      <style:text-properties style:font-name="Source Code Pro Light" style:font-name-complex="Consolas" fo:color="#000000" fo:font-size="12pt" style:font-size-asian="12pt" style:font-size-complex="10pt" fo:language="el" fo:country="GR"/>
    </style:style>
    <style:style style:name="T1759" style:parent-style-name="DefaultParagraphFont" style:family="text">
      <style:text-properties style:font-name="Source Code Pro Light" style:font-name-complex="Consolas" fo:color="#000000" fo:font-size="12pt" style:font-size-asian="12pt" style:font-size-complex="10pt" fo:language="en" fo:country="US"/>
    </style:style>
    <style:style style:name="T17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1" style:parent-style-name="DefaultParagraphFont" style:family="text">
      <style:text-properties style:font-name="Source Code Pro Light" style:font-name-complex="Consolas" fo:color="#000000" fo:font-size="12pt" style:font-size-asian="12pt" style:font-size-complex="10pt" fo:language="en" fo:country="US"/>
    </style:style>
    <style:style style:name="T17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3" style:parent-style-name="DefaultParagraphFont" style:family="text">
      <style:text-properties style:font-name="Source Code Pro Light" style:font-name-complex="Consolas" fo:color="#000000" fo:font-size="12pt" style:font-size-asian="12pt" style:font-size-complex="10pt" fo:language="en" fo:country="US"/>
    </style:style>
    <style:style style:name="T17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65" style:parent-style-name="DefaultParagraphFont" style:family="text">
      <style:text-properties style:font-name="Source Code Pro Light" style:font-name-complex="Consolas" fo:color="#000000" fo:font-size="12pt" style:font-size-asian="12pt" style:font-size-complex="10pt" fo:language="en" fo:country="US"/>
    </style:style>
    <style:style style:name="T17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176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76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style:style>
    <style:style style:name="P1769" style:parent-style-name="Normal" style:family="paragraph">
      <style:paragraph-properties fo:widows="0" fo:orphans="0" style:text-autospace="none" fo:margin-bottom="0in" fo:line-height="100%"/>
    </style:style>
    <style:style style:name="T17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7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8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8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8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78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78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78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788" style:parent-style-name="Normal" style:family="paragraph">
      <style:paragraph-properties fo:widows="0" fo:orphans="0" style:text-autospace="none" fo:margin-bottom="0in" fo:line-height="100%"/>
    </style:style>
    <style:style style:name="T1789" style:parent-style-name="DefaultParagraphFont" style:family="text">
      <style:text-properties style:font-name="Source Code Pro Light" style:font-name-complex="Consolas" fo:color="#000000" fo:font-size="12pt" style:font-size-asian="12pt" style:font-size-complex="10pt" fo:language="el" fo:country="GR"/>
    </style:style>
    <style:style style:name="T1790" style:parent-style-name="DefaultParagraphFont" style:family="text">
      <style:text-properties style:font-name="Source Code Pro Light" style:font-name-complex="Consolas" fo:color="#000000" fo:font-size="12pt" style:font-size-asian="12pt" style:font-size-complex="10pt" fo:language="en" fo:country="US"/>
    </style:style>
    <style:style style:name="T17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92" style:parent-style-name="DefaultParagraphFont" style:family="text">
      <style:text-properties style:font-name="Source Code Pro Light" style:font-name-complex="Consolas" fo:color="#000000" fo:font-size="12pt" style:font-size-asian="12pt" style:font-size-complex="10pt" fo:language="en" fo:country="US"/>
    </style:style>
    <style:style style:name="T17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94" style:parent-style-name="DefaultParagraphFont" style:family="text">
      <style:text-properties style:font-name="Source Code Pro Light" style:font-name-complex="Consolas" fo:color="#000000" fo:font-size="12pt" style:font-size-asian="12pt" style:font-size-complex="10pt" fo:language="en" fo:country="US"/>
    </style:style>
    <style:style style:name="T17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96" style:parent-style-name="DefaultParagraphFont" style:family="text">
      <style:text-properties style:font-name="Source Code Pro Light" style:font-name-complex="Consolas" fo:color="#000000" fo:font-size="12pt" style:font-size-asian="12pt" style:font-size-complex="10pt" fo:language="en" fo:country="US"/>
    </style:style>
    <style:style style:name="T17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79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799" style:parent-style-name="DefaultParagraphFont" style:family="text">
      <style:text-properties style:font-name="Source Code Pro Light" style:font-name-complex="Consolas" fo:color="#000000" fo:font-size="12pt" style:font-size-asian="12pt" style:font-size-complex="10pt" fo:language="en" fo:country="US"/>
    </style:style>
    <style:style style:name="T18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01" style:parent-style-name="DefaultParagraphFont" style:family="text">
      <style:text-properties style:font-name="Source Code Pro Light" style:font-name-complex="Consolas" fo:color="#000000" fo:font-size="12pt" style:font-size-asian="12pt" style:font-size-complex="10pt" fo:language="en" fo:country="US"/>
    </style:style>
    <style:style style:name="T18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03" style:parent-style-name="DefaultParagraphFont" style:family="text">
      <style:text-properties style:font-name="Source Code Pro Light" style:font-name-complex="Consolas" fo:color="#000000" fo:font-size="12pt" style:font-size-asian="12pt" style:font-size-complex="10pt" fo:language="en" fo:country="US"/>
    </style:style>
    <style:style style:name="T180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0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806" style:parent-style-name="Normal" style:family="paragraph">
      <style:paragraph-properties fo:widows="0" fo:orphans="0" style:text-autospace="none" fo:margin-bottom="0in" fo:line-height="100%"/>
    </style:style>
    <style:style style:name="T1807" style:parent-style-name="DefaultParagraphFont" style:family="text">
      <style:text-properties style:font-name="Source Code Pro Light" style:font-name-complex="Consolas" fo:color="#000000" fo:font-size="12pt" style:font-size-asian="12pt" style:font-size-complex="10pt"/>
    </style:style>
    <style:style style:name="T1808" style:parent-style-name="DefaultParagraphFont" style:family="text">
      <style:text-properties style:font-name="Source Code Pro Light" style:font-name-complex="Consolas" fo:color="#000000" fo:font-size="12pt" style:font-size-asian="12pt" style:font-size-complex="10pt" fo:language="en" fo:country="US"/>
    </style:style>
    <style:style style:name="T18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10" style:parent-style-name="DefaultParagraphFont" style:family="text">
      <style:text-properties style:font-name="Source Code Pro Light" style:font-name-complex="Consolas" fo:color="#000000" fo:font-size="12pt" style:font-size-asian="12pt" style:font-size-complex="10pt" fo:language="en" fo:country="US"/>
    </style:style>
    <style:style style:name="T18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12" style:parent-style-name="DefaultParagraphFont" style:family="text">
      <style:text-properties style:font-name="Source Code Pro Light" style:font-name-complex="Consolas" fo:color="#000000" fo:font-size="12pt" style:font-size-asian="12pt" style:font-size-complex="10pt" fo:language="en" fo:country="US"/>
    </style:style>
    <style:style style:name="T18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14" style:parent-style-name="DefaultParagraphFont" style:family="text">
      <style:text-properties style:font-name="Source Code Pro Light" style:font-name-complex="Consolas" fo:color="#000000" fo:font-size="12pt" style:font-size-asian="12pt" style:font-size-complex="10pt" fo:language="en" fo:country="US"/>
    </style:style>
    <style:style style:name="T1815" style:parent-style-name="DefaultParagraphFont" style:family="text">
      <style:text-properties style:font-name="Source Code Pro Light" style:font-name-complex="Consolas" fo:color="#800080" fo:font-size="12pt" style:font-size-asian="12pt" style:font-size-complex="10pt" fo:language="en" fo:country="US"/>
    </style:style>
    <style:style style:name="T18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17" style:parent-style-name="DefaultParagraphFont" style:family="text">
      <style:text-properties style:font-name="Source Code Pro Light" style:font-name-complex="Consolas" fo:color="#000000" fo:font-size="12pt" style:font-size-asian="12pt" style:font-size-complex="10pt" fo:language="en" fo:country="US"/>
    </style:style>
    <style:style style:name="T181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19"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style:style>
    <style:style style:name="P1820"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182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822" style:parent-style-name="Normal" style:family="paragraph">
      <style:paragraph-properties fo:widows="0" fo:orphans="0" style:text-autospace="none" fo:margin-bottom="0in" fo:line-height="100%"/>
    </style:style>
    <style:style style:name="T1823" style:parent-style-name="DefaultParagraphFont" style:family="text">
      <style:text-properties style:font-name="Source Code Pro Light" style:font-name-complex="Consolas" fo:color="#000000" fo:font-size="12pt" style:font-size-asian="12pt" style:font-size-complex="10pt" fo:language="el" fo:country="GR"/>
    </style:style>
    <style:style style:name="T182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25" style:parent-style-name="Normal" style:family="paragraph">
      <style:paragraph-properties fo:widows="0" fo:orphans="0" style:text-autospace="none" fo:margin-bottom="0in" fo:line-height="100%"/>
    </style:style>
    <style:style style:name="T1826" style:parent-style-name="DefaultParagraphFont" style:family="text">
      <style:text-properties style:font-name="Source Code Pro Light" style:font-name-complex="Consolas" fo:color="#000000" fo:font-size="12pt" style:font-size-asian="12pt" style:font-size-complex="10pt" fo:language="en" fo:country="US"/>
    </style:style>
    <style:style style:name="T182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28" style:parent-style-name="Normal" style:family="paragraph">
      <style:paragraph-properties fo:widows="0" fo:orphans="0" style:text-autospace="none" fo:margin-bottom="0in" fo:line-height="100%"/>
    </style:style>
    <style:style style:name="T1829" style:parent-style-name="DefaultParagraphFont" style:family="text">
      <style:text-properties style:font-name="Source Code Pro Light" style:font-name-complex="Consolas" fo:color="#000000" fo:font-size="12pt" style:font-size-asian="12pt" style:font-size-complex="10pt" fo:language="en" fo:country="US"/>
    </style:style>
    <style:style style:name="P1830" style:parent-style-name="Normal" style:family="paragraph">
      <style:paragraph-properties fo:widows="0" fo:orphans="0" style:text-autospace="none" fo:margin-bottom="0in" fo:line-height="100%"/>
    </style:style>
    <style:style style:name="T1831" style:parent-style-name="DefaultParagraphFont" style:family="text">
      <style:text-properties style:font-name="Source Code Pro Light" style:font-name-complex="Consolas" fo:color="#000000" fo:font-size="12pt" style:font-size-asian="12pt" style:font-size-complex="10pt" fo:language="en" fo:country="US"/>
    </style:style>
    <style:style style:name="T1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833" style:parent-style-name="Normal" style:family="paragraph">
      <style:paragraph-properties fo:widows="0" fo:orphans="0" style:text-autospace="none" fo:margin-bottom="0in" fo:line-height="100%"/>
    </style:style>
    <style:style style:name="T1834" style:parent-style-name="DefaultParagraphFont" style:family="text">
      <style:text-properties style:font-name="Source Code Pro Light" style:font-name-complex="Consolas" fo:color="#000000" fo:font-size="12pt" style:font-size-asian="12pt" style:font-size-complex="10pt" fo:language="en" fo:country="US"/>
    </style:style>
    <style:style style:name="T18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3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840" style:parent-style-name="Normal" style:family="paragraph">
      <style:paragraph-properties fo:widows="0" fo:orphans="0" style:text-autospace="none" fo:margin-bottom="0in" fo:line-height="100%"/>
    </style:style>
    <style:style style:name="T18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4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4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84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8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84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848" style:parent-style-name="Normal" style:family="paragraph">
      <style:paragraph-properties fo:widows="0" fo:orphans="0" style:text-autospace="none" fo:margin-bottom="0in" fo:line-height="100%"/>
    </style:style>
    <style:style style:name="T1849" style:parent-style-name="DefaultParagraphFont" style:family="text">
      <style:text-properties style:font-name="Source Code Pro Light" style:font-name-complex="Consolas" fo:color="#000000" fo:font-size="12pt" style:font-size-asian="12pt" style:font-size-complex="10pt" fo:language="el" fo:country="GR"/>
    </style:style>
    <style:style style:name="T1850" style:parent-style-name="DefaultParagraphFont" style:family="text">
      <style:text-properties style:font-name="Source Code Pro Light" style:font-name-complex="Consolas" fo:color="#000000" fo:font-size="12pt" style:font-size-asian="12pt" style:font-size-complex="10pt" fo:language="en" fo:country="US"/>
    </style:style>
    <style:style style:name="T18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2" style:parent-style-name="DefaultParagraphFont" style:family="text">
      <style:text-properties style:font-name="Source Code Pro Light" style:font-name-complex="Consolas" fo:color="#000000" fo:font-size="12pt" style:font-size-asian="12pt" style:font-size-complex="10pt" fo:language="en" fo:country="US"/>
    </style:style>
    <style:style style:name="T18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4" style:parent-style-name="DefaultParagraphFont" style:family="text">
      <style:text-properties style:font-name="Source Code Pro Light" style:font-name-complex="Consolas" fo:color="#000000" fo:font-size="12pt" style:font-size-asian="12pt" style:font-size-complex="10pt" fo:language="en" fo:country="US"/>
    </style:style>
    <style:style style:name="T18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6" style:parent-style-name="DefaultParagraphFont" style:family="text">
      <style:text-properties style:font-name="Source Code Pro Light" style:font-name-complex="Consolas" fo:color="#000000" fo:font-size="12pt" style:font-size-asian="12pt" style:font-size-complex="10pt" fo:language="en" fo:country="US"/>
    </style:style>
    <style:style style:name="T18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58" style:parent-style-name="DefaultParagraphFont" style:family="text">
      <style:text-properties style:font-name="Source Code Pro Light" style:font-name-complex="Consolas" fo:color="#000000" fo:font-size="12pt" style:font-size-asian="12pt" style:font-size-complex="10pt" fo:language="en" fo:country="US"/>
    </style:style>
    <style:style style:name="T18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0" style:parent-style-name="DefaultParagraphFont" style:family="text">
      <style:text-properties style:font-name="Source Code Pro Light" style:font-name-complex="Consolas" fo:color="#000000" fo:font-size="12pt" style:font-size-asian="12pt" style:font-size-complex="10pt" fo:language="en" fo:country="US"/>
    </style:style>
    <style:style style:name="T18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2" style:parent-style-name="DefaultParagraphFont" style:family="text">
      <style:text-properties style:font-name="Source Code Pro Light" style:font-name-complex="Consolas" fo:color="#000000" fo:font-size="12pt" style:font-size-asian="12pt" style:font-size-complex="10pt" fo:language="en" fo:country="US"/>
    </style:style>
    <style:style style:name="T186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66" style:parent-style-name="Normal" style:family="paragraph">
      <style:paragraph-properties fo:widows="0" fo:orphans="0" style:text-autospace="none" fo:margin-bottom="0in" fo:line-height="100%"/>
    </style:style>
    <style:style style:name="T1867" style:parent-style-name="DefaultParagraphFont" style:family="text">
      <style:text-properties style:font-name="Source Code Pro Light" style:font-name-complex="Consolas" fo:color="#000000" fo:font-size="12pt" style:font-size-asian="12pt" style:font-size-complex="10pt" fo:language="en" fo:country="US"/>
    </style:style>
    <style:style style:name="T18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69" style:parent-style-name="DefaultParagraphFont" style:family="text">
      <style:text-properties style:font-name="Source Code Pro Light" style:font-name-complex="Consolas" fo:color="#000000" fo:font-size="12pt" style:font-size-asian="12pt" style:font-size-complex="10pt" fo:language="en" fo:country="US"/>
    </style:style>
    <style:style style:name="T18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71" style:parent-style-name="DefaultParagraphFont" style:family="text">
      <style:text-properties style:font-name="Source Code Pro Light" style:font-name-complex="Consolas" fo:color="#000000" fo:font-size="12pt" style:font-size-asian="12pt" style:font-size-complex="10pt" fo:language="en" fo:country="US"/>
    </style:style>
    <style:style style:name="T18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73" style:parent-style-name="DefaultParagraphFont" style:family="text">
      <style:text-properties style:font-name="Source Code Pro Light" style:font-name-complex="Consolas" fo:color="#000000" fo:font-size="12pt" style:font-size-asian="12pt" style:font-size-complex="10pt" fo:language="en" fo:country="US"/>
    </style:style>
    <style:style style:name="T18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75" style:parent-style-name="DefaultParagraphFont" style:family="text">
      <style:text-properties style:font-name="Source Code Pro Light" style:font-name-complex="Consolas" fo:color="#000000" fo:font-size="12pt" style:font-size-asian="12pt" style:font-size-complex="10pt" fo:language="en" fo:country="US"/>
    </style:style>
    <style:style style:name="T18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77" style:parent-style-name="DefaultParagraphFont" style:family="text">
      <style:text-properties style:font-name="Source Code Pro Light" style:font-name-complex="Consolas" fo:color="#000000" fo:font-size="12pt" style:font-size-asian="12pt" style:font-size-complex="10pt" fo:language="en" fo:country="US"/>
    </style:style>
    <style:style style:name="T18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79" style:parent-style-name="DefaultParagraphFont" style:family="text">
      <style:text-properties style:font-name="Source Code Pro Light" style:font-name-complex="Consolas" fo:color="#000000" fo:font-size="12pt" style:font-size-asian="12pt" style:font-size-complex="10pt" fo:language="en" fo:country="US"/>
    </style:style>
    <style:style style:name="T188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8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8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8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8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85" style:parent-style-name="Normal" style:family="paragraph">
      <style:paragraph-properties fo:widows="0" fo:orphans="0" style:text-autospace="none" fo:margin-bottom="0in" fo:line-height="100%"/>
    </style:style>
    <style:style style:name="T1886" style:parent-style-name="DefaultParagraphFont" style:family="text">
      <style:text-properties style:font-name="Source Code Pro Light" style:font-name-complex="Consolas" fo:color="#000000" fo:font-size="12pt" style:font-size-asian="12pt" style:font-size-complex="10pt" fo:language="en" fo:country="US"/>
    </style:style>
    <style:style style:name="T18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88" style:parent-style-name="DefaultParagraphFont" style:family="text">
      <style:text-properties style:font-name="Source Code Pro Light" style:font-name-complex="Consolas" fo:color="#000000" fo:font-size="12pt" style:font-size-asian="12pt" style:font-size-complex="10pt" fo:language="en" fo:country="US"/>
    </style:style>
    <style:style style:name="T1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0" style:parent-style-name="DefaultParagraphFont" style:family="text">
      <style:text-properties style:font-name="Source Code Pro Light" style:font-name-complex="Consolas" fo:color="#000000" fo:font-size="12pt" style:font-size-asian="12pt" style:font-size-complex="10pt" fo:language="en" fo:country="US"/>
    </style:style>
    <style:style style:name="T1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2" style:parent-style-name="DefaultParagraphFont" style:family="text">
      <style:text-properties style:font-name="Source Code Pro Light" style:font-name-complex="Consolas" fo:color="#000000" fo:font-size="12pt" style:font-size-asian="12pt" style:font-size-complex="10pt" fo:language="en" fo:country="US"/>
    </style:style>
    <style:style style:name="T1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4" style:parent-style-name="DefaultParagraphFont" style:family="text">
      <style:text-properties style:font-name="Source Code Pro Light" style:font-name-complex="Consolas" fo:color="#000000" fo:font-size="12pt" style:font-size-asian="12pt" style:font-size-complex="10pt" fo:language="en" fo:country="US"/>
    </style:style>
    <style:style style:name="T18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896" style:parent-style-name="DefaultParagraphFont" style:family="text">
      <style:text-properties style:font-name="Source Code Pro Light" style:font-name-complex="Consolas" fo:color="#000000" fo:font-size="12pt" style:font-size-asian="12pt" style:font-size-complex="10pt" fo:language="en" fo:country="US"/>
    </style:style>
    <style:style style:name="T18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9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89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0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01" style:parent-style-name="Normal" style:family="paragraph">
      <style:paragraph-properties fo:widows="0" fo:orphans="0" style:text-autospace="none" fo:margin-bottom="0in" fo:line-height="100%"/>
    </style:style>
    <style:style style:name="T190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0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1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1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1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1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1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91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1918" style:parent-style-name="Normal" style:family="paragraph">
      <style:paragraph-properties fo:widows="0" fo:orphans="0" style:text-autospace="none" fo:margin-bottom="0in" fo:line-height="100%"/>
    </style:style>
    <style:style style:name="T1919" style:parent-style-name="DefaultParagraphFont" style:family="text">
      <style:text-properties style:font-name="Source Code Pro Light" style:font-name-complex="Consolas" fo:color="#000000" fo:font-size="12pt" style:font-size-asian="12pt" style:font-size-complex="10pt" fo:language="el" fo:country="GR"/>
    </style:style>
    <style:style style:name="T19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21" style:parent-style-name="DefaultParagraphFont" style:family="text">
      <style:text-properties style:font-name="Source Code Pro Light" style:font-name-complex="Consolas" fo:color="#000000" fo:font-size="12pt" style:font-size-asian="12pt" style:font-size-complex="10pt" fo:language="en" fo:country="US"/>
    </style:style>
    <style:style style:name="T19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3" style:parent-style-name="DefaultParagraphFont" style:family="text">
      <style:text-properties style:font-name="Source Code Pro Light" style:font-name-complex="Consolas" fo:color="#000000" fo:font-size="12pt" style:font-size-asian="12pt" style:font-size-complex="10pt" fo:language="en" fo:country="US"/>
    </style:style>
    <style:style style:name="T19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5" style:parent-style-name="DefaultParagraphFont" style:family="text">
      <style:text-properties style:font-name="Source Code Pro Light" style:font-name-complex="Consolas" fo:color="#000000" fo:font-size="12pt" style:font-size-asian="12pt" style:font-size-complex="10pt" fo:language="en" fo:country="US"/>
    </style:style>
    <style:style style:name="T19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7" style:parent-style-name="DefaultParagraphFont" style:family="text">
      <style:text-properties style:font-name="Source Code Pro Light" style:font-name-complex="Consolas" fo:color="#000000" fo:font-size="12pt" style:font-size-asian="12pt" style:font-size-complex="10pt" fo:language="en" fo:country="US"/>
    </style:style>
    <style:style style:name="T19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29" style:parent-style-name="DefaultParagraphFont" style:family="text">
      <style:text-properties style:font-name="Source Code Pro Light" style:font-name-complex="Consolas" fo:color="#000000" fo:font-size="12pt" style:font-size-asian="12pt" style:font-size-complex="10pt" fo:language="en" fo:country="US"/>
    </style:style>
    <style:style style:name="T19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1" style:parent-style-name="DefaultParagraphFont" style:family="text">
      <style:text-properties style:font-name="Source Code Pro Light" style:font-name-complex="Consolas" fo:color="#000000" fo:font-size="12pt" style:font-size-asian="12pt" style:font-size-complex="10pt" fo:language="en" fo:country="US"/>
    </style:style>
    <style:style style:name="T19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3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34" style:parent-style-name="Normal" style:family="paragraph">
      <style:paragraph-properties fo:widows="0" fo:orphans="0" style:text-autospace="none" fo:margin-bottom="0in" fo:line-height="100%"/>
    </style:style>
    <style:style style:name="T1935" style:parent-style-name="DefaultParagraphFont" style:family="text">
      <style:text-properties style:font-name="Source Code Pro Light" style:font-name-complex="Consolas" fo:color="#000000" fo:font-size="12pt" style:font-size-asian="12pt" style:font-size-complex="10pt" fo:language="en" fo:country="US"/>
    </style:style>
    <style:style style:name="T19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7" style:parent-style-name="DefaultParagraphFont" style:family="text">
      <style:text-properties style:font-name="Source Code Pro Light" style:font-name-complex="Consolas" fo:color="#000000" fo:font-size="12pt" style:font-size-asian="12pt" style:font-size-complex="10pt" fo:language="en" fo:country="US"/>
    </style:style>
    <style:style style:name="T19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3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9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41" style:parent-style-name="DefaultParagraphFont" style:family="text">
      <style:text-properties style:font-name="Source Code Pro Light" style:font-name-complex="Consolas" fo:color="#000000" fo:font-size="12pt" style:font-size-asian="12pt" style:font-size-complex="10pt" fo:language="en" fo:country="US"/>
    </style:style>
    <style:style style:name="T19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43" style:parent-style-name="Normal" style:family="paragraph">
      <style:paragraph-properties fo:widows="0" fo:orphans="0" style:text-autospace="none" fo:margin-bottom="0in" fo:line-height="100%"/>
    </style:style>
    <style:style style:name="T1944" style:parent-style-name="DefaultParagraphFont" style:family="text">
      <style:text-properties style:font-name="Source Code Pro Light" style:font-name-complex="Consolas" fo:color="#000000" fo:font-size="12pt" style:font-size-asian="12pt" style:font-size-complex="10pt" fo:language="en" fo:country="US"/>
    </style:style>
    <style:style style:name="T19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46" style:parent-style-name="DefaultParagraphFont" style:family="text">
      <style:text-properties style:font-name="Source Code Pro Light" style:font-name-complex="Consolas" fo:color="#000000" fo:font-size="12pt" style:font-size-asian="12pt" style:font-size-complex="10pt" fo:language="en" fo:country="US"/>
    </style:style>
    <style:style style:name="T19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48" style:parent-style-name="DefaultParagraphFont" style:family="text">
      <style:text-properties style:font-name="Source Code Pro Light" style:font-name-complex="Consolas" fo:color="#000000" fo:font-size="12pt" style:font-size-asian="12pt" style:font-size-complex="10pt" fo:language="en" fo:country="US"/>
    </style:style>
    <style:style style:name="T19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50" style:parent-style-name="DefaultParagraphFont" style:family="text">
      <style:text-properties style:font-name="Source Code Pro Light" style:font-name-complex="Consolas" fo:color="#000000" fo:font-size="12pt" style:font-size-asian="12pt" style:font-size-complex="10pt" fo:language="en" fo:country="US"/>
    </style:style>
    <style:style style:name="T1951" style:parent-style-name="DefaultParagraphFont" style:family="text">
      <style:text-properties style:font-name="Source Code Pro Light" style:font-name-complex="Consolas" fo:color="#800080" fo:font-size="12pt" style:font-size-asian="12pt" style:font-size-complex="10pt" fo:language="en" fo:country="US"/>
    </style:style>
    <style:style style:name="T19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53" style:parent-style-name="Normal" style:family="paragraph">
      <style:paragraph-properties fo:widows="0" fo:orphans="0" style:text-autospace="none" fo:margin-bottom="0in" fo:line-height="100%"/>
    </style:style>
    <style:style style:name="T1954" style:parent-style-name="DefaultParagraphFont" style:family="text">
      <style:text-properties style:font-name="Source Code Pro Light" style:font-name-complex="Consolas" fo:color="#000000" fo:font-size="12pt" style:font-size-asian="12pt" style:font-size-complex="10pt" fo:language="en" fo:country="US"/>
    </style:style>
    <style:style style:name="T19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56" style:parent-style-name="DefaultParagraphFont" style:family="text">
      <style:text-properties style:font-name="Source Code Pro Light" style:font-name-complex="Consolas" fo:color="#000000" fo:font-size="12pt" style:font-size-asian="12pt" style:font-size-complex="10pt" fo:language="en" fo:country="US"/>
    </style:style>
    <style:style style:name="T19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5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19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0" style:parent-style-name="DefaultParagraphFont" style:family="text">
      <style:text-properties style:font-name="Source Code Pro Light" style:font-name-complex="Consolas" fo:color="#000000" fo:font-size="12pt" style:font-size-asian="12pt" style:font-size-complex="10pt" fo:language="en" fo:country="US"/>
    </style:style>
    <style:style style:name="T19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62" style:parent-style-name="Normal" style:family="paragraph">
      <style:paragraph-properties fo:widows="0" fo:orphans="0" style:text-autospace="none" fo:margin-bottom="0in" fo:line-height="100%"/>
    </style:style>
    <style:style style:name="T1963" style:parent-style-name="DefaultParagraphFont" style:family="text">
      <style:text-properties style:font-name="Source Code Pro Light" style:font-name-complex="Consolas" fo:color="#000000" fo:font-size="12pt" style:font-size-asian="12pt" style:font-size-complex="10pt" fo:language="en" fo:country="US"/>
    </style:style>
    <style:style style:name="T19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5" style:parent-style-name="DefaultParagraphFont" style:family="text">
      <style:text-properties style:font-name="Source Code Pro Light" style:font-name-complex="Consolas" fo:color="#000000" fo:font-size="12pt" style:font-size-asian="12pt" style:font-size-complex="10pt" fo:language="en" fo:country="US"/>
    </style:style>
    <style:style style:name="T19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7" style:parent-style-name="DefaultParagraphFont" style:family="text">
      <style:text-properties style:font-name="Source Code Pro Light" style:font-name-complex="Consolas" fo:color="#000000" fo:font-size="12pt" style:font-size-asian="12pt" style:font-size-complex="10pt" fo:language="en" fo:country="US"/>
    </style:style>
    <style:style style:name="T19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69" style:parent-style-name="DefaultParagraphFont" style:family="text">
      <style:text-properties style:font-name="Source Code Pro Light" style:font-name-complex="Consolas" fo:color="#000000" fo:font-size="12pt" style:font-size-asian="12pt" style:font-size-complex="10pt" fo:language="en" fo:country="US"/>
    </style:style>
    <style:style style:name="T19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7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197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7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7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7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1976" style:parent-style-name="Normal" style:family="paragraph">
      <style:paragraph-properties fo:widows="0" fo:orphans="0" style:text-autospace="none" fo:margin-bottom="0in" fo:line-height="100%"/>
    </style:style>
    <style:style style:name="T1977" style:parent-style-name="DefaultParagraphFont" style:family="text">
      <style:text-properties style:font-name="Source Code Pro Light" style:font-name-complex="Consolas" fo:color="#000000" fo:font-size="12pt" style:font-size-asian="12pt" style:font-size-complex="10pt" fo:language="en" fo:country="US"/>
    </style:style>
    <style:style style:name="T19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79" style:parent-style-name="Normal" style:family="paragraph">
      <style:paragraph-properties fo:widows="0" fo:orphans="0" style:text-autospace="none" fo:margin-bottom="0in" fo:line-height="100%"/>
    </style:style>
    <style:style style:name="T1980" style:parent-style-name="DefaultParagraphFont" style:family="text">
      <style:text-properties style:font-name="Source Code Pro Light" style:font-name-complex="Consolas" fo:color="#000000" fo:font-size="12pt" style:font-size-asian="12pt" style:font-size-complex="10pt" fo:language="en" fo:country="US"/>
    </style:style>
    <style:style style:name="T19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1982" style:parent-style-name="Normal" style:family="paragraph">
      <style:paragraph-properties fo:widows="0" fo:orphans="0" style:text-autospace="none" fo:margin-bottom="0in" fo:line-height="100%"/>
    </style:style>
    <style:style style:name="T19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8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1989"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199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19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1992" style:parent-style-name="Normal" style:family="paragraph">
      <style:paragraph-properties fo:widows="0" fo:orphans="0" style:text-autospace="none" fo:margin-bottom="0in" fo:line-height="100%"/>
    </style:style>
    <style:style style:name="T1993" style:parent-style-name="DefaultParagraphFont" style:family="text">
      <style:text-properties style:font-name="Source Code Pro Light" style:font-name-complex="Consolas" fo:color="#000000" fo:font-size="12pt" style:font-size-asian="12pt" style:font-size-complex="10pt" fo:language="el" fo:country="GR"/>
    </style:style>
    <style:style style:name="T199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1995" style:parent-style-name="DefaultParagraphFont" style:family="text">
      <style:text-properties style:font-name="Source Code Pro Light" style:font-name-complex="Consolas" fo:color="#000000" fo:font-size="12pt" style:font-size-asian="12pt" style:font-size-complex="10pt" fo:language="en" fo:country="US"/>
    </style:style>
    <style:style style:name="T19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7" style:parent-style-name="DefaultParagraphFont" style:family="text">
      <style:text-properties style:font-name="Source Code Pro Light" style:font-name-complex="Consolas" fo:color="#000000" fo:font-size="12pt" style:font-size-asian="12pt" style:font-size-complex="10pt" fo:language="en" fo:country="US"/>
    </style:style>
    <style:style style:name="T19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1999" style:parent-style-name="DefaultParagraphFont" style:family="text">
      <style:text-properties style:font-name="Source Code Pro Light" style:font-name-complex="Consolas" fo:color="#000000" fo:font-size="12pt" style:font-size-asian="12pt" style:font-size-complex="10pt" fo:language="en" fo:country="US"/>
    </style:style>
    <style:style style:name="T20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01" style:parent-style-name="DefaultParagraphFont" style:family="text">
      <style:text-properties style:font-name="Source Code Pro Light" style:font-name-complex="Consolas" fo:color="#000000" fo:font-size="12pt" style:font-size-asian="12pt" style:font-size-complex="10pt" fo:language="en" fo:country="US"/>
    </style:style>
    <style:style style:name="T20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03" style:parent-style-name="DefaultParagraphFont" style:family="text">
      <style:text-properties style:font-name="Source Code Pro Light" style:font-name-complex="Consolas" fo:color="#000000" fo:font-size="12pt" style:font-size-asian="12pt" style:font-size-complex="10pt" fo:language="en" fo:country="US"/>
    </style:style>
    <style:style style:name="T20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05" style:parent-style-name="Normal" style:family="paragraph">
      <style:paragraph-properties fo:widows="0" fo:orphans="0" style:text-autospace="none" fo:margin-bottom="0in" fo:line-height="100%"/>
    </style:style>
    <style:style style:name="T2006" style:parent-style-name="DefaultParagraphFont" style:family="text">
      <style:text-properties style:font-name="Source Code Pro Light" style:font-name-complex="Consolas" fo:color="#000000" fo:font-size="12pt" style:font-size-asian="12pt" style:font-size-complex="10pt" fo:language="en" fo:country="US"/>
    </style:style>
    <style:style style:name="T20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00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009" style:parent-style-name="Normal" style:family="paragraph">
      <style:paragraph-properties fo:widows="0" fo:orphans="0" style:text-autospace="none" fo:margin-bottom="0in" fo:line-height="100%"/>
    </style:style>
    <style:style style:name="T20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1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1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1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01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017" style:parent-style-name="Normal" style:family="paragraph">
      <style:paragraph-properties fo:widows="0" fo:orphans="0" style:text-autospace="none" fo:margin-bottom="0in" fo:line-height="100%"/>
    </style:style>
    <style:style style:name="T2018" style:parent-style-name="DefaultParagraphFont" style:family="text">
      <style:text-properties style:font-name="Source Code Pro Light" style:font-name-complex="Consolas" fo:color="#000000" fo:font-size="12pt" style:font-size-asian="12pt" style:font-size-complex="10pt" fo:language="el" fo:country="GR"/>
    </style:style>
    <style:style style:name="T2019" style:parent-style-name="DefaultParagraphFont" style:family="text">
      <style:text-properties style:font-name="Source Code Pro Light" style:font-name-complex="Consolas" fo:color="#000000" fo:font-size="12pt" style:font-size-asian="12pt" style:font-size-complex="10pt" fo:language="el" fo:country="GR"/>
    </style:style>
    <style:style style:name="T20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21" style:parent-style-name="DefaultParagraphFont" style:family="text">
      <style:text-properties style:font-name="Source Code Pro Light" style:font-name-complex="Consolas" fo:color="#000000" fo:font-size="12pt" style:font-size-asian="12pt" style:font-size-complex="10pt" fo:language="en" fo:country="US"/>
    </style:style>
    <style:style style:name="T2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3" style:parent-style-name="DefaultParagraphFont" style:family="text">
      <style:text-properties style:font-name="Source Code Pro Light" style:font-name-complex="Consolas" fo:color="#000000" fo:font-size="12pt" style:font-size-asian="12pt" style:font-size-complex="10pt" fo:language="en" fo:country="US"/>
    </style:style>
    <style:style style:name="T20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25" style:parent-style-name="DefaultParagraphFont" style:family="text">
      <style:text-properties style:font-name="Source Code Pro Light" style:font-name-complex="Consolas" fo:color="#000000" fo:font-size="12pt" style:font-size-asian="12pt" style:font-size-complex="10pt" fo:language="en" fo:country="US"/>
    </style:style>
    <style:style style:name="T20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27" style:parent-style-name="Normal" style:family="paragraph">
      <style:paragraph-properties fo:widows="0" fo:orphans="0" style:text-autospace="none" fo:margin-bottom="0in" fo:line-height="100%"/>
    </style:style>
    <style:style style:name="T2028" style:parent-style-name="DefaultParagraphFont" style:family="text">
      <style:text-properties style:font-name="Source Code Pro Light" style:font-name-complex="Consolas" fo:color="#000000" fo:font-size="12pt" style:font-size-asian="12pt" style:font-size-complex="10pt" fo:language="en" fo:country="US"/>
    </style:style>
    <style:style style:name="T2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30" style:parent-style-name="DefaultParagraphFont" style:family="text">
      <style:text-properties style:font-name="Source Code Pro Light" style:font-name-complex="Consolas" fo:color="#000000" fo:font-size="12pt" style:font-size-asian="12pt" style:font-size-complex="10pt" fo:language="en" fo:country="US"/>
    </style:style>
    <style:style style:name="T2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32" style:parent-style-name="DefaultParagraphFont" style:family="text">
      <style:text-properties style:font-name="Source Code Pro Light" style:font-name-complex="Consolas" fo:color="#000000" fo:font-size="12pt" style:font-size-asian="12pt" style:font-size-complex="10pt" fo:language="en" fo:country="US"/>
    </style:style>
    <style:style style:name="T20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3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35"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03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3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039" style:parent-style-name="Normal" style:family="paragraph">
      <style:paragraph-properties fo:widows="0" fo:orphans="0" style:text-autospace="none" fo:margin-bottom="0in" fo:line-height="100%"/>
    </style:style>
    <style:style style:name="T2040" style:parent-style-name="DefaultParagraphFont" style:family="text">
      <style:text-properties style:font-name="Source Code Pro Light" style:font-name-complex="Consolas" fo:color="#000000" fo:font-size="12pt" style:font-size-asian="12pt" style:font-size-complex="10pt" fo:language="en" fo:country="US"/>
    </style:style>
    <style:style style:name="T204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042" style:parent-style-name="DefaultParagraphFont" style:family="text">
      <style:text-properties style:font-name="Source Code Pro Light" style:font-name-complex="Consolas" fo:color="#000000" fo:font-size="12pt" style:font-size-asian="12pt" style:font-size-complex="10pt" fo:language="en" fo:country="US"/>
    </style:style>
    <style:style style:name="T20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44" style:parent-style-name="DefaultParagraphFont" style:family="text">
      <style:text-properties style:font-name="Source Code Pro Light" style:font-name-complex="Consolas" fo:color="#000000" fo:font-size="12pt" style:font-size-asian="12pt" style:font-size-complex="10pt" fo:language="en" fo:country="US"/>
    </style:style>
    <style:style style:name="T20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46" style:parent-style-name="DefaultParagraphFont" style:family="text">
      <style:text-properties style:font-name="Source Code Pro Light" style:font-name-complex="Consolas" fo:color="#000000" fo:font-size="12pt" style:font-size-asian="12pt" style:font-size-complex="10pt" fo:language="en" fo:country="US"/>
    </style:style>
    <style:style style:name="T2047" style:parent-style-name="DefaultParagraphFont" style:family="text">
      <style:text-properties style:font-name="Source Code Pro Light" style:font-name-complex="Consolas" fo:color="#800080" fo:font-size="12pt" style:font-size-asian="12pt" style:font-size-complex="10pt" fo:language="en" fo:country="US"/>
    </style:style>
    <style:style style:name="T2048" style:parent-style-name="DefaultParagraphFont" style:family="text">
      <style:text-properties style:font-name="Source Code Pro Light" style:font-name-complex="Consolas" fo:color="#000000" fo:font-size="12pt" style:font-size-asian="12pt" style:font-size-complex="10pt" fo:language="en" fo:country="US"/>
    </style:style>
    <style:style style:name="T20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0" style:parent-style-name="DefaultParagraphFont" style:family="text">
      <style:text-properties style:font-name="Source Code Pro Light" style:font-name-complex="Consolas" fo:color="#000000" fo:font-size="12pt" style:font-size-asian="12pt" style:font-size-complex="10pt" fo:language="en" fo:country="US"/>
    </style:style>
    <style:style style:name="T20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2" style:parent-style-name="DefaultParagraphFont" style:family="text">
      <style:text-properties style:font-name="Source Code Pro Light" style:font-name-complex="Consolas" fo:color="#000000" fo:font-size="12pt" style:font-size-asian="12pt" style:font-size-complex="10pt" fo:language="en" fo:country="US"/>
    </style:style>
    <style:style style:name="T20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54" style:parent-style-name="DefaultParagraphFont" style:family="text">
      <style:text-properties style:font-name="Source Code Pro Light" style:font-name-complex="Consolas" fo:color="#000000" fo:font-size="12pt" style:font-size-asian="12pt" style:font-size-complex="10pt" fo:language="en" fo:country="US"/>
    </style:style>
    <style:style style:name="T20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056" style:parent-style-name="Normal" style:family="paragraph">
      <style:paragraph-properties fo:widows="0" fo:orphans="0" style:text-autospace="none" fo:margin-bottom="0in" fo:line-height="100%"/>
    </style:style>
    <style:style style:name="T2057" style:parent-style-name="DefaultParagraphFont" style:family="text">
      <style:text-properties style:font-name="Source Code Pro Light" style:font-name-complex="Consolas" fo:color="#000000" fo:font-size="12pt" style:font-size-asian="12pt" style:font-size-complex="10pt" fo:language="en" fo:country="US"/>
    </style:style>
    <style:style style:name="T20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059" style:parent-style-name="DefaultParagraphFont" style:family="text">
      <style:text-properties style:font-name="Source Code Pro Light" style:font-name-complex="Consolas" fo:color="#000000" fo:font-size="12pt" style:font-size-asian="12pt" style:font-size-complex="10pt" fo:language="en" fo:country="US"/>
    </style:style>
    <style:style style:name="T20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061" style:parent-style-name="DefaultParagraphFont" style:family="text">
      <style:text-properties style:font-name="Source Code Pro Light" style:font-name-complex="Consolas" fo:color="#000000" fo:font-size="12pt" style:font-size-asian="12pt" style:font-size-complex="10pt" fo:language="el" fo:country="GR"/>
    </style:style>
    <style:style style:name="T20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063" style:parent-style-name="DefaultParagraphFont" style:family="text">
      <style:text-properties style:font-name="Source Code Pro Light" style:font-name-complex="Consolas" fo:color="#000000" fo:font-size="12pt" style:font-size-asian="12pt" style:font-size-complex="10pt" fo:language="el" fo:country="GR"/>
    </style:style>
    <style:style style:name="T20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06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06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067" style:parent-style-name="Normal" style:family="paragraph">
      <style:paragraph-properties fo:widows="0" fo:orphans="0" style:text-autospace="none" fo:margin-bottom="0in" fo:line-height="100%"/>
    </style:style>
    <style:style style:name="T206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7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7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7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7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07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07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078" style:parent-style-name="Normal" style:family="paragraph">
      <style:paragraph-properties fo:widows="0" fo:orphans="0" style:text-autospace="none" fo:margin-bottom="0in" fo:line-height="100%"/>
    </style:style>
    <style:style style:name="T2079" style:parent-style-name="DefaultParagraphFont" style:family="text">
      <style:text-properties style:font-name="Source Code Pro Light" style:font-name-complex="Consolas" fo:color="#000000" fo:font-size="12pt" style:font-size-asian="12pt" style:font-size-complex="10pt" fo:language="en" fo:country="US"/>
    </style:style>
    <style:style style:name="T20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081" style:parent-style-name="DefaultParagraphFont" style:family="text">
      <style:text-properties style:font-name="Source Code Pro Light" style:font-name-complex="Consolas" fo:color="#000000" fo:font-size="12pt" style:font-size-asian="12pt" style:font-size-complex="10pt" fo:language="en" fo:country="US"/>
    </style:style>
    <style:style style:name="T20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083" style:parent-style-name="DefaultParagraphFont" style:family="text">
      <style:text-properties style:font-name="Source Code Pro Light" style:font-name-complex="Consolas" fo:color="#000000" fo:font-size="12pt" style:font-size-asian="12pt" style:font-size-complex="10pt" fo:language="el" fo:country="GR"/>
    </style:style>
    <style:style style:name="T208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l" fo:country="GR"/>
    </style:style>
    <style:style style:name="T208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08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l" fo:country="GR"/>
    </style:style>
    <style:style style:name="T208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08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l" fo:country="GR"/>
    </style:style>
    <style:style style:name="T208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09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l" fo:country="GR"/>
    </style:style>
    <style:style style:name="P2091" style:parent-style-name="Normal" style:family="paragraph">
      <style:paragraph-properties fo:widows="0" fo:orphans="0" style:text-autospace="none" fo:margin-bottom="0in" fo:line-height="100%"/>
    </style:style>
    <style:style style:name="T209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0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94" style:parent-style-name="DefaultParagraphFont" style:family="text">
      <style:text-properties style:font-name="Source Code Pro Light" style:font-name-complex="Consolas" fo:color="#000000" fo:font-size="12pt" style:font-size-asian="12pt" style:font-size-complex="10pt" fo:language="en" fo:country="US"/>
    </style:style>
    <style:style style:name="T20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96" style:parent-style-name="DefaultParagraphFont" style:family="text">
      <style:text-properties style:font-name="Source Code Pro Light" style:font-name-complex="Consolas" fo:color="#000000" fo:font-size="12pt" style:font-size-asian="12pt" style:font-size-complex="10pt" fo:language="en" fo:country="US"/>
    </style:style>
    <style:style style:name="T20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098" style:parent-style-name="DefaultParagraphFont" style:family="text">
      <style:text-properties style:font-name="Source Code Pro Light" style:font-name-complex="Consolas" fo:color="#000000" fo:font-size="12pt" style:font-size-asian="12pt" style:font-size-complex="10pt" fo:language="en" fo:country="US"/>
    </style:style>
    <style:style style:name="T20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00" style:parent-style-name="DefaultParagraphFont" style:family="text">
      <style:text-properties style:font-name="Source Code Pro Light" style:font-name-complex="Consolas" fo:color="#000000" fo:font-size="12pt" style:font-size-asian="12pt" style:font-size-complex="10pt" fo:language="en" fo:country="US"/>
    </style:style>
    <style:style style:name="T21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02" style:parent-style-name="DefaultParagraphFont" style:family="text">
      <style:text-properties style:font-name="Source Code Pro Light" style:font-name-complex="Consolas" fo:color="#000000" fo:font-size="12pt" style:font-size-asian="12pt" style:font-size-complex="10pt" fo:language="en" fo:country="US"/>
    </style:style>
    <style:style style:name="T21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0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05" style:parent-style-name="DefaultParagraphFont" style:family="text">
      <style:text-properties style:font-name="Source Code Pro Light" style:font-name-complex="Consolas" fo:color="#000000" fo:font-size="12pt" style:font-size-asian="12pt" style:font-size-complex="10pt" fo:language="en" fo:country="US"/>
    </style:style>
    <style:style style:name="T21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07" style:parent-style-name="DefaultParagraphFont" style:family="text">
      <style:text-properties style:font-name="Source Code Pro Light" style:font-name-complex="Consolas" fo:color="#000000" fo:font-size="12pt" style:font-size-asian="12pt" style:font-size-complex="10pt" fo:language="en" fo:country="US"/>
    </style:style>
    <style:style style:name="T21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09" style:parent-style-name="DefaultParagraphFont" style:family="text">
      <style:text-properties style:font-name="Source Code Pro Light" style:font-name-complex="Consolas" fo:color="#800080" fo:font-size="12pt" style:font-size-asian="12pt" style:font-size-complex="10pt" fo:language="en" fo:country="US"/>
    </style:style>
    <style:style style:name="T21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11" style:parent-style-name="DefaultParagraphFont" style:family="text">
      <style:text-properties style:font-name="Source Code Pro Light" style:font-name-complex="Consolas" fo:color="#800080" fo:font-size="12pt" style:font-size-asian="12pt" style:font-size-complex="10pt" fo:language="en" fo:country="US"/>
    </style:style>
    <style:style style:name="T21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13" style:parent-style-name="DefaultParagraphFont" style:family="text">
      <style:text-properties style:font-name="Source Code Pro Light" style:font-name-complex="Consolas" fo:color="#000000" fo:font-size="12pt" style:font-size-asian="12pt" style:font-size-complex="10pt" fo:language="en" fo:country="US"/>
    </style:style>
    <style:style style:name="T21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1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16" style:parent-style-name="DefaultParagraphFont" style:family="text">
      <style:text-properties style:font-name="Source Code Pro Light" style:font-name-complex="Consolas" fo:color="#000000" fo:font-size="12pt" style:font-size-asian="12pt" style:font-size-complex="10pt" fo:language="en" fo:country="US"/>
    </style:style>
    <style:style style:name="T21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18" style:parent-style-name="DefaultParagraphFont" style:family="text">
      <style:text-properties style:font-name="Source Code Pro Light" style:font-name-complex="Consolas" fo:color="#000000" fo:font-size="12pt" style:font-size-asian="12pt" style:font-size-complex="10pt" fo:language="en" fo:country="US"/>
    </style:style>
    <style:style style:name="T21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0" style:parent-style-name="DefaultParagraphFont" style:family="text">
      <style:text-properties style:font-name="Source Code Pro Light" style:font-name-complex="Consolas" fo:color="#000000" fo:font-size="12pt" style:font-size-asian="12pt" style:font-size-complex="10pt" fo:language="en" fo:country="US"/>
    </style:style>
    <style:style style:name="T21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2" style:parent-style-name="DefaultParagraphFont" style:family="text">
      <style:text-properties style:font-name="Source Code Pro Light" style:font-name-complex="Consolas" fo:color="#000000" fo:font-size="12pt" style:font-size-asian="12pt" style:font-size-complex="10pt" fo:language="en" fo:country="US"/>
    </style:style>
    <style:style style:name="T21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4" style:parent-style-name="DefaultParagraphFont" style:family="text">
      <style:text-properties style:font-name="Source Code Pro Light" style:font-name-complex="Consolas" fo:color="#000000" fo:font-size="12pt" style:font-size-asian="12pt" style:font-size-complex="10pt" fo:language="en" fo:country="US"/>
    </style:style>
    <style:style style:name="T21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6" style:parent-style-name="DefaultParagraphFont" style:family="text">
      <style:text-properties style:font-name="Source Code Pro Light" style:font-name-complex="Consolas" fo:color="#000000" fo:font-size="12pt" style:font-size-asian="12pt" style:font-size-complex="10pt" fo:language="en" fo:country="US"/>
    </style:style>
    <style:style style:name="T21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28" style:parent-style-name="DefaultParagraphFont" style:family="text">
      <style:text-properties style:font-name="Source Code Pro Light" style:font-name-complex="Consolas" fo:color="#000000" fo:font-size="12pt" style:font-size-asian="12pt" style:font-size-complex="10pt" fo:language="en" fo:country="US"/>
    </style:style>
    <style:style style:name="T21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30"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style:style>
    <style:style style:name="P2131" style:parent-style-name="Normal" style:family="paragraph">
      <style:paragraph-properties fo:widows="0" fo:orphans="0" style:text-autospace="none" fo:margin-bottom="0in" fo:line-height="100%"/>
    </style:style>
    <style:style style:name="T213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3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3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3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3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3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4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4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4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4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4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5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1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1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15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15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156" style:parent-style-name="Normal" style:family="paragraph">
      <style:paragraph-properties fo:widows="0" fo:orphans="0" style:text-autospace="none" fo:margin-bottom="0in" fo:line-height="100%"/>
    </style:style>
    <style:style style:name="T2157" style:parent-style-name="DefaultParagraphFont" style:family="text">
      <style:text-properties style:font-name="Source Code Pro Light" style:font-name-complex="Consolas" fo:color="#000000" fo:font-size="12pt" style:font-size-asian="12pt" style:font-size-complex="10pt" fo:language="el" fo:country="GR"/>
    </style:style>
    <style:style style:name="T21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59" style:parent-style-name="DefaultParagraphFont" style:family="text">
      <style:text-properties style:font-name="Source Code Pro Light" style:font-name-complex="Consolas" fo:color="#000000" fo:font-size="12pt" style:font-size-asian="12pt" style:font-size-complex="10pt" fo:language="en" fo:country="US"/>
    </style:style>
    <style:style style:name="T21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1" style:parent-style-name="DefaultParagraphFont" style:family="text">
      <style:text-properties style:font-name="Source Code Pro Light" style:font-name-complex="Consolas" fo:color="#000000" fo:font-size="12pt" style:font-size-asian="12pt" style:font-size-complex="10pt" fo:language="en" fo:country="US"/>
    </style:style>
    <style:style style:name="T2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3" style:parent-style-name="DefaultParagraphFont" style:family="text">
      <style:text-properties style:font-name="Source Code Pro Light" style:font-name-complex="Consolas" fo:color="#000000" fo:font-size="12pt" style:font-size-asian="12pt" style:font-size-complex="10pt" fo:language="en" fo:country="US"/>
    </style:style>
    <style:style style:name="T2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65" style:parent-style-name="Normal" style:family="paragraph">
      <style:paragraph-properties fo:widows="0" fo:orphans="0" style:text-autospace="none" fo:margin-bottom="0in" fo:line-height="100%"/>
    </style:style>
    <style:style style:name="T2166" style:parent-style-name="DefaultParagraphFont" style:family="text">
      <style:text-properties style:font-name="Source Code Pro Light" style:font-name-complex="Consolas" fo:color="#000000" fo:font-size="12pt" style:font-size-asian="12pt" style:font-size-complex="10pt" fo:language="en" fo:country="US"/>
    </style:style>
    <style:style style:name="T21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6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70" style:parent-style-name="DefaultParagraphFont" style:family="text">
      <style:text-properties style:font-name="Source Code Pro Light" style:font-name-complex="Consolas" fo:color="#000000" fo:font-size="12pt" style:font-size-asian="12pt" style:font-size-complex="10pt" fo:language="en" fo:country="US"/>
    </style:style>
    <style:style style:name="T21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72" style:parent-style-name="DefaultParagraphFont" style:family="text">
      <style:text-properties style:font-name="Source Code Pro Light" style:font-name-complex="Consolas" fo:color="#000000" fo:font-size="12pt" style:font-size-asian="12pt" style:font-size-complex="10pt" fo:language="en" fo:country="US"/>
    </style:style>
    <style:style style:name="T217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74" style:parent-style-name="DefaultParagraphFont" style:family="text">
      <style:text-properties style:font-name="Source Code Pro Light" style:font-name-complex="Consolas" fo:color="#000000" fo:font-size="12pt" style:font-size-asian="12pt" style:font-size-complex="10pt" fo:language="en" fo:country="US"/>
    </style:style>
    <style:style style:name="T21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76" style:parent-style-name="Normal" style:family="paragraph">
      <style:paragraph-properties fo:widows="0" fo:orphans="0" style:text-autospace="none" fo:margin-bottom="0in" fo:line-height="100%"/>
    </style:style>
    <style:style style:name="T2177" style:parent-style-name="DefaultParagraphFont" style:family="text">
      <style:text-properties style:font-name="Source Code Pro Light" style:font-name-complex="Consolas" fo:color="#000000" fo:font-size="12pt" style:font-size-asian="12pt" style:font-size-complex="10pt" fo:language="en" fo:country="US"/>
    </style:style>
    <style:style style:name="T21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179" style:parent-style-name="Normal" style:family="paragraph">
      <style:paragraph-properties fo:widows="0" fo:orphans="0" style:text-autospace="none" fo:margin-bottom="0in" fo:line-height="100%"/>
    </style:style>
    <style:style style:name="T2180" style:parent-style-name="DefaultParagraphFont" style:family="text">
      <style:text-properties style:font-name="Source Code Pro Light" style:font-name-complex="Consolas" fo:color="#000000" fo:font-size="12pt" style:font-size-asian="12pt" style:font-size-complex="10pt" fo:language="en" fo:country="US"/>
    </style:style>
    <style:style style:name="T218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182" style:parent-style-name="DefaultParagraphFont" style:family="text">
      <style:text-properties style:font-name="Source Code Pro Light" style:font-name-complex="Consolas" fo:color="#000000" fo:font-size="12pt" style:font-size-asian="12pt" style:font-size-complex="10pt" fo:language="en" fo:country="US"/>
    </style:style>
    <style:style style:name="T21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84" style:parent-style-name="DefaultParagraphFont" style:family="text">
      <style:text-properties style:font-name="Source Code Pro Light" style:font-name-complex="Consolas" fo:color="#000000" fo:font-size="12pt" style:font-size-asian="12pt" style:font-size-complex="10pt" fo:language="en" fo:country="US"/>
    </style:style>
    <style:style style:name="T21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86" style:parent-style-name="DefaultParagraphFont" style:family="text">
      <style:text-properties style:font-name="Source Code Pro Light" style:font-name-complex="Consolas" fo:color="#000000" fo:font-size="12pt" style:font-size-asian="12pt" style:font-size-complex="10pt" fo:language="en" fo:country="US"/>
    </style:style>
    <style:style style:name="T21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88" style:parent-style-name="Normal" style:family="paragraph">
      <style:paragraph-properties fo:widows="0" fo:orphans="0" style:text-autospace="none" fo:margin-bottom="0in" fo:line-height="100%"/>
    </style:style>
    <style:style style:name="T2189" style:parent-style-name="DefaultParagraphFont" style:family="text">
      <style:text-properties style:font-name="Source Code Pro Light" style:font-name-complex="Consolas" fo:color="#000000" fo:font-size="12pt" style:font-size-asian="12pt" style:font-size-complex="10pt" fo:language="en" fo:country="US"/>
    </style:style>
    <style:style style:name="T21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3" style:parent-style-name="DefaultParagraphFont" style:family="text">
      <style:text-properties style:font-name="Source Code Pro Light" style:font-name-complex="Consolas" fo:color="#000000" fo:font-size="12pt" style:font-size-asian="12pt" style:font-size-complex="10pt" fo:language="en" fo:country="US"/>
    </style:style>
    <style:style style:name="T21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195" style:parent-style-name="DefaultParagraphFont" style:family="text">
      <style:text-properties style:font-name="Source Code Pro Light" style:font-name-complex="Consolas" fo:color="#000000" fo:font-size="12pt" style:font-size-asian="12pt" style:font-size-complex="10pt" fo:language="en" fo:country="US"/>
    </style:style>
    <style:style style:name="T219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197" style:parent-style-name="DefaultParagraphFont" style:family="text">
      <style:text-properties style:font-name="Source Code Pro Light" style:font-name-complex="Consolas" fo:color="#000000" fo:font-size="12pt" style:font-size-asian="12pt" style:font-size-complex="10pt" fo:language="en" fo:country="US"/>
    </style:style>
    <style:style style:name="T21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19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00" style:parent-style-name="Normal" style:family="paragraph">
      <style:paragraph-properties fo:widows="0" fo:orphans="0" style:text-autospace="none" fo:margin-bottom="0in" fo:line-height="100%"/>
    </style:style>
    <style:style style:name="T2201" style:parent-style-name="DefaultParagraphFont" style:family="text">
      <style:text-properties style:font-name="Source Code Pro Light" style:font-name-complex="Consolas" fo:color="#000000" fo:font-size="12pt" style:font-size-asian="12pt" style:font-size-complex="10pt" fo:language="en" fo:country="US"/>
    </style:style>
    <style:style style:name="T22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203" style:parent-style-name="DefaultParagraphFont" style:family="text">
      <style:text-properties style:font-name="Source Code Pro Light" style:font-name-complex="Consolas" fo:color="#000000" fo:font-size="12pt" style:font-size-asian="12pt" style:font-size-complex="10pt" fo:language="en" fo:country="US"/>
    </style:style>
    <style:style style:name="T22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05" style:parent-style-name="DefaultParagraphFont" style:family="text">
      <style:text-properties style:font-name="Source Code Pro Light" style:font-name-complex="Consolas" fo:color="#000000" fo:font-size="12pt" style:font-size-asian="12pt" style:font-size-complex="10pt" fo:language="en" fo:country="US"/>
    </style:style>
    <style:style style:name="T22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07" style:parent-style-name="DefaultParagraphFont" style:family="text">
      <style:text-properties style:font-name="Source Code Pro Light" style:font-name-complex="Consolas" fo:color="#000000" fo:font-size="12pt" style:font-size-asian="12pt" style:font-size-complex="10pt" fo:language="en" fo:country="US"/>
    </style:style>
    <style:style style:name="T2208" style:parent-style-name="DefaultParagraphFont" style:family="text">
      <style:text-properties style:font-name="Source Code Pro Light" style:font-name-complex="Consolas" fo:color="#800080" fo:font-size="12pt" style:font-size-asian="12pt" style:font-size-complex="10pt" fo:language="en" fo:country="US"/>
    </style:style>
    <style:style style:name="T2209" style:parent-style-name="DefaultParagraphFont" style:family="text">
      <style:text-properties style:font-name="Source Code Pro Light" style:font-name-complex="Consolas" fo:color="#000000" fo:font-size="12pt" style:font-size-asian="12pt" style:font-size-complex="10pt" fo:language="en" fo:country="US"/>
    </style:style>
    <style:style style:name="T22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1" style:parent-style-name="DefaultParagraphFont" style:family="text">
      <style:text-properties style:font-name="Source Code Pro Light" style:font-name-complex="Consolas" fo:color="#000000" fo:font-size="12pt" style:font-size-asian="12pt" style:font-size-complex="10pt" fo:language="en" fo:country="US"/>
    </style:style>
    <style:style style:name="T2212" style:parent-style-name="DefaultParagraphFont" style:family="text">
      <style:text-properties style:font-name="Source Code Pro Light" style:font-name-complex="Consolas" fo:color="#800080" fo:font-size="12pt" style:font-size-asian="12pt" style:font-size-complex="10pt" fo:language="en" fo:country="US"/>
    </style:style>
    <style:style style:name="T2213" style:parent-style-name="DefaultParagraphFont" style:family="text">
      <style:text-properties style:font-name="Source Code Pro Light" style:font-name-complex="Consolas" fo:color="#000000" fo:font-size="12pt" style:font-size-asian="12pt" style:font-size-complex="10pt" fo:language="en" fo:country="US"/>
    </style:style>
    <style:style style:name="T22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5" style:parent-style-name="DefaultParagraphFont" style:family="text">
      <style:text-properties style:font-name="Source Code Pro Light" style:font-name-complex="Consolas" fo:color="#000000" fo:font-size="12pt" style:font-size-asian="12pt" style:font-size-complex="10pt" fo:language="en" fo:country="US"/>
    </style:style>
    <style:style style:name="T22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17" style:parent-style-name="DefaultParagraphFont" style:family="text">
      <style:text-properties style:font-name="Source Code Pro Light" style:font-name-complex="Consolas" fo:color="#000000" fo:font-size="12pt" style:font-size-asian="12pt" style:font-size-complex="10pt" fo:language="en" fo:country="US"/>
    </style:style>
    <style:style style:name="T2218" style:parent-style-name="DefaultParagraphFont" style:family="text">
      <style:text-properties style:font-name="Source Code Pro Light" style:font-name-complex="Consolas" fo:color="#800080" fo:font-size="12pt" style:font-size-asian="12pt" style:font-size-complex="10pt" fo:language="en" fo:country="US"/>
    </style:style>
    <style:style style:name="T2219" style:parent-style-name="DefaultParagraphFont" style:family="text">
      <style:text-properties style:font-name="Source Code Pro Light" style:font-name-complex="Consolas" fo:color="#000000" fo:font-size="12pt" style:font-size-asian="12pt" style:font-size-complex="10pt" fo:language="en" fo:country="US"/>
    </style:style>
    <style:style style:name="T22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21" style:parent-style-name="DefaultParagraphFont" style:family="text">
      <style:text-properties style:font-name="Source Code Pro Light" style:font-name-complex="Consolas" fo:color="#000000" fo:font-size="12pt" style:font-size-asian="12pt" style:font-size-complex="10pt" fo:language="en" fo:country="US"/>
    </style:style>
    <style:style style:name="T2222" style:parent-style-name="DefaultParagraphFont" style:family="text">
      <style:text-properties style:font-name="Source Code Pro Light" style:font-name-complex="Consolas" fo:color="#800080" fo:font-size="12pt" style:font-size-asian="12pt" style:font-size-complex="10pt" fo:language="en" fo:country="US"/>
    </style:style>
    <style:style style:name="T22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24" style:parent-style-name="Normal" style:family="paragraph">
      <style:paragraph-properties fo:widows="0" fo:orphans="0" style:text-autospace="none" fo:margin-bottom="0in" fo:line-height="100%"/>
    </style:style>
    <style:style style:name="T2225" style:parent-style-name="DefaultParagraphFont" style:family="text">
      <style:text-properties style:font-name="Source Code Pro Light" style:font-name-complex="Consolas" fo:color="#000000" fo:font-size="12pt" style:font-size-asian="12pt" style:font-size-complex="10pt" fo:language="en" fo:country="US"/>
    </style:style>
    <style:style style:name="T222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227" style:parent-style-name="DefaultParagraphFont" style:family="text">
      <style:text-properties style:font-name="Source Code Pro Light" style:font-name-complex="Consolas" fo:color="#000000" fo:font-size="12pt" style:font-size-asian="12pt" style:font-size-complex="10pt" fo:language="en" fo:country="US"/>
    </style:style>
    <style:style style:name="T22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29" style:parent-style-name="DefaultParagraphFont" style:family="text">
      <style:text-properties style:font-name="Source Code Pro Light" style:font-name-complex="Consolas" fo:color="#000000" fo:font-size="12pt" style:font-size-asian="12pt" style:font-size-complex="10pt" fo:language="en" fo:country="US"/>
    </style:style>
    <style:style style:name="T22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3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33" style:parent-style-name="DefaultParagraphFont" style:family="text">
      <style:text-properties style:font-name="Source Code Pro Light" style:font-name-complex="Consolas" fo:color="#000000" fo:font-size="12pt" style:font-size-asian="12pt" style:font-size-complex="10pt" fo:language="en" fo:country="US"/>
    </style:style>
    <style:style style:name="T2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35" style:parent-style-name="DefaultParagraphFont" style:family="text">
      <style:text-properties style:font-name="Source Code Pro Light" style:font-name-complex="Consolas" fo:color="#000000" fo:font-size="12pt" style:font-size-asian="12pt" style:font-size-complex="10pt" fo:language="en" fo:country="US"/>
    </style:style>
    <style:style style:name="T223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38" style:parent-style-name="Normal" style:family="paragraph">
      <style:paragraph-properties fo:widows="0" fo:orphans="0" style:text-autospace="none" fo:margin-bottom="0in" fo:line-height="100%"/>
    </style:style>
    <style:style style:name="T2239" style:parent-style-name="DefaultParagraphFont" style:family="text">
      <style:text-properties style:font-name="Source Code Pro Light" style:font-name-complex="Consolas" fo:color="#000000" fo:font-size="12pt" style:font-size-asian="12pt" style:font-size-complex="10pt" fo:language="en" fo:country="US"/>
    </style:style>
    <style:style style:name="T22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3" style:parent-style-name="DefaultParagraphFont" style:family="text">
      <style:text-properties style:font-name="Source Code Pro Light" style:font-name-complex="Consolas" fo:color="#000000" fo:font-size="12pt" style:font-size-asian="12pt" style:font-size-complex="10pt" fo:language="en" fo:country="US"/>
    </style:style>
    <style:style style:name="T22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45" style:parent-style-name="DefaultParagraphFont" style:family="text">
      <style:text-properties style:font-name="Source Code Pro Light" style:font-name-complex="Consolas" fo:color="#000000" fo:font-size="12pt" style:font-size-asian="12pt" style:font-size-complex="10pt" fo:language="en" fo:country="US"/>
    </style:style>
    <style:style style:name="T224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47" style:parent-style-name="DefaultParagraphFont" style:family="text">
      <style:text-properties style:font-name="Source Code Pro Light" style:font-name-complex="Consolas" fo:color="#000000" fo:font-size="12pt" style:font-size-asian="12pt" style:font-size-complex="10pt" fo:language="en" fo:country="US"/>
    </style:style>
    <style:style style:name="T22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49" style:parent-style-name="Normal" style:family="paragraph">
      <style:paragraph-properties fo:widows="0" fo:orphans="0" style:text-autospace="none" fo:margin-bottom="0in" fo:line-height="100%"/>
    </style:style>
    <style:style style:name="T2250" style:parent-style-name="DefaultParagraphFont" style:family="text">
      <style:text-properties style:font-name="Source Code Pro Light" style:font-name-complex="Consolas" fo:color="#000000" fo:font-size="12pt" style:font-size-asian="12pt" style:font-size-complex="10pt" fo:language="en" fo:country="US"/>
    </style:style>
    <style:style style:name="T225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252" style:parent-style-name="Normal" style:family="paragraph">
      <style:paragraph-properties fo:widows="0" fo:orphans="0" style:text-autospace="none" fo:margin-bottom="0in" fo:line-height="100%"/>
    </style:style>
    <style:style style:name="T2253" style:parent-style-name="DefaultParagraphFont" style:family="text">
      <style:text-properties style:font-name="Source Code Pro Light" style:font-name-complex="Consolas" fo:color="#000000" fo:font-size="12pt" style:font-size-asian="12pt" style:font-size-complex="10pt" fo:language="en" fo:country="US"/>
    </style:style>
    <style:style style:name="T225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255" style:parent-style-name="DefaultParagraphFont" style:family="text">
      <style:text-properties style:font-name="Source Code Pro Light" style:font-name-complex="Consolas" fo:color="#000000" fo:font-size="12pt" style:font-size-asian="12pt" style:font-size-complex="10pt" fo:language="en" fo:country="US"/>
    </style:style>
    <style:style style:name="T2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57" style:parent-style-name="DefaultParagraphFont" style:family="text">
      <style:text-properties style:font-name="Source Code Pro Light" style:font-name-complex="Consolas" fo:color="#000000" fo:font-size="12pt" style:font-size-asian="12pt" style:font-size-complex="10pt" fo:language="en" fo:country="US"/>
    </style:style>
    <style:style style:name="T22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5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61" style:parent-style-name="DefaultParagraphFont" style:family="text">
      <style:text-properties style:font-name="Source Code Pro Light" style:font-name-complex="Consolas" fo:color="#000000" fo:font-size="12pt" style:font-size-asian="12pt" style:font-size-complex="10pt" fo:language="en" fo:country="US"/>
    </style:style>
    <style:style style:name="T22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63" style:parent-style-name="DefaultParagraphFont" style:family="text">
      <style:text-properties style:font-name="Source Code Pro Light" style:font-name-complex="Consolas" fo:color="#000000" fo:font-size="12pt" style:font-size-asian="12pt" style:font-size-complex="10pt" fo:language="en" fo:country="US"/>
    </style:style>
    <style:style style:name="T22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65" style:parent-style-name="Normal" style:family="paragraph">
      <style:paragraph-properties fo:widows="0" fo:orphans="0" style:text-autospace="none" fo:margin-bottom="0in" fo:line-height="100%"/>
    </style:style>
    <style:style style:name="T2266" style:parent-style-name="DefaultParagraphFont" style:family="text">
      <style:text-properties style:font-name="Source Code Pro Light" style:font-name-complex="Consolas" fo:color="#000000" fo:font-size="12pt" style:font-size-asian="12pt" style:font-size-complex="10pt" fo:language="en" fo:country="US"/>
    </style:style>
    <style:style style:name="T22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6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70" style:parent-style-name="DefaultParagraphFont" style:family="text">
      <style:text-properties style:font-name="Source Code Pro Light" style:font-name-complex="Consolas" fo:color="#000000" fo:font-size="12pt" style:font-size-asian="12pt" style:font-size-complex="10pt" fo:language="en" fo:country="US"/>
    </style:style>
    <style:style style:name="T22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72" style:parent-style-name="DefaultParagraphFont" style:family="text">
      <style:text-properties style:font-name="Source Code Pro Light" style:font-name-complex="Consolas" fo:color="#000000" fo:font-size="12pt" style:font-size-asian="12pt" style:font-size-complex="10pt" fo:language="en" fo:country="US"/>
    </style:style>
    <style:style style:name="T227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74" style:parent-style-name="DefaultParagraphFont" style:family="text">
      <style:text-properties style:font-name="Source Code Pro Light" style:font-name-complex="Consolas" fo:color="#000000" fo:font-size="12pt" style:font-size-asian="12pt" style:font-size-complex="10pt" fo:language="en" fo:country="US"/>
    </style:style>
    <style:style style:name="T22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76" style:parent-style-name="Normal" style:family="paragraph">
      <style:paragraph-properties fo:widows="0" fo:orphans="0" style:text-autospace="none" fo:margin-bottom="0in" fo:line-height="100%"/>
    </style:style>
    <style:style style:name="T2277" style:parent-style-name="DefaultParagraphFont" style:family="text">
      <style:text-properties style:font-name="Source Code Pro Light" style:font-name-complex="Consolas" fo:color="#000000" fo:font-size="12pt" style:font-size-asian="12pt" style:font-size-complex="10pt" fo:language="en" fo:country="US"/>
    </style:style>
    <style:style style:name="T22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279" style:parent-style-name="Normal" style:family="paragraph">
      <style:paragraph-properties fo:widows="0" fo:orphans="0" style:text-autospace="none" fo:margin-bottom="0in" fo:line-height="100%"/>
    </style:style>
    <style:style style:name="T2280" style:parent-style-name="DefaultParagraphFont" style:family="text">
      <style:text-properties style:font-name="Source Code Pro Light" style:font-name-complex="Consolas" fo:color="#000000" fo:font-size="12pt" style:font-size-asian="12pt" style:font-size-complex="10pt" fo:language="en" fo:country="US"/>
    </style:style>
    <style:style style:name="T22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4" style:parent-style-name="DefaultParagraphFont" style:family="text">
      <style:text-properties style:font-name="Source Code Pro Light" style:font-name-complex="Consolas" fo:color="#000000" fo:font-size="12pt" style:font-size-asian="12pt" style:font-size-complex="10pt" fo:language="en" fo:country="US"/>
    </style:style>
    <style:style style:name="T22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86" style:parent-style-name="DefaultParagraphFont" style:family="text">
      <style:text-properties style:font-name="Source Code Pro Light" style:font-name-complex="Consolas" fo:color="#000000" fo:font-size="12pt" style:font-size-asian="12pt" style:font-size-complex="10pt" fo:language="en" fo:country="US"/>
    </style:style>
    <style:style style:name="T228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288" style:parent-style-name="DefaultParagraphFont" style:family="text">
      <style:text-properties style:font-name="Source Code Pro Light" style:font-name-complex="Consolas" fo:color="#000000" fo:font-size="12pt" style:font-size-asian="12pt" style:font-size-complex="10pt" fo:language="en" fo:country="US"/>
    </style:style>
    <style:style style:name="T22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29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291"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292" style:parent-style-name="Normal" style:family="paragraph">
      <style:paragraph-properties fo:widows="0" fo:orphans="0" style:text-autospace="none" fo:margin-bottom="0in" fo:line-height="100%"/>
    </style:style>
    <style:style style:name="T22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2294" style:parent-style-name="DefaultParagraphFont" style:family="text">
      <style:text-properties style:font-name="Source Code Pro Light" style:font-name-complex="Consolas" fo:color="#000000" fo:font-size="12pt" style:font-size-asian="12pt" style:font-size-complex="10pt" fo:language="en" fo:country="US"/>
    </style:style>
    <style:style style:name="T22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96" style:parent-style-name="DefaultParagraphFont" style:family="text">
      <style:text-properties style:font-name="Source Code Pro Light" style:font-name-complex="Consolas" fo:font-weight="bold" style:font-weight-asian="bold" fo:color="#000000" fo:font-size="12pt" style:font-size-asian="12pt" style:font-size-complex="10pt" fo:language="en" fo:country="US"/>
    </style:style>
    <style:style style:name="T2297" style:parent-style-name="DefaultParagraphFont" style:family="text">
      <style:text-properties style:font-name="Source Code Pro Light" style:font-name-complex="Consolas" fo:color="#000000" fo:font-size="12pt" style:font-size-asian="12pt" style:font-size-complex="10pt" fo:language="en" fo:country="US"/>
    </style:style>
    <style:style style:name="T22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299" style:parent-style-name="DefaultParagraphFont" style:family="text">
      <style:text-properties style:font-name="Source Code Pro Light" style:font-name-complex="Consolas" fo:color="#000000" fo:font-size="12pt" style:font-size-asian="12pt" style:font-size-complex="10pt" fo:language="en" fo:country="US"/>
    </style:style>
    <style:style style:name="T2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01" style:parent-style-name="DefaultParagraphFont" style:family="text">
      <style:text-properties style:font-name="Source Code Pro Light" style:font-name-complex="Consolas" fo:font-weight="bold" style:font-weight-asian="bold" fo:color="#000000" fo:font-size="12pt" style:font-size-asian="12pt" style:font-size-complex="10pt" fo:language="en" fo:country="US"/>
    </style:style>
    <style:style style:name="T2302" style:parent-style-name="DefaultParagraphFont" style:family="text">
      <style:text-properties style:font-name="Source Code Pro Light" style:font-name-complex="Consolas" fo:color="#000000" fo:font-size="12pt" style:font-size-asian="12pt" style:font-size-complex="10pt" fo:language="en" fo:country="US"/>
    </style:style>
    <style:style style:name="T23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04" style:parent-style-name="DefaultParagraphFont" style:family="text">
      <style:text-properties style:font-name="Source Code Pro Light" style:font-name-complex="Consolas" fo:color="#000000" fo:font-size="12pt" style:font-size-asian="12pt" style:font-size-complex="10pt" fo:language="en" fo:country="US"/>
    </style:style>
    <style:style style:name="P2305" style:parent-style-name="Normal" style:family="paragraph">
      <style:paragraph-properties fo:widows="0" fo:orphans="0" style:text-autospace="none" fo:margin-bottom="0in" fo:line-height="100%"/>
    </style:style>
    <style:style style:name="T2306" style:parent-style-name="DefaultParagraphFont" style:family="text">
      <style:text-properties style:font-name="Source Code Pro Light" style:font-name-complex="Consolas" fo:color="#000000" fo:font-size="12pt" style:font-size-asian="12pt" style:font-size-complex="10pt" fo:language="en" fo:country="US"/>
    </style:style>
    <style:style style:name="T230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08" style:parent-style-name="DefaultParagraphFont" style:family="text">
      <style:text-properties style:font-name="Source Code Pro Light" style:font-name-complex="Consolas" fo:color="#000000" fo:font-size="12pt" style:font-size-asian="12pt" style:font-size-complex="10pt" fo:language="en" fo:country="US"/>
    </style:style>
    <style:style style:name="T230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10" style:parent-style-name="DefaultParagraphFont" style:family="text">
      <style:text-properties style:font-name="Source Code Pro Light" style:font-name-complex="Consolas" fo:color="#000000" fo:font-size="12pt" style:font-size-asian="12pt" style:font-size-complex="10pt" fo:language="en" fo:country="US"/>
    </style:style>
    <style:style style:name="T2311" style:parent-style-name="DefaultParagraphFont" style:family="text">
      <style:text-properties style:font-name="Source Code Pro Light" style:font-name-complex="Consolas" fo:color="#000000" fo:font-size="12pt" style:font-size-asian="12pt" style:font-size-complex="10pt" fo:language="en" fo:country="US"/>
    </style:style>
    <style:style style:name="T2312" style:parent-style-name="DefaultParagraphFont" style:family="text">
      <style:text-properties style:font-name="Source Code Pro Light" style:font-name-complex="Consolas" fo:color="#000000" fo:font-size="12pt" style:font-size-asian="12pt" style:font-size-complex="10pt" fo:language="en" fo:country="US"/>
    </style:style>
    <style:style style:name="P231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1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15" style:parent-style-name="Normal" style:family="paragraph">
      <style:paragraph-properties fo:widows="0" fo:orphans="0" style:text-autospace="none" fo:margin-bottom="0in" fo:line-height="100%"/>
    </style:style>
    <style:style style:name="T2316" style:parent-style-name="DefaultParagraphFont" style:family="text">
      <style:text-properties style:font-name="Source Code Pro Light" style:font-name-complex="Consolas" fo:color="#000000" fo:font-size="12pt" style:font-size-asian="12pt" style:font-size-complex="10pt" fo:language="en" fo:country="US"/>
    </style:style>
    <style:style style:name="T2317" style:parent-style-name="DefaultParagraphFont" style:family="text">
      <style:text-properties style:font-name="Source Code Pro Light" style:font-name-complex="Consolas" fo:color="#000000" fo:font-size="12pt" style:font-size-asian="12pt" style:font-size-complex="10pt" fo:language="en" fo:country="US"/>
    </style:style>
    <style:style style:name="T231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19" style:parent-style-name="DefaultParagraphFont" style:family="text">
      <style:text-properties style:font-name="Source Code Pro Light" style:font-name-complex="Consolas" fo:color="#000000" fo:font-size="12pt" style:font-size-asian="12pt" style:font-size-complex="10pt" fo:language="en" fo:country="US"/>
    </style:style>
    <style:style style:name="T232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321" style:parent-style-name="DefaultParagraphFont" style:family="text">
      <style:text-properties style:font-name="Source Code Pro Light" style:font-name-complex="Consolas" fo:color="#000000" fo:font-size="12pt" style:font-size-asian="12pt" style:font-size-complex="10pt" fo:language="en" fo:country="US"/>
    </style:style>
    <style:style style:name="T2322" style:parent-style-name="DefaultParagraphFont" style:family="text">
      <style:text-properties style:font-name="Source Code Pro Light" style:font-name-complex="Consolas" fo:color="#000000" fo:font-size="12pt" style:font-size-asian="12pt" style:font-size-complex="10pt" fo:language="en" fo:country="US"/>
    </style:style>
    <style:style style:name="T2323" style:parent-style-name="DefaultParagraphFont" style:family="text">
      <style:text-properties style:font-name="Source Code Pro Light" style:font-name-complex="Consolas" fo:color="#000000" fo:font-size="12pt" style:font-size-asian="12pt" style:font-size-complex="10pt" fo:language="en" fo:country="US"/>
    </style:style>
    <style:style style:name="P232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25" style:parent-style-name="Normal" style:family="paragraph">
      <style:paragraph-properties fo:widows="0" fo:orphans="0" style:text-autospace="none" fo:margin-bottom="0in" fo:line-height="100%"/>
    </style:style>
    <style:style style:name="T2326" style:parent-style-name="DefaultParagraphFont" style:family="text">
      <style:text-properties style:font-name="Source Code Pro Light" style:font-name-complex="Consolas" fo:color="#000000" fo:font-size="12pt" style:font-size-asian="12pt" style:font-size-complex="10pt" fo:language="en" fo:country="US"/>
    </style:style>
    <style:style style:name="T23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28" style:parent-style-name="DefaultParagraphFont" style:family="text">
      <style:text-properties style:font-name="Source Code Pro Light" style:font-name-complex="Consolas" fo:color="#000000" fo:font-size="12pt" style:font-size-asian="12pt" style:font-size-complex="10pt" fo:language="en" fo:country="US"/>
    </style:style>
    <style:style style:name="T23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3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3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32" style:parent-style-name="Normal" style:family="paragraph">
      <style:paragraph-properties fo:widows="0" fo:orphans="0" style:text-autospace="none" fo:margin-bottom="0in" fo:line-height="100%"/>
    </style:style>
    <style:style style:name="T233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3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3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3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3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3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3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4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P2341" style:parent-style-name="Normal" style:family="paragraph">
      <style:paragraph-properties fo:widows="0" fo:orphans="0" style:text-autospace="none" fo:margin-bottom="0in" fo:line-height="100%"/>
    </style:style>
    <style:style style:name="T2342" style:parent-style-name="DefaultParagraphFont" style:family="text">
      <style:text-properties style:font-name="Source Code Pro Light" style:font-name-complex="Consolas" fo:color="#000000" fo:font-size="12pt" style:font-size-asian="12pt" style:font-size-complex="10pt" fo:language="el" fo:country="GR"/>
    </style:style>
    <style:style style:name="T234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344" style:parent-style-name="DefaultParagraphFont" style:family="text">
      <style:text-properties style:font-name="Source Code Pro Light" style:font-name-complex="Consolas" fo:color="#000000" fo:font-size="12pt" style:font-size-asian="12pt" style:font-size-complex="10pt" fo:language="en" fo:country="US"/>
    </style:style>
    <style:style style:name="T23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46" style:parent-style-name="DefaultParagraphFont" style:family="text">
      <style:text-properties style:font-name="Source Code Pro Light" style:font-name-complex="Consolas" fo:color="#000000" fo:font-size="12pt" style:font-size-asian="12pt" style:font-size-complex="10pt" fo:language="en" fo:country="US"/>
    </style:style>
    <style:style style:name="T23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48" style:parent-style-name="DefaultParagraphFont" style:family="text">
      <style:text-properties style:font-name="Source Code Pro Light" style:font-name-complex="Consolas" fo:color="#000000" fo:font-size="12pt" style:font-size-asian="12pt" style:font-size-complex="10pt" fo:language="en" fo:country="US"/>
    </style:style>
    <style:style style:name="T2349" style:parent-style-name="DefaultParagraphFont" style:family="text">
      <style:text-properties style:font-name="Source Code Pro Light" style:font-name-complex="Consolas" fo:color="#800080" fo:font-size="12pt" style:font-size-asian="12pt" style:font-size-complex="10pt" fo:language="en" fo:country="US"/>
    </style:style>
    <style:style style:name="T2350" style:parent-style-name="DefaultParagraphFont" style:family="text">
      <style:text-properties style:font-name="Source Code Pro Light" style:font-name-complex="Consolas" fo:color="#000000" fo:font-size="12pt" style:font-size-asian="12pt" style:font-size-complex="10pt" fo:language="en" fo:country="US"/>
    </style:style>
    <style:style style:name="T23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52" style:parent-style-name="DefaultParagraphFont" style:family="text">
      <style:text-properties style:font-name="Source Code Pro Light" style:font-name-complex="Consolas" fo:color="#000000" fo:font-size="12pt" style:font-size-asian="12pt" style:font-size-complex="10pt" fo:language="en" fo:country="US"/>
    </style:style>
    <style:style style:name="T23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54" style:parent-style-name="DefaultParagraphFont" style:family="text">
      <style:text-properties style:font-name="Source Code Pro Light" style:font-name-complex="Consolas" fo:color="#000000" fo:font-size="12pt" style:font-size-asian="12pt" style:font-size-complex="10pt" fo:language="en" fo:country="US"/>
    </style:style>
    <style:style style:name="T2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356" style:parent-style-name="DefaultParagraphFont" style:family="text">
      <style:text-properties style:font-name="Source Code Pro Light" style:font-name-complex="Consolas" fo:color="#000000" fo:font-size="12pt" style:font-size-asian="12pt" style:font-size-complex="10pt" fo:language="en" fo:country="US"/>
    </style:style>
    <style:style style:name="T2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358" style:parent-style-name="Normal" style:family="paragraph">
      <style:paragraph-properties fo:widows="0" fo:orphans="0" style:text-autospace="none" fo:margin-bottom="0in" fo:line-height="100%"/>
    </style:style>
    <style:style style:name="T2359" style:parent-style-name="DefaultParagraphFont" style:family="text">
      <style:text-properties style:font-name="Source Code Pro Light" style:font-name-complex="Consolas" fo:color="#000000" fo:font-size="12pt" style:font-size-asian="12pt" style:font-size-complex="10pt" fo:language="en" fo:country="US"/>
    </style:style>
    <style:style style:name="T2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361" style:parent-style-name="DefaultParagraphFont" style:family="text">
      <style:text-properties style:font-name="Source Code Pro Light" style:font-name-complex="Consolas" fo:color="#000000" fo:font-size="12pt" style:font-size-asian="12pt" style:font-size-complex="10pt" fo:language="en" fo:country="US"/>
    </style:style>
    <style:style style:name="T23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363" style:parent-style-name="DefaultParagraphFont" style:family="text">
      <style:text-properties style:font-name="Source Code Pro Light" style:font-name-complex="Consolas" fo:color="#000000" fo:font-size="12pt" style:font-size-asian="12pt" style:font-size-complex="10pt" fo:language="el" fo:country="GR"/>
    </style:style>
    <style:style style:name="T23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365" style:parent-style-name="DefaultParagraphFont" style:family="text">
      <style:text-properties style:font-name="Source Code Pro Light" style:font-name-complex="Consolas" fo:color="#000000" fo:font-size="12pt" style:font-size-asian="12pt" style:font-size-complex="10pt" fo:language="el" fo:country="GR"/>
    </style:style>
    <style:style style:name="T2366" style:parent-style-name="DefaultParagraphFont" style:family="text">
      <style:text-properties style:font-name="Source Code Pro Light" style:font-name-complex="Consolas" fo:color="#000000" fo:font-size="12pt" style:font-size-asian="12pt" style:font-size-complex="10pt" fo:language="en" fo:country="US"/>
    </style:style>
    <style:style style:name="T23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368" style:parent-style-name="DefaultParagraphFont" style:family="text">
      <style:text-properties style:font-name="Source Code Pro Light" style:font-name-complex="Consolas" fo:color="#000000" fo:font-size="12pt" style:font-size-asian="12pt" style:font-size-complex="10pt" fo:language="en" fo:country="US"/>
    </style:style>
    <style:style style:name="T23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370" style:parent-style-name="DefaultParagraphFont" style:family="text">
      <style:text-properties style:font-name="Source Code Pro Light" style:font-name-complex="Consolas" fo:color="#000000" fo:font-size="12pt" style:font-size-asian="12pt" style:font-size-complex="10pt" fo:language="el" fo:country="GR"/>
    </style:style>
    <style:style style:name="T23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37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373" style:parent-style-name="Normal" style:family="paragraph">
      <style:paragraph-properties fo:widows="0" fo:orphans="0" style:text-autospace="none" fo:margin-bottom="0in" fo:line-height="100%"/>
    </style:style>
    <style:style style:name="T237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7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7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7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0"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8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6"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38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38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38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390" style:parent-style-name="Normal" style:family="paragraph">
      <style:paragraph-properties fo:widows="0" fo:orphans="0" style:text-autospace="none" fo:margin-bottom="0in" fo:line-height="100%"/>
    </style:style>
    <style:style style:name="T2391" style:parent-style-name="DefaultParagraphFont" style:family="text">
      <style:text-properties style:font-name="Source Code Pro Light" style:font-name-complex="Consolas" fo:color="#000000" fo:font-size="12pt" style:font-size-asian="12pt" style:font-size-complex="10pt" fo:language="el" fo:country="GR"/>
    </style:style>
    <style:style style:name="T2392" style:parent-style-name="DefaultParagraphFont" style:family="text">
      <style:text-properties style:font-name="Source Code Pro Light" style:font-name-complex="Consolas" fo:color="#000000" fo:font-size="12pt" style:font-size-asian="12pt" style:font-size-complex="10pt" fo:language="en" fo:country="US"/>
    </style:style>
    <style:style style:name="T2393" style:parent-style-name="DefaultParagraphFont" style:family="text">
      <style:text-properties style:font-name="Source Code Pro Light" style:font-name-complex="Consolas" fo:color="#000000" fo:font-size="12pt" style:font-size-asian="12pt" style:font-size-complex="10pt" fo:language="el" fo:country="GR"/>
    </style:style>
    <style:style style:name="P239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9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9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9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9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39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40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401"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40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40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l" fo:country="GR"/>
    </style:style>
    <style:style style:name="P2404" style:parent-style-name="Normal" style:family="paragraph">
      <style:paragraph-properties fo:widows="0" fo:orphans="0" style:text-autospace="none" fo:margin-bottom="0in" fo:line-height="100%"/>
    </style:style>
    <style:style style:name="T240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0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0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0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0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1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11"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41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41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414" style:parent-style-name="Normal" style:family="paragraph">
      <style:paragraph-properties fo:widows="0" fo:orphans="0" style:text-autospace="none" fo:margin-bottom="0in" fo:line-height="100%"/>
    </style:style>
    <style:style style:name="T2415" style:parent-style-name="DefaultParagraphFont" style:family="text">
      <style:text-properties style:font-name="Source Code Pro Light" style:font-name-complex="Consolas" fo:color="#000000" fo:font-size="12pt" style:font-size-asian="12pt" style:font-size-complex="10pt" fo:language="el" fo:country="GR"/>
    </style:style>
    <style:style style:name="T2416" style:parent-style-name="DefaultParagraphFont" style:family="text">
      <style:text-properties style:font-name="Source Code Pro Light" style:font-name-complex="Consolas" fo:color="#000000" fo:font-size="12pt" style:font-size-asian="12pt" style:font-size-complex="10pt" fo:language="en" fo:country="US"/>
    </style:style>
    <style:style style:name="T24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1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0" style:parent-style-name="DefaultParagraphFont" style:family="text">
      <style:text-properties style:font-name="Source Code Pro Light" style:font-name-complex="Consolas" fo:color="#000000" fo:font-size="12pt" style:font-size-asian="12pt" style:font-size-complex="10pt" fo:language="en" fo:country="US"/>
    </style:style>
    <style:style style:name="T24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2" style:parent-style-name="DefaultParagraphFont" style:family="text">
      <style:text-properties style:font-name="Source Code Pro Light" style:font-name-complex="Consolas" fo:color="#000000" fo:font-size="12pt" style:font-size-asian="12pt" style:font-size-complex="10pt" fo:language="en" fo:country="US"/>
    </style:style>
    <style:style style:name="T24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24" style:parent-style-name="Normal" style:family="paragraph">
      <style:paragraph-properties fo:widows="0" fo:orphans="0" style:text-autospace="none" fo:margin-bottom="0in" fo:line-height="100%"/>
    </style:style>
    <style:style style:name="T2425" style:parent-style-name="DefaultParagraphFont" style:family="text">
      <style:text-properties style:font-name="Source Code Pro Light" style:font-name-complex="Consolas" fo:color="#000000" fo:font-size="12pt" style:font-size-asian="12pt" style:font-size-complex="10pt" fo:language="en" fo:country="US"/>
    </style:style>
    <style:style style:name="T24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27" style:parent-style-name="DefaultParagraphFont" style:family="text">
      <style:text-properties style:font-name="Source Code Pro Light" style:font-name-complex="Consolas" fo:color="#000000" fo:font-size="12pt" style:font-size-asian="12pt" style:font-size-complex="10pt" fo:language="en" fo:country="US"/>
    </style:style>
    <style:style style:name="T24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29" style:parent-style-name="Normal" style:family="paragraph">
      <style:paragraph-properties fo:widows="0" fo:orphans="0" style:text-autospace="none" fo:margin-bottom="0in" fo:line-height="100%"/>
    </style:style>
    <style:style style:name="T2430" style:parent-style-name="DefaultParagraphFont" style:family="text">
      <style:text-properties style:font-name="Source Code Pro Light" style:font-name-complex="Consolas" fo:color="#000000" fo:font-size="12pt" style:font-size-asian="12pt" style:font-size-complex="10pt" fo:language="en" fo:country="US"/>
    </style:style>
    <style:style style:name="T24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32" style:parent-style-name="Normal" style:family="paragraph">
      <style:paragraph-properties fo:widows="0" fo:orphans="0" style:text-autospace="none" fo:margin-bottom="0in" fo:line-height="100%"/>
    </style:style>
    <style:style style:name="T2433" style:parent-style-name="DefaultParagraphFont" style:family="text">
      <style:text-properties style:font-name="Source Code Pro Light" style:font-name-complex="Consolas" fo:color="#000000" fo:font-size="12pt" style:font-size-asian="12pt" style:font-size-complex="10pt" fo:language="en" fo:country="US"/>
    </style:style>
    <style:style style:name="T243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2435" style:parent-style-name="Normal" style:family="paragraph">
      <style:paragraph-properties fo:widows="0" fo:orphans="0" style:text-autospace="none" fo:margin-bottom="0in" fo:line-height="100%"/>
    </style:style>
    <style:style style:name="T2436" style:parent-style-name="DefaultParagraphFont" style:family="text">
      <style:text-properties style:font-name="Source Code Pro Light" style:font-name-complex="Consolas" fo:color="#000000" fo:font-size="12pt" style:font-size-asian="12pt" style:font-size-complex="10pt" fo:language="en" fo:country="US"/>
    </style:style>
    <style:style style:name="T24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38" style:parent-style-name="Normal" style:family="paragraph">
      <style:paragraph-properties fo:widows="0" fo:orphans="0" style:text-autospace="none" fo:margin-bottom="0in" fo:line-height="100%"/>
    </style:style>
    <style:style style:name="T2439" style:parent-style-name="DefaultParagraphFont" style:family="text">
      <style:text-properties style:font-name="Source Code Pro Light" style:font-name-complex="Consolas" fo:color="#000000" fo:font-size="12pt" style:font-size-asian="12pt" style:font-size-complex="10pt" fo:language="en" fo:country="US"/>
    </style:style>
    <style:style style:name="T244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41" style:parent-style-name="Normal" style:family="paragraph">
      <style:paragraph-properties fo:widows="0" fo:orphans="0" style:text-autospace="none" fo:margin-bottom="0in" fo:line-height="100%"/>
    </style:style>
    <style:style style:name="T2442" style:parent-style-name="DefaultParagraphFont" style:family="text">
      <style:text-properties style:font-name="Source Code Pro Light" style:font-name-complex="Consolas" fo:color="#000000" fo:font-size="12pt" style:font-size-asian="12pt" style:font-size-complex="10pt" fo:language="en" fo:country="US"/>
    </style:style>
    <style:style style:name="T24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44" style:parent-style-name="DefaultParagraphFont" style:family="text">
      <style:text-properties style:font-name="Source Code Pro Light" style:font-name-complex="Consolas" fo:color="#000000" fo:font-size="12pt" style:font-size-asian="12pt" style:font-size-complex="10pt" fo:language="en" fo:country="US"/>
    </style:style>
    <style:style style:name="T24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46"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48" style:parent-style-name="Normal" style:family="paragraph">
      <style:paragraph-properties fo:widows="0" fo:orphans="0" style:text-autospace="none" fo:margin-bottom="0in" fo:line-height="100%"/>
    </style:style>
    <style:style style:name="T2449" style:parent-style-name="DefaultParagraphFont" style:family="text">
      <style:text-properties style:font-name="Source Code Pro Light" style:font-name-complex="Consolas" fo:color="#000000" fo:font-size="12pt" style:font-size-asian="12pt" style:font-size-complex="10pt" fo:language="en" fo:country="US"/>
    </style:style>
    <style:style style:name="T24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51" style:parent-style-name="Normal" style:family="paragraph">
      <style:paragraph-properties fo:widows="0" fo:orphans="0" style:text-autospace="none" fo:margin-bottom="0in" fo:line-height="100%"/>
    </style:style>
    <style:style style:name="T2452" style:parent-style-name="DefaultParagraphFont" style:family="text">
      <style:text-properties style:font-name="Source Code Pro Light" style:font-name-complex="Consolas" fo:color="#000000" fo:font-size="12pt" style:font-size-asian="12pt" style:font-size-complex="10pt" fo:language="en" fo:country="US"/>
    </style:style>
    <style:style style:name="T24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54" style:parent-style-name="DefaultParagraphFont" style:family="text">
      <style:text-properties style:font-name="Source Code Pro Light" style:font-name-complex="Consolas" fo:color="#000000" fo:font-size="12pt" style:font-size-asian="12pt" style:font-size-complex="10pt" fo:language="en" fo:country="US"/>
    </style:style>
    <style:style style:name="T24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56" style:parent-style-name="DefaultParagraphFont" style:family="text">
      <style:text-properties style:font-name="Source Code Pro Light" style:font-name-complex="Consolas" fo:color="#000000" fo:font-size="12pt" style:font-size-asian="12pt" style:font-size-complex="10pt" fo:language="en" fo:country="US"/>
    </style:style>
    <style:style style:name="T245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45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5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60" style:parent-style-name="Normal" style:family="paragraph">
      <style:paragraph-properties fo:widows="0" fo:orphans="0" style:text-autospace="none" fo:margin-bottom="0in" fo:line-height="100%"/>
    </style:style>
    <style:style style:name="T246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462" style:parent-style-name="DefaultParagraphFont" style:family="text">
      <style:text-properties style:font-name="Source Code Pro Light" style:font-name-complex="Consolas" fo:color="#000000" fo:font-size="12pt" style:font-size-asian="12pt" style:font-size-complex="10pt" fo:language="en" fo:country="US"/>
    </style:style>
    <style:style style:name="T24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64" style:parent-style-name="DefaultParagraphFont" style:family="text">
      <style:text-properties style:font-name="Source Code Pro Light" style:font-name-complex="Consolas" fo:color="#000000" fo:font-size="12pt" style:font-size-asian="12pt" style:font-size-complex="10pt" fo:language="en" fo:country="US"/>
    </style:style>
    <style:style style:name="T24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66" style:parent-style-name="DefaultParagraphFont" style:family="text">
      <style:text-properties style:font-name="Source Code Pro Light" style:font-name-complex="Consolas" fo:color="#000000" fo:font-size="12pt" style:font-size-asian="12pt" style:font-size-complex="10pt" fo:language="en" fo:country="US"/>
    </style:style>
    <style:style style:name="T24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68" style:parent-style-name="Normal" style:family="paragraph">
      <style:paragraph-properties fo:widows="0" fo:orphans="0" style:text-autospace="none" fo:margin-bottom="0in" fo:line-height="100%"/>
    </style:style>
    <style:style style:name="T2469" style:parent-style-name="DefaultParagraphFont" style:family="text">
      <style:text-properties style:font-name="Source Code Pro Light" style:font-name-complex="Consolas" fo:color="#000000" fo:font-size="12pt" style:font-size-asian="12pt" style:font-size-complex="10pt" fo:language="en" fo:country="US"/>
    </style:style>
    <style:style style:name="T24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71" style:parent-style-name="DefaultParagraphFont" style:family="text">
      <style:text-properties style:font-name="Source Code Pro Light" style:font-name-complex="Consolas" fo:color="#000000" fo:font-size="12pt" style:font-size-asian="12pt" style:font-size-complex="10pt" fo:language="en" fo:country="US"/>
    </style:style>
    <style:style style:name="T2472"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4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74" style:parent-style-name="DefaultParagraphFont" style:family="text">
      <style:text-properties style:font-name="Source Code Pro Light" style:font-name-complex="Consolas" fo:color="#000000" fo:font-size="12pt" style:font-size-asian="12pt" style:font-size-complex="10pt" fo:language="en" fo:country="US"/>
    </style:style>
    <style:style style:name="P2475" style:parent-style-name="Normal" style:family="paragraph">
      <style:paragraph-properties fo:widows="0" fo:orphans="0" style:text-autospace="none" fo:margin-bottom="0in" fo:line-height="100%"/>
    </style:style>
    <style:style style:name="T2476" style:parent-style-name="DefaultParagraphFont" style:family="text">
      <style:text-properties style:font-name="Source Code Pro Light" style:font-name-complex="Consolas" fo:color="#000000" fo:font-size="12pt" style:font-size-asian="12pt" style:font-size-complex="10pt" fo:language="en" fo:country="US"/>
    </style:style>
    <style:style style:name="T24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78" style:parent-style-name="DefaultParagraphFont" style:family="text">
      <style:text-properties style:font-name="Source Code Pro Light" style:font-name-complex="Consolas" fo:color="#000000" fo:font-size="12pt" style:font-size-asian="12pt" style:font-size-complex="10pt" fo:language="en" fo:country="US"/>
    </style:style>
    <style:style style:name="T24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80" style:parent-style-name="DefaultParagraphFont" style:family="text">
      <style:text-properties style:font-name="Source Code Pro Light" style:font-name-complex="Consolas" fo:color="#000000" fo:font-size="12pt" style:font-size-asian="12pt" style:font-size-complex="10pt" fo:language="en" fo:country="US"/>
    </style:style>
    <style:style style:name="T24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82" style:parent-style-name="DefaultParagraphFont" style:family="text">
      <style:text-properties style:font-name="Source Code Pro Light" style:font-name-complex="Consolas" fo:color="#000000" fo:font-size="12pt" style:font-size-asian="12pt" style:font-size-complex="10pt" fo:language="en" fo:country="US"/>
    </style:style>
    <style:style style:name="P2483" style:parent-style-name="Normal" style:family="paragraph">
      <style:paragraph-properties fo:widows="0" fo:orphans="0" style:text-autospace="none" fo:margin-bottom="0in" fo:line-height="100%"/>
    </style:style>
    <style:style style:name="T2484" style:parent-style-name="DefaultParagraphFont" style:family="text">
      <style:text-properties style:font-name="Source Code Pro Light" style:font-name-complex="Consolas" fo:color="#000000" fo:font-size="12pt" style:font-size-asian="12pt" style:font-size-complex="10pt" fo:language="en" fo:country="US"/>
    </style:style>
    <style:style style:name="T24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86" style:parent-style-name="DefaultParagraphFont" style:family="text">
      <style:text-properties style:font-name="Source Code Pro Light" style:font-name-complex="Consolas" fo:color="#000000" fo:font-size="12pt" style:font-size-asian="12pt" style:font-size-complex="10pt" fo:language="en" fo:country="US"/>
    </style:style>
    <style:style style:name="T24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88" style:parent-style-name="Normal" style:family="paragraph">
      <style:paragraph-properties fo:widows="0" fo:orphans="0" style:text-autospace="none" fo:margin-bottom="0in" fo:line-height="100%"/>
    </style:style>
    <style:style style:name="T2489" style:parent-style-name="DefaultParagraphFont" style:family="text">
      <style:text-properties style:font-name="Source Code Pro Light" style:font-name-complex="Consolas" fo:color="#000000" fo:font-size="12pt" style:font-size-asian="12pt" style:font-size-complex="10pt" fo:language="en" fo:country="US"/>
    </style:style>
    <style:style style:name="T24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91" style:parent-style-name="DefaultParagraphFont" style:family="text">
      <style:text-properties style:font-name="Source Code Pro Light" style:font-name-complex="Consolas" fo:color="#000000" fo:font-size="12pt" style:font-size-asian="12pt" style:font-size-complex="10pt" fo:language="en" fo:country="US"/>
    </style:style>
    <style:style style:name="T24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93" style:parent-style-name="DefaultParagraphFont" style:family="text">
      <style:text-properties style:font-name="Source Code Pro Light" style:font-name-complex="Consolas" fo:color="#000000" fo:font-size="12pt" style:font-size-asian="12pt" style:font-size-complex="10pt" fo:language="en" fo:country="US"/>
    </style:style>
    <style:style style:name="T2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495" style:parent-style-name="Normal" style:family="paragraph">
      <style:paragraph-properties fo:widows="0" fo:orphans="0" style:text-autospace="none" fo:margin-bottom="0in" fo:line-height="100%"/>
    </style:style>
    <style:style style:name="T2496" style:parent-style-name="DefaultParagraphFont" style:family="text">
      <style:text-properties style:font-name="Source Code Pro Light" style:font-name-complex="Consolas" fo:color="#000000" fo:font-size="12pt" style:font-size-asian="12pt" style:font-size-complex="10pt" fo:language="en" fo:country="US"/>
    </style:style>
    <style:style style:name="T24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498" style:parent-style-name="DefaultParagraphFont" style:family="text">
      <style:text-properties style:font-name="Source Code Pro Light" style:font-name-complex="Consolas" fo:color="#000000" fo:font-size="12pt" style:font-size-asian="12pt" style:font-size-complex="10pt" fo:language="en" fo:country="US"/>
    </style:style>
    <style:style style:name="T24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2" style:parent-style-name="DefaultParagraphFont" style:family="text">
      <style:text-properties style:font-name="Source Code Pro Light" style:font-name-complex="Consolas" fo:color="#000000" fo:font-size="12pt" style:font-size-asian="12pt" style:font-size-complex="10pt" fo:language="en" fo:country="US"/>
    </style:style>
    <style:style style:name="T250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05" style:parent-style-name="Normal" style:family="paragraph">
      <style:paragraph-properties fo:widows="0" fo:orphans="0" style:text-autospace="none" fo:margin-bottom="0in" fo:line-height="100%"/>
    </style:style>
    <style:style style:name="T2506" style:parent-style-name="DefaultParagraphFont" style:family="text">
      <style:text-properties style:font-name="Source Code Pro Light" style:font-name-complex="Consolas" fo:color="#000000" fo:font-size="12pt" style:font-size-asian="12pt" style:font-size-complex="10pt" fo:language="en" fo:country="US"/>
    </style:style>
    <style:style style:name="T2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08" style:parent-style-name="DefaultParagraphFont" style:family="text">
      <style:text-properties style:font-name="Source Code Pro Light" style:font-name-complex="Consolas" fo:color="#000000" fo:font-size="12pt" style:font-size-asian="12pt" style:font-size-complex="10pt" fo:language="en" fo:country="US"/>
    </style:style>
    <style:style style:name="T25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2" style:parent-style-name="DefaultParagraphFont" style:family="text">
      <style:text-properties style:font-name="Source Code Pro Light" style:font-name-complex="Consolas" fo:color="#000000" fo:font-size="12pt" style:font-size-asian="12pt" style:font-size-complex="10pt" fo:language="en" fo:country="US"/>
    </style:style>
    <style:style style:name="T25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4" style:parent-style-name="DefaultParagraphFont" style:family="text">
      <style:text-properties style:font-name="Source Code Pro Light" style:font-name-complex="Consolas" fo:color="#000000" fo:font-size="12pt" style:font-size-asian="12pt" style:font-size-complex="10pt" fo:language="en" fo:country="US"/>
    </style:style>
    <style:style style:name="T25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16" style:parent-style-name="Normal" style:family="paragraph">
      <style:paragraph-properties fo:widows="0" fo:orphans="0" style:text-autospace="none" fo:margin-bottom="0in" fo:line-height="100%"/>
    </style:style>
    <style:style style:name="T2517" style:parent-style-name="DefaultParagraphFont" style:family="text">
      <style:text-properties style:font-name="Source Code Pro Light" style:font-name-complex="Consolas" fo:color="#000000" fo:font-size="12pt" style:font-size-asian="12pt" style:font-size-complex="10pt" fo:language="en" fo:country="US"/>
    </style:style>
    <style:style style:name="T25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19" style:parent-style-name="DefaultParagraphFont" style:family="text">
      <style:text-properties style:font-name="Source Code Pro Light" style:font-name-complex="Consolas" fo:color="#000000" fo:font-size="12pt" style:font-size-asian="12pt" style:font-size-complex="10pt" fo:language="en" fo:country="US"/>
    </style:style>
    <style:style style:name="T25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2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23" style:parent-style-name="DefaultParagraphFont" style:family="text">
      <style:text-properties style:font-name="Source Code Pro Light" style:font-name-complex="Consolas" fo:color="#000000" fo:font-size="12pt" style:font-size-asian="12pt" style:font-size-complex="10pt" fo:language="en" fo:country="US"/>
    </style:style>
    <style:style style:name="T252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25" style:parent-style-name="DefaultParagraphFont" style:family="text">
      <style:text-properties style:font-name="Source Code Pro Light" style:font-name-complex="Consolas" fo:color="#000000" fo:font-size="12pt" style:font-size-asian="12pt" style:font-size-complex="10pt" fo:language="en" fo:country="US"/>
    </style:style>
    <style:style style:name="T25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27" style:parent-style-name="DefaultParagraphFont" style:family="text">
      <style:text-properties style:font-name="Source Code Pro Light" style:font-name-complex="Consolas" fo:color="#000000" fo:font-size="12pt" style:font-size-asian="12pt" style:font-size-complex="10pt" fo:language="en" fo:country="US"/>
    </style:style>
    <style:style style:name="T25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29" style:parent-style-name="DefaultParagraphFont" style:family="text">
      <style:text-properties style:font-name="Source Code Pro Light" style:font-name-complex="Consolas" fo:color="#000000" fo:font-size="12pt" style:font-size-asian="12pt" style:font-size-complex="10pt" fo:language="en" fo:country="US"/>
    </style:style>
    <style:style style:name="T25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31" style:parent-style-name="Normal" style:family="paragraph">
      <style:paragraph-properties fo:widows="0" fo:orphans="0" style:text-autospace="none" fo:margin-bottom="0in" fo:line-height="100%"/>
    </style:style>
    <style:style style:name="T2532" style:parent-style-name="DefaultParagraphFont" style:family="text">
      <style:text-properties style:font-name="Source Code Pro Light" style:font-name-complex="Consolas" fo:color="#000000" fo:font-size="12pt" style:font-size-asian="12pt" style:font-size-complex="10pt" fo:language="en" fo:country="US"/>
    </style:style>
    <style:style style:name="T25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34" style:parent-style-name="DefaultParagraphFont" style:family="text">
      <style:text-properties style:font-name="Source Code Pro Light" style:font-name-complex="Consolas" fo:color="#000000" fo:font-size="12pt" style:font-size-asian="12pt" style:font-size-complex="10pt" fo:language="en" fo:country="US"/>
    </style:style>
    <style:style style:name="T25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36" style:parent-style-name="Normal" style:family="paragraph">
      <style:paragraph-properties fo:widows="0" fo:orphans="0" style:text-autospace="none" fo:margin-bottom="0in" fo:line-height="100%"/>
    </style:style>
    <style:style style:name="T2537" style:parent-style-name="DefaultParagraphFont" style:family="text">
      <style:text-properties style:font-name="Source Code Pro Light" style:font-name-complex="Consolas" fo:color="#000000" fo:font-size="12pt" style:font-size-asian="12pt" style:font-size-complex="10pt" fo:language="en" fo:country="US"/>
    </style:style>
    <style:style style:name="T25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39" style:parent-style-name="DefaultParagraphFont" style:family="text">
      <style:text-properties style:font-name="Source Code Pro Light" style:font-name-complex="Consolas" fo:color="#000000" fo:font-size="12pt" style:font-size-asian="12pt" style:font-size-complex="10pt" fo:language="en" fo:country="US"/>
    </style:style>
    <style:style style:name="T25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41" style:parent-style-name="DefaultParagraphFont" style:family="text">
      <style:text-properties style:font-name="Source Code Pro Light" style:font-name-complex="Consolas" fo:color="#000000" fo:font-size="12pt" style:font-size-asian="12pt" style:font-size-complex="10pt" fo:language="en" fo:country="US"/>
    </style:style>
    <style:style style:name="T25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43" style:parent-style-name="Normal" style:family="paragraph">
      <style:paragraph-properties fo:widows="0" fo:orphans="0" style:text-autospace="none" fo:margin-bottom="0in" fo:line-height="100%"/>
    </style:style>
    <style:style style:name="T2544" style:parent-style-name="DefaultParagraphFont" style:family="text">
      <style:text-properties style:font-name="Source Code Pro Light" style:font-name-complex="Consolas" fo:color="#000000" fo:font-size="12pt" style:font-size-asian="12pt" style:font-size-complex="10pt" fo:language="en" fo:country="US"/>
    </style:style>
    <style:style style:name="T25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546" style:parent-style-name="DefaultParagraphFont" style:family="text">
      <style:text-properties style:font-name="Source Code Pro Light" style:font-name-complex="Consolas" fo:color="#000000" fo:font-size="12pt" style:font-size-asian="12pt" style:font-size-complex="10pt" fo:language="en" fo:country="US"/>
    </style:style>
    <style:style style:name="T25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4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49" style:parent-style-name="Normal" style:family="paragraph">
      <style:paragraph-properties fo:widows="0" fo:orphans="0" style:text-autospace="none" fo:margin-bottom="0in" fo:line-height="100%"/>
    </style:style>
    <style:style style:name="T2550" style:parent-style-name="DefaultParagraphFont" style:family="text">
      <style:text-properties style:font-name="Source Code Pro Light" style:font-name-complex="Consolas" fo:color="#000000" fo:font-size="12pt" style:font-size-asian="12pt" style:font-size-complex="10pt" fo:language="el" fo:country="GR"/>
    </style:style>
    <style:style style:name="T2551" style:parent-style-name="DefaultParagraphFont" style:family="text">
      <style:text-properties style:font-name="Source Code Pro Light" style:font-name-complex="Consolas" fo:color="#000000" fo:font-size="12pt" style:font-size-asian="12pt" style:font-size-complex="10pt" fo:language="en" fo:country="US"/>
    </style:style>
    <style:style style:name="T25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553" style:parent-style-name="DefaultParagraphFont" style:family="text">
      <style:text-properties style:font-name="Source Code Pro Light" style:font-name-complex="Consolas" fo:color="#000000" fo:font-size="12pt" style:font-size-asian="12pt" style:font-size-complex="10pt" fo:language="en" fo:country="US"/>
    </style:style>
    <style:style style:name="T25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2555" style:parent-style-name="DefaultParagraphFont" style:family="text">
      <style:text-properties style:font-name="Source Code Pro Light" style:font-name-complex="Consolas" fo:color="#000000" fo:font-size="12pt" style:font-size-asian="12pt" style:font-size-complex="10pt" fo:language="el" fo:country="GR"/>
    </style:style>
    <style:style style:name="P255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5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5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59" style:parent-style-name="Normal" style:family="paragraph">
      <style:paragraph-properties fo:widows="0" fo:orphans="0" style:text-autospace="none" fo:margin-bottom="0in" fo:line-height="100%"/>
    </style:style>
    <style:style style:name="T256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56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5"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56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7"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68"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56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5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57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572" style:parent-style-name="Normal" style:family="paragraph">
      <style:paragraph-properties fo:widows="0" fo:orphans="0" style:text-autospace="none" fo:margin-bottom="0in" fo:line-height="100%"/>
    </style:style>
    <style:style style:name="T257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574" style:parent-style-name="DefaultParagraphFont" style:family="text">
      <style:text-properties style:font-name="Source Code Pro Light" style:font-name-complex="Consolas" fo:color="#000000" fo:font-size="12pt" style:font-size-asian="12pt" style:font-size-complex="10pt" fo:language="en" fo:country="US"/>
    </style:style>
    <style:style style:name="T25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76" style:parent-style-name="DefaultParagraphFont" style:family="text">
      <style:text-properties style:font-name="Source Code Pro Light" style:font-name-complex="Consolas" fo:color="#000000" fo:font-size="12pt" style:font-size-asian="12pt" style:font-size-complex="10pt" fo:language="en" fo:country="US"/>
    </style:style>
    <style:style style:name="T25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78" style:parent-style-name="Normal" style:family="paragraph">
      <style:paragraph-properties fo:widows="0" fo:orphans="0" style:text-autospace="none" fo:margin-bottom="0in" fo:line-height="100%"/>
    </style:style>
    <style:style style:name="T2579" style:parent-style-name="DefaultParagraphFont" style:family="text">
      <style:text-properties style:font-name="Source Code Pro Light" style:font-name-complex="Consolas" fo:color="#000000" fo:font-size="12pt" style:font-size-asian="12pt" style:font-size-complex="10pt" fo:language="en" fo:country="US"/>
    </style:style>
    <style:style style:name="T258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581" style:parent-style-name="Normal" style:family="paragraph">
      <style:paragraph-properties fo:widows="0" fo:orphans="0" style:text-autospace="none" fo:margin-bottom="0in" fo:line-height="100%"/>
    </style:style>
    <style:style style:name="T2582" style:parent-style-name="DefaultParagraphFont" style:family="text">
      <style:text-properties style:font-name="Source Code Pro Light" style:font-name-complex="Consolas" fo:color="#000000" fo:font-size="12pt" style:font-size-asian="12pt" style:font-size-complex="10pt" fo:language="en" fo:country="US"/>
    </style:style>
    <style:style style:name="T25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84" style:parent-style-name="DefaultParagraphFont" style:family="text">
      <style:text-properties style:font-name="Source Code Pro Light" style:font-name-complex="Consolas" fo:color="#800080" fo:font-size="12pt" style:font-size-asian="12pt" style:font-size-complex="10pt" fo:language="en" fo:country="US"/>
    </style:style>
    <style:style style:name="T25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86" style:parent-style-name="DefaultParagraphFont" style:family="text">
      <style:text-properties style:font-name="Source Code Pro Light" style:font-name-complex="Consolas" fo:color="#000000" fo:font-size="12pt" style:font-size-asian="12pt" style:font-size-complex="10pt" fo:language="en" fo:country="US"/>
    </style:style>
    <style:style style:name="T2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88" style:parent-style-name="Normal" style:family="paragraph">
      <style:paragraph-properties fo:widows="0" fo:orphans="0" style:text-autospace="none" fo:margin-bottom="0in" fo:line-height="100%"/>
    </style:style>
    <style:style style:name="T2589" style:parent-style-name="DefaultParagraphFont" style:family="text">
      <style:text-properties style:font-name="Source Code Pro Light" style:font-name-complex="Consolas" fo:color="#000000" fo:font-size="12pt" style:font-size-asian="12pt" style:font-size-complex="10pt" fo:language="en" fo:country="US"/>
    </style:style>
    <style:style style:name="T25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91" style:parent-style-name="DefaultParagraphFont" style:family="text">
      <style:text-properties style:font-name="Source Code Pro Light" style:font-name-complex="Consolas" fo:color="#000000" fo:font-size="12pt" style:font-size-asian="12pt" style:font-size-complex="10pt" fo:language="en" fo:country="US"/>
    </style:style>
    <style:style style:name="T25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9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5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595" style:parent-style-name="Normal" style:family="paragraph">
      <style:paragraph-properties fo:widows="0" fo:orphans="0" style:text-autospace="none" fo:margin-bottom="0in" fo:line-height="100%"/>
    </style:style>
    <style:style style:name="T2596" style:parent-style-name="DefaultParagraphFont" style:family="text">
      <style:text-properties style:font-name="Source Code Pro Light" style:font-name-complex="Consolas" fo:color="#000000" fo:font-size="12pt" style:font-size-asian="12pt" style:font-size-complex="10pt" fo:language="en" fo:country="US"/>
    </style:style>
    <style:style style:name="T25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598" style:parent-style-name="DefaultParagraphFont" style:family="text">
      <style:text-properties style:font-name="Source Code Pro Light" style:font-name-complex="Consolas" fo:color="#000000" fo:font-size="12pt" style:font-size-asian="12pt" style:font-size-complex="10pt" fo:language="en" fo:country="US"/>
    </style:style>
    <style:style style:name="T25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0" style:parent-style-name="DefaultParagraphFont" style:family="text">
      <style:text-properties style:font-name="Source Code Pro Light" style:font-name-complex="Consolas" fo:color="#000000" fo:font-size="12pt" style:font-size-asian="12pt" style:font-size-complex="10pt" fo:language="en" fo:country="US"/>
    </style:style>
    <style:style style:name="T26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02" style:parent-style-name="DefaultParagraphFont" style:family="text">
      <style:text-properties style:font-name="Source Code Pro Light" style:font-name-complex="Consolas" fo:color="#000000" fo:font-size="12pt" style:font-size-asian="12pt" style:font-size-complex="10pt" fo:language="en" fo:country="US"/>
    </style:style>
    <style:style style:name="T26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0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05" style:parent-style-name="Normal" style:family="paragraph">
      <style:paragraph-properties fo:widows="0" fo:orphans="0" style:text-autospace="none" fo:margin-bottom="0in" fo:line-height="100%"/>
    </style:style>
    <style:style style:name="T2606" style:parent-style-name="DefaultParagraphFont" style:family="text">
      <style:text-properties style:font-name="Source Code Pro Light" style:font-name-complex="Consolas" fo:color="#000000" fo:font-size="12pt" style:font-size-asian="12pt" style:font-size-complex="10pt" fo:language="en" fo:country="US"/>
    </style:style>
    <style:style style:name="T260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608" style:parent-style-name="Normal" style:family="paragraph">
      <style:paragraph-properties fo:widows="0" fo:orphans="0" style:text-autospace="none" fo:margin-bottom="0in" fo:line-height="100%"/>
    </style:style>
    <style:style style:name="T2609" style:parent-style-name="DefaultParagraphFont" style:family="text">
      <style:text-properties style:font-name="Source Code Pro Light" style:font-name-complex="Consolas" fo:color="#000000" fo:font-size="12pt" style:font-size-asian="12pt" style:font-size-complex="10pt" fo:language="en" fo:country="US"/>
    </style:style>
    <style:style style:name="T26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11" style:parent-style-name="DefaultParagraphFont" style:family="text">
      <style:text-properties style:font-name="Source Code Pro Light" style:font-name-complex="Consolas" fo:color="#000000" fo:font-size="12pt" style:font-size-asian="12pt" style:font-size-complex="10pt" fo:language="en" fo:country="US"/>
    </style:style>
    <style:style style:name="T26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13" style:parent-style-name="DefaultParagraphFont" style:family="text">
      <style:text-properties style:font-name="Source Code Pro Light" style:font-name-complex="Consolas" fo:color="#000000" fo:font-size="12pt" style:font-size-asian="12pt" style:font-size-complex="10pt" fo:language="en" fo:country="US"/>
    </style:style>
    <style:style style:name="T26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15" style:parent-style-name="Normal" style:family="paragraph">
      <style:paragraph-properties fo:widows="0" fo:orphans="0" style:text-autospace="none" fo:margin-bottom="0in" fo:line-height="100%"/>
    </style:style>
    <style:style style:name="T2616" style:parent-style-name="DefaultParagraphFont" style:family="text">
      <style:text-properties style:font-name="Source Code Pro Light" style:font-name-complex="Consolas" fo:color="#000000" fo:font-size="12pt" style:font-size-asian="12pt" style:font-size-complex="10pt" fo:language="en" fo:country="US"/>
    </style:style>
    <style:style style:name="T26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18" style:parent-style-name="DefaultParagraphFont" style:family="text">
      <style:text-properties style:font-name="Source Code Pro Light" style:font-name-complex="Consolas" fo:color="#000000" fo:font-size="12pt" style:font-size-asian="12pt" style:font-size-complex="10pt" fo:language="en" fo:country="US"/>
    </style:style>
    <style:style style:name="T26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0"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6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22" style:parent-style-name="Normal" style:family="paragraph">
      <style:paragraph-properties fo:widows="0" fo:orphans="0" style:text-autospace="none" fo:margin-bottom="0in" fo:line-height="100%"/>
    </style:style>
    <style:style style:name="T2623" style:parent-style-name="DefaultParagraphFont" style:family="text">
      <style:text-properties style:font-name="Source Code Pro Light" style:font-name-complex="Consolas" fo:color="#000000" fo:font-size="12pt" style:font-size-asian="12pt" style:font-size-complex="10pt" fo:language="en" fo:country="US"/>
    </style:style>
    <style:style style:name="T26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5" style:parent-style-name="DefaultParagraphFont" style:family="text">
      <style:text-properties style:font-name="Source Code Pro Light" style:font-name-complex="Consolas" fo:color="#000000" fo:font-size="12pt" style:font-size-asian="12pt" style:font-size-complex="10pt" fo:language="en" fo:country="US"/>
    </style:style>
    <style:style style:name="T26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27" style:parent-style-name="DefaultParagraphFont" style:family="text">
      <style:text-properties style:font-name="Source Code Pro Light" style:font-name-complex="Consolas" fo:color="#000000" fo:font-size="12pt" style:font-size-asian="12pt" style:font-size-complex="10pt" fo:language="en" fo:country="US"/>
    </style:style>
    <style:style style:name="T26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2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30" style:parent-style-name="Normal" style:family="paragraph">
      <style:paragraph-properties fo:widows="0" fo:orphans="0" style:text-autospace="none" fo:margin-bottom="0in" fo:line-height="100%"/>
    </style:style>
    <style:style style:name="T2631" style:parent-style-name="DefaultParagraphFont" style:family="text">
      <style:text-properties style:font-name="Source Code Pro Light" style:font-name-complex="Consolas" fo:color="#000000" fo:font-size="12pt" style:font-size-asian="12pt" style:font-size-complex="10pt" fo:language="en" fo:country="US"/>
    </style:style>
    <style:style style:name="T263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633" style:parent-style-name="Normal" style:family="paragraph">
      <style:paragraph-properties fo:widows="0" fo:orphans="0" style:text-autospace="none" fo:margin-bottom="0in" fo:line-height="100%"/>
    </style:style>
    <style:style style:name="T2634" style:parent-style-name="DefaultParagraphFont" style:family="text">
      <style:text-properties style:font-name="Source Code Pro Light" style:font-name-complex="Consolas" fo:color="#000000" fo:font-size="12pt" style:font-size-asian="12pt" style:font-size-complex="10pt" fo:language="en" fo:country="US"/>
    </style:style>
    <style:style style:name="T263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36" style:parent-style-name="DefaultParagraphFont" style:family="text">
      <style:text-properties style:font-name="Source Code Pro Light" style:font-name-complex="Consolas" fo:color="#000000" fo:font-size="12pt" style:font-size-asian="12pt" style:font-size-complex="10pt" fo:language="en" fo:country="US"/>
    </style:style>
    <style:style style:name="T26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38" style:parent-style-name="DefaultParagraphFont" style:family="text">
      <style:text-properties style:font-name="Source Code Pro Light" style:font-name-complex="Consolas" fo:color="#000000" fo:font-size="12pt" style:font-size-asian="12pt" style:font-size-complex="10pt" fo:language="en" fo:country="US"/>
    </style:style>
    <style:style style:name="T26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0" style:parent-style-name="DefaultParagraphFont" style:family="text">
      <style:text-properties style:font-name="Source Code Pro Light" style:font-name-complex="Consolas" fo:color="#000000" fo:font-size="12pt" style:font-size-asian="12pt" style:font-size-complex="10pt" fo:language="en" fo:country="US"/>
    </style:style>
    <style:style style:name="T26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42" style:parent-style-name="Normal" style:family="paragraph">
      <style:paragraph-properties fo:widows="0" fo:orphans="0" style:text-autospace="none" fo:margin-bottom="0in" fo:line-height="100%"/>
    </style:style>
    <style:style style:name="T2643" style:parent-style-name="DefaultParagraphFont" style:family="text">
      <style:text-properties style:font-name="Source Code Pro Light" style:font-name-complex="Consolas" fo:color="#000000" fo:font-size="12pt" style:font-size-asian="12pt" style:font-size-complex="10pt" fo:language="en" fo:country="US"/>
    </style:style>
    <style:style style:name="T26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5" style:parent-style-name="DefaultParagraphFont" style:family="text">
      <style:text-properties style:font-name="Source Code Pro Light" style:font-name-complex="Consolas" fo:color="#000000" fo:font-size="12pt" style:font-size-asian="12pt" style:font-size-complex="10pt" fo:language="en" fo:country="US"/>
    </style:style>
    <style:style style:name="T26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4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6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49" style:parent-style-name="Normal" style:family="paragraph">
      <style:paragraph-properties fo:widows="0" fo:orphans="0" style:text-autospace="none" fo:margin-bottom="0in" fo:line-height="100%"/>
    </style:style>
    <style:style style:name="T2650" style:parent-style-name="DefaultParagraphFont" style:family="text">
      <style:text-properties style:font-name="Source Code Pro Light" style:font-name-complex="Consolas" fo:color="#000000" fo:font-size="12pt" style:font-size-asian="12pt" style:font-size-complex="10pt" fo:language="en" fo:country="US"/>
    </style:style>
    <style:style style:name="T26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2" style:parent-style-name="DefaultParagraphFont" style:family="text">
      <style:text-properties style:font-name="Source Code Pro Light" style:font-name-complex="Consolas" fo:color="#000000" fo:font-size="12pt" style:font-size-asian="12pt" style:font-size-complex="10pt" fo:language="en" fo:country="US"/>
    </style:style>
    <style:style style:name="T26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4" style:parent-style-name="DefaultParagraphFont" style:family="text">
      <style:text-properties style:font-name="Source Code Pro Light" style:font-name-complex="Consolas" fo:color="#000000" fo:font-size="12pt" style:font-size-asian="12pt" style:font-size-complex="10pt" fo:language="en" fo:country="US"/>
    </style:style>
    <style:style style:name="T26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56" style:parent-style-name="Normal" style:family="paragraph">
      <style:paragraph-properties fo:widows="0" fo:orphans="0" style:text-autospace="none" fo:margin-bottom="0in" fo:line-height="100%"/>
    </style:style>
    <style:style style:name="T2657" style:parent-style-name="DefaultParagraphFont" style:family="text">
      <style:text-properties style:font-name="Source Code Pro Light" style:font-name-complex="Consolas" fo:color="#000000" fo:font-size="12pt" style:font-size-asian="12pt" style:font-size-complex="10pt" fo:language="en" fo:country="US"/>
    </style:style>
    <style:style style:name="T26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59" style:parent-style-name="DefaultParagraphFont" style:family="text">
      <style:text-properties style:font-name="Source Code Pro Light" style:font-name-complex="Consolas" fo:color="#000000" fo:font-size="12pt" style:font-size-asian="12pt" style:font-size-complex="10pt" fo:language="en" fo:country="US"/>
    </style:style>
    <style:style style:name="T26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6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26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6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66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665" style:parent-style-name="Normal" style:family="paragraph">
      <style:paragraph-properties fo:widows="0" fo:orphans="0" style:text-autospace="none" fo:margin-bottom="0in" fo:line-height="100%"/>
    </style:style>
    <style:style style:name="T26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266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26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266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267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l" fo:country="GR"/>
    </style:style>
    <style:style style:name="T267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672"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673"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674" style:parent-style-name="Normal" style:family="paragraph">
      <style:paragraph-properties fo:widows="0" fo:orphans="0" style:text-autospace="none" fo:margin-bottom="0in" fo:line-height="100%"/>
    </style:style>
    <style:style style:name="T267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76" style:parent-style-name="DefaultParagraphFont" style:family="text">
      <style:text-properties style:font-name="Source Code Pro Light" style:font-name-complex="Consolas" fo:color="#000000" fo:font-size="12pt" style:font-size-asian="12pt" style:font-size-complex="10pt" fo:language="en" fo:country="US"/>
    </style:style>
    <style:style style:name="T26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79" style:parent-style-name="DefaultParagraphFont" style:family="text">
      <style:text-properties style:font-name="Source Code Pro Light" style:font-name-complex="Consolas" fo:color="#000000" fo:font-size="12pt" style:font-size-asian="12pt" style:font-size-complex="10pt" fo:language="en" fo:country="US"/>
    </style:style>
    <style:style style:name="T26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1" style:parent-style-name="DefaultParagraphFont" style:family="text">
      <style:text-properties style:font-name="Source Code Pro Light" style:font-name-complex="Consolas" fo:color="#000000" fo:font-size="12pt" style:font-size-asian="12pt" style:font-size-complex="10pt" fo:language="en" fo:country="US"/>
    </style:style>
    <style:style style:name="T268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83" style:parent-style-name="DefaultParagraphFont" style:family="text">
      <style:text-properties style:font-name="Source Code Pro Light" style:font-name-complex="Consolas" fo:color="#000000" fo:font-size="12pt" style:font-size-asian="12pt" style:font-size-complex="10pt" fo:language="en" fo:country="US"/>
    </style:style>
    <style:style style:name="T2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5" style:parent-style-name="DefaultParagraphFont" style:family="text">
      <style:text-properties style:font-name="Source Code Pro Light" style:font-name-complex="Consolas" fo:color="#000000" fo:font-size="12pt" style:font-size-asian="12pt" style:font-size-complex="10pt" fo:language="en" fo:country="US"/>
    </style:style>
    <style:style style:name="T26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87" style:parent-style-name="DefaultParagraphFont" style:family="text">
      <style:text-properties style:font-name="Source Code Pro Light" style:font-name-complex="Consolas" fo:color="#000000" fo:font-size="12pt" style:font-size-asian="12pt" style:font-size-complex="10pt" fo:language="en" fo:country="US"/>
    </style:style>
    <style:style style:name="T26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89" style:parent-style-name="DefaultParagraphFont" style:family="text">
      <style:text-properties style:font-name="Source Code Pro Light" style:font-name-complex="Consolas" fo:color="#000000" fo:font-size="12pt" style:font-size-asian="12pt" style:font-size-complex="10pt" fo:language="en" fo:country="US"/>
    </style:style>
    <style:style style:name="T26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91" style:parent-style-name="DefaultParagraphFont" style:family="text">
      <style:text-properties style:font-name="Source Code Pro Light" style:font-name-complex="Consolas" fo:color="#000000" fo:font-size="12pt" style:font-size-asian="12pt" style:font-size-complex="10pt" fo:language="en" fo:country="US"/>
    </style:style>
    <style:style style:name="T26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693" style:parent-style-name="DefaultParagraphFont" style:family="text">
      <style:text-properties style:font-name="Source Code Pro Light" style:font-name-complex="Consolas" fo:color="#000000" fo:font-size="12pt" style:font-size-asian="12pt" style:font-size-complex="10pt" fo:language="en" fo:country="US"/>
    </style:style>
    <style:style style:name="T26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695" style:parent-style-name="DefaultParagraphFont" style:family="text">
      <style:text-properties style:font-name="Source Code Pro Light" style:font-name-complex="Consolas" fo:color="#000000" fo:font-size="12pt" style:font-size-asian="12pt" style:font-size-complex="10pt" fo:language="en" fo:country="US"/>
    </style:style>
    <style:style style:name="T2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9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698" style:parent-style-name="Normal" style:family="paragraph">
      <style:paragraph-properties fo:widows="0" fo:orphans="0" style:text-autospace="none" fo:margin-bottom="0in" fo:line-height="100%"/>
    </style:style>
    <style:style style:name="T2699" style:parent-style-name="DefaultParagraphFont" style:family="text">
      <style:text-properties style:font-name="Source Code Pro Light" style:font-name-complex="Consolas" fo:color="#000000" fo:font-size="12pt" style:font-size-asian="12pt" style:font-size-complex="10pt" fo:language="en" fo:country="US"/>
    </style:style>
    <style:style style:name="T27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01" style:parent-style-name="DefaultParagraphFont" style:family="text">
      <style:text-properties style:font-name="Source Code Pro Light" style:font-name-complex="Consolas" fo:color="#000000" fo:font-size="12pt" style:font-size-asian="12pt" style:font-size-complex="10pt" fo:language="en" fo:country="US"/>
    </style:style>
    <style:style style:name="T27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03" style:parent-style-name="DefaultParagraphFont" style:family="text">
      <style:text-properties style:font-name="Source Code Pro Light" style:font-name-complex="Consolas" fo:color="#000000" fo:font-size="12pt" style:font-size-asian="12pt" style:font-size-complex="10pt" fo:language="en" fo:country="US"/>
    </style:style>
    <style:style style:name="T27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0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70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707" style:parent-style-name="Normal" style:family="paragraph">
      <style:paragraph-properties fo:widows="0" fo:orphans="0" style:text-autospace="none" fo:margin-bottom="0in" fo:line-height="100%"/>
    </style:style>
    <style:style style:name="T2708" style:parent-style-name="DefaultParagraphFont" style:family="text">
      <style:text-properties style:font-name="Source Code Pro Light" style:font-name-complex="Consolas" fo:color="#000000" fo:font-size="12pt" style:font-size-asian="12pt" style:font-size-complex="10pt" fo:language="en" fo:country="US"/>
    </style:style>
    <style:style style:name="T27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0" style:parent-style-name="DefaultParagraphFont" style:family="text">
      <style:text-properties style:font-name="Source Code Pro Light" style:font-name-complex="Consolas" fo:color="#000000" fo:font-size="12pt" style:font-size-asian="12pt" style:font-size-complex="10pt" fo:language="en" fo:country="US"/>
    </style:style>
    <style:style style:name="T2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2" style:parent-style-name="DefaultParagraphFont" style:family="text">
      <style:text-properties style:font-name="Source Code Pro Light" style:font-name-complex="Consolas" fo:color="#000000" fo:font-size="12pt" style:font-size-asian="12pt" style:font-size-complex="10pt" fo:language="en" fo:country="US"/>
    </style:style>
    <style:style style:name="T27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4" style:parent-style-name="DefaultParagraphFont" style:family="text">
      <style:text-properties style:font-name="Source Code Pro Light" style:font-name-complex="Consolas" fo:color="#000000" fo:font-size="12pt" style:font-size-asian="12pt" style:font-size-complex="10pt" fo:language="en" fo:country="US"/>
    </style:style>
    <style:style style:name="T27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6" style:parent-style-name="DefaultParagraphFont" style:family="text">
      <style:text-properties style:font-name="Source Code Pro Light" style:font-name-complex="Consolas" fo:color="#000000" fo:font-size="12pt" style:font-size-asian="12pt" style:font-size-complex="10pt" fo:language="en" fo:country="US"/>
    </style:style>
    <style:style style:name="T27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18" style:parent-style-name="DefaultParagraphFont" style:family="text">
      <style:text-properties style:font-name="Source Code Pro Light" style:font-name-complex="Consolas" fo:color="#000000" fo:font-size="12pt" style:font-size-asian="12pt" style:font-size-complex="10pt" fo:language="en" fo:country="US"/>
    </style:style>
    <style:style style:name="T2719" style:parent-style-name="DefaultParagraphFont" style:family="text">
      <style:text-properties style:font-name="Source Code Pro Light" style:font-name-complex="Consolas" fo:color="#800080" fo:font-size="12pt" style:font-size-asian="12pt" style:font-size-complex="10pt" fo:language="en" fo:country="US"/>
    </style:style>
    <style:style style:name="T2720" style:parent-style-name="DefaultParagraphFont" style:family="text">
      <style:text-properties style:font-name="Source Code Pro Light" style:font-name-complex="Consolas" fo:color="#000000" fo:font-size="12pt" style:font-size-asian="12pt" style:font-size-complex="10pt" fo:language="en" fo:country="US"/>
    </style:style>
    <style:style style:name="T27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22" style:parent-style-name="Normal" style:family="paragraph">
      <style:paragraph-properties fo:widows="0" fo:orphans="0" style:text-autospace="none" fo:margin-bottom="0in" fo:line-height="100%"/>
    </style:style>
    <style:style style:name="T2723" style:parent-style-name="DefaultParagraphFont" style:family="text">
      <style:text-properties style:font-name="Source Code Pro Light" style:font-name-complex="Consolas" fo:color="#000000" fo:font-size="12pt" style:font-size-asian="12pt" style:font-size-complex="10pt" fo:language="en" fo:country="US"/>
    </style:style>
    <style:style style:name="T2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5" style:parent-style-name="DefaultParagraphFont" style:family="text">
      <style:text-properties style:font-name="Source Code Pro Light" style:font-name-complex="Consolas" fo:color="#000000" fo:font-size="12pt" style:font-size-asian="12pt" style:font-size-complex="10pt" fo:language="en" fo:country="US"/>
    </style:style>
    <style:style style:name="T27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7" style:parent-style-name="DefaultParagraphFont" style:family="text">
      <style:text-properties style:font-name="Source Code Pro Light" style:font-name-complex="Consolas" fo:color="#000000" fo:font-size="12pt" style:font-size-asian="12pt" style:font-size-complex="10pt" fo:language="en" fo:country="US"/>
    </style:style>
    <style:style style:name="T27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29" style:parent-style-name="DefaultParagraphFont" style:family="text">
      <style:text-properties style:font-name="Source Code Pro Light" style:font-name-complex="Consolas" fo:color="#000000" fo:font-size="12pt" style:font-size-asian="12pt" style:font-size-complex="10pt" fo:language="en" fo:country="US"/>
    </style:style>
    <style:style style:name="T27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31" style:parent-style-name="DefaultParagraphFont" style:family="text">
      <style:text-properties style:font-name="Source Code Pro Light" style:font-name-complex="Consolas" fo:color="#000000" fo:font-size="12pt" style:font-size-asian="12pt" style:font-size-complex="10pt" fo:language="en" fo:country="US"/>
    </style:style>
    <style:style style:name="T27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33" style:parent-style-name="DefaultParagraphFont" style:family="text">
      <style:text-properties style:font-name="Source Code Pro Light" style:font-name-complex="Consolas" fo:color="#000000" fo:font-size="12pt" style:font-size-asian="12pt" style:font-size-complex="10pt" fo:language="en" fo:country="US"/>
    </style:style>
    <style:style style:name="T2734" style:parent-style-name="DefaultParagraphFont" style:family="text">
      <style:text-properties style:font-name="Source Code Pro Light" style:font-name-complex="Consolas" fo:color="#800080" fo:font-size="12pt" style:font-size-asian="12pt" style:font-size-complex="10pt" fo:language="en" fo:country="US"/>
    </style:style>
    <style:style style:name="T27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3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3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2738" style:parent-style-name="Normal" style:family="paragraph">
      <style:paragraph-properties fo:widows="0" fo:orphans="0" style:text-autospace="none" fo:margin-bottom="0in" fo:line-height="100%"/>
    </style:style>
    <style:style style:name="T2739" style:parent-style-name="DefaultParagraphFont" style:family="text">
      <style:text-properties style:font-name="Source Code Pro Light" style:font-name-complex="Consolas" fo:color="#000000" fo:font-size="12pt" style:font-size-asian="12pt" style:font-size-complex="10pt" fo:language="en" fo:country="US"/>
    </style:style>
    <style:style style:name="T27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1" style:parent-style-name="DefaultParagraphFont" style:family="text">
      <style:text-properties style:font-name="Source Code Pro Light" style:font-name-complex="Consolas" fo:color="#000000" fo:font-size="12pt" style:font-size-asian="12pt" style:font-size-complex="10pt" fo:language="en" fo:country="US"/>
    </style:style>
    <style:style style:name="T27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3" style:parent-style-name="DefaultParagraphFont" style:family="text">
      <style:text-properties style:font-name="Source Code Pro Light" style:font-name-complex="Consolas" fo:color="#000000" fo:font-size="12pt" style:font-size-asian="12pt" style:font-size-complex="10pt" fo:language="en" fo:country="US"/>
    </style:style>
    <style:style style:name="T2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5" style:parent-style-name="DefaultParagraphFont" style:family="text">
      <style:text-properties style:font-name="Source Code Pro Light" style:font-name-complex="Consolas" fo:color="#000000" fo:font-size="12pt" style:font-size-asian="12pt" style:font-size-complex="10pt" fo:language="en" fo:country="US"/>
    </style:style>
    <style:style style:name="T27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7" style:parent-style-name="DefaultParagraphFont" style:family="text">
      <style:text-properties style:font-name="Source Code Pro Light" style:font-name-complex="Consolas" fo:color="#000000" fo:font-size="12pt" style:font-size-asian="12pt" style:font-size-complex="10pt" fo:language="en" fo:country="US"/>
    </style:style>
    <style:style style:name="T27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49" style:parent-style-name="DefaultParagraphFont" style:family="text">
      <style:text-properties style:font-name="Source Code Pro Light" style:font-name-complex="Consolas" fo:color="#000000" fo:font-size="12pt" style:font-size-asian="12pt" style:font-size-complex="10pt" fo:language="en" fo:country="US"/>
    </style:style>
    <style:style style:name="T27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1" style:parent-style-name="DefaultParagraphFont" style:family="text">
      <style:text-properties style:font-name="Source Code Pro Light" style:font-name-complex="Consolas" fo:color="#000000" fo:font-size="12pt" style:font-size-asian="12pt" style:font-size-complex="10pt" fo:language="en" fo:country="US"/>
    </style:style>
    <style:style style:name="T2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3" style:parent-style-name="DefaultParagraphFont" style:family="text">
      <style:text-properties style:font-name="Source Code Pro Light" style:font-name-complex="Consolas" fo:color="#000000" fo:font-size="12pt" style:font-size-asian="12pt" style:font-size-complex="10pt" fo:language="en" fo:country="US"/>
    </style:style>
    <style:style style:name="T27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55" style:parent-style-name="DefaultParagraphFont" style:family="text">
      <style:text-properties style:font-name="Source Code Pro Light" style:font-name-complex="Consolas" fo:color="#000000" fo:font-size="12pt" style:font-size-asian="12pt" style:font-size-complex="10pt" fo:language="en" fo:country="US"/>
    </style:style>
    <style:style style:name="T2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57" style:parent-style-name="Normal" style:family="paragraph">
      <style:paragraph-properties fo:widows="0" fo:orphans="0" style:text-autospace="none" fo:margin-bottom="0in" fo:line-height="100%"/>
    </style:style>
    <style:style style:name="T2758" style:parent-style-name="DefaultParagraphFont" style:family="text">
      <style:text-properties style:font-name="Source Code Pro Light" style:font-name-complex="Consolas" fo:color="#000000" fo:font-size="12pt" style:font-size-asian="12pt" style:font-size-complex="10pt" fo:language="en" fo:country="US"/>
    </style:style>
    <style:style style:name="T27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0" style:parent-style-name="DefaultParagraphFont" style:family="text">
      <style:text-properties style:font-name="Source Code Pro Light" style:font-name-complex="Consolas" fo:color="#000000" fo:font-size="12pt" style:font-size-asian="12pt" style:font-size-complex="10pt" fo:language="en" fo:country="US"/>
    </style:style>
    <style:style style:name="T27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2" style:parent-style-name="DefaultParagraphFont" style:family="text">
      <style:text-properties style:font-name="Source Code Pro Light" style:font-name-complex="Consolas" fo:color="#000000" fo:font-size="12pt" style:font-size-asian="12pt" style:font-size-complex="10pt" fo:language="en" fo:country="US"/>
    </style:style>
    <style:style style:name="T27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4" style:parent-style-name="DefaultParagraphFont" style:family="text">
      <style:text-properties style:font-name="Source Code Pro Light" style:font-name-complex="Consolas" fo:color="#000000" fo:font-size="12pt" style:font-size-asian="12pt" style:font-size-complex="10pt" fo:language="en" fo:country="US"/>
    </style:style>
    <style:style style:name="T27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6" style:parent-style-name="DefaultParagraphFont" style:family="text">
      <style:text-properties style:font-name="Source Code Pro Light" style:font-name-complex="Consolas" fo:color="#000000" fo:font-size="12pt" style:font-size-asian="12pt" style:font-size-complex="10pt" fo:language="en" fo:country="US"/>
    </style:style>
    <style:style style:name="T2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68" style:parent-style-name="DefaultParagraphFont" style:family="text">
      <style:text-properties style:font-name="Source Code Pro Light" style:font-name-complex="Consolas" fo:color="#000000" fo:font-size="12pt" style:font-size-asian="12pt" style:font-size-complex="10pt" fo:language="en" fo:country="US"/>
    </style:style>
    <style:style style:name="T27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0" style:parent-style-name="DefaultParagraphFont" style:family="text">
      <style:text-properties style:font-name="Source Code Pro Light" style:font-name-complex="Consolas" fo:color="#000000" fo:font-size="12pt" style:font-size-asian="12pt" style:font-size-complex="10pt" fo:language="en" fo:country="US"/>
    </style:style>
    <style:style style:name="T27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2" style:parent-style-name="DefaultParagraphFont" style:family="text">
      <style:text-properties style:font-name="Source Code Pro Light" style:font-name-complex="Consolas" fo:color="#000000" fo:font-size="12pt" style:font-size-asian="12pt" style:font-size-complex="10pt" fo:language="en" fo:country="US"/>
    </style:style>
    <style:style style:name="T27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74" style:parent-style-name="DefaultParagraphFont" style:family="text">
      <style:text-properties style:font-name="Source Code Pro Light" style:font-name-complex="Consolas" fo:color="#000000" fo:font-size="12pt" style:font-size-asian="12pt" style:font-size-complex="10pt" fo:language="en" fo:country="US"/>
    </style:style>
    <style:style style:name="T27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7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77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778"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background-color="#00FFFF" fo:language="el" fo:country="GR"/>
    </style:style>
    <style:style style:name="P277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780" style:parent-style-name="Normal" style:family="paragraph">
      <style:paragraph-properties fo:widows="0" fo:orphans="0" style:text-autospace="none" fo:margin-bottom="0in" fo:line-height="100%"/>
    </style:style>
    <style:style style:name="T278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82" style:parent-style-name="DefaultParagraphFont" style:family="text">
      <style:text-properties style:font-name="Source Code Pro Light" style:font-name-complex="Consolas" fo:color="#000000" fo:font-size="12pt" style:font-size-asian="12pt" style:font-size-complex="10pt" fo:language="en" fo:country="US"/>
    </style:style>
    <style:style style:name="T27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8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85" style:parent-style-name="DefaultParagraphFont" style:family="text">
      <style:text-properties style:font-name="Source Code Pro Light" style:font-name-complex="Consolas" fo:color="#000000" fo:font-size="12pt" style:font-size-asian="12pt" style:font-size-complex="10pt" fo:language="en" fo:country="US"/>
    </style:style>
    <style:style style:name="T27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87" style:parent-style-name="DefaultParagraphFont" style:family="text">
      <style:text-properties style:font-name="Source Code Pro Light" style:font-name-complex="Consolas" fo:color="#000000" fo:font-size="12pt" style:font-size-asian="12pt" style:font-size-complex="10pt" fo:language="en" fo:country="US"/>
    </style:style>
    <style:style style:name="T27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789" style:parent-style-name="DefaultParagraphFont" style:family="text">
      <style:text-properties style:font-name="Source Code Pro Light" style:font-name-complex="Consolas" fo:color="#000000" fo:font-size="12pt" style:font-size-asian="12pt" style:font-size-complex="10pt" fo:language="en" fo:country="US"/>
    </style:style>
    <style:style style:name="T27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91" style:parent-style-name="DefaultParagraphFont" style:family="text">
      <style:text-properties style:font-name="Source Code Pro Light" style:font-name-complex="Consolas" fo:color="#000000" fo:font-size="12pt" style:font-size-asian="12pt" style:font-size-complex="10pt" fo:language="en" fo:country="US"/>
    </style:style>
    <style:style style:name="T27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9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94" style:parent-style-name="Normal" style:family="paragraph">
      <style:paragraph-properties fo:widows="0" fo:orphans="0" style:text-autospace="none" fo:margin-bottom="0in" fo:line-height="100%"/>
    </style:style>
    <style:style style:name="T2795" style:parent-style-name="DefaultParagraphFont" style:family="text">
      <style:text-properties style:font-name="Source Code Pro Light" style:font-name-complex="Consolas" fo:color="#000000" fo:font-size="12pt" style:font-size-asian="12pt" style:font-size-complex="10pt" fo:language="en" fo:country="US"/>
    </style:style>
    <style:style style:name="T27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797" style:parent-style-name="DefaultParagraphFont" style:family="text">
      <style:text-properties style:font-name="Source Code Pro Light" style:font-name-complex="Consolas" fo:color="#000000" fo:font-size="12pt" style:font-size-asian="12pt" style:font-size-complex="10pt" fo:language="en" fo:country="US"/>
    </style:style>
    <style:style style:name="T27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799" style:parent-style-name="Normal" style:family="paragraph">
      <style:paragraph-properties fo:widows="0" fo:orphans="0" style:text-autospace="none" fo:margin-bottom="0in" fo:line-height="100%"/>
    </style:style>
    <style:style style:name="T2800" style:parent-style-name="DefaultParagraphFont" style:family="text">
      <style:text-properties style:font-name="Source Code Pro Light" style:font-name-complex="Consolas" fo:color="#000000" fo:font-size="12pt" style:font-size-asian="12pt" style:font-size-complex="10pt" fo:language="en" fo:country="US"/>
    </style:style>
    <style:style style:name="T28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02" style:parent-style-name="DefaultParagraphFont" style:family="text">
      <style:text-properties style:font-name="Source Code Pro Light" style:font-name-complex="Consolas" fo:color="#000000" fo:font-size="12pt" style:font-size-asian="12pt" style:font-size-complex="10pt" fo:language="en" fo:country="US"/>
    </style:style>
    <style:style style:name="T28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04" style:parent-style-name="DefaultParagraphFont" style:family="text">
      <style:text-properties style:font-name="Source Code Pro Light" style:font-name-complex="Consolas" fo:color="#000000" fo:font-size="12pt" style:font-size-asian="12pt" style:font-size-complex="10pt" fo:language="en" fo:country="US"/>
    </style:style>
    <style:style style:name="T28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0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807" style:parent-style-name="Normal" style:family="paragraph">
      <style:paragraph-properties fo:widows="0" fo:orphans="0" style:text-autospace="none" fo:margin-bottom="0in" fo:line-height="100%"/>
    </style:style>
    <style:style style:name="T2808" style:parent-style-name="DefaultParagraphFont" style:family="text">
      <style:text-properties style:font-name="Source Code Pro Light" style:font-name-complex="Consolas" fo:color="#000000" fo:font-size="12pt" style:font-size-asian="12pt" style:font-size-complex="10pt" fo:language="en" fo:country="US"/>
    </style:style>
    <style:style style:name="T280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10" style:parent-style-name="DefaultParagraphFont" style:family="text">
      <style:text-properties style:font-name="Source Code Pro Light" style:font-name-complex="Consolas" fo:color="#000000" fo:font-size="12pt" style:font-size-asian="12pt" style:font-size-complex="10pt" fo:language="en" fo:country="US"/>
    </style:style>
    <style:style style:name="T28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12" style:parent-style-name="DefaultParagraphFont" style:family="text">
      <style:text-properties style:font-name="Source Code Pro Light" style:font-name-complex="Consolas" fo:color="#000000" fo:font-size="12pt" style:font-size-asian="12pt" style:font-size-complex="10pt" fo:language="en" fo:country="US"/>
    </style:style>
    <style:style style:name="T28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14" style:parent-style-name="DefaultParagraphFont" style:family="text">
      <style:text-properties style:font-name="Source Code Pro Light" style:font-name-complex="Consolas" fo:color="#000000" fo:font-size="12pt" style:font-size-asian="12pt" style:font-size-complex="10pt" fo:language="en" fo:country="US"/>
    </style:style>
    <style:style style:name="T2815" style:parent-style-name="DefaultParagraphFont" style:family="text">
      <style:text-properties style:font-name="Source Code Pro Light" style:font-name-complex="Consolas" fo:color="#800080" fo:font-size="12pt" style:font-size-asian="12pt" style:font-size-complex="10pt" fo:language="en" fo:country="US"/>
    </style:style>
    <style:style style:name="T2816" style:parent-style-name="DefaultParagraphFont" style:family="text">
      <style:text-properties style:font-name="Source Code Pro Light" style:font-name-complex="Consolas" fo:color="#000000" fo:font-size="12pt" style:font-size-asian="12pt" style:font-size-complex="10pt" fo:language="en" fo:country="US"/>
    </style:style>
    <style:style style:name="T28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18" style:parent-style-name="DefaultParagraphFont" style:family="text">
      <style:text-properties style:font-name="Source Code Pro Light" style:font-name-complex="Consolas" fo:color="#000000" fo:font-size="12pt" style:font-size-asian="12pt" style:font-size-complex="10pt" fo:language="en" fo:country="US"/>
    </style:style>
    <style:style style:name="T28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20" style:parent-style-name="DefaultParagraphFont" style:family="text">
      <style:text-properties style:font-name="Source Code Pro Light" style:font-name-complex="Consolas" fo:color="#000000" fo:font-size="12pt" style:font-size-asian="12pt" style:font-size-complex="10pt" fo:language="en" fo:country="US"/>
    </style:style>
    <style:style style:name="T28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22" style:parent-style-name="DefaultParagraphFont" style:family="text">
      <style:text-properties style:font-name="Source Code Pro Light" style:font-name-complex="Consolas" fo:color="#000000" fo:font-size="12pt" style:font-size-asian="12pt" style:font-size-complex="10pt" fo:language="en" fo:country="US"/>
    </style:style>
    <style:style style:name="T28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24" style:parent-style-name="Normal" style:family="paragraph">
      <style:paragraph-properties fo:widows="0" fo:orphans="0" style:text-autospace="none" fo:margin-bottom="0in" fo:line-height="100%"/>
    </style:style>
    <style:style style:name="T2825" style:parent-style-name="DefaultParagraphFont" style:family="text">
      <style:text-properties style:font-name="Source Code Pro Light" style:font-name-complex="Consolas" fo:color="#000000" fo:font-size="12pt" style:font-size-asian="12pt" style:font-size-complex="10pt" fo:language="en" fo:country="US"/>
    </style:style>
    <style:style style:name="T28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27" style:parent-style-name="Normal" style:family="paragraph">
      <style:paragraph-properties fo:widows="0" fo:orphans="0" style:text-autospace="none" fo:margin-bottom="0in" fo:line-height="100%"/>
    </style:style>
    <style:style style:name="T2828" style:parent-style-name="DefaultParagraphFont" style:family="text">
      <style:text-properties style:font-name="Source Code Pro Light" style:font-name-complex="Consolas" fo:color="#000000" fo:font-size="12pt" style:font-size-asian="12pt" style:font-size-complex="10pt" fo:language="en" fo:country="US"/>
    </style:style>
    <style:style style:name="T28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0" style:parent-style-name="DefaultParagraphFont" style:family="text">
      <style:text-properties style:font-name="Source Code Pro Light" style:font-name-complex="Consolas" fo:color="#000000" fo:font-size="12pt" style:font-size-asian="12pt" style:font-size-complex="10pt" fo:language="en" fo:country="US"/>
    </style:style>
    <style:style style:name="T28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2" style:parent-style-name="DefaultParagraphFont" style:family="text">
      <style:text-properties style:font-name="Source Code Pro Light" style:font-name-complex="Consolas" fo:color="#000000" fo:font-size="12pt" style:font-size-asian="12pt" style:font-size-complex="10pt" fo:language="en" fo:country="US"/>
    </style:style>
    <style:style style:name="T28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4" style:parent-style-name="DefaultParagraphFont" style:family="text">
      <style:text-properties style:font-name="Source Code Pro Light" style:font-name-complex="Consolas" fo:color="#000000" fo:font-size="12pt" style:font-size-asian="12pt" style:font-size-complex="10pt" fo:language="en" fo:country="US"/>
    </style:style>
    <style:style style:name="T28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6" style:parent-style-name="DefaultParagraphFont" style:family="text">
      <style:text-properties style:font-name="Source Code Pro Light" style:font-name-complex="Consolas" fo:color="#000000" fo:font-size="12pt" style:font-size-asian="12pt" style:font-size-complex="10pt" fo:language="en" fo:country="US"/>
    </style:style>
    <style:style style:name="T28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38" style:parent-style-name="DefaultParagraphFont" style:family="text">
      <style:text-properties style:font-name="Source Code Pro Light" style:font-name-complex="Consolas" fo:color="#000000" fo:font-size="12pt" style:font-size-asian="12pt" style:font-size-complex="10pt" fo:language="en" fo:country="US"/>
    </style:style>
    <style:style style:name="T28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0" style:parent-style-name="DefaultParagraphFont" style:family="text">
      <style:text-properties style:font-name="Source Code Pro Light" style:font-name-complex="Consolas" fo:color="#000000" fo:font-size="12pt" style:font-size-asian="12pt" style:font-size-complex="10pt" fo:language="en" fo:country="US"/>
    </style:style>
    <style:style style:name="T28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2" style:parent-style-name="DefaultParagraphFont" style:family="text">
      <style:text-properties style:font-name="Source Code Pro Light" style:font-name-complex="Consolas" fo:color="#000000" fo:font-size="12pt" style:font-size-asian="12pt" style:font-size-complex="10pt" fo:language="en" fo:country="US"/>
    </style:style>
    <style:style style:name="T28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4" style:parent-style-name="DefaultParagraphFont" style:family="text">
      <style:text-properties style:font-name="Source Code Pro Light" style:font-name-complex="Consolas" fo:color="#000000" fo:font-size="12pt" style:font-size-asian="12pt" style:font-size-complex="10pt" fo:language="en" fo:country="US"/>
    </style:style>
    <style:style style:name="T28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6" style:parent-style-name="DefaultParagraphFont" style:family="text">
      <style:text-properties style:font-name="Source Code Pro Light" style:font-name-complex="Consolas" fo:color="#000000" fo:font-size="12pt" style:font-size-asian="12pt" style:font-size-complex="10pt" fo:language="en" fo:country="US"/>
    </style:style>
    <style:style style:name="T28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48" style:parent-style-name="DefaultParagraphFont" style:family="text">
      <style:text-properties style:font-name="Source Code Pro Light" style:font-name-complex="Consolas" fo:color="#000000" fo:font-size="12pt" style:font-size-asian="12pt" style:font-size-complex="10pt" fo:language="en" fo:country="US"/>
    </style:style>
    <style:style style:name="T28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0" style:parent-style-name="DefaultParagraphFont" style:family="text">
      <style:text-properties style:font-name="Source Code Pro Light" style:font-name-complex="Consolas" fo:color="#000000" fo:font-size="12pt" style:font-size-asian="12pt" style:font-size-complex="10pt" fo:language="en" fo:country="US"/>
    </style:style>
    <style:style style:name="T28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52" style:parent-style-name="Normal" style:family="paragraph">
      <style:paragraph-properties fo:widows="0" fo:orphans="0" style:text-autospace="none" fo:margin-bottom="0in" fo:line-height="100%"/>
    </style:style>
    <style:style style:name="T2853" style:parent-style-name="DefaultParagraphFont" style:family="text">
      <style:text-properties style:font-name="Source Code Pro Light" style:font-name-complex="Consolas" fo:color="#000000" fo:font-size="12pt" style:font-size-asian="12pt" style:font-size-complex="10pt" fo:language="en" fo:country="US"/>
    </style:style>
    <style:style style:name="T28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5" style:parent-style-name="DefaultParagraphFont" style:family="text">
      <style:text-properties style:font-name="Source Code Pro Light" style:font-name-complex="Consolas" fo:color="#000000" fo:font-size="12pt" style:font-size-asian="12pt" style:font-size-complex="10pt" fo:language="en" fo:country="US"/>
    </style:style>
    <style:style style:name="T28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7" style:parent-style-name="DefaultParagraphFont" style:family="text">
      <style:text-properties style:font-name="Source Code Pro Light" style:font-name-complex="Consolas" fo:color="#000000" fo:font-size="12pt" style:font-size-asian="12pt" style:font-size-complex="10pt" fo:language="en" fo:country="US"/>
    </style:style>
    <style:style style:name="T28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59" style:parent-style-name="DefaultParagraphFont" style:family="text">
      <style:text-properties style:font-name="Source Code Pro Light" style:font-name-complex="Consolas" fo:color="#000000" fo:font-size="12pt" style:font-size-asian="12pt" style:font-size-complex="10pt" fo:language="en" fo:country="US"/>
    </style:style>
    <style:style style:name="T28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61" style:parent-style-name="Normal" style:family="paragraph">
      <style:paragraph-properties fo:widows="0" fo:orphans="0" style:text-autospace="none" fo:margin-bottom="0in" fo:line-height="100%"/>
    </style:style>
    <style:style style:name="T2862" style:parent-style-name="DefaultParagraphFont" style:family="text">
      <style:text-properties style:font-name="Source Code Pro Light" style:font-name-complex="Consolas" fo:color="#000000" fo:font-size="12pt" style:font-size-asian="12pt" style:font-size-complex="10pt" fo:language="en" fo:country="US"/>
    </style:style>
    <style:style style:name="T2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4" style:parent-style-name="DefaultParagraphFont" style:family="text">
      <style:text-properties style:font-name="Source Code Pro Light" style:font-name-complex="Consolas" fo:color="#000000" fo:font-size="12pt" style:font-size-asian="12pt" style:font-size-complex="10pt" fo:language="en" fo:country="US"/>
    </style:style>
    <style:style style:name="T28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6" style:parent-style-name="DefaultParagraphFont" style:family="text">
      <style:text-properties style:font-name="Source Code Pro Light" style:font-name-complex="Consolas" fo:color="#000000" fo:font-size="12pt" style:font-size-asian="12pt" style:font-size-complex="10pt" fo:language="en" fo:country="US"/>
    </style:style>
    <style:style style:name="T28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68" style:parent-style-name="DefaultParagraphFont" style:family="text">
      <style:text-properties style:font-name="Source Code Pro Light" style:font-name-complex="Consolas" fo:color="#000000" fo:font-size="12pt" style:font-size-asian="12pt" style:font-size-complex="10pt" fo:language="en" fo:country="US"/>
    </style:style>
    <style:style style:name="T28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870"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871" style:parent-style-name="Normal" style:family="paragraph">
      <style:paragraph-properties fo:widows="0" fo:orphans="0" style:text-autospace="none" fo:margin-bottom="0in" fo:line-height="100%"/>
    </style:style>
    <style:style style:name="T2872" style:parent-style-name="DefaultParagraphFont" style:family="text">
      <style:text-properties style:font-name="Source Code Pro Light" style:font-name-complex="Consolas" fo:color="#000000" fo:font-size="12pt" style:font-size-asian="12pt" style:font-size-complex="10pt" fo:language="en" fo:country="US"/>
    </style:style>
    <style:style style:name="T28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874"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87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87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2877" style:parent-style-name="Normal" style:family="paragraph">
      <style:paragraph-properties fo:widows="0" fo:orphans="0" style:text-autospace="none" fo:margin-bottom="0in" fo:line-height="100%"/>
    </style:style>
    <style:style style:name="T287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87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88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88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2882"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288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2884" style:parent-style-name="Normal" style:family="paragraph">
      <style:paragraph-properties fo:widows="0" fo:orphans="0" style:text-autospace="none" fo:margin-bottom="0in" fo:line-height="100%"/>
      <style:text-properties style:font-name="Times New Roman" style:font-style-complex="italic" fo:color="#0078D7" fo:font-size="16pt" style:font-size-asian="16pt" style:font-size-complex="10pt" fo:language="el" fo:country="GR"/>
    </style:style>
    <style:style style:name="P2885" style:parent-style-name="Normal" style:family="paragraph">
      <style:paragraph-properties fo:widows="0" fo:orphans="0" style:text-autospace="none" fo:margin-bottom="0in" fo:line-height="100%"/>
    </style:style>
    <style:style style:name="T288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87" style:parent-style-name="DefaultParagraphFont" style:family="text">
      <style:text-properties style:font-name="Source Code Pro Light" style:font-name-complex="Consolas" fo:color="#000000" fo:font-size="12pt" style:font-size-asian="12pt" style:font-size-complex="10pt" fo:language="en" fo:country="US"/>
    </style:style>
    <style:style style:name="T28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8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90" style:parent-style-name="DefaultParagraphFont" style:family="text">
      <style:text-properties style:font-name="Source Code Pro Light" style:font-name-complex="Consolas" fo:color="#000000" fo:font-size="12pt" style:font-size-asian="12pt" style:font-size-complex="10pt" fo:language="en" fo:country="US"/>
    </style:style>
    <style:style style:name="T28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2" style:parent-style-name="DefaultParagraphFont" style:family="text">
      <style:text-properties style:font-name="Source Code Pro Light" style:font-name-complex="Consolas" fo:color="#000000" fo:font-size="12pt" style:font-size-asian="12pt" style:font-size-complex="10pt" fo:language="en" fo:country="US"/>
    </style:style>
    <style:style style:name="T28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4" style:parent-style-name="DefaultParagraphFont" style:family="text">
      <style:text-properties style:font-name="Source Code Pro Light" style:font-name-complex="Consolas" fo:color="#000000" fo:font-size="12pt" style:font-size-asian="12pt" style:font-size-complex="10pt" fo:language="en" fo:country="US"/>
    </style:style>
    <style:style style:name="T289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896" style:parent-style-name="DefaultParagraphFont" style:family="text">
      <style:text-properties style:font-name="Source Code Pro Light" style:font-name-complex="Consolas" fo:color="#000000" fo:font-size="12pt" style:font-size-asian="12pt" style:font-size-complex="10pt" fo:language="en" fo:country="US"/>
    </style:style>
    <style:style style:name="T28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898" style:parent-style-name="DefaultParagraphFont" style:family="text">
      <style:text-properties style:font-name="Source Code Pro Light" style:font-name-complex="Consolas" fo:color="#000000" fo:font-size="12pt" style:font-size-asian="12pt" style:font-size-complex="10pt" fo:language="en" fo:country="US"/>
    </style:style>
    <style:style style:name="T289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00" style:parent-style-name="DefaultParagraphFont" style:family="text">
      <style:text-properties style:font-name="Source Code Pro Light" style:font-name-complex="Consolas" fo:color="#000000" fo:font-size="12pt" style:font-size-asian="12pt" style:font-size-complex="10pt" fo:language="en" fo:country="US"/>
    </style:style>
    <style:style style:name="T29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0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03" style:parent-style-name="Normal" style:family="paragraph">
      <style:paragraph-properties fo:widows="0" fo:orphans="0" style:text-autospace="none" fo:margin-bottom="0in" fo:line-height="100%"/>
    </style:style>
    <style:style style:name="T2904" style:parent-style-name="DefaultParagraphFont" style:family="text">
      <style:text-properties style:font-name="Source Code Pro Light" style:font-name-complex="Consolas" fo:color="#000000" fo:font-size="12pt" style:font-size-asian="12pt" style:font-size-complex="10pt" fo:language="en" fo:country="US"/>
    </style:style>
    <style:style style:name="T290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06" style:parent-style-name="DefaultParagraphFont" style:family="text">
      <style:text-properties style:font-name="Source Code Pro Light" style:font-name-complex="Consolas" fo:color="#000000" fo:font-size="12pt" style:font-size-asian="12pt" style:font-size-complex="10pt" fo:language="en" fo:country="US"/>
    </style:style>
    <style:style style:name="T29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08" style:parent-style-name="DefaultParagraphFont" style:family="text">
      <style:text-properties style:font-name="Source Code Pro Light" style:font-name-complex="Consolas" fo:color="#000000" fo:font-size="12pt" style:font-size-asian="12pt" style:font-size-complex="10pt" fo:language="en" fo:country="US"/>
    </style:style>
    <style:style style:name="T29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10" style:parent-style-name="DefaultParagraphFont" style:family="text">
      <style:text-properties style:font-name="Source Code Pro Light" style:font-name-complex="Consolas" fo:color="#000000" fo:font-size="12pt" style:font-size-asian="12pt" style:font-size-complex="10pt" fo:language="en" fo:country="US"/>
    </style:style>
    <style:style style:name="T2911" style:parent-style-name="DefaultParagraphFont" style:family="text">
      <style:text-properties style:font-name="Source Code Pro Light" style:font-name-complex="Consolas" fo:color="#800080" fo:font-size="12pt" style:font-size-asian="12pt" style:font-size-complex="10pt" fo:language="en" fo:country="US"/>
    </style:style>
    <style:style style:name="T2912" style:parent-style-name="DefaultParagraphFont" style:family="text">
      <style:text-properties style:font-name="Source Code Pro Light" style:font-name-complex="Consolas" fo:color="#000000" fo:font-size="12pt" style:font-size-asian="12pt" style:font-size-complex="10pt" fo:language="en" fo:country="US"/>
    </style:style>
    <style:style style:name="T29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14" style:parent-style-name="Normal" style:family="paragraph">
      <style:paragraph-properties fo:widows="0" fo:orphans="0" style:text-autospace="none" fo:margin-bottom="0in" fo:line-height="100%"/>
    </style:style>
    <style:style style:name="T2915" style:parent-style-name="DefaultParagraphFont" style:family="text">
      <style:text-properties style:font-name="Source Code Pro Light" style:font-name-complex="Consolas" fo:color="#000000" fo:font-size="12pt" style:font-size-asian="12pt" style:font-size-complex="10pt" fo:language="en" fo:country="US"/>
    </style:style>
    <style:style style:name="T291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17" style:parent-style-name="DefaultParagraphFont" style:family="text">
      <style:text-properties style:font-name="Source Code Pro Light" style:font-name-complex="Consolas" fo:color="#000000" fo:font-size="12pt" style:font-size-asian="12pt" style:font-size-complex="10pt" fo:language="en" fo:country="US"/>
    </style:style>
    <style:style style:name="T29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19" style:parent-style-name="Normal" style:family="paragraph">
      <style:paragraph-properties fo:widows="0" fo:orphans="0" style:text-autospace="none" fo:margin-bottom="0in" fo:line-height="100%"/>
    </style:style>
    <style:style style:name="T2920" style:parent-style-name="DefaultParagraphFont" style:family="text">
      <style:text-properties style:font-name="Source Code Pro Light" style:font-name-complex="Consolas" fo:color="#000000" fo:font-size="12pt" style:font-size-asian="12pt" style:font-size-complex="10pt" fo:language="en" fo:country="US"/>
    </style:style>
    <style:style style:name="T29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2" style:parent-style-name="DefaultParagraphFont" style:family="text">
      <style:text-properties style:font-name="Source Code Pro Light" style:font-name-complex="Consolas" fo:color="#000000" fo:font-size="12pt" style:font-size-asian="12pt" style:font-size-complex="10pt" fo:language="en" fo:country="US"/>
    </style:style>
    <style:style style:name="T29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2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2925" style:parent-style-name="Normal" style:family="paragraph">
      <style:paragraph-properties fo:widows="0" fo:orphans="0" style:text-autospace="none" fo:margin-bottom="0in" fo:line-height="100%"/>
    </style:style>
    <style:style style:name="T2926" style:parent-style-name="DefaultParagraphFont" style:family="text">
      <style:text-properties style:font-name="Source Code Pro Light" style:font-name-complex="Consolas" fo:color="#000000" fo:font-size="12pt" style:font-size-asian="12pt" style:font-size-complex="10pt" fo:language="en" fo:country="US"/>
    </style:style>
    <style:style style:name="T29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28" style:parent-style-name="DefaultParagraphFont" style:family="text">
      <style:text-properties style:font-name="Source Code Pro Light" style:font-name-complex="Consolas" fo:color="#000000" fo:font-size="12pt" style:font-size-asian="12pt" style:font-size-complex="10pt" fo:language="en" fo:country="US"/>
    </style:style>
    <style:style style:name="T29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0" style:parent-style-name="DefaultParagraphFont" style:family="text">
      <style:text-properties style:font-name="Source Code Pro Light" style:font-name-complex="Consolas" fo:color="#800080" fo:font-size="12pt" style:font-size-asian="12pt" style:font-size-complex="10pt" fo:language="en" fo:country="US"/>
    </style:style>
    <style:style style:name="T29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2" style:parent-style-name="DefaultParagraphFont" style:family="text">
      <style:text-properties style:font-name="Source Code Pro Light" style:font-name-complex="Consolas" fo:color="#000000" fo:font-size="12pt" style:font-size-asian="12pt" style:font-size-complex="10pt" fo:language="en" fo:country="US"/>
    </style:style>
    <style:style style:name="T29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34" style:parent-style-name="Normal" style:family="paragraph">
      <style:paragraph-properties fo:widows="0" fo:orphans="0" style:text-autospace="none" fo:margin-bottom="0in" fo:line-height="100%"/>
    </style:style>
    <style:style style:name="T2935" style:parent-style-name="DefaultParagraphFont" style:family="text">
      <style:text-properties style:font-name="Source Code Pro Light" style:font-name-complex="Consolas" fo:color="#000000" fo:font-size="12pt" style:font-size-asian="12pt" style:font-size-complex="10pt" fo:language="en" fo:country="US"/>
    </style:style>
    <style:style style:name="T29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37" style:parent-style-name="DefaultParagraphFont" style:family="text">
      <style:text-properties style:font-name="Source Code Pro Light" style:font-name-complex="Consolas" fo:color="#000000" fo:font-size="12pt" style:font-size-asian="12pt" style:font-size-complex="10pt" fo:language="en" fo:country="US"/>
    </style:style>
    <style:style style:name="T29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39" style:parent-style-name="DefaultParagraphFont" style:family="text">
      <style:text-properties style:font-name="Source Code Pro Light" style:font-name-complex="Consolas" fo:color="#000000" fo:font-size="12pt" style:font-size-asian="12pt" style:font-size-complex="10pt" fo:language="en" fo:country="US"/>
    </style:style>
    <style:style style:name="T29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1" style:parent-style-name="DefaultParagraphFont" style:family="text">
      <style:text-properties style:font-name="Source Code Pro Light" style:font-name-complex="Consolas" fo:color="#000000" fo:font-size="12pt" style:font-size-asian="12pt" style:font-size-complex="10pt" fo:language="en" fo:country="US"/>
    </style:style>
    <style:style style:name="T2942" style:parent-style-name="DefaultParagraphFont" style:family="text">
      <style:text-properties style:font-name="Source Code Pro Light" style:font-name-complex="Consolas" fo:color="#800080" fo:font-size="12pt" style:font-size-asian="12pt" style:font-size-complex="10pt" fo:language="en" fo:country="US"/>
    </style:style>
    <style:style style:name="T2943" style:parent-style-name="DefaultParagraphFont" style:family="text">
      <style:text-properties style:font-name="Source Code Pro Light" style:font-name-complex="Consolas" fo:color="#000000" fo:font-size="12pt" style:font-size-asian="12pt" style:font-size-complex="10pt" fo:language="en" fo:country="US"/>
    </style:style>
    <style:style style:name="T29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5" style:parent-style-name="DefaultParagraphFont" style:family="text">
      <style:text-properties style:font-name="Source Code Pro Light" style:font-name-complex="Consolas" fo:color="#000000" fo:font-size="12pt" style:font-size-asian="12pt" style:font-size-complex="10pt" fo:language="en" fo:country="US"/>
    </style:style>
    <style:style style:name="T29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7" style:parent-style-name="DefaultParagraphFont" style:family="text">
      <style:text-properties style:font-name="Source Code Pro Light" style:font-name-complex="Consolas" fo:color="#000000" fo:font-size="12pt" style:font-size-asian="12pt" style:font-size-complex="10pt" fo:language="en" fo:country="US"/>
    </style:style>
    <style:style style:name="T29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49" style:parent-style-name="DefaultParagraphFont" style:family="text">
      <style:text-properties style:font-name="Source Code Pro Light" style:font-name-complex="Consolas" fo:color="#000000" fo:font-size="12pt" style:font-size-asian="12pt" style:font-size-complex="10pt" fo:language="en" fo:country="US"/>
    </style:style>
    <style:style style:name="T29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1" style:parent-style-name="DefaultParagraphFont" style:family="text">
      <style:text-properties style:font-name="Source Code Pro Light" style:font-name-complex="Consolas" fo:color="#000000" fo:font-size="12pt" style:font-size-asian="12pt" style:font-size-complex="10pt" fo:language="en" fo:country="US"/>
    </style:style>
    <style:style style:name="T29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53" style:parent-style-name="Normal" style:family="paragraph">
      <style:paragraph-properties fo:widows="0" fo:orphans="0" style:text-autospace="none" fo:margin-bottom="0in" fo:line-height="100%"/>
    </style:style>
    <style:style style:name="T2954" style:parent-style-name="DefaultParagraphFont" style:family="text">
      <style:text-properties style:font-name="Source Code Pro Light" style:font-name-complex="Consolas" fo:color="#000000" fo:font-size="12pt" style:font-size-asian="12pt" style:font-size-complex="10pt" fo:language="en" fo:country="US"/>
    </style:style>
    <style:style style:name="T29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6" style:parent-style-name="DefaultParagraphFont" style:family="text">
      <style:text-properties style:font-name="Source Code Pro Light" style:font-name-complex="Consolas" fo:color="#000000" fo:font-size="12pt" style:font-size-asian="12pt" style:font-size-complex="10pt" fo:language="en" fo:country="US"/>
    </style:style>
    <style:style style:name="T29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58" style:parent-style-name="DefaultParagraphFont" style:family="text">
      <style:text-properties style:font-name="Source Code Pro Light" style:font-name-complex="Consolas" fo:color="#000000" fo:font-size="12pt" style:font-size-asian="12pt" style:font-size-complex="10pt" fo:language="en" fo:country="US"/>
    </style:style>
    <style:style style:name="T29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0" style:parent-style-name="DefaultParagraphFont" style:family="text">
      <style:text-properties style:font-name="Source Code Pro Light" style:font-name-complex="Consolas" fo:color="#000000" fo:font-size="12pt" style:font-size-asian="12pt" style:font-size-complex="10pt" fo:language="en" fo:country="US"/>
    </style:style>
    <style:style style:name="T29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62" style:parent-style-name="Normal" style:family="paragraph">
      <style:paragraph-properties fo:widows="0" fo:orphans="0" style:text-autospace="none" fo:margin-bottom="0in" fo:line-height="100%"/>
    </style:style>
    <style:style style:name="T2963" style:parent-style-name="DefaultParagraphFont" style:family="text">
      <style:text-properties style:font-name="Source Code Pro Light" style:font-name-complex="Consolas" fo:color="#000000" fo:font-size="12pt" style:font-size-asian="12pt" style:font-size-complex="10pt" fo:language="en" fo:country="US"/>
    </style:style>
    <style:style style:name="T29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65" style:parent-style-name="DefaultParagraphFont" style:family="text">
      <style:text-properties style:font-name="Source Code Pro Light" style:font-name-complex="Consolas" fo:color="#000000" fo:font-size="12pt" style:font-size-asian="12pt" style:font-size-complex="10pt" fo:language="en" fo:country="US"/>
    </style:style>
    <style:style style:name="T29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7" style:parent-style-name="DefaultParagraphFont" style:family="text">
      <style:text-properties style:font-name="Source Code Pro Light" style:font-name-complex="Consolas" fo:color="#000000" fo:font-size="12pt" style:font-size-asian="12pt" style:font-size-complex="10pt" fo:language="en" fo:country="US"/>
    </style:style>
    <style:style style:name="T29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69" style:parent-style-name="DefaultParagraphFont" style:family="text">
      <style:text-properties style:font-name="Source Code Pro Light" style:font-name-complex="Consolas" fo:color="#000000" fo:font-size="12pt" style:font-size-asian="12pt" style:font-size-complex="10pt" fo:language="en" fo:country="US"/>
    </style:style>
    <style:style style:name="T29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1" style:parent-style-name="DefaultParagraphFont" style:family="text">
      <style:text-properties style:font-name="Source Code Pro Light" style:font-name-complex="Consolas" fo:color="#000000" fo:font-size="12pt" style:font-size-asian="12pt" style:font-size-complex="10pt" fo:language="en" fo:country="US"/>
    </style:style>
    <style:style style:name="T29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3" style:parent-style-name="DefaultParagraphFont" style:family="text">
      <style:text-properties style:font-name="Source Code Pro Light" style:font-name-complex="Consolas" fo:color="#000000" fo:font-size="12pt" style:font-size-asian="12pt" style:font-size-complex="10pt" fo:language="en" fo:country="US"/>
    </style:style>
    <style:style style:name="T29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5" style:parent-style-name="DefaultParagraphFont" style:family="text">
      <style:text-properties style:font-name="Source Code Pro Light" style:font-name-complex="Consolas" fo:color="#000000" fo:font-size="12pt" style:font-size-asian="12pt" style:font-size-complex="10pt" fo:language="en" fo:country="US"/>
    </style:style>
    <style:style style:name="T29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7" style:parent-style-name="DefaultParagraphFont" style:family="text">
      <style:text-properties style:font-name="Source Code Pro Light" style:font-name-complex="Consolas" fo:color="#000000" fo:font-size="12pt" style:font-size-asian="12pt" style:font-size-complex="10pt" fo:language="en" fo:country="US"/>
    </style:style>
    <style:style style:name="T29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79" style:parent-style-name="DefaultParagraphFont" style:family="text">
      <style:text-properties style:font-name="Source Code Pro Light" style:font-name-complex="Consolas" fo:color="#000000" fo:font-size="12pt" style:font-size-asian="12pt" style:font-size-complex="10pt" fo:language="en" fo:country="US"/>
    </style:style>
    <style:style style:name="T29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1" style:parent-style-name="DefaultParagraphFont" style:family="text">
      <style:text-properties style:font-name="Source Code Pro Light" style:font-name-complex="Consolas" fo:color="#000000" fo:font-size="12pt" style:font-size-asian="12pt" style:font-size-complex="10pt" fo:language="en" fo:country="US"/>
    </style:style>
    <style:style style:name="T29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2983" style:parent-style-name="Normal" style:family="paragraph">
      <style:paragraph-properties fo:widows="0" fo:orphans="0" style:text-autospace="none" fo:margin-bottom="0in" fo:line-height="100%"/>
    </style:style>
    <style:style style:name="T2984" style:parent-style-name="DefaultParagraphFont" style:family="text">
      <style:text-properties style:font-name="Source Code Pro Light" style:font-name-complex="Consolas" fo:color="#000000" fo:font-size="12pt" style:font-size-asian="12pt" style:font-size-complex="10pt" fo:language="en" fo:country="US"/>
    </style:style>
    <style:style style:name="T29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2986" style:parent-style-name="DefaultParagraphFont" style:family="text">
      <style:text-properties style:font-name="Source Code Pro Light" style:font-name-complex="Consolas" fo:color="#000000" fo:font-size="12pt" style:font-size-asian="12pt" style:font-size-complex="10pt" fo:language="en" fo:country="US"/>
    </style:style>
    <style:style style:name="T29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88" style:parent-style-name="DefaultParagraphFont" style:family="text">
      <style:text-properties style:font-name="Source Code Pro Light" style:font-name-complex="Consolas" fo:color="#000000" fo:font-size="12pt" style:font-size-asian="12pt" style:font-size-complex="10pt" fo:language="en" fo:country="US"/>
    </style:style>
    <style:style style:name="T29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0" style:parent-style-name="DefaultParagraphFont" style:family="text">
      <style:text-properties style:font-name="Source Code Pro Light" style:font-name-complex="Consolas" fo:color="#000000" fo:font-size="12pt" style:font-size-asian="12pt" style:font-size-complex="10pt" fo:language="en" fo:country="US"/>
    </style:style>
    <style:style style:name="T29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2" style:parent-style-name="DefaultParagraphFont" style:family="text">
      <style:text-properties style:font-name="Source Code Pro Light" style:font-name-complex="Consolas" fo:color="#000000" fo:font-size="12pt" style:font-size-asian="12pt" style:font-size-complex="10pt" fo:language="en" fo:country="US"/>
    </style:style>
    <style:style style:name="T29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4" style:parent-style-name="DefaultParagraphFont" style:family="text">
      <style:text-properties style:font-name="Source Code Pro Light" style:font-name-complex="Consolas" fo:color="#000000" fo:font-size="12pt" style:font-size-asian="12pt" style:font-size-complex="10pt" fo:language="en" fo:country="US"/>
    </style:style>
    <style:style style:name="T29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6" style:parent-style-name="DefaultParagraphFont" style:family="text">
      <style:text-properties style:font-name="Source Code Pro Light" style:font-name-complex="Consolas" fo:color="#000000" fo:font-size="12pt" style:font-size-asian="12pt" style:font-size-complex="10pt" fo:language="en" fo:country="US"/>
    </style:style>
    <style:style style:name="T29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2998" style:parent-style-name="DefaultParagraphFont" style:family="text">
      <style:text-properties style:font-name="Source Code Pro Light" style:font-name-complex="Consolas" fo:color="#000000" fo:font-size="12pt" style:font-size-asian="12pt" style:font-size-complex="10pt" fo:language="en" fo:country="US"/>
    </style:style>
    <style:style style:name="T29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0" style:parent-style-name="DefaultParagraphFont" style:family="text">
      <style:text-properties style:font-name="Source Code Pro Light" style:font-name-complex="Consolas" fo:color="#000000" fo:font-size="12pt" style:font-size-asian="12pt" style:font-size-complex="10pt" fo:language="en" fo:country="US"/>
    </style:style>
    <style:style style:name="T30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2" style:parent-style-name="DefaultParagraphFont" style:family="text">
      <style:text-properties style:font-name="Source Code Pro Light" style:font-name-complex="Consolas" fo:color="#000000" fo:font-size="12pt" style:font-size-asian="12pt" style:font-size-complex="10pt" fo:language="en" fo:country="US"/>
    </style:style>
    <style:style style:name="T30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04" style:parent-style-name="Normal" style:family="paragraph">
      <style:paragraph-properties fo:widows="0" fo:orphans="0" style:text-autospace="none" fo:margin-bottom="0in" fo:line-height="100%"/>
    </style:style>
    <style:style style:name="T3005" style:parent-style-name="DefaultParagraphFont" style:family="text">
      <style:text-properties style:font-name="Source Code Pro Light" style:font-name-complex="Consolas" fo:color="#000000" fo:font-size="12pt" style:font-size-asian="12pt" style:font-size-complex="10pt" fo:language="en" fo:country="US"/>
    </style:style>
    <style:style style:name="T300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07" style:parent-style-name="DefaultParagraphFont" style:family="text">
      <style:text-properties style:font-name="Source Code Pro Light" style:font-name-complex="Consolas" fo:color="#000000" fo:font-size="12pt" style:font-size-asian="12pt" style:font-size-complex="10pt" fo:language="en" fo:country="US"/>
    </style:style>
    <style:style style:name="T30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09" style:parent-style-name="DefaultParagraphFont" style:family="text">
      <style:text-properties style:font-name="Source Code Pro Light" style:font-name-complex="Consolas" fo:color="#000000" fo:font-size="12pt" style:font-size-asian="12pt" style:font-size-complex="10pt" fo:language="en" fo:country="US"/>
    </style:style>
    <style:style style:name="T30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1" style:parent-style-name="DefaultParagraphFont" style:family="text">
      <style:text-properties style:font-name="Source Code Pro Light" style:font-name-complex="Consolas" fo:color="#000000" fo:font-size="12pt" style:font-size-asian="12pt" style:font-size-complex="10pt" fo:language="en" fo:country="US"/>
    </style:style>
    <style:style style:name="T30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3" style:parent-style-name="DefaultParagraphFont" style:family="text">
      <style:text-properties style:font-name="Source Code Pro Light" style:font-name-complex="Consolas" fo:color="#000000" fo:font-size="12pt" style:font-size-asian="12pt" style:font-size-complex="10pt" fo:language="en" fo:country="US"/>
    </style:style>
    <style:style style:name="T30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5" style:parent-style-name="DefaultParagraphFont" style:family="text">
      <style:text-properties style:font-name="Source Code Pro Light" style:font-name-complex="Consolas" fo:color="#000000" fo:font-size="12pt" style:font-size-asian="12pt" style:font-size-complex="10pt" fo:language="en" fo:country="US"/>
    </style:style>
    <style:style style:name="T30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7" style:parent-style-name="DefaultParagraphFont" style:family="text">
      <style:text-properties style:font-name="Source Code Pro Light" style:font-name-complex="Consolas" fo:color="#000000" fo:font-size="12pt" style:font-size-asian="12pt" style:font-size-complex="10pt" fo:language="en" fo:country="US"/>
    </style:style>
    <style:style style:name="T30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19" style:parent-style-name="DefaultParagraphFont" style:family="text">
      <style:text-properties style:font-name="Source Code Pro Light" style:font-name-complex="Consolas" fo:color="#000000" fo:font-size="12pt" style:font-size-asian="12pt" style:font-size-complex="10pt" fo:language="en" fo:country="US"/>
    </style:style>
    <style:style style:name="T3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21" style:parent-style-name="DefaultParagraphFont" style:family="text">
      <style:text-properties style:font-name="Source Code Pro Light" style:font-name-complex="Consolas" fo:color="#000000" fo:font-size="12pt" style:font-size-asian="12pt" style:font-size-complex="10pt" fo:language="en" fo:country="US"/>
    </style:style>
    <style:style style:name="T3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23" style:parent-style-name="DefaultParagraphFont" style:family="text">
      <style:text-properties style:font-name="Source Code Pro Light" style:font-name-complex="Consolas" fo:color="#000000" fo:font-size="12pt" style:font-size-asian="12pt" style:font-size-complex="10pt" fo:language="en" fo:country="US"/>
    </style:style>
    <style:style style:name="T30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25" style:parent-style-name="Normal" style:family="paragraph">
      <style:paragraph-properties fo:widows="0" fo:orphans="0" style:text-autospace="none" fo:margin-bottom="0in" fo:line-height="100%"/>
    </style:style>
    <style:style style:name="T3026" style:parent-style-name="DefaultParagraphFont" style:family="text">
      <style:text-properties style:font-name="Source Code Pro Light" style:font-name-complex="Consolas" fo:color="#000000" fo:font-size="12pt" style:font-size-asian="12pt" style:font-size-complex="10pt" fo:language="en" fo:country="US"/>
    </style:style>
    <style:style style:name="T302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28" style:parent-style-name="DefaultParagraphFont" style:family="text">
      <style:text-properties style:font-name="Source Code Pro Light" style:font-name-complex="Consolas" fo:color="#000000" fo:font-size="12pt" style:font-size-asian="12pt" style:font-size-complex="10pt" fo:language="en" fo:country="US"/>
    </style:style>
    <style:style style:name="T3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0" style:parent-style-name="DefaultParagraphFont" style:family="text">
      <style:text-properties style:font-name="Source Code Pro Light" style:font-name-complex="Consolas" fo:color="#000000" fo:font-size="12pt" style:font-size-asian="12pt" style:font-size-complex="10pt" fo:language="en" fo:country="US"/>
    </style:style>
    <style:style style:name="T3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2" style:parent-style-name="DefaultParagraphFont" style:family="text">
      <style:text-properties style:font-name="Source Code Pro Light" style:font-name-complex="Consolas" fo:color="#000000" fo:font-size="12pt" style:font-size-asian="12pt" style:font-size-complex="10pt" fo:language="en" fo:country="US"/>
    </style:style>
    <style:style style:name="T30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4" style:parent-style-name="DefaultParagraphFont" style:family="text">
      <style:text-properties style:font-name="Source Code Pro Light" style:font-name-complex="Consolas" fo:color="#000000" fo:font-size="12pt" style:font-size-asian="12pt" style:font-size-complex="10pt" fo:language="en" fo:country="US"/>
    </style:style>
    <style:style style:name="T30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6" style:parent-style-name="DefaultParagraphFont" style:family="text">
      <style:text-properties style:font-name="Source Code Pro Light" style:font-name-complex="Consolas" fo:color="#000000" fo:font-size="12pt" style:font-size-asian="12pt" style:font-size-complex="10pt" fo:language="en" fo:country="US"/>
    </style:style>
    <style:style style:name="T30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38" style:parent-style-name="DefaultParagraphFont" style:family="text">
      <style:text-properties style:font-name="Source Code Pro Light" style:font-name-complex="Consolas" fo:color="#000000" fo:font-size="12pt" style:font-size-asian="12pt" style:font-size-complex="10pt" fo:language="en" fo:country="US"/>
    </style:style>
    <style:style style:name="T30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40" style:parent-style-name="Normal" style:family="paragraph">
      <style:paragraph-properties fo:widows="0" fo:orphans="0" style:text-autospace="none" fo:margin-bottom="0in" fo:line-height="100%"/>
    </style:style>
    <style:style style:name="T3041" style:parent-style-name="DefaultParagraphFont" style:family="text">
      <style:text-properties style:font-name="Source Code Pro Light" style:font-name-complex="Consolas" fo:color="#000000" fo:font-size="12pt" style:font-size-asian="12pt" style:font-size-complex="10pt" fo:language="en" fo:country="US"/>
    </style:style>
    <style:style style:name="T30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3" style:parent-style-name="DefaultParagraphFont" style:family="text">
      <style:text-properties style:font-name="Source Code Pro Light" style:font-name-complex="Consolas" fo:color="#000000" fo:font-size="12pt" style:font-size-asian="12pt" style:font-size-complex="10pt" fo:language="en" fo:country="US"/>
    </style:style>
    <style:style style:name="T30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5" style:parent-style-name="DefaultParagraphFont" style:family="text">
      <style:text-properties style:font-name="Source Code Pro Light" style:font-name-complex="Consolas" fo:color="#000000" fo:font-size="12pt" style:font-size-asian="12pt" style:font-size-complex="10pt" fo:language="en" fo:country="US"/>
    </style:style>
    <style:style style:name="T30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7" style:parent-style-name="DefaultParagraphFont" style:family="text">
      <style:text-properties style:font-name="Source Code Pro Light" style:font-name-complex="Consolas" fo:color="#000000" fo:font-size="12pt" style:font-size-asian="12pt" style:font-size-complex="10pt" fo:language="en" fo:country="US"/>
    </style:style>
    <style:style style:name="T30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49" style:parent-style-name="DefaultParagraphFont" style:family="text">
      <style:text-properties style:font-name="Source Code Pro Light" style:font-name-complex="Consolas" fo:color="#000000" fo:font-size="12pt" style:font-size-asian="12pt" style:font-size-complex="10pt" fo:language="en" fo:country="US"/>
    </style:style>
    <style:style style:name="T30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1" style:parent-style-name="DefaultParagraphFont" style:family="text">
      <style:text-properties style:font-name="Source Code Pro Light" style:font-name-complex="Consolas" fo:color="#000000" fo:font-size="12pt" style:font-size-asian="12pt" style:font-size-complex="10pt" fo:language="en" fo:country="US"/>
    </style:style>
    <style:style style:name="T30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3" style:parent-style-name="DefaultParagraphFont" style:family="text">
      <style:text-properties style:font-name="Source Code Pro Light" style:font-name-complex="Consolas" fo:color="#000000" fo:font-size="12pt" style:font-size-asian="12pt" style:font-size-complex="10pt" fo:language="en" fo:country="US"/>
    </style:style>
    <style:style style:name="T30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5" style:parent-style-name="DefaultParagraphFont" style:family="text">
      <style:text-properties style:font-name="Source Code Pro Light" style:font-name-complex="Consolas" fo:color="#000000" fo:font-size="12pt" style:font-size-asian="12pt" style:font-size-complex="10pt" fo:language="en" fo:country="US"/>
    </style:style>
    <style:style style:name="T30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7" style:parent-style-name="DefaultParagraphFont" style:family="text">
      <style:text-properties style:font-name="Source Code Pro Light" style:font-name-complex="Consolas" fo:color="#000000" fo:font-size="12pt" style:font-size-asian="12pt" style:font-size-complex="10pt" fo:language="en" fo:country="US"/>
    </style:style>
    <style:style style:name="T30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59" style:parent-style-name="DefaultParagraphFont" style:family="text">
      <style:text-properties style:font-name="Source Code Pro Light" style:font-name-complex="Consolas" fo:color="#000000" fo:font-size="12pt" style:font-size-asian="12pt" style:font-size-complex="10pt" fo:language="en" fo:country="US"/>
    </style:style>
    <style:style style:name="T30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1" style:parent-style-name="DefaultParagraphFont" style:family="text">
      <style:text-properties style:font-name="Source Code Pro Light" style:font-name-complex="Consolas" fo:color="#000000" fo:font-size="12pt" style:font-size-asian="12pt" style:font-size-complex="10pt" fo:language="en" fo:country="US"/>
    </style:style>
    <style:style style:name="T30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3" style:parent-style-name="DefaultParagraphFont" style:family="text">
      <style:text-properties style:font-name="Source Code Pro Light" style:font-name-complex="Consolas" fo:color="#000000" fo:font-size="12pt" style:font-size-asian="12pt" style:font-size-complex="10pt" fo:language="en" fo:country="US"/>
    </style:style>
    <style:style style:name="T30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5" style:parent-style-name="DefaultParagraphFont" style:family="text">
      <style:text-properties style:font-name="Source Code Pro Light" style:font-name-complex="Consolas" fo:color="#000000" fo:font-size="12pt" style:font-size-asian="12pt" style:font-size-complex="10pt" fo:language="en" fo:country="US"/>
    </style:style>
    <style:style style:name="T30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7" style:parent-style-name="DefaultParagraphFont" style:family="text">
      <style:text-properties style:font-name="Source Code Pro Light" style:font-name-complex="Consolas" fo:color="#000000" fo:font-size="12pt" style:font-size-asian="12pt" style:font-size-complex="10pt" fo:language="en" fo:country="US"/>
    </style:style>
    <style:style style:name="T30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69" style:parent-style-name="DefaultParagraphFont" style:family="text">
      <style:text-properties style:font-name="Source Code Pro Light" style:font-name-complex="Consolas" fo:color="#000000" fo:font-size="12pt" style:font-size-asian="12pt" style:font-size-complex="10pt" fo:language="en" fo:country="US"/>
    </style:style>
    <style:style style:name="T30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1" style:parent-style-name="DefaultParagraphFont" style:family="text">
      <style:text-properties style:font-name="Source Code Pro Light" style:font-name-complex="Consolas" fo:color="#000000" fo:font-size="12pt" style:font-size-asian="12pt" style:font-size-complex="10pt" fo:language="en" fo:country="US"/>
    </style:style>
    <style:style style:name="T30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3" style:parent-style-name="DefaultParagraphFont" style:family="text">
      <style:text-properties style:font-name="Source Code Pro Light" style:font-name-complex="Consolas" fo:color="#000000" fo:font-size="12pt" style:font-size-asian="12pt" style:font-size-complex="10pt" fo:language="en" fo:country="US"/>
    </style:style>
    <style:style style:name="T30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5" style:parent-style-name="DefaultParagraphFont" style:family="text">
      <style:text-properties style:font-name="Source Code Pro Light" style:font-name-complex="Consolas" fo:color="#000000" fo:font-size="12pt" style:font-size-asian="12pt" style:font-size-complex="10pt" fo:language="en" fo:country="US"/>
    </style:style>
    <style:style style:name="T30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7" style:parent-style-name="DefaultParagraphFont" style:family="text">
      <style:text-properties style:font-name="Source Code Pro Light" style:font-name-complex="Consolas" fo:color="#000000" fo:font-size="12pt" style:font-size-asian="12pt" style:font-size-complex="10pt" fo:language="en" fo:country="US"/>
    </style:style>
    <style:style style:name="T30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79" style:parent-style-name="DefaultParagraphFont" style:family="text">
      <style:text-properties style:font-name="Source Code Pro Light" style:font-name-complex="Consolas" fo:color="#000000" fo:font-size="12pt" style:font-size-asian="12pt" style:font-size-complex="10pt" fo:language="en" fo:country="US"/>
    </style:style>
    <style:style style:name="T30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81" style:parent-style-name="DefaultParagraphFont" style:family="text">
      <style:text-properties style:font-name="Source Code Pro Light" style:font-name-complex="Consolas" fo:color="#000000" fo:font-size="12pt" style:font-size-asian="12pt" style:font-size-complex="10pt" fo:language="en" fo:country="US"/>
    </style:style>
    <style:style style:name="T30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083" style:parent-style-name="Normal" style:family="paragraph">
      <style:paragraph-properties fo:widows="0" fo:orphans="0" style:text-autospace="none" fo:margin-bottom="0in" fo:line-height="100%"/>
    </style:style>
    <style:style style:name="T3084" style:parent-style-name="DefaultParagraphFont" style:family="text">
      <style:text-properties style:font-name="Source Code Pro Light" style:font-name-complex="Consolas" fo:color="#000000" fo:font-size="12pt" style:font-size-asian="12pt" style:font-size-complex="10pt" fo:language="en" fo:country="US"/>
    </style:style>
    <style:style style:name="T30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086" style:parent-style-name="DefaultParagraphFont" style:family="text">
      <style:text-properties style:font-name="Source Code Pro Light" style:font-name-complex="Consolas" fo:color="#000000" fo:font-size="12pt" style:font-size-asian="12pt" style:font-size-complex="10pt" fo:language="en" fo:country="US"/>
    </style:style>
    <style:style style:name="T30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88" style:parent-style-name="DefaultParagraphFont" style:family="text">
      <style:text-properties style:font-name="Source Code Pro Light" style:font-name-complex="Consolas" fo:color="#000000" fo:font-size="12pt" style:font-size-asian="12pt" style:font-size-complex="10pt" fo:language="en" fo:country="US"/>
    </style:style>
    <style:style style:name="T30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0" style:parent-style-name="DefaultParagraphFont" style:family="text">
      <style:text-properties style:font-name="Source Code Pro Light" style:font-name-complex="Consolas" fo:color="#000000" fo:font-size="12pt" style:font-size-asian="12pt" style:font-size-complex="10pt" fo:language="en" fo:country="US"/>
    </style:style>
    <style:style style:name="T30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2" style:parent-style-name="DefaultParagraphFont" style:family="text">
      <style:text-properties style:font-name="Source Code Pro Light" style:font-name-complex="Consolas" fo:color="#000000" fo:font-size="12pt" style:font-size-asian="12pt" style:font-size-complex="10pt" fo:language="en" fo:country="US"/>
    </style:style>
    <style:style style:name="T30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4" style:parent-style-name="DefaultParagraphFont" style:family="text">
      <style:text-properties style:font-name="Source Code Pro Light" style:font-name-complex="Consolas" fo:color="#000000" fo:font-size="12pt" style:font-size-asian="12pt" style:font-size-complex="10pt" fo:language="en" fo:country="US"/>
    </style:style>
    <style:style style:name="T30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6" style:parent-style-name="DefaultParagraphFont" style:family="text">
      <style:text-properties style:font-name="Source Code Pro Light" style:font-name-complex="Consolas" fo:color="#000000" fo:font-size="12pt" style:font-size-asian="12pt" style:font-size-complex="10pt" fo:language="en" fo:country="US"/>
    </style:style>
    <style:style style:name="T30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098" style:parent-style-name="DefaultParagraphFont" style:family="text">
      <style:text-properties style:font-name="Source Code Pro Light" style:font-name-complex="Consolas" fo:color="#000000" fo:font-size="12pt" style:font-size-asian="12pt" style:font-size-complex="10pt" fo:language="en" fo:country="US"/>
    </style:style>
    <style:style style:name="T30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0" style:parent-style-name="DefaultParagraphFont" style:family="text">
      <style:text-properties style:font-name="Source Code Pro Light" style:font-name-complex="Consolas" fo:color="#000000" fo:font-size="12pt" style:font-size-asian="12pt" style:font-size-complex="10pt" fo:language="en" fo:country="US"/>
    </style:style>
    <style:style style:name="T31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02" style:parent-style-name="Normal" style:family="paragraph">
      <style:paragraph-properties fo:widows="0" fo:orphans="0" style:text-autospace="none" fo:margin-bottom="0in" fo:line-height="100%"/>
    </style:style>
    <style:style style:name="T3103" style:parent-style-name="DefaultParagraphFont" style:family="text">
      <style:text-properties style:font-name="Source Code Pro Light" style:font-name-complex="Consolas" fo:color="#000000" fo:font-size="12pt" style:font-size-asian="12pt" style:font-size-complex="10pt" fo:language="en" fo:country="US"/>
    </style:style>
    <style:style style:name="T31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05" style:parent-style-name="DefaultParagraphFont" style:family="text">
      <style:text-properties style:font-name="Source Code Pro Light" style:font-name-complex="Consolas" fo:color="#000000" fo:font-size="12pt" style:font-size-asian="12pt" style:font-size-complex="10pt" fo:language="en" fo:country="US"/>
    </style:style>
    <style:style style:name="T31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07" style:parent-style-name="Normal" style:family="paragraph">
      <style:paragraph-properties fo:widows="0" fo:orphans="0" style:text-autospace="none" fo:margin-bottom="0in" fo:line-height="100%"/>
    </style:style>
    <style:style style:name="T3108" style:parent-style-name="DefaultParagraphFont" style:family="text">
      <style:text-properties style:font-name="Source Code Pro Light" style:font-name-complex="Consolas" fo:color="#000000" fo:font-size="12pt" style:font-size-asian="12pt" style:font-size-complex="10pt" fo:language="en" fo:country="US"/>
    </style:style>
    <style:style style:name="T31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10" style:parent-style-name="Normal" style:family="paragraph">
      <style:paragraph-properties fo:widows="0" fo:orphans="0" style:text-autospace="none" fo:margin-bottom="0in" fo:line-height="100%"/>
    </style:style>
    <style:style style:name="T3111" style:parent-style-name="DefaultParagraphFont" style:family="text">
      <style:text-properties style:font-name="Source Code Pro Light" style:font-name-complex="Consolas" fo:color="#000000" fo:font-size="12pt" style:font-size-asian="12pt" style:font-size-complex="10pt" fo:language="en" fo:country="US"/>
    </style:style>
    <style:style style:name="T31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13" style:parent-style-name="Normal" style:family="paragraph">
      <style:paragraph-properties fo:widows="0" fo:orphans="0" style:text-autospace="none" fo:margin-bottom="0in" fo:line-height="100%"/>
    </style:style>
    <style:style style:name="T3114" style:parent-style-name="DefaultParagraphFont" style:family="text">
      <style:text-properties style:font-name="Source Code Pro Light" style:font-name-complex="Consolas" fo:color="#000000" fo:font-size="12pt" style:font-size-asian="12pt" style:font-size-complex="10pt" fo:language="en" fo:country="US"/>
    </style:style>
    <style:style style:name="T31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16" style:parent-style-name="Normal" style:family="paragraph">
      <style:paragraph-properties fo:widows="0" fo:orphans="0" style:text-autospace="none" fo:margin-bottom="0in" fo:line-height="100%"/>
    </style:style>
    <style:style style:name="T3117" style:parent-style-name="DefaultParagraphFont" style:family="text">
      <style:text-properties style:font-name="Source Code Pro Light" style:font-name-complex="Consolas" fo:color="#000000" fo:font-size="12pt" style:font-size-asian="12pt" style:font-size-complex="10pt" fo:language="en" fo:country="US"/>
    </style:style>
    <style:style style:name="T31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19" style:parent-style-name="Normal" style:family="paragraph">
      <style:paragraph-properties fo:widows="0" fo:orphans="0" style:text-autospace="none" fo:margin-bottom="0in" fo:line-height="100%"/>
    </style:style>
    <style:style style:name="T3120" style:parent-style-name="DefaultParagraphFont" style:family="text">
      <style:text-properties style:font-name="Source Code Pro Light" style:font-name-complex="Consolas" fo:color="#000000" fo:font-size="12pt" style:font-size-asian="12pt" style:font-size-complex="10pt" fo:language="en" fo:country="US"/>
    </style:style>
    <style:style style:name="T31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22" style:parent-style-name="DefaultParagraphFont" style:family="text">
      <style:text-properties style:font-name="Source Code Pro Light" style:font-name-complex="Consolas" fo:color="#000000" fo:font-size="12pt" style:font-size-asian="12pt" style:font-size-complex="10pt" fo:language="en" fo:country="US"/>
    </style:style>
    <style:style style:name="T31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24" style:parent-style-name="Normal" style:family="paragraph">
      <style:paragraph-properties fo:widows="0" fo:orphans="0" style:text-autospace="none" fo:margin-bottom="0in" fo:line-height="100%"/>
    </style:style>
    <style:style style:name="T3125" style:parent-style-name="DefaultParagraphFont" style:family="text">
      <style:text-properties style:font-name="Source Code Pro Light" style:font-name-complex="Consolas" fo:color="#000000" fo:font-size="12pt" style:font-size-asian="12pt" style:font-size-complex="10pt" fo:language="en" fo:country="US"/>
    </style:style>
    <style:style style:name="T31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27" style:parent-style-name="Normal" style:family="paragraph">
      <style:paragraph-properties fo:widows="0" fo:orphans="0" style:text-autospace="none" fo:margin-bottom="0in" fo:line-height="100%"/>
    </style:style>
    <style:style style:name="T3128" style:parent-style-name="DefaultParagraphFont" style:family="text">
      <style:text-properties style:font-name="Source Code Pro Light" style:font-name-complex="Consolas" fo:color="#000000" fo:font-size="12pt" style:font-size-asian="12pt" style:font-size-complex="10pt" fo:language="en" fo:country="US"/>
    </style:style>
    <style:style style:name="T31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0" style:parent-style-name="DefaultParagraphFont" style:family="text">
      <style:text-properties style:font-name="Source Code Pro Light" style:font-name-complex="Consolas" fo:color="#000000" fo:font-size="12pt" style:font-size-asian="12pt" style:font-size-complex="10pt" fo:language="en" fo:country="US"/>
    </style:style>
    <style:style style:name="T31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2" style:parent-style-name="DefaultParagraphFont" style:family="text">
      <style:text-properties style:font-name="Source Code Pro Light" style:font-name-complex="Consolas" fo:color="#000000" fo:font-size="12pt" style:font-size-asian="12pt" style:font-size-complex="10pt" fo:language="en" fo:country="US"/>
    </style:style>
    <style:style style:name="T31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4"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1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36" style:parent-style-name="DefaultParagraphFont" style:family="text">
      <style:text-properties style:font-name="Source Code Pro Light" style:font-name-complex="Consolas" fo:color="#000000" fo:font-size="12pt" style:font-size-asian="12pt" style:font-size-complex="10pt" fo:language="en" fo:country="US"/>
    </style:style>
    <style:style style:name="T31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38" style:parent-style-name="Normal" style:family="paragraph">
      <style:paragraph-properties fo:widows="0" fo:orphans="0" style:text-autospace="none" fo:margin-bottom="0in" fo:line-height="100%"/>
    </style:style>
    <style:style style:name="T3139" style:parent-style-name="DefaultParagraphFont" style:family="text">
      <style:text-properties style:font-name="Source Code Pro Light" style:font-name-complex="Consolas" fo:color="#000000" fo:font-size="12pt" style:font-size-asian="12pt" style:font-size-complex="10pt" fo:language="en" fo:country="US"/>
    </style:style>
    <style:style style:name="T31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1" style:parent-style-name="DefaultParagraphFont" style:family="text">
      <style:text-properties style:font-name="Source Code Pro Light" style:font-name-complex="Consolas" fo:color="#000000" fo:font-size="12pt" style:font-size-asian="12pt" style:font-size-complex="10pt" fo:language="en" fo:country="US"/>
    </style:style>
    <style:style style:name="T31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3" style:parent-style-name="DefaultParagraphFont" style:family="text">
      <style:text-properties style:font-name="Source Code Pro Light" style:font-name-complex="Consolas" fo:color="#000000" fo:font-size="12pt" style:font-size-asian="12pt" style:font-size-complex="10pt" fo:language="en" fo:country="US"/>
    </style:style>
    <style:style style:name="T31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45" style:parent-style-name="DefaultParagraphFont" style:family="text">
      <style:text-properties style:font-name="Source Code Pro Light" style:font-name-complex="Consolas" fo:color="#000000" fo:font-size="12pt" style:font-size-asian="12pt" style:font-size-complex="10pt" fo:language="en" fo:country="US"/>
    </style:style>
    <style:style style:name="T31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47" style:parent-style-name="Normal" style:family="paragraph">
      <style:paragraph-properties fo:widows="0" fo:orphans="0" style:text-autospace="none" fo:margin-bottom="0in" fo:line-height="100%"/>
    </style:style>
    <style:style style:name="T3148" style:parent-style-name="DefaultParagraphFont" style:family="text">
      <style:text-properties style:font-name="Source Code Pro Light" style:font-name-complex="Consolas" fo:color="#000000" fo:font-size="12pt" style:font-size-asian="12pt" style:font-size-complex="10pt" fo:language="en" fo:country="US"/>
    </style:style>
    <style:style style:name="T314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50" style:parent-style-name="DefaultParagraphFont" style:family="text">
      <style:text-properties style:font-name="Source Code Pro Light" style:font-name-complex="Consolas" fo:color="#000000" fo:font-size="12pt" style:font-size-asian="12pt" style:font-size-complex="10pt" fo:language="en" fo:country="US"/>
    </style:style>
    <style:style style:name="T31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2" style:parent-style-name="DefaultParagraphFont" style:family="text">
      <style:text-properties style:font-name="Source Code Pro Light" style:font-name-complex="Consolas" fo:color="#000000" fo:font-size="12pt" style:font-size-asian="12pt" style:font-size-complex="10pt" fo:language="en" fo:country="US"/>
    </style:style>
    <style:style style:name="T31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4" style:parent-style-name="DefaultParagraphFont" style:family="text">
      <style:text-properties style:font-name="Source Code Pro Light" style:font-name-complex="Consolas" fo:color="#000000" fo:font-size="12pt" style:font-size-asian="12pt" style:font-size-complex="10pt" fo:language="en" fo:country="US"/>
    </style:style>
    <style:style style:name="T3155" style:parent-style-name="DefaultParagraphFont" style:family="text">
      <style:text-properties style:font-name="Source Code Pro Light" style:font-name-complex="Consolas" fo:color="#800080" fo:font-size="12pt" style:font-size-asian="12pt" style:font-size-complex="10pt" fo:language="en" fo:country="US"/>
    </style:style>
    <style:style style:name="T3156" style:parent-style-name="DefaultParagraphFont" style:family="text">
      <style:text-properties style:font-name="Source Code Pro Light" style:font-name-complex="Consolas" fo:color="#000000" fo:font-size="12pt" style:font-size-asian="12pt" style:font-size-complex="10pt" fo:language="en" fo:country="US"/>
    </style:style>
    <style:style style:name="T31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58" style:parent-style-name="DefaultParagraphFont" style:family="text">
      <style:text-properties style:font-name="Source Code Pro Light" style:font-name-complex="Consolas" fo:color="#000000" fo:font-size="12pt" style:font-size-asian="12pt" style:font-size-complex="10pt" fo:language="en" fo:country="US"/>
    </style:style>
    <style:style style:name="T3159" style:parent-style-name="DefaultParagraphFont" style:family="text">
      <style:text-properties style:font-name="Source Code Pro Light" style:font-name-complex="Consolas" fo:color="#800080" fo:font-size="12pt" style:font-size-asian="12pt" style:font-size-complex="10pt" fo:language="en" fo:country="US"/>
    </style:style>
    <style:style style:name="T31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61" style:parent-style-name="Normal" style:family="paragraph">
      <style:paragraph-properties fo:widows="0" fo:orphans="0" style:text-autospace="none" fo:margin-bottom="0in" fo:line-height="100%"/>
    </style:style>
    <style:style style:name="T3162" style:parent-style-name="DefaultParagraphFont" style:family="text">
      <style:text-properties style:font-name="Source Code Pro Light" style:font-name-complex="Consolas" fo:color="#000000" fo:font-size="12pt" style:font-size-asian="12pt" style:font-size-complex="10pt" fo:language="en" fo:country="US"/>
    </style:style>
    <style:style style:name="T316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5" style:parent-style-name="DefaultParagraphFont" style:family="text">
      <style:text-properties style:font-name="Source Code Pro Light" style:font-name-complex="Consolas" fo:color="#000000" fo:font-size="12pt" style:font-size-asian="12pt" style:font-size-complex="10pt" fo:language="en" fo:country="US"/>
    </style:style>
    <style:style style:name="T31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67" style:parent-style-name="DefaultParagraphFont" style:family="text">
      <style:text-properties style:font-name="Source Code Pro Light" style:font-name-complex="Consolas" fo:color="#000000" fo:font-size="12pt" style:font-size-asian="12pt" style:font-size-complex="10pt" fo:language="en" fo:country="US"/>
    </style:style>
    <style:style style:name="T31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69" style:parent-style-name="Normal" style:family="paragraph">
      <style:paragraph-properties fo:widows="0" fo:orphans="0" style:text-autospace="none" fo:margin-bottom="0in" fo:line-height="100%"/>
    </style:style>
    <style:style style:name="T3170" style:parent-style-name="DefaultParagraphFont" style:family="text">
      <style:text-properties style:font-name="Source Code Pro Light" style:font-name-complex="Consolas" fo:color="#000000" fo:font-size="12pt" style:font-size-asian="12pt" style:font-size-complex="10pt" fo:language="en" fo:country="US"/>
    </style:style>
    <style:style style:name="T31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3172" style:parent-style-name="Normal" style:family="paragraph">
      <style:paragraph-properties fo:widows="0" fo:orphans="0" style:text-autospace="none" fo:margin-bottom="0in" fo:line-height="100%"/>
    </style:style>
    <style:style style:name="T3173" style:parent-style-name="DefaultParagraphFont" style:family="text">
      <style:text-properties style:font-name="Source Code Pro Light" style:font-name-complex="Consolas" fo:color="#000000" fo:font-size="12pt" style:font-size-asian="12pt" style:font-size-complex="10pt" fo:language="en" fo:country="US"/>
    </style:style>
    <style:style style:name="T317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6" style:parent-style-name="DefaultParagraphFont" style:family="text">
      <style:text-properties style:font-name="Source Code Pro Light" style:font-name-complex="Consolas" fo:color="#000000" fo:font-size="12pt" style:font-size-asian="12pt" style:font-size-complex="10pt" fo:language="en" fo:country="US"/>
    </style:style>
    <style:style style:name="T31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78" style:parent-style-name="DefaultParagraphFont" style:family="text">
      <style:text-properties style:font-name="Source Code Pro Light" style:font-name-complex="Consolas" fo:color="#000000" fo:font-size="12pt" style:font-size-asian="12pt" style:font-size-complex="10pt" fo:language="en" fo:country="US"/>
    </style:style>
    <style:style style:name="T31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8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8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182"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18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184" style:parent-style-name="Normal" style:family="paragraph">
      <style:paragraph-properties fo:widows="0" fo:orphans="0" style:text-autospace="none" fo:margin-bottom="0in" fo:line-height="100%"/>
    </style:style>
    <style:style style:name="T31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186" style:parent-style-name="DefaultParagraphFont" style:family="text">
      <style:text-properties style:font-name="Source Code Pro Light" style:font-name-complex="Consolas" fo:color="#000000" fo:font-size="12pt" style:font-size-asian="12pt" style:font-size-complex="10pt" fo:language="en" fo:country="US"/>
    </style:style>
    <style:style style:name="T31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88" style:parent-style-name="DefaultParagraphFont" style:family="text">
      <style:text-properties style:font-name="Source Code Pro Light" style:font-name-complex="Consolas" fo:color="#000000" fo:font-size="12pt" style:font-size-asian="12pt" style:font-size-complex="10pt" fo:language="en" fo:country="US"/>
    </style:style>
    <style:style style:name="T31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0" style:parent-style-name="DefaultParagraphFont" style:family="text">
      <style:text-properties style:font-name="Source Code Pro Light" style:font-name-complex="Consolas" fo:color="#000000" fo:font-size="12pt" style:font-size-asian="12pt" style:font-size-complex="10pt" fo:language="en" fo:country="US"/>
    </style:style>
    <style:style style:name="T31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2" style:parent-style-name="DefaultParagraphFont" style:family="text">
      <style:text-properties style:font-name="Source Code Pro Light" style:font-name-complex="Consolas" fo:color="#000000" fo:font-size="12pt" style:font-size-asian="12pt" style:font-size-complex="10pt" fo:language="en" fo:country="US"/>
    </style:style>
    <style:style style:name="T31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4" style:parent-style-name="DefaultParagraphFont" style:family="text">
      <style:text-properties style:font-name="Source Code Pro Light" style:font-name-complex="Consolas" fo:color="#000000" fo:font-size="12pt" style:font-size-asian="12pt" style:font-size-complex="10pt" fo:language="en" fo:country="US"/>
    </style:style>
    <style:style style:name="P3195" style:parent-style-name="Normal" style:family="paragraph">
      <style:paragraph-properties fo:widows="0" fo:orphans="0" style:text-autospace="none" fo:margin-bottom="0in" fo:line-height="100%"/>
    </style:style>
    <style:style style:name="T31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197" style:parent-style-name="DefaultParagraphFont" style:family="text">
      <style:text-properties style:font-name="Source Code Pro Light" style:font-name-complex="Consolas" fo:color="#000000" fo:font-size="12pt" style:font-size-asian="12pt" style:font-size-complex="10pt" fo:language="en" fo:country="US"/>
    </style:style>
    <style:style style:name="P3198" style:parent-style-name="Normal" style:family="paragraph">
      <style:paragraph-properties fo:widows="0" fo:orphans="0" style:text-autospace="none" fo:margin-bottom="0in" fo:line-height="100%"/>
    </style:style>
    <style:style style:name="T3199" style:parent-style-name="DefaultParagraphFont" style:family="text">
      <style:text-properties style:font-name="Source Code Pro Light" style:font-name-complex="Consolas" fo:color="#000000" fo:font-size="12pt" style:font-size-asian="12pt" style:font-size-complex="10pt" fo:language="en" fo:country="US"/>
    </style:style>
    <style:style style:name="T32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01" style:parent-style-name="DefaultParagraphFont" style:family="text">
      <style:text-properties style:font-name="Source Code Pro Light" style:font-name-complex="Consolas" fo:color="#000000" fo:font-size="12pt" style:font-size-asian="12pt" style:font-size-complex="10pt" fo:language="en" fo:country="US"/>
    </style:style>
    <style:style style:name="T32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3" style:parent-style-name="DefaultParagraphFont" style:family="text">
      <style:text-properties style:font-name="Source Code Pro Light" style:font-name-complex="Consolas" fo:color="#000000" fo:font-size="12pt" style:font-size-asian="12pt" style:font-size-complex="10pt" fo:language="en" fo:country="US"/>
    </style:style>
    <style:style style:name="T32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5" style:parent-style-name="DefaultParagraphFont" style:family="text">
      <style:text-properties style:font-name="Source Code Pro Light" style:font-name-complex="Consolas" fo:color="#000000" fo:font-size="12pt" style:font-size-asian="12pt" style:font-size-complex="10pt" fo:language="en" fo:country="US"/>
    </style:style>
    <style:style style:name="T32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7" style:parent-style-name="DefaultParagraphFont" style:family="text">
      <style:text-properties style:font-name="Source Code Pro Light" style:font-name-complex="Consolas" fo:color="#000000" fo:font-size="12pt" style:font-size-asian="12pt" style:font-size-complex="10pt" fo:language="en" fo:country="US"/>
    </style:style>
    <style:style style:name="T32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09" style:parent-style-name="DefaultParagraphFont" style:family="text">
      <style:text-properties style:font-name="Source Code Pro Light" style:font-name-complex="Consolas" fo:color="#000000" fo:font-size="12pt" style:font-size-asian="12pt" style:font-size-complex="10pt" fo:language="en" fo:country="US"/>
    </style:style>
    <style:style style:name="T32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1" style:parent-style-name="DefaultParagraphFont" style:family="text">
      <style:text-properties style:font-name="Source Code Pro Light" style:font-name-complex="Consolas" fo:color="#000000" fo:font-size="12pt" style:font-size-asian="12pt" style:font-size-complex="10pt" fo:language="en" fo:country="US"/>
    </style:style>
    <style:style style:name="T32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3" style:parent-style-name="DefaultParagraphFont" style:family="text">
      <style:text-properties style:font-name="Source Code Pro Light" style:font-name-complex="Consolas" fo:color="#000000" fo:font-size="12pt" style:font-size-asian="12pt" style:font-size-complex="10pt" fo:language="en" fo:country="US"/>
    </style:style>
    <style:style style:name="T32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5" style:parent-style-name="DefaultParagraphFont" style:family="text">
      <style:text-properties style:font-name="Source Code Pro Light" style:font-name-complex="Consolas" fo:color="#000000" fo:font-size="12pt" style:font-size-asian="12pt" style:font-size-complex="10pt" fo:language="en" fo:country="US"/>
    </style:style>
    <style:style style:name="T32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7" style:parent-style-name="DefaultParagraphFont" style:family="text">
      <style:text-properties style:font-name="Source Code Pro Light" style:font-name-complex="Consolas" fo:color="#000000" fo:font-size="12pt" style:font-size-asian="12pt" style:font-size-complex="10pt" fo:language="en" fo:country="US"/>
    </style:style>
    <style:style style:name="T32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19" style:parent-style-name="DefaultParagraphFont" style:family="text">
      <style:text-properties style:font-name="Source Code Pro Light" style:font-name-complex="Consolas" fo:color="#000000" fo:font-size="12pt" style:font-size-asian="12pt" style:font-size-complex="10pt" fo:language="en" fo:country="US"/>
    </style:style>
    <style:style style:name="T32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1" style:parent-style-name="DefaultParagraphFont" style:family="text">
      <style:text-properties style:font-name="Source Code Pro Light" style:font-name-complex="Consolas" fo:color="#000000" fo:font-size="12pt" style:font-size-asian="12pt" style:font-size-complex="10pt" fo:language="en" fo:country="US"/>
    </style:style>
    <style:style style:name="T32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3" style:parent-style-name="DefaultParagraphFont" style:family="text">
      <style:text-properties style:font-name="Source Code Pro Light" style:font-name-complex="Consolas" fo:color="#000000" fo:font-size="12pt" style:font-size-asian="12pt" style:font-size-complex="10pt" fo:language="en" fo:country="US"/>
    </style:style>
    <style:style style:name="T32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5" style:parent-style-name="DefaultParagraphFont" style:family="text">
      <style:text-properties style:font-name="Source Code Pro Light" style:font-name-complex="Consolas" fo:color="#000000" fo:font-size="12pt" style:font-size-asian="12pt" style:font-size-complex="10pt" fo:language="en" fo:country="US"/>
    </style:style>
    <style:style style:name="T32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7" style:parent-style-name="DefaultParagraphFont" style:family="text">
      <style:text-properties style:font-name="Source Code Pro Light" style:font-name-complex="Consolas" fo:color="#000000" fo:font-size="12pt" style:font-size-asian="12pt" style:font-size-complex="10pt" fo:language="en" fo:country="US"/>
    </style:style>
    <style:style style:name="T322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29" style:parent-style-name="DefaultParagraphFont" style:family="text">
      <style:text-properties style:font-name="Source Code Pro Light" style:font-name-complex="Consolas" fo:color="#000000" fo:font-size="12pt" style:font-size-asian="12pt" style:font-size-complex="10pt" fo:language="en" fo:country="US"/>
    </style:style>
    <style:style style:name="T32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1" style:parent-style-name="DefaultParagraphFont" style:family="text">
      <style:text-properties style:font-name="Source Code Pro Light" style:font-name-complex="Consolas" fo:color="#000000" fo:font-size="12pt" style:font-size-asian="12pt" style:font-size-complex="10pt" fo:language="en" fo:country="US"/>
    </style:style>
    <style:style style:name="T32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3" style:parent-style-name="DefaultParagraphFont" style:family="text">
      <style:text-properties style:font-name="Source Code Pro Light" style:font-name-complex="Consolas" fo:color="#000000" fo:font-size="12pt" style:font-size-asian="12pt" style:font-size-complex="10pt" fo:language="en" fo:country="US"/>
    </style:style>
    <style:style style:name="T3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5" style:parent-style-name="DefaultParagraphFont" style:family="text">
      <style:text-properties style:font-name="Source Code Pro Light" style:font-name-complex="Consolas" fo:color="#000000" fo:font-size="12pt" style:font-size-asian="12pt" style:font-size-complex="10pt" fo:language="en" fo:country="US"/>
    </style:style>
    <style:style style:name="P3236" style:parent-style-name="Normal" style:family="paragraph">
      <style:paragraph-properties fo:widows="0" fo:orphans="0" style:text-autospace="none" fo:margin-bottom="0in" fo:line-height="100%"/>
    </style:style>
    <style:style style:name="T3237" style:parent-style-name="DefaultParagraphFont" style:family="text">
      <style:text-properties style:font-name="Source Code Pro Light" style:font-name-complex="Consolas" fo:color="#000000" fo:font-size="12pt" style:font-size-asian="12pt" style:font-size-complex="10pt" fo:language="en" fo:country="US"/>
    </style:style>
    <style:style style:name="T32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39" style:parent-style-name="DefaultParagraphFont" style:family="text">
      <style:text-properties style:font-name="Source Code Pro Light" style:font-name-complex="Consolas" fo:color="#000000" fo:font-size="12pt" style:font-size-asian="12pt" style:font-size-complex="10pt" fo:language="en" fo:country="US"/>
    </style:style>
    <style:style style:name="T32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1" style:parent-style-name="DefaultParagraphFont" style:family="text">
      <style:text-properties style:font-name="Source Code Pro Light" style:font-name-complex="Consolas" fo:color="#000000" fo:font-size="12pt" style:font-size-asian="12pt" style:font-size-complex="10pt" fo:language="en" fo:country="US"/>
    </style:style>
    <style:style style:name="T32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3" style:parent-style-name="DefaultParagraphFont" style:family="text">
      <style:text-properties style:font-name="Source Code Pro Light" style:font-name-complex="Consolas" fo:color="#000000" fo:font-size="12pt" style:font-size-asian="12pt" style:font-size-complex="10pt" fo:language="en" fo:country="US"/>
    </style:style>
    <style:style style:name="T32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5" style:parent-style-name="DefaultParagraphFont" style:family="text">
      <style:text-properties style:font-name="Source Code Pro Light" style:font-name-complex="Consolas" fo:color="#000000" fo:font-size="12pt" style:font-size-asian="12pt" style:font-size-complex="10pt" fo:language="en" fo:country="US"/>
    </style:style>
    <style:style style:name="T32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7" style:parent-style-name="DefaultParagraphFont" style:family="text">
      <style:text-properties style:font-name="Source Code Pro Light" style:font-name-complex="Consolas" fo:color="#000000" fo:font-size="12pt" style:font-size-asian="12pt" style:font-size-complex="10pt" fo:language="en" fo:country="US"/>
    </style:style>
    <style:style style:name="T32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49" style:parent-style-name="DefaultParagraphFont" style:family="text">
      <style:text-properties style:font-name="Source Code Pro Light" style:font-name-complex="Consolas" fo:color="#000000" fo:font-size="12pt" style:font-size-asian="12pt" style:font-size-complex="10pt" fo:language="en" fo:country="US"/>
    </style:style>
    <style:style style:name="T3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1" style:parent-style-name="DefaultParagraphFont" style:family="text">
      <style:text-properties style:font-name="Source Code Pro Light" style:font-name-complex="Consolas" fo:color="#000000" fo:font-size="12pt" style:font-size-asian="12pt" style:font-size-complex="10pt" fo:language="en" fo:country="US"/>
    </style:style>
    <style:style style:name="T32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3" style:parent-style-name="DefaultParagraphFont" style:family="text">
      <style:text-properties style:font-name="Source Code Pro Light" style:font-name-complex="Consolas" fo:color="#000000" fo:font-size="12pt" style:font-size-asian="12pt" style:font-size-complex="10pt" fo:language="en" fo:country="US"/>
    </style:style>
    <style:style style:name="T32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5" style:parent-style-name="DefaultParagraphFont" style:family="text">
      <style:text-properties style:font-name="Source Code Pro Light" style:font-name-complex="Consolas" fo:color="#000000" fo:font-size="12pt" style:font-size-asian="12pt" style:font-size-complex="10pt" fo:language="en" fo:country="US"/>
    </style:style>
    <style:style style:name="T32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7" style:parent-style-name="DefaultParagraphFont" style:family="text">
      <style:text-properties style:font-name="Source Code Pro Light" style:font-name-complex="Consolas" fo:color="#000000" fo:font-size="12pt" style:font-size-asian="12pt" style:font-size-complex="10pt" fo:language="en" fo:country="US"/>
    </style:style>
    <style:style style:name="T32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59" style:parent-style-name="DefaultParagraphFont" style:family="text">
      <style:text-properties style:font-name="Source Code Pro Light" style:font-name-complex="Consolas" fo:color="#000000" fo:font-size="12pt" style:font-size-asian="12pt" style:font-size-complex="10pt" fo:language="en" fo:country="US"/>
    </style:style>
    <style:style style:name="T32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1" style:parent-style-name="DefaultParagraphFont" style:family="text">
      <style:text-properties style:font-name="Source Code Pro Light" style:font-name-complex="Consolas" fo:color="#000000" fo:font-size="12pt" style:font-size-asian="12pt" style:font-size-complex="10pt" fo:language="en" fo:country="US"/>
    </style:style>
    <style:style style:name="T32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3" style:parent-style-name="DefaultParagraphFont" style:family="text">
      <style:text-properties style:font-name="Source Code Pro Light" style:font-name-complex="Consolas" fo:color="#000000" fo:font-size="12pt" style:font-size-asian="12pt" style:font-size-complex="10pt" fo:language="en" fo:country="US"/>
    </style:style>
    <style:style style:name="T32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5" style:parent-style-name="DefaultParagraphFont" style:family="text">
      <style:text-properties style:font-name="Source Code Pro Light" style:font-name-complex="Consolas" fo:color="#000000" fo:font-size="12pt" style:font-size-asian="12pt" style:font-size-complex="10pt" fo:language="en" fo:country="US"/>
    </style:style>
    <style:style style:name="T32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67" style:parent-style-name="DefaultParagraphFont" style:family="text">
      <style:text-properties style:font-name="Source Code Pro Light" style:font-name-complex="Consolas" fo:color="#000000" fo:font-size="12pt" style:font-size-asian="12pt" style:font-size-complex="10pt" fo:language="en" fo:country="US"/>
    </style:style>
    <style:style style:name="P3268" style:parent-style-name="Normal" style:family="paragraph">
      <style:paragraph-properties fo:widows="0" fo:orphans="0" style:text-autospace="none" fo:margin-bottom="0in" fo:line-height="100%"/>
    </style:style>
    <style:style style:name="T3269" style:parent-style-name="DefaultParagraphFont" style:family="text">
      <style:text-properties style:font-name="Source Code Pro Light" style:font-name-complex="Consolas" fo:color="#000000" fo:font-size="12pt" style:font-size-asian="12pt" style:font-size-complex="10pt" fo:language="en" fo:country="US"/>
    </style:style>
    <style:style style:name="T327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71" style:parent-style-name="DefaultParagraphFont" style:family="text">
      <style:text-properties style:font-name="Source Code Pro Light" style:font-name-complex="Consolas" fo:color="#000000" fo:font-size="12pt" style:font-size-asian="12pt" style:font-size-complex="10pt" fo:language="en" fo:country="US"/>
    </style:style>
    <style:style style:name="T327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74" style:parent-style-name="DefaultParagraphFont" style:family="text">
      <style:text-properties style:font-name="Source Code Pro Light" style:font-name-complex="Consolas" fo:color="#000000" fo:font-size="12pt" style:font-size-asian="12pt" style:font-size-complex="10pt" fo:language="en" fo:country="US"/>
    </style:style>
    <style:style style:name="P3275" style:parent-style-name="Normal" style:family="paragraph">
      <style:paragraph-properties fo:widows="0" fo:orphans="0" style:text-autospace="none" fo:margin-bottom="0in" fo:line-height="100%"/>
    </style:style>
    <style:style style:name="T3276" style:parent-style-name="DefaultParagraphFont" style:family="text">
      <style:text-properties style:font-name="Source Code Pro Light" style:font-name-complex="Consolas" fo:color="#000000" fo:font-size="12pt" style:font-size-asian="12pt" style:font-size-complex="10pt" fo:language="en" fo:country="US"/>
    </style:style>
    <style:style style:name="T327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78" style:parent-style-name="DefaultParagraphFont" style:family="text">
      <style:text-properties style:font-name="Source Code Pro Light" style:font-name-complex="Consolas" fo:color="#000000" fo:font-size="12pt" style:font-size-asian="12pt" style:font-size-complex="10pt" fo:language="en" fo:country="US"/>
    </style:style>
    <style:style style:name="T327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81" style:parent-style-name="DefaultParagraphFont" style:family="text">
      <style:text-properties style:font-name="Source Code Pro Light" style:font-name-complex="Consolas" fo:color="#000000" fo:font-size="12pt" style:font-size-asian="12pt" style:font-size-complex="10pt" fo:language="en" fo:country="US"/>
    </style:style>
    <style:style style:name="P3282" style:parent-style-name="Normal" style:family="paragraph">
      <style:paragraph-properties fo:widows="0" fo:orphans="0" style:text-autospace="none" fo:margin-bottom="0in" fo:line-height="100%"/>
    </style:style>
    <style:style style:name="T32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84" style:parent-style-name="DefaultParagraphFont" style:family="text">
      <style:text-properties style:font-name="Source Code Pro Light" style:font-name-complex="Consolas" fo:color="#000000" fo:font-size="12pt" style:font-size-asian="12pt" style:font-size-complex="10pt" fo:language="en" fo:country="US"/>
    </style:style>
    <style:style style:name="P328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28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87"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88"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8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9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291" style:parent-style-name="Normal" style:family="paragraph">
      <style:paragraph-properties fo:widows="0" fo:orphans="0" style:text-autospace="none" fo:margin-bottom="0in" fo:line-height="100%"/>
    </style:style>
    <style:style style:name="T32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293" style:parent-style-name="DefaultParagraphFont" style:family="text">
      <style:text-properties style:font-name="Source Code Pro Light" style:font-name-complex="Consolas" fo:color="#000000" fo:font-size="12pt" style:font-size-asian="12pt" style:font-size-complex="10pt" fo:language="en" fo:country="US"/>
    </style:style>
    <style:style style:name="T32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5" style:parent-style-name="DefaultParagraphFont" style:family="text">
      <style:text-properties style:font-name="Source Code Pro Light" style:font-name-complex="Consolas" fo:color="#000000" fo:font-size="12pt" style:font-size-asian="12pt" style:font-size-complex="10pt" fo:language="en" fo:country="US"/>
    </style:style>
    <style:style style:name="T32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7" style:parent-style-name="DefaultParagraphFont" style:family="text">
      <style:text-properties style:font-name="Source Code Pro Light" style:font-name-complex="Consolas" fo:color="#000000" fo:font-size="12pt" style:font-size-asian="12pt" style:font-size-complex="10pt" fo:language="en" fo:country="US"/>
    </style:style>
    <style:style style:name="T32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299" style:parent-style-name="DefaultParagraphFont" style:family="text">
      <style:text-properties style:font-name="Source Code Pro Light" style:font-name-complex="Consolas" fo:color="#000000" fo:font-size="12pt" style:font-size-asian="12pt" style:font-size-complex="10pt" fo:language="en" fo:country="US"/>
    </style:style>
    <style:style style:name="T3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1" style:parent-style-name="DefaultParagraphFont" style:family="text">
      <style:text-properties style:font-name="Source Code Pro Light" style:font-name-complex="Consolas" fo:color="#000000" fo:font-size="12pt" style:font-size-asian="12pt" style:font-size-complex="10pt" fo:language="en" fo:country="US"/>
    </style:style>
    <style:style style:name="P3302" style:parent-style-name="Normal" style:family="paragraph">
      <style:paragraph-properties fo:widows="0" fo:orphans="0" style:text-autospace="none" fo:margin-bottom="0in" fo:line-height="100%"/>
    </style:style>
    <style:style style:name="T33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04" style:parent-style-name="DefaultParagraphFont" style:family="text">
      <style:text-properties style:font-name="Source Code Pro Light" style:font-name-complex="Consolas" fo:color="#000000" fo:font-size="12pt" style:font-size-asian="12pt" style:font-size-complex="10pt" fo:language="en" fo:country="US"/>
    </style:style>
    <style:style style:name="P3305" style:parent-style-name="Normal" style:family="paragraph">
      <style:paragraph-properties fo:widows="0" fo:orphans="0" style:text-autospace="none" fo:margin-bottom="0in" fo:line-height="100%"/>
    </style:style>
    <style:style style:name="T3306" style:parent-style-name="DefaultParagraphFont" style:family="text">
      <style:text-properties style:font-name="Source Code Pro Light" style:font-name-complex="Consolas" fo:color="#000000" fo:font-size="12pt" style:font-size-asian="12pt" style:font-size-complex="10pt" fo:language="en" fo:country="US"/>
    </style:style>
    <style:style style:name="T330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08" style:parent-style-name="DefaultParagraphFont" style:family="text">
      <style:text-properties style:font-name="Source Code Pro Light" style:font-name-complex="Consolas" fo:color="#000000" fo:font-size="12pt" style:font-size-asian="12pt" style:font-size-complex="10pt" fo:language="en" fo:country="US"/>
    </style:style>
    <style:style style:name="T33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0" style:parent-style-name="DefaultParagraphFont" style:family="text">
      <style:text-properties style:font-name="Source Code Pro Light" style:font-name-complex="Consolas" fo:color="#000000" fo:font-size="12pt" style:font-size-asian="12pt" style:font-size-complex="10pt" fo:language="en" fo:country="US"/>
    </style:style>
    <style:style style:name="T33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2" style:parent-style-name="DefaultParagraphFont" style:family="text">
      <style:text-properties style:font-name="Source Code Pro Light" style:font-name-complex="Consolas" fo:color="#000000" fo:font-size="12pt" style:font-size-asian="12pt" style:font-size-complex="10pt" fo:language="en" fo:country="US"/>
    </style:style>
    <style:style style:name="T33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4" style:parent-style-name="DefaultParagraphFont" style:family="text">
      <style:text-properties style:font-name="Source Code Pro Light" style:font-name-complex="Consolas" fo:color="#000000" fo:font-size="12pt" style:font-size-asian="12pt" style:font-size-complex="10pt" fo:language="en" fo:country="US"/>
    </style:style>
    <style:style style:name="T33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6" style:parent-style-name="DefaultParagraphFont" style:family="text">
      <style:text-properties style:font-name="Source Code Pro Light" style:font-name-complex="Consolas" fo:color="#000000" fo:font-size="12pt" style:font-size-asian="12pt" style:font-size-complex="10pt" fo:language="en" fo:country="US"/>
    </style:style>
    <style:style style:name="T33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18" style:parent-style-name="DefaultParagraphFont" style:family="text">
      <style:text-properties style:font-name="Source Code Pro Light" style:font-name-complex="Consolas" fo:color="#000000" fo:font-size="12pt" style:font-size-asian="12pt" style:font-size-complex="10pt" fo:language="en" fo:country="US"/>
    </style:style>
    <style:style style:name="T33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0" style:parent-style-name="DefaultParagraphFont" style:family="text">
      <style:text-properties style:font-name="Source Code Pro Light" style:font-name-complex="Consolas" fo:color="#000000" fo:font-size="12pt" style:font-size-asian="12pt" style:font-size-complex="10pt" fo:language="en" fo:country="US"/>
    </style:style>
    <style:style style:name="T33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2" style:parent-style-name="DefaultParagraphFont" style:family="text">
      <style:text-properties style:font-name="Source Code Pro Light" style:font-name-complex="Consolas" fo:color="#000000" fo:font-size="12pt" style:font-size-asian="12pt" style:font-size-complex="10pt" fo:language="en" fo:country="US"/>
    </style:style>
    <style:style style:name="T33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4" style:parent-style-name="DefaultParagraphFont" style:family="text">
      <style:text-properties style:font-name="Source Code Pro Light" style:font-name-complex="Consolas" fo:color="#000000" fo:font-size="12pt" style:font-size-asian="12pt" style:font-size-complex="10pt" fo:language="en" fo:country="US"/>
    </style:style>
    <style:style style:name="T33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6" style:parent-style-name="DefaultParagraphFont" style:family="text">
      <style:text-properties style:font-name="Source Code Pro Light" style:font-name-complex="Consolas" fo:color="#000000" fo:font-size="12pt" style:font-size-asian="12pt" style:font-size-complex="10pt" fo:language="en" fo:country="US"/>
    </style:style>
    <style:style style:name="T33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28" style:parent-style-name="DefaultParagraphFont" style:family="text">
      <style:text-properties style:font-name="Source Code Pro Light" style:font-name-complex="Consolas" fo:color="#000000" fo:font-size="12pt" style:font-size-asian="12pt" style:font-size-complex="10pt" fo:language="en" fo:country="US"/>
    </style:style>
    <style:style style:name="T33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30" style:parent-style-name="DefaultParagraphFont" style:family="text">
      <style:text-properties style:font-name="Source Code Pro Light" style:font-name-complex="Consolas" fo:color="#000000" fo:font-size="12pt" style:font-size-asian="12pt" style:font-size-complex="10pt" fo:language="en" fo:country="US"/>
    </style:style>
    <style:style style:name="T33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32" style:parent-style-name="DefaultParagraphFont" style:family="text">
      <style:text-properties style:font-name="Source Code Pro Light" style:font-name-complex="Consolas" fo:color="#000000" fo:font-size="12pt" style:font-size-asian="12pt" style:font-size-complex="10pt" fo:language="en" fo:country="US"/>
    </style:style>
    <style:style style:name="T33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34" style:parent-style-name="DefaultParagraphFont" style:family="text">
      <style:text-properties style:font-name="Source Code Pro Light" style:font-name-complex="Consolas" fo:color="#000000" fo:font-size="12pt" style:font-size-asian="12pt" style:font-size-complex="10pt" fo:language="en" fo:country="US"/>
    </style:style>
    <style:style style:name="P3335" style:parent-style-name="Normal" style:family="paragraph">
      <style:paragraph-properties fo:widows="0" fo:orphans="0" style:text-autospace="none" fo:margin-bottom="0in" fo:line-height="100%"/>
    </style:style>
    <style:style style:name="T3336" style:parent-style-name="DefaultParagraphFont" style:family="text">
      <style:text-properties style:font-name="Source Code Pro Light" style:font-name-complex="Consolas" fo:color="#000000" fo:font-size="12pt" style:font-size-asian="12pt" style:font-size-complex="10pt" fo:language="en" fo:country="US"/>
    </style:style>
    <style:style style:name="T33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38" style:parent-style-name="DefaultParagraphFont" style:family="text">
      <style:text-properties style:font-name="Source Code Pro Light" style:font-name-complex="Consolas" fo:color="#000000" fo:font-size="12pt" style:font-size-asian="12pt" style:font-size-complex="10pt" fo:language="en" fo:country="US"/>
    </style:style>
    <style:style style:name="T33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0" style:parent-style-name="DefaultParagraphFont" style:family="text">
      <style:text-properties style:font-name="Source Code Pro Light" style:font-name-complex="Consolas" fo:color="#000000" fo:font-size="12pt" style:font-size-asian="12pt" style:font-size-complex="10pt" fo:language="en" fo:country="US"/>
    </style:style>
    <style:style style:name="T33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2" style:parent-style-name="DefaultParagraphFont" style:family="text">
      <style:text-properties style:font-name="Source Code Pro Light" style:font-name-complex="Consolas" fo:color="#000000" fo:font-size="12pt" style:font-size-asian="12pt" style:font-size-complex="10pt" fo:language="en" fo:country="US"/>
    </style:style>
    <style:style style:name="T33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4" style:parent-style-name="DefaultParagraphFont" style:family="text">
      <style:text-properties style:font-name="Source Code Pro Light" style:font-name-complex="Consolas" fo:color="#000000" fo:font-size="12pt" style:font-size-asian="12pt" style:font-size-complex="10pt" fo:language="en" fo:country="US"/>
    </style:style>
    <style:style style:name="T33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6" style:parent-style-name="DefaultParagraphFont" style:family="text">
      <style:text-properties style:font-name="Source Code Pro Light" style:font-name-complex="Consolas" fo:color="#000000" fo:font-size="12pt" style:font-size-asian="12pt" style:font-size-complex="10pt" fo:language="en" fo:country="US"/>
    </style:style>
    <style:style style:name="T33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48" style:parent-style-name="DefaultParagraphFont" style:family="text">
      <style:text-properties style:font-name="Source Code Pro Light" style:font-name-complex="Consolas" fo:color="#000000" fo:font-size="12pt" style:font-size-asian="12pt" style:font-size-complex="10pt" fo:language="en" fo:country="US"/>
    </style:style>
    <style:style style:name="T33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0" style:parent-style-name="DefaultParagraphFont" style:family="text">
      <style:text-properties style:font-name="Source Code Pro Light" style:font-name-complex="Consolas" fo:color="#000000" fo:font-size="12pt" style:font-size-asian="12pt" style:font-size-complex="10pt" fo:language="en" fo:country="US"/>
    </style:style>
    <style:style style:name="T33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2" style:parent-style-name="DefaultParagraphFont" style:family="text">
      <style:text-properties style:font-name="Source Code Pro Light" style:font-name-complex="Consolas" fo:color="#000000" fo:font-size="12pt" style:font-size-asian="12pt" style:font-size-complex="10pt" fo:language="en" fo:country="US"/>
    </style:style>
    <style:style style:name="T33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4" style:parent-style-name="DefaultParagraphFont" style:family="text">
      <style:text-properties style:font-name="Source Code Pro Light" style:font-name-complex="Consolas" fo:color="#000000" fo:font-size="12pt" style:font-size-asian="12pt" style:font-size-complex="10pt" fo:language="en" fo:country="US"/>
    </style:style>
    <style:style style:name="T33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6" style:parent-style-name="DefaultParagraphFont" style:family="text">
      <style:text-properties style:font-name="Source Code Pro Light" style:font-name-complex="Consolas" fo:color="#000000" fo:font-size="12pt" style:font-size-asian="12pt" style:font-size-complex="10pt" fo:language="en" fo:country="US"/>
    </style:style>
    <style:style style:name="T33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58" style:parent-style-name="DefaultParagraphFont" style:family="text">
      <style:text-properties style:font-name="Source Code Pro Light" style:font-name-complex="Consolas" fo:color="#000000" fo:font-size="12pt" style:font-size-asian="12pt" style:font-size-complex="10pt" fo:language="en" fo:country="US"/>
    </style:style>
    <style:style style:name="P335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360" style:parent-style-name="Normal" style:family="paragraph">
      <style:paragraph-properties fo:widows="0" fo:orphans="0" style:text-autospace="none" fo:margin-bottom="0in" fo:line-height="100%"/>
    </style:style>
    <style:style style:name="T3361" style:parent-style-name="DefaultParagraphFont" style:family="text">
      <style:text-properties style:font-name="Source Code Pro Light" style:font-name-complex="Consolas" fo:color="#000000" fo:font-size="12pt" style:font-size-asian="12pt" style:font-size-complex="10pt" fo:language="en" fo:country="US"/>
    </style:style>
    <style:style style:name="T33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63" style:parent-style-name="DefaultParagraphFont" style:family="text">
      <style:text-properties style:font-name="Source Code Pro Light" style:font-name-complex="Consolas" fo:color="#000000" fo:font-size="12pt" style:font-size-asian="12pt" style:font-size-complex="10pt" fo:language="en" fo:country="US"/>
    </style:style>
    <style:style style:name="T33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65" style:parent-style-name="DefaultParagraphFont" style:family="text">
      <style:text-properties style:font-name="Source Code Pro Light" style:font-name-complex="Consolas" fo:color="#000000" fo:font-size="12pt" style:font-size-asian="12pt" style:font-size-complex="10pt" fo:language="en" fo:country="US"/>
    </style:style>
    <style:style style:name="T33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67" style:parent-style-name="DefaultParagraphFont" style:family="text">
      <style:text-properties style:font-name="Source Code Pro Light" style:font-name-complex="Consolas" fo:color="#000000" fo:font-size="12pt" style:font-size-asian="12pt" style:font-size-complex="10pt" fo:language="en" fo:country="US"/>
    </style:style>
    <style:style style:name="T3368" style:parent-style-name="DefaultParagraphFont" style:family="text">
      <style:text-properties style:font-name="Source Code Pro Light" style:font-name-complex="Consolas" fo:color="#800080" fo:font-size="12pt" style:font-size-asian="12pt" style:font-size-complex="10pt" fo:language="en" fo:country="US"/>
    </style:style>
    <style:style style:name="T33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0" style:parent-style-name="DefaultParagraphFont" style:family="text">
      <style:text-properties style:font-name="Source Code Pro Light" style:font-name-complex="Consolas" fo:color="#000000" fo:font-size="12pt" style:font-size-asian="12pt" style:font-size-complex="10pt" fo:language="en" fo:country="US"/>
    </style:style>
    <style:style style:name="T33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72" style:parent-style-name="DefaultParagraphFont" style:family="text">
      <style:text-properties style:font-name="Source Code Pro Light" style:font-name-complex="Consolas" fo:color="#000000" fo:font-size="12pt" style:font-size-asian="12pt" style:font-size-complex="10pt" fo:language="en" fo:country="US"/>
    </style:style>
    <style:style style:name="T3373" style:parent-style-name="DefaultParagraphFont" style:family="text">
      <style:text-properties style:font-name="Source Code Pro Light" style:font-name-complex="Consolas" fo:color="#800080" fo:font-size="12pt" style:font-size-asian="12pt" style:font-size-complex="10pt" fo:language="en" fo:country="US"/>
    </style:style>
    <style:style style:name="T33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75" style:parent-style-name="DefaultParagraphFont" style:family="text">
      <style:text-properties style:font-name="Source Code Pro Light" style:font-name-complex="Consolas" fo:color="#000000" fo:font-size="12pt" style:font-size-asian="12pt" style:font-size-complex="10pt" fo:language="en" fo:country="US"/>
    </style:style>
    <style:style style:name="T337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77" style:parent-style-name="Normal" style:family="paragraph">
      <style:paragraph-properties fo:widows="0" fo:orphans="0" style:text-autospace="none" fo:margin-bottom="0in" fo:line-height="100%"/>
    </style:style>
    <style:style style:name="T3378" style:parent-style-name="DefaultParagraphFont" style:family="text">
      <style:text-properties style:font-name="Source Code Pro Light" style:font-name-complex="Consolas" fo:color="#000000" fo:font-size="12pt" style:font-size-asian="12pt" style:font-size-complex="10pt" fo:language="en" fo:country="US"/>
    </style:style>
    <style:style style:name="T337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380" style:parent-style-name="DefaultParagraphFont" style:family="text">
      <style:text-properties style:font-name="Source Code Pro Light" style:font-name-complex="Consolas" fo:color="#000000" fo:font-size="12pt" style:font-size-asian="12pt" style:font-size-complex="10pt" fo:language="en" fo:country="US"/>
    </style:style>
    <style:style style:name="T33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2" style:parent-style-name="DefaultParagraphFont" style:family="text">
      <style:text-properties style:font-name="Source Code Pro Light" style:font-name-complex="Consolas" fo:color="#000000" fo:font-size="12pt" style:font-size-asian="12pt" style:font-size-complex="10pt" fo:language="en" fo:country="US"/>
    </style:style>
    <style:style style:name="T33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4" style:parent-style-name="DefaultParagraphFont" style:family="text">
      <style:text-properties style:font-name="Source Code Pro Light" style:font-name-complex="Consolas" fo:color="#000000" fo:font-size="12pt" style:font-size-asian="12pt" style:font-size-complex="10pt" fo:language="en" fo:country="US"/>
    </style:style>
    <style:style style:name="T3385" style:parent-style-name="DefaultParagraphFont" style:family="text">
      <style:text-properties style:font-name="Source Code Pro Light" style:font-name-complex="Consolas" fo:color="#800080" fo:font-size="12pt" style:font-size-asian="12pt" style:font-size-complex="10pt" fo:language="en" fo:country="US"/>
    </style:style>
    <style:style style:name="T33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87" style:parent-style-name="DefaultParagraphFont" style:family="text">
      <style:text-properties style:font-name="Source Code Pro Light" style:font-name-complex="Consolas" fo:color="#000000" fo:font-size="12pt" style:font-size-asian="12pt" style:font-size-complex="10pt" fo:language="en" fo:country="US"/>
    </style:style>
    <style:style style:name="T3388" style:parent-style-name="DefaultParagraphFont" style:family="text">
      <style:text-properties style:font-name="Source Code Pro Light" style:font-name-complex="Consolas" fo:color="#800080" fo:font-size="12pt" style:font-size-asian="12pt" style:font-size-complex="10pt" fo:language="en" fo:country="US"/>
    </style:style>
    <style:style style:name="T33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90" style:parent-style-name="DefaultParagraphFont" style:family="text">
      <style:text-properties style:font-name="Source Code Pro Light" style:font-name-complex="Consolas" fo:color="#000000" fo:font-size="12pt" style:font-size-asian="12pt" style:font-size-complex="10pt" fo:language="en" fo:country="US"/>
    </style:style>
    <style:style style:name="T3391" style:parent-style-name="DefaultParagraphFont" style:family="text">
      <style:text-properties style:font-name="Source Code Pro Light" style:font-name-complex="Consolas" fo:color="#800080" fo:font-size="12pt" style:font-size-asian="12pt" style:font-size-complex="10pt" fo:language="en" fo:country="US"/>
    </style:style>
    <style:style style:name="T33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93" style:parent-style-name="DefaultParagraphFont" style:family="text">
      <style:text-properties style:font-name="Source Code Pro Light" style:font-name-complex="Consolas" fo:color="#000000" fo:font-size="12pt" style:font-size-asian="12pt" style:font-size-complex="10pt" fo:language="en" fo:country="US"/>
    </style:style>
    <style:style style:name="T339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395" style:parent-style-name="Normal" style:family="paragraph">
      <style:paragraph-properties fo:widows="0" fo:orphans="0" style:text-autospace="none" fo:margin-bottom="0in" fo:line-height="100%"/>
    </style:style>
    <style:style style:name="T33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397" style:parent-style-name="DefaultParagraphFont" style:family="text">
      <style:text-properties style:font-name="Source Code Pro Light" style:font-name-complex="Consolas" fo:color="#000000" fo:font-size="12pt" style:font-size-asian="12pt" style:font-size-complex="10pt" fo:language="en" fo:country="US"/>
    </style:style>
    <style:style style:name="P339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39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00"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01" style:parent-style-name="Normal" style:family="paragraph">
      <style:paragraph-properties fo:widows="0" fo:orphans="0" style:text-autospace="none" fo:margin-bottom="0in" fo:line-height="100%"/>
    </style:style>
    <style:style style:name="T34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03" style:parent-style-name="DefaultParagraphFont" style:family="text">
      <style:text-properties style:font-name="Source Code Pro Light" style:font-name-complex="Consolas" fo:color="#000000" fo:font-size="12pt" style:font-size-asian="12pt" style:font-size-complex="10pt" fo:language="en" fo:country="US"/>
    </style:style>
    <style:style style:name="T34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5" style:parent-style-name="DefaultParagraphFont" style:family="text">
      <style:text-properties style:font-name="Source Code Pro Light" style:font-name-complex="Consolas" fo:color="#000000" fo:font-size="12pt" style:font-size-asian="12pt" style:font-size-complex="10pt" fo:language="en" fo:country="US"/>
    </style:style>
    <style:style style:name="T34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7" style:parent-style-name="DefaultParagraphFont" style:family="text">
      <style:text-properties style:font-name="Source Code Pro Light" style:font-name-complex="Consolas" fo:color="#000000" fo:font-size="12pt" style:font-size-asian="12pt" style:font-size-complex="10pt" fo:language="en" fo:country="US"/>
    </style:style>
    <style:style style:name="T34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09" style:parent-style-name="DefaultParagraphFont" style:family="text">
      <style:text-properties style:font-name="Source Code Pro Light" style:font-name-complex="Consolas" fo:color="#000000" fo:font-size="12pt" style:font-size-asian="12pt" style:font-size-complex="10pt" fo:language="en" fo:country="US"/>
    </style:style>
    <style:style style:name="T34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11" style:parent-style-name="DefaultParagraphFont" style:family="text">
      <style:text-properties style:font-name="Source Code Pro Light" style:font-name-complex="Consolas" fo:color="#000000" fo:font-size="12pt" style:font-size-asian="12pt" style:font-size-complex="10pt" fo:language="en" fo:country="US"/>
    </style:style>
    <style:style style:name="T34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13" style:parent-style-name="DefaultParagraphFont" style:family="text">
      <style:text-properties style:font-name="Source Code Pro Light" style:font-name-complex="Consolas" fo:color="#000000" fo:font-size="12pt" style:font-size-asian="12pt" style:font-size-complex="10pt" fo:language="en" fo:country="US"/>
    </style:style>
    <style:style style:name="P3414" style:parent-style-name="Normal" style:family="paragraph">
      <style:paragraph-properties fo:widows="0" fo:orphans="0" style:text-autospace="none" fo:margin-bottom="0in" fo:line-height="100%"/>
    </style:style>
    <style:style style:name="T34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16" style:parent-style-name="DefaultParagraphFont" style:family="text">
      <style:text-properties style:font-name="Source Code Pro Light" style:font-name-complex="Consolas" fo:color="#000000" fo:font-size="12pt" style:font-size-asian="12pt" style:font-size-complex="10pt" fo:language="en" fo:country="US"/>
    </style:style>
    <style:style style:name="P3417" style:parent-style-name="Normal" style:family="paragraph">
      <style:paragraph-properties fo:widows="0" fo:orphans="0" style:text-autospace="none" fo:margin-bottom="0in" fo:line-height="100%"/>
    </style:style>
    <style:style style:name="T3418" style:parent-style-name="DefaultParagraphFont" style:family="text">
      <style:text-properties style:font-name="Source Code Pro Light" style:font-name-complex="Consolas" fo:color="#000000" fo:font-size="12pt" style:font-size-asian="12pt" style:font-size-complex="10pt" fo:language="en" fo:country="US"/>
    </style:style>
    <style:style style:name="T341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20" style:parent-style-name="Normal" style:family="paragraph">
      <style:paragraph-properties fo:widows="0" fo:orphans="0" style:text-autospace="none" fo:margin-bottom="0in" fo:line-height="100%"/>
    </style:style>
    <style:style style:name="T3421" style:parent-style-name="DefaultParagraphFont" style:family="text">
      <style:text-properties style:font-name="Source Code Pro Light" style:font-name-complex="Consolas" fo:color="#000000" fo:font-size="12pt" style:font-size-asian="12pt" style:font-size-complex="10pt" fo:language="en" fo:country="US"/>
    </style:style>
    <style:style style:name="T342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23" style:parent-style-name="Normal" style:family="paragraph">
      <style:paragraph-properties fo:widows="0" fo:orphans="0" style:text-autospace="none" fo:margin-bottom="0in" fo:line-height="100%"/>
    </style:style>
    <style:style style:name="T3424" style:parent-style-name="DefaultParagraphFont" style:family="text">
      <style:text-properties style:font-name="Source Code Pro Light" style:font-name-complex="Consolas" fo:color="#000000" fo:font-size="12pt" style:font-size-asian="12pt" style:font-size-complex="10pt" fo:language="en" fo:country="US"/>
    </style:style>
    <style:style style:name="T34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26" style:parent-style-name="DefaultParagraphFont" style:family="text">
      <style:text-properties style:font-name="Source Code Pro Light" style:font-name-complex="Consolas" fo:color="#000000" fo:font-size="12pt" style:font-size-asian="12pt" style:font-size-complex="10pt" fo:language="en" fo:country="US"/>
    </style:style>
    <style:style style:name="T34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28" style:parent-style-name="DefaultParagraphFont" style:family="text">
      <style:text-properties style:font-name="Source Code Pro Light" style:font-name-complex="Consolas" fo:color="#000000" fo:font-size="12pt" style:font-size-asian="12pt" style:font-size-complex="10pt" fo:language="en" fo:country="US"/>
    </style:style>
    <style:style style:name="T34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0" style:parent-style-name="DefaultParagraphFont" style:family="text">
      <style:text-properties style:font-name="Source Code Pro Light" style:font-name-complex="Consolas" fo:color="#000000" fo:font-size="12pt" style:font-size-asian="12pt" style:font-size-complex="10pt" fo:language="en" fo:country="US"/>
    </style:style>
    <style:style style:name="T34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2" style:parent-style-name="DefaultParagraphFont" style:family="text">
      <style:text-properties style:font-name="Source Code Pro Light" style:font-name-complex="Consolas" fo:color="#000000" fo:font-size="12pt" style:font-size-asian="12pt" style:font-size-complex="10pt" fo:language="en" fo:country="US"/>
    </style:style>
    <style:style style:name="T34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4" style:parent-style-name="DefaultParagraphFont" style:family="text">
      <style:text-properties style:font-name="Source Code Pro Light" style:font-name-complex="Consolas" fo:color="#000000" fo:font-size="12pt" style:font-size-asian="12pt" style:font-size-complex="10pt" fo:language="en" fo:country="US"/>
    </style:style>
    <style:style style:name="T34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36" style:parent-style-name="DefaultParagraphFont" style:family="text">
      <style:text-properties style:font-name="Source Code Pro Light" style:font-name-complex="Consolas" fo:color="#000000" fo:font-size="12pt" style:font-size-asian="12pt" style:font-size-complex="10pt" fo:language="en" fo:country="US"/>
    </style:style>
    <style:style style:name="P3437" style:parent-style-name="Normal" style:family="paragraph">
      <style:paragraph-properties fo:widows="0" fo:orphans="0" style:text-autospace="none" fo:margin-bottom="0in" fo:line-height="100%"/>
    </style:style>
    <style:style style:name="T3438" style:parent-style-name="DefaultParagraphFont" style:family="text">
      <style:text-properties style:font-name="Source Code Pro Light" style:font-name-complex="Consolas" fo:color="#000000" fo:font-size="12pt" style:font-size-asian="12pt" style:font-size-complex="10pt" fo:language="en" fo:country="US"/>
    </style:style>
    <style:style style:name="T343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40" style:parent-style-name="DefaultParagraphFont" style:family="text">
      <style:text-properties style:font-name="Source Code Pro Light" style:font-name-complex="Consolas" fo:color="#000000" fo:font-size="12pt" style:font-size-asian="12pt" style:font-size-complex="10pt" fo:language="en" fo:country="US"/>
    </style:style>
    <style:style style:name="T34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2" style:parent-style-name="DefaultParagraphFont" style:family="text">
      <style:text-properties style:font-name="Source Code Pro Light" style:font-name-complex="Consolas" fo:color="#000000" fo:font-size="12pt" style:font-size-asian="12pt" style:font-size-complex="10pt" fo:language="en" fo:country="US"/>
    </style:style>
    <style:style style:name="T34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4" style:parent-style-name="DefaultParagraphFont" style:family="text">
      <style:text-properties style:font-name="Source Code Pro Light" style:font-name-complex="Consolas" fo:color="#000000" fo:font-size="12pt" style:font-size-asian="12pt" style:font-size-complex="10pt" fo:language="en" fo:country="US"/>
    </style:style>
    <style:style style:name="T34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6" style:parent-style-name="DefaultParagraphFont" style:family="text">
      <style:text-properties style:font-name="Source Code Pro Light" style:font-name-complex="Consolas" fo:color="#000000" fo:font-size="12pt" style:font-size-asian="12pt" style:font-size-complex="10pt" fo:language="en" fo:country="US"/>
    </style:style>
    <style:style style:name="T34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48" style:parent-style-name="DefaultParagraphFont" style:family="text">
      <style:text-properties style:font-name="Source Code Pro Light" style:font-name-complex="Consolas" fo:color="#000000" fo:font-size="12pt" style:font-size-asian="12pt" style:font-size-complex="10pt" fo:language="en" fo:country="US"/>
    </style:style>
    <style:style style:name="T34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50" style:parent-style-name="DefaultParagraphFont" style:family="text">
      <style:text-properties style:font-name="Source Code Pro Light" style:font-name-complex="Consolas" fo:color="#000000" fo:font-size="12pt" style:font-size-asian="12pt" style:font-size-complex="10pt" fo:language="en" fo:country="US"/>
    </style:style>
    <style:style style:name="P3451" style:parent-style-name="Normal" style:family="paragraph">
      <style:paragraph-properties fo:widows="0" fo:orphans="0" style:text-autospace="none" fo:margin-bottom="0in" fo:line-height="100%"/>
    </style:style>
    <style:style style:name="T3452" style:parent-style-name="DefaultParagraphFont" style:family="text">
      <style:text-properties style:font-name="Source Code Pro Light" style:font-name-complex="Consolas" fo:color="#000000" fo:font-size="12pt" style:font-size-asian="12pt" style:font-size-complex="10pt" fo:language="en" fo:country="US"/>
    </style:style>
    <style:style style:name="T345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54" style:parent-style-name="DefaultParagraphFont" style:family="text">
      <style:text-properties style:font-name="Source Code Pro Light" style:font-name-complex="Consolas" fo:color="#000000" fo:font-size="12pt" style:font-size-asian="12pt" style:font-size-complex="10pt" fo:language="en" fo:country="US"/>
    </style:style>
    <style:style style:name="T34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56" style:parent-style-name="DefaultParagraphFont" style:family="text">
      <style:text-properties style:font-name="Source Code Pro Light" style:font-name-complex="Consolas" fo:color="#000000" fo:font-size="12pt" style:font-size-asian="12pt" style:font-size-complex="10pt" fo:language="en" fo:country="US"/>
    </style:style>
    <style:style style:name="T34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58" style:parent-style-name="DefaultParagraphFont" style:family="text">
      <style:text-properties style:font-name="Source Code Pro Light" style:font-name-complex="Consolas" fo:color="#000000" fo:font-size="12pt" style:font-size-asian="12pt" style:font-size-complex="10pt" fo:language="en" fo:country="US"/>
    </style:style>
    <style:style style:name="T34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0" style:parent-style-name="DefaultParagraphFont" style:family="text">
      <style:text-properties style:font-name="Source Code Pro Light" style:font-name-complex="Consolas" fo:color="#000000" fo:font-size="12pt" style:font-size-asian="12pt" style:font-size-complex="10pt" fo:language="en" fo:country="US"/>
    </style:style>
    <style:style style:name="T34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2" style:parent-style-name="DefaultParagraphFont" style:family="text">
      <style:text-properties style:font-name="Source Code Pro Light" style:font-name-complex="Consolas" fo:color="#000000" fo:font-size="12pt" style:font-size-asian="12pt" style:font-size-complex="10pt" fo:language="en" fo:country="US"/>
    </style:style>
    <style:style style:name="T34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64" style:parent-style-name="DefaultParagraphFont" style:family="text">
      <style:text-properties style:font-name="Source Code Pro Light" style:font-name-complex="Consolas" fo:color="#000000" fo:font-size="12pt" style:font-size-asian="12pt" style:font-size-complex="10pt" fo:language="en" fo:country="US"/>
    </style:style>
    <style:style style:name="P3465" style:parent-style-name="Normal" style:family="paragraph">
      <style:paragraph-properties fo:widows="0" fo:orphans="0" style:text-autospace="none" fo:margin-bottom="0in" fo:line-height="100%"/>
    </style:style>
    <style:style style:name="T3466" style:parent-style-name="DefaultParagraphFont" style:family="text">
      <style:text-properties style:font-name="Source Code Pro Light" style:font-name-complex="Consolas" fo:color="#000000" fo:font-size="12pt" style:font-size-asian="12pt" style:font-size-complex="10pt" fo:language="en" fo:country="US"/>
    </style:style>
    <style:style style:name="T34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68" style:parent-style-name="DefaultParagraphFont" style:family="text">
      <style:text-properties style:font-name="Source Code Pro Light" style:font-name-complex="Consolas" fo:color="#000000" fo:font-size="12pt" style:font-size-asian="12pt" style:font-size-complex="10pt" fo:language="en" fo:country="US"/>
    </style:style>
    <style:style style:name="T34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0" style:parent-style-name="DefaultParagraphFont" style:family="text">
      <style:text-properties style:font-name="Source Code Pro Light" style:font-name-complex="Consolas" fo:color="#000000" fo:font-size="12pt" style:font-size-asian="12pt" style:font-size-complex="10pt" fo:language="en" fo:country="US"/>
    </style:style>
    <style:style style:name="T34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2" style:parent-style-name="DefaultParagraphFont" style:family="text">
      <style:text-properties style:font-name="Source Code Pro Light" style:font-name-complex="Consolas" fo:color="#000000" fo:font-size="12pt" style:font-size-asian="12pt" style:font-size-complex="10pt" fo:language="en" fo:country="US"/>
    </style:style>
    <style:style style:name="T34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4" style:parent-style-name="DefaultParagraphFont" style:family="text">
      <style:text-properties style:font-name="Source Code Pro Light" style:font-name-complex="Consolas" fo:color="#000000" fo:font-size="12pt" style:font-size-asian="12pt" style:font-size-complex="10pt" fo:language="en" fo:country="US"/>
    </style:style>
    <style:style style:name="T34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6" style:parent-style-name="DefaultParagraphFont" style:family="text">
      <style:text-properties style:font-name="Source Code Pro Light" style:font-name-complex="Consolas" fo:color="#000000" fo:font-size="12pt" style:font-size-asian="12pt" style:font-size-complex="10pt" fo:language="en" fo:country="US"/>
    </style:style>
    <style:style style:name="T34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78" style:parent-style-name="DefaultParagraphFont" style:family="text">
      <style:text-properties style:font-name="Source Code Pro Light" style:font-name-complex="Consolas" fo:color="#000000" fo:font-size="12pt" style:font-size-asian="12pt" style:font-size-complex="10pt" fo:language="en" fo:country="US"/>
    </style:style>
    <style:style style:name="P3479"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480" style:parent-style-name="Normal" style:family="paragraph">
      <style:paragraph-properties fo:widows="0" fo:orphans="0" style:text-autospace="none" fo:margin-bottom="0in" fo:line-height="100%"/>
    </style:style>
    <style:style style:name="T3481" style:parent-style-name="DefaultParagraphFont" style:family="text">
      <style:text-properties style:font-name="Source Code Pro Light" style:font-name-complex="Consolas" fo:color="#000000" fo:font-size="12pt" style:font-size-asian="12pt" style:font-size-complex="10pt" fo:language="en" fo:country="US"/>
    </style:style>
    <style:style style:name="T34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483" style:parent-style-name="Normal" style:family="paragraph">
      <style:paragraph-properties fo:widows="0" fo:orphans="0" style:text-autospace="none" fo:margin-bottom="0in" fo:line-height="100%"/>
    </style:style>
    <style:style style:name="T3484" style:parent-style-name="DefaultParagraphFont" style:family="text">
      <style:text-properties style:font-name="Source Code Pro Light" style:font-name-complex="Consolas" fo:color="#000000" fo:font-size="12pt" style:font-size-asian="12pt" style:font-size-complex="10pt" fo:language="en" fo:country="US"/>
    </style:style>
    <style:style style:name="T34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486" style:parent-style-name="DefaultParagraphFont" style:family="text">
      <style:text-properties style:font-name="Source Code Pro Light" style:font-name-complex="Consolas" fo:color="#000000" fo:font-size="12pt" style:font-size-asian="12pt" style:font-size-complex="10pt" fo:language="en" fo:country="US"/>
    </style:style>
    <style:style style:name="T34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88" style:parent-style-name="DefaultParagraphFont" style:family="text">
      <style:text-properties style:font-name="Source Code Pro Light" style:font-name-complex="Consolas" fo:color="#000000" fo:font-size="12pt" style:font-size-asian="12pt" style:font-size-complex="10pt" fo:language="en" fo:country="US"/>
    </style:style>
    <style:style style:name="T34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0" style:parent-style-name="DefaultParagraphFont" style:family="text">
      <style:text-properties style:font-name="Source Code Pro Light" style:font-name-complex="Consolas" fo:color="#000000" fo:font-size="12pt" style:font-size-asian="12pt" style:font-size-complex="10pt" fo:language="en" fo:country="US"/>
    </style:style>
    <style:style style:name="T34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2" style:parent-style-name="DefaultParagraphFont" style:family="text">
      <style:text-properties style:font-name="Source Code Pro Light" style:font-name-complex="Consolas" fo:color="#000000" fo:font-size="12pt" style:font-size-asian="12pt" style:font-size-complex="10pt" fo:language="en" fo:country="US"/>
    </style:style>
    <style:style style:name="T34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4" style:parent-style-name="DefaultParagraphFont" style:family="text">
      <style:text-properties style:font-name="Source Code Pro Light" style:font-name-complex="Consolas" fo:color="#000000" fo:font-size="12pt" style:font-size-asian="12pt" style:font-size-complex="10pt" fo:language="en" fo:country="US"/>
    </style:style>
    <style:style style:name="T34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496" style:parent-style-name="DefaultParagraphFont" style:family="text">
      <style:text-properties style:font-name="Source Code Pro Light" style:font-name-complex="Consolas" fo:color="#000000" fo:font-size="12pt" style:font-size-asian="12pt" style:font-size-complex="10pt" fo:language="en" fo:country="US"/>
    </style:style>
    <style:style style:name="P3497" style:parent-style-name="Normal" style:family="paragraph">
      <style:paragraph-properties fo:widows="0" fo:orphans="0" style:text-autospace="none" fo:margin-bottom="0in" fo:line-height="100%"/>
    </style:style>
    <style:style style:name="T3498" style:parent-style-name="DefaultParagraphFont" style:family="text">
      <style:text-properties style:font-name="Source Code Pro Light" style:font-name-complex="Consolas" fo:color="#000000" fo:font-size="12pt" style:font-size-asian="12pt" style:font-size-complex="10pt" fo:language="en" fo:country="US"/>
    </style:style>
    <style:style style:name="T349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00" style:parent-style-name="DefaultParagraphFont" style:family="text">
      <style:text-properties style:font-name="Source Code Pro Light" style:font-name-complex="Consolas" fo:color="#000000" fo:font-size="12pt" style:font-size-asian="12pt" style:font-size-complex="10pt" fo:language="en" fo:country="US"/>
    </style:style>
    <style:style style:name="T350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03" style:parent-style-name="DefaultParagraphFont" style:family="text">
      <style:text-properties style:font-name="Source Code Pro Light" style:font-name-complex="Consolas" fo:color="#000000" fo:font-size="12pt" style:font-size-asian="12pt" style:font-size-complex="10pt" fo:language="en" fo:country="US"/>
    </style:style>
    <style:style style:name="P350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05" style:parent-style-name="Normal" style:family="paragraph">
      <style:paragraph-properties fo:widows="0" fo:orphans="0" style:text-autospace="none" fo:margin-bottom="0in" fo:line-height="100%"/>
    </style:style>
    <style:style style:name="T3506" style:parent-style-name="DefaultParagraphFont" style:family="text">
      <style:text-properties style:font-name="Source Code Pro Light" style:font-name-complex="Consolas" fo:color="#000000" fo:font-size="12pt" style:font-size-asian="12pt" style:font-size-complex="10pt" fo:language="en" fo:country="US"/>
    </style:style>
    <style:style style:name="T350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08" style:parent-style-name="Normal" style:family="paragraph">
      <style:paragraph-properties fo:widows="0" fo:orphans="0" style:text-autospace="none" fo:margin-bottom="0in" fo:line-height="100%"/>
    </style:style>
    <style:style style:name="T3509" style:parent-style-name="DefaultParagraphFont" style:family="text">
      <style:text-properties style:font-name="Source Code Pro Light" style:font-name-complex="Consolas" fo:color="#000000" fo:font-size="12pt" style:font-size-asian="12pt" style:font-size-complex="10pt" fo:language="en" fo:country="US"/>
    </style:style>
    <style:style style:name="T351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11" style:parent-style-name="Normal" style:family="paragraph">
      <style:paragraph-properties fo:widows="0" fo:orphans="0" style:text-autospace="none" fo:margin-bottom="0in" fo:line-height="100%"/>
    </style:style>
    <style:style style:name="T3512" style:parent-style-name="DefaultParagraphFont" style:family="text">
      <style:text-properties style:font-name="Source Code Pro Light" style:font-name-complex="Consolas" fo:color="#000000" fo:font-size="12pt" style:font-size-asian="12pt" style:font-size-complex="10pt" fo:language="en" fo:country="US"/>
    </style:style>
    <style:style style:name="T351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14" style:parent-style-name="DefaultParagraphFont" style:family="text">
      <style:text-properties style:font-name="Source Code Pro Light" style:font-name-complex="Consolas" fo:color="#000000" fo:font-size="12pt" style:font-size-asian="12pt" style:font-size-complex="10pt" fo:language="en" fo:country="US"/>
    </style:style>
    <style:style style:name="T35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6" style:parent-style-name="DefaultParagraphFont" style:family="text">
      <style:text-properties style:font-name="Source Code Pro Light" style:font-name-complex="Consolas" fo:color="#000000" fo:font-size="12pt" style:font-size-asian="12pt" style:font-size-complex="10pt" fo:language="en" fo:country="US"/>
    </style:style>
    <style:style style:name="T35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18" style:parent-style-name="DefaultParagraphFont" style:family="text">
      <style:text-properties style:font-name="Source Code Pro Light" style:font-name-complex="Consolas" fo:color="#000000" fo:font-size="12pt" style:font-size-asian="12pt" style:font-size-complex="10pt" fo:language="en" fo:country="US"/>
    </style:style>
    <style:style style:name="T3519" style:parent-style-name="DefaultParagraphFont" style:family="text">
      <style:text-properties style:font-name="Source Code Pro Light" style:font-name-complex="Consolas" fo:color="#800080" fo:font-size="12pt" style:font-size-asian="12pt" style:font-size-complex="10pt" fo:language="en" fo:country="US"/>
    </style:style>
    <style:style style:name="T3520" style:parent-style-name="DefaultParagraphFont" style:family="text">
      <style:text-properties style:font-name="Source Code Pro Light" style:font-name-complex="Consolas" fo:color="#000000" fo:font-size="12pt" style:font-size-asian="12pt" style:font-size-complex="10pt" fo:language="en" fo:country="US"/>
    </style:style>
    <style:style style:name="T35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2" style:parent-style-name="DefaultParagraphFont" style:family="text">
      <style:text-properties style:font-name="Source Code Pro Light" style:font-name-complex="Consolas" fo:color="#000000" fo:font-size="12pt" style:font-size-asian="12pt" style:font-size-complex="10pt" fo:language="en" fo:country="US"/>
    </style:style>
    <style:style style:name="T35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4" style:parent-style-name="DefaultParagraphFont" style:family="text">
      <style:text-properties style:font-name="Source Code Pro Light" style:font-name-complex="Consolas" fo:color="#000000" fo:font-size="12pt" style:font-size-asian="12pt" style:font-size-complex="10pt" fo:language="en" fo:country="US"/>
    </style:style>
    <style:style style:name="T35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6" style:parent-style-name="DefaultParagraphFont" style:family="text">
      <style:text-properties style:font-name="Source Code Pro Light" style:font-name-complex="Consolas" fo:color="#000000" fo:font-size="12pt" style:font-size-asian="12pt" style:font-size-complex="10pt" fo:language="en" fo:country="US"/>
    </style:style>
    <style:style style:name="T3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28" style:parent-style-name="DefaultParagraphFont" style:family="text">
      <style:text-properties style:font-name="Source Code Pro Light" style:font-name-complex="Consolas" fo:color="#000000" fo:font-size="12pt" style:font-size-asian="12pt" style:font-size-complex="10pt" fo:language="en" fo:country="US"/>
    </style:style>
    <style:style style:name="T35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30" style:parent-style-name="DefaultParagraphFont" style:family="text">
      <style:text-properties style:font-name="Source Code Pro Light" style:font-name-complex="Consolas" fo:color="#000000" fo:font-size="12pt" style:font-size-asian="12pt" style:font-size-complex="10pt" fo:language="en" fo:country="US"/>
    </style:style>
    <style:style style:name="T353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32" style:parent-style-name="DefaultParagraphFont" style:family="text">
      <style:text-properties style:font-name="Source Code Pro Light" style:font-name-complex="Consolas" fo:color="#000000" fo:font-size="12pt" style:font-size-asian="12pt" style:font-size-complex="10pt" fo:language="en" fo:country="US"/>
    </style:style>
    <style:style style:name="T353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35" style:parent-style-name="DefaultParagraphFont" style:family="text">
      <style:text-properties style:font-name="Source Code Pro Light" style:font-name-complex="Consolas" fo:color="#000000" fo:font-size="12pt" style:font-size-asian="12pt" style:font-size-complex="10pt" fo:language="en" fo:country="US"/>
    </style:style>
    <style:style style:name="P353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37" style:parent-style-name="Normal" style:family="paragraph">
      <style:paragraph-properties fo:widows="0" fo:orphans="0" style:text-autospace="none" fo:margin-bottom="0in" fo:line-height="100%"/>
    </style:style>
    <style:style style:name="T3538" style:parent-style-name="DefaultParagraphFont" style:family="text">
      <style:text-properties style:font-name="Source Code Pro Light" style:font-name-complex="Consolas" fo:color="#000000" fo:font-size="12pt" style:font-size-asian="12pt" style:font-size-complex="10pt" fo:language="en" fo:country="US"/>
    </style:style>
    <style:style style:name="T353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40" style:parent-style-name="Normal" style:family="paragraph">
      <style:paragraph-properties fo:widows="0" fo:orphans="0" style:text-autospace="none" fo:margin-bottom="0in" fo:line-height="100%"/>
    </style:style>
    <style:style style:name="T3541" style:parent-style-name="DefaultParagraphFont" style:family="text">
      <style:text-properties style:font-name="Source Code Pro Light" style:font-name-complex="Consolas" fo:color="#000000" fo:font-size="12pt" style:font-size-asian="12pt" style:font-size-complex="10pt" fo:language="en" fo:country="US"/>
    </style:style>
    <style:style style:name="T354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43" style:parent-style-name="DefaultParagraphFont" style:family="text">
      <style:text-properties style:font-name="Source Code Pro Light" style:font-name-complex="Consolas" fo:color="#000000" fo:font-size="12pt" style:font-size-asian="12pt" style:font-size-complex="10pt" fo:language="en" fo:country="US"/>
    </style:style>
    <style:style style:name="T35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45" style:parent-style-name="DefaultParagraphFont" style:family="text">
      <style:text-properties style:font-name="Source Code Pro Light" style:font-name-complex="Consolas" fo:color="#000000" fo:font-size="12pt" style:font-size-asian="12pt" style:font-size-complex="10pt" fo:language="en" fo:country="US"/>
    </style:style>
    <style:style style:name="T35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47" style:parent-style-name="DefaultParagraphFont" style:family="text">
      <style:text-properties style:font-name="Source Code Pro Light" style:font-name-complex="Consolas" fo:color="#000000" fo:font-size="12pt" style:font-size-asian="12pt" style:font-size-complex="10pt" fo:language="en" fo:country="US"/>
    </style:style>
    <style:style style:name="T3548" style:parent-style-name="DefaultParagraphFont" style:family="text">
      <style:text-properties style:font-name="Source Code Pro Light" style:font-name-complex="Consolas" fo:color="#800080" fo:font-size="12pt" style:font-size-asian="12pt" style:font-size-complex="10pt" fo:language="en" fo:country="US"/>
    </style:style>
    <style:style style:name="T3549" style:parent-style-name="DefaultParagraphFont" style:family="text">
      <style:text-properties style:font-name="Source Code Pro Light" style:font-name-complex="Consolas" fo:color="#000000" fo:font-size="12pt" style:font-size-asian="12pt" style:font-size-complex="10pt" fo:language="en" fo:country="US"/>
    </style:style>
    <style:style style:name="T35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1" style:parent-style-name="DefaultParagraphFont" style:family="text">
      <style:text-properties style:font-name="Source Code Pro Light" style:font-name-complex="Consolas" fo:color="#000000" fo:font-size="12pt" style:font-size-asian="12pt" style:font-size-complex="10pt" fo:language="en" fo:country="US"/>
    </style:style>
    <style:style style:name="T35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3" style:parent-style-name="DefaultParagraphFont" style:family="text">
      <style:text-properties style:font-name="Source Code Pro Light" style:font-name-complex="Consolas" fo:color="#000000" fo:font-size="12pt" style:font-size-asian="12pt" style:font-size-complex="10pt" fo:language="en" fo:country="US"/>
    </style:style>
    <style:style style:name="T35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5" style:parent-style-name="DefaultParagraphFont" style:family="text">
      <style:text-properties style:font-name="Source Code Pro Light" style:font-name-complex="Consolas" fo:color="#000000" fo:font-size="12pt" style:font-size-asian="12pt" style:font-size-complex="10pt" fo:language="en" fo:country="US"/>
    </style:style>
    <style:style style:name="T35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7" style:parent-style-name="DefaultParagraphFont" style:family="text">
      <style:text-properties style:font-name="Source Code Pro Light" style:font-name-complex="Consolas" fo:color="#000000" fo:font-size="12pt" style:font-size-asian="12pt" style:font-size-complex="10pt" fo:language="en" fo:country="US"/>
    </style:style>
    <style:style style:name="T35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59" style:parent-style-name="DefaultParagraphFont" style:family="text">
      <style:text-properties style:font-name="Source Code Pro Light" style:font-name-complex="Consolas" fo:color="#000000" fo:font-size="12pt" style:font-size-asian="12pt" style:font-size-complex="10pt" fo:language="en" fo:country="US"/>
    </style:style>
    <style:style style:name="T356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61" style:parent-style-name="DefaultParagraphFont" style:family="text">
      <style:text-properties style:font-name="Source Code Pro Light" style:font-name-complex="Consolas" fo:color="#000000" fo:font-size="12pt" style:font-size-asian="12pt" style:font-size-complex="10pt" fo:language="en" fo:country="US"/>
    </style:style>
    <style:style style:name="T35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64" style:parent-style-name="DefaultParagraphFont" style:family="text">
      <style:text-properties style:font-name="Source Code Pro Light" style:font-name-complex="Consolas" fo:color="#000000" fo:font-size="12pt" style:font-size-asian="12pt" style:font-size-complex="10pt" fo:language="en" fo:country="US"/>
    </style:style>
    <style:style style:name="P356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66" style:parent-style-name="Normal" style:family="paragraph">
      <style:paragraph-properties fo:widows="0" fo:orphans="0" style:text-autospace="none" fo:margin-bottom="0in" fo:line-height="100%"/>
    </style:style>
    <style:style style:name="T3567" style:parent-style-name="DefaultParagraphFont" style:family="text">
      <style:text-properties style:font-name="Source Code Pro Light" style:font-name-complex="Consolas" fo:color="#000000" fo:font-size="12pt" style:font-size-asian="12pt" style:font-size-complex="10pt" fo:language="en" fo:country="US"/>
    </style:style>
    <style:style style:name="T35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69" style:parent-style-name="Normal" style:family="paragraph">
      <style:paragraph-properties fo:widows="0" fo:orphans="0" style:text-autospace="none" fo:margin-bottom="0in" fo:line-height="100%"/>
    </style:style>
    <style:style style:name="T3570" style:parent-style-name="DefaultParagraphFont" style:family="text">
      <style:text-properties style:font-name="Source Code Pro Light" style:font-name-complex="Consolas" fo:color="#000000" fo:font-size="12pt" style:font-size-asian="12pt" style:font-size-complex="10pt" fo:language="en" fo:country="US"/>
    </style:style>
    <style:style style:name="T35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72" style:parent-style-name="DefaultParagraphFont" style:family="text">
      <style:text-properties style:font-name="Source Code Pro Light" style:font-name-complex="Consolas" fo:color="#000000" fo:font-size="12pt" style:font-size-asian="12pt" style:font-size-complex="10pt" fo:language="en" fo:country="US"/>
    </style:style>
    <style:style style:name="T35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74" style:parent-style-name="DefaultParagraphFont" style:family="text">
      <style:text-properties style:font-name="Source Code Pro Light" style:font-name-complex="Consolas" fo:color="#000000" fo:font-size="12pt" style:font-size-asian="12pt" style:font-size-complex="10pt" fo:language="en" fo:country="US"/>
    </style:style>
    <style:style style:name="T35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76" style:parent-style-name="DefaultParagraphFont" style:family="text">
      <style:text-properties style:font-name="Source Code Pro Light" style:font-name-complex="Consolas" fo:color="#000000" fo:font-size="12pt" style:font-size-asian="12pt" style:font-size-complex="10pt" fo:language="en" fo:country="US"/>
    </style:style>
    <style:style style:name="T3577" style:parent-style-name="DefaultParagraphFont" style:family="text">
      <style:text-properties style:font-name="Source Code Pro Light" style:font-name-complex="Consolas" fo:color="#800080" fo:font-size="12pt" style:font-size-asian="12pt" style:font-size-complex="10pt" fo:language="en" fo:country="US"/>
    </style:style>
    <style:style style:name="T3578" style:parent-style-name="DefaultParagraphFont" style:family="text">
      <style:text-properties style:font-name="Source Code Pro Light" style:font-name-complex="Consolas" fo:color="#000000" fo:font-size="12pt" style:font-size-asian="12pt" style:font-size-complex="10pt" fo:language="en" fo:country="US"/>
    </style:style>
    <style:style style:name="T35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0" style:parent-style-name="DefaultParagraphFont" style:family="text">
      <style:text-properties style:font-name="Source Code Pro Light" style:font-name-complex="Consolas" fo:color="#000000" fo:font-size="12pt" style:font-size-asian="12pt" style:font-size-complex="10pt" fo:language="en" fo:country="US"/>
    </style:style>
    <style:style style:name="T35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2" style:parent-style-name="DefaultParagraphFont" style:family="text">
      <style:text-properties style:font-name="Source Code Pro Light" style:font-name-complex="Consolas" fo:color="#000000" fo:font-size="12pt" style:font-size-asian="12pt" style:font-size-complex="10pt" fo:language="en" fo:country="US"/>
    </style:style>
    <style:style style:name="T35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4" style:parent-style-name="DefaultParagraphFont" style:family="text">
      <style:text-properties style:font-name="Source Code Pro Light" style:font-name-complex="Consolas" fo:color="#000000" fo:font-size="12pt" style:font-size-asian="12pt" style:font-size-complex="10pt" fo:language="en" fo:country="US"/>
    </style:style>
    <style:style style:name="T35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6" style:parent-style-name="DefaultParagraphFont" style:family="text">
      <style:text-properties style:font-name="Source Code Pro Light" style:font-name-complex="Consolas" fo:color="#000000" fo:font-size="12pt" style:font-size-asian="12pt" style:font-size-complex="10pt" fo:language="en" fo:country="US"/>
    </style:style>
    <style:style style:name="T3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88" style:parent-style-name="DefaultParagraphFont" style:family="text">
      <style:text-properties style:font-name="Source Code Pro Light" style:font-name-complex="Consolas" fo:color="#000000" fo:font-size="12pt" style:font-size-asian="12pt" style:font-size-complex="10pt" fo:language="en" fo:country="US"/>
    </style:style>
    <style:style style:name="T358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90" style:parent-style-name="DefaultParagraphFont" style:family="text">
      <style:text-properties style:font-name="Source Code Pro Light" style:font-name-complex="Consolas" fo:color="#000000" fo:font-size="12pt" style:font-size-asian="12pt" style:font-size-complex="10pt" fo:language="en" fo:country="US"/>
    </style:style>
    <style:style style:name="T359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5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593" style:parent-style-name="DefaultParagraphFont" style:family="text">
      <style:text-properties style:font-name="Source Code Pro Light" style:font-name-complex="Consolas" fo:color="#000000" fo:font-size="12pt" style:font-size-asian="12pt" style:font-size-complex="10pt" fo:language="en" fo:country="US"/>
    </style:style>
    <style:style style:name="P3594"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595" style:parent-style-name="Normal" style:family="paragraph">
      <style:paragraph-properties fo:widows="0" fo:orphans="0" style:text-autospace="none" fo:margin-bottom="0in" fo:line-height="100%"/>
    </style:style>
    <style:style style:name="T3596" style:parent-style-name="DefaultParagraphFont" style:family="text">
      <style:text-properties style:font-name="Source Code Pro Light" style:font-name-complex="Consolas" fo:color="#000000" fo:font-size="12pt" style:font-size-asian="12pt" style:font-size-complex="10pt" fo:language="en" fo:country="US"/>
    </style:style>
    <style:style style:name="T35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598" style:parent-style-name="Normal" style:family="paragraph">
      <style:paragraph-properties fo:widows="0" fo:orphans="0" style:text-autospace="none" fo:margin-bottom="0in" fo:line-height="100%"/>
    </style:style>
    <style:style style:name="T3599" style:parent-style-name="DefaultParagraphFont" style:family="text">
      <style:text-properties style:font-name="Source Code Pro Light" style:font-name-complex="Consolas" fo:color="#000000" fo:font-size="12pt" style:font-size-asian="12pt" style:font-size-complex="10pt" fo:language="en" fo:country="US"/>
    </style:style>
    <style:style style:name="T36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01" style:parent-style-name="DefaultParagraphFont" style:family="text">
      <style:text-properties style:font-name="Source Code Pro Light" style:font-name-complex="Consolas" fo:color="#000000" fo:font-size="12pt" style:font-size-asian="12pt" style:font-size-complex="10pt" fo:language="en" fo:country="US"/>
    </style:style>
    <style:style style:name="T36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03" style:parent-style-name="DefaultParagraphFont" style:family="text">
      <style:text-properties style:font-name="Source Code Pro Light" style:font-name-complex="Consolas" fo:color="#000000" fo:font-size="12pt" style:font-size-asian="12pt" style:font-size-complex="10pt" fo:language="en" fo:country="US"/>
    </style:style>
    <style:style style:name="T36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05" style:parent-style-name="DefaultParagraphFont" style:family="text">
      <style:text-properties style:font-name="Source Code Pro Light" style:font-name-complex="Consolas" fo:color="#000000" fo:font-size="12pt" style:font-size-asian="12pt" style:font-size-complex="10pt" fo:language="en" fo:country="US"/>
    </style:style>
    <style:style style:name="T3606" style:parent-style-name="DefaultParagraphFont" style:family="text">
      <style:text-properties style:font-name="Source Code Pro Light" style:font-name-complex="Consolas" fo:color="#800080" fo:font-size="12pt" style:font-size-asian="12pt" style:font-size-complex="10pt" fo:language="en" fo:country="US"/>
    </style:style>
    <style:style style:name="T3607" style:parent-style-name="DefaultParagraphFont" style:family="text">
      <style:text-properties style:font-name="Source Code Pro Light" style:font-name-complex="Consolas" fo:color="#000000" fo:font-size="12pt" style:font-size-asian="12pt" style:font-size-complex="10pt" fo:language="en" fo:country="US"/>
    </style:style>
    <style:style style:name="T36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09" style:parent-style-name="DefaultParagraphFont" style:family="text">
      <style:text-properties style:font-name="Source Code Pro Light" style:font-name-complex="Consolas" fo:color="#000000" fo:font-size="12pt" style:font-size-asian="12pt" style:font-size-complex="10pt" fo:language="en" fo:country="US"/>
    </style:style>
    <style:style style:name="T36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1" style:parent-style-name="DefaultParagraphFont" style:family="text">
      <style:text-properties style:font-name="Source Code Pro Light" style:font-name-complex="Consolas" fo:color="#000000" fo:font-size="12pt" style:font-size-asian="12pt" style:font-size-complex="10pt" fo:language="en" fo:country="US"/>
    </style:style>
    <style:style style:name="T36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3" style:parent-style-name="DefaultParagraphFont" style:family="text">
      <style:text-properties style:font-name="Source Code Pro Light" style:font-name-complex="Consolas" fo:color="#000000" fo:font-size="12pt" style:font-size-asian="12pt" style:font-size-complex="10pt" fo:language="en" fo:country="US"/>
    </style:style>
    <style:style style:name="T36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5" style:parent-style-name="DefaultParagraphFont" style:family="text">
      <style:text-properties style:font-name="Source Code Pro Light" style:font-name-complex="Consolas" fo:color="#000000" fo:font-size="12pt" style:font-size-asian="12pt" style:font-size-complex="10pt" fo:language="en" fo:country="US"/>
    </style:style>
    <style:style style:name="T36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17" style:parent-style-name="DefaultParagraphFont" style:family="text">
      <style:text-properties style:font-name="Source Code Pro Light" style:font-name-complex="Consolas" fo:color="#000000" fo:font-size="12pt" style:font-size-asian="12pt" style:font-size-complex="10pt" fo:language="en" fo:country="US"/>
    </style:style>
    <style:style style:name="T361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19" style:parent-style-name="DefaultParagraphFont" style:family="text">
      <style:text-properties style:font-name="Source Code Pro Light" style:font-name-complex="Consolas" fo:color="#000000" fo:font-size="12pt" style:font-size-asian="12pt" style:font-size-complex="10pt" fo:language="en" fo:country="US"/>
    </style:style>
    <style:style style:name="T36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22" style:parent-style-name="DefaultParagraphFont" style:family="text">
      <style:text-properties style:font-name="Source Code Pro Light" style:font-name-complex="Consolas" fo:color="#000000" fo:font-size="12pt" style:font-size-asian="12pt" style:font-size-complex="10pt" fo:language="en" fo:country="US"/>
    </style:style>
    <style:style style:name="P3623"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24" style:parent-style-name="Normal" style:family="paragraph">
      <style:paragraph-properties fo:widows="0" fo:orphans="0" style:text-autospace="none" fo:margin-bottom="0in" fo:line-height="100%"/>
    </style:style>
    <style:style style:name="T3625" style:parent-style-name="DefaultParagraphFont" style:family="text">
      <style:text-properties style:font-name="Source Code Pro Light" style:font-name-complex="Consolas" fo:color="#000000" fo:font-size="12pt" style:font-size-asian="12pt" style:font-size-complex="10pt" fo:language="en" fo:country="US"/>
    </style:style>
    <style:style style:name="T362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27" style:parent-style-name="DefaultParagraphFont" style:family="text">
      <style:text-properties style:font-name="Source Code Pro Light" style:font-name-complex="Consolas" fo:color="#000000" fo:font-size="12pt" style:font-size-asian="12pt" style:font-size-complex="10pt" fo:language="en" fo:country="US"/>
    </style:style>
    <style:style style:name="T36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0" style:parent-style-name="DefaultParagraphFont" style:family="text">
      <style:text-properties style:font-name="Source Code Pro Light" style:font-name-complex="Consolas" fo:color="#000000" fo:font-size="12pt" style:font-size-asian="12pt" style:font-size-complex="10pt" fo:language="en" fo:country="US"/>
    </style:style>
    <style:style style:name="T363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32" style:parent-style-name="Normal" style:family="paragraph">
      <style:paragraph-properties fo:widows="0" fo:orphans="0" style:text-autospace="none" fo:margin-bottom="0in" fo:line-height="100%"/>
    </style:style>
    <style:style style:name="T36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34" style:parent-style-name="DefaultParagraphFont" style:family="text">
      <style:text-properties style:font-name="Source Code Pro Light" style:font-name-complex="Consolas" fo:color="#000000" fo:font-size="12pt" style:font-size-asian="12pt" style:font-size-complex="10pt" fo:language="en" fo:country="US"/>
    </style:style>
    <style:style style:name="P363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36"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37" style:parent-style-name="Normal" style:family="paragraph">
      <style:paragraph-properties fo:widows="0" fo:orphans="0" style:text-autospace="none" fo:margin-bottom="0in" fo:line-height="100%"/>
    </style:style>
    <style:style style:name="T363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39" style:parent-style-name="DefaultParagraphFont" style:family="text">
      <style:text-properties style:font-name="Source Code Pro Light" style:font-name-complex="Consolas" fo:color="#000000" fo:font-size="12pt" style:font-size-asian="12pt" style:font-size-complex="10pt" fo:language="en" fo:country="US"/>
    </style:style>
    <style:style style:name="T36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41" style:parent-style-name="DefaultParagraphFont" style:family="text">
      <style:text-properties style:font-name="Source Code Pro Light" style:font-name-complex="Consolas" fo:color="#000000" fo:font-size="12pt" style:font-size-asian="12pt" style:font-size-complex="10pt" fo:language="en" fo:country="US"/>
    </style:style>
    <style:style style:name="T36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43" style:parent-style-name="DefaultParagraphFont" style:family="text">
      <style:text-properties style:font-name="Source Code Pro Light" style:font-name-complex="Consolas" fo:color="#000000" fo:font-size="12pt" style:font-size-asian="12pt" style:font-size-complex="10pt" fo:language="en" fo:country="US"/>
    </style:style>
    <style:style style:name="T364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45" style:parent-style-name="DefaultParagraphFont" style:family="text">
      <style:text-properties style:font-name="Source Code Pro Light" style:font-name-complex="Consolas" fo:color="#000000" fo:font-size="12pt" style:font-size-asian="12pt" style:font-size-complex="10pt" fo:language="en" fo:country="US"/>
    </style:style>
    <style:style style:name="T36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47" style:parent-style-name="DefaultParagraphFont" style:family="text">
      <style:text-properties style:font-name="Source Code Pro Light" style:font-name-complex="Consolas" fo:color="#000000" fo:font-size="12pt" style:font-size-asian="12pt" style:font-size-complex="10pt" fo:language="en" fo:country="US"/>
    </style:style>
    <style:style style:name="T36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49" style:parent-style-name="DefaultParagraphFont" style:family="text">
      <style:text-properties style:font-name="Source Code Pro Light" style:font-name-complex="Consolas" fo:color="#000000" fo:font-size="12pt" style:font-size-asian="12pt" style:font-size-complex="10pt" fo:language="en" fo:country="US"/>
    </style:style>
    <style:style style:name="P3650" style:parent-style-name="Normal" style:family="paragraph">
      <style:paragraph-properties fo:widows="0" fo:orphans="0" style:text-autospace="none" fo:margin-bottom="0in" fo:line-height="100%"/>
    </style:style>
    <style:style style:name="T36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52" style:parent-style-name="DefaultParagraphFont" style:family="text">
      <style:text-properties style:font-name="Source Code Pro Light" style:font-name-complex="Consolas" fo:color="#000000" fo:font-size="12pt" style:font-size-asian="12pt" style:font-size-complex="10pt" fo:language="en" fo:country="US"/>
    </style:style>
    <style:style style:name="P3653" style:parent-style-name="Normal" style:family="paragraph">
      <style:paragraph-properties fo:widows="0" fo:orphans="0" style:text-autospace="none" fo:margin-bottom="0in" fo:line-height="100%"/>
    </style:style>
    <style:style style:name="T3654" style:parent-style-name="DefaultParagraphFont" style:family="text">
      <style:text-properties style:font-name="Source Code Pro Light" style:font-name-complex="Consolas" fo:color="#000000" fo:font-size="12pt" style:font-size-asian="12pt" style:font-size-complex="10pt" fo:language="en" fo:country="US"/>
    </style:style>
    <style:style style:name="T365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56" style:parent-style-name="Normal" style:family="paragraph">
      <style:paragraph-properties fo:widows="0" fo:orphans="0" style:text-autospace="none" fo:margin-bottom="0in" fo:line-height="100%"/>
    </style:style>
    <style:style style:name="T3657" style:parent-style-name="DefaultParagraphFont" style:family="text">
      <style:text-properties style:font-name="Source Code Pro Light" style:font-name-complex="Consolas" fo:color="#000000" fo:font-size="12pt" style:font-size-asian="12pt" style:font-size-complex="10pt" fo:language="en" fo:country="US"/>
    </style:style>
    <style:style style:name="T36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59" style:parent-style-name="DefaultParagraphFont" style:family="text">
      <style:text-properties style:font-name="Source Code Pro Light" style:font-name-complex="Consolas" fo:color="#000000" fo:font-size="12pt" style:font-size-asian="12pt" style:font-size-complex="10pt" fo:language="en" fo:country="US"/>
    </style:style>
    <style:style style:name="T36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1" style:parent-style-name="DefaultParagraphFont" style:family="text">
      <style:text-properties style:font-name="Source Code Pro Light" style:font-name-complex="Consolas" fo:color="#000000" fo:font-size="12pt" style:font-size-asian="12pt" style:font-size-complex="10pt" fo:language="en" fo:country="US"/>
    </style:style>
    <style:style style:name="T36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3" style:parent-style-name="DefaultParagraphFont" style:family="text">
      <style:text-properties style:font-name="Source Code Pro Light" style:font-name-complex="Consolas" fo:color="#000000" fo:font-size="12pt" style:font-size-asian="12pt" style:font-size-complex="10pt" fo:language="en" fo:country="US"/>
    </style:style>
    <style:style style:name="T3664" style:parent-style-name="DefaultParagraphFont" style:family="text">
      <style:text-properties style:font-name="Source Code Pro Light" style:font-name-complex="Consolas" fo:color="#800080" fo:font-size="12pt" style:font-size-asian="12pt" style:font-size-complex="10pt" fo:language="en" fo:country="US"/>
    </style:style>
    <style:style style:name="T3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66" style:parent-style-name="DefaultParagraphFont" style:family="text">
      <style:text-properties style:font-name="Source Code Pro Light" style:font-name-complex="Consolas" fo:color="#000000" fo:font-size="12pt" style:font-size-asian="12pt" style:font-size-complex="10pt" fo:language="en" fo:country="US"/>
    </style:style>
    <style:style style:name="T36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68" style:parent-style-name="DefaultParagraphFont" style:family="text">
      <style:text-properties style:font-name="Source Code Pro Light" style:font-name-complex="Consolas" fo:color="#000000" fo:font-size="12pt" style:font-size-asian="12pt" style:font-size-complex="10pt" fo:language="en" fo:country="US"/>
    </style:style>
    <style:style style:name="T366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71" style:parent-style-name="DefaultParagraphFont" style:family="text">
      <style:text-properties style:font-name="Source Code Pro Light" style:font-name-complex="Consolas" fo:color="#000000" fo:font-size="12pt" style:font-size-asian="12pt" style:font-size-complex="10pt" fo:language="en" fo:country="US"/>
    </style:style>
    <style:style style:name="P3672"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73" style:parent-style-name="Normal" style:family="paragraph">
      <style:paragraph-properties fo:widows="0" fo:orphans="0" style:text-autospace="none" fo:margin-bottom="0in" fo:line-height="100%"/>
    </style:style>
    <style:style style:name="T3674" style:parent-style-name="DefaultParagraphFont" style:family="text">
      <style:text-properties style:font-name="Source Code Pro Light" style:font-name-complex="Consolas" fo:color="#000000" fo:font-size="12pt" style:font-size-asian="12pt" style:font-size-complex="10pt" fo:language="en" fo:country="US"/>
    </style:style>
    <style:style style:name="T36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76" style:parent-style-name="Normal" style:family="paragraph">
      <style:paragraph-properties fo:widows="0" fo:orphans="0" style:text-autospace="none" fo:margin-bottom="0in" fo:line-height="100%"/>
    </style:style>
    <style:style style:name="T3677" style:parent-style-name="DefaultParagraphFont" style:family="text">
      <style:text-properties style:font-name="Source Code Pro Light" style:font-name-complex="Consolas" fo:color="#000000" fo:font-size="12pt" style:font-size-asian="12pt" style:font-size-complex="10pt" fo:language="en" fo:country="US"/>
    </style:style>
    <style:style style:name="T36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79" style:parent-style-name="DefaultParagraphFont" style:family="text">
      <style:text-properties style:font-name="Source Code Pro Light" style:font-name-complex="Consolas" fo:color="#000000" fo:font-size="12pt" style:font-size-asian="12pt" style:font-size-complex="10pt" fo:language="en" fo:country="US"/>
    </style:style>
    <style:style style:name="T36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1" style:parent-style-name="DefaultParagraphFont" style:family="text">
      <style:text-properties style:font-name="Source Code Pro Light" style:font-name-complex="Consolas" fo:color="#000000" fo:font-size="12pt" style:font-size-asian="12pt" style:font-size-complex="10pt" fo:language="en" fo:country="US"/>
    </style:style>
    <style:style style:name="T36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3" style:parent-style-name="DefaultParagraphFont" style:family="text">
      <style:text-properties style:font-name="Source Code Pro Light" style:font-name-complex="Consolas" fo:color="#000000" fo:font-size="12pt" style:font-size-asian="12pt" style:font-size-complex="10pt" fo:language="en" fo:country="US"/>
    </style:style>
    <style:style style:name="T36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5" style:parent-style-name="DefaultParagraphFont" style:family="text">
      <style:text-properties style:font-name="Source Code Pro Light" style:font-name-complex="Consolas" fo:color="#000000" fo:font-size="12pt" style:font-size-asian="12pt" style:font-size-complex="10pt" fo:language="en" fo:country="US"/>
    </style:style>
    <style:style style:name="T36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87" style:parent-style-name="DefaultParagraphFont" style:family="text">
      <style:text-properties style:font-name="Source Code Pro Light" style:font-name-complex="Consolas" fo:color="#000000" fo:font-size="12pt" style:font-size-asian="12pt" style:font-size-complex="10pt" fo:language="en" fo:country="US"/>
    </style:style>
    <style:style style:name="P3688"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689" style:parent-style-name="Normal" style:family="paragraph">
      <style:paragraph-properties fo:widows="0" fo:orphans="0" style:text-autospace="none" fo:margin-bottom="0in" fo:line-height="100%"/>
    </style:style>
    <style:style style:name="T3690" style:parent-style-name="DefaultParagraphFont" style:family="text">
      <style:text-properties style:font-name="Source Code Pro Light" style:font-name-complex="Consolas" fo:color="#000000" fo:font-size="12pt" style:font-size-asian="12pt" style:font-size-complex="10pt" fo:language="en" fo:country="US"/>
    </style:style>
    <style:style style:name="T369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692" style:parent-style-name="Normal" style:family="paragraph">
      <style:paragraph-properties fo:widows="0" fo:orphans="0" style:text-autospace="none" fo:margin-bottom="0in" fo:line-height="100%"/>
    </style:style>
    <style:style style:name="T3693" style:parent-style-name="DefaultParagraphFont" style:family="text">
      <style:text-properties style:font-name="Source Code Pro Light" style:font-name-complex="Consolas" fo:color="#000000" fo:font-size="12pt" style:font-size-asian="12pt" style:font-size-complex="10pt" fo:language="en" fo:country="US"/>
    </style:style>
    <style:style style:name="T369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695" style:parent-style-name="DefaultParagraphFont" style:family="text">
      <style:text-properties style:font-name="Source Code Pro Light" style:font-name-complex="Consolas" fo:color="#000000" fo:font-size="12pt" style:font-size-asian="12pt" style:font-size-complex="10pt" fo:language="en" fo:country="US"/>
    </style:style>
    <style:style style:name="T36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697" style:parent-style-name="DefaultParagraphFont" style:family="text">
      <style:text-properties style:font-name="Source Code Pro Light" style:font-name-complex="Consolas" fo:color="#000000" fo:font-size="12pt" style:font-size-asian="12pt" style:font-size-complex="10pt" fo:language="en" fo:country="US"/>
    </style:style>
    <style:style style:name="T3698" style:parent-style-name="DefaultParagraphFont" style:family="text">
      <style:text-properties style:font-name="Source Code Pro Light" style:font-name-complex="Consolas" fo:color="#800080" fo:font-size="12pt" style:font-size-asian="12pt" style:font-size-complex="10pt" fo:language="en" fo:country="US"/>
    </style:style>
    <style:style style:name="T36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0" style:parent-style-name="DefaultParagraphFont" style:family="text">
      <style:text-properties style:font-name="Source Code Pro Light" style:font-name-complex="Consolas" fo:color="#000000" fo:font-size="12pt" style:font-size-asian="12pt" style:font-size-complex="10pt" fo:language="en" fo:country="US"/>
    </style:style>
    <style:style style:name="T37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2" style:parent-style-name="DefaultParagraphFont" style:family="text">
      <style:text-properties style:font-name="Source Code Pro Light" style:font-name-complex="Consolas" fo:color="#000000" fo:font-size="12pt" style:font-size-asian="12pt" style:font-size-complex="10pt" fo:language="en" fo:country="US"/>
    </style:style>
    <style:style style:name="T3703" style:parent-style-name="DefaultParagraphFont" style:family="text">
      <style:text-properties style:font-name="Source Code Pro Light" style:font-name-complex="Consolas" fo:color="#800080" fo:font-size="12pt" style:font-size-asian="12pt" style:font-size-complex="10pt" fo:language="en" fo:country="US"/>
    </style:style>
    <style:style style:name="T37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05" style:parent-style-name="DefaultParagraphFont" style:family="text">
      <style:text-properties style:font-name="Source Code Pro Light" style:font-name-complex="Consolas" fo:color="#000000" fo:font-size="12pt" style:font-size-asian="12pt" style:font-size-complex="10pt" fo:language="en" fo:country="US"/>
    </style:style>
    <style:style style:name="P3706" style:parent-style-name="Normal" style:family="paragraph">
      <style:paragraph-properties fo:widows="0" fo:orphans="0" style:text-autospace="none" fo:margin-bottom="0in" fo:line-height="100%"/>
    </style:style>
    <style:style style:name="T3707" style:parent-style-name="DefaultParagraphFont" style:family="text">
      <style:text-properties style:font-name="Source Code Pro Light" style:font-name-complex="Consolas" fo:color="#000000" fo:font-size="12pt" style:font-size-asian="12pt" style:font-size-complex="10pt" fo:language="en" fo:country="US"/>
    </style:style>
    <style:style style:name="T370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P3709" style:parent-style-name="Normal" style:family="paragraph">
      <style:paragraph-properties fo:widows="0" fo:orphans="0" style:text-autospace="none" fo:margin-bottom="0in" fo:line-height="100%"/>
    </style:style>
    <style:style style:name="T3710" style:parent-style-name="DefaultParagraphFont" style:family="text">
      <style:text-properties style:font-name="Source Code Pro Light" style:font-name-complex="Consolas" fo:color="#000000" fo:font-size="12pt" style:font-size-asian="12pt" style:font-size-complex="10pt" fo:language="en" fo:country="US"/>
    </style:style>
    <style:style style:name="T3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2" style:parent-style-name="DefaultParagraphFont" style:family="text">
      <style:text-properties style:font-name="Source Code Pro Light" style:font-name-complex="Consolas" fo:color="#000000" fo:font-size="12pt" style:font-size-asian="12pt" style:font-size-complex="10pt" fo:language="en" fo:country="US"/>
    </style:style>
    <style:style style:name="P3713" style:parent-style-name="Normal" style:family="paragraph">
      <style:paragraph-properties fo:widows="0" fo:orphans="0" style:text-autospace="none" fo:margin-bottom="0in" fo:line-height="100%"/>
    </style:style>
    <style:style style:name="T3714" style:parent-style-name="DefaultParagraphFont" style:family="text">
      <style:text-properties style:font-name="Source Code Pro Light" style:font-name-complex="Consolas" fo:color="#000000" fo:font-size="12pt" style:font-size-asian="12pt" style:font-size-complex="10pt" fo:language="en" fo:country="US"/>
    </style:style>
    <style:style style:name="T371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16" style:parent-style-name="DefaultParagraphFont" style:family="text">
      <style:text-properties style:font-name="Source Code Pro Light" style:font-name-complex="Consolas" fo:color="#000000" fo:font-size="12pt" style:font-size-asian="12pt" style:font-size-complex="10pt" fo:language="en" fo:country="US"/>
    </style:style>
    <style:style style:name="T37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18" style:parent-style-name="DefaultParagraphFont" style:family="text">
      <style:text-properties style:font-name="Source Code Pro Light" style:font-name-complex="Consolas" fo:color="#000000" fo:font-size="12pt" style:font-size-asian="12pt" style:font-size-complex="10pt" fo:language="en" fo:country="US"/>
    </style:style>
    <style:style style:name="T37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0" style:parent-style-name="DefaultParagraphFont" style:family="text">
      <style:text-properties style:font-name="Source Code Pro Light" style:font-name-complex="Consolas" fo:color="#000000" fo:font-size="12pt" style:font-size-asian="12pt" style:font-size-complex="10pt" fo:language="en" fo:country="US"/>
    </style:style>
    <style:style style:name="T37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2" style:parent-style-name="DefaultParagraphFont" style:family="text">
      <style:text-properties style:font-name="Source Code Pro Light" style:font-name-complex="Consolas" fo:color="#800080" fo:font-size="12pt" style:font-size-asian="12pt" style:font-size-complex="10pt" fo:language="en" fo:country="US"/>
    </style:style>
    <style:style style:name="T37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4" style:parent-style-name="DefaultParagraphFont" style:family="text">
      <style:text-properties style:font-name="Source Code Pro Light" style:font-name-complex="Consolas" fo:color="#000000" fo:font-size="12pt" style:font-size-asian="12pt" style:font-size-complex="10pt" fo:language="en" fo:country="US"/>
    </style:style>
    <style:style style:name="T37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26" style:parent-style-name="DefaultParagraphFont" style:family="text">
      <style:text-properties style:font-name="Source Code Pro Light" style:font-name-complex="Consolas" fo:color="#000000" fo:font-size="12pt" style:font-size-asian="12pt" style:font-size-complex="10pt" fo:language="en" fo:country="US"/>
    </style:style>
    <style:style style:name="P3727"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728" style:parent-style-name="Normal" style:family="paragraph">
      <style:paragraph-properties fo:widows="0" fo:orphans="0" style:text-autospace="none" fo:margin-bottom="0in" fo:line-height="100%"/>
    </style:style>
    <style:style style:name="T3729" style:parent-style-name="DefaultParagraphFont" style:family="text">
      <style:text-properties style:font-name="Source Code Pro Light" style:font-name-complex="Consolas" fo:color="#000000" fo:font-size="12pt" style:font-size-asian="12pt" style:font-size-complex="10pt" fo:language="en" fo:country="US"/>
    </style:style>
    <style:style style:name="T37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31" style:parent-style-name="Normal" style:family="paragraph">
      <style:paragraph-properties fo:widows="0" fo:orphans="0" style:text-autospace="none" fo:margin-bottom="0in" fo:line-height="100%"/>
    </style:style>
    <style:style style:name="T3732" style:parent-style-name="DefaultParagraphFont" style:family="text">
      <style:text-properties style:font-name="Source Code Pro Light" style:font-name-complex="Consolas" fo:color="#000000" fo:font-size="12pt" style:font-size-asian="12pt" style:font-size-complex="10pt" fo:language="en" fo:country="US"/>
    </style:style>
    <style:style style:name="T373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34" style:parent-style-name="Normal" style:family="paragraph">
      <style:paragraph-properties fo:widows="0" fo:orphans="0" style:text-autospace="none" fo:margin-bottom="0in" fo:line-height="100%"/>
    </style:style>
    <style:style style:name="T3735" style:parent-style-name="DefaultParagraphFont" style:family="text">
      <style:text-properties style:font-name="Source Code Pro Light" style:font-name-complex="Consolas" fo:color="#000000" fo:font-size="12pt" style:font-size-asian="12pt" style:font-size-complex="10pt" fo:language="en" fo:country="US"/>
    </style:style>
    <style:style style:name="T373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37" style:parent-style-name="DefaultParagraphFont" style:family="text">
      <style:text-properties style:font-name="Source Code Pro Light" style:font-name-complex="Consolas" fo:color="#000000" fo:font-size="12pt" style:font-size-asian="12pt" style:font-size-complex="10pt" fo:language="en" fo:country="US"/>
    </style:style>
    <style:style style:name="T37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39" style:parent-style-name="DefaultParagraphFont" style:family="text">
      <style:text-properties style:font-name="Source Code Pro Light" style:font-name-complex="Consolas" fo:color="#000000" fo:font-size="12pt" style:font-size-asian="12pt" style:font-size-complex="10pt" fo:language="en" fo:country="US"/>
    </style:style>
    <style:style style:name="T37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1" style:parent-style-name="DefaultParagraphFont" style:family="text">
      <style:text-properties style:font-name="Source Code Pro Light" style:font-name-complex="Consolas" fo:color="#000000" fo:font-size="12pt" style:font-size-asian="12pt" style:font-size-complex="10pt" fo:language="en" fo:country="US"/>
    </style:style>
    <style:style style:name="T37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3" style:parent-style-name="DefaultParagraphFont" style:family="text">
      <style:text-properties style:font-name="Source Code Pro Light" style:font-name-complex="Consolas" fo:color="#000000" fo:font-size="12pt" style:font-size-asian="12pt" style:font-size-complex="10pt" fo:language="en" fo:country="US"/>
    </style:style>
    <style:style style:name="T3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5" style:parent-style-name="DefaultParagraphFont" style:family="text">
      <style:text-properties style:font-name="Source Code Pro Light" style:font-name-complex="Consolas" fo:color="#000000" fo:font-size="12pt" style:font-size-asian="12pt" style:font-size-complex="10pt" fo:language="en" fo:country="US"/>
    </style:style>
    <style:style style:name="T37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7" style:parent-style-name="DefaultParagraphFont" style:family="text">
      <style:text-properties style:font-name="Source Code Pro Light" style:font-name-complex="Consolas" fo:color="#000000" fo:font-size="12pt" style:font-size-asian="12pt" style:font-size-complex="10pt" fo:language="en" fo:country="US"/>
    </style:style>
    <style:style style:name="T37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49" style:parent-style-name="DefaultParagraphFont" style:family="text">
      <style:text-properties style:font-name="Source Code Pro Light" style:font-name-complex="Consolas" fo:color="#000000" fo:font-size="12pt" style:font-size-asian="12pt" style:font-size-complex="10pt" fo:language="en" fo:country="US"/>
    </style:style>
    <style:style style:name="T37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1" style:parent-style-name="DefaultParagraphFont" style:family="text">
      <style:text-properties style:font-name="Source Code Pro Light" style:font-name-complex="Consolas" fo:color="#000000" fo:font-size="12pt" style:font-size-asian="12pt" style:font-size-complex="10pt" fo:language="en" fo:country="US"/>
    </style:style>
    <style:style style:name="T3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3" style:parent-style-name="DefaultParagraphFont" style:family="text">
      <style:text-properties style:font-name="Source Code Pro Light" style:font-name-complex="Consolas" fo:color="#000000" fo:font-size="12pt" style:font-size-asian="12pt" style:font-size-complex="10pt" fo:language="en" fo:country="US"/>
    </style:style>
    <style:style style:name="P3754" style:parent-style-name="Normal" style:family="paragraph">
      <style:paragraph-properties fo:widows="0" fo:orphans="0" style:text-autospace="none" fo:margin-bottom="0in" fo:line-height="100%"/>
    </style:style>
    <style:style style:name="T3755" style:parent-style-name="DefaultParagraphFont" style:family="text">
      <style:text-properties style:font-name="Source Code Pro Light" style:font-name-complex="Consolas" fo:color="#000000" fo:font-size="12pt" style:font-size-asian="12pt" style:font-size-complex="10pt" fo:language="en" fo:country="US"/>
    </style:style>
    <style:style style:name="T3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57" style:parent-style-name="DefaultParagraphFont" style:family="text">
      <style:text-properties style:font-name="Source Code Pro Light" style:font-name-complex="Consolas" fo:color="#000000" fo:font-size="12pt" style:font-size-asian="12pt" style:font-size-complex="10pt" fo:language="en" fo:country="US"/>
    </style:style>
    <style:style style:name="P3758" style:parent-style-name="Normal" style:family="paragraph">
      <style:paragraph-properties fo:widows="0" fo:orphans="0" style:text-autospace="none" fo:margin-bottom="0in" fo:line-height="100%"/>
    </style:style>
    <style:style style:name="T3759" style:parent-style-name="DefaultParagraphFont" style:family="text">
      <style:text-properties style:font-name="Source Code Pro Light" style:font-name-complex="Consolas" fo:color="#000000" fo:font-size="12pt" style:font-size-asian="12pt" style:font-size-complex="10pt" fo:language="en" fo:country="US"/>
    </style:style>
    <style:style style:name="T376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61" style:parent-style-name="Normal" style:family="paragraph">
      <style:paragraph-properties fo:widows="0" fo:orphans="0" style:text-autospace="none" fo:margin-bottom="0in" fo:line-height="100%"/>
    </style:style>
    <style:style style:name="T3762" style:parent-style-name="DefaultParagraphFont" style:family="text">
      <style:text-properties style:font-name="Source Code Pro Light" style:font-name-complex="Consolas" fo:color="#000000" fo:font-size="12pt" style:font-size-asian="12pt" style:font-size-complex="10pt" fo:language="en" fo:country="US"/>
    </style:style>
    <style:style style:name="T376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64" style:parent-style-name="Normal" style:family="paragraph">
      <style:paragraph-properties fo:widows="0" fo:orphans="0" style:text-autospace="none" fo:margin-bottom="0in" fo:line-height="100%"/>
    </style:style>
    <style:style style:name="T3765" style:parent-style-name="DefaultParagraphFont" style:family="text">
      <style:text-properties style:font-name="Source Code Pro Light" style:font-name-complex="Consolas" fo:color="#000000" fo:font-size="12pt" style:font-size-asian="12pt" style:font-size-complex="10pt" fo:language="en" fo:country="US"/>
    </style:style>
    <style:style style:name="T376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767" style:parent-style-name="Normal" style:family="paragraph">
      <style:paragraph-properties fo:widows="0" fo:orphans="0" style:text-autospace="none" fo:margin-bottom="0in" fo:line-height="100%"/>
    </style:style>
    <style:style style:name="T3768" style:parent-style-name="DefaultParagraphFont" style:family="text">
      <style:text-properties style:font-name="Source Code Pro Light" style:font-name-complex="Consolas" fo:color="#000000" fo:font-size="12pt" style:font-size-asian="12pt" style:font-size-complex="10pt" fo:language="en" fo:country="US"/>
    </style:style>
    <style:style style:name="T376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70" style:parent-style-name="DefaultParagraphFont" style:family="text">
      <style:text-properties style:font-name="Source Code Pro Light" style:font-name-complex="Consolas" fo:color="#000000" fo:font-size="12pt" style:font-size-asian="12pt" style:font-size-complex="10pt" fo:language="en" fo:country="US"/>
    </style:style>
    <style:style style:name="T37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2" style:parent-style-name="DefaultParagraphFont" style:family="text">
      <style:text-properties style:font-name="Source Code Pro Light" style:font-name-complex="Consolas" fo:color="#000000" fo:font-size="12pt" style:font-size-asian="12pt" style:font-size-complex="10pt" fo:language="en" fo:country="US"/>
    </style:style>
    <style:style style:name="T37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4" style:parent-style-name="DefaultParagraphFont" style:family="text">
      <style:text-properties style:font-name="Source Code Pro Light" style:font-name-complex="Consolas" fo:color="#000000" fo:font-size="12pt" style:font-size-asian="12pt" style:font-size-complex="10pt" fo:language="en" fo:country="US"/>
    </style:style>
    <style:style style:name="T37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6" style:parent-style-name="DefaultParagraphFont" style:family="text">
      <style:text-properties style:font-name="Source Code Pro Light" style:font-name-complex="Consolas" fo:color="#000000" fo:font-size="12pt" style:font-size-asian="12pt" style:font-size-complex="10pt" fo:language="en" fo:country="US"/>
    </style:style>
    <style:style style:name="T37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78" style:parent-style-name="DefaultParagraphFont" style:family="text">
      <style:text-properties style:font-name="Source Code Pro Light" style:font-name-complex="Consolas" fo:color="#000000" fo:font-size="12pt" style:font-size-asian="12pt" style:font-size-complex="10pt" fo:language="en" fo:country="US"/>
    </style:style>
    <style:style style:name="T37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0" style:parent-style-name="DefaultParagraphFont" style:family="text">
      <style:text-properties style:font-name="Source Code Pro Light" style:font-name-complex="Consolas" fo:color="#000000" fo:font-size="12pt" style:font-size-asian="12pt" style:font-size-complex="10pt" fo:language="en" fo:country="US"/>
    </style:style>
    <style:style style:name="T37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2" style:parent-style-name="DefaultParagraphFont" style:family="text">
      <style:text-properties style:font-name="Source Code Pro Light" style:font-name-complex="Consolas" fo:color="#000000" fo:font-size="12pt" style:font-size-asian="12pt" style:font-size-complex="10pt" fo:language="en" fo:country="US"/>
    </style:style>
    <style:style style:name="T37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4" style:parent-style-name="DefaultParagraphFont" style:family="text">
      <style:text-properties style:font-name="Source Code Pro Light" style:font-name-complex="Consolas" fo:color="#000000" fo:font-size="12pt" style:font-size-asian="12pt" style:font-size-complex="10pt" fo:language="en" fo:country="US"/>
    </style:style>
    <style:style style:name="T37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6" style:parent-style-name="DefaultParagraphFont" style:family="text">
      <style:text-properties style:font-name="Source Code Pro Light" style:font-name-complex="Consolas" fo:color="#000000" fo:font-size="12pt" style:font-size-asian="12pt" style:font-size-complex="10pt" fo:language="en" fo:country="US"/>
    </style:style>
    <style:style style:name="T3787" style:parent-style-name="DefaultParagraphFont" style:family="text">
      <style:text-properties style:font-name="Source Code Pro Light" style:font-name-complex="Consolas" fo:color="#800080" fo:font-size="12pt" style:font-size-asian="12pt" style:font-size-complex="10pt" fo:language="en" fo:country="US"/>
    </style:style>
    <style:style style:name="T37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89" style:parent-style-name="DefaultParagraphFont" style:family="text">
      <style:text-properties style:font-name="Source Code Pro Light" style:font-name-complex="Consolas" fo:color="#000000" fo:font-size="12pt" style:font-size-asian="12pt" style:font-size-complex="10pt" fo:language="en" fo:country="US"/>
    </style:style>
    <style:style style:name="P3790" style:parent-style-name="Normal" style:family="paragraph">
      <style:paragraph-properties fo:widows="0" fo:orphans="0" style:text-autospace="none" fo:margin-bottom="0in" fo:line-height="100%"/>
    </style:style>
    <style:style style:name="T3791" style:parent-style-name="DefaultParagraphFont" style:family="text">
      <style:text-properties style:font-name="Source Code Pro Light" style:font-name-complex="Consolas" fo:color="#000000" fo:font-size="12pt" style:font-size-asian="12pt" style:font-size-complex="10pt" fo:language="en" fo:country="US"/>
    </style:style>
    <style:style style:name="T37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793" style:parent-style-name="DefaultParagraphFont" style:family="text">
      <style:text-properties style:font-name="Source Code Pro Light" style:font-name-complex="Consolas" fo:color="#000000" fo:font-size="12pt" style:font-size-asian="12pt" style:font-size-complex="10pt" fo:language="en" fo:country="US"/>
    </style:style>
    <style:style style:name="T37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5" style:parent-style-name="DefaultParagraphFont" style:family="text">
      <style:text-properties style:font-name="Source Code Pro Light" style:font-name-complex="Consolas" fo:color="#000000" fo:font-size="12pt" style:font-size-asian="12pt" style:font-size-complex="10pt" fo:language="en" fo:country="US"/>
    </style:style>
    <style:style style:name="T37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7" style:parent-style-name="DefaultParagraphFont" style:family="text">
      <style:text-properties style:font-name="Source Code Pro Light" style:font-name-complex="Consolas" fo:color="#000000" fo:font-size="12pt" style:font-size-asian="12pt" style:font-size-complex="10pt" fo:language="en" fo:country="US"/>
    </style:style>
    <style:style style:name="T37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799" style:parent-style-name="DefaultParagraphFont" style:family="text">
      <style:text-properties style:font-name="Source Code Pro Light" style:font-name-complex="Consolas" fo:color="#000000" fo:font-size="12pt" style:font-size-asian="12pt" style:font-size-complex="10pt" fo:language="en" fo:country="US"/>
    </style:style>
    <style:style style:name="T38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1" style:parent-style-name="DefaultParagraphFont" style:family="text">
      <style:text-properties style:font-name="Source Code Pro Light" style:font-name-complex="Consolas" fo:color="#000000" fo:font-size="12pt" style:font-size-asian="12pt" style:font-size-complex="10pt" fo:language="en" fo:country="US"/>
    </style:style>
    <style:style style:name="T38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3" style:parent-style-name="DefaultParagraphFont" style:family="text">
      <style:text-properties style:font-name="Source Code Pro Light" style:font-name-complex="Consolas" fo:color="#000000" fo:font-size="12pt" style:font-size-asian="12pt" style:font-size-complex="10pt" fo:language="en" fo:country="US"/>
    </style:style>
    <style:style style:name="T38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05" style:parent-style-name="DefaultParagraphFont" style:family="text">
      <style:text-properties style:font-name="Source Code Pro Light" style:font-name-complex="Consolas" fo:color="#000000" fo:font-size="12pt" style:font-size-asian="12pt" style:font-size-complex="10pt" fo:language="en" fo:country="US"/>
    </style:style>
    <style:style style:name="P3806"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3807" style:parent-style-name="Normal" style:family="paragraph">
      <style:paragraph-properties fo:widows="0" fo:orphans="0" style:text-autospace="none" fo:margin-bottom="0in" fo:line-height="100%"/>
    </style:style>
    <style:style style:name="T3808" style:parent-style-name="DefaultParagraphFont" style:family="text">
      <style:text-properties style:font-name="Source Code Pro Light" style:font-name-complex="Consolas" fo:color="#000000" fo:font-size="12pt" style:font-size-asian="12pt" style:font-size-complex="10pt" fo:language="en" fo:country="US"/>
    </style:style>
    <style:style style:name="T38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10" style:parent-style-name="DefaultParagraphFont" style:family="text">
      <style:text-properties style:font-name="Source Code Pro Light" style:font-name-complex="Consolas" fo:color="#000000" fo:font-size="12pt" style:font-size-asian="12pt" style:font-size-complex="10pt" fo:language="en" fo:country="US"/>
    </style:style>
    <style:style style:name="P3811" style:parent-style-name="Normal" style:family="paragraph">
      <style:paragraph-properties fo:widows="0" fo:orphans="0" style:text-autospace="none" fo:margin-bottom="0in" fo:line-height="100%"/>
    </style:style>
    <style:style style:name="T3812" style:parent-style-name="DefaultParagraphFont" style:family="text">
      <style:text-properties style:font-name="Source Code Pro Light" style:font-name-complex="Consolas" fo:color="#000000" fo:font-size="12pt" style:font-size-asian="12pt" style:font-size-complex="10pt" fo:language="en" fo:country="US"/>
    </style:style>
    <style:style style:name="T38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14" style:parent-style-name="DefaultParagraphFont" style:family="text">
      <style:text-properties style:font-name="Source Code Pro Light" style:font-name-complex="Consolas" fo:color="#000000" fo:font-size="12pt" style:font-size-asian="12pt" style:font-size-complex="10pt" fo:language="en" fo:country="US"/>
    </style:style>
    <style:style style:name="P3815" style:parent-style-name="Normal" style:family="paragraph">
      <style:paragraph-properties fo:widows="0" fo:orphans="0" style:text-autospace="none" fo:margin-bottom="0in" fo:line-height="100%"/>
    </style:style>
    <style:style style:name="T3816" style:parent-style-name="DefaultParagraphFont" style:family="text">
      <style:text-properties style:font-name="Source Code Pro Light" style:font-name-complex="Consolas" fo:color="#000000" fo:font-size="12pt" style:font-size-asian="12pt" style:font-size-complex="10pt" fo:language="en" fo:country="US"/>
    </style:style>
    <style:style style:name="T38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18" style:parent-style-name="DefaultParagraphFont" style:family="text">
      <style:text-properties style:font-name="Source Code Pro Light" style:font-name-complex="Consolas" fo:color="#000000" fo:font-size="12pt" style:font-size-asian="12pt" style:font-size-complex="10pt" fo:language="en" fo:country="US"/>
    </style:style>
    <style:style style:name="T38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0" style:parent-style-name="DefaultParagraphFont" style:family="text">
      <style:text-properties style:font-name="Source Code Pro Light" style:font-name-complex="Consolas" fo:color="#000000" fo:font-size="12pt" style:font-size-asian="12pt" style:font-size-complex="10pt" fo:language="en" fo:country="US"/>
    </style:style>
    <style:style style:name="P3821" style:parent-style-name="Normal" style:family="paragraph">
      <style:paragraph-properties fo:widows="0" fo:orphans="0" style:text-autospace="none" fo:margin-bottom="0in" fo:line-height="100%"/>
    </style:style>
    <style:style style:name="T3822" style:parent-style-name="DefaultParagraphFont" style:family="text">
      <style:text-properties style:font-name="Source Code Pro Light" style:font-name-complex="Consolas" fo:color="#000000" fo:font-size="12pt" style:font-size-asian="12pt" style:font-size-complex="10pt" fo:language="en" fo:country="US"/>
    </style:style>
    <style:style style:name="T38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4" style:parent-style-name="DefaultParagraphFont" style:family="text">
      <style:text-properties style:font-name="Source Code Pro Light" style:font-name-complex="Consolas" fo:color="#000000" fo:font-size="12pt" style:font-size-asian="12pt" style:font-size-complex="10pt" fo:language="en" fo:country="US"/>
    </style:style>
    <style:style style:name="T38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26" style:parent-style-name="DefaultParagraphFont" style:family="text">
      <style:text-properties style:font-name="Source Code Pro Light" style:font-name-complex="Consolas" fo:color="#000000" fo:font-size="12pt" style:font-size-asian="12pt" style:font-size-complex="10pt" fo:language="en" fo:country="US"/>
    </style:style>
    <style:style style:name="T38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28" style:parent-style-name="DefaultParagraphFont" style:family="text">
      <style:text-properties style:font-name="Source Code Pro Light" style:font-name-complex="Consolas" fo:color="#000000" fo:font-size="12pt" style:font-size-asian="12pt" style:font-size-complex="10pt" fo:language="en" fo:country="US"/>
    </style:style>
    <style:style style:name="T38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30" style:parent-style-name="DefaultParagraphFont" style:family="text">
      <style:text-properties style:font-name="Source Code Pro Light" style:font-name-complex="Consolas" fo:color="#000000" fo:font-size="12pt" style:font-size-asian="12pt" style:font-size-complex="10pt" fo:language="en" fo:country="US"/>
    </style:style>
    <style:style style:name="T3831" style:parent-style-name="DefaultParagraphFont" style:family="text">
      <style:text-properties style:font-name="Source Code Pro Light" style:font-name-complex="Consolas" fo:color="#800080" fo:font-size="12pt" style:font-size-asian="12pt" style:font-size-complex="10pt" fo:language="en" fo:country="US"/>
    </style:style>
    <style:style style:name="T3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33"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34" style:parent-style-name="Normal" style:family="paragraph">
      <style:paragraph-properties fo:widows="0" fo:orphans="0" style:text-autospace="none" fo:margin-bottom="0in" fo:line-height="100%"/>
    </style:style>
    <style:style style:name="T3835" style:parent-style-name="DefaultParagraphFont" style:family="text">
      <style:text-properties style:font-name="Source Code Pro Light" style:font-name-complex="Consolas" fo:color="#000000" fo:font-size="12pt" style:font-size-asian="12pt" style:font-size-complex="10pt" fo:language="en" fo:country="US"/>
    </style:style>
    <style:style style:name="T383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837" style:parent-style-name="Normal" style:family="paragraph">
      <style:paragraph-properties fo:widows="0" fo:orphans="0" style:text-autospace="none" fo:margin-bottom="0in" fo:line-height="100%"/>
    </style:style>
    <style:style style:name="T3838" style:parent-style-name="DefaultParagraphFont" style:family="text">
      <style:text-properties style:font-name="Source Code Pro Light" style:font-name-complex="Consolas" fo:color="#000000" fo:font-size="12pt" style:font-size-asian="12pt" style:font-size-complex="10pt" fo:language="en" fo:country="US"/>
    </style:style>
    <style:style style:name="T383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40" style:parent-style-name="DefaultParagraphFont" style:family="text">
      <style:text-properties style:font-name="Source Code Pro Light" style:font-name-complex="Consolas" fo:color="#000000" fo:font-size="12pt" style:font-size-asian="12pt" style:font-size-complex="10pt" fo:language="en" fo:country="US"/>
    </style:style>
    <style:style style:name="T38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2" style:parent-style-name="DefaultParagraphFont" style:family="text">
      <style:text-properties style:font-name="Source Code Pro Light" style:font-name-complex="Consolas" fo:color="#800080" fo:font-size="12pt" style:font-size-asian="12pt" style:font-size-complex="10pt" fo:language="en" fo:country="US"/>
    </style:style>
    <style:style style:name="T38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44" style:parent-style-name="DefaultParagraphFont" style:family="text">
      <style:text-properties style:font-name="Source Code Pro Light" style:font-name-complex="Consolas" fo:color="#000000" fo:font-size="12pt" style:font-size-asian="12pt" style:font-size-complex="10pt" fo:language="en" fo:country="US"/>
    </style:style>
    <style:style style:name="T384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3846"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84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848" style:parent-style-name="Normal" style:family="paragraph">
      <style:paragraph-properties fo:widows="0" fo:orphans="0" style:text-autospace="none" fo:margin-bottom="0in" fo:line-height="100%"/>
    </style:style>
    <style:style style:name="T3849"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4"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8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6"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3857"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3858"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385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3860" style:parent-style-name="Normal" style:family="paragraph">
      <style:paragraph-properties fo:widows="0" fo:orphans="0" style:text-autospace="none" fo:margin-bottom="0in" fo:line-height="100%"/>
    </style:style>
    <style:style style:name="T386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62" style:parent-style-name="DefaultParagraphFont" style:family="text">
      <style:text-properties style:font-name="Source Code Pro Light" style:font-name-complex="Consolas" fo:color="#000000" fo:font-size="12pt" style:font-size-asian="12pt" style:font-size-complex="10pt" fo:language="en" fo:country="US"/>
    </style:style>
    <style:style style:name="T3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6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65" style:parent-style-name="DefaultParagraphFont" style:family="text">
      <style:text-properties style:font-name="Source Code Pro Light" style:font-name-complex="Consolas" fo:color="#000000" fo:font-size="12pt" style:font-size-asian="12pt" style:font-size-complex="10pt" fo:language="en" fo:country="US"/>
    </style:style>
    <style:style style:name="T38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6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68" style:parent-style-name="Normal" style:family="paragraph">
      <style:paragraph-properties fo:widows="0" fo:orphans="0" style:text-autospace="none" fo:margin-bottom="0in" fo:line-height="100%"/>
    </style:style>
    <style:style style:name="T3869" style:parent-style-name="DefaultParagraphFont" style:family="text">
      <style:text-properties style:font-name="Source Code Pro Light" style:font-name-complex="Consolas" fo:color="#000000" fo:font-size="12pt" style:font-size-asian="12pt" style:font-size-complex="10pt" fo:language="en" fo:country="US"/>
    </style:style>
    <style:style style:name="T387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871" style:parent-style-name="DefaultParagraphFont" style:family="text">
      <style:text-properties style:font-name="Source Code Pro Light" style:font-name-complex="Consolas" fo:color="#000000" fo:font-size="12pt" style:font-size-asian="12pt" style:font-size-complex="10pt" fo:language="en" fo:country="US"/>
    </style:style>
    <style:style style:name="T38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73" style:parent-style-name="Normal" style:family="paragraph">
      <style:paragraph-properties fo:widows="0" fo:orphans="0" style:text-autospace="none" fo:margin-bottom="0in" fo:line-height="100%"/>
    </style:style>
    <style:style style:name="T3874" style:parent-style-name="DefaultParagraphFont" style:family="text">
      <style:text-properties style:font-name="Source Code Pro Light" style:font-name-complex="Consolas" fo:color="#000000" fo:font-size="12pt" style:font-size-asian="12pt" style:font-size-complex="10pt" fo:language="en" fo:country="US"/>
    </style:style>
    <style:style style:name="T38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76" style:parent-style-name="DefaultParagraphFont" style:family="text">
      <style:text-properties style:font-name="Source Code Pro Light" style:font-name-complex="Consolas" fo:color="#000000" fo:font-size="12pt" style:font-size-asian="12pt" style:font-size-complex="10pt" fo:language="en" fo:country="US"/>
    </style:style>
    <style:style style:name="T38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78" style:parent-style-name="Normal" style:family="paragraph">
      <style:paragraph-properties fo:widows="0" fo:orphans="0" style:text-autospace="none" fo:margin-bottom="0in" fo:line-height="100%"/>
    </style:style>
    <style:style style:name="T3879" style:parent-style-name="DefaultParagraphFont" style:family="text">
      <style:text-properties style:font-name="Source Code Pro Light" style:font-name-complex="Consolas" fo:color="#000000" fo:font-size="12pt" style:font-size-asian="12pt" style:font-size-complex="10pt" fo:language="en" fo:country="US"/>
    </style:style>
    <style:style style:name="T38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81" style:parent-style-name="DefaultParagraphFont" style:family="text">
      <style:text-properties style:font-name="Source Code Pro Light" style:font-name-complex="Consolas" fo:color="#000000" fo:font-size="12pt" style:font-size-asian="12pt" style:font-size-complex="10pt" fo:language="en" fo:country="US"/>
    </style:style>
    <style:style style:name="T38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83" style:parent-style-name="DefaultParagraphFont" style:family="text">
      <style:text-properties style:font-name="Source Code Pro Light" style:font-name-complex="Consolas" fo:color="#000000" fo:font-size="12pt" style:font-size-asian="12pt" style:font-size-complex="10pt" fo:language="en" fo:country="US"/>
    </style:style>
    <style:style style:name="T38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85" style:parent-style-name="Normal" style:family="paragraph">
      <style:paragraph-properties fo:widows="0" fo:orphans="0" style:text-autospace="none" fo:margin-bottom="0in" fo:line-height="100%"/>
    </style:style>
    <style:style style:name="T3886" style:parent-style-name="DefaultParagraphFont" style:family="text">
      <style:text-properties style:font-name="Source Code Pro Light" style:font-name-complex="Consolas" fo:color="#000000" fo:font-size="12pt" style:font-size-asian="12pt" style:font-size-complex="10pt" fo:language="en" fo:country="US"/>
    </style:style>
    <style:style style:name="T38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88" style:parent-style-name="DefaultParagraphFont" style:family="text">
      <style:text-properties style:font-name="Source Code Pro Light" style:font-name-complex="Consolas" fo:color="#000000" fo:font-size="12pt" style:font-size-asian="12pt" style:font-size-complex="10pt" fo:language="en" fo:country="US"/>
    </style:style>
    <style:style style:name="T38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90" style:parent-style-name="Normal" style:family="paragraph">
      <style:paragraph-properties fo:widows="0" fo:orphans="0" style:text-autospace="none" fo:margin-bottom="0in" fo:line-height="100%"/>
    </style:style>
    <style:style style:name="T3891" style:parent-style-name="DefaultParagraphFont" style:family="text">
      <style:text-properties style:font-name="Source Code Pro Light" style:font-name-complex="Consolas" fo:color="#000000" fo:font-size="12pt" style:font-size-asian="12pt" style:font-size-complex="10pt" fo:language="en" fo:country="US"/>
    </style:style>
    <style:style style:name="T38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3" style:parent-style-name="DefaultParagraphFont" style:family="text">
      <style:text-properties style:font-name="Source Code Pro Light" style:font-name-complex="Consolas" fo:color="#000000" fo:font-size="12pt" style:font-size-asian="12pt" style:font-size-complex="10pt" fo:language="en" fo:country="US"/>
    </style:style>
    <style:style style:name="T38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895" style:parent-style-name="DefaultParagraphFont" style:family="text">
      <style:text-properties style:font-name="Source Code Pro Light" style:font-name-complex="Consolas" fo:color="#000000" fo:font-size="12pt" style:font-size-asian="12pt" style:font-size-complex="10pt" fo:language="en" fo:country="US"/>
    </style:style>
    <style:style style:name="T38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897" style:parent-style-name="Normal" style:family="paragraph">
      <style:paragraph-properties fo:widows="0" fo:orphans="0" style:text-autospace="none" fo:margin-bottom="0in" fo:line-height="100%"/>
    </style:style>
    <style:style style:name="T3898" style:parent-style-name="DefaultParagraphFont" style:family="text">
      <style:text-properties style:font-name="Source Code Pro Light" style:font-name-complex="Consolas" fo:color="#000000" fo:font-size="12pt" style:font-size-asian="12pt" style:font-size-complex="10pt" fo:language="en" fo:country="US"/>
    </style:style>
    <style:style style:name="T38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0" style:parent-style-name="DefaultParagraphFont" style:family="text">
      <style:text-properties style:font-name="Source Code Pro Light" style:font-name-complex="Consolas" fo:color="#000000" fo:font-size="12pt" style:font-size-asian="12pt" style:font-size-complex="10pt" fo:language="en" fo:country="US"/>
    </style:style>
    <style:style style:name="T39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02" style:parent-style-name="DefaultParagraphFont" style:family="text">
      <style:text-properties style:font-name="Source Code Pro Light" style:font-name-complex="Consolas" fo:color="#000000" fo:font-size="12pt" style:font-size-asian="12pt" style:font-size-complex="10pt" fo:language="en" fo:country="US"/>
    </style:style>
    <style:style style:name="T39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04" style:parent-style-name="Normal" style:family="paragraph">
      <style:paragraph-properties fo:widows="0" fo:orphans="0" style:text-autospace="none" fo:margin-bottom="0in" fo:line-height="100%"/>
    </style:style>
    <style:style style:name="T3905" style:parent-style-name="DefaultParagraphFont" style:family="text">
      <style:text-properties style:font-name="Source Code Pro Light" style:font-name-complex="Consolas" fo:color="#000000" fo:font-size="12pt" style:font-size-asian="12pt" style:font-size-complex="10pt" fo:language="en" fo:country="US"/>
    </style:style>
    <style:style style:name="T390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907" style:parent-style-name="DefaultParagraphFont" style:family="text">
      <style:text-properties style:font-name="Source Code Pro Light" style:font-name-complex="Consolas" fo:color="#000000" fo:font-size="12pt" style:font-size-asian="12pt" style:font-size-complex="10pt" fo:language="en" fo:country="US"/>
    </style:style>
    <style:style style:name="T390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3909" style:parent-style-name="DefaultParagraphFont" style:family="text">
      <style:text-properties style:font-name="Source Code Pro Light" style:font-name-complex="Consolas" fo:color="#000000" fo:font-size="12pt" style:font-size-asian="12pt" style:font-size-complex="10pt" fo:language="en" fo:country="US"/>
    </style:style>
    <style:style style:name="T39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11" style:parent-style-name="DefaultParagraphFont" style:family="text">
      <style:text-properties style:font-name="Source Code Pro Light" style:font-name-complex="Consolas" fo:color="#000000" fo:font-size="12pt" style:font-size-asian="12pt" style:font-size-complex="10pt" fo:language="en" fo:country="US"/>
    </style:style>
    <style:style style:name="T391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13" style:parent-style-name="Normal" style:family="paragraph">
      <style:paragraph-properties fo:widows="0" fo:orphans="0" style:text-autospace="none" fo:margin-bottom="0in" fo:line-height="100%"/>
    </style:style>
    <style:style style:name="T3914" style:parent-style-name="DefaultParagraphFont" style:family="text">
      <style:text-properties style:font-name="Source Code Pro Light" style:font-name-complex="Consolas" fo:color="#000000" fo:font-size="12pt" style:font-size-asian="12pt" style:font-size-complex="10pt" fo:language="en" fo:country="US"/>
    </style:style>
    <style:style style:name="T39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16" style:parent-style-name="DefaultParagraphFont" style:family="text">
      <style:text-properties style:font-name="Source Code Pro Light" style:font-name-complex="Consolas" fo:color="#000000" fo:font-size="12pt" style:font-size-asian="12pt" style:font-size-complex="10pt" fo:language="en" fo:country="US"/>
    </style:style>
    <style:style style:name="T39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18" style:parent-style-name="DefaultParagraphFont" style:family="text">
      <style:text-properties style:font-name="Source Code Pro Light" style:font-name-complex="Consolas" fo:color="#000000" fo:font-size="12pt" style:font-size-asian="12pt" style:font-size-complex="10pt" fo:language="en" fo:country="US"/>
    </style:style>
    <style:style style:name="T39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20" style:parent-style-name="Normal" style:family="paragraph">
      <style:paragraph-properties fo:widows="0" fo:orphans="0" style:text-autospace="none" fo:margin-bottom="0in" fo:line-height="100%"/>
    </style:style>
    <style:style style:name="T3921" style:parent-style-name="DefaultParagraphFont" style:family="text">
      <style:text-properties style:font-name="Source Code Pro Light" style:font-name-complex="Consolas" fo:color="#000000" fo:font-size="12pt" style:font-size-asian="12pt" style:font-size-complex="10pt" fo:language="en" fo:country="US"/>
    </style:style>
    <style:style style:name="T39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3" style:parent-style-name="DefaultParagraphFont" style:family="text">
      <style:text-properties style:font-name="Source Code Pro Light" style:font-name-complex="Consolas" fo:color="#000000" fo:font-size="12pt" style:font-size-asian="12pt" style:font-size-complex="10pt" fo:language="en" fo:country="US"/>
    </style:style>
    <style:style style:name="T39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25" style:parent-style-name="DefaultParagraphFont" style:family="text">
      <style:text-properties style:font-name="Source Code Pro Light" style:font-name-complex="Consolas" fo:color="#000000" fo:font-size="12pt" style:font-size-asian="12pt" style:font-size-complex="10pt" fo:language="en" fo:country="US"/>
    </style:style>
    <style:style style:name="T39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2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2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29" style:parent-style-name="Normal" style:family="paragraph">
      <style:paragraph-properties fo:widows="0" fo:orphans="0" style:text-autospace="none" fo:margin-bottom="0in" fo:line-height="100%"/>
    </style:style>
    <style:style style:name="T3930" style:parent-style-name="DefaultParagraphFont" style:family="text">
      <style:text-properties style:font-name="Source Code Pro Light" style:font-name-complex="Consolas" fo:color="#000000" fo:font-size="12pt" style:font-size-asian="12pt" style:font-size-complex="10pt" fo:language="en" fo:country="US"/>
    </style:style>
    <style:style style:name="T39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2" style:parent-style-name="DefaultParagraphFont" style:family="text">
      <style:text-properties style:font-name="Source Code Pro Light" style:font-name-complex="Consolas" fo:color="#000000" fo:font-size="12pt" style:font-size-asian="12pt" style:font-size-complex="10pt" fo:language="en" fo:country="US"/>
    </style:style>
    <style:style style:name="T39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4" style:parent-style-name="DefaultParagraphFont" style:family="text">
      <style:text-properties style:font-name="Source Code Pro Light" style:font-name-complex="Consolas" fo:color="#000000" fo:font-size="12pt" style:font-size-asian="12pt" style:font-size-complex="10pt" fo:language="en" fo:country="US"/>
    </style:style>
    <style:style style:name="T39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6" style:parent-style-name="DefaultParagraphFont" style:family="text">
      <style:text-properties style:font-name="Source Code Pro Light" style:font-name-complex="Consolas" fo:color="#000000" fo:font-size="12pt" style:font-size-asian="12pt" style:font-size-complex="10pt" fo:language="en" fo:country="US"/>
    </style:style>
    <style:style style:name="T39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38" style:parent-style-name="DefaultParagraphFont" style:family="text">
      <style:text-properties style:font-name="Source Code Pro Light" style:font-name-complex="Consolas" fo:color="#000000" fo:font-size="12pt" style:font-size-asian="12pt" style:font-size-complex="10pt" fo:language="en" fo:country="US"/>
    </style:style>
    <style:style style:name="T39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0" style:parent-style-name="DefaultParagraphFont" style:family="text">
      <style:text-properties style:font-name="Source Code Pro Light" style:font-name-complex="Consolas" fo:color="#000000" fo:font-size="12pt" style:font-size-asian="12pt" style:font-size-complex="10pt" fo:language="en" fo:country="US"/>
    </style:style>
    <style:style style:name="T39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2" style:parent-style-name="DefaultParagraphFont" style:family="text">
      <style:text-properties style:font-name="Source Code Pro Light" style:font-name-complex="Consolas" fo:color="#000000" fo:font-size="12pt" style:font-size-asian="12pt" style:font-size-complex="10pt" fo:language="en" fo:country="US"/>
    </style:style>
    <style:style style:name="T39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4" style:parent-style-name="DefaultParagraphFont" style:family="text">
      <style:text-properties style:font-name="Source Code Pro Light" style:font-name-complex="Consolas" fo:color="#000000" fo:font-size="12pt" style:font-size-asian="12pt" style:font-size-complex="10pt" fo:language="en" fo:country="US"/>
    </style:style>
    <style:style style:name="T39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46" style:parent-style-name="Normal" style:family="paragraph">
      <style:paragraph-properties fo:widows="0" fo:orphans="0" style:text-autospace="none" fo:margin-bottom="0in" fo:line-height="100%"/>
    </style:style>
    <style:style style:name="T3947" style:parent-style-name="DefaultParagraphFont" style:family="text">
      <style:text-properties style:font-name="Source Code Pro Light" style:font-name-complex="Consolas" fo:color="#000000" fo:font-size="12pt" style:font-size-asian="12pt" style:font-size-complex="10pt" fo:language="en" fo:country="US"/>
    </style:style>
    <style:style style:name="T39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49" style:parent-style-name="DefaultParagraphFont" style:family="text">
      <style:text-properties style:font-name="Source Code Pro Light" style:font-name-complex="Consolas" fo:color="#000000" fo:font-size="12pt" style:font-size-asian="12pt" style:font-size-complex="10pt" fo:language="en" fo:country="US"/>
    </style:style>
    <style:style style:name="T39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39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53" style:parent-style-name="Normal" style:family="paragraph">
      <style:paragraph-properties fo:widows="0" fo:orphans="0" style:text-autospace="none" fo:margin-bottom="0in" fo:line-height="100%"/>
    </style:style>
    <style:style style:name="T3954" style:parent-style-name="DefaultParagraphFont" style:family="text">
      <style:text-properties style:font-name="Source Code Pro Light" style:font-name-complex="Consolas" fo:color="#000000" fo:font-size="12pt" style:font-size-asian="12pt" style:font-size-complex="10pt" fo:language="en" fo:country="US"/>
    </style:style>
    <style:style style:name="T39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6" style:parent-style-name="DefaultParagraphFont" style:family="text">
      <style:text-properties style:font-name="Source Code Pro Light" style:font-name-complex="Consolas" fo:color="#000000" fo:font-size="12pt" style:font-size-asian="12pt" style:font-size-complex="10pt" fo:language="en" fo:country="US"/>
    </style:style>
    <style:style style:name="T39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58" style:parent-style-name="DefaultParagraphFont" style:family="text">
      <style:text-properties style:font-name="Source Code Pro Light" style:font-name-complex="Consolas" fo:color="#000000" fo:font-size="12pt" style:font-size-asian="12pt" style:font-size-complex="10pt" fo:language="en" fo:country="US"/>
    </style:style>
    <style:style style:name="T39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0" style:parent-style-name="DefaultParagraphFont" style:family="text">
      <style:text-properties style:font-name="Source Code Pro Light" style:font-name-complex="Consolas" fo:color="#000000" fo:font-size="12pt" style:font-size-asian="12pt" style:font-size-complex="10pt" fo:language="en" fo:country="US"/>
    </style:style>
    <style:style style:name="T39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2" style:parent-style-name="DefaultParagraphFont" style:family="text">
      <style:text-properties style:font-name="Source Code Pro Light" style:font-name-complex="Consolas" fo:color="#000000" fo:font-size="12pt" style:font-size-asian="12pt" style:font-size-complex="10pt" fo:language="en" fo:country="US"/>
    </style:style>
    <style:style style:name="T39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64" style:parent-style-name="Normal" style:family="paragraph">
      <style:paragraph-properties fo:widows="0" fo:orphans="0" style:text-autospace="none" fo:margin-bottom="0in" fo:line-height="100%"/>
    </style:style>
    <style:style style:name="T3965" style:parent-style-name="DefaultParagraphFont" style:family="text">
      <style:text-properties style:font-name="Source Code Pro Light" style:font-name-complex="Consolas" fo:color="#000000" fo:font-size="12pt" style:font-size-asian="12pt" style:font-size-complex="10pt" fo:language="en" fo:country="US"/>
    </style:style>
    <style:style style:name="T39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67" style:parent-style-name="DefaultParagraphFont" style:family="text">
      <style:text-properties style:font-name="Source Code Pro Light" style:font-name-complex="Consolas" fo:color="#000000" fo:font-size="12pt" style:font-size-asian="12pt" style:font-size-complex="10pt" fo:language="en" fo:country="US"/>
    </style:style>
    <style:style style:name="T39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69" style:parent-style-name="Normal" style:family="paragraph">
      <style:paragraph-properties fo:widows="0" fo:orphans="0" style:text-autospace="none" fo:margin-bottom="0in" fo:line-height="100%"/>
    </style:style>
    <style:style style:name="T3970" style:parent-style-name="DefaultParagraphFont" style:family="text">
      <style:text-properties style:font-name="Source Code Pro Light" style:font-name-complex="Consolas" fo:color="#000000" fo:font-size="12pt" style:font-size-asian="12pt" style:font-size-complex="10pt" fo:language="en" fo:country="US"/>
    </style:style>
    <style:style style:name="T39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2" style:parent-style-name="DefaultParagraphFont" style:family="text">
      <style:text-properties style:font-name="Source Code Pro Light" style:font-name-complex="Consolas" fo:color="#000000" fo:font-size="12pt" style:font-size-asian="12pt" style:font-size-complex="10pt" fo:language="en" fo:country="US"/>
    </style:style>
    <style:style style:name="T39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4" style:parent-style-name="DefaultParagraphFont" style:family="text">
      <style:text-properties style:font-name="Source Code Pro Light" style:font-name-complex="Consolas" fo:color="#000000" fo:font-size="12pt" style:font-size-asian="12pt" style:font-size-complex="10pt" fo:language="en" fo:country="US"/>
    </style:style>
    <style:style style:name="T39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76" style:parent-style-name="Normal" style:family="paragraph">
      <style:paragraph-properties fo:widows="0" fo:orphans="0" style:text-autospace="none" fo:margin-bottom="0in" fo:line-height="100%"/>
    </style:style>
    <style:style style:name="T3977" style:parent-style-name="DefaultParagraphFont" style:family="text">
      <style:text-properties style:font-name="Source Code Pro Light" style:font-name-complex="Consolas" fo:color="#000000" fo:font-size="12pt" style:font-size-asian="12pt" style:font-size-complex="10pt" fo:language="en" fo:country="US"/>
    </style:style>
    <style:style style:name="T39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79" style:parent-style-name="DefaultParagraphFont" style:family="text">
      <style:text-properties style:font-name="Source Code Pro Light" style:font-name-complex="Consolas" fo:color="#000000" fo:font-size="12pt" style:font-size-asian="12pt" style:font-size-complex="10pt" fo:language="en" fo:country="US"/>
    </style:style>
    <style:style style:name="T39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1" style:parent-style-name="DefaultParagraphFont" style:family="text">
      <style:text-properties style:font-name="Source Code Pro Light" style:font-name-complex="Consolas" fo:color="#000000" fo:font-size="12pt" style:font-size-asian="12pt" style:font-size-complex="10pt" fo:language="en" fo:country="US"/>
    </style:style>
    <style:style style:name="T39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3983" style:parent-style-name="Normal" style:family="paragraph">
      <style:paragraph-properties fo:widows="0" fo:orphans="0" style:text-autospace="none" fo:margin-bottom="0in" fo:line-height="100%"/>
    </style:style>
    <style:style style:name="T3984" style:parent-style-name="DefaultParagraphFont" style:family="text">
      <style:text-properties style:font-name="Source Code Pro Light" style:font-name-complex="Consolas" fo:color="#000000" fo:font-size="12pt" style:font-size-asian="12pt" style:font-size-complex="10pt" fo:language="en" fo:country="US"/>
    </style:style>
    <style:style style:name="T39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6" style:parent-style-name="DefaultParagraphFont" style:family="text">
      <style:text-properties style:font-name="Source Code Pro Light" style:font-name-complex="Consolas" fo:color="#000000" fo:font-size="12pt" style:font-size-asian="12pt" style:font-size-complex="10pt" fo:language="en" fo:country="US"/>
    </style:style>
    <style:style style:name="T39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88" style:parent-style-name="DefaultParagraphFont" style:family="text">
      <style:text-properties style:font-name="Source Code Pro Light" style:font-name-complex="Consolas" fo:color="#000000" fo:font-size="12pt" style:font-size-asian="12pt" style:font-size-complex="10pt" fo:language="en" fo:country="US"/>
    </style:style>
    <style:style style:name="T39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0" style:parent-style-name="DefaultParagraphFont" style:family="text">
      <style:text-properties style:font-name="Source Code Pro Light" style:font-name-complex="Consolas" fo:color="#000000" fo:font-size="12pt" style:font-size-asian="12pt" style:font-size-complex="10pt" fo:language="en" fo:country="US"/>
    </style:style>
    <style:style style:name="T39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2" style:parent-style-name="DefaultParagraphFont" style:family="text">
      <style:text-properties style:font-name="Source Code Pro Light" style:font-name-complex="Consolas" fo:color="#000000" fo:font-size="12pt" style:font-size-asian="12pt" style:font-size-complex="10pt" fo:language="en" fo:country="US"/>
    </style:style>
    <style:style style:name="T39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4" style:parent-style-name="DefaultParagraphFont" style:family="text">
      <style:text-properties style:font-name="Source Code Pro Light" style:font-name-complex="Consolas" fo:color="#000000" fo:font-size="12pt" style:font-size-asian="12pt" style:font-size-complex="10pt" fo:language="en" fo:country="US"/>
    </style:style>
    <style:style style:name="T39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6" style:parent-style-name="DefaultParagraphFont" style:family="text">
      <style:text-properties style:font-name="Source Code Pro Light" style:font-name-complex="Consolas" fo:color="#000000" fo:font-size="12pt" style:font-size-asian="12pt" style:font-size-complex="10pt" fo:language="en" fo:country="US"/>
    </style:style>
    <style:style style:name="T39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3998" style:parent-style-name="DefaultParagraphFont" style:family="text">
      <style:text-properties style:font-name="Source Code Pro Light" style:font-name-complex="Consolas" fo:color="#000000" fo:font-size="12pt" style:font-size-asian="12pt" style:font-size-complex="10pt" fo:language="en" fo:country="US"/>
    </style:style>
    <style:style style:name="T39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0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01" style:parent-style-name="Normal" style:family="paragraph">
      <style:paragraph-properties fo:widows="0" fo:orphans="0" style:text-autospace="none" fo:margin-bottom="0in" fo:line-height="100%"/>
    </style:style>
    <style:style style:name="T4002" style:parent-style-name="DefaultParagraphFont" style:family="text">
      <style:text-properties style:font-name="Source Code Pro Light" style:font-name-complex="Consolas" fo:color="#000000" fo:font-size="12pt" style:font-size-asian="12pt" style:font-size-complex="10pt" fo:language="en" fo:country="US"/>
    </style:style>
    <style:style style:name="T400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04" style:parent-style-name="DefaultParagraphFont" style:family="text">
      <style:text-properties style:font-name="Source Code Pro Light" style:font-name-complex="Consolas" fo:color="#000000" fo:font-size="12pt" style:font-size-asian="12pt" style:font-size-complex="10pt" fo:language="en" fo:country="US"/>
    </style:style>
    <style:style style:name="T40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6" style:parent-style-name="DefaultParagraphFont" style:family="text">
      <style:text-properties style:font-name="Source Code Pro Light" style:font-name-complex="Consolas" fo:color="#000000" fo:font-size="12pt" style:font-size-asian="12pt" style:font-size-complex="10pt" fo:language="en" fo:country="US"/>
    </style:style>
    <style:style style:name="T40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08" style:parent-style-name="DefaultParagraphFont" style:family="text">
      <style:text-properties style:font-name="Source Code Pro Light" style:font-name-complex="Consolas" fo:color="#000000" fo:font-size="12pt" style:font-size-asian="12pt" style:font-size-complex="10pt" fo:language="en" fo:country="US"/>
    </style:style>
    <style:style style:name="T4009" style:parent-style-name="DefaultParagraphFont" style:family="text">
      <style:text-properties style:font-name="Source Code Pro Light" style:font-name-complex="Consolas" fo:color="#800080" fo:font-size="12pt" style:font-size-asian="12pt" style:font-size-complex="10pt" fo:language="en" fo:country="US"/>
    </style:style>
    <style:style style:name="T4010" style:parent-style-name="DefaultParagraphFont" style:family="text">
      <style:text-properties style:font-name="Source Code Pro Light" style:font-name-complex="Consolas" fo:color="#000000" fo:font-size="12pt" style:font-size-asian="12pt" style:font-size-complex="10pt" fo:language="en" fo:country="US"/>
    </style:style>
    <style:style style:name="T40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12" style:parent-style-name="DefaultParagraphFont" style:family="text">
      <style:text-properties style:font-name="Source Code Pro Light" style:font-name-complex="Consolas" fo:color="#000000" fo:font-size="12pt" style:font-size-asian="12pt" style:font-size-complex="10pt" fo:language="en" fo:country="US"/>
    </style:style>
    <style:style style:name="T40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14" style:parent-style-name="DefaultParagraphFont" style:family="text">
      <style:text-properties style:font-name="Source Code Pro Light" style:font-name-complex="Consolas" fo:color="#000000" fo:font-size="12pt" style:font-size-asian="12pt" style:font-size-complex="10pt" fo:language="en" fo:country="US"/>
    </style:style>
    <style:style style:name="T40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16" style:parent-style-name="DefaultParagraphFont" style:family="text">
      <style:text-properties style:font-name="Source Code Pro Light" style:font-name-complex="Consolas" fo:color="#000000" fo:font-size="12pt" style:font-size-asian="12pt" style:font-size-complex="10pt" fo:language="en" fo:country="US"/>
    </style:style>
    <style:style style:name="T40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18" style:parent-style-name="Normal" style:family="paragraph">
      <style:paragraph-properties fo:widows="0" fo:orphans="0" style:text-autospace="none" fo:margin-bottom="0in" fo:line-height="100%"/>
    </style:style>
    <style:style style:name="T4019" style:parent-style-name="DefaultParagraphFont" style:family="text">
      <style:text-properties style:font-name="Source Code Pro Light" style:font-name-complex="Consolas" fo:color="#000000" fo:font-size="12pt" style:font-size-asian="12pt" style:font-size-complex="10pt" fo:language="en" fo:country="US"/>
    </style:style>
    <style:style style:name="T40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1" style:parent-style-name="DefaultParagraphFont" style:family="text">
      <style:text-properties style:font-name="Source Code Pro Light" style:font-name-complex="Consolas" fo:color="#000000" fo:font-size="12pt" style:font-size-asian="12pt" style:font-size-complex="10pt" fo:language="en" fo:country="US"/>
    </style:style>
    <style:style style:name="T40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3" style:parent-style-name="DefaultParagraphFont" style:family="text">
      <style:text-properties style:font-name="Source Code Pro Light" style:font-name-complex="Consolas" fo:color="#000000" fo:font-size="12pt" style:font-size-asian="12pt" style:font-size-complex="10pt" fo:language="en" fo:country="US"/>
    </style:style>
    <style:style style:name="T40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26" style:parent-style-name="DefaultParagraphFont" style:family="text">
      <style:text-properties style:font-name="Source Code Pro Light" style:font-name-complex="Consolas" fo:color="#000000" fo:font-size="12pt" style:font-size-asian="12pt" style:font-size-complex="10pt" fo:language="en" fo:country="US"/>
    </style:style>
    <style:style style:name="T40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28" style:parent-style-name="DefaultParagraphFont" style:family="text">
      <style:text-properties style:font-name="Source Code Pro Light" style:font-name-complex="Consolas" fo:color="#000000" fo:font-size="12pt" style:font-size-asian="12pt" style:font-size-complex="10pt" fo:language="en" fo:country="US"/>
    </style:style>
    <style:style style:name="T40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0" style:parent-style-name="DefaultParagraphFont" style:family="text">
      <style:text-properties style:font-name="Source Code Pro Light" style:font-name-complex="Consolas" fo:color="#000000" fo:font-size="12pt" style:font-size-asian="12pt" style:font-size-complex="10pt" fo:language="en" fo:country="US"/>
    </style:style>
    <style:style style:name="T40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2" style:parent-style-name="DefaultParagraphFont" style:family="text">
      <style:text-properties style:font-name="Source Code Pro Light" style:font-name-complex="Consolas" fo:color="#000000" fo:font-size="12pt" style:font-size-asian="12pt" style:font-size-complex="10pt" fo:language="en" fo:country="US"/>
    </style:style>
    <style:style style:name="T40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34" style:parent-style-name="Normal" style:family="paragraph">
      <style:paragraph-properties fo:widows="0" fo:orphans="0" style:text-autospace="none" fo:margin-bottom="0in" fo:line-height="100%"/>
    </style:style>
    <style:style style:name="T4035" style:parent-style-name="DefaultParagraphFont" style:family="text">
      <style:text-properties style:font-name="Source Code Pro Light" style:font-name-complex="Consolas" fo:color="#000000" fo:font-size="12pt" style:font-size-asian="12pt" style:font-size-complex="10pt" fo:language="en" fo:country="US"/>
    </style:style>
    <style:style style:name="T40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7" style:parent-style-name="DefaultParagraphFont" style:family="text">
      <style:text-properties style:font-name="Source Code Pro Light" style:font-name-complex="Consolas" fo:color="#000000" fo:font-size="12pt" style:font-size-asian="12pt" style:font-size-complex="10pt" fo:language="en" fo:country="US"/>
    </style:style>
    <style:style style:name="T40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3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1" style:parent-style-name="DefaultParagraphFont" style:family="text">
      <style:text-properties style:font-name="Source Code Pro Light" style:font-name-complex="Consolas" fo:color="#000000" fo:font-size="12pt" style:font-size-asian="12pt" style:font-size-complex="10pt" fo:language="en" fo:country="US"/>
    </style:style>
    <style:style style:name="T404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43" style:parent-style-name="Normal" style:family="paragraph">
      <style:paragraph-properties fo:widows="0" fo:orphans="0" style:text-autospace="none" fo:margin-bottom="0in" fo:line-height="100%"/>
    </style:style>
    <style:style style:name="T4044" style:parent-style-name="DefaultParagraphFont" style:family="text">
      <style:text-properties style:font-name="Source Code Pro Light" style:font-name-complex="Consolas" fo:color="#000000" fo:font-size="12pt" style:font-size-asian="12pt" style:font-size-complex="10pt" fo:language="en" fo:country="US"/>
    </style:style>
    <style:style style:name="T40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6" style:parent-style-name="DefaultParagraphFont" style:family="text">
      <style:text-properties style:font-name="Source Code Pro Light" style:font-name-complex="Consolas" fo:color="#000000" fo:font-size="12pt" style:font-size-asian="12pt" style:font-size-complex="10pt" fo:language="en" fo:country="US"/>
    </style:style>
    <style:style style:name="T40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48" style:parent-style-name="DefaultParagraphFont" style:family="text">
      <style:text-properties style:font-name="Source Code Pro Light" style:font-name-complex="Consolas" fo:color="#000000" fo:font-size="12pt" style:font-size-asian="12pt" style:font-size-complex="10pt" fo:language="en" fo:country="US"/>
    </style:style>
    <style:style style:name="T40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0" style:parent-style-name="DefaultParagraphFont" style:family="text">
      <style:text-properties style:font-name="Source Code Pro Light" style:font-name-complex="Consolas" fo:color="#000000" fo:font-size="12pt" style:font-size-asian="12pt" style:font-size-complex="10pt" fo:language="en" fo:country="US"/>
    </style:style>
    <style:style style:name="T405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53" style:parent-style-name="DefaultParagraphFont" style:family="text">
      <style:text-properties style:font-name="Source Code Pro Light" style:font-name-complex="Consolas" fo:color="#000000" fo:font-size="12pt" style:font-size-asian="12pt" style:font-size-complex="10pt" fo:language="en" fo:country="US"/>
    </style:style>
    <style:style style:name="T40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5" style:parent-style-name="DefaultParagraphFont" style:family="text">
      <style:text-properties style:font-name="Source Code Pro Light" style:font-name-complex="Consolas" fo:color="#000000" fo:font-size="12pt" style:font-size-asian="12pt" style:font-size-complex="10pt" fo:language="en" fo:country="US"/>
    </style:style>
    <style:style style:name="T40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7" style:parent-style-name="DefaultParagraphFont" style:family="text">
      <style:text-properties style:font-name="Source Code Pro Light" style:font-name-complex="Consolas" fo:color="#000000" fo:font-size="12pt" style:font-size-asian="12pt" style:font-size-complex="10pt" fo:language="en" fo:country="US"/>
    </style:style>
    <style:style style:name="T40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59" style:parent-style-name="DefaultParagraphFont" style:family="text">
      <style:text-properties style:font-name="Source Code Pro Light" style:font-name-complex="Consolas" fo:color="#000000" fo:font-size="12pt" style:font-size-asian="12pt" style:font-size-complex="10pt" fo:language="en" fo:country="US"/>
    </style:style>
    <style:style style:name="T40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61" style:parent-style-name="Normal" style:family="paragraph">
      <style:paragraph-properties fo:widows="0" fo:orphans="0" style:text-autospace="none" fo:margin-bottom="0in" fo:line-height="100%"/>
    </style:style>
    <style:style style:name="T4062" style:parent-style-name="DefaultParagraphFont" style:family="text">
      <style:text-properties style:font-name="Source Code Pro Light" style:font-name-complex="Consolas" fo:color="#000000" fo:font-size="12pt" style:font-size-asian="12pt" style:font-size-complex="10pt" fo:language="en" fo:country="US"/>
    </style:style>
    <style:style style:name="T40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64" style:parent-style-name="DefaultParagraphFont" style:family="text">
      <style:text-properties style:font-name="Source Code Pro Light" style:font-name-complex="Consolas" fo:color="#000000" fo:font-size="12pt" style:font-size-asian="12pt" style:font-size-complex="10pt" fo:language="en" fo:country="US"/>
    </style:style>
    <style:style style:name="P4065" style:parent-style-name="Normal" style:family="paragraph">
      <style:paragraph-properties fo:widows="0" fo:orphans="0" style:text-autospace="none" fo:margin-bottom="0in" fo:line-height="100%"/>
      <style:text-properties style:font-name="Source Code Pro Light" style:font-name-complex="Consolas" fo:color="#000000" fo:font-size="12pt" style:font-size-asian="12pt" style:font-size-complex="10pt" fo:language="en" fo:country="US"/>
    </style:style>
    <style:style style:name="P4066" style:parent-style-name="Normal" style:family="paragraph">
      <style:paragraph-properties fo:widows="0" fo:orphans="0" style:text-autospace="none" fo:margin-bottom="0in" fo:line-height="100%"/>
    </style:style>
    <style:style style:name="T4067" style:parent-style-name="DefaultParagraphFont" style:family="text">
      <style:text-properties style:font-name="Source Code Pro Light" style:font-name-complex="Consolas" fo:color="#000000" fo:font-size="12pt" style:font-size-asian="12pt" style:font-size-complex="10pt" fo:language="en" fo:country="US"/>
    </style:style>
    <style:style style:name="T40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69" style:parent-style-name="DefaultParagraphFont" style:family="text">
      <style:text-properties style:font-name="Source Code Pro Light" style:font-name-complex="Consolas" fo:color="#000000" fo:font-size="12pt" style:font-size-asian="12pt" style:font-size-complex="10pt" fo:language="en" fo:country="US"/>
    </style:style>
    <style:style style:name="T40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73" style:parent-style-name="Normal" style:family="paragraph">
      <style:paragraph-properties fo:widows="0" fo:orphans="0" style:text-autospace="none" fo:margin-bottom="0in" fo:line-height="100%"/>
    </style:style>
    <style:style style:name="T4074" style:parent-style-name="DefaultParagraphFont" style:family="text">
      <style:text-properties style:font-name="Source Code Pro Light" style:font-name-complex="Consolas" fo:color="#000000" fo:font-size="12pt" style:font-size-asian="12pt" style:font-size-complex="10pt" fo:language="en" fo:country="US"/>
    </style:style>
    <style:style style:name="T40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6" style:parent-style-name="DefaultParagraphFont" style:family="text">
      <style:text-properties style:font-name="Source Code Pro Light" style:font-name-complex="Consolas" fo:color="#000000" fo:font-size="12pt" style:font-size-asian="12pt" style:font-size-complex="10pt" fo:language="en" fo:country="US"/>
    </style:style>
    <style:style style:name="T40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78" style:parent-style-name="DefaultParagraphFont" style:family="text">
      <style:text-properties style:font-name="Source Code Pro Light" style:font-name-complex="Consolas" fo:color="#000000" fo:font-size="12pt" style:font-size-asian="12pt" style:font-size-complex="10pt" fo:language="en" fo:country="US"/>
    </style:style>
    <style:style style:name="T40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80" style:parent-style-name="DefaultParagraphFont" style:family="text">
      <style:text-properties style:font-name="Source Code Pro Light" style:font-name-complex="Consolas" fo:color="#000000" fo:font-size="12pt" style:font-size-asian="12pt" style:font-size-complex="10pt" fo:language="en" fo:country="US"/>
    </style:style>
    <style:style style:name="T408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82" style:parent-style-name="DefaultParagraphFont" style:family="text">
      <style:text-properties style:font-name="Source Code Pro Light" style:font-name-complex="Consolas" fo:color="#000000" fo:font-size="12pt" style:font-size-asian="12pt" style:font-size-complex="10pt" fo:language="en" fo:country="US"/>
    </style:style>
    <style:style style:name="T408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84" style:parent-style-name="Normal" style:family="paragraph">
      <style:paragraph-properties fo:widows="0" fo:orphans="0" style:text-autospace="none" fo:margin-bottom="0in" fo:line-height="100%"/>
    </style:style>
    <style:style style:name="T4085" style:parent-style-name="DefaultParagraphFont" style:family="text">
      <style:text-properties style:font-name="Source Code Pro Light" style:font-name-complex="Consolas" fo:color="#000000" fo:font-size="12pt" style:font-size-asian="12pt" style:font-size-complex="10pt" fo:language="en" fo:country="US"/>
    </style:style>
    <style:style style:name="T40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87"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0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089" style:parent-style-name="Normal" style:family="paragraph">
      <style:paragraph-properties fo:widows="0" fo:orphans="0" style:text-autospace="none" fo:margin-bottom="0in" fo:line-height="100%"/>
    </style:style>
    <style:style style:name="T4090" style:parent-style-name="DefaultParagraphFont" style:family="text">
      <style:text-properties style:font-name="Source Code Pro Light" style:font-name-complex="Consolas" fo:color="#000000" fo:font-size="12pt" style:font-size-asian="12pt" style:font-size-complex="10pt" fo:language="en" fo:country="US"/>
    </style:style>
    <style:style style:name="T40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2" style:parent-style-name="DefaultParagraphFont" style:family="text">
      <style:text-properties style:font-name="Source Code Pro Light" style:font-name-complex="Consolas" fo:color="#000000" fo:font-size="12pt" style:font-size-asian="12pt" style:font-size-complex="10pt" fo:language="en" fo:country="US"/>
    </style:style>
    <style:style style:name="T40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4" style:parent-style-name="DefaultParagraphFont" style:family="text">
      <style:text-properties style:font-name="Source Code Pro Light" style:font-name-complex="Consolas" fo:color="#000000" fo:font-size="12pt" style:font-size-asian="12pt" style:font-size-complex="10pt" fo:language="en" fo:country="US"/>
    </style:style>
    <style:style style:name="T40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09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0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00" style:parent-style-name="Normal" style:family="paragraph">
      <style:paragraph-properties fo:widows="0" fo:orphans="0" style:text-autospace="none" fo:margin-bottom="0in" fo:line-height="100%"/>
    </style:style>
    <style:style style:name="T4101" style:parent-style-name="DefaultParagraphFont" style:family="text">
      <style:text-properties style:font-name="Source Code Pro Light" style:font-name-complex="Consolas" fo:color="#000000" fo:font-size="12pt" style:font-size-asian="12pt" style:font-size-complex="10pt" fo:language="en" fo:country="US"/>
    </style:style>
    <style:style style:name="T41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03"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1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05" style:parent-style-name="Normal" style:family="paragraph">
      <style:paragraph-properties fo:widows="0" fo:orphans="0" style:text-autospace="none" fo:margin-bottom="0in" fo:line-height="100%"/>
    </style:style>
    <style:style style:name="T4106" style:parent-style-name="DefaultParagraphFont" style:family="text">
      <style:text-properties style:font-name="Source Code Pro Light" style:font-name-complex="Consolas" fo:color="#000000" fo:font-size="12pt" style:font-size-asian="12pt" style:font-size-complex="10pt" fo:language="en" fo:country="US"/>
    </style:style>
    <style:style style:name="T41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08" style:parent-style-name="DefaultParagraphFont" style:family="text">
      <style:text-properties style:font-name="Source Code Pro Light" style:font-name-complex="Consolas" fo:color="#000000" fo:font-size="12pt" style:font-size-asian="12pt" style:font-size-complex="10pt" fo:language="en" fo:country="US"/>
    </style:style>
    <style:style style:name="T41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0" style:parent-style-name="DefaultParagraphFont" style:family="text">
      <style:text-properties style:font-name="Source Code Pro Light" style:font-name-complex="Consolas" fo:color="#000000" fo:font-size="12pt" style:font-size-asian="12pt" style:font-size-complex="10pt" fo:language="en" fo:country="US"/>
    </style:style>
    <style:style style:name="T41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16" style:parent-style-name="Normal" style:family="paragraph">
      <style:paragraph-properties fo:widows="0" fo:orphans="0" style:text-autospace="none" fo:margin-bottom="0in" fo:line-height="100%"/>
    </style:style>
    <style:style style:name="T4117" style:parent-style-name="DefaultParagraphFont" style:family="text">
      <style:text-properties style:font-name="Source Code Pro Light" style:font-name-complex="Consolas" fo:color="#000000" fo:font-size="12pt" style:font-size-asian="12pt" style:font-size-complex="10pt" fo:language="en" fo:country="US"/>
    </style:style>
    <style:style style:name="T41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1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1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21" style:parent-style-name="Normal" style:family="paragraph">
      <style:paragraph-properties fo:widows="0" fo:orphans="0" style:text-autospace="none" fo:margin-bottom="0in" fo:line-height="100%"/>
    </style:style>
    <style:style style:name="T4122" style:parent-style-name="DefaultParagraphFont" style:family="text">
      <style:text-properties style:font-name="Source Code Pro Light" style:font-name-complex="Consolas" fo:color="#000000" fo:font-size="12pt" style:font-size-asian="12pt" style:font-size-complex="10pt" fo:language="en" fo:country="US"/>
    </style:style>
    <style:style style:name="T41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24" style:parent-style-name="DefaultParagraphFont" style:family="text">
      <style:text-properties style:font-name="Source Code Pro Light" style:font-name-complex="Consolas" fo:color="#000000" fo:font-size="12pt" style:font-size-asian="12pt" style:font-size-complex="10pt" fo:language="en" fo:country="US"/>
    </style:style>
    <style:style style:name="T41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26" style:parent-style-name="DefaultParagraphFont" style:family="text">
      <style:text-properties style:font-name="Source Code Pro Light" style:font-name-complex="Consolas" fo:color="#000000" fo:font-size="12pt" style:font-size-asian="12pt" style:font-size-complex="10pt" fo:language="en" fo:country="US"/>
    </style:style>
    <style:style style:name="T41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2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3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32" style:parent-style-name="Normal" style:family="paragraph">
      <style:paragraph-properties fo:widows="0" fo:orphans="0" style:text-autospace="none" fo:margin-bottom="0in" fo:line-height="100%"/>
    </style:style>
    <style:style style:name="T4133" style:parent-style-name="DefaultParagraphFont" style:family="text">
      <style:text-properties style:font-name="Source Code Pro Light" style:font-name-complex="Consolas" fo:color="#000000" fo:font-size="12pt" style:font-size-asian="12pt" style:font-size-complex="10pt" fo:language="en" fo:country="US"/>
    </style:style>
    <style:style style:name="T41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35"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1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37" style:parent-style-name="Normal" style:family="paragraph">
      <style:paragraph-properties fo:widows="0" fo:orphans="0" style:text-autospace="none" fo:margin-bottom="0in" fo:line-height="100%"/>
    </style:style>
    <style:style style:name="T4138" style:parent-style-name="DefaultParagraphFont" style:family="text">
      <style:text-properties style:font-name="Source Code Pro Light" style:font-name-complex="Consolas" fo:color="#000000" fo:font-size="12pt" style:font-size-asian="12pt" style:font-size-complex="10pt" fo:language="en" fo:country="US"/>
    </style:style>
    <style:style style:name="T41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0" style:parent-style-name="DefaultParagraphFont" style:family="text">
      <style:text-properties style:font-name="Source Code Pro Light" style:font-name-complex="Consolas" fo:color="#000000" fo:font-size="12pt" style:font-size-asian="12pt" style:font-size-complex="10pt" fo:language="en" fo:country="US"/>
    </style:style>
    <style:style style:name="T41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2" style:parent-style-name="DefaultParagraphFont" style:family="text">
      <style:text-properties style:font-name="Source Code Pro Light" style:font-name-complex="Consolas" fo:color="#000000" fo:font-size="12pt" style:font-size-asian="12pt" style:font-size-complex="10pt" fo:language="en" fo:country="US"/>
    </style:style>
    <style:style style:name="T41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4" style:parent-style-name="DefaultParagraphFont" style:family="text">
      <style:text-properties style:font-name="Source Code Pro Light" style:font-name-complex="Consolas" fo:color="#800080" fo:font-size="12pt" style:font-size-asian="12pt" style:font-size-complex="10pt" fo:language="en" fo:country="US"/>
    </style:style>
    <style:style style:name="T41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46" style:parent-style-name="Normal" style:family="paragraph">
      <style:paragraph-properties fo:widows="0" fo:orphans="0" style:text-autospace="none" fo:margin-bottom="0in" fo:line-height="100%"/>
    </style:style>
    <style:style style:name="T4147" style:parent-style-name="DefaultParagraphFont" style:family="text">
      <style:text-properties style:font-name="Source Code Pro Light" style:font-name-complex="Consolas" fo:color="#000000" fo:font-size="12pt" style:font-size-asian="12pt" style:font-size-complex="10pt" fo:language="en" fo:country="US"/>
    </style:style>
    <style:style style:name="T41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49"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1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3" style:parent-style-name="Normal" style:family="paragraph">
      <style:paragraph-properties fo:widows="0" fo:orphans="0" style:text-autospace="none" fo:margin-bottom="0in" fo:line-height="100%"/>
    </style:style>
    <style:style style:name="T415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55" style:parent-style-name="DefaultParagraphFont" style:family="text">
      <style:text-properties style:font-name="Source Code Pro Light" style:font-name-complex="Consolas" fo:color="#000000" fo:font-size="12pt" style:font-size-asian="12pt" style:font-size-complex="10pt" fo:language="en" fo:country="US"/>
    </style:style>
    <style:style style:name="T41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5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158" style:parent-style-name="Normal" style:family="paragraph">
      <style:paragraph-properties fo:widows="0" fo:orphans="0" style:text-autospace="none" fo:margin-bottom="0in" fo:line-height="100%"/>
    </style:style>
    <style:style style:name="T4159" style:parent-style-name="DefaultParagraphFont" style:family="text">
      <style:text-properties style:font-name="Source Code Pro Light" style:font-name-complex="Consolas" fo:color="#000000" fo:font-size="12pt" style:font-size-asian="12pt" style:font-size-complex="10pt" fo:language="el" fo:country="GR"/>
    </style:style>
    <style:style style:name="T4160" style:parent-style-name="DefaultParagraphFont" style:family="text">
      <style:text-properties style:font-name="Source Code Pro Light" style:font-name-complex="Consolas" fo:color="#000000" fo:font-size="12pt" style:font-size-asian="12pt" style:font-size-complex="10pt" fo:language="en" fo:country="US"/>
    </style:style>
    <style:style style:name="T4161" style:parent-style-name="DefaultParagraphFont" style:family="text">
      <style:text-properties style:font-name="Source Code Pro Light" style:font-name-complex="Consolas" fo:color="#000000" fo:font-size="12pt" style:font-size-asian="12pt" style:font-size-complex="10pt" fo:language="el" fo:country="GR"/>
    </style:style>
    <style:style style:name="T41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4163" style:parent-style-name="DefaultParagraphFont" style:family="text">
      <style:text-properties style:font-name="Source Code Pro Light" style:font-name-complex="Consolas" fo:color="#800080" fo:font-size="12pt" style:font-size-asian="12pt" style:font-size-complex="10pt" fo:language="el" fo:country="GR"/>
    </style:style>
    <style:style style:name="T41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T4165" style:parent-style-name="DefaultParagraphFont" style:family="text">
      <style:text-properties style:font-name="Source Code Pro Light" style:font-name-complex="Consolas" fo:color="#000000" fo:font-size="12pt" style:font-size-asian="12pt" style:font-size-complex="10pt" fo:language="el" fo:country="GR"/>
    </style:style>
    <style:style style:name="T41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167"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16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169" style:parent-style-name="Normal" style:family="paragraph">
      <style:paragraph-properties fo:widows="0" fo:orphans="0" style:text-autospace="none" fo:margin-bottom="0in" fo:line-height="100%"/>
    </style:style>
    <style:style style:name="T4170"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171"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172"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173" style:parent-style-name="DefaultParagraphFont" style:family="text">
      <style:text-properties style:font-name="Times New Roman" style:font-style-complex="italic" fo:color="#0078D7" fo:font-size="16pt" style:font-size-asian="16pt" style:font-size-complex="10pt" fo:background-color="#00FFFF" fo:language="en" fo:country="US"/>
    </style:style>
    <style:style style:name="T417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17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4176" style:parent-style-name="Normal" style:family="paragraph">
      <style:paragraph-properties fo:widows="0" fo:orphans="0" style:text-autospace="none" fo:margin-bottom="0in" fo:line-height="100%"/>
    </style:style>
    <style:style style:name="T417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78" style:parent-style-name="DefaultParagraphFont" style:family="text">
      <style:text-properties style:font-name="Source Code Pro Light" style:font-name-complex="Consolas" fo:color="#000000" fo:font-size="12pt" style:font-size-asian="12pt" style:font-size-complex="10pt" fo:language="en" fo:country="US"/>
    </style:style>
    <style:style style:name="T41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81" style:parent-style-name="DefaultParagraphFont" style:family="text">
      <style:text-properties style:font-name="Source Code Pro Light" style:font-name-complex="Consolas" fo:color="#000000" fo:font-size="12pt" style:font-size-asian="12pt" style:font-size-complex="10pt" fo:language="en" fo:country="US"/>
    </style:style>
    <style:style style:name="T41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3" style:parent-style-name="DefaultParagraphFont" style:family="text">
      <style:text-properties style:font-name="Source Code Pro Light" style:font-name-complex="Consolas" fo:color="#000000" fo:font-size="12pt" style:font-size-asian="12pt" style:font-size-complex="10pt" fo:language="en" fo:country="US"/>
    </style:style>
    <style:style style:name="T41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5" style:parent-style-name="DefaultParagraphFont" style:family="text">
      <style:text-properties style:font-name="Source Code Pro Light" style:font-name-complex="Consolas" fo:color="#000000" fo:font-size="12pt" style:font-size-asian="12pt" style:font-size-complex="10pt" fo:language="en" fo:country="US"/>
    </style:style>
    <style:style style:name="T41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87" style:parent-style-name="DefaultParagraphFont" style:family="text">
      <style:text-properties style:font-name="Source Code Pro Light" style:font-name-complex="Consolas" fo:color="#000000" fo:font-size="12pt" style:font-size-asian="12pt" style:font-size-complex="10pt" fo:language="en" fo:country="US"/>
    </style:style>
    <style:style style:name="T41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8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190" style:parent-style-name="Normal" style:family="paragraph">
      <style:paragraph-properties fo:widows="0" fo:orphans="0" style:text-autospace="none" fo:margin-bottom="0in" fo:line-height="100%"/>
    </style:style>
    <style:style style:name="T4191" style:parent-style-name="DefaultParagraphFont" style:family="text">
      <style:text-properties style:font-name="Source Code Pro Light" style:font-name-complex="Consolas" fo:color="#000000" fo:font-size="12pt" style:font-size-asian="12pt" style:font-size-complex="10pt" fo:language="en" fo:country="US"/>
    </style:style>
    <style:style style:name="T419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193" style:parent-style-name="DefaultParagraphFont" style:family="text">
      <style:text-properties style:font-name="Source Code Pro Light" style:font-name-complex="Consolas" fo:color="#000000" fo:font-size="12pt" style:font-size-asian="12pt" style:font-size-complex="10pt" fo:language="en" fo:country="US"/>
    </style:style>
    <style:style style:name="T41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5" style:parent-style-name="DefaultParagraphFont" style:family="text">
      <style:text-properties style:font-name="Source Code Pro Light" style:font-name-complex="Consolas" fo:color="#000000" fo:font-size="12pt" style:font-size-asian="12pt" style:font-size-complex="10pt" fo:language="en" fo:country="US"/>
    </style:style>
    <style:style style:name="T41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197" style:parent-style-name="DefaultParagraphFont" style:family="text">
      <style:text-properties style:font-name="Source Code Pro Light" style:font-name-complex="Consolas" fo:color="#000000" fo:font-size="12pt" style:font-size-asian="12pt" style:font-size-complex="10pt" fo:language="en" fo:country="US"/>
    </style:style>
    <style:style style:name="T4198" style:parent-style-name="DefaultParagraphFont" style:family="text">
      <style:text-properties style:font-name="Source Code Pro Light" style:font-name-complex="Consolas" fo:color="#800080" fo:font-size="12pt" style:font-size-asian="12pt" style:font-size-complex="10pt" fo:language="en" fo:country="US"/>
    </style:style>
    <style:style style:name="T419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00" style:parent-style-name="DefaultParagraphFont" style:family="text">
      <style:text-properties style:font-name="Source Code Pro Light" style:font-name-complex="Consolas" fo:color="#000000" fo:font-size="12pt" style:font-size-asian="12pt" style:font-size-complex="10pt" fo:language="en" fo:country="US"/>
    </style:style>
    <style:style style:name="T42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02" style:parent-style-name="DefaultParagraphFont" style:family="text">
      <style:text-properties style:font-name="Source Code Pro Light" style:font-name-complex="Consolas" fo:color="#000000" fo:font-size="12pt" style:font-size-asian="12pt" style:font-size-complex="10pt" fo:language="en" fo:country="US"/>
    </style:style>
    <style:style style:name="T42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04" style:parent-style-name="DefaultParagraphFont" style:family="text">
      <style:text-properties style:font-name="Source Code Pro Light" style:font-name-complex="Consolas" fo:color="#000000" fo:font-size="12pt" style:font-size-asian="12pt" style:font-size-complex="10pt" fo:language="en" fo:country="US"/>
    </style:style>
    <style:style style:name="T42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06" style:parent-style-name="Normal" style:family="paragraph">
      <style:paragraph-properties fo:widows="0" fo:orphans="0" style:text-autospace="none" fo:margin-bottom="0in" fo:line-height="100%"/>
    </style:style>
    <style:style style:name="T4207" style:parent-style-name="DefaultParagraphFont" style:family="text">
      <style:text-properties style:font-name="Source Code Pro Light" style:font-name-complex="Consolas" fo:color="#000000" fo:font-size="12pt" style:font-size-asian="12pt" style:font-size-complex="10pt" fo:language="en" fo:country="US"/>
    </style:style>
    <style:style style:name="T42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09" style:parent-style-name="Normal" style:family="paragraph">
      <style:paragraph-properties fo:widows="0" fo:orphans="0" style:text-autospace="none" fo:margin-bottom="0in" fo:line-height="100%"/>
    </style:style>
    <style:style style:name="T4210" style:parent-style-name="DefaultParagraphFont" style:family="text">
      <style:text-properties style:font-name="Source Code Pro Light" style:font-name-complex="Consolas" fo:color="#000000" fo:font-size="12pt" style:font-size-asian="12pt" style:font-size-complex="10pt" fo:language="en" fo:country="US"/>
    </style:style>
    <style:style style:name="T421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12" style:parent-style-name="DefaultParagraphFont" style:family="text">
      <style:text-properties style:font-name="Source Code Pro Light" style:font-name-complex="Consolas" fo:color="#000000" fo:font-size="12pt" style:font-size-asian="12pt" style:font-size-complex="10pt" fo:language="en" fo:country="US"/>
    </style:style>
    <style:style style:name="T42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14" style:parent-style-name="Normal" style:family="paragraph">
      <style:paragraph-properties fo:widows="0" fo:orphans="0" style:text-autospace="none" fo:margin-bottom="0in" fo:line-height="100%"/>
    </style:style>
    <style:style style:name="T4215" style:parent-style-name="DefaultParagraphFont" style:family="text">
      <style:text-properties style:font-name="Source Code Pro Light" style:font-name-complex="Consolas" fo:color="#000000" fo:font-size="12pt" style:font-size-asian="12pt" style:font-size-complex="10pt" fo:language="en" fo:country="US"/>
    </style:style>
    <style:style style:name="T42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217" style:parent-style-name="Normal" style:family="paragraph">
      <style:paragraph-properties fo:widows="0" fo:orphans="0" style:text-autospace="none" fo:margin-bottom="0in" fo:line-height="100%"/>
    </style:style>
    <style:style style:name="T4218" style:parent-style-name="DefaultParagraphFont" style:family="text">
      <style:text-properties style:font-name="Source Code Pro Light" style:font-name-complex="Consolas" fo:color="#000000" fo:font-size="12pt" style:font-size-asian="12pt" style:font-size-complex="10pt" fo:language="en" fo:country="US"/>
    </style:style>
    <style:style style:name="T421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20" style:parent-style-name="DefaultParagraphFont" style:family="text">
      <style:text-properties style:font-name="Source Code Pro Light" style:font-name-complex="Consolas" fo:color="#000000" fo:font-size="12pt" style:font-size-asian="12pt" style:font-size-complex="10pt" fo:language="en" fo:country="US"/>
    </style:style>
    <style:style style:name="T42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22" style:parent-style-name="DefaultParagraphFont" style:family="text">
      <style:text-properties style:font-name="Source Code Pro Light" style:font-name-complex="Consolas" fo:color="#000000" fo:font-size="12pt" style:font-size-asian="12pt" style:font-size-complex="10pt" fo:language="en" fo:country="US"/>
    </style:style>
    <style:style style:name="T42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24" style:parent-style-name="Normal" style:family="paragraph">
      <style:paragraph-properties fo:widows="0" fo:orphans="0" style:text-autospace="none" fo:margin-bottom="0in" fo:line-height="100%"/>
    </style:style>
    <style:style style:name="T4225" style:parent-style-name="DefaultParagraphFont" style:family="text">
      <style:text-properties style:font-name="Source Code Pro Light" style:font-name-complex="Consolas" fo:color="#000000" fo:font-size="12pt" style:font-size-asian="12pt" style:font-size-complex="10pt" fo:language="en" fo:country="US"/>
    </style:style>
    <style:style style:name="T42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27" style:parent-style-name="Normal" style:family="paragraph">
      <style:paragraph-properties fo:widows="0" fo:orphans="0" style:text-autospace="none" fo:margin-bottom="0in" fo:line-height="100%"/>
    </style:style>
    <style:style style:name="T4228" style:parent-style-name="DefaultParagraphFont" style:family="text">
      <style:text-properties style:font-name="Source Code Pro Light" style:font-name-complex="Consolas" fo:color="#000000" fo:font-size="12pt" style:font-size-asian="12pt" style:font-size-complex="10pt" fo:language="en" fo:country="US"/>
    </style:style>
    <style:style style:name="T422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30" style:parent-style-name="DefaultParagraphFont" style:family="text">
      <style:text-properties style:font-name="Source Code Pro Light" style:font-name-complex="Consolas" fo:color="#000000" fo:font-size="12pt" style:font-size-asian="12pt" style:font-size-complex="10pt" fo:language="en" fo:country="US"/>
    </style:style>
    <style:style style:name="T42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32" style:parent-style-name="Normal" style:family="paragraph">
      <style:paragraph-properties fo:widows="0" fo:orphans="0" style:text-autospace="none" fo:margin-bottom="0in" fo:line-height="100%"/>
    </style:style>
    <style:style style:name="T4233" style:parent-style-name="DefaultParagraphFont" style:family="text">
      <style:text-properties style:font-name="Source Code Pro Light" style:font-name-complex="Consolas" fo:color="#000000" fo:font-size="12pt" style:font-size-asian="12pt" style:font-size-complex="10pt" fo:language="en" fo:country="US"/>
    </style:style>
    <style:style style:name="T42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5" style:parent-style-name="DefaultParagraphFont" style:family="text">
      <style:text-properties style:font-name="Source Code Pro Light" style:font-name-complex="Consolas" fo:color="#000000" fo:font-size="12pt" style:font-size-asian="12pt" style:font-size-complex="10pt" fo:language="en" fo:country="US"/>
    </style:style>
    <style:style style:name="T42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7" style:parent-style-name="DefaultParagraphFont" style:family="text">
      <style:text-properties style:font-name="Source Code Pro Light" style:font-name-complex="Consolas" fo:color="#000000" fo:font-size="12pt" style:font-size-asian="12pt" style:font-size-complex="10pt" fo:language="en" fo:country="US"/>
    </style:style>
    <style:style style:name="T42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39" style:parent-style-name="DefaultParagraphFont" style:family="text">
      <style:text-properties style:font-name="Source Code Pro Light" style:font-name-complex="Consolas" fo:color="#000000" fo:font-size="12pt" style:font-size-asian="12pt" style:font-size-complex="10pt" fo:language="en" fo:country="US"/>
    </style:style>
    <style:style style:name="T4240" style:parent-style-name="DefaultParagraphFont" style:family="text">
      <style:text-properties style:font-name="Source Code Pro Light" style:font-name-complex="Consolas" fo:color="#800080" fo:font-size="12pt" style:font-size-asian="12pt" style:font-size-complex="10pt" fo:language="en" fo:country="US"/>
    </style:style>
    <style:style style:name="T42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42" style:parent-style-name="Normal" style:family="paragraph">
      <style:paragraph-properties fo:widows="0" fo:orphans="0" style:text-autospace="none" fo:margin-bottom="0in" fo:line-height="100%"/>
    </style:style>
    <style:style style:name="T4243" style:parent-style-name="DefaultParagraphFont" style:family="text">
      <style:text-properties style:font-name="Source Code Pro Light" style:font-name-complex="Consolas" fo:color="#000000" fo:font-size="12pt" style:font-size-asian="12pt" style:font-size-complex="10pt" fo:language="en" fo:country="US"/>
    </style:style>
    <style:style style:name="T4244"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4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46" style:parent-style-name="Normal" style:family="paragraph">
      <style:paragraph-properties fo:widows="0" fo:orphans="0" style:text-autospace="none" fo:margin-bottom="0in" fo:line-height="100%"/>
    </style:style>
    <style:style style:name="T4247" style:parent-style-name="DefaultParagraphFont" style:family="text">
      <style:text-properties style:font-name="Source Code Pro Light" style:font-name-complex="Consolas" fo:color="#000000" fo:font-size="12pt" style:font-size-asian="12pt" style:font-size-complex="10pt" fo:language="en" fo:country="US"/>
    </style:style>
    <style:style style:name="T424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49" style:parent-style-name="DefaultParagraphFont" style:family="text">
      <style:text-properties style:font-name="Source Code Pro Light" style:font-name-complex="Consolas" fo:color="#000000" fo:font-size="12pt" style:font-size-asian="12pt" style:font-size-complex="10pt" fo:language="en" fo:country="US"/>
    </style:style>
    <style:style style:name="T42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51" style:parent-style-name="Normal" style:family="paragraph">
      <style:paragraph-properties fo:widows="0" fo:orphans="0" style:text-autospace="none" fo:margin-bottom="0in" fo:line-height="100%"/>
    </style:style>
    <style:style style:name="T4252" style:parent-style-name="DefaultParagraphFont" style:family="text">
      <style:text-properties style:font-name="Source Code Pro Light" style:font-name-complex="Consolas" fo:color="#000000" fo:font-size="12pt" style:font-size-asian="12pt" style:font-size-complex="10pt" fo:language="en" fo:country="US"/>
    </style:style>
    <style:style style:name="T42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54" style:parent-style-name="DefaultParagraphFont" style:family="text">
      <style:text-properties style:font-name="Source Code Pro Light" style:font-name-complex="Consolas" fo:color="#000000" fo:font-size="12pt" style:font-size-asian="12pt" style:font-size-complex="10pt" fo:language="en" fo:country="US"/>
    </style:style>
    <style:style style:name="T42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56" style:parent-style-name="DefaultParagraphFont" style:family="text">
      <style:text-properties style:font-name="Source Code Pro Light" style:font-name-complex="Consolas" fo:color="#000000" fo:font-size="12pt" style:font-size-asian="12pt" style:font-size-complex="10pt" fo:language="en" fo:country="US"/>
    </style:style>
    <style:style style:name="T425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58" style:parent-style-name="DefaultParagraphFont" style:family="text">
      <style:text-properties style:font-name="Source Code Pro Light" style:font-name-complex="Consolas" fo:color="#000000" fo:font-size="12pt" style:font-size-asian="12pt" style:font-size-complex="10pt" fo:language="en" fo:country="US"/>
    </style:style>
    <style:style style:name="T4259" style:parent-style-name="DefaultParagraphFont" style:family="text">
      <style:text-properties style:font-name="Source Code Pro Light" style:font-name-complex="Consolas" fo:color="#800080" fo:font-size="12pt" style:font-size-asian="12pt" style:font-size-complex="10pt" fo:language="en" fo:country="US"/>
    </style:style>
    <style:style style:name="T42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61" style:parent-style-name="DefaultParagraphFont" style:family="text">
      <style:text-properties style:font-name="Source Code Pro Light" style:font-name-complex="Consolas" fo:color="#000000" fo:font-size="12pt" style:font-size-asian="12pt" style:font-size-complex="10pt" fo:language="en" fo:country="US"/>
    </style:style>
    <style:style style:name="T426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63" style:parent-style-name="DefaultParagraphFont" style:family="text">
      <style:text-properties style:font-name="Source Code Pro Light" style:font-name-complex="Consolas" fo:color="#000000" fo:font-size="12pt" style:font-size-asian="12pt" style:font-size-complex="10pt" fo:language="en" fo:country="US"/>
    </style:style>
    <style:style style:name="T426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65" style:parent-style-name="Normal" style:family="paragraph">
      <style:paragraph-properties fo:widows="0" fo:orphans="0" style:text-autospace="none" fo:margin-bottom="0in" fo:line-height="100%"/>
    </style:style>
    <style:style style:name="T4266" style:parent-style-name="DefaultParagraphFont" style:family="text">
      <style:text-properties style:font-name="Source Code Pro Light" style:font-name-complex="Consolas" fo:color="#000000" fo:font-size="12pt" style:font-size-asian="12pt" style:font-size-complex="10pt" fo:language="en" fo:country="US"/>
    </style:style>
    <style:style style:name="T426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6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69" style:parent-style-name="Normal" style:family="paragraph">
      <style:paragraph-properties fo:widows="0" fo:orphans="0" style:text-autospace="none" fo:margin-bottom="0in" fo:line-height="100%"/>
    </style:style>
    <style:style style:name="T4270" style:parent-style-name="DefaultParagraphFont" style:family="text">
      <style:text-properties style:font-name="Source Code Pro Light" style:font-name-complex="Consolas" fo:color="#000000" fo:font-size="12pt" style:font-size-asian="12pt" style:font-size-complex="10pt" fo:language="en" fo:country="US"/>
    </style:style>
    <style:style style:name="T427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72" style:parent-style-name="DefaultParagraphFont" style:family="text">
      <style:text-properties style:font-name="Source Code Pro Light" style:font-name-complex="Consolas" fo:color="#000000" fo:font-size="12pt" style:font-size-asian="12pt" style:font-size-complex="10pt" fo:language="en" fo:country="US"/>
    </style:style>
    <style:style style:name="T42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74" style:parent-style-name="Normal" style:family="paragraph">
      <style:paragraph-properties fo:widows="0" fo:orphans="0" style:text-autospace="none" fo:margin-bottom="0in" fo:line-height="100%"/>
    </style:style>
    <style:style style:name="T4275" style:parent-style-name="DefaultParagraphFont" style:family="text">
      <style:text-properties style:font-name="Source Code Pro Light" style:font-name-complex="Consolas" fo:color="#000000" fo:font-size="12pt" style:font-size-asian="12pt" style:font-size-complex="10pt" fo:language="en" fo:country="US"/>
    </style:style>
    <style:style style:name="T42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77" style:parent-style-name="DefaultParagraphFont" style:family="text">
      <style:text-properties style:font-name="Source Code Pro Light" style:font-name-complex="Consolas" fo:color="#000000" fo:font-size="12pt" style:font-size-asian="12pt" style:font-size-complex="10pt" fo:language="en" fo:country="US"/>
    </style:style>
    <style:style style:name="T42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79" style:parent-style-name="DefaultParagraphFont" style:family="text">
      <style:text-properties style:font-name="Source Code Pro Light" style:font-name-complex="Consolas" fo:color="#000000" fo:font-size="12pt" style:font-size-asian="12pt" style:font-size-complex="10pt" fo:language="en" fo:country="US"/>
    </style:style>
    <style:style style:name="T42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1" style:parent-style-name="DefaultParagraphFont" style:family="text">
      <style:text-properties style:font-name="Source Code Pro Light" style:font-name-complex="Consolas" fo:color="#000000" fo:font-size="12pt" style:font-size-asian="12pt" style:font-size-complex="10pt" fo:language="en" fo:country="US"/>
    </style:style>
    <style:style style:name="T4282" style:parent-style-name="DefaultParagraphFont" style:family="text">
      <style:text-properties style:font-name="Source Code Pro Light" style:font-name-complex="Consolas" fo:color="#800080" fo:font-size="12pt" style:font-size-asian="12pt" style:font-size-complex="10pt" fo:language="en" fo:country="US"/>
    </style:style>
    <style:style style:name="T4283" style:parent-style-name="DefaultParagraphFont" style:family="text">
      <style:text-properties style:font-name="Source Code Pro Light" style:font-name-complex="Consolas" fo:color="#000000" fo:font-size="12pt" style:font-size-asian="12pt" style:font-size-complex="10pt" fo:language="en" fo:country="US"/>
    </style:style>
    <style:style style:name="T42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5" style:parent-style-name="DefaultParagraphFont" style:family="text">
      <style:text-properties style:font-name="Source Code Pro Light" style:font-name-complex="Consolas" fo:color="#000000" fo:font-size="12pt" style:font-size-asian="12pt" style:font-size-complex="10pt" fo:language="en" fo:country="US"/>
    </style:style>
    <style:style style:name="T42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7" style:parent-style-name="DefaultParagraphFont" style:family="text">
      <style:text-properties style:font-name="Source Code Pro Light" style:font-name-complex="Consolas" fo:color="#000000" fo:font-size="12pt" style:font-size-asian="12pt" style:font-size-complex="10pt" fo:language="en" fo:country="US"/>
    </style:style>
    <style:style style:name="T428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289" style:parent-style-name="DefaultParagraphFont" style:family="text">
      <style:text-properties style:font-name="Source Code Pro Light" style:font-name-complex="Consolas" fo:color="#000000" fo:font-size="12pt" style:font-size-asian="12pt" style:font-size-complex="10pt" fo:language="en" fo:country="US"/>
    </style:style>
    <style:style style:name="T429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91" style:parent-style-name="Normal" style:family="paragraph">
      <style:paragraph-properties fo:widows="0" fo:orphans="0" style:text-autospace="none" fo:margin-bottom="0in" fo:line-height="100%"/>
    </style:style>
    <style:style style:name="T4292" style:parent-style-name="DefaultParagraphFont" style:family="text">
      <style:text-properties style:font-name="Source Code Pro Light" style:font-name-complex="Consolas" fo:color="#000000" fo:font-size="12pt" style:font-size-asian="12pt" style:font-size-complex="10pt" fo:language="en" fo:country="US"/>
    </style:style>
    <style:style style:name="T4293"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2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95" style:parent-style-name="Normal" style:family="paragraph">
      <style:paragraph-properties fo:widows="0" fo:orphans="0" style:text-autospace="none" fo:margin-bottom="0in" fo:line-height="100%"/>
    </style:style>
    <style:style style:name="T4296" style:parent-style-name="DefaultParagraphFont" style:family="text">
      <style:text-properties style:font-name="Source Code Pro Light" style:font-name-complex="Consolas" fo:color="#000000" fo:font-size="12pt" style:font-size-asian="12pt" style:font-size-complex="10pt" fo:language="en" fo:country="US"/>
    </style:style>
    <style:style style:name="T42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298" style:parent-style-name="Normal" style:family="paragraph">
      <style:paragraph-properties fo:widows="0" fo:orphans="0" style:text-autospace="none" fo:margin-bottom="0in" fo:line-height="100%"/>
    </style:style>
    <style:style style:name="T4299" style:parent-style-name="DefaultParagraphFont" style:family="text">
      <style:text-properties style:font-name="Source Code Pro Light" style:font-name-complex="Consolas" fo:color="#000000" fo:font-size="12pt" style:font-size-asian="12pt" style:font-size-complex="10pt" fo:language="en" fo:country="US"/>
    </style:style>
    <style:style style:name="T43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01" style:parent-style-name="DefaultParagraphFont" style:family="text">
      <style:text-properties style:font-name="Source Code Pro Light" style:font-name-complex="Consolas" fo:color="#000000" fo:font-size="12pt" style:font-size-asian="12pt" style:font-size-complex="10pt" fo:language="en" fo:country="US"/>
    </style:style>
    <style:style style:name="T43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03" style:parent-style-name="DefaultParagraphFont" style:family="text">
      <style:text-properties style:font-name="Source Code Pro Light" style:font-name-complex="Consolas" fo:color="#000000" fo:font-size="12pt" style:font-size-asian="12pt" style:font-size-complex="10pt" fo:language="en" fo:country="US"/>
    </style:style>
    <style:style style:name="T43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05" style:parent-style-name="DefaultParagraphFont" style:family="text">
      <style:text-properties style:font-name="Source Code Pro Light" style:font-name-complex="Consolas" fo:color="#000000" fo:font-size="12pt" style:font-size-asian="12pt" style:font-size-complex="10pt" fo:language="en" fo:country="US"/>
    </style:style>
    <style:style style:name="T4306" style:parent-style-name="DefaultParagraphFont" style:family="text">
      <style:text-properties style:font-name="Source Code Pro Light" style:font-name-complex="Consolas" fo:color="#800080" fo:font-size="12pt" style:font-size-asian="12pt" style:font-size-complex="10pt" fo:language="en" fo:country="US"/>
    </style:style>
    <style:style style:name="T43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08" style:parent-style-name="Normal" style:family="paragraph">
      <style:paragraph-properties fo:widows="0" fo:orphans="0" style:text-autospace="none" fo:margin-bottom="0in" fo:line-height="100%"/>
    </style:style>
    <style:style style:name="T4309" style:parent-style-name="DefaultParagraphFont" style:family="text">
      <style:text-properties style:font-name="Source Code Pro Light" style:font-name-complex="Consolas" fo:color="#000000" fo:font-size="12pt" style:font-size-asian="12pt" style:font-size-complex="10pt" fo:language="en" fo:country="US"/>
    </style:style>
    <style:style style:name="T431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2" style:parent-style-name="DefaultParagraphFont" style:family="text">
      <style:text-properties style:font-name="Source Code Pro Light" style:font-name-complex="Consolas" fo:color="#000000" fo:font-size="12pt" style:font-size-asian="12pt" style:font-size-complex="10pt" fo:language="en" fo:country="US"/>
    </style:style>
    <style:style style:name="T43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4" style:parent-style-name="DefaultParagraphFont" style:family="text">
      <style:text-properties style:font-name="Source Code Pro Light" style:font-name-complex="Consolas" fo:color="#000000" fo:font-size="12pt" style:font-size-asian="12pt" style:font-size-complex="10pt" fo:language="en" fo:country="US"/>
    </style:style>
    <style:style style:name="T43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16" style:parent-style-name="Normal" style:family="paragraph">
      <style:paragraph-properties fo:widows="0" fo:orphans="0" style:text-autospace="none" fo:margin-bottom="0in" fo:line-height="100%"/>
    </style:style>
    <style:style style:name="T4317" style:parent-style-name="DefaultParagraphFont" style:family="text">
      <style:text-properties style:font-name="Source Code Pro Light" style:font-name-complex="Consolas" fo:color="#000000" fo:font-size="12pt" style:font-size-asian="12pt" style:font-size-complex="10pt" fo:language="en" fo:country="US"/>
    </style:style>
    <style:style style:name="T43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19" style:parent-style-name="DefaultParagraphFont" style:family="text">
      <style:text-properties style:font-name="Source Code Pro Light" style:font-name-complex="Consolas" fo:color="#000000" fo:font-size="12pt" style:font-size-asian="12pt" style:font-size-complex="10pt" fo:language="en" fo:country="US"/>
    </style:style>
    <style:style style:name="T432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1"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3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23" style:parent-style-name="Normal" style:family="paragraph">
      <style:paragraph-properties fo:widows="0" fo:orphans="0" style:text-autospace="none" fo:margin-bottom="0in" fo:line-height="100%"/>
    </style:style>
    <style:style style:name="T4324" style:parent-style-name="DefaultParagraphFont" style:family="text">
      <style:text-properties style:font-name="Source Code Pro Light" style:font-name-complex="Consolas" fo:color="#000000" fo:font-size="12pt" style:font-size-asian="12pt" style:font-size-complex="10pt" fo:language="en" fo:country="US"/>
    </style:style>
    <style:style style:name="T432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6" style:parent-style-name="DefaultParagraphFont" style:family="text">
      <style:text-properties style:font-name="Source Code Pro Light" style:font-name-complex="Consolas" fo:color="#000000" fo:font-size="12pt" style:font-size-asian="12pt" style:font-size-complex="10pt" fo:language="en" fo:country="US"/>
    </style:style>
    <style:style style:name="T43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28" style:parent-style-name="DefaultParagraphFont" style:family="text">
      <style:text-properties style:font-name="Source Code Pro Light" style:font-name-complex="Consolas" fo:font-weight="bold" style:font-weight-asian="bold" style:font-weight-complex="bold" fo:color="#0000FF" fo:font-size="12pt" style:font-size-asian="12pt" style:font-size-complex="10pt" fo:language="en" fo:country="US"/>
    </style:style>
    <style:style style:name="T43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30" style:parent-style-name="Normal" style:family="paragraph">
      <style:paragraph-properties fo:widows="0" fo:orphans="0" style:text-autospace="none" fo:margin-bottom="0in" fo:line-height="100%"/>
    </style:style>
    <style:style style:name="T4331" style:parent-style-name="DefaultParagraphFont" style:family="text">
      <style:text-properties style:font-name="Source Code Pro Light" style:font-name-complex="Consolas" fo:color="#000000" fo:font-size="12pt" style:font-size-asian="12pt" style:font-size-complex="10pt" fo:language="en" fo:country="US"/>
    </style:style>
    <style:style style:name="T43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3" style:parent-style-name="DefaultParagraphFont" style:family="text">
      <style:text-properties style:font-name="Source Code Pro Light" style:font-name-complex="Consolas" fo:color="#000000" fo:font-size="12pt" style:font-size-asian="12pt" style:font-size-complex="10pt" fo:language="en" fo:country="US"/>
    </style:style>
    <style:style style:name="T433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5" style:parent-style-name="DefaultParagraphFont" style:family="text">
      <style:text-properties style:font-name="Source Code Pro Light" style:font-name-complex="Consolas" fo:color="#000000" fo:font-size="12pt" style:font-size-asian="12pt" style:font-size-complex="10pt" fo:language="en" fo:country="US"/>
    </style:style>
    <style:style style:name="T433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7" style:parent-style-name="DefaultParagraphFont" style:family="text">
      <style:text-properties style:font-name="Source Code Pro Light" style:font-name-complex="Consolas" fo:color="#000000" fo:font-size="12pt" style:font-size-asian="12pt" style:font-size-complex="10pt" fo:language="en" fo:country="US"/>
    </style:style>
    <style:style style:name="T43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39" style:parent-style-name="DefaultParagraphFont" style:family="text">
      <style:text-properties style:font-name="Source Code Pro Light" style:font-name-complex="Consolas" fo:color="#000000" fo:font-size="12pt" style:font-size-asian="12pt" style:font-size-complex="10pt" fo:language="en" fo:country="US"/>
    </style:style>
    <style:style style:name="T4340" style:parent-style-name="DefaultParagraphFont" style:family="text">
      <style:text-properties style:font-name="Source Code Pro Light" style:font-name-complex="Consolas" fo:color="#800080" fo:font-size="12pt" style:font-size-asian="12pt" style:font-size-complex="10pt" fo:language="en" fo:country="US"/>
    </style:style>
    <style:style style:name="T43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42" style:parent-style-name="Normal" style:family="paragraph">
      <style:paragraph-properties fo:widows="0" fo:orphans="0" style:text-autospace="none" fo:margin-bottom="0in" fo:line-height="100%"/>
    </style:style>
    <style:style style:name="T4343" style:parent-style-name="DefaultParagraphFont" style:family="text">
      <style:text-properties style:font-name="Source Code Pro Light" style:font-name-complex="Consolas" fo:color="#000000" fo:font-size="12pt" style:font-size-asian="12pt" style:font-size-complex="10pt" fo:language="en" fo:country="US"/>
    </style:style>
    <style:style style:name="T43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45" style:parent-style-name="Normal" style:family="paragraph">
      <style:paragraph-properties fo:widows="0" fo:orphans="0" style:text-autospace="none" fo:margin-bottom="0in" fo:line-height="100%"/>
    </style:style>
    <style:style style:name="T4346" style:parent-style-name="DefaultParagraphFont" style:family="text">
      <style:text-properties style:font-name="Source Code Pro Light" style:font-name-complex="Consolas" fo:color="#000000" fo:font-size="12pt" style:font-size-asian="12pt" style:font-size-complex="10pt" fo:language="en" fo:country="US"/>
    </style:style>
    <style:style style:name="T43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48" style:parent-style-name="DefaultParagraphFont" style:family="text">
      <style:text-properties style:font-name="Source Code Pro Light" style:font-name-complex="Consolas" fo:color="#000000" fo:font-size="12pt" style:font-size-asian="12pt" style:font-size-complex="10pt" fo:language="en" fo:country="US"/>
    </style:style>
    <style:style style:name="T434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350"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351"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l" fo:country="GR"/>
    </style:style>
    <style:style style:name="P4352" style:parent-style-name="Normal" style:family="paragraph">
      <style:paragraph-properties fo:widows="0" fo:orphans="0" style:text-autospace="none" fo:margin-bottom="0in" fo:line-height="100%"/>
    </style:style>
    <style:style style:name="T4353"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354"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T4355" style:parent-style-name="DefaultParagraphFont" style:family="text">
      <style:text-properties style:font-name="Times New Roman" style:font-style-complex="italic" fo:color="#0078D7" fo:font-size="16pt" style:font-size-asian="16pt" style:font-size-complex="10pt" fo:background-color="#00FFFF" fo:language="el" fo:country="GR"/>
    </style:style>
    <style:style style:name="P4356" style:parent-style-name="Normal" style:family="paragraph">
      <style:paragraph-properties fo:widows="0" fo:orphans="0" style:text-autospace="none" fo:margin-bottom="0in" fo:line-height="100%"/>
    </style:style>
    <style:style style:name="T435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59" style:parent-style-name="DefaultParagraphFont" style:family="text">
      <style:text-properties style:font-name="Source Code Pro Light" style:font-name-complex="Consolas" fo:color="#000000" fo:font-size="12pt" style:font-size-asian="12pt" style:font-size-complex="10pt" fo:language="en" fo:country="US"/>
    </style:style>
    <style:style style:name="T43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62" style:parent-style-name="DefaultParagraphFont" style:family="text">
      <style:text-properties style:font-name="Source Code Pro Light" style:font-name-complex="Consolas" fo:color="#000000" fo:font-size="12pt" style:font-size-asian="12pt" style:font-size-complex="10pt" fo:language="en" fo:country="US"/>
    </style:style>
    <style:style style:name="T43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64" style:parent-style-name="DefaultParagraphFont" style:family="text">
      <style:text-properties style:font-name="Source Code Pro Light" style:font-name-complex="Consolas" fo:color="#000000" fo:font-size="12pt" style:font-size-asian="12pt" style:font-size-complex="10pt" fo:language="en" fo:country="US"/>
    </style:style>
    <style:style style:name="T436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66" style:parent-style-name="Normal" style:family="paragraph">
      <style:paragraph-properties fo:widows="0" fo:orphans="0" style:text-autospace="none" fo:margin-bottom="0in" fo:line-height="100%"/>
    </style:style>
    <style:style style:name="T4367" style:parent-style-name="DefaultParagraphFont" style:family="text">
      <style:text-properties style:font-name="Source Code Pro Light" style:font-name-complex="Consolas" fo:color="#000000" fo:font-size="12pt" style:font-size-asian="12pt" style:font-size-complex="10pt" fo:language="en" fo:country="US"/>
    </style:style>
    <style:style style:name="T43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69" style:parent-style-name="Normal" style:family="paragraph">
      <style:paragraph-properties fo:widows="0" fo:orphans="0" style:text-autospace="none" fo:margin-bottom="0in" fo:line-height="100%"/>
    </style:style>
    <style:style style:name="T4370" style:parent-style-name="DefaultParagraphFont" style:family="text">
      <style:text-properties style:font-name="Source Code Pro Light" style:font-name-complex="Consolas" fo:color="#000000" fo:font-size="12pt" style:font-size-asian="12pt" style:font-size-complex="10pt" fo:language="en" fo:country="US"/>
    </style:style>
    <style:style style:name="T43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72" style:parent-style-name="DefaultParagraphFont" style:family="text">
      <style:text-properties style:font-name="Source Code Pro Light" style:font-name-complex="Consolas" fo:color="#000000" fo:font-size="12pt" style:font-size-asian="12pt" style:font-size-complex="10pt" fo:language="en" fo:country="US"/>
    </style:style>
    <style:style style:name="T43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7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75" style:parent-style-name="Normal" style:family="paragraph">
      <style:paragraph-properties fo:widows="0" fo:orphans="0" style:text-autospace="none" fo:margin-bottom="0in" fo:line-height="100%"/>
    </style:style>
    <style:style style:name="T4376" style:parent-style-name="DefaultParagraphFont" style:family="text">
      <style:text-properties style:font-name="Source Code Pro Light" style:font-name-complex="Consolas" fo:color="#000000" fo:font-size="12pt" style:font-size-asian="12pt" style:font-size-complex="10pt" fo:language="en" fo:country="US"/>
    </style:style>
    <style:style style:name="T43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78" style:parent-style-name="DefaultParagraphFont" style:family="text">
      <style:text-properties style:font-name="Source Code Pro Light" style:font-name-complex="Consolas" fo:color="#000000" fo:font-size="12pt" style:font-size-asian="12pt" style:font-size-complex="10pt" fo:language="en" fo:country="US"/>
    </style:style>
    <style:style style:name="T4379" style:parent-style-name="DefaultParagraphFont" style:family="text">
      <style:text-properties style:font-name="Source Code Pro Light" style:font-name-complex="Consolas" fo:color="#800080" fo:font-size="12pt" style:font-size-asian="12pt" style:font-size-complex="10pt" fo:language="en" fo:country="US"/>
    </style:style>
    <style:style style:name="T43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81" style:parent-style-name="DefaultParagraphFont" style:family="text">
      <style:text-properties style:font-name="Source Code Pro Light" style:font-name-complex="Consolas" fo:color="#000000" fo:font-size="12pt" style:font-size-asian="12pt" style:font-size-complex="10pt" fo:language="en" fo:country="US"/>
    </style:style>
    <style:style style:name="T43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83" style:parent-style-name="Normal" style:family="paragraph">
      <style:paragraph-properties fo:widows="0" fo:orphans="0" style:text-autospace="none" fo:margin-bottom="0in" fo:line-height="100%"/>
    </style:style>
    <style:style style:name="T4384" style:parent-style-name="DefaultParagraphFont" style:family="text">
      <style:text-properties style:font-name="Source Code Pro Light" style:font-name-complex="Consolas" fo:color="#000000" fo:font-size="12pt" style:font-size-asian="12pt" style:font-size-complex="10pt" fo:language="en" fo:country="US"/>
    </style:style>
    <style:style style:name="T438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386" style:parent-style-name="DefaultParagraphFont" style:family="text">
      <style:text-properties style:font-name="Source Code Pro Light" style:font-name-complex="Consolas" fo:color="#000000" fo:font-size="12pt" style:font-size-asian="12pt" style:font-size-complex="10pt" fo:language="en" fo:country="US"/>
    </style:style>
    <style:style style:name="T43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88" style:parent-style-name="DefaultParagraphFont" style:family="text">
      <style:text-properties style:font-name="Source Code Pro Light" style:font-name-complex="Consolas" fo:color="#000000" fo:font-size="12pt" style:font-size-asian="12pt" style:font-size-complex="10pt" fo:language="en" fo:country="US"/>
    </style:style>
    <style:style style:name="T43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90" style:parent-style-name="DefaultParagraphFont" style:family="text">
      <style:text-properties style:font-name="Source Code Pro Light" style:font-name-complex="Consolas" fo:color="#000000" fo:font-size="12pt" style:font-size-asian="12pt" style:font-size-complex="10pt" fo:language="en" fo:country="US"/>
    </style:style>
    <style:style style:name="T43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392" style:parent-style-name="DefaultParagraphFont" style:family="text">
      <style:text-properties style:font-name="Source Code Pro Light" style:font-name-complex="Consolas" fo:color="#000000" fo:font-size="12pt" style:font-size-asian="12pt" style:font-size-complex="10pt" fo:language="en" fo:country="US"/>
    </style:style>
    <style:style style:name="T43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94"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95" style:parent-style-name="Normal" style:family="paragraph">
      <style:paragraph-properties fo:widows="0" fo:orphans="0" style:text-autospace="none" fo:margin-bottom="0in" fo:line-height="100%"/>
    </style:style>
    <style:style style:name="T4396" style:parent-style-name="DefaultParagraphFont" style:family="text">
      <style:text-properties style:font-name="Source Code Pro Light" style:font-name-complex="Consolas" fo:color="#000000" fo:font-size="12pt" style:font-size-asian="12pt" style:font-size-complex="10pt" fo:language="en" fo:country="US"/>
    </style:style>
    <style:style style:name="T439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398" style:parent-style-name="Normal" style:family="paragraph">
      <style:paragraph-properties fo:widows="0" fo:orphans="0" style:text-autospace="none" fo:margin-bottom="0in" fo:line-height="100%"/>
    </style:style>
    <style:style style:name="T4399" style:parent-style-name="DefaultParagraphFont" style:family="text">
      <style:text-properties style:font-name="Source Code Pro Light" style:font-name-complex="Consolas" fo:color="#000000" fo:font-size="12pt" style:font-size-asian="12pt" style:font-size-complex="10pt" fo:language="en" fo:country="US"/>
    </style:style>
    <style:style style:name="T440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0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2" style:parent-style-name="DefaultParagraphFont" style:family="text">
      <style:text-properties style:font-name="Source Code Pro Light" style:font-name-complex="Consolas" fo:color="#000000" fo:font-size="12pt" style:font-size-asian="12pt" style:font-size-complex="10pt" fo:language="en" fo:country="US"/>
    </style:style>
    <style:style style:name="T44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4" style:parent-style-name="DefaultParagraphFont" style:family="text">
      <style:text-properties style:font-name="Source Code Pro Light" style:font-name-complex="Consolas" fo:color="#000000" fo:font-size="12pt" style:font-size-asian="12pt" style:font-size-complex="10pt" fo:language="en" fo:country="US"/>
    </style:style>
    <style:style style:name="T44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6" style:parent-style-name="DefaultParagraphFont" style:family="text">
      <style:text-properties style:font-name="Source Code Pro Light" style:font-name-complex="Consolas" fo:color="#000000" fo:font-size="12pt" style:font-size-asian="12pt" style:font-size-complex="10pt" fo:language="en" fo:country="US"/>
    </style:style>
    <style:style style:name="T44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08" style:parent-style-name="DefaultParagraphFont" style:family="text">
      <style:text-properties style:font-name="Source Code Pro Light" style:font-name-complex="Consolas" fo:color="#000000" fo:font-size="12pt" style:font-size-asian="12pt" style:font-size-complex="10pt" fo:language="en" fo:country="US"/>
    </style:style>
    <style:style style:name="T44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0" style:parent-style-name="DefaultParagraphFont" style:family="text">
      <style:text-properties style:font-name="Source Code Pro Light" style:font-name-complex="Consolas" fo:color="#000000" fo:font-size="12pt" style:font-size-asian="12pt" style:font-size-complex="10pt" fo:language="en" fo:country="US"/>
    </style:style>
    <style:style style:name="T44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2" style:parent-style-name="DefaultParagraphFont" style:family="text">
      <style:text-properties style:font-name="Source Code Pro Light" style:font-name-complex="Consolas" fo:color="#800080" fo:font-size="12pt" style:font-size-asian="12pt" style:font-size-complex="10pt" fo:language="en" fo:country="US"/>
    </style:style>
    <style:style style:name="T44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4" style:parent-style-name="DefaultParagraphFont" style:family="text">
      <style:text-properties style:font-name="Source Code Pro Light" style:font-name-complex="Consolas" fo:color="#800080" fo:font-size="12pt" style:font-size-asian="12pt" style:font-size-complex="10pt" fo:language="en" fo:country="US"/>
    </style:style>
    <style:style style:name="T44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16" style:parent-style-name="DefaultParagraphFont" style:family="text">
      <style:text-properties style:font-name="Source Code Pro Light" style:font-name-complex="Consolas" fo:color="#000000" fo:font-size="12pt" style:font-size-asian="12pt" style:font-size-complex="10pt" fo:language="en" fo:country="US"/>
    </style:style>
    <style:style style:name="T441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18" style:parent-style-name="Normal" style:family="paragraph">
      <style:paragraph-properties fo:widows="0" fo:orphans="0" style:text-autospace="none" fo:margin-bottom="0in" fo:line-height="100%"/>
    </style:style>
    <style:style style:name="T4419" style:parent-style-name="DefaultParagraphFont" style:family="text">
      <style:text-properties style:font-name="Source Code Pro Light" style:font-name-complex="Consolas" fo:color="#000000" fo:font-size="12pt" style:font-size-asian="12pt" style:font-size-complex="10pt" fo:language="en" fo:country="US"/>
    </style:style>
    <style:style style:name="T44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21" style:parent-style-name="DefaultParagraphFont" style:family="text">
      <style:text-properties style:font-name="Source Code Pro Light" style:font-name-complex="Consolas" fo:color="#000000" fo:font-size="12pt" style:font-size-asian="12pt" style:font-size-complex="10pt" fo:language="en" fo:country="US"/>
    </style:style>
    <style:style style:name="T44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3" style:parent-style-name="DefaultParagraphFont" style:family="text">
      <style:text-properties style:font-name="Source Code Pro Light" style:font-name-complex="Consolas" fo:color="#000000" fo:font-size="12pt" style:font-size-asian="12pt" style:font-size-complex="10pt" fo:language="en" fo:country="US"/>
    </style:style>
    <style:style style:name="T44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5" style:parent-style-name="DefaultParagraphFont" style:family="text">
      <style:text-properties style:font-name="Source Code Pro Light" style:font-name-complex="Consolas" fo:color="#000000" fo:font-size="12pt" style:font-size-asian="12pt" style:font-size-complex="10pt" fo:language="en" fo:country="US"/>
    </style:style>
    <style:style style:name="T442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27" style:parent-style-name="DefaultParagraphFont" style:family="text">
      <style:text-properties style:font-name="Source Code Pro Light" style:font-name-complex="Consolas" fo:color="#000000" fo:font-size="12pt" style:font-size-asian="12pt" style:font-size-complex="10pt" fo:language="en" fo:country="US"/>
    </style:style>
    <style:style style:name="T442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29" style:parent-style-name="Normal" style:family="paragraph">
      <style:paragraph-properties fo:widows="0" fo:orphans="0" style:text-autospace="none" fo:margin-bottom="0in" fo:line-height="100%"/>
    </style:style>
    <style:style style:name="T4430" style:parent-style-name="DefaultParagraphFont" style:family="text">
      <style:text-properties style:font-name="Source Code Pro Light" style:font-name-complex="Consolas" fo:color="#000000" fo:font-size="12pt" style:font-size-asian="12pt" style:font-size-complex="10pt" fo:language="en" fo:country="US"/>
    </style:style>
    <style:style style:name="T443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2" style:parent-style-name="DefaultParagraphFont" style:family="text">
      <style:text-properties style:font-name="Source Code Pro Light" style:font-name-complex="Consolas" fo:color="#000000" fo:font-size="12pt" style:font-size-asian="12pt" style:font-size-complex="10pt" fo:language="en" fo:country="US"/>
    </style:style>
    <style:style style:name="T44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34" style:parent-style-name="DefaultParagraphFont" style:family="text">
      <style:text-properties style:font-name="Source Code Pro Light" style:font-name-complex="Consolas" fo:color="#000000" fo:font-size="12pt" style:font-size-asian="12pt" style:font-size-complex="10pt" fo:language="en" fo:country="US"/>
    </style:style>
    <style:style style:name="T443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36" style:parent-style-name="Normal" style:family="paragraph">
      <style:paragraph-properties fo:widows="0" fo:orphans="0" style:text-autospace="none" fo:margin-bottom="0in" fo:line-height="100%"/>
    </style:style>
    <style:style style:name="T4437" style:parent-style-name="DefaultParagraphFont" style:family="text">
      <style:text-properties style:font-name="Source Code Pro Light" style:font-name-complex="Consolas" fo:color="#000000" fo:font-size="12pt" style:font-size-asian="12pt" style:font-size-complex="10pt" fo:language="en" fo:country="US"/>
    </style:style>
    <style:style style:name="T443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439" style:parent-style-name="Normal" style:family="paragraph">
      <style:paragraph-properties fo:widows="0" fo:orphans="0" style:text-autospace="none" fo:margin-bottom="0in" fo:line-height="100%"/>
    </style:style>
    <style:style style:name="T4440" style:parent-style-name="DefaultParagraphFont" style:family="text">
      <style:text-properties style:font-name="Source Code Pro Light" style:font-name-complex="Consolas" fo:color="#000000" fo:font-size="12pt" style:font-size-asian="12pt" style:font-size-complex="10pt" fo:language="en" fo:country="US"/>
    </style:style>
    <style:style style:name="T444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44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443" style:parent-style-name="Normal" style:family="paragraph">
      <style:paragraph-properties fo:widows="0" fo:orphans="0" style:text-autospace="none" fo:margin-bottom="0in" fo:line-height="100%"/>
    </style:style>
    <style:style style:name="T4444" style:parent-style-name="DefaultParagraphFont" style:family="text">
      <style:text-properties style:font-name="Source Code Pro Light" style:font-name-complex="Consolas" fo:color="#000000" fo:font-size="12pt" style:font-size-asian="12pt" style:font-size-complex="10pt" fo:language="en" fo:country="US"/>
    </style:style>
    <style:style style:name="T444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7" style:parent-style-name="DefaultParagraphFont" style:family="text">
      <style:text-properties style:font-name="Source Code Pro Light" style:font-name-complex="Consolas" fo:color="#000000" fo:font-size="12pt" style:font-size-asian="12pt" style:font-size-complex="10pt" fo:language="en" fo:country="US"/>
    </style:style>
    <style:style style:name="T44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49" style:parent-style-name="DefaultParagraphFont" style:family="text">
      <style:text-properties style:font-name="Source Code Pro Light" style:font-name-complex="Consolas" fo:color="#000000" fo:font-size="12pt" style:font-size-asian="12pt" style:font-size-complex="10pt" fo:language="en" fo:country="US"/>
    </style:style>
    <style:style style:name="T44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1" style:parent-style-name="DefaultParagraphFont" style:family="text">
      <style:text-properties style:font-name="Source Code Pro Light" style:font-name-complex="Consolas" fo:color="#000000" fo:font-size="12pt" style:font-size-asian="12pt" style:font-size-complex="10pt" fo:language="en" fo:country="US"/>
    </style:style>
    <style:style style:name="T44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3" style:parent-style-name="DefaultParagraphFont" style:family="text">
      <style:text-properties style:font-name="Source Code Pro Light" style:font-name-complex="Consolas" fo:color="#000000" fo:font-size="12pt" style:font-size-asian="12pt" style:font-size-complex="10pt" fo:language="en" fo:country="US"/>
    </style:style>
    <style:style style:name="T44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55" style:parent-style-name="DefaultParagraphFont" style:family="text">
      <style:text-properties style:font-name="Source Code Pro Light" style:font-name-complex="Consolas" fo:color="#000000" fo:font-size="12pt" style:font-size-asian="12pt" style:font-size-complex="10pt" fo:language="en" fo:country="US"/>
    </style:style>
    <style:style style:name="T445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57" style:parent-style-name="Normal" style:family="paragraph">
      <style:paragraph-properties fo:widows="0" fo:orphans="0" style:text-autospace="none" fo:margin-bottom="0in" fo:line-height="100%"/>
    </style:style>
    <style:style style:name="T4458" style:parent-style-name="DefaultParagraphFont" style:family="text">
      <style:text-properties style:font-name="Source Code Pro Light" style:font-name-complex="Consolas" fo:color="#000000" fo:font-size="12pt" style:font-size-asian="12pt" style:font-size-complex="10pt" fo:language="en" fo:country="US"/>
    </style:style>
    <style:style style:name="T44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60" style:parent-style-name="DefaultParagraphFont" style:family="text">
      <style:text-properties style:font-name="Source Code Pro Light" style:font-name-complex="Consolas" fo:color="#000000" fo:font-size="12pt" style:font-size-asian="12pt" style:font-size-complex="10pt" fo:language="en" fo:country="US"/>
    </style:style>
    <style:style style:name="T446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62" style:parent-style-name="DefaultParagraphFont" style:family="text">
      <style:text-properties style:font-name="Source Code Pro Light" style:font-name-complex="Consolas" fo:color="#000000" fo:font-size="12pt" style:font-size-asian="12pt" style:font-size-complex="10pt" fo:language="en" fo:country="US"/>
    </style:style>
    <style:style style:name="T446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64" style:parent-style-name="Normal" style:family="paragraph">
      <style:paragraph-properties fo:widows="0" fo:orphans="0" style:text-autospace="none" fo:margin-bottom="0in" fo:line-height="100%"/>
    </style:style>
    <style:style style:name="T4465" style:parent-style-name="DefaultParagraphFont" style:family="text">
      <style:text-properties style:font-name="Source Code Pro Light" style:font-name-complex="Consolas" fo:color="#000000" fo:font-size="12pt" style:font-size-asian="12pt" style:font-size-complex="10pt" fo:language="en" fo:country="US"/>
    </style:style>
    <style:style style:name="T44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67" style:parent-style-name="DefaultParagraphFont" style:family="text">
      <style:text-properties style:font-name="Source Code Pro Light" style:font-name-complex="Consolas" fo:color="#000000" fo:font-size="12pt" style:font-size-asian="12pt" style:font-size-complex="10pt" fo:language="en" fo:country="US"/>
    </style:style>
    <style:style style:name="T44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6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70" style:parent-style-name="Normal" style:family="paragraph">
      <style:paragraph-properties fo:widows="0" fo:orphans="0" style:text-autospace="none" fo:margin-bottom="0in" fo:line-height="100%"/>
    </style:style>
    <style:style style:name="T4471" style:parent-style-name="DefaultParagraphFont" style:family="text">
      <style:text-properties style:font-name="Source Code Pro Light" style:font-name-complex="Consolas" fo:color="#000000" fo:font-size="12pt" style:font-size-asian="12pt" style:font-size-complex="10pt" fo:language="en" fo:country="US"/>
    </style:style>
    <style:style style:name="T447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73" style:parent-style-name="Normal" style:family="paragraph">
      <style:paragraph-properties fo:widows="0" fo:orphans="0" style:text-autospace="none" fo:margin-bottom="0in" fo:line-height="100%"/>
    </style:style>
    <style:style style:name="T4474" style:parent-style-name="DefaultParagraphFont" style:family="text">
      <style:text-properties style:font-name="Source Code Pro Light" style:font-name-complex="Consolas" fo:color="#000000" fo:font-size="12pt" style:font-size-asian="12pt" style:font-size-complex="10pt" fo:language="en" fo:country="US"/>
    </style:style>
    <style:style style:name="T44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76" style:parent-style-name="Normal" style:family="paragraph">
      <style:paragraph-properties fo:widows="0" fo:orphans="0" style:text-autospace="none" fo:margin-bottom="0in" fo:line-height="100%"/>
    </style:style>
    <style:style style:name="T4477" style:parent-style-name="DefaultParagraphFont" style:family="text">
      <style:text-properties style:font-name="Source Code Pro Light" style:font-name-complex="Consolas" fo:color="#000000" fo:font-size="12pt" style:font-size-asian="12pt" style:font-size-complex="10pt" fo:language="en" fo:country="US"/>
    </style:style>
    <style:style style:name="T447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79" style:parent-style-name="DefaultParagraphFont" style:family="text">
      <style:text-properties style:font-name="Source Code Pro Light" style:font-name-complex="Consolas" fo:color="#000000" fo:font-size="12pt" style:font-size-asian="12pt" style:font-size-complex="10pt" fo:language="en" fo:country="US"/>
    </style:style>
    <style:style style:name="T44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1" style:parent-style-name="DefaultParagraphFont" style:family="text">
      <style:text-properties style:font-name="Source Code Pro Light" style:font-name-complex="Consolas" fo:color="#000000" fo:font-size="12pt" style:font-size-asian="12pt" style:font-size-complex="10pt" fo:language="en" fo:country="US"/>
    </style:style>
    <style:style style:name="T44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3" style:parent-style-name="DefaultParagraphFont" style:family="text">
      <style:text-properties style:font-name="Source Code Pro Light" style:font-name-complex="Consolas" fo:color="#000000" fo:font-size="12pt" style:font-size-asian="12pt" style:font-size-complex="10pt" fo:language="en" fo:country="US"/>
    </style:style>
    <style:style style:name="T4484" style:parent-style-name="DefaultParagraphFont" style:family="text">
      <style:text-properties style:font-name="Source Code Pro Light" style:font-name-complex="Consolas" fo:color="#800080" fo:font-size="12pt" style:font-size-asian="12pt" style:font-size-complex="10pt" fo:language="en" fo:country="US"/>
    </style:style>
    <style:style style:name="T44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86" style:parent-style-name="DefaultParagraphFont" style:family="text">
      <style:text-properties style:font-name="Source Code Pro Light" style:font-name-complex="Consolas" fo:color="#000000" fo:font-size="12pt" style:font-size-asian="12pt" style:font-size-complex="10pt" fo:language="en" fo:country="US"/>
    </style:style>
    <style:style style:name="T448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488" style:parent-style-name="Normal" style:family="paragraph">
      <style:paragraph-properties fo:widows="0" fo:orphans="0" style:text-autospace="none" fo:margin-bottom="0in" fo:line-height="100%"/>
    </style:style>
    <style:style style:name="T4489" style:parent-style-name="DefaultParagraphFont" style:family="text">
      <style:text-properties style:font-name="Source Code Pro Light" style:font-name-complex="Consolas" fo:color="#000000" fo:font-size="12pt" style:font-size-asian="12pt" style:font-size-complex="10pt" fo:language="en" fo:country="US"/>
    </style:style>
    <style:style style:name="T449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491" style:parent-style-name="DefaultParagraphFont" style:family="text">
      <style:text-properties style:font-name="Source Code Pro Light" style:font-name-complex="Consolas" fo:color="#000000" fo:font-size="12pt" style:font-size-asian="12pt" style:font-size-complex="10pt" fo:language="en" fo:country="US"/>
    </style:style>
    <style:style style:name="T449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3" style:parent-style-name="DefaultParagraphFont" style:family="text">
      <style:text-properties style:font-name="Source Code Pro Light" style:font-name-complex="Consolas" fo:color="#000000" fo:font-size="12pt" style:font-size-asian="12pt" style:font-size-complex="10pt" fo:language="en" fo:country="US"/>
    </style:style>
    <style:style style:name="T449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5" style:parent-style-name="DefaultParagraphFont" style:family="text">
      <style:text-properties style:font-name="Source Code Pro Light" style:font-name-complex="Consolas" fo:color="#000000" fo:font-size="12pt" style:font-size-asian="12pt" style:font-size-complex="10pt" fo:language="en" fo:country="US"/>
    </style:style>
    <style:style style:name="T44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7" style:parent-style-name="DefaultParagraphFont" style:family="text">
      <style:text-properties style:font-name="Source Code Pro Light" style:font-name-complex="Consolas" fo:color="#000000" fo:font-size="12pt" style:font-size-asian="12pt" style:font-size-complex="10pt" fo:language="en" fo:country="US"/>
    </style:style>
    <style:style style:name="T44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499" style:parent-style-name="DefaultParagraphFont" style:family="text">
      <style:text-properties style:font-name="Source Code Pro Light" style:font-name-complex="Consolas" fo:color="#000000" fo:font-size="12pt" style:font-size-asian="12pt" style:font-size-complex="10pt" fo:language="en" fo:country="US"/>
    </style:style>
    <style:style style:name="T450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01" style:parent-style-name="DefaultParagraphFont" style:family="text">
      <style:text-properties style:font-name="Source Code Pro Light" style:font-name-complex="Consolas" fo:color="#000000" fo:font-size="12pt" style:font-size-asian="12pt" style:font-size-complex="10pt" fo:language="en" fo:country="US"/>
    </style:style>
    <style:style style:name="T45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03" style:parent-style-name="DefaultParagraphFont" style:family="text">
      <style:text-properties style:font-name="Source Code Pro Light" style:font-name-complex="Consolas" fo:color="#000000" fo:font-size="12pt" style:font-size-asian="12pt" style:font-size-complex="10pt" fo:language="en" fo:country="US"/>
    </style:style>
    <style:style style:name="T45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05" style:parent-style-name="DefaultParagraphFont" style:family="text">
      <style:text-properties style:font-name="Source Code Pro Light" style:font-name-complex="Consolas" fo:color="#000000" fo:font-size="12pt" style:font-size-asian="12pt" style:font-size-complex="10pt" fo:language="en" fo:country="US"/>
    </style:style>
    <style:style style:name="T450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0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08" style:parent-style-name="DefaultParagraphFont" style:family="text">
      <style:text-properties style:font-name="Source Code Pro Light" style:font-name-complex="Consolas" fo:color="#000000" fo:font-size="12pt" style:font-size-asian="12pt" style:font-size-complex="10pt" fo:language="en" fo:country="US"/>
    </style:style>
    <style:style style:name="T450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0" style:parent-style-name="DefaultParagraphFont" style:family="text">
      <style:text-properties style:font-name="Source Code Pro Light" style:font-name-complex="Consolas" fo:color="#000000" fo:font-size="12pt" style:font-size-asian="12pt" style:font-size-complex="10pt" fo:language="en" fo:country="US"/>
    </style:style>
    <style:style style:name="T45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2" style:parent-style-name="DefaultParagraphFont" style:family="text">
      <style:text-properties style:font-name="Source Code Pro Light" style:font-name-complex="Consolas" fo:color="#000000" fo:font-size="12pt" style:font-size-asian="12pt" style:font-size-complex="10pt" fo:language="en" fo:country="US"/>
    </style:style>
    <style:style style:name="T45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4" style:parent-style-name="DefaultParagraphFont" style:family="text">
      <style:text-properties style:font-name="Source Code Pro Light" style:font-name-complex="Consolas" fo:color="#000000" fo:font-size="12pt" style:font-size-asian="12pt" style:font-size-complex="10pt" fo:language="en" fo:country="US"/>
    </style:style>
    <style:style style:name="T451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6" style:parent-style-name="DefaultParagraphFont" style:family="text">
      <style:text-properties style:font-name="Source Code Pro Light" style:font-name-complex="Consolas" fo:color="#000000" fo:font-size="12pt" style:font-size-asian="12pt" style:font-size-complex="10pt" fo:language="en" fo:country="US"/>
    </style:style>
    <style:style style:name="T451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18" style:parent-style-name="DefaultParagraphFont" style:family="text">
      <style:text-properties style:font-name="Source Code Pro Light" style:font-name-complex="Consolas" fo:color="#800080" fo:font-size="12pt" style:font-size-asian="12pt" style:font-size-complex="10pt" fo:language="en" fo:country="US"/>
    </style:style>
    <style:style style:name="T45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0" style:parent-style-name="DefaultParagraphFont" style:family="text">
      <style:text-properties style:font-name="Source Code Pro Light" style:font-name-complex="Consolas" fo:color="#800080" fo:font-size="12pt" style:font-size-asian="12pt" style:font-size-complex="10pt" fo:language="en" fo:country="US"/>
    </style:style>
    <style:style style:name="T45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2" style:parent-style-name="DefaultParagraphFont" style:family="text">
      <style:text-properties style:font-name="Source Code Pro Light" style:font-name-complex="Consolas" fo:color="#000000" fo:font-size="12pt" style:font-size-asian="12pt" style:font-size-complex="10pt" fo:language="en" fo:country="US"/>
    </style:style>
    <style:style style:name="T452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4" style:parent-style-name="DefaultParagraphFont" style:family="text">
      <style:text-properties style:font-name="Source Code Pro Light" style:font-name-complex="Consolas" fo:color="#000000" fo:font-size="12pt" style:font-size-asian="12pt" style:font-size-complex="10pt" fo:language="en" fo:country="US"/>
    </style:style>
    <style:style style:name="P4525" style:parent-style-name="Normal" style:family="paragraph">
      <style:paragraph-properties fo:widows="0" fo:orphans="0" style:text-autospace="none" fo:margin-bottom="0in" fo:line-height="100%"/>
    </style:style>
    <style:style style:name="T4526" style:parent-style-name="DefaultParagraphFont" style:family="text">
      <style:text-properties style:font-name="Source Code Pro Light" style:font-name-complex="Consolas" fo:color="#000000" fo:font-size="12pt" style:font-size-asian="12pt" style:font-size-complex="10pt" fo:language="en" fo:country="US"/>
    </style:style>
    <style:style style:name="T45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28" style:parent-style-name="DefaultParagraphFont" style:family="text">
      <style:text-properties style:font-name="Source Code Pro Light" style:font-name-complex="Consolas" fo:color="#000000" fo:font-size="12pt" style:font-size-asian="12pt" style:font-size-complex="10pt" fo:language="en" fo:country="US"/>
    </style:style>
    <style:style style:name="T452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3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31" style:parent-style-name="DefaultParagraphFont" style:family="text">
      <style:text-properties style:font-name="Source Code Pro Light" style:font-name-complex="Consolas" fo:color="#000000" fo:font-size="12pt" style:font-size-asian="12pt" style:font-size-complex="10pt" fo:language="en" fo:country="US"/>
    </style:style>
    <style:style style:name="T453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33" style:parent-style-name="Normal" style:family="paragraph">
      <style:paragraph-properties fo:widows="0" fo:orphans="0" style:text-autospace="none" fo:margin-bottom="0in" fo:line-height="100%"/>
    </style:style>
    <style:style style:name="T4534" style:parent-style-name="DefaultParagraphFont" style:family="text">
      <style:text-properties style:font-name="Source Code Pro Light" style:font-name-complex="Consolas" fo:color="#000000" fo:font-size="12pt" style:font-size-asian="12pt" style:font-size-complex="10pt" fo:language="en" fo:country="US"/>
    </style:style>
    <style:style style:name="T45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36" style:parent-style-name="DefaultParagraphFont" style:family="text">
      <style:text-properties style:font-name="Source Code Pro Light" style:font-name-complex="Consolas" fo:color="#000000" fo:font-size="12pt" style:font-size-asian="12pt" style:font-size-complex="10pt" fo:language="en" fo:country="US"/>
    </style:style>
    <style:style style:name="T45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38" style:parent-style-name="DefaultParagraphFont" style:family="text">
      <style:text-properties style:font-name="Source Code Pro Light" style:font-name-complex="Consolas" fo:color="#000000" fo:font-size="12pt" style:font-size-asian="12pt" style:font-size-complex="10pt" fo:language="en" fo:country="US"/>
    </style:style>
    <style:style style:name="T453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40" style:parent-style-name="DefaultParagraphFont" style:family="text">
      <style:text-properties style:font-name="Source Code Pro Light" style:font-name-complex="Consolas" fo:color="#000000" fo:font-size="12pt" style:font-size-asian="12pt" style:font-size-complex="10pt" fo:language="en" fo:country="US"/>
    </style:style>
    <style:style style:name="T454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42" style:parent-style-name="Normal" style:family="paragraph">
      <style:paragraph-properties fo:widows="0" fo:orphans="0" style:text-autospace="none" fo:margin-bottom="0in" fo:line-height="100%"/>
    </style:style>
    <style:style style:name="T4543" style:parent-style-name="DefaultParagraphFont" style:family="text">
      <style:text-properties style:font-name="Source Code Pro Light" style:font-name-complex="Consolas" fo:color="#000000" fo:font-size="12pt" style:font-size-asian="12pt" style:font-size-complex="10pt" fo:language="en" fo:country="US"/>
    </style:style>
    <style:style style:name="T45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45" style:parent-style-name="DefaultParagraphFont" style:family="text">
      <style:text-properties style:font-name="Source Code Pro Light" style:font-name-complex="Consolas" fo:color="#000000" fo:font-size="12pt" style:font-size-asian="12pt" style:font-size-complex="10pt" fo:language="en" fo:country="US"/>
    </style:style>
    <style:style style:name="T454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47" style:parent-style-name="DefaultParagraphFont" style:family="text">
      <style:text-properties style:font-name="Source Code Pro Light" style:font-name-complex="Consolas" fo:color="#000000" fo:font-size="12pt" style:font-size-asian="12pt" style:font-size-complex="10pt" fo:language="en" fo:country="US"/>
    </style:style>
    <style:style style:name="T454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49"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50" style:parent-style-name="Normal" style:family="paragraph">
      <style:paragraph-properties fo:widows="0" fo:orphans="0" style:text-autospace="none" fo:margin-bottom="0in" fo:line-height="100%"/>
    </style:style>
    <style:style style:name="T4551" style:parent-style-name="DefaultParagraphFont" style:family="text">
      <style:text-properties style:font-name="Source Code Pro Light" style:font-name-complex="Consolas" fo:color="#000000" fo:font-size="12pt" style:font-size-asian="12pt" style:font-size-complex="10pt" fo:language="en" fo:country="US"/>
    </style:style>
    <style:style style:name="T455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5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54" style:parent-style-name="DefaultParagraphFont" style:family="text">
      <style:text-properties style:font-name="Source Code Pro Light" style:font-name-complex="Consolas" fo:color="#000000" fo:font-size="12pt" style:font-size-asian="12pt" style:font-size-complex="10pt" fo:language="en" fo:country="US"/>
    </style:style>
    <style:style style:name="T45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56" style:parent-style-name="DefaultParagraphFont" style:family="text">
      <style:text-properties style:font-name="Source Code Pro Light" style:font-name-complex="Consolas" fo:color="#000000" fo:font-size="12pt" style:font-size-asian="12pt" style:font-size-complex="10pt" fo:language="en" fo:country="US"/>
    </style:style>
    <style:style style:name="T455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58" style:parent-style-name="Normal" style:family="paragraph">
      <style:paragraph-properties fo:widows="0" fo:orphans="0" style:text-autospace="none" fo:margin-bottom="0in" fo:line-height="100%"/>
    </style:style>
    <style:style style:name="T4559" style:parent-style-name="DefaultParagraphFont" style:family="text">
      <style:text-properties style:font-name="Source Code Pro Light" style:font-name-complex="Consolas" fo:color="#000000" fo:font-size="12pt" style:font-size-asian="12pt" style:font-size-complex="10pt" fo:language="en" fo:country="US"/>
    </style:style>
    <style:style style:name="T456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1" style:parent-style-name="DefaultParagraphFont" style:family="text">
      <style:text-properties style:font-name="Source Code Pro Light" style:font-name-complex="Consolas" fo:color="#000000" fo:font-size="12pt" style:font-size-asian="12pt" style:font-size-complex="10pt" fo:language="en" fo:country="US"/>
    </style:style>
    <style:style style:name="T456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64" style:parent-style-name="DefaultParagraphFont" style:family="text">
      <style:text-properties style:font-name="Source Code Pro Light" style:font-name-complex="Consolas" fo:color="#000000" fo:font-size="12pt" style:font-size-asian="12pt" style:font-size-complex="10pt" fo:language="en" fo:country="US"/>
    </style:style>
    <style:style style:name="T456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66" style:parent-style-name="Normal" style:family="paragraph">
      <style:paragraph-properties fo:widows="0" fo:orphans="0" style:text-autospace="none" fo:margin-bottom="0in" fo:line-height="100%"/>
    </style:style>
    <style:style style:name="T4567" style:parent-style-name="DefaultParagraphFont" style:family="text">
      <style:text-properties style:font-name="Source Code Pro Light" style:font-name-complex="Consolas" fo:color="#000000" fo:font-size="12pt" style:font-size-asian="12pt" style:font-size-complex="10pt" fo:language="en" fo:country="US"/>
    </style:style>
    <style:style style:name="T456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571" style:parent-style-name="DefaultParagraphFont" style:family="text">
      <style:text-properties style:font-name="Source Code Pro Light" style:font-name-complex="Consolas" fo:color="#000000" fo:font-size="12pt" style:font-size-asian="12pt" style:font-size-complex="10pt" fo:language="en" fo:country="US"/>
    </style:style>
    <style:style style:name="T457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3" style:parent-style-name="DefaultParagraphFont" style:family="text">
      <style:text-properties style:font-name="Source Code Pro Light" style:font-name-complex="Consolas" fo:color="#800080" fo:font-size="12pt" style:font-size-asian="12pt" style:font-size-complex="10pt" fo:language="en" fo:country="US"/>
    </style:style>
    <style:style style:name="T457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5" style:parent-style-name="DefaultParagraphFont" style:family="text">
      <style:text-properties style:font-name="Source Code Pro Light" style:font-name-complex="Consolas" fo:color="#000000" fo:font-size="12pt" style:font-size-asian="12pt" style:font-size-complex="10pt" fo:language="en" fo:country="US"/>
    </style:style>
    <style:style style:name="T457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7" style:parent-style-name="DefaultParagraphFont" style:family="text">
      <style:text-properties style:font-name="Source Code Pro Light" style:font-name-complex="Consolas" fo:color="#800080" fo:font-size="12pt" style:font-size-asian="12pt" style:font-size-complex="10pt" fo:language="en" fo:country="US"/>
    </style:style>
    <style:style style:name="T45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79" style:parent-style-name="DefaultParagraphFont" style:family="text">
      <style:text-properties style:font-name="Source Code Pro Light" style:font-name-complex="Consolas" fo:color="#000000" fo:font-size="12pt" style:font-size-asian="12pt" style:font-size-complex="10pt" fo:language="en" fo:country="US"/>
    </style:style>
    <style:style style:name="T45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1" style:parent-style-name="DefaultParagraphFont" style:family="text">
      <style:text-properties style:font-name="Source Code Pro Light" style:font-name-complex="Consolas" fo:color="#000000" fo:font-size="12pt" style:font-size-asian="12pt" style:font-size-complex="10pt" fo:language="en" fo:country="US"/>
    </style:style>
    <style:style style:name="T458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583" style:parent-style-name="Normal" style:family="paragraph">
      <style:paragraph-properties fo:widows="0" fo:orphans="0" style:text-autospace="none" fo:margin-bottom="0in" fo:line-height="100%"/>
    </style:style>
    <style:style style:name="T4584" style:parent-style-name="DefaultParagraphFont" style:family="text">
      <style:text-properties style:font-name="Source Code Pro Light" style:font-name-complex="Consolas" fo:color="#000000" fo:font-size="12pt" style:font-size-asian="12pt" style:font-size-complex="10pt" fo:language="en" fo:country="US"/>
    </style:style>
    <style:style style:name="T458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6" style:parent-style-name="DefaultParagraphFont" style:family="text">
      <style:text-properties style:font-name="Source Code Pro Light" style:font-name-complex="Consolas" fo:color="#000000" fo:font-size="12pt" style:font-size-asian="12pt" style:font-size-complex="10pt" fo:language="en" fo:country="US"/>
    </style:style>
    <style:style style:name="T45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88" style:parent-style-name="DefaultParagraphFont" style:family="text">
      <style:text-properties style:font-name="Source Code Pro Light" style:font-name-complex="Consolas" fo:color="#000000" fo:font-size="12pt" style:font-size-asian="12pt" style:font-size-complex="10pt" fo:language="en" fo:country="US"/>
    </style:style>
    <style:style style:name="T45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90" style:parent-style-name="DefaultParagraphFont" style:family="text">
      <style:text-properties style:font-name="Source Code Pro Light" style:font-name-complex="Consolas" fo:color="#000000" fo:font-size="12pt" style:font-size-asian="12pt" style:font-size-complex="10pt" fo:language="en" fo:country="US"/>
    </style:style>
    <style:style style:name="T45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592" style:parent-style-name="DefaultParagraphFont" style:family="text">
      <style:text-properties style:font-name="Source Code Pro Light" style:font-name-complex="Consolas" fo:color="#000000" fo:font-size="12pt" style:font-size-asian="12pt" style:font-size-complex="10pt" fo:language="en" fo:country="US"/>
    </style:style>
    <style:style style:name="P4593" style:parent-style-name="Normal" style:family="paragraph">
      <style:paragraph-properties fo:widows="0" fo:orphans="0" style:text-autospace="none" fo:margin-bottom="0in" fo:line-height="100%"/>
    </style:style>
    <style:style style:name="T4594" style:parent-style-name="DefaultParagraphFont" style:family="text">
      <style:text-properties style:font-name="Source Code Pro Light" style:font-name-complex="Consolas" fo:color="#000000" fo:font-size="12pt" style:font-size-asian="12pt" style:font-size-complex="10pt" fo:language="en" fo:country="US"/>
    </style:style>
    <style:style style:name="T45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96" style:parent-style-name="Normal" style:family="paragraph">
      <style:paragraph-properties fo:widows="0" fo:orphans="0" style:text-autospace="none" fo:margin-bottom="0in" fo:line-height="100%"/>
    </style:style>
    <style:style style:name="T4597" style:parent-style-name="DefaultParagraphFont" style:family="text">
      <style:text-properties style:font-name="Source Code Pro Light" style:font-name-complex="Consolas" fo:color="#000000" fo:font-size="12pt" style:font-size-asian="12pt" style:font-size-complex="10pt" fo:language="en" fo:country="US"/>
    </style:style>
    <style:style style:name="T45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59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00" style:parent-style-name="Normal" style:family="paragraph">
      <style:paragraph-properties fo:widows="0" fo:orphans="0" style:text-autospace="none" fo:margin-bottom="0in" fo:line-height="100%"/>
    </style:style>
    <style:style style:name="T4601" style:parent-style-name="DefaultParagraphFont" style:family="text">
      <style:text-properties style:font-name="Source Code Pro Light" style:font-name-complex="Consolas" fo:color="#000000" fo:font-size="12pt" style:font-size-asian="12pt" style:font-size-complex="10pt" fo:language="en" fo:country="US"/>
    </style:style>
    <style:style style:name="T460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4" style:parent-style-name="DefaultParagraphFont" style:family="text">
      <style:text-properties style:font-name="Source Code Pro Light" style:font-name-complex="Consolas" fo:color="#000000" fo:font-size="12pt" style:font-size-asian="12pt" style:font-size-complex="10pt" fo:language="en" fo:country="US"/>
    </style:style>
    <style:style style:name="T46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06" style:parent-style-name="DefaultParagraphFont" style:family="text">
      <style:text-properties style:font-name="Source Code Pro Light" style:font-name-complex="Consolas" fo:color="#000000" fo:font-size="12pt" style:font-size-asian="12pt" style:font-size-complex="10pt" fo:language="en" fo:country="US"/>
    </style:style>
    <style:style style:name="T460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08" style:parent-style-name="Normal" style:family="paragraph">
      <style:paragraph-properties fo:widows="0" fo:orphans="0" style:text-autospace="none" fo:margin-bottom="0in" fo:line-height="100%"/>
    </style:style>
    <style:style style:name="T4609" style:parent-style-name="DefaultParagraphFont" style:family="text">
      <style:text-properties style:font-name="Source Code Pro Light" style:font-name-complex="Consolas" fo:color="#000000" fo:font-size="12pt" style:font-size-asian="12pt" style:font-size-complex="10pt" fo:language="en" fo:country="US"/>
    </style:style>
    <style:style style:name="T461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1" style:parent-style-name="DefaultParagraphFont" style:family="text">
      <style:text-properties style:font-name="Source Code Pro Light" style:font-name-complex="Consolas" fo:color="#000000" fo:font-size="12pt" style:font-size-asian="12pt" style:font-size-complex="10pt" fo:language="en" fo:country="US"/>
    </style:style>
    <style:style style:name="T46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1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4" style:parent-style-name="DefaultParagraphFont" style:family="text">
      <style:text-properties style:font-name="Source Code Pro Light" style:font-name-complex="Consolas" fo:color="#000000" fo:font-size="12pt" style:font-size-asian="12pt" style:font-size-complex="10pt" fo:language="en" fo:country="US"/>
    </style:style>
    <style:style style:name="T461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16" style:parent-style-name="Normal" style:family="paragraph">
      <style:paragraph-properties fo:widows="0" fo:orphans="0" style:text-autospace="none" fo:margin-bottom="0in" fo:line-height="100%"/>
    </style:style>
    <style:style style:name="T4617" style:parent-style-name="DefaultParagraphFont" style:family="text">
      <style:text-properties style:font-name="Source Code Pro Light" style:font-name-complex="Consolas" fo:color="#000000" fo:font-size="12pt" style:font-size-asian="12pt" style:font-size-complex="10pt" fo:language="en" fo:country="US"/>
    </style:style>
    <style:style style:name="T461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19" style:parent-style-name="DefaultParagraphFont" style:family="text">
      <style:text-properties style:font-name="Source Code Pro Light" style:font-name-complex="Consolas" fo:color="#000000" fo:font-size="12pt" style:font-size-asian="12pt" style:font-size-complex="10pt" fo:language="en" fo:country="US"/>
    </style:style>
    <style:style style:name="T4620"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2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22" style:parent-style-name="DefaultParagraphFont" style:family="text">
      <style:text-properties style:font-name="Source Code Pro Light" style:font-name-complex="Consolas" fo:color="#000000" fo:font-size="12pt" style:font-size-asian="12pt" style:font-size-complex="10pt" fo:language="en" fo:country="US"/>
    </style:style>
    <style:style style:name="T462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24" style:parent-style-name="Normal" style:family="paragraph">
      <style:paragraph-properties fo:widows="0" fo:orphans="0" style:text-autospace="none" fo:margin-bottom="0in" fo:line-height="100%"/>
    </style:style>
    <style:style style:name="T4625" style:parent-style-name="DefaultParagraphFont" style:family="text">
      <style:text-properties style:font-name="Source Code Pro Light" style:font-name-complex="Consolas" fo:color="#000000" fo:font-size="12pt" style:font-size-asian="12pt" style:font-size-complex="10pt" fo:language="en" fo:country="US"/>
    </style:style>
    <style:style style:name="T462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27" style:parent-style-name="Normal" style:family="paragraph">
      <style:paragraph-properties fo:widows="0" fo:orphans="0" style:text-autospace="none" fo:margin-bottom="0in" fo:line-height="100%"/>
    </style:style>
    <style:style style:name="T462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T4629" style:parent-style-name="DefaultParagraphFont" style:family="text">
      <style:text-properties style:font-name="Source Code Pro Light" style:font-name-complex="Consolas" fo:color="#000000" fo:font-size="12pt" style:font-size-asian="12pt" style:font-size-complex="10pt" fo:language="en" fo:country="US"/>
    </style:style>
    <style:style style:name="T463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31" style:parent-style-name="Normal" style:family="paragraph">
      <style:paragraph-properties fo:widows="0" fo:orphans="0" style:text-autospace="none" fo:margin-bottom="0in" fo:line-height="100%"/>
    </style:style>
    <style:style style:name="T4632" style:parent-style-name="DefaultParagraphFont" style:family="text">
      <style:text-properties style:font-name="Source Code Pro Light" style:font-name-complex="Consolas" fo:color="#000000" fo:font-size="12pt" style:font-size-asian="12pt" style:font-size-complex="10pt" fo:language="en" fo:country="US"/>
    </style:style>
    <style:style style:name="T463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34" style:parent-style-name="DefaultParagraphFont" style:family="text">
      <style:text-properties style:font-name="Source Code Pro Light" style:font-name-complex="Consolas" fo:color="#000000" fo:font-size="12pt" style:font-size-asian="12pt" style:font-size-complex="10pt" fo:language="en" fo:country="US"/>
    </style:style>
    <style:style style:name="P4635" style:parent-style-name="Normal" style:family="paragraph">
      <style:paragraph-properties fo:widows="0" fo:orphans="0" style:text-autospace="none" fo:margin-bottom="0in" fo:line-height="100%"/>
    </style:style>
    <style:style style:name="T4636" style:parent-style-name="DefaultParagraphFont" style:family="text">
      <style:text-properties style:font-name="Source Code Pro Light" style:font-name-complex="Consolas" fo:color="#000000" fo:font-size="12pt" style:font-size-asian="12pt" style:font-size-complex="10pt" fo:language="en" fo:country="US"/>
    </style:style>
    <style:style style:name="T463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38" style:parent-style-name="DefaultParagraphFont" style:family="text">
      <style:text-properties style:font-name="Source Code Pro Light" style:font-name-complex="Consolas" fo:color="#000000" fo:font-size="12pt" style:font-size-asian="12pt" style:font-size-complex="10pt" fo:language="en" fo:country="US"/>
    </style:style>
    <style:style style:name="T4639" style:parent-style-name="DefaultParagraphFont" style:family="text">
      <style:text-properties style:font-name="Source Code Pro Light" style:font-name-complex="Consolas" fo:color="#800080" fo:font-size="12pt" style:font-size-asian="12pt" style:font-size-complex="10pt" fo:language="en" fo:country="US"/>
    </style:style>
    <style:style style:name="T46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41" style:parent-style-name="DefaultParagraphFont" style:family="text">
      <style:text-properties style:font-name="Source Code Pro Light" style:font-name-complex="Consolas" fo:color="#000000" fo:font-size="12pt" style:font-size-asian="12pt" style:font-size-complex="10pt" fo:language="en" fo:country="US"/>
    </style:style>
    <style:style style:name="T464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43" style:parent-style-name="Normal" style:family="paragraph">
      <style:paragraph-properties fo:widows="0" fo:orphans="0" style:text-autospace="none" fo:margin-bottom="0in" fo:line-height="100%"/>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44" style:parent-style-name="Normal" style:family="paragraph">
      <style:paragraph-properties fo:widows="0" fo:orphans="0" style:text-autospace="none" fo:margin-bottom="0in" fo:line-height="100%"/>
    </style:style>
    <style:style style:name="T4645" style:parent-style-name="DefaultParagraphFont" style:family="text">
      <style:text-properties style:font-name="Source Code Pro Light" style:font-name-complex="Consolas" fo:color="#000000" fo:font-size="12pt" style:font-size-asian="12pt" style:font-size-complex="10pt" fo:language="en" fo:country="US"/>
    </style:style>
    <style:style style:name="T4646"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4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4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649" style:parent-style-name="DefaultParagraphFont" style:family="text">
      <style:text-properties style:font-name="Source Code Pro Light" style:font-name-complex="Consolas" fo:color="#000000" fo:font-size="12pt" style:font-size-asian="12pt" style:font-size-complex="10pt" fo:language="en" fo:country="US"/>
    </style:style>
    <style:style style:name="T46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1" style:parent-style-name="DefaultParagraphFont" style:family="text">
      <style:text-properties style:font-name="Source Code Pro Light" style:font-name-complex="Consolas" fo:color="#800080" fo:font-size="12pt" style:font-size-asian="12pt" style:font-size-complex="10pt" fo:language="en" fo:country="US"/>
    </style:style>
    <style:style style:name="T46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3" style:parent-style-name="DefaultParagraphFont" style:family="text">
      <style:text-properties style:font-name="Source Code Pro Light" style:font-name-complex="Consolas" fo:color="#000000" fo:font-size="12pt" style:font-size-asian="12pt" style:font-size-complex="10pt" fo:language="en" fo:country="US"/>
    </style:style>
    <style:style style:name="T46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5" style:parent-style-name="DefaultParagraphFont" style:family="text">
      <style:text-properties style:font-name="Source Code Pro Light" style:font-name-complex="Consolas" fo:color="#800080" fo:font-size="12pt" style:font-size-asian="12pt" style:font-size-complex="10pt" fo:language="en" fo:country="US"/>
    </style:style>
    <style:style style:name="T46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7" style:parent-style-name="DefaultParagraphFont" style:family="text">
      <style:text-properties style:font-name="Source Code Pro Light" style:font-name-complex="Consolas" fo:color="#000000" fo:font-size="12pt" style:font-size-asian="12pt" style:font-size-complex="10pt" fo:language="en" fo:country="US"/>
    </style:style>
    <style:style style:name="T46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59" style:parent-style-name="DefaultParagraphFont" style:family="text">
      <style:text-properties style:font-name="Source Code Pro Light" style:font-name-complex="Consolas" fo:color="#000000" fo:font-size="12pt" style:font-size-asian="12pt" style:font-size-complex="10pt" fo:language="en" fo:country="US"/>
    </style:style>
    <style:style style:name="T466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61" style:parent-style-name="Normal" style:family="paragraph">
      <style:paragraph-properties fo:widows="0" fo:orphans="0" style:text-autospace="none" fo:margin-bottom="0in" fo:line-height="100%"/>
    </style:style>
    <style:style style:name="T4662" style:parent-style-name="DefaultParagraphFont" style:family="text">
      <style:text-properties style:font-name="Source Code Pro Light" style:font-name-complex="Consolas" fo:color="#000000" fo:font-size="12pt" style:font-size-asian="12pt" style:font-size-complex="10pt" fo:language="en" fo:country="US"/>
    </style:style>
    <style:style style:name="T46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4" style:parent-style-name="DefaultParagraphFont" style:family="text">
      <style:text-properties style:font-name="Source Code Pro Light" style:font-name-complex="Consolas" fo:color="#000000" fo:font-size="12pt" style:font-size-asian="12pt" style:font-size-complex="10pt" fo:language="en" fo:country="US"/>
    </style:style>
    <style:style style:name="T466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6" style:parent-style-name="DefaultParagraphFont" style:family="text">
      <style:text-properties style:font-name="Source Code Pro Light" style:font-name-complex="Consolas" fo:color="#000000" fo:font-size="12pt" style:font-size-asian="12pt" style:font-size-complex="10pt" fo:language="en" fo:country="US"/>
    </style:style>
    <style:style style:name="T46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68" style:parent-style-name="DefaultParagraphFont" style:family="text">
      <style:text-properties style:font-name="Source Code Pro Light" style:font-name-complex="Consolas" fo:color="#000000" fo:font-size="12pt" style:font-size-asian="12pt" style:font-size-complex="10pt" fo:language="en" fo:country="US"/>
    </style:style>
    <style:style style:name="T466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0" style:parent-style-name="DefaultParagraphFont" style:family="text">
      <style:text-properties style:font-name="Source Code Pro Light" style:font-name-complex="Consolas" fo:color="#000000" fo:font-size="12pt" style:font-size-asian="12pt" style:font-size-complex="10pt" fo:language="en" fo:country="US"/>
    </style:style>
    <style:style style:name="T46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2" style:parent-style-name="DefaultParagraphFont" style:family="text">
      <style:text-properties style:font-name="Source Code Pro Light" style:font-name-complex="Consolas" fo:color="#800080" fo:font-size="12pt" style:font-size-asian="12pt" style:font-size-complex="10pt" fo:language="en" fo:country="US"/>
    </style:style>
    <style:style style:name="T467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4" style:parent-style-name="DefaultParagraphFont" style:family="text">
      <style:text-properties style:font-name="Source Code Pro Light" style:font-name-complex="Consolas" fo:color="#000000" fo:font-size="12pt" style:font-size-asian="12pt" style:font-size-complex="10pt" fo:language="en" fo:country="US"/>
    </style:style>
    <style:style style:name="T46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76" style:parent-style-name="Normal" style:family="paragraph">
      <style:paragraph-properties fo:widows="0" fo:orphans="0" style:text-autospace="none" fo:margin-bottom="0in" fo:line-height="100%"/>
    </style:style>
    <style:style style:name="T4677" style:parent-style-name="DefaultParagraphFont" style:family="text">
      <style:text-properties style:font-name="Source Code Pro Light" style:font-name-complex="Consolas" fo:color="#000000" fo:font-size="12pt" style:font-size-asian="12pt" style:font-size-complex="10pt" fo:language="en" fo:country="US"/>
    </style:style>
    <style:style style:name="T467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79" style:parent-style-name="DefaultParagraphFont" style:family="text">
      <style:text-properties style:font-name="Source Code Pro Light" style:font-name-complex="Consolas" fo:color="#000000" fo:font-size="12pt" style:font-size-asian="12pt" style:font-size-complex="10pt" fo:language="en" fo:country="US"/>
    </style:style>
    <style:style style:name="T46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1" style:parent-style-name="DefaultParagraphFont" style:family="text">
      <style:text-properties style:font-name="Source Code Pro Light" style:font-name-complex="Consolas" fo:color="#000000" fo:font-size="12pt" style:font-size-asian="12pt" style:font-size-complex="10pt" fo:language="en" fo:country="US"/>
    </style:style>
    <style:style style:name="T468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83" style:parent-style-name="DefaultParagraphFont" style:family="text">
      <style:text-properties style:font-name="Source Code Pro Light" style:font-name-complex="Consolas" fo:color="#000000" fo:font-size="12pt" style:font-size-asian="12pt" style:font-size-complex="10pt" fo:language="en" fo:country="US"/>
    </style:style>
    <style:style style:name="T468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685" style:parent-style-name="Normal" style:family="paragraph">
      <style:paragraph-properties fo:widows="0" fo:orphans="0" style:text-autospace="none" fo:margin-bottom="0in" fo:line-height="100%"/>
    </style:style>
    <style:style style:name="T4686" style:parent-style-name="DefaultParagraphFont" style:family="text">
      <style:text-properties style:font-name="Source Code Pro Light" style:font-name-complex="Consolas" fo:color="#000000" fo:font-size="12pt" style:font-size-asian="12pt" style:font-size-complex="10pt" fo:language="en" fo:country="US"/>
    </style:style>
    <style:style style:name="T468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88"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689" style:parent-style-name="Normal" style:family="paragraph">
      <style:paragraph-properties fo:widows="0" fo:orphans="0" style:text-autospace="none" fo:margin-bottom="0in" fo:line-height="100%"/>
    </style:style>
    <style:style style:name="T4690" style:parent-style-name="DefaultParagraphFont" style:family="text">
      <style:text-properties style:font-name="Source Code Pro Light" style:font-name-complex="Consolas" fo:color="#000000" fo:font-size="12pt" style:font-size-asian="12pt" style:font-size-complex="10pt" fo:language="en" fo:country="US"/>
    </style:style>
    <style:style style:name="T46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2" style:parent-style-name="DefaultParagraphFont" style:family="text">
      <style:text-properties style:font-name="Source Code Pro Light" style:font-name-complex="Consolas" fo:color="#800080" fo:font-size="12pt" style:font-size-asian="12pt" style:font-size-complex="10pt" fo:language="en" fo:country="US"/>
    </style:style>
    <style:style style:name="T469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4" style:parent-style-name="DefaultParagraphFont" style:family="text">
      <style:text-properties style:font-name="Source Code Pro Light" style:font-name-complex="Consolas" fo:color="#000000" fo:font-size="12pt" style:font-size-asian="12pt" style:font-size-complex="10pt" fo:language="en" fo:country="US"/>
    </style:style>
    <style:style style:name="T469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6" style:parent-style-name="DefaultParagraphFont" style:family="text">
      <style:text-properties style:font-name="Source Code Pro Light" style:font-name-complex="Consolas" fo:color="#000000" fo:font-size="12pt" style:font-size-asian="12pt" style:font-size-complex="10pt" fo:language="en" fo:country="US"/>
    </style:style>
    <style:style style:name="T469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698" style:parent-style-name="DefaultParagraphFont" style:family="text">
      <style:text-properties style:font-name="Source Code Pro Light" style:font-name-complex="Consolas" fo:color="#000000" fo:font-size="12pt" style:font-size-asian="12pt" style:font-size-complex="10pt" fo:language="en" fo:country="US"/>
    </style:style>
    <style:style style:name="T469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00" style:parent-style-name="Normal" style:family="paragraph">
      <style:paragraph-properties fo:widows="0" fo:orphans="0" style:text-autospace="none" fo:margin-bottom="0in" fo:line-height="100%"/>
    </style:style>
    <style:style style:name="T4701" style:parent-style-name="DefaultParagraphFont" style:family="text">
      <style:text-properties style:font-name="Source Code Pro Light" style:font-name-complex="Consolas" fo:color="#000000" fo:font-size="12pt" style:font-size-asian="12pt" style:font-size-complex="10pt" fo:language="en" fo:country="US"/>
    </style:style>
    <style:style style:name="T470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3" style:parent-style-name="DefaultParagraphFont" style:family="text">
      <style:text-properties style:font-name="Source Code Pro Light" style:font-name-complex="Consolas" fo:color="#000000" fo:font-size="12pt" style:font-size-asian="12pt" style:font-size-complex="10pt" fo:language="en" fo:country="US"/>
    </style:style>
    <style:style style:name="T470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5" style:parent-style-name="DefaultParagraphFont" style:family="text">
      <style:text-properties style:font-name="Source Code Pro Light" style:font-name-complex="Consolas" fo:color="#800080" fo:font-size="12pt" style:font-size-asian="12pt" style:font-size-complex="10pt" fo:language="en" fo:country="US"/>
    </style:style>
    <style:style style:name="T470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07" style:parent-style-name="DefaultParagraphFont" style:family="text">
      <style:text-properties style:font-name="Source Code Pro Light" style:font-name-complex="Consolas" fo:color="#000000" fo:font-size="12pt" style:font-size-asian="12pt" style:font-size-complex="10pt" fo:language="en" fo:country="US"/>
    </style:style>
    <style:style style:name="T470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09" style:parent-style-name="Normal" style:family="paragraph">
      <style:paragraph-properties fo:widows="0" fo:orphans="0" style:text-autospace="none" fo:margin-bottom="0in" fo:line-height="100%"/>
    </style:style>
    <style:style style:name="T4710" style:parent-style-name="DefaultParagraphFont" style:family="text">
      <style:text-properties style:font-name="Source Code Pro Light" style:font-name-complex="Consolas" fo:color="#000000" fo:font-size="12pt" style:font-size-asian="12pt" style:font-size-complex="10pt" fo:language="en" fo:country="US"/>
    </style:style>
    <style:style style:name="T471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12" style:parent-style-name="DefaultParagraphFont" style:family="text">
      <style:text-properties style:font-name="Source Code Pro Light" style:font-name-complex="Consolas" fo:color="#000000" fo:font-size="12pt" style:font-size-asian="12pt" style:font-size-complex="10pt" fo:language="en" fo:country="US"/>
    </style:style>
    <style:style style:name="T4713" style:parent-style-name="DefaultParagraphFont" style:family="text">
      <style:text-properties style:font-name="Source Code Pro Light" style:font-name-complex="Consolas" fo:color="#800080" fo:font-size="12pt" style:font-size-asian="12pt" style:font-size-complex="10pt" fo:language="en" fo:country="US"/>
    </style:style>
    <style:style style:name="T47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15" style:parent-style-name="DefaultParagraphFont" style:family="text">
      <style:text-properties style:font-name="Source Code Pro Light" style:font-name-complex="Consolas" fo:color="#000000" fo:font-size="12pt" style:font-size-asian="12pt" style:font-size-complex="10pt" fo:language="en" fo:country="US"/>
    </style:style>
    <style:style style:name="T471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17" style:parent-style-name="Normal" style:family="paragraph">
      <style:paragraph-properties fo:widows="0" fo:orphans="0" style:text-autospace="none" fo:margin-bottom="0in" fo:line-height="100%"/>
    </style:style>
    <style:style style:name="T4718" style:parent-style-name="DefaultParagraphFont" style:family="text">
      <style:text-properties style:font-name="Source Code Pro Light" style:font-name-complex="Consolas" fo:color="#000000" fo:font-size="12pt" style:font-size-asian="12pt" style:font-size-complex="10pt" fo:language="en" fo:country="US"/>
    </style:style>
    <style:style style:name="T47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0" style:parent-style-name="DefaultParagraphFont" style:family="text">
      <style:text-properties style:font-name="Source Code Pro Light" style:font-name-complex="Consolas" fo:color="#000000" fo:font-size="12pt" style:font-size-asian="12pt" style:font-size-complex="10pt" fo:language="en" fo:country="US"/>
    </style:style>
    <style:style style:name="T4721" style:parent-style-name="DefaultParagraphFont" style:family="text">
      <style:text-properties style:font-name="Source Code Pro Light" style:font-name-complex="Consolas" fo:color="#800080" fo:font-size="12pt" style:font-size-asian="12pt" style:font-size-complex="10pt" fo:language="en" fo:country="US"/>
    </style:style>
    <style:style style:name="T472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3" style:parent-style-name="DefaultParagraphFont" style:family="text">
      <style:text-properties style:font-name="Source Code Pro Light" style:font-name-complex="Consolas" fo:color="#000000" fo:font-size="12pt" style:font-size-asian="12pt" style:font-size-complex="10pt" fo:language="en" fo:country="US"/>
    </style:style>
    <style:style style:name="T47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25" style:parent-style-name="DefaultParagraphFont" style:family="text">
      <style:text-properties style:font-name="Source Code Pro Light" style:font-name-complex="Consolas" fo:color="#000000" fo:font-size="12pt" style:font-size-asian="12pt" style:font-size-complex="10pt" fo:language="en" fo:country="US"/>
    </style:style>
    <style:style style:name="T4726"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27" style:parent-style-name="Normal" style:family="paragraph">
      <style:paragraph-properties fo:widows="0" fo:orphans="0" style:text-autospace="none" fo:margin-bottom="0in" fo:line-height="100%"/>
    </style:style>
    <style:style style:name="T4728" style:parent-style-name="DefaultParagraphFont" style:family="text">
      <style:text-properties style:font-name="Source Code Pro Light" style:font-name-complex="Consolas" fo:color="#000000" fo:font-size="12pt" style:font-size-asian="12pt" style:font-size-complex="10pt" fo:language="en" fo:country="US"/>
    </style:style>
    <style:style style:name="T472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30" style:parent-style-name="DefaultParagraphFont" style:family="text">
      <style:text-properties style:font-name="Source Code Pro Light" style:font-name-complex="Consolas" fo:color="#000000" fo:font-size="12pt" style:font-size-asian="12pt" style:font-size-complex="10pt" fo:language="en" fo:country="US"/>
    </style:style>
    <style:style style:name="T4731"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33" style:parent-style-name="DefaultParagraphFont" style:family="text">
      <style:text-properties style:font-name="Source Code Pro Light" style:font-name-complex="Consolas" fo:color="#000000" fo:font-size="12pt" style:font-size-asian="12pt" style:font-size-complex="10pt" fo:language="en" fo:country="US"/>
    </style:style>
    <style:style style:name="T473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35" style:parent-style-name="Normal" style:family="paragraph">
      <style:paragraph-properties fo:widows="0" fo:orphans="0" style:text-autospace="none" fo:margin-bottom="0in" fo:line-height="100%"/>
    </style:style>
    <style:style style:name="T4736" style:parent-style-name="DefaultParagraphFont" style:family="text">
      <style:text-properties style:font-name="Source Code Pro Light" style:font-name-complex="Consolas" fo:color="#000000" fo:font-size="12pt" style:font-size-asian="12pt" style:font-size-complex="10pt" fo:language="en" fo:country="US"/>
    </style:style>
    <style:style style:name="T47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38" style:parent-style-name="Normal" style:family="paragraph">
      <style:paragraph-properties fo:widows="0" fo:orphans="0" style:text-autospace="none" fo:margin-bottom="0in" fo:line-height="100%"/>
    </style:style>
    <style:style style:name="T4739" style:parent-style-name="DefaultParagraphFont" style:family="text">
      <style:text-properties style:font-name="Source Code Pro Light" style:font-name-complex="Consolas" fo:color="#000000" fo:font-size="12pt" style:font-size-asian="12pt" style:font-size-complex="10pt" fo:language="en" fo:country="US"/>
    </style:style>
    <style:style style:name="T47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41" style:parent-style-name="DefaultParagraphFont" style:family="text">
      <style:text-properties style:font-name="Source Code Pro Light" style:font-name-complex="Consolas" fo:color="#000000" fo:font-size="12pt" style:font-size-asian="12pt" style:font-size-complex="10pt" fo:language="en" fo:country="US"/>
    </style:style>
    <style:style style:name="P4742" style:parent-style-name="Normal" style:family="paragraph">
      <style:paragraph-properties fo:widows="0" fo:orphans="0" style:text-autospace="none" fo:margin-bottom="0in" fo:line-height="100%"/>
    </style:style>
    <style:style style:name="T4743" style:parent-style-name="DefaultParagraphFont" style:family="text">
      <style:text-properties style:font-name="Source Code Pro Light" style:font-name-complex="Consolas" fo:color="#000000" fo:font-size="12pt" style:font-size-asian="12pt" style:font-size-complex="10pt" fo:language="en" fo:country="US"/>
    </style:style>
    <style:style style:name="T474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45"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746" style:parent-style-name="Normal" style:family="paragraph">
      <style:paragraph-properties fo:widows="0" fo:orphans="0" style:text-autospace="none" fo:margin-bottom="0in" fo:line-height="100%"/>
    </style:style>
    <style:style style:name="T4747" style:parent-style-name="DefaultParagraphFont" style:family="text">
      <style:text-properties style:font-name="Source Code Pro Light" style:font-name-complex="Consolas" fo:color="#000000" fo:font-size="12pt" style:font-size-asian="12pt" style:font-size-complex="10pt" fo:language="en" fo:country="US"/>
    </style:style>
    <style:style style:name="T474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49" style:parent-style-name="DefaultParagraphFont" style:family="text">
      <style:text-properties style:font-name="Source Code Pro Light" style:font-name-complex="Consolas" fo:color="#000000" fo:font-size="12pt" style:font-size-asian="12pt" style:font-size-complex="10pt" fo:language="en" fo:country="US"/>
    </style:style>
    <style:style style:name="T47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1" style:parent-style-name="DefaultParagraphFont" style:family="text">
      <style:text-properties style:font-name="Source Code Pro Light" style:font-name-complex="Consolas" fo:color="#000000" fo:font-size="12pt" style:font-size-asian="12pt" style:font-size-complex="10pt" fo:language="en" fo:country="US"/>
    </style:style>
    <style:style style:name="T475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3" style:parent-style-name="DefaultParagraphFont" style:family="text">
      <style:text-properties style:font-name="Source Code Pro Light" style:font-name-complex="Consolas" fo:color="#000000" fo:font-size="12pt" style:font-size-asian="12pt" style:font-size-complex="10pt" fo:language="en" fo:country="US"/>
    </style:style>
    <style:style style:name="T475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5" style:parent-style-name="DefaultParagraphFont" style:family="text">
      <style:text-properties style:font-name="Source Code Pro Light" style:font-name-complex="Consolas" fo:color="#000000" fo:font-size="12pt" style:font-size-asian="12pt" style:font-size-complex="10pt" fo:language="en" fo:country="US"/>
    </style:style>
    <style:style style:name="T475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57" style:parent-style-name="DefaultParagraphFont" style:family="text">
      <style:text-properties style:font-name="Source Code Pro Light" style:font-name-complex="Consolas" fo:color="#000000" fo:font-size="12pt" style:font-size-asian="12pt" style:font-size-complex="10pt" fo:language="en" fo:country="US"/>
    </style:style>
    <style:style style:name="T4758"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5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60" style:parent-style-name="DefaultParagraphFont" style:family="text">
      <style:text-properties style:font-name="Source Code Pro Light" style:font-name-complex="Consolas" fo:color="#000000" fo:font-size="12pt" style:font-size-asian="12pt" style:font-size-complex="10pt" fo:language="en" fo:country="US"/>
    </style:style>
    <style:style style:name="T476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62" style:parent-style-name="Normal" style:family="paragraph">
      <style:paragraph-properties fo:widows="0" fo:orphans="0" style:text-autospace="none" fo:margin-bottom="0in" fo:line-height="100%"/>
    </style:style>
    <style:style style:name="T4763" style:parent-style-name="DefaultParagraphFont" style:family="text">
      <style:text-properties style:font-name="Source Code Pro Light" style:font-name-complex="Consolas" fo:color="#000000" fo:font-size="12pt" style:font-size-asian="12pt" style:font-size-complex="10pt" fo:language="en" fo:country="US"/>
    </style:style>
    <style:style style:name="T4764"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65" style:parent-style-name="Normal" style:family="paragraph">
      <style:paragraph-properties fo:widows="0" fo:orphans="0" style:text-autospace="none" fo:margin-bottom="0in" fo:line-height="100%"/>
    </style:style>
    <style:style style:name="T4766" style:parent-style-name="DefaultParagraphFont" style:family="text">
      <style:text-properties style:font-name="Source Code Pro Light" style:font-name-complex="Consolas" fo:color="#000000" fo:font-size="12pt" style:font-size-asian="12pt" style:font-size-complex="10pt" fo:language="en" fo:country="US"/>
    </style:style>
    <style:style style:name="T476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68" style:parent-style-name="DefaultParagraphFont" style:family="text">
      <style:text-properties style:font-name="Source Code Pro Light" style:font-name-complex="Consolas" fo:color="#000000" fo:font-size="12pt" style:font-size-asian="12pt" style:font-size-complex="10pt" fo:language="en" fo:country="US"/>
    </style:style>
    <style:style style:name="T4769"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77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1" style:parent-style-name="DefaultParagraphFont" style:family="text">
      <style:text-properties style:font-name="Source Code Pro Light" style:font-name-complex="Consolas" fo:color="#000000" fo:font-size="12pt" style:font-size-asian="12pt" style:font-size-complex="10pt" fo:language="en" fo:country="US"/>
    </style:style>
    <style:style style:name="T477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73" style:parent-style-name="Normal" style:family="paragraph">
      <style:paragraph-properties fo:widows="0" fo:orphans="0" style:text-autospace="none" fo:margin-bottom="0in" fo:line-height="100%"/>
    </style:style>
    <style:style style:name="T4774" style:parent-style-name="DefaultParagraphFont" style:family="text">
      <style:text-properties style:font-name="Source Code Pro Light" style:font-name-complex="Consolas" fo:color="#000000" fo:font-size="12pt" style:font-size-asian="12pt" style:font-size-complex="10pt" fo:language="en" fo:country="US"/>
    </style:style>
    <style:style style:name="T477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6" style:parent-style-name="DefaultParagraphFont" style:family="text">
      <style:text-properties style:font-name="Source Code Pro Light" style:font-name-complex="Consolas" fo:color="#000000" fo:font-size="12pt" style:font-size-asian="12pt" style:font-size-complex="10pt" fo:language="en" fo:country="US"/>
    </style:style>
    <style:style style:name="T477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78" style:parent-style-name="DefaultParagraphFont" style:family="text">
      <style:text-properties style:font-name="Source Code Pro Light" style:font-name-complex="Consolas" fo:color="#000000" fo:font-size="12pt" style:font-size-asian="12pt" style:font-size-complex="10pt" fo:language="en" fo:country="US"/>
    </style:style>
    <style:style style:name="T477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80" style:parent-style-name="DefaultParagraphFont" style:family="text">
      <style:text-properties style:font-name="Source Code Pro Light" style:font-name-complex="Consolas" fo:color="#000000" fo:font-size="12pt" style:font-size-asian="12pt" style:font-size-complex="10pt" fo:language="en" fo:country="US"/>
    </style:style>
    <style:style style:name="T478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82" style:parent-style-name="Normal" style:family="paragraph">
      <style:paragraph-properties fo:widows="0" fo:orphans="0" style:text-autospace="none" fo:margin-bottom="0in" fo:line-height="100%"/>
    </style:style>
    <style:style style:name="T4783" style:parent-style-name="DefaultParagraphFont" style:family="text">
      <style:text-properties style:font-name="Source Code Pro Light" style:font-name-complex="Consolas" fo:color="#000000" fo:font-size="12pt" style:font-size-asian="12pt" style:font-size-complex="10pt" fo:language="en" fo:country="US"/>
    </style:style>
    <style:style style:name="T478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85" style:parent-style-name="DefaultParagraphFont" style:family="text">
      <style:text-properties style:font-name="Source Code Pro Light" style:font-name-complex="Consolas" fo:color="#000000" fo:font-size="12pt" style:font-size-asian="12pt" style:font-size-complex="10pt" fo:language="en" fo:country="US"/>
    </style:style>
    <style:style style:name="T478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87" style:parent-style-name="DefaultParagraphFont" style:family="text">
      <style:text-properties style:font-name="Source Code Pro Light" style:font-name-complex="Consolas" fo:color="#800080" fo:font-size="12pt" style:font-size-asian="12pt" style:font-size-complex="10pt" fo:language="en" fo:country="US"/>
    </style:style>
    <style:style style:name="T4788" style:parent-style-name="DefaultParagraphFont" style:family="text">
      <style:text-properties style:font-name="Source Code Pro Light" style:font-name-complex="Consolas" fo:color="#000000" fo:font-size="12pt" style:font-size-asian="12pt" style:font-size-complex="10pt" fo:language="en" fo:country="US"/>
    </style:style>
    <style:style style:name="T478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90" style:parent-style-name="DefaultParagraphFont" style:family="text">
      <style:text-properties style:font-name="Source Code Pro Light" style:font-name-complex="Consolas" fo:color="#000000" fo:font-size="12pt" style:font-size-asian="12pt" style:font-size-complex="10pt" fo:language="en" fo:country="US"/>
    </style:style>
    <style:style style:name="T479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92" style:parent-style-name="DefaultParagraphFont" style:family="text">
      <style:text-properties style:font-name="Source Code Pro Light" style:font-name-complex="Consolas" fo:color="#000000" fo:font-size="12pt" style:font-size-asian="12pt" style:font-size-complex="10pt" fo:language="en" fo:country="US"/>
    </style:style>
    <style:style style:name="T4793"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794" style:parent-style-name="Normal" style:family="paragraph">
      <style:paragraph-properties fo:widows="0" fo:orphans="0" style:text-autospace="none" fo:margin-bottom="0in" fo:line-height="100%"/>
    </style:style>
    <style:style style:name="T4795" style:parent-style-name="DefaultParagraphFont" style:family="text">
      <style:text-properties style:font-name="Source Code Pro Light" style:font-name-complex="Consolas" fo:color="#000000" fo:font-size="12pt" style:font-size-asian="12pt" style:font-size-complex="10pt" fo:language="en" fo:country="US"/>
    </style:style>
    <style:style style:name="T479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97" style:parent-style-name="DefaultParagraphFont" style:family="text">
      <style:text-properties style:font-name="Source Code Pro Light" style:font-name-complex="Consolas" fo:color="#000000" fo:font-size="12pt" style:font-size-asian="12pt" style:font-size-complex="10pt" fo:language="en" fo:country="US"/>
    </style:style>
    <style:style style:name="T479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799" style:parent-style-name="DefaultParagraphFont" style:family="text">
      <style:text-properties style:font-name="Source Code Pro Light" style:font-name-complex="Consolas" fo:color="#000000" fo:font-size="12pt" style:font-size-asian="12pt" style:font-size-complex="10pt" fo:language="en" fo:country="US"/>
    </style:style>
    <style:style style:name="T480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01" style:parent-style-name="Normal" style:family="paragraph">
      <style:paragraph-properties fo:widows="0" fo:orphans="0" style:text-autospace="none" fo:margin-bottom="0in" fo:line-height="100%"/>
    </style:style>
    <style:style style:name="T4802" style:parent-style-name="DefaultParagraphFont" style:family="text">
      <style:text-properties style:font-name="Source Code Pro Light" style:font-name-complex="Consolas" fo:color="#000000" fo:font-size="12pt" style:font-size-asian="12pt" style:font-size-complex="10pt" fo:language="en" fo:country="US"/>
    </style:style>
    <style:style style:name="T480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04" style:parent-style-name="DefaultParagraphFont" style:family="text">
      <style:text-properties style:font-name="Source Code Pro Light" style:font-name-complex="Consolas" fo:color="#000000" fo:font-size="12pt" style:font-size-asian="12pt" style:font-size-complex="10pt" fo:language="en" fo:country="US"/>
    </style:style>
    <style:style style:name="T480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806" style:parent-style-name="Normal" style:family="paragraph">
      <style:paragraph-properties fo:widows="0" fo:orphans="0" style:text-autospace="none" fo:margin-bottom="0in" fo:line-height="100%"/>
    </style:style>
    <style:style style:name="T4807" style:parent-style-name="DefaultParagraphFont" style:family="text">
      <style:text-properties style:font-name="Source Code Pro Light" style:font-name-complex="Consolas" fo:color="#000000" fo:font-size="12pt" style:font-size-asian="12pt" style:font-size-complex="10pt" fo:language="en" fo:country="US"/>
    </style:style>
    <style:style style:name="T480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809"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810" style:parent-style-name="Normal" style:family="paragraph">
      <style:paragraph-properties fo:widows="0" fo:orphans="0" style:text-autospace="none" fo:margin-bottom="0in" fo:line-height="100%"/>
    </style:style>
    <style:style style:name="T4811" style:parent-style-name="DefaultParagraphFont" style:family="text">
      <style:text-properties style:font-name="Source Code Pro Light" style:font-name-complex="Consolas" fo:color="#000000" fo:font-size="12pt" style:font-size-asian="12pt" style:font-size-complex="10pt" fo:language="en" fo:country="US"/>
    </style:style>
    <style:style style:name="T4812"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13" style:parent-style-name="DefaultParagraphFont" style:family="text">
      <style:text-properties style:font-name="Source Code Pro Light" style:font-name-complex="Consolas" fo:color="#000000" fo:font-size="12pt" style:font-size-asian="12pt" style:font-size-complex="10pt" fo:language="en" fo:country="US"/>
    </style:style>
    <style:style style:name="T481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15" style:parent-style-name="DefaultParagraphFont" style:family="text">
      <style:text-properties style:font-name="Source Code Pro Light" style:font-name-complex="Consolas" fo:color="#000000" fo:font-size="12pt" style:font-size-asian="12pt" style:font-size-complex="10pt" fo:language="en" fo:country="US"/>
    </style:style>
    <style:style style:name="T481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17" style:parent-style-name="DefaultParagraphFont" style:family="text">
      <style:text-properties style:font-name="Source Code Pro Light" style:font-name-complex="Consolas" fo:color="#000000" fo:font-size="12pt" style:font-size-asian="12pt" style:font-size-complex="10pt" fo:language="en" fo:country="US"/>
    </style:style>
    <style:style style:name="T4818" style:parent-style-name="DefaultParagraphFont" style:family="text">
      <style:text-properties style:font-name="Source Code Pro Light" style:font-name-complex="Consolas" fo:color="#800080" fo:font-size="12pt" style:font-size-asian="12pt" style:font-size-complex="10pt" fo:language="en" fo:country="US"/>
    </style:style>
    <style:style style:name="T4819"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20" style:parent-style-name="DefaultParagraphFont" style:family="text">
      <style:text-properties style:font-name="Source Code Pro Light" style:font-name-complex="Consolas" fo:color="#000000" fo:font-size="12pt" style:font-size-asian="12pt" style:font-size-complex="10pt" fo:language="en" fo:country="US"/>
    </style:style>
    <style:style style:name="T4821"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22" style:parent-style-name="Normal" style:family="paragraph">
      <style:paragraph-properties fo:widows="0" fo:orphans="0" style:text-autospace="none" fo:margin-bottom="0in" fo:line-height="100%"/>
    </style:style>
    <style:style style:name="T4823" style:parent-style-name="DefaultParagraphFont" style:family="text">
      <style:text-properties style:font-name="Source Code Pro Light" style:font-name-complex="Consolas" fo:color="#000000" fo:font-size="12pt" style:font-size-asian="12pt" style:font-size-complex="10pt" fo:language="en" fo:country="US"/>
    </style:style>
    <style:style style:name="T4824"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25" style:parent-style-name="DefaultParagraphFont" style:family="text">
      <style:text-properties style:font-name="Source Code Pro Light" style:font-name-complex="Consolas" fo:color="#000000" fo:font-size="12pt" style:font-size-asian="12pt" style:font-size-complex="10pt" fo:language="en" fo:country="US"/>
    </style:style>
    <style:style style:name="T4826" style:parent-style-name="DefaultParagraphFont" style:family="text">
      <style:text-properties style:font-name="Source Code Pro Light" style:font-name-complex="Consolas" fo:color="#800080" fo:font-size="12pt" style:font-size-asian="12pt" style:font-size-complex="10pt" fo:language="en" fo:country="US"/>
    </style:style>
    <style:style style:name="T4827"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28" style:parent-style-name="DefaultParagraphFont" style:family="text">
      <style:text-properties style:font-name="Source Code Pro Light" style:font-name-complex="Consolas" fo:color="#000000" fo:font-size="12pt" style:font-size-asian="12pt" style:font-size-complex="10pt" fo:language="en" fo:country="US"/>
    </style:style>
    <style:style style:name="T4829"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30" style:parent-style-name="Normal" style:family="paragraph">
      <style:paragraph-properties fo:widows="0" fo:orphans="0" style:text-autospace="none" fo:margin-bottom="0in" fo:line-height="100%"/>
    </style:style>
    <style:style style:name="T4831" style:parent-style-name="DefaultParagraphFont" style:family="text">
      <style:text-properties style:font-name="Source Code Pro Light" style:font-name-complex="Consolas" fo:color="#000000" fo:font-size="12pt" style:font-size-asian="12pt" style:font-size-complex="10pt" fo:language="en" fo:country="US"/>
    </style:style>
    <style:style style:name="T4832"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33" style:parent-style-name="DefaultParagraphFont" style:family="text">
      <style:text-properties style:font-name="Source Code Pro Light" style:font-name-complex="Consolas" fo:color="#000000" fo:font-size="12pt" style:font-size-asian="12pt" style:font-size-complex="10pt" fo:language="en" fo:country="US"/>
    </style:style>
    <style:style style:name="T4834" style:parent-style-name="DefaultParagraphFont" style:family="text">
      <style:text-properties style:font-name="Source Code Pro Light" style:font-name-complex="Consolas" fo:color="#800080" fo:font-size="12pt" style:font-size-asian="12pt" style:font-size-complex="10pt" fo:language="en" fo:country="US"/>
    </style:style>
    <style:style style:name="T483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36" style:parent-style-name="DefaultParagraphFont" style:family="text">
      <style:text-properties style:font-name="Source Code Pro Light" style:font-name-complex="Consolas" fo:color="#000000" fo:font-size="12pt" style:font-size-asian="12pt" style:font-size-complex="10pt" fo:language="en" fo:country="US"/>
    </style:style>
    <style:style style:name="T4837"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38" style:parent-style-name="Normal" style:family="paragraph">
      <style:paragraph-properties fo:widows="0" fo:orphans="0" style:text-autospace="none" fo:margin-bottom="0in" fo:line-height="100%"/>
    </style:style>
    <style:style style:name="T4839" style:parent-style-name="DefaultParagraphFont" style:family="text">
      <style:text-properties style:font-name="Source Code Pro Light" style:font-name-complex="Consolas" fo:color="#000000" fo:font-size="12pt" style:font-size-asian="12pt" style:font-size-complex="10pt" fo:language="en" fo:country="US"/>
    </style:style>
    <style:style style:name="T484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41" style:parent-style-name="DefaultParagraphFont" style:family="text">
      <style:text-properties style:font-name="Source Code Pro Light" style:font-name-complex="Consolas" fo:color="#000000" fo:font-size="12pt" style:font-size-asian="12pt" style:font-size-complex="10pt" fo:language="en" fo:country="US"/>
    </style:style>
    <style:style style:name="T4842" style:parent-style-name="DefaultParagraphFont" style:family="text">
      <style:text-properties style:font-name="Source Code Pro Light" style:font-name-complex="Consolas" fo:color="#800080" fo:font-size="12pt" style:font-size-asian="12pt" style:font-size-complex="10pt" fo:language="en" fo:country="US"/>
    </style:style>
    <style:style style:name="T484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44" style:parent-style-name="DefaultParagraphFont" style:family="text">
      <style:text-properties style:font-name="Source Code Pro Light" style:font-name-complex="Consolas" fo:color="#000000" fo:font-size="12pt" style:font-size-asian="12pt" style:font-size-complex="10pt" fo:language="en" fo:country="US"/>
    </style:style>
    <style:style style:name="T484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46" style:parent-style-name="Normal" style:family="paragraph">
      <style:paragraph-properties fo:widows="0" fo:orphans="0" style:text-autospace="none" fo:margin-bottom="0in" fo:line-height="100%"/>
    </style:style>
    <style:style style:name="T4847" style:parent-style-name="DefaultParagraphFont" style:family="text">
      <style:text-properties style:font-name="Source Code Pro Light" style:font-name-complex="Consolas" fo:color="#000000" fo:font-size="12pt" style:font-size-asian="12pt" style:font-size-complex="10pt" fo:language="en" fo:country="US"/>
    </style:style>
    <style:style style:name="T484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49" style:parent-style-name="DefaultParagraphFont" style:family="text">
      <style:text-properties style:font-name="Source Code Pro Light" style:font-name-complex="Consolas" fo:color="#000000" fo:font-size="12pt" style:font-size-asian="12pt" style:font-size-complex="10pt" fo:language="en" fo:country="US"/>
    </style:style>
    <style:style style:name="T485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51" style:parent-style-name="DefaultParagraphFont" style:family="text">
      <style:text-properties style:font-name="Source Code Pro Light" style:font-name-complex="Consolas" fo:color="#000000" fo:font-size="12pt" style:font-size-asian="12pt" style:font-size-complex="10pt" fo:language="en" fo:country="US"/>
    </style:style>
    <style:style style:name="T4852"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53" style:parent-style-name="Normal" style:family="paragraph">
      <style:paragraph-properties fo:widows="0" fo:orphans="0" style:text-autospace="none" fo:margin-bottom="0in" fo:line-height="100%"/>
    </style:style>
    <style:style style:name="T4854" style:parent-style-name="DefaultParagraphFont" style:family="text">
      <style:text-properties style:font-name="Source Code Pro Light" style:font-name-complex="Consolas" fo:color="#000000" fo:font-size="12pt" style:font-size-asian="12pt" style:font-size-complex="10pt" fo:language="en" fo:country="US"/>
    </style:style>
    <style:style style:name="T4855"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56" style:parent-style-name="DefaultParagraphFont" style:family="text">
      <style:text-properties style:font-name="Source Code Pro Light" style:font-name-complex="Consolas" fo:color="#000000" fo:font-size="12pt" style:font-size-asian="12pt" style:font-size-complex="10pt" fo:language="en" fo:country="US"/>
    </style:style>
    <style:style style:name="T4857"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58"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59" style:parent-style-name="DefaultParagraphFont" style:family="text">
      <style:text-properties style:font-name="Source Code Pro Light" style:font-name-complex="Consolas" fo:color="#000000" fo:font-size="12pt" style:font-size-asian="12pt" style:font-size-complex="10pt" fo:language="en" fo:country="US"/>
    </style:style>
    <style:style style:name="T4860"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61" style:parent-style-name="Normal" style:family="paragraph">
      <style:paragraph-properties fo:widows="0" fo:orphans="0" style:text-autospace="none" fo:margin-bottom="0in" fo:line-height="100%"/>
    </style:style>
    <style:style style:name="T4862" style:parent-style-name="DefaultParagraphFont" style:family="text">
      <style:text-properties style:font-name="Source Code Pro Light" style:font-name-complex="Consolas" fo:color="#000000" fo:font-size="12pt" style:font-size-asian="12pt" style:font-size-complex="10pt" fo:language="en" fo:country="US"/>
    </style:style>
    <style:style style:name="T4863"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64" style:parent-style-name="DefaultParagraphFont" style:family="text">
      <style:text-properties style:font-name="Source Code Pro Light" style:font-name-complex="Consolas" fo:color="#000000" fo:font-size="12pt" style:font-size-asian="12pt" style:font-size-complex="10pt" fo:language="en" fo:country="US"/>
    </style:style>
    <style:style style:name="T4865" style:parent-style-name="DefaultParagraphFont" style:family="text">
      <style:text-properties style:font-name="Source Code Pro Light" style:font-name-complex="Consolas" fo:font-weight="bold" style:font-weight-asian="bold" style:font-weight-complex="bold" fo:color="#000000" fo:font-size="12pt" style:font-size-asian="12pt" style:font-size-complex="10pt" fo:language="en" fo:country="US"/>
    </style:style>
    <style:style style:name="T4866"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T4867" style:parent-style-name="DefaultParagraphFont" style:family="text">
      <style:text-properties style:font-name="Source Code Pro Light" style:font-name-complex="Consolas" fo:color="#000000" fo:font-size="12pt" style:font-size-asian="12pt" style:font-size-complex="10pt" fo:language="en" fo:country="US"/>
    </style:style>
    <style:style style:name="T486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69" style:parent-style-name="Normal" style:family="paragraph">
      <style:paragraph-properties fo:widows="0" fo:orphans="0" style:text-autospace="none" fo:margin-bottom="0in" fo:line-height="100%"/>
    </style:style>
    <style:style style:name="T4870" style:parent-style-name="DefaultParagraphFont" style:family="text">
      <style:text-properties style:font-name="Source Code Pro Light" style:font-name-complex="Consolas" fo:color="#000000" fo:font-size="12pt" style:font-size-asian="12pt" style:font-size-complex="10pt" fo:language="en" fo:country="US"/>
    </style:style>
    <style:style style:name="T4871"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872" style:parent-style-name="Normal" style:family="paragraph">
      <style:paragraph-properties fo:widows="0" fo:orphans="0" style:text-autospace="none" fo:margin-bottom="0in" fo:line-height="100%"/>
      <style:text-properties style:font-name="Source Code Pro Light" style:font-name-complex="Consolas" fo:font-weight="bold" style:font-weight-asian="bold" style:font-weight-complex="bold" fo:color="#FF0000" fo:font-size="12pt" style:font-size-asian="12pt" style:font-size-complex="10pt" fo:language="en" fo:country="US"/>
    </style:style>
    <style:style style:name="P4873" style:parent-style-name="Normal" style:family="paragraph">
      <style:paragraph-properties fo:widows="0" fo:orphans="0" style:text-autospace="none" fo:margin-bottom="0in" fo:line-height="100%"/>
    </style:style>
    <style:style style:name="T4874" style:parent-style-name="DefaultParagraphFont" style:family="text">
      <style:text-properties style:font-name="Source Code Pro Light" style:font-name-complex="Consolas" fo:color="#000000" fo:font-size="12pt" style:font-size-asian="12pt" style:font-size-complex="10pt" fo:language="en" fo:country="US"/>
    </style:style>
    <style:style style:name="T4875"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76" style:parent-style-name="Normal" style:family="paragraph">
      <style:paragraph-properties fo:widows="0" fo:orphans="0" style:text-autospace="none" fo:margin-bottom="0in" fo:line-height="100%"/>
    </style:style>
    <style:style style:name="T4877" style:parent-style-name="DefaultParagraphFont" style:family="text">
      <style:text-properties style:font-name="Source Code Pro Light" style:font-name-complex="Consolas" fo:color="#000000" fo:font-size="12pt" style:font-size-asian="12pt" style:font-size-complex="10pt" fo:language="en" fo:country="US"/>
    </style:style>
    <style:style style:name="T4878" style:parent-style-name="DefaultParagraphFont" style:family="text">
      <style:text-properties style:font-name="Source Code Pro Light" style:font-name-complex="Consolas" fo:font-style="italic" style:font-style-asian="italic" style:font-style-complex="italic" fo:color="#0078D7" fo:font-size="12pt" style:font-size-asian="12pt" style:font-size-complex="10pt" fo:language="en" fo:country="US"/>
    </style:style>
    <style:style style:name="P4879" style:parent-style-name="Normal" style:family="paragraph">
      <style:paragraph-properties fo:widows="0" fo:orphans="0" style:text-autospace="none" fo:margin-bottom="0in" fo:line-height="100%"/>
    </style:style>
    <style:style style:name="T4880" style:parent-style-name="DefaultParagraphFont" style:family="text">
      <style:text-properties style:font-name="Source Code Pro Light" style:font-name-complex="Consolas" fo:font-weight="bold" style:font-weight-asian="bold" style:font-weight-complex="bold" fo:color="#FF0000" fo:font-size="12pt" style:font-size-asian="12pt" style:font-size-complex="10pt" fo:language="en" fo:country="US"/>
    </style:style>
  </office:automatic-styles>
  <office:body>
    <office:text text:use-soft-page-breaks="true">
      <text:p text:style-name="P1">//Integrated code for the SKEPI project - Gymnasio Antirriou</text:p>
      <text:p text:style-name="P2">// 2-5-2019</text:p>
      <text:p text:style-name="P3"><text:span text:style-name="T4">//<text:s/></text:span><text:span text:style-name="T5">V</text:span><text:span text:style-name="T6"><text:s/>1.0</text:span></text:p>
      <text:p text:style-name="P7"/>
      <text:p text:style-name="P8"><text:span text:style-name="T9">1) Στις γραμμές που ακολουθούν ορίζονται οι απαραίτητες βιβλιοθήκες ανοιχτού κώδικα:</text:span></text:p>
      <text:p text:style-name="P10"/>
      <text:p text:style-name="P11">#include &lt;WiFiNINA.h&gt;</text:p>
      <text:p text:style-name="P12">#include &lt;ArduinoJson.h&gt;</text:p>
      <text:p text:style-name="P13">#include &lt;ArduinoHttpClient.h&gt;</text:p>
      <text:p text:style-name="P14">#include &lt;string.h&gt;</text:p>
      <text:p text:style-name="P15">#include &lt;NMEAGPS.h&gt;</text:p>
      <text:p text:style-name="P16"/>
      <text:p text:style-name="P17">// **************** GENERIC DEFS - START ***************************</text:p>
      <text:p text:style-name="P18"/>
      <text:p text:style-name="P19"><text:span text:style-name="T20">2</text:span><text:span text:style-name="T21">)<text:s/></text:span><text:span text:style-name="T22">Ακολουθεί ο ορισμός του χρόνου μεταξύ δύο διαδοχικών συνδέσεων με την πλατφόρμα<text:s/></text:span><text:span text:style-name="T23">IoT</text:span><text:span text:style-name="T24"><text:s/>(</text:span><text:span text:style-name="T25">στην εφαρμογή μας επιλέχθηκε χρόνος 4000ms = 4 sec για αποφυγή υπερφόρτωσης του<text:s/></text:span><text:span text:style-name="T26">IoT</text:span><text:span text:style-name="T27"><text:s/></text:span><text:span text:style-name="T28">server</text:span><text:span text:style-name="T29">):</text:span></text:p>
      <text:p text:style-name="P30"><text:span text:style-name="T31">#define PAUSE_TIME 4000<text:s/></text:span><text:span text:style-name="T32">// The time, in milliseconds, between successive posts to the IoT platform</text:span></text:p>
      <text:p text:style-name="P33"/>
      <text:p text:style-name="P34">// **************** GENERIC DEFS - END ***************************</text:p>
      <text:p text:style-name="P35"/>
      <text:p text:style-name="P36"/>
      <text:p text:style-name="P37"/>
      <text:p text:style-name="P38"/>
      <text:p text:style-name="P39"/>
      <text:p text:style-name="P40"/>
      <text:soft-page-break/>
      <text:p text:style-name="P41">// **************** FFT DEFS - START ***************************</text:p>
      <text:p text:style-name="P42"><text:span text:style-name="T43">3)<text:s/></text:span><text:span text:style-name="T44">Ακολουθούν οι παράμετροι που αφορούν το Γρήγορο Μετασχηματισμό Φουριέ (</text:span><text:span text:style-name="T45">Fast</text:span><text:span text:style-name="T46"><text:s/></text:span><text:span text:style-name="T47">Fourier</text:span><text:span text:style-name="T48"><text:s/></text:span><text:span text:style-name="T49">Transform</text:span><text:span text:style-name="T50"><text:s/>–<text:s/></text:span><text:span text:style-name="T51">FFT</text:span><text:span text:style-name="T52">)<text:s/></text:span><text:span text:style-name="T53">που χρησιμοποιείται για τη φασματική ανάλυση των παλμών της καρδιάς με στόχο τον εντοπισμό πιθανόν προβλημάτων (π.χ. ταχυκαρδία, αρρυθμία κ.λπ.):</text:span></text:p>
      <text:p text:style-name="P54"/>
      <text:p text:style-name="P55">#include "arduinoFFT.h"</text:p>
      <text:p text:style-name="P56"/>
      <text:p text:style-name="P57"><text:span text:style-name="T58">arduinoFFT FFT<text:s/></text:span><text:span text:style-name="T59">=</text:span><text:span text:style-name="T60"><text:s/>arduinoFFT</text:span><text:span text:style-name="T61">();</text:span><text:span text:style-name="T62"><text:s/></text:span><text:span text:style-name="T63">/* Create FFT object */</text:span></text:p>
      <text:p text:style-name="P64">/*</text:p>
      <text:p text:style-name="P65">These values can be changed in order to evaluate the functions</text:p>
      <text:p text:style-name="P66">*/</text:p>
      <text:p text:style-name="P67"><text:span text:style-name="T68">const</text:span><text:span text:style-name="T69"><text:s/>uint16_t samples<text:s/></text:span><text:span text:style-name="T70">=</text:span><text:span text:style-name="T71"><text:s/></text:span><text:span text:style-name="T72">128</text:span><text:span text:style-name="T73"><text:s/></text:span><text:span text:style-name="T74">;</text:span><text:span text:style-name="T75"><text:s/></text:span><text:span text:style-name="T76">//This value MUST ALWAYS be a power of 2</text:span></text:p>
      <text:p text:style-name="P77"><text:span text:style-name="T78">const</text:span><text:span text:style-name="T79"><text:s/></text:span><text:span text:style-name="T80">double</text:span><text:span text:style-name="T81"><text:s/>signalFrequency<text:s/></text:span><text:span text:style-name="T82">=</text:span><text:span text:style-name="T83"><text:s/></text:span><text:span text:style-name="T84">1000</text:span><text:span text:style-name="T85">;</text:span></text:p>
      <text:p text:style-name="P86"><text:span text:style-name="T87">const</text:span><text:span text:style-name="T88"><text:s/></text:span><text:span text:style-name="T89">double</text:span><text:span text:style-name="T90"><text:s/>samplingFrequency<text:s/></text:span><text:span text:style-name="T91">=</text:span><text:span text:style-name="T92"><text:s/></text:span><text:span text:style-name="T93">5000</text:span><text:span text:style-name="T94">;</text:span></text:p>
      <text:p text:style-name="P95"><text:span text:style-name="T96">const</text:span><text:span text:style-name="T97"><text:s/>uint8_t amplitude<text:s/></text:span><text:span text:style-name="T98">=</text:span><text:span text:style-name="T99"><text:s/></text:span><text:span text:style-name="T100">100</text:span><text:span text:style-name="T101">;</text:span></text:p>
      <text:p text:style-name="P102">/*</text:p>
      <text:p text:style-name="P103">These are the input and output vectors</text:p>
      <text:p text:style-name="P104">Input vectors receive computed results from FFT</text:p>
      <text:p text:style-name="P105">*/</text:p>
      <text:p text:style-name="P106"><text:span text:style-name="T107">double</text:span><text:span text:style-name="T108"><text:s/>vReal</text:span><text:span text:style-name="T109">[</text:span><text:span text:style-name="T110">samples</text:span><text:span text:style-name="T111">];</text:span></text:p>
      <text:p text:style-name="P112"><text:span text:style-name="T113">double</text:span><text:span text:style-name="T114"><text:s/>vImag</text:span><text:span text:style-name="T115">[</text:span><text:span text:style-name="T116">samples</text:span><text:span text:style-name="T117">];</text:span></text:p>
      <text:p text:style-name="P118"/>
      <text:p text:style-name="P119">#define SCL_INDEX 0x00</text:p>
      <text:p text:style-name="P120">#define SCL_TIME 0x01</text:p>
      <text:p text:style-name="P121">#define SCL_FREQUENCY 0x02</text:p>
      <text:p text:style-name="P122">#define SCL_PLOT 0x03</text:p>
      <text:p text:style-name="P123">// **************** FFT DEFS - END ***************************</text:p>
      <text:p text:style-name="P124"/>
      <text:p text:style-name="P125">// ***</text:p>
      <text:p text:style-name="P126"/>
      <text:p text:style-name="P127">// **************** AES DEFS - START ***************************</text:p>
      <text:p text:style-name="P128"><text:span text:style-name="T129">4</text:span><text:span text:style-name="T130">)<text:s/></text:span><text:span text:style-name="T131">Ακολουθούν οι ορισμοί που σχετίζονται με τον κρυπταλγόριθμο διαμοιραζόμενου κλειδιού<text:s/></text:span><text:span text:style-name="T132">AES</text:span><text:span text:style-name="T133"><text:s/>(</text:span><text:span text:style-name="T134">Advanced</text:span><text:span text:style-name="T135"><text:s/></text:span><text:span text:style-name="T136">Encryption</text:span><text:span text:style-name="T137"><text:s/></text:span><text:span text:style-name="T138">Standard</text:span><text:span text:style-name="T139">):</text:span></text:p>
      <text:p text:style-name="P140"/>
      <text:p text:style-name="P141">#include &lt;AES.h&gt;</text:p>
      <text:p text:style-name="P142">#include "./printf.h"</text:p>
      <text:p text:style-name="P143">#define AES_PLAINTEXT_SIZE 256</text:p>
      <text:p text:style-name="P144"/>
      <text:p text:style-name="P145"><text:span text:style-name="T146">AES aes<text:s/></text:span><text:span text:style-name="T147">;</text:span></text:p>
      <text:p text:style-name="P148"/>
      <text:p text:style-name="P149"><text:span text:style-name="T150">byte<text:s/></text:span><text:span text:style-name="T151">*</text:span><text:span text:style-name="T152">key<text:s/></text:span><text:span text:style-name="T153">=</text:span><text:span text:style-name="T154"><text:s/></text:span><text:span text:style-name="T155">(</text:span><text:span text:style-name="T156">unsigned</text:span><text:span text:style-name="T157"><text:s/></text:span><text:span text:style-name="T158">char</text:span><text:span text:style-name="T159">*)</text:span><text:span text:style-name="T160"><text:s/></text:span><text:span text:style-name="T161">"0123456789010123"</text:span><text:span text:style-name="T162">;</text:span><text:span text:style-name="T163"><text:s/></text:span><text:span text:style-name="T164">// 128-bit key</text:span></text:p>
      <text:p text:style-name="P165"/>
      <text:p text:style-name="P166"><text:span text:style-name="T167">byte cipher_to_send</text:span><text:span text:style-name="T168">[</text:span><text:span text:style-name="T169">AES_PLAINTEXT_SIZE</text:span><text:span text:style-name="T170">]</text:span><text:span text:style-name="T171"><text:s/></text:span><text:span text:style-name="T172">;</text:span></text:p>
      <text:p text:style-name="P173"><text:span text:style-name="T174">byte plain</text:span><text:span text:style-name="T175">[</text:span><text:span text:style-name="T176">AES_PLAINTEXT_SIZE</text:span><text:span text:style-name="T177">]</text:span><text:span text:style-name="T178"><text:s/></text:span><text:span text:style-name="T179">;</text:span><text:span text:style-name="T180"><text:s/></text:span><text:span text:style-name="T181">// = "Add NodeAdd NodeAdd NodeAdd NodeAdd Node";</text:span></text:p>
      <text:p text:style-name="P182"><text:span text:style-name="T183">int</text:span><text:span text:style-name="T184"><text:s/>plainLength<text:s/></text:span><text:span text:style-name="T185">=</text:span><text:span text:style-name="T186"><text:s/></text:span><text:span text:style-name="T187">sizeof</text:span><text:span text:style-name="T188">(</text:span><text:span text:style-name="T189">plain</text:span><text:span text:style-name="T190">)-</text:span><text:span text:style-name="T191">1</text:span><text:span text:style-name="T192">;</text:span><text:span text:style-name="T193"><text:s text:c="2"/></text:span><text:span text:style-name="T194">// don't count the trailing /0 of the string !</text:span></text:p>
      <text:p text:style-name="P195"><text:span text:style-name="T196">int</text:span><text:span text:style-name="T197"><text:s/>padedLength<text:s/></text:span><text:span text:style-name="T198">=</text:span><text:span text:style-name="T199"><text:s/>plainLength<text:s/></text:span><text:span text:style-name="T200">+</text:span><text:span text:style-name="T201"><text:s/>N_BLOCK<text:s/></text:span><text:span text:style-name="T202">-</text:span><text:span text:style-name="T203"><text:s/>plainLength<text:s/></text:span><text:span text:style-name="T204">%</text:span><text:span text:style-name="T205"><text:s/>N_BLOCK</text:span><text:span text:style-name="T206">;</text:span></text:p>
      <text:p text:style-name="P207"/>
      <text:p text:style-name="P208">// real iv = iv x2 ex: 01234567 = 0123456701234567</text:p>
      <text:p text:style-name="P209"><text:span text:style-name="T210">unsigned</text:span><text:span text:style-name="T211"><text:s/></text:span><text:span text:style-name="T212">long</text:span><text:span text:style-name="T213"><text:s/></text:span><text:span text:style-name="T214">long</text:span><text:span text:style-name="T215"><text:s/></text:span><text:span text:style-name="T216">int</text:span><text:span text:style-name="T217"><text:s/>my_iv<text:s/></text:span><text:span text:style-name="T218">=</text:span><text:span text:style-name="T219"><text:s/></text:span><text:span text:style-name="T220">36753562</text:span><text:span text:style-name="T221">;</text:span></text:p>
      <text:p text:style-name="P222"/>
      <text:p text:style-name="P223">// **************** AES DEFS - END ***************************</text:p>
      <text:p text:style-name="P224"/>
      <text:p text:style-name="P225">// ***</text:p>
      <text:p text:style-name="P226"/>
      <text:p text:style-name="P227">// **************** GPS DEFS - START ***************************</text:p>
      <text:soft-page-break/>
      <text:p text:style-name="P228"><text:span text:style-name="T229">5</text:span><text:span text:style-name="T230">)<text:s/></text:span><text:span text:style-name="T231">Ακολουθούν οι ορισμοί που αφορούν τον εντοπισμό θέσης με την συσκευή<text:s/></text:span><text:span text:style-name="T232">GPS</text:span><text:span text:style-name="T233">:</text:span></text:p>
      <text:p text:style-name="P234"/>
      <text:p text:style-name="P235">// For the function that test whether a given point is inside a polygon</text:p>
      <text:p text:style-name="P236"><text:span text:style-name="T237">#define R_earth 6371<text:s/></text:span><text:span text:style-name="T238">// Approcimate Earth's radius in Km</text:span></text:p>
      <text:p text:style-name="P239"><text:span text:style-name="T240">#define POLYGON_VERTICES 4<text:s/></text:span><text:span text:style-name="T241">// The number of points defining the allowed geographical area</text:span></text:p>
      <text:p text:style-name="P242">#define OUTSIDE 0</text:p>
      <text:p text:style-name="P243">#define INSIDE 1</text:p>
      <text:p text:style-name="P244">#define INF 10000</text:p>
      <text:p text:style-name="P245"><text:span text:style-name="T246">#define gps_port Serial1<text:s/></text:span><text:span text:style-name="T247">// TX/RX port</text:span></text:p>
      <text:p text:style-name="P248">#define MAX_STRLEN 80</text:p>
      <text:p text:style-name="P249"/>
      <text:p text:style-name="P250">// Macro definitions.</text:p>
      <text:p text:style-name="P251">#define MAX(x,y) (x &gt;= y ? x : y)</text:p>
      <text:p text:style-name="P252">#define MIN(x,y) (x &gt;= y ? y : x)</text:p>
      <text:p text:style-name="P253"/>
      <text:p text:style-name="P254"><text:span text:style-name="T255">byte nCount<text:s/></text:span><text:span text:style-name="T256">;</text:span></text:p>
      <text:p text:style-name="P257"><text:span text:style-name="T258">char</text:span><text:span text:style-name="T259"><text:s/>sString</text:span><text:span text:style-name="T260">[</text:span><text:span text:style-name="T261">MAX_STRLEN</text:span><text:span text:style-name="T262">+</text:span><text:span text:style-name="T263">1</text:span><text:span text:style-name="T264">];</text:span></text:p>
      <text:p text:style-name="P265"/>
      <text:p text:style-name="P266"><text:span text:style-name="T267">NMEAGPS gps</text:span><text:span text:style-name="T268">;</text:span></text:p>
      <text:p text:style-name="P269"><text:span text:style-name="T270">gps_fix fix</text:span><text:span text:style-name="T271">;</text:span></text:p>
      <text:p text:style-name="P272"/>
      <text:p text:style-name="P273"/>
      <text:p text:style-name="P274"><text:span text:style-name="T275">struct</text:span><text:span text:style-name="T276"><text:s/>point<text:s/></text:span><text:span text:style-name="T277">// As defined by Google Maps.</text:span></text:p>
      <text:p text:style-name="P278"><text:span text:style-name="T279"><text:s text:c="2"/></text:span><text:span text:style-name="T280">{</text:span></text:p>
      <text:p text:style-name="P281"><text:span text:style-name="T282"><text:s text:c="3"/></text:span><text:span text:style-name="T283">double</text:span><text:span text:style-name="T284"><text:s/>Latitude</text:span><text:span text:style-name="T285">,</text:span><text:span text:style-name="T286"><text:s/>Longitude<text:s/></text:span><text:span text:style-name="T287">;</text:span></text:p>
      <text:p text:style-name="P288"><text:span text:style-name="T289"><text:s text:c="3"/></text:span><text:span text:style-name="T290">double</text:span><text:span text:style-name="T291"><text:s/>x</text:span><text:span text:style-name="T292">,</text:span><text:span text:style-name="T293"><text:s/>y<text:s/></text:span><text:span text:style-name="T294">;</text:span></text:p>
      <text:p text:style-name="P295"><text:span text:style-name="T296"><text:s text:c="2"/></text:span><text:span text:style-name="T297">}</text:span><text:span text:style-name="T298"><text:s/></text:span><text:span text:style-name="T299">;</text:span></text:p>
      <text:p text:style-name="P300"/>
      <text:soft-page-break/>
      <text:p text:style-name="P301"><text:span text:style-name="T302">6</text:span><text:span text:style-name="T303">) Σ</text:span><text:span text:style-name="T304">το σημείο αυτό ορίζεται το πολύγωνο επιτρεπόμενων θέσεων (εδώ είναι τετράπλευρό όμως μπορεί να είναι οποιοδήποτε πολύγωνο με κατάλληλο ορισμό της παραμέτρου<text:s/></text:span><text:span text:style-name="T305">POLYGON</text:span><text:span text:style-name="T306">_</text:span><text:span text:style-name="T307">VERTICES</text:span><text:span text:style-name="T308">)</text:span><text:span text:style-name="T309">. Το συγκεκριμένο πολύγωνο ορίζει μία ευρεία περιοχή εντός του Αντιρρίου με χρήση σφαιρικών συντεταγμένων (γεωμ</text:span><text:span text:style-name="T310">ετρικό πλάτος, γεωμετρικό μήκος). Τις συντεταγμένες αυτές λάβαμε με χρήση του<text:s/></text:span><text:span text:style-name="T311">GoogleMaps</text:span><text:span text:style-name="T312">. Στις παραμέτρους x, y θα αποθηκευτούν,<text:s/></text:span><text:span text:style-name="T313">στη συνέχεια</text:span><text:span text:style-name="T314">, οι ισοδύναμες Καρτεσιανές συντεταγμένες των σημείων καθώς σε αυτή τη μορφή απαιτούνται από τον αλγόριθμο υπολογιστικής γεωμετρίας που χρησιμοποιούμε για<text:s/></text:span><text:span text:style-name="T315">να αποφασιτεί το<text:s/></text:span><text:span text:style-name="T316">εάν μία δοσμένη θέση<text:s/></text:span><text:span text:style-name="T317">(η τρέχουσα θέση του κινούμενου χρήστη της συσκευής)<text:s/></text:span><text:span text:style-name="T318">βρίσκεται εντός ή εκτός του επιτρεπόμενου πολυγώνου.</text:span></text:p>
      <text:p text:style-name="P319"><text:span text:style-name="T320">struct</text:span><text:span text:style-name="T321"><text:s/>point allowed_polygon</text:span><text:span text:style-name="T322">[</text:span><text:span text:style-name="T323">POLYGON_VERTICES</text:span><text:span text:style-name="T324">]</text:span><text:span text:style-name="T325"><text:s/></text:span><text:span text:style-name="T326">=</text:span></text:p>
      <text:p text:style-name="P327"><text:span text:style-name="T328"><text:s text:c="2"/></text:span><text:span text:style-name="T329">{</text:span><text:span text:style-name="T330"><text:s/></text:span><text:span text:style-name="T331">/* Google Map coordinates. */</text:span></text:p>
      <text:p text:style-name="P332"><text:span text:style-name="T333"><text:s text:c="3"/></text:span><text:span text:style-name="T334">{.</text:span><text:span text:style-name="T335">Latitude<text:s/></text:span><text:span text:style-name="T336">=</text:span><text:span text:style-name="T337"><text:s/></text:span><text:span text:style-name="T338">38.328597</text:span><text:span text:style-name="T339">,</text:span><text:span text:style-name="T340"><text:s/></text:span><text:span text:style-name="T341">.</text:span><text:span text:style-name="T342">Longitude<text:s/></text:span><text:span text:style-name="T343">=</text:span><text:span text:style-name="T344"><text:s/></text:span><text:span text:style-name="T345">21.763881</text:span><text:span text:style-name="T346">,</text:span><text:span text:style-name="T347"><text:s/></text:span><text:span text:style-name="T348">.</text:span><text:span text:style-name="T349">x<text:s/></text:span><text:span text:style-name="T350">=</text:span><text:span text:style-name="T351"><text:s/></text:span><text:span text:style-name="T352">0</text:span><text:span text:style-name="T353">,</text:span><text:span text:style-name="T354"><text:s/></text:span><text:span text:style-name="T355">.</text:span><text:span text:style-name="T356">y<text:s/></text:span><text:span text:style-name="T357">=</text:span><text:span text:style-name="T358"><text:s/></text:span><text:span text:style-name="T359">0</text:span><text:span text:style-name="T360">},</text:span></text:p>
      <text:p text:style-name="P361"><text:span text:style-name="T362"><text:s text:c="3"/></text:span><text:span text:style-name="T363">{.</text:span><text:span text:style-name="T364">Latitude<text:s/></text:span><text:span text:style-name="T365">=</text:span><text:span text:style-name="T366"><text:s/></text:span><text:span text:style-name="T367">38.329614</text:span><text:span text:style-name="T368">,</text:span><text:span text:style-name="T369"><text:s/></text:span><text:span text:style-name="T370">.</text:span><text:span text:style-name="T371">Longitude<text:s/></text:span><text:span text:style-name="T372">=</text:span><text:span text:style-name="T373"><text:s/></text:span><text:span text:style-name="T374">21.768038</text:span><text:span text:style-name="T375">,</text:span><text:span text:style-name="T376"><text:s/></text:span><text:span text:style-name="T377">.</text:span><text:span text:style-name="T378">x<text:s/></text:span><text:span text:style-name="T379">=</text:span><text:span text:style-name="T380"><text:s/></text:span><text:span text:style-name="T381">0</text:span><text:span text:style-name="T382">,</text:span><text:span text:style-name="T383"><text:s/></text:span><text:span text:style-name="T384">.</text:span><text:span text:style-name="T385">y<text:s/></text:span><text:span text:style-name="T386">=</text:span><text:span text:style-name="T387"><text:s/></text:span><text:span text:style-name="T388">0</text:span><text:span text:style-name="T389">},</text:span></text:p>
      <text:p text:style-name="P390"><text:span text:style-name="T391"><text:s text:c="3"/></text:span><text:span text:style-name="T392">{.</text:span><text:span text:style-name="T393">Latitude<text:s/></text:span><text:span text:style-name="T394">=</text:span><text:span text:style-name="T395"><text:s/></text:span><text:span text:style-name="T396">38.331902</text:span><text:span text:style-name="T397">,</text:span><text:span text:style-name="T398"><text:s/></text:span><text:span text:style-name="T399">.</text:span><text:span text:style-name="T400">Longitude<text:s/></text:span><text:span text:style-name="T401">=</text:span><text:span text:style-name="T402"><text:s/></text:span><text:span text:style-name="T403">21.759302</text:span><text:span text:style-name="T404">,</text:span><text:span text:style-name="T405"><text:s/></text:span><text:span text:style-name="T406">.</text:span><text:span text:style-name="T407">x<text:s/></text:span><text:span text:style-name="T408">=</text:span><text:span text:style-name="T409"><text:s/></text:span><text:span text:style-name="T410">0</text:span><text:span text:style-name="T411">,</text:span><text:span text:style-name="T412"><text:s/></text:span><text:span text:style-name="T413">.</text:span><text:span text:style-name="T414">y<text:s/></text:span><text:span text:style-name="T415">=</text:span><text:span text:style-name="T416"><text:s/></text:span><text:span text:style-name="T417">0</text:span><text:span text:style-name="T418">},</text:span></text:p>
      <text:p text:style-name="P419"><text:span text:style-name="T420"><text:s text:c="3"/></text:span><text:span text:style-name="T421">{.</text:span><text:span text:style-name="T422">Latitude<text:s/></text:span><text:span text:style-name="T423">=</text:span><text:span text:style-name="T424"><text:s/></text:span><text:span text:style-name="T425">38.336043</text:span><text:span text:style-name="T426">,</text:span><text:span text:style-name="T427"><text:s/></text:span><text:span text:style-name="T428">.</text:span><text:span text:style-name="T429">Longitude<text:s/></text:span><text:span text:style-name="T430">=</text:span><text:span text:style-name="T431"><text:s/></text:span><text:span text:style-name="T432">21.764067</text:span><text:span text:style-name="T433">,</text:span><text:span text:style-name="T434"><text:s/></text:span><text:span text:style-name="T435">.</text:span><text:span text:style-name="T436">x<text:s/></text:span><text:span text:style-name="T437">=</text:span><text:span text:style-name="T438"><text:s/></text:span><text:span text:style-name="T439">0</text:span><text:span text:style-name="T440">,</text:span><text:span text:style-name="T441"><text:s/></text:span><text:span text:style-name="T442">.</text:span><text:span text:style-name="T443">y<text:s/></text:span><text:span text:style-name="T444">=</text:span><text:span text:style-name="T445"><text:s/></text:span><text:span text:style-name="T446">0</text:span><text:span text:style-name="T447">}</text:span></text:p>
      <text:p text:style-name="P448"><text:span text:style-name="T449"><text:s text:c="2"/></text:span><text:span text:style-name="T450">}</text:span><text:span text:style-name="T451"><text:s/></text:span><text:span text:style-name="T452">;</text:span></text:p>
      <text:p text:style-name="P453"/>
      <text:p text:style-name="P454"/>
      <text:p text:style-name="P455"><text:span text:style-name="T456">struct</text:span><text:span text:style-name="T457"><text:s/>point allowed_polygon_only_x_y</text:span><text:span text:style-name="T458">[</text:span><text:span text:style-name="T459">POLYGON_VERTICES</text:span><text:span text:style-name="T460">]</text:span><text:span text:style-name="T461"><text:s/></text:span><text:span text:style-name="T462">;</text:span></text:p>
      <text:p text:style-name="P463"/>
      <text:p text:style-name="P464"><text:span text:style-name="T465">point p<text:s/></text:span><text:span text:style-name="T466">;</text:span><text:span text:style-name="T467"><text:s/></text:span><text:span text:style-name="T468">// The current position (Cartesian coordinates) of the person.</text:span></text:p>
      <text:p text:style-name="P469"/>
      <text:p text:style-name="P470"><text:span text:style-name="T471">void</text:span><text:span text:style-name="T472"><text:s/>convert_spherical_to_Cartesian</text:span><text:span text:style-name="T473">(</text:span><text:span text:style-name="T474">double</text:span><text:span text:style-name="T475"><text:s/>Lat</text:span><text:span text:style-name="T476">,</text:span><text:span text:style-name="T477"><text:s/></text:span><text:span text:style-name="T478">double</text:span><text:span text:style-name="T479"><text:s/>Lng</text:span><text:span text:style-name="T480">,</text:span><text:span text:style-name="T481"><text:s/></text:span><text:span text:style-name="T482">double</text:span><text:span text:style-name="T483"><text:s/></text:span><text:span text:style-name="T484">&amp;</text:span><text:span text:style-name="T485">x_coord</text:span><text:span text:style-name="T486">,</text:span><text:span text:style-name="T487"><text:s/></text:span><text:span text:style-name="T488">double</text:span><text:span text:style-name="T489"><text:s/></text:span><text:span text:style-name="T490">&amp;</text:span><text:span text:style-name="T491">y_coord</text:span><text:span text:style-name="T492">)</text:span><text:span text:style-name="T493"><text:s/></text:span><text:span text:style-name="T494">;</text:span></text:p>
      <text:p text:style-name="P495"><text:span text:style-name="T496">void</text:span><text:span text:style-name="T497"><text:s/>set_polygon_coordinates_Cartesian</text:span><text:span text:style-name="T498">(</text:span><text:span text:style-name="T499">struct</text:span><text:span text:style-name="T500"><text:s/>point<text:s/></text:span><text:span text:style-name="T501">*</text:span><text:span text:style-name="T502">allowed_p</text:span><text:span text:style-name="T503">,</text:span><text:span text:style-name="T504"><text:s/></text:span><text:span text:style-name="T505">int</text:span><text:span text:style-name="T506"><text:s/>num_of_points</text:span><text:span text:style-name="T507">)</text:span><text:span text:style-name="T508"><text:s/></text:span><text:span text:style-name="T509">;</text:span></text:p>
      <text:p text:style-name="P510"/>
      <text:soft-page-break/>
      <text:p text:style-name="P511">// **************** GPS DEFS - END ***************************</text:p>
      <text:p text:style-name="P512"/>
      <text:p text:style-name="P513">// ***</text:p>
      <text:p text:style-name="P514"/>
      <text:p text:style-name="P515">// *********************** ACCELERATOR/GYROSCOPE DEFS - START ***********</text:p>
      <text:p text:style-name="P516">// I2Cdev and MPU6050 must be installed as libraries, or else the .cpp/.h files</text:p>
      <text:p text:style-name="P517">// for both classes must be in the include path of your project</text:p>
      <text:p text:style-name="P518"/>
      <text:p text:style-name="P519"><text:span text:style-name="T520">7</text:span><text:span text:style-name="T521">) Ακολουθούν οι ορισμοί για το επιταχυνσιόμετρο</text:span><text:span text:style-name="T522">.</text:span></text:p>
      <text:p text:style-name="P523">#include "I2Cdev.h"</text:p>
      <text:p text:style-name="P524">#include "MPU6050.h"</text:p>
      <text:p text:style-name="P525">#include &lt;Wire.h&gt;</text:p>
      <text:p text:style-name="P526"/>
      <text:p text:style-name="P527"><text:span text:style-name="T528">const</text:span><text:span text:style-name="T529"><text:s/></text:span><text:span text:style-name="T530">int</text:span><text:span text:style-name="T531"><text:s/>MPU_addr</text:span><text:span text:style-name="T532">=</text:span><text:span text:style-name="T533">0x68</text:span><text:span text:style-name="T534">;</text:span><text:span text:style-name="T535"><text:s text:c="2"/></text:span><text:span text:style-name="T536">// I2C address of the MPU-6050</text:span></text:p>
      <text:p text:style-name="P537"><text:span text:style-name="T538">int16_t AcX</text:span><text:span text:style-name="T539">,</text:span><text:span text:style-name="T540">AcY</text:span><text:span text:style-name="T541">,</text:span><text:span text:style-name="T542">AcZ</text:span><text:span text:style-name="T543">,</text:span><text:span text:style-name="T544">Tmp</text:span><text:span text:style-name="T545">,</text:span><text:span text:style-name="T546">GyX</text:span><text:span text:style-name="T547">,</text:span><text:span text:style-name="T548">GyY</text:span><text:span text:style-name="T549">,</text:span><text:span text:style-name="T550">GyZ</text:span><text:span text:style-name="T551">;</text:span></text:p>
      <text:p text:style-name="P552"/>
      <text:p text:style-name="P553">// *********************** ACCELERATOR/GYROSCOPE DEFS - END ***********</text:p>
      <text:p text:style-name="P554"/>
      <text:p text:style-name="P555">// ***</text:p>
      <text:p text:style-name="P556"/>
      <text:p text:style-name="P557">// *********************** WiFi CONNECTION DEFS - START ***********</text:p>
      <text:p text:style-name="P558"><text:span text:style-name="T559">8)</text:span><text:span text:style-name="T560"><text:s/>Στις γραμμές που ακολ</text:span><text:span text:style-name="T561">ουθούν ορίζονται τα στοιχεία σύνδεσης με το<text:s/></text:span><text:span text:style-name="T562">WiFi</text:span><text:span text:style-name="T563">.</text:span></text:p>
      <text:p text:style-name="P564"><text:span text:style-name="T565">const</text:span><text:span text:style-name="T566"><text:s/></text:span><text:span text:style-name="T567">char</text:span><text:span text:style-name="T568"><text:s/>WIFI_SSID</text:span><text:span text:style-name="T569">[]</text:span><text:span text:style-name="T570"><text:s/></text:span><text:span text:style-name="T571">=</text:span><text:span text:style-name="T572"><text:s/></text:span><text:span text:style-name="T573">"OTE7A3E09"</text:span><text:span text:style-name="T574">;</text:span><text:span text:style-name="T575"><text:s/></text:span><text:span text:style-name="T576">// WiFI ssid<text:s/></text:span></text:p>
      <text:p text:style-name="P577"><text:span text:style-name="T578">const</text:span><text:span text:style-name="T579"><text:s/></text:span><text:span text:style-name="T580">char</text:span><text:span text:style-name="T581"><text:s/>WIFI_PASS</text:span><text:span text:style-name="T582">[]</text:span><text:span text:style-name="T583"><text:s/></text:span><text:span text:style-name="T584">=</text:span><text:span text:style-name="T585"><text:s/></text:span><text:span text:style-name="T586">"0437342360924320"</text:span><text:span text:style-name="T587">;</text:span><text:span text:style-name="T588"><text:s/></text:span><text:span text:style-name="T589">//WiFI password</text:span></text:p>
      <text:p text:style-name="P590"/>
      <text:p text:style-name="P591">// const char WIFI_SSID[] = "cti-wireless"; // WiFI ssid<text:s/></text:p>
      <text:p text:style-name="P592">// const char WIFI_PASS[] = "";</text:p>
      <text:p text:style-name="P593"/>
      <text:soft-page-break/>
      <text:p text:style-name="P594">// const char WIFI_SSID[] = "VodafoneMobileWiFi-24DE74"; // WiFI ssid<text:s/></text:p>
      <text:p text:style-name="P595">// const char WIFI_PASS[] = "4998241413"; //WiFI password</text:p>
      <text:p text:style-name="P596">// *********************** WiFi CONNECTION DEFS - END ***********</text:p>
      <text:p text:style-name="P597"/>
      <text:p text:style-name="P598">// ***</text:p>
      <text:p text:style-name="P599"/>
      <text:p text:style-name="P600">// *********************** WIA-IOT-PLATFORM DEFS - START ***********</text:p>
      <text:p text:style-name="P601">// get this from the wia dashboard. it should start with `d_sk`</text:p>
      <text:p text:style-name="P602"/>
      <text:p text:style-name="P603"><text:span text:style-name="T604">9</text:span><text:span text:style-name="T605">) Στις γραμμές που ακολουθούν ορίζονται οι<text:s/></text:span><text:span text:style-name="T606">παράμετροι επικοινωνίας με την<text:s/></text:span><text:span text:style-name="T607">IoT</text:span><text:span text:style-name="T608"><text:s/></text:span><text:span text:style-name="T609">πλατφόρμα που επιλέξαμε με δωρεάν χρήση (πλατφόρμα<text:s/></text:span><text:span text:style-name="T610">WiA</text:span><text:span text:style-name="T611">)</text:span><text:span text:style-name="T612">.</text:span></text:p>
      <text:p text:style-name="P613"><text:span text:style-name="T614">const</text:span><text:span text:style-name="T615"><text:s/></text:span><text:span text:style-name="T616">char</text:span><text:span text:style-name="T617">*</text:span><text:span text:style-name="T618"><text:s/>device_secret_key<text:s/></text:span><text:span text:style-name="T619">=</text:span><text:span text:style-name="T620"><text:s/></text:span><text:span text:style-name="T621">"d_sk_EgTaOFJuvi6bi89jFEhV4N7z"</text:span><text:span text:style-name="T622">;</text:span></text:p>
      <text:p text:style-name="P623"/>
      <text:p text:style-name="P624"><text:span text:style-name="T625">WiFiClient client</text:span><text:span text:style-name="T626">;</text:span></text:p>
      <text:p text:style-name="P627"><text:span text:style-name="T628">int</text:span><text:span text:style-name="T629"><text:s/>status<text:s/></text:span><text:span text:style-name="T630">=</text:span><text:span text:style-name="T631"><text:s/>WL_IDLE_STATUS</text:span><text:span text:style-name="T632">;</text:span></text:p>
      <text:p text:style-name="P633"/>
      <text:p text:style-name="P634">// Wia API parameters</text:p>
      <text:p text:style-name="P635"><text:span text:style-name="T636">char</text:span><text:span text:style-name="T637"><text:s/>server</text:span><text:span text:style-name="T638">[]</text:span><text:span text:style-name="T639"><text:s/></text:span><text:span text:style-name="T640">=</text:span><text:span text:style-name="T641"><text:s/></text:span><text:span text:style-name="T642">"api.wia.io"</text:span><text:span text:style-name="T643">;</text:span></text:p>
      <text:p text:style-name="P644"><text:span text:style-name="T645">char</text:span><text:span text:style-name="T646"><text:s/>path</text:span><text:span text:style-name="T647">[]</text:span><text:span text:style-name="T648"><text:s/></text:span><text:span text:style-name="T649">=</text:span><text:span text:style-name="T650"><text:s/></text:span><text:span text:style-name="T651">"/v1/events"</text:span><text:span text:style-name="T652">;</text:span></text:p>
      <text:p text:style-name="P653"><text:span text:style-name="T654">int</text:span><text:span text:style-name="T655"><text:s/>port<text:s/></text:span><text:span text:style-name="T656">=</text:span><text:span text:style-name="T657"><text:s/></text:span><text:span text:style-name="T658">80</text:span><text:span text:style-name="T659">;</text:span></text:p>
      <text:p text:style-name="P660"/>
      <text:p text:style-name="P661"><text:span text:style-name="T662">HttpClient httpClient<text:s/></text:span><text:span text:style-name="T663">=</text:span><text:span text:style-name="T664"><text:s/>HttpClient</text:span><text:span text:style-name="T665">(</text:span><text:span text:style-name="T666">client</text:span><text:span text:style-name="T667">,</text:span><text:span text:style-name="T668"><text:s/>server</text:span><text:span text:style-name="T669">,</text:span><text:span text:style-name="T670"><text:s/>port</text:span><text:span text:style-name="T671">);</text:span></text:p>
      <text:p text:style-name="P672">// StaticJsonDocument&lt;200&gt; jsonBuffer;</text:p>
      <text:p text:style-name="P673">// JsonObject root = jsonBuffer.to&lt;JsonObject&gt;();</text:p>
      <text:p text:style-name="P674"/>
      <text:p text:style-name="P675"/>
      <text:p text:style-name="P676">// *********************** WIA-IOT-PLATFORM DEFS - END ***********</text:p>
      <text:p text:style-name="P677"/>
      <text:soft-page-break/>
      <text:p text:style-name="P678"><text:span text:style-name="T679">1</text:span><text:span text:style-name="T680">0</text:span><text:span text:style-name="T681">) Στις γραμμές που ακολουθούν ορίζονται οι απαραίτητες<text:s/></text:span><text:span text:style-name="T682">μεταβλητές και παράμετροι για τον αλγόριθμο υπολογισμού του αριθμού χτύπων της καρδιάς ανά λεπτό.</text:span></text:p>
      <text:p text:style-name="P683">//<text:s/></text:p>
      <text:p text:style-name="P684">// Regards Serial OutPut <text:s/>-- Set This Up to your needs</text:p>
      <text:p text:style-name="P685"><text:span text:style-name="T686">static</text:span><text:span text:style-name="T687"><text:s/>boolean serialVisual<text:s/></text:span><text:span text:style-name="T688">=</text:span><text:span text:style-name="T689"><text:s/></text:span><text:span text:style-name="T690">true</text:span><text:span text:style-name="T691">;</text:span><text:span text:style-name="T692"><text:s text:c="3"/></text:span><text:span text:style-name="T693">// Set to 'false' by Default. <text:s/>Re-set to 'true' to see Arduino Serial Monitor ASCII Visual Pulse<text:s/></text:span></text:p>
      <text:p text:style-name="P694"><text:span text:style-name="T695">volatile</text:span><text:span text:style-name="T696"><text:s/></text:span><text:span text:style-name="T697">int</text:span><text:span text:style-name="T698"><text:s/>rate</text:span><text:span text:style-name="T699">[</text:span><text:span text:style-name="T700">10</text:span><text:span text:style-name="T701">];</text:span><text:span text:style-name="T702"><text:s text:c="20"/></text:span><text:span text:style-name="T703">// array to hold last ten IBI values</text:span></text:p>
      <text:p text:style-name="P704"><text:span text:style-name="T705">volatile</text:span><text:span text:style-name="T706"><text:s/></text:span><text:span text:style-name="T707">unsigned</text:span><text:span text:style-name="T708"><text:s/></text:span><text:span text:style-name="T709">long</text:span><text:span text:style-name="T710"><text:s/>sampleCounter<text:s/></text:span><text:span text:style-name="T711">=</text:span><text:span text:style-name="T712"><text:s/></text:span><text:span text:style-name="T713">0</text:span><text:span text:style-name="T714">;</text:span><text:span text:style-name="T715"><text:s text:c="10"/></text:span><text:span text:style-name="T716">// used to determine pulse timing</text:span></text:p>
      <text:p text:style-name="P717"><text:span text:style-name="T718">volatile</text:span><text:span text:style-name="T719"><text:s/></text:span><text:span text:style-name="T720">unsigned</text:span><text:span text:style-name="T721"><text:s/></text:span><text:span text:style-name="T722">long</text:span><text:span text:style-name="T723"><text:s/>lastBeatTime<text:s/></text:span><text:span text:style-name="T724">=</text:span><text:span text:style-name="T725"><text:s/></text:span><text:span text:style-name="T726">0</text:span><text:span text:style-name="T727">;</text:span><text:span text:style-name="T728"><text:s text:c="11"/></text:span><text:span text:style-name="T729">// used to find IBI</text:span></text:p>
      <text:p text:style-name="P730"><text:span text:style-name="T731">volatile</text:span><text:span text:style-name="T732"><text:s/></text:span><text:span text:style-name="T733">int</text:span><text:span text:style-name="T734"><text:s/>P<text:s/></text:span><text:span text:style-name="T735">=</text:span><text:span text:style-name="T736">512</text:span><text:span text:style-name="T737">;</text:span><text:span text:style-name="T738"><text:s text:c="22"/></text:span><text:span text:style-name="T739">// used to find peak in pulse wave, seeded</text:span></text:p>
      <text:p text:style-name="P740"><text:span text:style-name="T741">volatile</text:span><text:span text:style-name="T742"><text:s/></text:span><text:span text:style-name="T743">int</text:span><text:span text:style-name="T744"><text:s/>T<text:s/></text:span><text:span text:style-name="T745">=</text:span><text:span text:style-name="T746"><text:s/></text:span><text:span text:style-name="T747">512</text:span><text:span text:style-name="T748">;</text:span><text:span text:style-name="T749"><text:s text:c="21"/></text:span><text:span text:style-name="T750">// used to find trough in pulse wave, seeded</text:span></text:p>
      <text:p text:style-name="P751"><text:span text:style-name="T752">volatile</text:span><text:span text:style-name="T753"><text:s/></text:span><text:span text:style-name="T754">int</text:span><text:span text:style-name="T755"><text:s/>thresh<text:s/></text:span><text:span text:style-name="T756">=</text:span><text:span text:style-name="T757"><text:s/></text:span><text:span text:style-name="T758">525</text:span><text:span text:style-name="T759">;</text:span><text:span text:style-name="T760"><text:s text:c="16"/></text:span><text:span text:style-name="T761">// used to find instant moment of heart beat, seeded</text:span></text:p>
      <text:p text:style-name="P762"><text:span text:style-name="T763">volatile</text:span><text:span text:style-name="T764"><text:s/></text:span><text:span text:style-name="T765">int</text:span><text:span text:style-name="T766"><text:s/>amp<text:s/></text:span><text:span text:style-name="T767">=</text:span><text:span text:style-name="T768"><text:s/></text:span><text:span text:style-name="T769">100</text:span><text:span text:style-name="T770">;</text:span><text:span text:style-name="T771"><text:s text:c="19"/></text:span><text:span text:style-name="T772">// used to hold amplitude of pulse waveform, seeded</text:span></text:p>
      <text:p text:style-name="P773"><text:span text:style-name="T774">volatile</text:span><text:span text:style-name="T775"><text:s/>boolean firstBeat<text:s/></text:span><text:span text:style-name="T776">=</text:span><text:span text:style-name="T777"><text:s/></text:span><text:span text:style-name="T778">true</text:span><text:span text:style-name="T779">;</text:span><text:span text:style-name="T780"><text:s text:c="8"/></text:span><text:span text:style-name="T781">// used to seed rate array so we startup with reasonable BPM</text:span></text:p>
      <text:p text:style-name="P782"><text:span text:style-name="T783">volatile</text:span><text:span text:style-name="T784"><text:s/>boolean secondBeat<text:s/></text:span><text:span text:style-name="T785">=</text:span><text:span text:style-name="T786"><text:s/></text:span><text:span text:style-name="T787">false</text:span><text:span text:style-name="T788">;</text:span><text:span text:style-name="T789"><text:s text:c="6"/></text:span><text:span text:style-name="T790">// used to seed rate array so we startup with reasonable BPM</text:span></text:p>
      <text:p text:style-name="P791"/>
      <text:p text:style-name="P792">// Volatile Variables, used in the interrupt service routine!</text:p>
      <text:p text:style-name="P793"><text:span text:style-name="T794">volatile</text:span><text:span text:style-name="T795"><text:s/></text:span><text:span text:style-name="T796">int</text:span><text:span text:style-name="T797"><text:s/>BPM</text:span><text:span text:style-name="T798">;</text:span><text:span text:style-name="T799"><text:s text:c="19"/></text:span><text:span text:style-name="T800">// int that holds raw Analog from A5. updated every 2mS</text:span></text:p>
      <text:p text:style-name="P801"><text:span text:style-name="T802">volatile</text:span><text:span text:style-name="T803"><text:s/></text:span><text:span text:style-name="T804">int</text:span><text:span text:style-name="T805"><text:s/>Signal</text:span><text:span text:style-name="T806">;</text:span><text:span text:style-name="T807"><text:s text:c="16"/></text:span><text:span text:style-name="T808">// holds the incoming raw data</text:span></text:p>
      <text:p text:style-name="P809"><text:span text:style-name="T810">volatile</text:span><text:span text:style-name="T811"><text:s/></text:span><text:span text:style-name="T812">int</text:span><text:span text:style-name="T813"><text:s/>IBI<text:s/></text:span><text:span text:style-name="T814">=</text:span><text:span text:style-name="T815"><text:s/></text:span><text:span text:style-name="T816">600</text:span><text:span text:style-name="T817">;</text:span><text:span text:style-name="T818"><text:s text:c="13"/></text:span><text:span text:style-name="T819">// int that holds the time interval between beats! Must be seeded!<text:s/></text:span></text:p>
      <text:p text:style-name="P820"><text:span text:style-name="T821">volatile</text:span><text:span text:style-name="T822"><text:s/>boolean Pulse<text:s/></text:span><text:span text:style-name="T823">=</text:span><text:span text:style-name="T824"><text:s/></text:span><text:span text:style-name="T825">false</text:span><text:span text:style-name="T826">;</text:span><text:span text:style-name="T827"><text:s text:c="5"/></text:span><text:span text:style-name="T828">// "True" when heartbeat is detected. "False" when not a "live beat".<text:s/></text:span></text:p>
      <text:soft-page-break/>
      <text:p text:style-name="P829"><text:span text:style-name="T830">volatile</text:span><text:span text:style-name="T831"><text:s/>boolean QS<text:s/></text:span><text:span text:style-name="T832">=</text:span><text:span text:style-name="T833"><text:s/></text:span><text:span text:style-name="T834">false</text:span><text:span text:style-name="T835">;</text:span><text:span text:style-name="T836"><text:s text:c="8"/></text:span><text:span text:style-name="T837">// becomes true when Arduino finds a beat.</text:span></text:p>
      <text:p text:style-name="P838"/>
      <text:p text:style-name="P839">//</text:p>
      <text:p text:style-name="P840"><text:span text:style-name="T841">1</text:span><text:span text:style-name="T842">1</text:span><text:span text:style-name="T843">)<text:s/></text:span><text:span text:style-name="T844">Η συνάρτηση αυτή εκτελείται πρώτα, μία φορά, και έχει ως στόχο την αρχικοποίηση του συστήματος<text:s/></text:span><text:span text:style-name="T845">MKRWiFi</text:span><text:span text:style-name="T846">1010<text:s/></text:span><text:span text:style-name="T847">και της επικοινωνίας του με τις τρεις περιφερειακές συσκευές αισθητήρων που έχουν συνδεθεί με αυτό.</text:span></text:p>
      <text:p text:style-name="P848"><text:span text:style-name="T849">void</text:span><text:span text:style-name="T850"><text:s/>setup</text:span><text:span text:style-name="T851">()</text:span><text:span text:style-name="T852"><text:s/></text:span><text:span text:style-name="T853">{</text:span></text:p>
      <text:p text:style-name="P854"><text:span text:style-name="T855"><text:s text:c="2"/>delay</text:span><text:span text:style-name="T856">(</text:span><text:span text:style-name="T857">2000</text:span><text:span text:style-name="T858">)</text:span><text:span text:style-name="T859"><text:s/></text:span><text:span text:style-name="T860">;</text:span></text:p>
      <text:p text:style-name="P861"><text:span text:style-name="T862"><text:s text:c="2"/>Serial</text:span><text:span text:style-name="T863">.</text:span><text:span text:style-name="T864">println</text:span><text:span text:style-name="T865">(</text:span><text:span text:style-name="T866">"Ready!"</text:span><text:span text:style-name="T867">);</text:span></text:p>
      <text:p text:style-name="P868"><text:span text:style-name="T869"><text:s text:c="2"/>pinMode</text:span><text:span text:style-name="T870">(</text:span><text:span text:style-name="T871">0</text:span><text:span text:style-name="T872">,</text:span><text:span text:style-name="T873"><text:s/>INPUT</text:span><text:span text:style-name="T874">);</text:span><text:span text:style-name="T875"><text:s/></text:span><text:span text:style-name="T876">// ECG - Setup for leads off detection LO +</text:span></text:p>
      <text:p text:style-name="P877"><text:span text:style-name="T878"><text:s text:c="2"/>pinMode</text:span><text:span text:style-name="T879">(</text:span><text:span text:style-name="T880">1</text:span><text:span text:style-name="T881">,</text:span><text:span text:style-name="T882"><text:s/>INPUT</text:span><text:span text:style-name="T883">);</text:span><text:span text:style-name="T884"><text:s/></text:span><text:span text:style-name="T885">// ECG - Setup for leads off detection LO -</text:span></text:p>
      <text:p text:style-name="P886"/>
      <text:p text:style-name="P887"><text:span text:style-name="T888"><text:s text:c="2"/></text:span><text:span text:style-name="T889">// initialize serial communications and wait for port to open:</text:span></text:p>
      <text:p text:style-name="P890"><text:span text:style-name="T891"><text:s text:c="2"/>Serial</text:span><text:span text:style-name="T892">.</text:span><text:span text:style-name="T893">begin</text:span><text:span text:style-name="T894">(</text:span><text:span text:style-name="T895">9600</text:span><text:span text:style-name="T896">);</text:span></text:p>
      <text:p text:style-name="P897"><text:span text:style-name="T898"><text:s text:c="2"/>gps_port</text:span><text:span text:style-name="T899">.</text:span><text:span text:style-name="T900">begin</text:span><text:span text:style-name="T901">(</text:span><text:span text:style-name="T902">9600</text:span><text:span text:style-name="T903">);</text:span></text:p>
      <text:p text:style-name="P904"/>
      <text:p text:style-name="P905">12)<text:s/>Ο βρόχος αυτός διαγράφεται όταν η συσκευή χρησιμοποιείται με μπαταρία.</text:p>
      <text:p text:style-name="P906"><text:span text:style-name="T907"><text:s text:c="2"/></text:span><text:span text:style-name="T908">while</text:span><text:span text:style-name="T909"><text:s/></text:span><text:span text:style-name="T910">(!</text:span><text:span text:style-name="T911">Serial</text:span><text:span text:style-name="T912">)</text:span><text:span text:style-name="T913"><text:s/></text:span><text:span text:style-name="T914">{</text:span></text:p>
      <text:p text:style-name="P915"><text:span text:style-name="T916"><text:s text:c="4"/></text:span><text:span text:style-name="T917">;</text:span><text:span text:style-name="T918"><text:s/></text:span><text:span text:style-name="T919">// wait for serial port to connect. Needed for native USB port only</text:span></text:p>
      <text:p text:style-name="P920"><text:span text:style-name="T921"><text:s text:c="2"/></text:span><text:span text:style-name="T922">}</text:span></text:p>
      <text:p text:style-name="P923"/>
      <text:p text:style-name="P924"><text:span text:style-name="T925"><text:s text:c="2"/>Serial</text:span><text:span text:style-name="T926">.</text:span><text:span text:style-name="T927">println</text:span><text:span text:style-name="T928">(</text:span><text:span text:style-name="T929">"Starting WiFI connection to Wia!"</text:span><text:span text:style-name="T930">);</text:span></text:p>
      <text:p text:style-name="P931"><text:s/></text:p>
      <text:p text:style-name="P932"><text:span text:style-name="T933"><text:s text:c="2"/></text:span><text:span text:style-name="T934">// check for the presence of the shield:</text:span></text:p>
      <text:p text:style-name="P935"><text:span text:style-name="T936"><text:s text:c="2"/></text:span><text:span text:style-name="T937">if</text:span><text:span text:style-name="T938"><text:s/></text:span><text:span text:style-name="T939">(</text:span><text:span text:style-name="T940">WiFi</text:span><text:span text:style-name="T941">.</text:span><text:span text:style-name="T942">status</text:span><text:span text:style-name="T943">()</text:span><text:span text:style-name="T944"><text:s/></text:span><text:span text:style-name="T945">==</text:span><text:span text:style-name="T946"><text:s/>WL_NO_SHIELD</text:span><text:span text:style-name="T947">)</text:span><text:span text:style-name="T948"><text:s/></text:span><text:span text:style-name="T949">{</text:span></text:p>
      <text:p text:style-name="P950"><text:span text:style-name="T951"><text:s text:c="4"/>Serial</text:span><text:span text:style-name="T952">.</text:span><text:span text:style-name="T953">println</text:span><text:span text:style-name="T954">(</text:span><text:span text:style-name="T955">"WiFi shield not present"</text:span><text:span text:style-name="T956">);</text:span></text:p>
      <text:p text:style-name="P957"><text:span text:style-name="T958"><text:s text:c="4"/></text:span><text:span text:style-name="T959">// don't continue:</text:span></text:p>
      <text:soft-page-break/>
      <text:p text:style-name="P960"><text:span text:style-name="T961"><text:s text:c="4"/></text:span><text:span text:style-name="T962">while</text:span><text:span text:style-name="T963"><text:s/></text:span><text:span text:style-name="T964">(</text:span><text:span text:style-name="T965">true</text:span><text:span text:style-name="T966">);</text:span></text:p>
      <text:p text:style-name="P967"><text:span text:style-name="T968"><text:s text:c="2"/></text:span><text:span text:style-name="T969">}</text:span></text:p>
      <text:p text:style-name="P970"><text:s text:c="2"/></text:p>
      <text:p text:style-name="P971"><text:span text:style-name="T972"><text:s text:c="2"/></text:span><text:span text:style-name="T973">// attempt to connect to WiFi network:</text:span></text:p>
      <text:p text:style-name="P974"><text:span text:style-name="T975"><text:s text:c="2"/></text:span><text:span text:style-name="T976">while</text:span><text:span text:style-name="T977"><text:s/></text:span><text:span text:style-name="T978">(</text:span><text:span text:style-name="T979">status<text:s/></text:span><text:span text:style-name="T980">!=</text:span><text:span text:style-name="T981"><text:s/>WL_CONNECTED</text:span><text:span text:style-name="T982">)</text:span><text:span text:style-name="T983"><text:s/></text:span><text:span text:style-name="T984">{</text:span></text:p>
      <text:p text:style-name="P985"><text:span text:style-name="T986"><text:s text:c="4"/>Serial</text:span><text:span text:style-name="T987">.</text:span><text:span text:style-name="T988">print</text:span><text:span text:style-name="T989">(</text:span><text:span text:style-name="T990">"Attempting to connect to SSID: "</text:span><text:span text:style-name="T991">);</text:span></text:p>
      <text:p text:style-name="P992"><text:span text:style-name="T993"><text:s text:c="4"/></text:span><text:span text:style-name="T994">// printWifiStatus();</text:span></text:p>
      <text:p text:style-name="P995"><text:span text:style-name="T996"><text:s text:c="4"/>Serial</text:span><text:span text:style-name="T997">.</text:span><text:span text:style-name="T998">println</text:span><text:span text:style-name="T999">(</text:span><text:span text:style-name="T1000">WIFI_SSID</text:span><text:span text:style-name="T1001">);</text:span></text:p>
      <text:p text:style-name="P1002"><text:span text:style-name="T1003"><text:s text:c="4"/></text:span><text:span text:style-name="T1004">// Connect to WPA/WPA2 network. Change this line if using open or WEP network:</text:span></text:p>
      <text:p text:style-name="P1005"><text:span text:style-name="T1006"><text:s text:c="4"/>status<text:s/></text:span><text:span text:style-name="T1007">=</text:span><text:span text:style-name="T1008"><text:s/>WiFi</text:span><text:span text:style-name="T1009">.</text:span><text:span text:style-name="T1010">begin</text:span><text:span text:style-name="T1011">(</text:span><text:span text:style-name="T1012">WIFI_SSID</text:span><text:span text:style-name="T1013">,</text:span><text:span text:style-name="T1014"><text:s/>WIFI_PASS</text:span><text:span text:style-name="T1015">);</text:span></text:p>
      <text:p text:style-name="P1016"><text:s text:c="4"/></text:p>
      <text:p text:style-name="P1017"><text:span text:style-name="T1018"><text:s text:c="4"/>printWifiStatus</text:span><text:span text:style-name="T1019">();</text:span></text:p>
      <text:p text:style-name="P1020"><text:s text:c="4"/></text:p>
      <text:p text:style-name="P1021"><text:span text:style-name="T1022"><text:s text:c="4"/>Serial</text:span><text:span text:style-name="T1023">.</text:span><text:span text:style-name="T1024">print</text:span><text:span text:style-name="T1025">(</text:span><text:span text:style-name="T1026">"Status: "</text:span><text:span text:style-name="T1027">);</text:span></text:p>
      <text:p text:style-name="P1028"><text:span text:style-name="T1029"><text:s text:c="4"/>Serial</text:span><text:span text:style-name="T1030">.</text:span><text:span text:style-name="T1031">println</text:span><text:span text:style-name="T1032">(</text:span><text:span text:style-name="T1033">String</text:span><text:span text:style-name="T1034">(</text:span><text:span text:style-name="T1035">status</text:span><text:span text:style-name="T1036">));</text:span></text:p>
      <text:p text:style-name="P1037"><text:span text:style-name="T1038"><text:s text:c="4"/></text:span><text:span text:style-name="T1039">// wait 2 seconds for connection:</text:span></text:p>
      <text:p text:style-name="P1040"><text:span text:style-name="T1041"><text:s text:c="4"/></text:span><text:span text:style-name="T1042">// delay(2000);</text:span></text:p>
      <text:p text:style-name="P1043"><text:span text:style-name="T1044"><text:s text:c="2"/></text:span><text:span text:style-name="T1045">}</text:span></text:p>
      <text:p text:style-name="P1046"/>
      <text:p text:style-name="P1047"/>
      <text:p text:style-name="P1048"><text:span text:style-name="T1049"><text:s text:c="2"/></text:span><text:span text:style-name="T1050">// ********************** ACCELERATOR/GYROSCOPE SETUP ********</text:span></text:p>
      <text:p text:style-name="P1051"><text:span text:style-name="T1052"><text:s text:c="2"/>Wire</text:span><text:span text:style-name="T1053">.</text:span><text:span text:style-name="T1054">begin</text:span><text:span text:style-name="T1055">();</text:span></text:p>
      <text:p text:style-name="P1056"><text:span text:style-name="T1057"><text:s text:c="2"/>Wire</text:span><text:span text:style-name="T1058">.</text:span><text:span text:style-name="T1059">beginTransmission</text:span><text:span text:style-name="T1060">(</text:span><text:span text:style-name="T1061">MPU_addr</text:span><text:span text:style-name="T1062">);</text:span></text:p>
      <text:p text:style-name="P1063"><text:span text:style-name="T1064"><text:s text:c="2"/>Wire</text:span><text:span text:style-name="T1065">.</text:span><text:span text:style-name="T1066">write</text:span><text:span text:style-name="T1067">(</text:span><text:span text:style-name="T1068">0x6B</text:span><text:span text:style-name="T1069">);</text:span><text:span text:style-name="T1070"><text:s text:c="2"/></text:span><text:span text:style-name="T1071">// PWR_MGMT_1 register</text:span></text:p>
      <text:p text:style-name="P1072"><text:span text:style-name="T1073"><text:s text:c="2"/>Wire</text:span><text:span text:style-name="T1074">.</text:span><text:span text:style-name="T1075">write</text:span><text:span text:style-name="T1076">(</text:span><text:span text:style-name="T1077">0</text:span><text:span text:style-name="T1078">);</text:span><text:span text:style-name="T1079"><text:s text:c="5"/></text:span><text:span text:style-name="T1080">// set to zero (wakes up the MPU-6050)</text:span></text:p>
      <text:p text:style-name="P1081"><text:span text:style-name="T1082"><text:s text:c="2"/>Wire</text:span><text:span text:style-name="T1083">.</text:span><text:span text:style-name="T1084">endTransmission</text:span><text:span text:style-name="T1085">(</text:span><text:span text:style-name="T1086">true</text:span><text:span text:style-name="T1087">);</text:span></text:p>
      <text:p text:style-name="P1088">}</text:p>
      <text:p text:style-name="P1089"/>
      <text:p text:style-name="P1090"/>
      <text:p text:style-name="P1091"/>
      <text:p text:style-name="P1092"/>
      <text:p text:style-name="P1093">13)<text:s/>Το κυρίως πρόγραμμα υλοποιείται από τον πιο κάτω, αέναο, βρόχο.</text:p>
      <text:p text:style-name="P1094"><text:span text:style-name="T1095">void</text:span><text:span text:style-name="T1096"><text:s/></text:span><text:span text:style-name="T1097">loop</text:span><text:span text:style-name="T1098">()</text:span></text:p>
      <text:p text:style-name="P1099">{</text:p>
      <text:p text:style-name="P1100"/>
      <text:p text:style-name="P1101"><text:span text:style-name="T1102">1</text:span><text:span text:style-name="T1103">4</text:span><text:span text:style-name="T1104">) Στις<text:s/></text:span><text:span text:style-name="T1105">4 γραμμές που ακολουθούν ορίζεται το<text:s/></text:span><text:span text:style-name="T1106">JSON</text:span><text:span text:style-name="T1107"><text:s/></text:span><text:span text:style-name="T1108">object</text:span><text:span text:style-name="T1109"><text:s/></text:span><text:span text:style-name="T1110">που θα αποστέλλεται στην πλατφόρμα<text:s/></text:span><text:span text:style-name="T1111">IoT</text:span><text:span text:style-name="T1112">.</text:span></text:p>
      <text:p text:style-name="P1113"/>
      <text:p text:style-name="P1114"><text:span text:style-name="T1115"><text:s/></text:span><text:span text:style-name="T1116">StaticJsonDocument</text:span><text:span text:style-name="T1117">&lt;</text:span><text:span text:style-name="T1118">200</text:span><text:span text:style-name="T1119">&gt;</text:span><text:span text:style-name="T1120"><text:s/>jsonBuffer</text:span><text:span text:style-name="T1121">;</text:span></text:p>
      <text:p text:style-name="P1122"><text:span text:style-name="T1123"><text:s/>JsonObject root<text:s/></text:span><text:span text:style-name="T1124">=</text:span><text:span text:style-name="T1125"><text:s/>jsonBuffer</text:span><text:span text:style-name="T1126">.</text:span><text:span text:style-name="T1127">to</text:span><text:span text:style-name="T1128">&lt;</text:span><text:span text:style-name="T1129">JsonObject</text:span><text:span text:style-name="T1130">&gt;();</text:span></text:p>
      <text:p text:style-name="P1131"/>
      <text:p text:style-name="P1132"><text:span text:style-name="T1133"><text:s/>root</text:span><text:span text:style-name="T1134">[</text:span><text:span text:style-name="T1135">"name"</text:span><text:span text:style-name="T1136">]</text:span><text:span text:style-name="T1137"><text:s/></text:span><text:span text:style-name="T1138">=</text:span><text:span text:style-name="T1139"><text:s/></text:span><text:span text:style-name="T1140">"Warming up!"</text:span><text:span text:style-name="T1141">;</text:span></text:p>
      <text:p text:style-name="P1142"><text:span text:style-name="T1143"><text:s/>root</text:span><text:span text:style-name="T1144">[</text:span><text:span text:style-name="T1145">"data"</text:span><text:span text:style-name="T1146">]</text:span><text:span text:style-name="T1147"><text:s/></text:span><text:span text:style-name="T1148">=</text:span><text:span text:style-name="T1149"><text:s/></text:span><text:span text:style-name="T1150">"GYMNASIO ANTIRRIOU!"</text:span><text:span text:style-name="T1151">;</text:span></text:p>
      <text:p text:style-name="P1152"/>
      <text:p text:style-name="P1153"><text:span text:style-name="T1154"><text:s/></text:span><text:span text:style-name="T1155">int</text:span><text:span text:style-name="T1156"><text:s/>val1</text:span><text:span text:style-name="T1157">,</text:span><text:span text:style-name="T1158"><text:s/>val2<text:s/></text:span><text:span text:style-name="T1159">;</text:span><text:span text:style-name="T1160"><text:s/></text:span><text:span text:style-name="T1161">// ECG related variables</text:span></text:p>
      <text:p text:style-name="P1162"><text:span text:style-name="T1163"><text:s/></text:span><text:span text:style-name="T1164">long</text:span><text:span text:style-name="T1165"><text:s/>start</text:span><text:span text:style-name="T1166">,</text:span><text:span text:style-name="T1167"><text:s/>finish<text:s/></text:span><text:span text:style-name="T1168">;</text:span><text:span text:style-name="T1169"><text:s/></text:span><text:span text:style-name="T1170">// ECG related variables</text:span></text:p>
      <text:p text:style-name="P1171"><text:span text:style-name="T1172"><text:s/></text:span><text:span text:style-name="T1173">// byte outputblob[100] ;</text:span></text:p>
      <text:p text:style-name="P1174"><text:s/></text:p>
      <text:p text:style-name="P1175"><text:span text:style-name="T1176"><text:s/></text:span><text:span text:style-name="T1177">// GPS</text:span></text:p>
      <text:p text:style-name="P1178"><text:span text:style-name="T1179"><text:s/></text:span><text:span text:style-name="T1180">int</text:span><text:span text:style-name="T1181"><text:s/>inside<text:s/></text:span><text:span text:style-name="T1182">=</text:span><text:span text:style-name="T1183"><text:s/></text:span><text:span text:style-name="T1184">-</text:span><text:span text:style-name="T1185">1</text:span><text:span text:style-name="T1186">,</text:span><text:span text:style-name="T1187"><text:s/>i<text:s/></text:span><text:span text:style-name="T1188">;</text:span><text:span text:style-name="T1189"><text:s/></text:span><text:span text:style-name="T1190">// GPS related variables</text:span></text:p>
      <text:p text:style-name="P1191"/>
      <text:p text:style-name="P1192"><text:span text:style-name="T1193"><text:s/></text:span><text:span text:style-name="T1194">// *******<text:s/></text:span><text:span text:style-name="T1195">GPS</text:span><text:span text:style-name="T1196"><text:s/>******</text:span></text:p>
      <text:p text:style-name="P1197"/>
      <text:p text:style-name="P1198"><text:span text:style-name="T1199">1</text:span><text:span text:style-name="T1200">4</text:span><text:span text:style-name="T1201">)</text:span><text:span text:style-name="T1202"><text:s/>Επιχειρείται σύνδεση με την συσκευή<text:s/></text:span><text:span text:style-name="T1203">GPS</text:span><text:span text:style-name="T1204">.</text:span><text:span text:style-name="T1205"><text:s/></text:span></text:p>
      <text:p text:style-name="P1206"><text:span text:style-name="T1207">while</text:span><text:span text:style-name="T1208"><text:s/></text:span><text:span text:style-name="T1209">(</text:span><text:span text:style-name="T1210">gps</text:span><text:span text:style-name="T1211">.</text:span><text:span text:style-name="T1212">available</text:span><text:span text:style-name="T1213">(</text:span><text:span text:style-name="T1214"><text:s/>gps_port<text:s/></text:span><text:span text:style-name="T1215">))</text:span></text:p>
      <text:soft-page-break/>
      <text:p text:style-name="P1216"><text:span text:style-name="T1217"><text:s text:c="3"/></text:span><text:span text:style-name="T1218">{</text:span></text:p>
      <text:p text:style-name="P1219"><text:span text:style-name="T1220"><text:s text:c="4"/>fix<text:s/></text:span><text:span text:style-name="T1221">=</text:span><text:span text:style-name="T1222"><text:s/>gps</text:span><text:span text:style-name="T1223">.</text:span><text:span text:style-name="T1224">read</text:span><text:span text:style-name="T1225">();</text:span></text:p>
      <text:p text:style-name="P1226"><text:span text:style-name="T1227"><text:s text:c="4"/>Serial</text:span><text:span text:style-name="T1228">.</text:span><text:span text:style-name="T1229">println</text:span><text:span text:style-name="T1230">(</text:span><text:span text:style-name="T1231">"GPS - connected."</text:span><text:span text:style-name="T1232">)</text:span><text:span text:style-name="T1233"><text:s/></text:span><text:span text:style-name="T1234">;</text:span></text:p>
      <text:p text:style-name="P1235"><text:span text:style-name="T1236"><text:s text:c="4"/></text:span><text:span text:style-name="T1237">// Make sure we have a location to send</text:span></text:p>
      <text:p text:style-name="P1238"><text:span text:style-name="T1239">1</text:span><text:span text:style-name="T1240">5</text:span><text:span text:style-name="T1241">)<text:s/></text:span><text:span text:style-name="T1242">Αν σταλεί μία έγκυρη τιμή (χρειάζεται 5-8 λεπτά η συσκευή<text:s/></text:span><text:span text:style-name="T1243">GPS</text:span><text:span text:style-name="T1244"><text:s/></text:span><text:span text:style-name="T1245">για να ξεκινήσει να στέλνει έγκυρα δεδομένα, ανάλογα με το εάν βρίσκεται σε κλειστό χώρο καθώς και ανάλογα με τις καιρικές συνθήκες που επικρατούν.</text:span></text:p>
      <text:p text:style-name="P1246"/>
      <text:p text:style-name="P1247"><text:span text:style-name="T1248">if</text:span><text:span text:style-name="T1249"><text:s/></text:span><text:span text:style-name="T1250">(</text:span><text:span text:style-name="T1251">fix</text:span><text:span text:style-name="T1252">.</text:span><text:span text:style-name="T1253">valid</text:span><text:span text:style-name="T1254">.</text:span><text:span text:style-name="T1255">location</text:span><text:span text:style-name="T1256">)</text:span></text:p>
      <text:p text:style-name="P1257"><text:span text:style-name="T1258"><text:s text:c="6"/></text:span><text:span text:style-name="T1259">{</text:span></text:p>
      <text:p text:style-name="P1260"><text:span text:style-name="T1261">1</text:span><text:span text:style-name="T1262">6</text:span><text:span text:style-name="T1263">)<text:s/></text:span><text:span text:style-name="T1264">Ακολουθούν κάποια διαγνωστικά μηνύματα ελέγχου της λειτουργίας του<text:s/></text:span><text:span text:style-name="T1265">GPS</text:span><text:span text:style-name="T1266"><text:s/>τα οποία έχουμε απενεργοποιήσει.</text:span></text:p>
      <text:p text:style-name="P1267">// <text:s text:c="4"/>Serial.print( F("https://maps.google.com/maps/place/") );</text:p>
      <text:p text:style-name="P1268">// <text:s text:c="4"/>Serial.print( fix.latitude(), 5 );</text:p>
      <text:p text:style-name="P1269">// <text:s text:c="4"/>Serial.print( F(", ") );</text:p>
      <text:p text:style-name="P1270"><text:span text:style-name="T1271">// <text:s text:c="4"/></text:span><text:span text:style-name="T1272">Serial</text:span><text:span text:style-name="T1273">.</text:span><text:span text:style-name="T1274">println</text:span><text:span text:style-name="T1275">(<text:s/></text:span><text:span text:style-name="T1276">fix</text:span><text:span text:style-name="T1277">.</text:span><text:span text:style-name="T1278">longitude</text:span><text:span text:style-name="T1279">(), 5 );</text:span></text:p>
      <text:p text:style-name="P1280"/>
      <text:p text:style-name="P1281"><text:span text:style-name="T1282">1</text:span><text:span text:style-name="T1283">7</text:span><text:span text:style-name="T1284">)<text:s/></text:span><text:span text:style-name="T1285">Λαμβάνονται οι έγκυρες τιμές γεωμετρικού πλάτους και γεωμετρικού μήκους.</text:span></text:p>
      <text:p text:style-name="P1286"><text:span text:style-name="T1287"><text:s text:c="7"/></text:span><text:span text:style-name="T1288">p</text:span><text:span text:style-name="T1289">.</text:span><text:span text:style-name="T1290">Latitude<text:s/></text:span><text:span text:style-name="T1291">=</text:span><text:span text:style-name="T1292"><text:s/>fix</text:span><text:span text:style-name="T1293">.</text:span><text:span text:style-name="T1294">latitude</text:span><text:span text:style-name="T1295">()</text:span><text:span text:style-name="T1296"><text:s/></text:span><text:span text:style-name="T1297">;</text:span></text:p>
      <text:p text:style-name="P1298"><text:span text:style-name="T1299"><text:s text:c="7"/>p</text:span><text:span text:style-name="T1300">.</text:span><text:span text:style-name="T1301">Longitude<text:s/></text:span><text:span text:style-name="T1302">=</text:span><text:span text:style-name="T1303"><text:s/>fix</text:span><text:span text:style-name="T1304">.</text:span><text:span text:style-name="T1305">longitude</text:span><text:span text:style-name="T1306">()</text:span><text:span text:style-name="T1307"><text:s/></text:span><text:span text:style-name="T1308">;</text:span></text:p>
      <text:p text:style-name="P1309"/>
      <text:p text:style-name="P1310"><text:span text:style-name="T1311">1</text:span><text:span text:style-name="T1312">8</text:span><text:span text:style-name="T1313">)<text:s/></text:span><text:span text:style-name="T1314">Ακολουθούν κάποια διαγνωστικά μηνύματα ελέγχου της λειτουργίας του<text:s/></text:span><text:span text:style-name="T1315">GPS</text:span><text:span text:style-name="T1316"><text:s/>τα οποία έχουμε απενεργοποιήσει.</text:span></text:p>
      <text:p text:style-name="P1317"/>
      <text:p text:style-name="P1318">// <text:s text:c="4"/>Serial.print(F("\n")) ;</text:p>
      <text:p text:style-name="P1319">// <text:s text:c="4"/>Serial.print(p.x,6);</text:p>
      <text:soft-page-break/>
      <text:p text:style-name="P1320">// <text:s text:c="4"/>Serial.print(F("\n")) ;</text:p>
      <text:p text:style-name="P1321">// <text:s text:c="4"/>Serial.print(p.y,6) ;</text:p>
      <text:p text:style-name="P1322"><text:s text:c="5"/></text:p>
      <text:p text:style-name="P1323">// <text:s text:c="6"/>p.Latitude = 38.327195 ;</text:p>
      <text:p text:style-name="P1324">// <text:s text:c="6"/>p.Latitude = 21.765826 ;</text:p>
      <text:p text:style-name="P1325">// <text:s text:c="4"/>Serial.print(F("\n")) ;</text:p>
      <text:p text:style-name="P1326">// <text:s text:c="4"/>Serial.print(p.x,6);</text:p>
      <text:p text:style-name="P1327"><text:s text:c="5"/></text:p>
      <text:p text:style-name="P1328">// <text:s text:c="4"/>Serial.print(F("\n")) ;</text:p>
      <text:p text:style-name="P1329"><text:span text:style-name="T1330">// <text:s text:c="4"/></text:span><text:span text:style-name="T1331">Serial</text:span><text:span text:style-name="T1332">.</text:span><text:span text:style-name="T1333">print</text:span><text:span text:style-name="T1334">(</text:span><text:span text:style-name="T1335">p</text:span><text:span text:style-name="T1336">.</text:span><text:span text:style-name="T1337">y</text:span><text:span text:style-name="T1338">,6);</text:span></text:p>
      <text:p text:style-name="P1339"/>
      <text:p text:style-name="P1340"><text:span text:style-name="T1341">1</text:span><text:span text:style-name="T1342">9</text:span><text:span text:style-name="T1343">)<text:s/></text:span><text:span text:style-name="T1344">Η ακόλουθη συνάρτηση μετατρέπει τις σφαιρικές συντεταγμένες που στάλθηκαν από τη συσκευή<text:s/></text:span><text:span text:style-name="T1345">GPS</text:span><text:span text:style-name="T1346"><text:s/></text:span><text:span text:style-name="T1347">σε Καρτεσιανές συντεταγμένες.</text:span></text:p>
      <text:p text:style-name="P1348"/>
      <text:p text:style-name="P1349"><text:span text:style-name="T1350"><text:s text:c="7"/></text:span><text:span text:style-name="T1351">convert_spherical_to_Cartesian</text:span><text:span text:style-name="T1352">(</text:span><text:span text:style-name="T1353">p</text:span><text:span text:style-name="T1354">.</text:span><text:span text:style-name="T1355">Latitude</text:span><text:span text:style-name="T1356">,</text:span><text:span text:style-name="T1357">p</text:span><text:span text:style-name="T1358">.</text:span><text:span text:style-name="T1359">Longitude</text:span><text:span text:style-name="T1360">,&amp;</text:span><text:span text:style-name="T1361">p</text:span><text:span text:style-name="T1362">.</text:span><text:span text:style-name="T1363">x</text:span><text:span text:style-name="T1364">,</text:span><text:span text:style-name="T1365"><text:s/></text:span><text:span text:style-name="T1366">&amp;</text:span><text:span text:style-name="T1367">p</text:span><text:span text:style-name="T1368">.</text:span><text:span text:style-name="T1369">y</text:span><text:span text:style-name="T1370">);</text:span></text:p>
      <text:p text:style-name="P1371"/>
      <text:p text:style-name="P1372">20)<text:s/>Η ακόλουθη συνάρτηση μετατρέπει τις σφαιρικές συντεταγμένες που καθορίζουν τις κορυφές του επιτρεπόμενου πολυγώνου σε Καρτεσιανές συντεταγμένες.</text:p>
      <text:p text:style-name="P1373"/>
      <text:p text:style-name="P1374"><text:span text:style-name="T1375"><text:s text:c="7"/></text:span><text:span text:style-name="T1376">set_polygon_coordinates_Cartesian</text:span><text:span text:style-name="T1377">(</text:span><text:span text:style-name="T1378">allowed_polygon</text:span><text:span text:style-name="T1379">,</text:span><text:span text:style-name="T1380"><text:s/>POLYGON_VERTICES</text:span><text:span text:style-name="T1381">)</text:span><text:span text:style-name="T1382"><text:s/></text:span><text:span text:style-name="T1383">;</text:span></text:p>
      <text:p text:style-name="P1384"/>
      <text:p text:style-name="P1385"><text:span text:style-name="T1386">21</text:span><text:span text:style-name="T1387">)<text:s/></text:span><text:span text:style-name="T1388">Οι υπολογισμένες Καρτεσιανές συντεταγμένες μεταφέρονται στα πεδία<text:s/></text:span><text:span text:style-name="T1389">x</text:span><text:span text:style-name="T1390">,<text:s/></text:span><text:span text:style-name="T1391">y</text:span><text:span text:style-name="T1392"><text:s/></text:span><text:span text:style-name="T1393">των δομών που καθορίζουν τις κορυφές του πολυγώνου.</text:span></text:p>
      <text:p text:style-name="P1394"/>
      <text:p text:style-name="P1395"><text:span text:style-name="T1396"><text:s text:c="7"/></text:span><text:span text:style-name="T1397">for</text:span><text:span text:style-name="T1398"><text:s/></text:span><text:span text:style-name="T1399">(</text:span><text:span text:style-name="T1400">i<text:s/></text:span><text:span text:style-name="T1401">=</text:span><text:span text:style-name="T1402"><text:s/></text:span><text:span text:style-name="T1403">0</text:span><text:span text:style-name="T1404"><text:s/></text:span><text:span text:style-name="T1405">;</text:span><text:span text:style-name="T1406"><text:s/>i<text:s/></text:span><text:span text:style-name="T1407">&lt;</text:span><text:span text:style-name="T1408"><text:s/>POLYGON_VERTICES<text:s/></text:span><text:span text:style-name="T1409">;</text:span><text:span text:style-name="T1410"><text:s/>i</text:span><text:span text:style-name="T1411">++)</text:span></text:p>
      <text:p text:style-name="P1412"><text:span text:style-name="T1413"><text:s text:c="10"/></text:span><text:span text:style-name="T1414">{</text:span></text:p>
      <text:p text:style-name="P1415"><text:span text:style-name="T1416"><text:s text:c="11"/>allowed_polygon_only_x_y</text:span><text:span text:style-name="T1417">[</text:span><text:span text:style-name="T1418">i</text:span><text:span text:style-name="T1419">].</text:span><text:span text:style-name="T1420">x<text:s/></text:span><text:span text:style-name="T1421">=</text:span><text:span text:style-name="T1422"><text:s/>allowed_polygon</text:span><text:span text:style-name="T1423">[</text:span><text:span text:style-name="T1424">i</text:span><text:span text:style-name="T1425">].</text:span><text:span text:style-name="T1426">x<text:s/></text:span><text:span text:style-name="T1427">;</text:span></text:p>
      <text:soft-page-break/>
      <text:p text:style-name="P1428"><text:span text:style-name="T1429"><text:s text:c="11"/>allowed_polygon_only_x_y</text:span><text:span text:style-name="T1430">[</text:span><text:span text:style-name="T1431">i</text:span><text:span text:style-name="T1432">].</text:span><text:span text:style-name="T1433">y<text:s/></text:span><text:span text:style-name="T1434">=</text:span><text:span text:style-name="T1435"><text:s/>allowed_polygon</text:span><text:span text:style-name="T1436">[</text:span><text:span text:style-name="T1437">i</text:span><text:span text:style-name="T1438">].</text:span><text:span text:style-name="T1439">y<text:s/></text:span><text:span text:style-name="T1440">;</text:span></text:p>
      <text:p text:style-name="P1441"><text:span text:style-name="T1442"><text:s text:c="10"/></text:span><text:span text:style-name="T1443">}</text:span><text:span text:style-name="T1444"><text:s text:c="7"/></text:span></text:p>
      <text:p text:style-name="P1445"/>
      <text:p text:style-name="P1446"><text:span text:style-name="T1447">22</text:span><text:span text:style-name="T1448">)<text:s/></text:span><text:span text:style-name="T1449">Η ακόλουθη συνάρτηση επιστρέφει 1 αν το δοσμένο σημείο<text:s/></text:span><text:span text:style-name="T1450">p</text:span><text:span text:style-name="T1451"><text:s/></text:span><text:span text:style-name="T1452">βρίσκεται εντός του επιτρεπόμενου πολυγώνου, με βάση τις Καρτεσιανές τους συντεταγμένες<text:s/></text:span><text:span text:style-name="T1453">x</text:span><text:span text:style-name="T1454">,<text:s/></text:span><text:span text:style-name="T1455">y</text:span><text:span text:style-name="T1456">.<text:s/></text:span><text:span text:style-name="T1457">Διαφορετικά, επιστρέφει 0.</text:span></text:p>
      <text:p text:style-name="P1458"/>
      <text:p text:style-name="P1459"><text:span text:style-name="T1460"><text:s text:c="8"/></text:span><text:span text:style-name="T1461">inside<text:s/></text:span><text:span text:style-name="T1462">=</text:span><text:span text:style-name="T1463"><text:s/>isInside</text:span><text:span text:style-name="T1464">(</text:span><text:span text:style-name="T1465">allowed_polygon_only_x_y</text:span><text:span text:style-name="T1466">,</text:span><text:span text:style-name="T1467"><text:s/>POLYGON_VERTICES</text:span><text:span text:style-name="T1468">,</text:span><text:span text:style-name="T1469"><text:s/>p</text:span><text:span text:style-name="T1470">)</text:span><text:span text:style-name="T1471"><text:s/></text:span><text:span text:style-name="T1472">;</text:span></text:p>
      <text:p text:style-name="P1473"/>
      <text:p text:style-name="P1474">23)<text:s/>Ακολουθούν διαγνωστικά μηνύματα ελέγχου ορθής λειτουργίας της συνάρτησης.</text:p>
      <text:p text:style-name="P1475"><text:s text:c="4"/></text:p>
      <text:p text:style-name="P1476"><text:span text:style-name="T1477"><text:s/></text:span><text:span text:style-name="T1478">/* <text:s text:c="6"/>if (inside == INSIDE)</text:span></text:p>
      <text:p text:style-name="P1479"><text:s text:c="10"/>Serial.println("Inside!!!") ;</text:p>
      <text:p text:style-name="P1480"><text:s text:c="8"/>else</text:p>
      <text:p text:style-name="P1481"><text:s text:c="10"/>Serial.println("Outside, alert!!!") ;</text:p>
      <text:p text:style-name="P1482"><text:span text:style-name="T1483"><text:s text:c="10"/></text:span><text:span text:style-name="T1484">*/</text:span></text:p>
      <text:p text:style-name="P1485"><text:span text:style-name="T1486"><text:s text:c="5"/></text:span><text:span text:style-name="T1487">}</text:span></text:p>
      <text:p text:style-name="P1488"><text:span text:style-name="T1489"><text:s text:c="3"/></text:span><text:span text:style-name="T1490">}</text:span><text:span text:style-name="T1491"><text:s/></text:span><text:span text:style-name="T1492">// "</text:span><text:span text:style-name="T1493">while</text:span><text:span text:style-name="T1494">"<text:s/></text:span><text:span text:style-name="T1495">GPS</text:span></text:p>
      <text:p text:style-name="P1496"/>
      <text:p text:style-name="P1497"><text:span text:style-name="T1498">24</text:span><text:span text:style-name="T1499">)<text:s/></text:span><text:span text:style-name="T1500">Στο σημείο αυτό γίνεται σύνδεση με το επιταχυνσιόμετρο/γυροσκόπιο και λαμβάνονται οι τιμές της επιτάχυνσης και της περιστροφής (και στους τρεις άξονες) καθώς και η θερμοκρασία περιβάλλοντος. Μας ενδιαφέρει, κυρίως, η τιμή της επιτάχυνσης στον άξονα<text:s/></text:span><text:span text:style-name="T1501">z</text:span><text:span text:style-name="T1502"><text:s/>(</text:span><text:span text:style-name="T1503">κάθετος άξονας) για τον εντοπισμό πτώσης του χρήστη της συσκευής</text:span><text:span text:style-name="T1504"><text:s/>καθώς και η θερμοκρασία για τον εντοπισμό κίνησης σε περιοχές με υψηλές θερμοκρασίες (π.χ. καύσωνας ή πυρκαγιά)</text:span><text:span text:style-name="T1505">.</text:span><text:span text:style-name="T1506"><text:s/>Όμως, με στόχο την χρήση των τιμών σε επεκτάσεις του παρόντος έργου, λαμβάνουμε όλες τις τιμές που επιστρέφονται από το επιταχυνσιόμετρο/γυροσκόπιο.</text:span></text:p>
      <text:p text:style-name="P1507"/>
      <text:p text:style-name="P1508"/>
      <text:p text:style-name="P1509"><text:span text:style-name="T1510">//*************<text:s/></text:span><text:span text:style-name="T1511">ACCELERATOR</text:span><text:span text:style-name="T1512">/</text:span><text:span text:style-name="T1513">GYROSCOPE</text:span><text:span text:style-name="T1514"><text:s/>*********</text:span></text:p>
      <text:p text:style-name="P1515"><text:span text:style-name="T1516"><text:s/></text:span><text:span text:style-name="T1517">Wire</text:span><text:span text:style-name="T1518">.</text:span><text:span text:style-name="T1519">beginTransmission</text:span><text:span text:style-name="T1520">(</text:span><text:span text:style-name="T1521">MPU_addr</text:span><text:span text:style-name="T1522">);</text:span></text:p>
      <text:p text:style-name="P1523"><text:span text:style-name="T1524"><text:s/>Wire</text:span><text:span text:style-name="T1525">.</text:span><text:span text:style-name="T1526">write</text:span><text:span text:style-name="T1527">(</text:span><text:span text:style-name="T1528">0x3B</text:span><text:span text:style-name="T1529">);</text:span><text:span text:style-name="T1530"><text:s text:c="2"/></text:span><text:span text:style-name="T1531">// starting with register 0x3B (ACCEL_XOUT_H)</text:span></text:p>
      <text:p text:style-name="P1532"><text:span text:style-name="T1533"><text:s/>Wire</text:span><text:span text:style-name="T1534">.</text:span><text:span text:style-name="T1535">endTransmission</text:span><text:span text:style-name="T1536">(</text:span><text:span text:style-name="T1537">false</text:span><text:span text:style-name="T1538">);</text:span></text:p>
      <text:p text:style-name="P1539"><text:span text:style-name="T1540"><text:s/>Wire</text:span><text:span text:style-name="T1541">.</text:span><text:span text:style-name="T1542">requestFrom</text:span><text:span text:style-name="T1543">(</text:span><text:span text:style-name="T1544">MPU_addr</text:span><text:span text:style-name="T1545">,</text:span><text:span text:style-name="T1546">14</text:span><text:span text:style-name="T1547">,</text:span><text:span text:style-name="T1548">true</text:span><text:span text:style-name="T1549">);</text:span><text:span text:style-name="T1550"><text:s text:c="2"/></text:span><text:span text:style-name="T1551">// request a total of 14 registers</text:span></text:p>
      <text:p text:style-name="P1552"><text:span text:style-name="T1553"><text:s/>AcX</text:span><text:span text:style-name="T1554">=</text:span><text:span text:style-name="T1555">Wire</text:span><text:span text:style-name="T1556">.</text:span><text:span text:style-name="T1557">read</text:span><text:span text:style-name="T1558">()&lt;&lt;</text:span><text:span text:style-name="T1559">8</text:span><text:span text:style-name="T1560">|</text:span><text:span text:style-name="T1561">Wire</text:span><text:span text:style-name="T1562">.</text:span><text:span text:style-name="T1563">read</text:span><text:span text:style-name="T1564">();</text:span><text:span text:style-name="T1565"><text:s text:c="2"/></text:span><text:span text:style-name="T1566">// 0x3B (ACCEL_XOUT_H) &amp; 0x3C (ACCEL_XOUT_L) <text:s text:c="3"/></text:span></text:p>
      <text:p text:style-name="P1567"><text:span text:style-name="T1568"><text:s/>AcY</text:span><text:span text:style-name="T1569">=</text:span><text:span text:style-name="T1570">Wire</text:span><text:span text:style-name="T1571">.</text:span><text:span text:style-name="T1572">read</text:span><text:span text:style-name="T1573">()&lt;&lt;</text:span><text:span text:style-name="T1574">8</text:span><text:span text:style-name="T1575">|</text:span><text:span text:style-name="T1576">Wire</text:span><text:span text:style-name="T1577">.</text:span><text:span text:style-name="T1578">read</text:span><text:span text:style-name="T1579">();</text:span><text:span text:style-name="T1580"><text:s text:c="2"/></text:span><text:span text:style-name="T1581">// 0x3D (ACCEL_YOUT_H) &amp; 0x3E (ACCEL_YOUT_L)</text:span></text:p>
      <text:p text:style-name="P1582"><text:span text:style-name="T1583"><text:s/>AcZ</text:span><text:span text:style-name="T1584">=</text:span><text:span text:style-name="T1585">Wire</text:span><text:span text:style-name="T1586">.</text:span><text:span text:style-name="T1587">read</text:span><text:span text:style-name="T1588">()&lt;&lt;</text:span><text:span text:style-name="T1589">8</text:span><text:span text:style-name="T1590">|</text:span><text:span text:style-name="T1591">Wire</text:span><text:span text:style-name="T1592">.</text:span><text:span text:style-name="T1593">read</text:span><text:span text:style-name="T1594">();</text:span><text:span text:style-name="T1595"><text:s text:c="2"/></text:span><text:span text:style-name="T1596">// 0x3F (ACCEL_ZOUT_H) &amp; 0x40 (ACCEL_ZOUT_L)</text:span></text:p>
      <text:p text:style-name="P1597"><text:span text:style-name="T1598"><text:s/>Tmp</text:span><text:span text:style-name="T1599">=</text:span><text:span text:style-name="T1600">Wire</text:span><text:span text:style-name="T1601">.</text:span><text:span text:style-name="T1602">read</text:span><text:span text:style-name="T1603">()&lt;&lt;</text:span><text:span text:style-name="T1604">8</text:span><text:span text:style-name="T1605">|</text:span><text:span text:style-name="T1606">Wire</text:span><text:span text:style-name="T1607">.</text:span><text:span text:style-name="T1608">read</text:span><text:span text:style-name="T1609">();</text:span><text:span text:style-name="T1610"><text:s text:c="2"/></text:span><text:span text:style-name="T1611">// 0x41 (TEMP_OUT_H) &amp; 0x42 (TEMP_OUT_L)</text:span></text:p>
      <text:p text:style-name="P1612"><text:span text:style-name="T1613"><text:s/>GyX</text:span><text:span text:style-name="T1614">=</text:span><text:span text:style-name="T1615">Wire</text:span><text:span text:style-name="T1616">.</text:span><text:span text:style-name="T1617">read</text:span><text:span text:style-name="T1618">()&lt;&lt;</text:span><text:span text:style-name="T1619">8</text:span><text:span text:style-name="T1620">|</text:span><text:span text:style-name="T1621">Wire</text:span><text:span text:style-name="T1622">.</text:span><text:span text:style-name="T1623">read</text:span><text:span text:style-name="T1624">();</text:span><text:span text:style-name="T1625"><text:s text:c="2"/></text:span><text:span text:style-name="T1626">// 0x43 (GYRO_XOUT_H) &amp; 0x44 (GYRO_XOUT_L)</text:span></text:p>
      <text:p text:style-name="P1627"><text:span text:style-name="T1628"><text:s/>GyY</text:span><text:span text:style-name="T1629">=</text:span><text:span text:style-name="T1630">Wire</text:span><text:span text:style-name="T1631">.</text:span><text:span text:style-name="T1632">read</text:span><text:span text:style-name="T1633">()&lt;&lt;</text:span><text:span text:style-name="T1634">8</text:span><text:span text:style-name="T1635">|</text:span><text:span text:style-name="T1636">Wire</text:span><text:span text:style-name="T1637">.</text:span><text:span text:style-name="T1638">read</text:span><text:span text:style-name="T1639">();</text:span><text:span text:style-name="T1640"><text:s text:c="2"/></text:span><text:span text:style-name="T1641">// 0x45 (GYRO_YOUT_H) &amp; 0x46 (GYRO_YOUT_L)</text:span></text:p>
      <text:p text:style-name="P1642"><text:span text:style-name="T1643"><text:s/>GyZ</text:span><text:span text:style-name="T1644">=</text:span><text:span text:style-name="T1645">Wire</text:span><text:span text:style-name="T1646">.</text:span><text:span text:style-name="T1647">read</text:span><text:span text:style-name="T1648">()&lt;&lt;</text:span><text:span text:style-name="T1649">8</text:span><text:span text:style-name="T1650">|</text:span><text:span text:style-name="T1651">Wire</text:span><text:span text:style-name="T1652">.</text:span><text:span text:style-name="T1653">read</text:span><text:span text:style-name="T1654">();</text:span><text:span text:style-name="T1655"><text:s text:c="2"/></text:span><text:span text:style-name="T1656">// 0x47 (GYRO_ZOUT_H) &amp; 0x48 (GYRO_ZOUT_L)</text:span></text:p>
      <text:p text:style-name="P1657"/>
      <text:p text:style-name="P1658">26)<text:s/>Ακολουθούν διαγνωστικά μηνύματα ελέγχου ορθής λειτουργίας του επιταχυνσιόμετρου/γυροσκόπιου.</text:p>
      <text:p text:style-name="P1659"/>
      <text:p text:style-name="P1660">// Serial.print("AcX = "); Serial.print(AcX);</text:p>
      <text:p text:style-name="P1661">// Serial.print(" | AcY = "); Serial.print(AcY);</text:p>
      <text:p text:style-name="P1662">// Serial.print(" | AcZ = "); Serial.print(AcZ);</text:p>
      <text:p text:style-name="P1663">// Serial.print(" | Tmp = "); Serial.print(Tmp/340.00+36.53); <text:s/>//equation for temperature in degrees C from datasheet</text:p>
      <text:p text:style-name="P1664">// Serial.print(" | GyX = "); Serial.print(GyX);</text:p>
      <text:p text:style-name="P1665">// Serial.print(" | GyY = "); Serial.print(GyY);</text:p>
      <text:p text:style-name="P1666">// Serial.print(" | GyZ = "); Serial.println(GyZ);</text:p>
      <text:p text:style-name="P1667"><text:s/></text:p>
      <text:soft-page-break/>
      <text:p text:style-name="P1668"><text:span text:style-name="T1669"><text:s/></text:span><text:span text:style-name="T1670">// delay(333);</text:span></text:p>
      <text:p text:style-name="P1671"/>
      <text:p text:style-name="P1672"/>
      <text:p text:style-name="P1673"><text:span text:style-name="T1674"><text:s/></text:span><text:span text:style-name="T1675">// Start taking ECG raw data<text:s/></text:span></text:p>
      <text:p text:style-name="P1676">27)<text:s/>Στο σημείο αυτό γίνεται σύνδεση με τη συσκευή αισθητήρα καρδιακών παλμών οι οποίοι λαμβάνονται από τη συσκευή μέσω των τριών αυτοκόλλητων αισθητήρων μιας χρήσης που <text:s/>είναι προσκολλημένοι στο θώρακα του χρήστη της συσκευής.</text:p>
      <text:p text:style-name="P1677"/>
      <text:p text:style-name="P1678"><text:span text:style-name="T1679"><text:s/></text:span><text:span text:style-name="T1680">Serial</text:span><text:span text:style-name="T1681">.</text:span><text:span text:style-name="T1682">println</text:span><text:span text:style-name="T1683">(</text:span><text:span text:style-name="T1684">"Starting taking ECG samples ..."</text:span><text:span text:style-name="T1685">);</text:span></text:p>
      <text:p text:style-name="P1686"><text:span text:style-name="T1687"><text:s/></text:span><text:span text:style-name="T1688">double</text:span><text:span text:style-name="T1689"><text:s/>cycles<text:s/></text:span><text:span text:style-name="T1690">=</text:span><text:span text:style-name="T1691"><text:s/></text:span><text:span text:style-name="T1692">(((</text:span><text:span text:style-name="T1693">samples</text:span><text:span text:style-name="T1694">-</text:span><text:span text:style-name="T1695">1</text:span><text:span text:style-name="T1696">)</text:span><text:span text:style-name="T1697"><text:s/></text:span><text:span text:style-name="T1698">*</text:span><text:span text:style-name="T1699"><text:s/>signalFrequency</text:span><text:span text:style-name="T1700">)</text:span><text:span text:style-name="T1701"><text:s/></text:span><text:span text:style-name="T1702">/</text:span><text:span text:style-name="T1703"><text:s/>samplingFrequency</text:span><text:span text:style-name="T1704">);</text:span><text:span text:style-name="T1705"><text:s/></text:span><text:span text:style-name="T1706">//Number of signal cycles that the sampling will read</text:span></text:p>
      <text:p text:style-name="P1707"><text:span text:style-name="T1708"><text:s/></text:span><text:span text:style-name="T1709">for</text:span><text:span text:style-name="T1710"><text:s/></text:span><text:span text:style-name="T1711">(</text:span><text:span text:style-name="T1712">uint16_t i<text:s/></text:span><text:span text:style-name="T1713">=</text:span><text:span text:style-name="T1714"><text:s/></text:span><text:span text:style-name="T1715">0</text:span><text:span text:style-name="T1716">;</text:span><text:span text:style-name="T1717"><text:s/>i<text:s/></text:span><text:span text:style-name="T1718">&lt;</text:span><text:span text:style-name="T1719"><text:s/>samples</text:span><text:span text:style-name="T1720">;</text:span><text:span text:style-name="T1721"><text:s/>i</text:span><text:span text:style-name="T1722">++)</text:span></text:p>
      <text:p text:style-name="P1723"><text:span text:style-name="T1724"><text:s text:c="3"/></text:span><text:span text:style-name="T1725">{</text:span></text:p>
      <text:p text:style-name="P1726"><text:span text:style-name="T1727">28</text:span><text:span text:style-name="T1728">)<text:s/></text:span><text:span text:style-name="T1729">Στην πιο κάτω γραμμή κώδικα λαμβάνεται η επόμενη μέτρηση καρδιακών παλμών από την αναλογική θύρα<text:s/></text:span><text:span text:style-name="T1730">A</text:span><text:span text:style-name="T1731">5.</text:span></text:p>
      <text:p text:style-name="P1732"><text:s text:c="3"/></text:p>
      <text:p text:style-name="P1733"><text:span text:style-name="T1734">int</text:span><text:span text:style-name="T1735"><text:s/></text:span><text:span text:style-name="T1736">readingIn</text:span><text:span text:style-name="T1737"><text:s/></text:span><text:span text:style-name="T1738">=</text:span><text:span text:style-name="T1739"><text:s/></text:span><text:span text:style-name="T1740">analogRead</text:span><text:span text:style-name="T1741">(</text:span><text:span text:style-name="T1742">A</text:span><text:span text:style-name="T1743">5</text:span><text:span text:style-name="T1744">)</text:span><text:span text:style-name="T1745"><text:s/></text:span><text:span text:style-name="T1746">;</text:span></text:p>
      <text:p text:style-name="P1747"/>
      <text:p text:style-name="P1748"><text:span text:style-name="T1749">29</text:span><text:span text:style-name="T1750">)<text:s/></text:span><text:span text:style-name="T1751">Στην πιο κάτω γραμμή καλείται η συνάρτηση που συσσωρεύει πληροφορία από κάθε τιμή καρδιακών παλμών που λαμβάνεται στην προηγούμενη γραμμή με στόχο τον καθορισμό του αριθμού χτύπων της καρδιάς ανά λεπτό. Με βάση αρκετά πειράματα που κάναμε, βρήκαμε ότι χρειάζεται χρόνος 2-3 λεπτά για την σύγκλιση της τιμής των παλμών ανά λεπτό στην σωστή τιμή του καθώς, λόγω των πολλών εργασιών που επιτελεί το<text:s/></text:span><text:span text:style-name="T1752">Arduino</text:span><text:span text:style-name="T1753"><text:s/></text:span><text:span text:style-name="T1754">MKRWiFi</text:span><text:span text:style-name="T1755">1010, η δειγματοληψία πραγματοποιείται με αργούς ρυθμούς.</text:span></text:p>
      <text:p text:style-name="P1756"/>
      <text:p text:style-name="P1757"><text:span text:style-name="T1758"><text:s text:c="4"/></text:span><text:span text:style-name="T1759">ISR</text:span><text:span text:style-name="T1760">(</text:span><text:span text:style-name="T1761">readingIn</text:span><text:span text:style-name="T1762">)</text:span><text:span text:style-name="T1763"><text:s/></text:span><text:span text:style-name="T1764">;</text:span><text:span text:style-name="T1765"><text:s/></text:span><text:span text:style-name="T1766">// Take current ECG sample into account for estimating the heartbeat<text:s/></text:span><text:soft-page-break/><text:span text:style-name="T1767">rate</text:span></text:p>
      <text:p text:style-name="P1768"/>
      <text:p text:style-name="P1769"><text:span text:style-name="T1770">30</text:span><text:span text:style-name="T1771">)<text:s/></text:span><text:span text:style-name="T1772">Στο</text:span><text:span text:style-name="T1773">ν πιο κάτω πίνακα αποθηκεύονται τα δείγματα καρδιακών παλμών με στόχο την μετέπειτα φασματική τους ανάλυση (πεδίο συχνοτήτων) με χρήση του<text:s/></text:span><text:span text:style-name="T1774">Fast</text:span><text:span text:style-name="T1775"><text:s/></text:span><text:span text:style-name="T1776">Fourier</text:span><text:span text:style-name="T1777"><text:s/></text:span><text:span text:style-name="T1778">Transform</text:span><text:span text:style-name="T1779"><text:s/>(</text:span><text:span text:style-name="T1780">FFT</text:span><text:span text:style-name="T1781">).<text:s/></text:span><text:span text:style-name="T1782">H</text:span><text:span text:style-name="T1783"><text:s/>ανάλυση αυτή έχει ως στόχο τον εντοπισμό πιθανών καρδιακών δυσλειτουργιών. Αποθηκεύονται οι μετρήσεις στον πίνακα πραγματικών τιμών ενώ ο πίνακας των φανταστικών τιμών μηδενίζεται σε κάθε θέση του. Ο<text:s/></text:span><text:span text:style-name="T1784">FFT</text:span><text:span text:style-name="T1785"><text:s/></text:span><text:span text:style-name="T1786">επιστρέφει, γενικά, μιγαδικές τιμές οι οποίες θα αποθηκευτούν σε αυτούς τους πίνακες ως πραγματικό και φανταστικό μέρος χωριστά.</text:span></text:p>
      <text:p text:style-name="P1787"/>
      <text:p text:style-name="P1788"><text:span text:style-name="T1789"><text:s text:c="4"/></text:span><text:span text:style-name="T1790">vReal</text:span><text:span text:style-name="T1791">[</text:span><text:span text:style-name="T1792">i</text:span><text:span text:style-name="T1793">]</text:span><text:span text:style-name="T1794"><text:s/></text:span><text:span text:style-name="T1795">=</text:span><text:span text:style-name="T1796"><text:s/></text:span><text:span text:style-name="T1797">(</text:span><text:span text:style-name="T1798">double</text:span><text:span text:style-name="T1799"><text:s/></text:span><text:span text:style-name="T1800">)</text:span><text:span text:style-name="T1801"><text:s/>readingIn<text:s/></text:span><text:span text:style-name="T1802">;</text:span><text:span text:style-name="T1803"><text:s/></text:span><text:span text:style-name="T1804">// Read ECG data</text:span></text:p>
      <text:p text:style-name="P1805"/>
      <text:p text:style-name="P1806"><text:span text:style-name="T1807"><text:s text:c="4"/></text:span><text:span text:style-name="T1808">vImag</text:span><text:span text:style-name="T1809">[</text:span><text:span text:style-name="T1810">i</text:span><text:span text:style-name="T1811">]</text:span><text:span text:style-name="T1812"><text:s/></text:span><text:span text:style-name="T1813">=</text:span><text:span text:style-name="T1814"><text:s/></text:span><text:span text:style-name="T1815">0.0</text:span><text:span text:style-name="T1816">;</text:span><text:span text:style-name="T1817"><text:s/></text:span><text:span text:style-name="T1818">//Imaginary part must be zeroed in case of looping to avoid wrong calculations and overflows</text:span></text:p>
      <text:p text:style-name="P1819"/>
      <text:p text:style-name="P1820">31)<text:s/>Στο σημείο αυτό γίνεται σύνδεση με τη συσκευή αισθητήρα καρδιακών παλμών οι οποίοι λαμβάνονται από τη συσκευή μέσω των τριών αυτοκόλλητων αισθητήρων μιας χρήσης που <text:s/>είναι προσκολλημένοι στο θώρακα του χρήστη της συσκευής.</text:p>
      <text:p text:style-name="P1821"/>
      <text:p text:style-name="P1822"><text:span text:style-name="T1823"><text:s text:c="4"/></text:span><text:span text:style-name="T1824">// vReal[i] = int8_t((amplitude * (sin((i * (twoPi * cycles)) / samples))) / 2.0);/* Build data with positive and negative values*/</text:span></text:p>
      <text:p text:style-name="P1825"><text:span text:style-name="T1826"><text:s text:c="4"/></text:span><text:span text:style-name="T1827">// vReal[i] = uint8_t((amplitude * (sin((i * (twoPi * cycles)) / samples) + 1.0)) / 2.0);/* Build data displaced on the Y axis to include only positive values*/</text:span></text:p>
      <text:p text:style-name="P1828"><text:span text:style-name="T1829"><text:s text:c="4"/></text:span></text:p>
      <text:p text:style-name="P1830"><text:span text:style-name="T1831"><text:s text:c="3"/></text:span><text:span text:style-name="T1832">}</text:span></text:p>
      <text:p text:style-name="P1833"><text:span text:style-name="T1834"><text:s text:c="2"/></text:span><text:span text:style-name="T1835">/* Print the results of the simulated sampling according to time */</text:span></text:p>
      <text:p text:style-name="P1836"/>
      <text:soft-page-break/>
      <text:p text:style-name="P1837">// Serial.println("Sampled data follow below:");</text:p>
      <text:p text:style-name="P1838">// PrintVector(vReal, samples, SCL_TIME);</text:p>
      <text:p text:style-name="P1839"/>
      <text:p text:style-name="P1840"><text:span text:style-name="T1841">32</text:span><text:span text:style-name="T1842">)<text:s/></text:span><text:span text:style-name="T1843">Στις πιο κάτω γραμμές υπολογίζεται ο<text:s/></text:span><text:span text:style-name="T1844">FFT</text:span><text:span text:style-name="T1845"><text:s/></text:span><text:span text:style-name="T1846">στις τιμές καρδιακών παλμών που έχουν ληφθεί στον βρόχο πιο πάνω.</text:span></text:p>
      <text:p text:style-name="P1847"/>
      <text:p text:style-name="P1848"><text:span text:style-name="T1849"><text:s/></text:span><text:span text:style-name="T1850">FFT</text:span><text:span text:style-name="T1851">.</text:span><text:span text:style-name="T1852">Windowing</text:span><text:span text:style-name="T1853">(</text:span><text:span text:style-name="T1854">vReal</text:span><text:span text:style-name="T1855">,</text:span><text:span text:style-name="T1856"><text:s/>samples</text:span><text:span text:style-name="T1857">,</text:span><text:span text:style-name="T1858"><text:s/>FFT_WIN_TYP_HAMMING</text:span><text:span text:style-name="T1859">,</text:span><text:span text:style-name="T1860"><text:s/>FFT_FORWARD</text:span><text:span text:style-name="T1861">);</text:span><text:span text:style-name="T1862"><text:s text:c="2"/></text:span><text:span text:style-name="T1863">/* Weigh data */</text:span></text:p>
      <text:p text:style-name="P1864">// Serial.println("Weighed data:");</text:p>
      <text:p text:style-name="P1865">// PrintVector(vReal, samples, SCL_TIME);</text:p>
      <text:p text:style-name="P1866"><text:span text:style-name="T1867"><text:s/>FFT</text:span><text:span text:style-name="T1868">.</text:span><text:span text:style-name="T1869">Compute</text:span><text:span text:style-name="T1870">(</text:span><text:span text:style-name="T1871">vReal</text:span><text:span text:style-name="T1872">,</text:span><text:span text:style-name="T1873"><text:s/>vImag</text:span><text:span text:style-name="T1874">,</text:span><text:span text:style-name="T1875"><text:s/>samples</text:span><text:span text:style-name="T1876">,</text:span><text:span text:style-name="T1877"><text:s/>FFT_FORWARD</text:span><text:span text:style-name="T1878">);</text:span><text:span text:style-name="T1879"><text:s/></text:span><text:span text:style-name="T1880">/* Compute FFT */</text:span></text:p>
      <text:p text:style-name="P1881">// Serial.println("Computed Real values:");</text:p>
      <text:p text:style-name="P1882">// PrintVector(vReal, samples, SCL_INDEX);</text:p>
      <text:p text:style-name="P1883">// Serial.println("Computed Imaginary values:");</text:p>
      <text:p text:style-name="P1884">// PrintVector(vImag, samples, SCL_INDEX);</text:p>
      <text:p text:style-name="P1885"><text:span text:style-name="T1886"><text:s/>FFT</text:span><text:span text:style-name="T1887">.</text:span><text:span text:style-name="T1888">ComplexToMagnitude</text:span><text:span text:style-name="T1889">(</text:span><text:span text:style-name="T1890">vReal</text:span><text:span text:style-name="T1891">,</text:span><text:span text:style-name="T1892"><text:s/>vImag</text:span><text:span text:style-name="T1893">,</text:span><text:span text:style-name="T1894"><text:s/>samples</text:span><text:span text:style-name="T1895">);</text:span><text:span text:style-name="T1896"><text:s/></text:span><text:span text:style-name="T1897">/* Compute magnitudes */</text:span></text:p>
      <text:p text:style-name="P1898">// Serial.println("Computed magnitudes:");</text:p>
      <text:p text:style-name="P1899">// PrintVector(vReal, (samples &gt;&gt; 1), SCL_FREQUENCY);</text:p>
      <text:p text:style-name="P1900"/>
      <text:p text:style-name="P1901"><text:span text:style-name="T1902">33</text:span><text:span text:style-name="T1903">)<text:s/></text:span><text:span text:style-name="T1904">Για απλότητα, ελέγχουμε για τυχόν καρδιακές δυσλειτουργίες την συχνότητα με το μεγαλύτερο μέτρο<text:s/></text:span><text:span text:style-name="T1905">(</text:span><text:span text:style-name="T1906">amplitude</text:span><text:span text:style-name="T1907">).<text:s/></text:span><text:span text:style-name="T1908">Πιο πολύπλοκοι αλγόριθμοι είναι εφικτοί, οι οποίοι χρησιμοποιούν τεχνικές<text:s/></text:span><text:span text:style-name="T1909">pattern</text:span><text:span text:style-name="T1910"><text:s/></text:span><text:span text:style-name="T1911">matching</text:span><text:span text:style-name="T1912">,<text:s/></text:span><text:span text:style-name="T1913">filtering</text:span><text:span text:style-name="T1914">,<text:s/></text:span><text:span text:style-name="T1915">καθώς και χαρακτηριστικά των καρδιακών παλμών ιατρικής φύσης όμως ξεφεύγουν από τους στόχους του παρόντος έργου.<text:s/></text:span><text:span text:style-name="T1916">Όμως, η ομάδα μας, έχει ξεκινήσει και διαρευνά τέτοιους αλγορίθμους.</text:span></text:p>
      <text:p text:style-name="P1917"/>
      <text:p text:style-name="P1918"><text:span text:style-name="T1919"><text:s/></text:span><text:span text:style-name="T1920">double</text:span><text:span text:style-name="T1921"><text:s/>x<text:s/></text:span><text:span text:style-name="T1922">=</text:span><text:span text:style-name="T1923"><text:s/>FFT</text:span><text:span text:style-name="T1924">.</text:span><text:span text:style-name="T1925">MajorPeak</text:span><text:span text:style-name="T1926">(</text:span><text:span text:style-name="T1927">vReal</text:span><text:span text:style-name="T1928">,</text:span><text:span text:style-name="T1929"><text:s/>samples</text:span><text:span text:style-name="T1930">,</text:span><text:span text:style-name="T1931"><text:s/>samplingFrequency</text:span><text:span text:style-name="T1932">);</text:span></text:p>
      <text:p text:style-name="P1933"><text:s/></text:p>
      <text:p text:style-name="P1934"><text:span text:style-name="T1935"><text:s/>Serial</text:span><text:span text:style-name="T1936">.</text:span><text:span text:style-name="T1937">print</text:span><text:span text:style-name="T1938">(</text:span><text:span text:style-name="T1939">"Frequency with maximum FFT amplitude: "</text:span><text:span text:style-name="T1940">)</text:span><text:span text:style-name="T1941"><text:s/></text:span><text:span text:style-name="T1942">;</text:span></text:p>
      <text:soft-page-break/>
      <text:p text:style-name="P1943"><text:span text:style-name="T1944"><text:s/>Serial</text:span><text:span text:style-name="T1945">.</text:span><text:span text:style-name="T1946">println</text:span><text:span text:style-name="T1947">(</text:span><text:span text:style-name="T1948">x</text:span><text:span text:style-name="T1949">,</text:span><text:span text:style-name="T1950"><text:s/></text:span><text:span text:style-name="T1951">6</text:span><text:span text:style-name="T1952">);</text:span></text:p>
      <text:p text:style-name="P1953"><text:span text:style-name="T1954"><text:s/>Serial</text:span><text:span text:style-name="T1955">.</text:span><text:span text:style-name="T1956">print</text:span><text:span text:style-name="T1957">(</text:span><text:span text:style-name="T1958">"BPM is now: "</text:span><text:span text:style-name="T1959">)</text:span><text:span text:style-name="T1960"><text:s/></text:span><text:span text:style-name="T1961">;</text:span></text:p>
      <text:p text:style-name="P1962"><text:span text:style-name="T1963"><text:s/>Serial</text:span><text:span text:style-name="T1964">.</text:span><text:span text:style-name="T1965">println</text:span><text:span text:style-name="T1966">(</text:span><text:span text:style-name="T1967">BPM</text:span><text:span text:style-name="T1968">)</text:span><text:span text:style-name="T1969"><text:s/></text:span><text:span text:style-name="T1970">;</text:span></text:p>
      <text:p text:style-name="P1971"/>
      <text:p text:style-name="P1972">//while(1); /* Run Once */</text:p>
      <text:p text:style-name="P1973">// delay(2000); /* Continue after short delay */</text:p>
      <text:p text:style-name="P1974"><text:s text:c="2"/></text:p>
      <text:p text:style-name="P1975"><text:s/></text:p>
      <text:p text:style-name="P1976"><text:span text:style-name="T1977"><text:s/></text:span><text:span text:style-name="T1978">// Now we transfer the events from Accelerometer/Gyroscope, GPS, and ECG to the Wia platform</text:span></text:p>
      <text:p text:style-name="P1979"><text:span text:style-name="T1980"><text:s/></text:span><text:span text:style-name="T1981">// At the platform, triggers by the events will notify, as needed, the designated alert recipients</text:span></text:p>
      <text:p text:style-name="P1982"><text:span text:style-name="T1983">34</text:span><text:span text:style-name="T1984">)<text:s/></text:span><text:span text:style-name="T1985">Πιο κάτω επιχειρείται σύνδεση με την<text:s/></text:span><text:span text:style-name="T1986">IoT</text:span><text:span text:style-name="T1987"><text:s/></text:span><text:span text:style-name="T1988">πλατφόρμα, με το<text:s/></text:span><text:span text:style-name="T1989">if</text:span><text:span text:style-name="T1990">. Αν η σύνδεση είναι επιτυχής, ακολουθεί η επικοινωνία με την πλατφόρμα και η αποστολή δεδομένων.</text:span></text:p>
      <text:p text:style-name="P1991"/>
      <text:p text:style-name="P1992"><text:span text:style-name="T1993"><text:s text:c="2"/></text:span><text:span text:style-name="T1994">if</text:span><text:span text:style-name="T1995"><text:s/></text:span><text:span text:style-name="T1996">(</text:span><text:span text:style-name="T1997">client</text:span><text:span text:style-name="T1998">.</text:span><text:span text:style-name="T1999">connect</text:span><text:span text:style-name="T2000">(</text:span><text:span text:style-name="T2001">server</text:span><text:span text:style-name="T2002">,</text:span><text:span text:style-name="T2003"><text:s/>port</text:span><text:span text:style-name="T2004">))</text:span></text:p>
      <text:p text:style-name="P2005"><text:span text:style-name="T2006"><text:s text:c="3"/></text:span><text:span text:style-name="T2007">{</text:span></text:p>
      <text:p text:style-name="P2008"><text:s text:c="3"/></text:p>
      <text:p text:style-name="P2009"><text:span text:style-name="T2010">35</text:span><text:span text:style-name="T2011">)<text:s/></text:span><text:span text:style-name="T2012">Γ</text:span><text:span text:style-name="T2013">ίνεται προετοιμασία των δεδομένων προς κρυπτογράφηση με τον<text:s/></text:span><text:span text:style-name="T2014">AES</text:span><text:span text:style-name="T2015">.</text:span></text:p>
      <text:p text:style-name="P2016"/>
      <text:p text:style-name="P2017"><text:span text:style-name="T2018"><text:s text:c="3"/></text:span><text:span text:style-name="T2019"><text:s/></text:span><text:span text:style-name="T2020">char</text:span><text:span text:style-name="T2021"><text:s/>outputblob</text:span><text:span text:style-name="T2022">[</text:span><text:span text:style-name="T2023">AES_PLAINTEXT_SIZE</text:span><text:span text:style-name="T2024">]</text:span><text:span text:style-name="T2025"><text:s text:c="2"/></text:span><text:span text:style-name="T2026">;</text:span></text:p>
      <text:p text:style-name="P2027"><text:span text:style-name="T2028"><text:s text:c="4"/>byte cipher_to_send</text:span><text:span text:style-name="T2029">[</text:span><text:span text:style-name="T2030">AES_PLAINTEXT_SIZE</text:span><text:span text:style-name="T2031">]</text:span><text:span text:style-name="T2032"><text:s/></text:span><text:span text:style-name="T2033">;</text:span></text:p>
      <text:p text:style-name="P2034"/>
      <text:p text:style-name="P2035">// <text:s text:c="3"/>char cipheroutput[AES_PLAINTEXT_SIZE * 3+1] ;</text:p>
      <text:p text:style-name="P2036">// <text:s text:c="3"/>cipheroutput[0] = '\0' ;</text:p>
      <text:p text:style-name="P2037"><text:s text:c="4"/></text:p>
      <text:p text:style-name="P2038"/>
      <text:soft-page-break/>
      <text:p text:style-name="P2039"><text:span text:style-name="T2040"><text:s text:c="4"/></text:span><text:span text:style-name="T2041">for</text:span><text:span text:style-name="T2042"><text:s/></text:span><text:span text:style-name="T2043">(</text:span><text:span text:style-name="T2044">i<text:s/></text:span><text:span text:style-name="T2045">=</text:span><text:span text:style-name="T2046"><text:s/></text:span><text:span text:style-name="T2047">0</text:span><text:span text:style-name="T2048"><text:s/></text:span><text:span text:style-name="T2049">;</text:span><text:span text:style-name="T2050"><text:s/>i<text:s/></text:span><text:span text:style-name="T2051">&lt;</text:span><text:span text:style-name="T2052"><text:s/>AES_PLAINTEXT_SIZE<text:s/></text:span><text:span text:style-name="T2053">;</text:span><text:span text:style-name="T2054"><text:s/>i</text:span><text:span text:style-name="T2055">++)</text:span></text:p>
      <text:p text:style-name="P2056"><text:span text:style-name="T2057"><text:s text:c="8"/>outputblob</text:span><text:span text:style-name="T2058">[</text:span><text:span text:style-name="T2059">i</text:span><text:span text:style-name="T2060">]</text:span><text:span text:style-name="T2061"><text:s/></text:span><text:span text:style-name="T2062">=</text:span><text:span text:style-name="T2063"><text:s/>' '<text:s/></text:span><text:span text:style-name="T2064">;</text:span></text:p>
      <text:p text:style-name="P2065"><text:s text:c="2"/></text:p>
      <text:p text:style-name="P2066"/>
      <text:p text:style-name="P2067"><text:span text:style-name="T2068">36</text:span><text:span text:style-name="T2069">)<text:s/></text:span><text:span text:style-name="T2070">Εδώ αποστέλλεται στην πλατφόρμα<text:s/></text:span><text:span text:style-name="T2071">IoT</text:span><text:span text:style-name="T2072"><text:s/></text:span><text:span text:style-name="T2073">το πακέτο δεδομένων με βάση τις μετρήσεις και των τριών δεδομένων. Αποστέλεται ως ένα πεδίο ενός<text:s/></text:span><text:span text:style-name="T2074">JSON</text:span><text:span text:style-name="T2075"><text:s/></text:span><text:span text:style-name="T2076">object</text:span><text:span text:style-name="T2077">.</text:span></text:p>
      <text:p text:style-name="P2078"><text:span text:style-name="T2079">sprintf</text:span><text:span text:style-name="T2080">(</text:span><text:span text:style-name="T2081">outputblob</text:span><text:span text:style-name="T2082">,</text:span><text:span text:style-name="T2083"><text:s/></text:span><text:span text:style-name="T2084">"</text:span><text:span text:style-name="T2085">Lat</text:span><text:span text:style-name="T2086">: %</text:span><text:span text:style-name="T2087">f</text:span><text:span text:style-name="T2088">,<text:s/></text:span><text:span text:style-name="T2089">Long</text:span><text:span text:style-name="T2090">:<text:s/></text:span></text:p>
      <text:p text:style-name="P2091"><text:span text:style-name="T2092">%f, Tmp: %f, BPM: %f, AcX: %d, AcY: %d, AcZ (Fall): %d, ECG Maj. Peak.: %f"</text:span><text:span text:style-name="T2093">,</text:span><text:span text:style-name="T2094"><text:s/>p</text:span><text:span text:style-name="T2095">.</text:span><text:span text:style-name="T2096">Latitude</text:span><text:span text:style-name="T2097">,</text:span><text:span text:style-name="T2098"><text:s/>p</text:span><text:span text:style-name="T2099">.</text:span><text:span text:style-name="T2100">Longitude</text:span><text:span text:style-name="T2101">,</text:span><text:span text:style-name="T2102"><text:s/></text:span><text:span text:style-name="T2103">(</text:span><text:span text:style-name="T2104">double</text:span><text:span text:style-name="T2105"><text:s/></text:span><text:span text:style-name="T2106">)</text:span><text:span text:style-name="T2107"><text:s/>Tmp</text:span><text:span text:style-name="T2108">/</text:span><text:span text:style-name="T2109">340.00</text:span><text:span text:style-name="T2110">+</text:span><text:span text:style-name="T2111">36.53</text:span><text:span text:style-name="T2112">,</text:span><text:span text:style-name="T2113"><text:s/></text:span><text:span text:style-name="T2114">(</text:span><text:span text:style-name="T2115">double</text:span><text:span text:style-name="T2116"><text:s/></text:span><text:span text:style-name="T2117">)</text:span><text:span text:style-name="T2118"><text:s/>BPM</text:span><text:span text:style-name="T2119">,</text:span><text:span text:style-name="T2120"><text:s/>AcX</text:span><text:span text:style-name="T2121">,</text:span><text:span text:style-name="T2122"><text:s/>AcY</text:span><text:span text:style-name="T2123">,</text:span><text:span text:style-name="T2124"><text:s/>AcZ</text:span><text:span text:style-name="T2125">,</text:span><text:span text:style-name="T2126"><text:s/>x</text:span><text:span text:style-name="T2127">)</text:span><text:span text:style-name="T2128"><text:s/></text:span><text:span text:style-name="T2129">;</text:span></text:p>
      <text:p text:style-name="P2130"/>
      <text:p text:style-name="P2131"><text:span text:style-name="T2132">37</text:span><text:span text:style-name="T2133">)<text:s/></text:span><text:span text:style-name="T2134">Η πιο κάτω ακολουθία ελέγχων εντοπίζει συνθήκες<text:s/></text:span><text:span text:style-name="T2135">ALERT</text:span><text:span text:style-name="T2136">. Πιο συγκεκριμένα, εντοπίζει κίνηση εκτός ορίων και πτώση. Μπορεί κανείς να προσθέσει οποιαδήποτε άλλη συνθήκη<text:s/></text:span><text:span text:style-name="T2137">ALERT</text:span><text:span text:style-name="T2138"><text:s/></text:span><text:span text:style-name="T2139">επιθυμεί (π.χ. απότομη κίνηση εμπρός, υψηλή θερμοκρασία κ.λπ.). Με βάση τα<text:s/></text:span><text:span text:style-name="T2140">ALERT</text:span><text:span text:style-name="T2141"><text:s/></text:span><text:span text:style-name="T2142">που λαμβάνει η πλατφόρμα στο<text:s/></text:span><text:span text:style-name="T2143">JSON</text:span><text:span text:style-name="T2144"><text:s/></text:span><text:span text:style-name="T2145">object</text:span><text:span text:style-name="T2146">,<text:s/></text:span><text:span text:style-name="T2147">ενεργοποιεί τα κατάλληλα<text:s/></text:span><text:span text:style-name="T2148">triggers</text:span><text:span text:style-name="T2149"><text:s/></text:span><text:span text:style-name="T2150">για να σταλούν<text:s/></text:span><text:span text:style-name="T2151">email</text:span><text:span text:style-name="T2152"><text:s/></text:span><text:span text:style-name="T2153">σε αποδέκτη ο οποίος και θα φροντίσει για τις απαιτούμενες δράσεις.</text:span></text:p>
      <text:p text:style-name="P2154"/>
      <text:p text:style-name="P2155"/>
      <text:p text:style-name="P2156"><text:span text:style-name="T2157"><text:s text:c="4"/></text:span><text:span text:style-name="T2158">if</text:span><text:span text:style-name="T2159"><text:s/></text:span><text:span text:style-name="T2160">(</text:span><text:span text:style-name="T2161">inside<text:s/></text:span><text:span text:style-name="T2162">==</text:span><text:span text:style-name="T2163"><text:s/>INSIDE</text:span><text:span text:style-name="T2164">)</text:span></text:p>
      <text:p text:style-name="P2165"><text:span text:style-name="T2166"><text:s text:c="6"/>root</text:span><text:span text:style-name="T2167">[</text:span><text:span text:style-name="T2168">"name"</text:span><text:span text:style-name="T2169">]</text:span><text:span text:style-name="T2170"><text:s/></text:span><text:span text:style-name="T2171">=</text:span><text:span text:style-name="T2172"><text:s/></text:span><text:span text:style-name="T2173">"INSIDE"</text:span><text:span text:style-name="T2174"><text:s/></text:span><text:span text:style-name="T2175">;</text:span></text:p>
      <text:p text:style-name="P2176"><text:span text:style-name="T2177"><text:s text:c="4"/></text:span><text:span text:style-name="T2178">else</text:span></text:p>
      <text:p text:style-name="P2179"><text:span text:style-name="T2180"><text:s text:c="6"/></text:span><text:span text:style-name="T2181">if</text:span><text:span text:style-name="T2182"><text:s/></text:span><text:span text:style-name="T2183">(</text:span><text:span text:style-name="T2184">inside<text:s/></text:span><text:span text:style-name="T2185">==</text:span><text:span text:style-name="T2186"><text:s/>OUTSIDE</text:span><text:span text:style-name="T2187">)</text:span></text:p>
      <text:p text:style-name="P2188"><text:span text:style-name="T2189"><text:s text:c="8"/>root</text:span><text:span text:style-name="T2190">[</text:span><text:span text:style-name="T2191">"name"</text:span><text:span text:style-name="T2192">]</text:span><text:span text:style-name="T2193"><text:s/></text:span><text:span text:style-name="T2194">=</text:span><text:span text:style-name="T2195"><text:s/></text:span><text:span text:style-name="T2196">"OUTSIDE"</text:span><text:span text:style-name="T2197"><text:s/></text:span><text:span text:style-name="T2198">;</text:span></text:p>
      <text:p text:style-name="P2199"/>
      <text:p text:style-name="P2200"><text:span text:style-name="T2201"><text:s text:c="4"/></text:span><text:span text:style-name="T2202">if</text:span><text:span text:style-name="T2203"><text:s/></text:span><text:span text:style-name="T2204">(</text:span><text:span text:style-name="T2205">AcZ<text:s/></text:span><text:span text:style-name="T2206">&lt;</text:span><text:span text:style-name="T2207"><text:s/></text:span><text:span text:style-name="T2208">15700</text:span><text:span text:style-name="T2209"><text:s/></text:span><text:span text:style-name="T2210">-</text:span><text:span text:style-name="T2211"><text:s/></text:span><text:span text:style-name="T2212">3000</text:span><text:span text:style-name="T2213"><text:s/></text:span><text:span text:style-name="T2214">||</text:span><text:span text:style-name="T2215"><text:s/>AcZ<text:s/></text:span><text:span text:style-name="T2216">&gt;</text:span><text:span text:style-name="T2217"><text:s/></text:span><text:span text:style-name="T2218">15700</text:span><text:span text:style-name="T2219"><text:s/></text:span><text:span text:style-name="T2220">+</text:span><text:span text:style-name="T2221"><text:s/></text:span><text:span text:style-name="T2222">3000</text:span><text:span text:style-name="T2223">)</text:span></text:p>
      <text:p text:style-name="P2224"><text:span text:style-name="T2225"><text:s text:c="6"/></text:span><text:span text:style-name="T2226">if</text:span><text:span text:style-name="T2227"><text:s/></text:span><text:span text:style-name="T2228">(</text:span><text:span text:style-name="T2229">root</text:span><text:span text:style-name="T2230">[</text:span><text:span text:style-name="T2231">"name"</text:span><text:span text:style-name="T2232">]</text:span><text:span text:style-name="T2233"><text:s/></text:span><text:span text:style-name="T2234">==</text:span><text:span text:style-name="T2235"><text:s/></text:span><text:span text:style-name="T2236">"OUTSIDE"</text:span><text:span text:style-name="T2237">)</text:span></text:p>
      <text:p text:style-name="P2238"><text:span text:style-name="T2239"><text:s text:c="8"/>root</text:span><text:span text:style-name="T2240">[</text:span><text:span text:style-name="T2241">"name"</text:span><text:span text:style-name="T2242">]</text:span><text:span text:style-name="T2243"><text:s/></text:span><text:span text:style-name="T2244">=</text:span><text:span text:style-name="T2245"><text:s/></text:span><text:span text:style-name="T2246">"OUTSIDE+FALL"</text:span><text:span text:style-name="T2247"><text:s/></text:span><text:span text:style-name="T2248">;</text:span></text:p>
      <text:soft-page-break/>
      <text:p text:style-name="P2249"><text:span text:style-name="T2250"><text:s text:c="6"/></text:span><text:span text:style-name="T2251">else</text:span></text:p>
      <text:p text:style-name="P2252"><text:span text:style-name="T2253"><text:s text:c="8"/></text:span><text:span text:style-name="T2254">if</text:span><text:span text:style-name="T2255"><text:s/></text:span><text:span text:style-name="T2256">(</text:span><text:span text:style-name="T2257">root</text:span><text:span text:style-name="T2258">[</text:span><text:span text:style-name="T2259">"name"</text:span><text:span text:style-name="T2260">]</text:span><text:span text:style-name="T2261"><text:s/></text:span><text:span text:style-name="T2262">==</text:span><text:span text:style-name="T2263"><text:s/>INSIDE</text:span><text:span text:style-name="T2264">)</text:span></text:p>
      <text:p text:style-name="P2265"><text:span text:style-name="T2266"><text:s text:c="10"/>root</text:span><text:span text:style-name="T2267">[</text:span><text:span text:style-name="T2268">"name"</text:span><text:span text:style-name="T2269">]</text:span><text:span text:style-name="T2270"><text:s/></text:span><text:span text:style-name="T2271">=</text:span><text:span text:style-name="T2272"><text:s/></text:span><text:span text:style-name="T2273">"INSIDE+FALL"</text:span><text:span text:style-name="T2274"><text:s/></text:span><text:span text:style-name="T2275">;</text:span></text:p>
      <text:p text:style-name="P2276"><text:span text:style-name="T2277"><text:s text:c="8"/></text:span><text:span text:style-name="T2278">else</text:span></text:p>
      <text:p text:style-name="P2279"><text:span text:style-name="T2280"><text:s text:c="10"/>root</text:span><text:span text:style-name="T2281">[</text:span><text:span text:style-name="T2282">"name"</text:span><text:span text:style-name="T2283">]</text:span><text:span text:style-name="T2284"><text:s/></text:span><text:span text:style-name="T2285">=</text:span><text:span text:style-name="T2286"><text:s/></text:span><text:span text:style-name="T2287">"FALL"</text:span><text:span text:style-name="T2288"><text:s/></text:span><text:span text:style-name="T2289">;</text:span></text:p>
      <text:p text:style-name="P2290"><text:s text:c="4"/></text:p>
      <text:p text:style-name="P2291"><text:s text:c="4"/></text:p>
      <text:p text:style-name="P2292"><text:span text:style-name="T2293"><text:s text:c="3"/></text:span><text:span text:style-name="T2294">if<text:s/></text:span><text:span text:style-name="T2295">((</text:span><text:span text:style-name="T2296">double</text:span><text:span text:style-name="T2297"><text:s/></text:span><text:span text:style-name="T2298">)</text:span><text:span text:style-name="T2299"><text:s/>Tmp/340.00+36.53 &gt; 40 ||<text:s/></text:span><text:span text:style-name="T2300">(</text:span><text:span text:style-name="T2301">double</text:span><text:span text:style-name="T2302"><text:s/></text:span><text:span text:style-name="T2303">)</text:span><text:span text:style-name="T2304"><text:s/>Tmp/340.00+36.53 &lt; 10)</text:span></text:p>
      <text:p text:style-name="P2305"><text:span text:style-name="T2306"><text:s text:c="5"/>root[</text:span><text:span text:style-name="T2307">"name"</text:span><text:span text:style-name="T2308">] =<text:s/></text:span><text:span text:style-name="T2309">"TMP"</text:span><text:span text:style-name="T2310"><text:s/>; //<text:s/></text:span><text:span text:style-name="T2311">low/high temperature problem - o</text:span><text:span text:style-name="T2312">verrides previous - it is critical</text:span></text:p>
      <text:p text:style-name="P2313"/>
      <text:p text:style-name="P2314"><text:s text:c="3"/>if (BPM &gt; 80 || BPM &lt; 50)</text:p>
      <text:p text:style-name="P2315"><text:span text:style-name="T2316"><text:s text:c="5"/>root</text:span><text:span text:style-name="T2317">[</text:span><text:span text:style-name="T2318">"name"</text:span><text:span text:style-name="T2319">] =<text:s/></text:span><text:span text:style-name="T2320">"BPM"</text:span><text:span text:style-name="T2321"><text:s/>; //<text:s/></text:span><text:span text:style-name="T2322">Cardiac pulse problem - o</text:span><text:span text:style-name="T2323">verrides previous - it is critical</text:span></text:p>
      <text:p text:style-name="P2324"><text:s text:c="8"/></text:p>
      <text:p text:style-name="P2325"><text:span text:style-name="T2326"><text:s text:c="3"/>for<text:s/></text:span><text:span text:style-name="T2327">(</text:span><text:span text:style-name="T2328">i = 0 ; i &lt; AES_PLAINTEXT_SIZE ; i++</text:span><text:span text:style-name="T2329">)</text:span></text:p>
      <text:p text:style-name="P2330"><text:s text:c="7"/>plain[i] = outputblob[i] ;</text:p>
      <text:p text:style-name="P2331"/>
      <text:p text:style-name="P2332"><text:span text:style-name="T2333">38</text:span><text:span text:style-name="T2334">)<text:s/></text:span><text:span text:style-name="T2335">Εδώ μεταφέρεται το πακέτο των δεδομένων μετρήσεων των αισθητήρων στον<text:s/></text:span><text:span text:style-name="T2336">encryption</text:span><text:span text:style-name="T2337"><text:s/></text:span><text:span text:style-name="T2338">buffer</text:span><text:span text:style-name="T2339">.</text:span></text:p>
      <text:p text:style-name="P2340"/>
      <text:p text:style-name="P2341"><text:span text:style-name="T2342"><text:s text:c="4"/></text:span><text:span text:style-name="T2343">for</text:span><text:span text:style-name="T2344"><text:s/></text:span><text:span text:style-name="T2345">(</text:span><text:span text:style-name="T2346">i<text:s/></text:span><text:span text:style-name="T2347">=</text:span><text:span text:style-name="T2348"><text:s/></text:span><text:span text:style-name="T2349">0</text:span><text:span text:style-name="T2350"><text:s/></text:span><text:span text:style-name="T2351">;</text:span><text:span text:style-name="T2352"><text:s/>i<text:s/></text:span><text:span text:style-name="T2353">&lt;</text:span><text:span text:style-name="T2354"><text:s/>AES_PLAINTEXT_SIZE<text:s/></text:span><text:span text:style-name="T2355">;</text:span><text:span text:style-name="T2356"><text:s/>i</text:span><text:span text:style-name="T2357">++)</text:span></text:p>
      <text:p text:style-name="P2358"><text:span text:style-name="T2359"><text:s text:c="7"/>plain</text:span><text:span text:style-name="T2360">[</text:span><text:span text:style-name="T2361">i</text:span><text:span text:style-name="T2362">]</text:span><text:span text:style-name="T2363"><text:s/></text:span><text:span text:style-name="T2364">=</text:span><text:span text:style-name="T2365"><text:s/></text:span><text:span text:style-name="T2366">outputblob</text:span><text:span text:style-name="T2367">[</text:span><text:span text:style-name="T2368">i</text:span><text:span text:style-name="T2369">]</text:span><text:span text:style-name="T2370"><text:s/></text:span><text:span text:style-name="T2371">;</text:span></text:p>
      <text:p text:style-name="P2372"/>
      <text:p text:style-name="P2373"><text:span text:style-name="T2374">39</text:span><text:span text:style-name="T2375">)<text:s/></text:span><text:span text:style-name="T2376">Και εδώ γίνεται η κρυπτογράφηση των δεδομένων. Ελέγξαμε την ορθότητά της με την εκτέλεση του αλγόριθμου αποκρυπτογράφησης. Η δωρεάν έκδοση της<text:s/></text:span><text:span text:style-name="T2377">IoT</text:span><text:span text:style-name="T2378"><text:s/></text:span><text:span text:style-name="T2379">πλατφόρμας δεν επιτρέπει την αποστολή επιπρόσθετων<text:s/></text:span><text:span text:style-name="T2380">JSON</text:span><text:span text:style-name="T2381"><text:s/></text:span><text:span text:style-name="T2382">πεδίων και έτσι δεν μπορεί να σταλεί και η κρυπτογραφημένη μορφή των δεδομένων των αισθητήρων όμως η αποστολή είναι απλή, με το που θα δοθεί η<text:s/></text:span><text:soft-page-break/><text:span text:style-name="T2383">δυνατότητα επέκταση του<text:s/></text:span><text:span text:style-name="T2384">JSON</text:span><text:span text:style-name="T2385"><text:s/></text:span><text:span text:style-name="T2386">object</text:span><text:span text:style-name="T2387"><text:s/></text:span><text:span text:style-name="T2388">που προσφέρει η δωρεάν χρήση της πλατφόρμας.</text:span></text:p>
      <text:p text:style-name="P2389"><text:s text:c="4"/>// Encrypt data</text:p>
      <text:p text:style-name="P2390"><text:span text:style-name="T2391"><text:s text:c="4"/></text:span><text:span text:style-name="T2392">prekey</text:span><text:span text:style-name="T2393">(128) ;</text:span></text:p>
      <text:p text:style-name="P2394"/>
      <text:p text:style-name="P2395"/>
      <text:p text:style-name="P2396"/>
      <text:p text:style-name="P2397"/>
      <text:p text:style-name="P2398"/>
      <text:p text:style-name="P2399"/>
      <text:p text:style-name="P2400"/>
      <text:p text:style-name="P2401"/>
      <text:p text:style-name="P2402"/>
      <text:p text:style-name="P2403"/>
      <text:p text:style-name="P2404"><text:span text:style-name="T2405">40</text:span><text:span text:style-name="T2406">)<text:s/></text:span><text:span text:style-name="T2407">Εδώ αποστέλλονται τα δεδομένα μαζί με τα<text:s/></text:span><text:span text:style-name="T2408">alerts</text:span><text:span text:style-name="T2409"><text:s/></text:span><text:span text:style-name="T2410">στην<text:s/></text:span><text:span text:style-name="T2411">IoT</text:span><text:span text:style-name="T2412"><text:s/></text:span><text:span text:style-name="T2413">πλατφόρμα.</text:span></text:p>
      <text:p text:style-name="P2414"><text:span text:style-name="T2415"><text:s text:c="4"/></text:span><text:span text:style-name="T2416">root</text:span><text:span text:style-name="T2417">[</text:span><text:span text:style-name="T2418">"data"</text:span><text:span text:style-name="T2419">]</text:span><text:span text:style-name="T2420"><text:s/></text:span><text:span text:style-name="T2421">=</text:span><text:span text:style-name="T2422"><text:s/>outputblob<text:s/></text:span><text:span text:style-name="T2423">;</text:span></text:p>
      <text:p text:style-name="P2424"><text:span text:style-name="T2425"><text:s text:c="4"/>postToWia</text:span><text:span text:style-name="T2426">(</text:span><text:span text:style-name="T2427">root</text:span><text:span text:style-name="T2428">);</text:span></text:p>
      <text:p text:style-name="P2429"><text:span text:style-name="T2430"><text:s text:c="3"/></text:span><text:span text:style-name="T2431">}</text:span></text:p>
      <text:p text:style-name="P2432"><text:span text:style-name="T2433"><text:s/></text:span><text:span text:style-name="T2434">else</text:span></text:p>
      <text:p text:style-name="P2435"><text:span text:style-name="T2436"><text:s text:c="3"/></text:span><text:span text:style-name="T2437">{</text:span></text:p>
      <text:p text:style-name="P2438"><text:span text:style-name="T2439"><text:s text:c="4"/></text:span><text:span text:style-name="T2440">// if you didn't get a connection to the server:</text:span></text:p>
      <text:p text:style-name="P2441"><text:span text:style-name="T2442"><text:s text:c="4"/>Serial</text:span><text:span text:style-name="T2443">.</text:span><text:span text:style-name="T2444">println</text:span><text:span text:style-name="T2445">(</text:span><text:span text:style-name="T2446">"connection failed"</text:span><text:span text:style-name="T2447">);</text:span></text:p>
      <text:p text:style-name="P2448"><text:span text:style-name="T2449"><text:s text:c="3"/></text:span><text:span text:style-name="T2450">}</text:span></text:p>
      <text:p text:style-name="P2451"><text:span text:style-name="T2452"><text:s/>delay</text:span><text:span text:style-name="T2453">(</text:span><text:span text:style-name="T2454">PAUSE_TIME</text:span><text:span text:style-name="T2455">);</text:span><text:span text:style-name="T2456"><text:s/></text:span><text:span text:style-name="T2457">// Wait for 4 seconds to post again</text:span></text:p>
      <text:p text:style-name="P2458">}</text:p>
      <text:p text:style-name="P2459"/>
      <text:p text:style-name="P2460"><text:span text:style-name="T2461">void</text:span><text:span text:style-name="T2462"><text:s/>postToWia</text:span><text:span text:style-name="T2463">(</text:span><text:span text:style-name="T2464">JsonObject</text:span><text:span text:style-name="T2465">&amp;</text:span><text:span text:style-name="T2466"><text:s/>data</text:span><text:span text:style-name="T2467">){</text:span></text:p>
      <text:p text:style-name="P2468"><text:span text:style-name="T2469"><text:s text:c="4"/>String dataStr<text:s/></text:span><text:span text:style-name="T2470">=</text:span><text:span text:style-name="T2471"><text:s/></text:span><text:span text:style-name="T2472">""</text:span><text:span text:style-name="T2473">;</text:span><text:span text:style-name="T2474"><text:s/></text:span></text:p>
      <text:p text:style-name="P2475"><text:span text:style-name="T2476"><text:s text:c="4"/>serializeJson</text:span><text:span text:style-name="T2477">(</text:span><text:span text:style-name="T2478">data</text:span><text:span text:style-name="T2479">,</text:span><text:span text:style-name="T2480"><text:s/>dataStr</text:span><text:span text:style-name="T2481">);</text:span><text:span text:style-name="T2482"><text:s/></text:span></text:p>
      <text:p text:style-name="P2483"><text:span text:style-name="T2484"><text:s text:c="4"/>httpClient</text:span><text:span text:style-name="T2485">.</text:span><text:span text:style-name="T2486">beginRequest</text:span><text:span text:style-name="T2487">();</text:span></text:p>
      <text:p text:style-name="P2488"><text:span text:style-name="T2489"><text:s text:c="4"/>httpClient</text:span><text:span text:style-name="T2490">.</text:span><text:span text:style-name="T2491">post</text:span><text:span text:style-name="T2492">(</text:span><text:span text:style-name="T2493">path</text:span><text:span text:style-name="T2494">);</text:span></text:p>
      <text:p text:style-name="P2495"><text:span text:style-name="T2496"><text:s text:c="4"/>httpClient</text:span><text:span text:style-name="T2497">.</text:span><text:span text:style-name="T2498">sendHeader</text:span><text:span text:style-name="T2499">(</text:span><text:span text:style-name="T2500">"Content-Type"</text:span><text:span text:style-name="T2501">,</text:span><text:span text:style-name="T2502"><text:s/></text:span><text:span text:style-name="T2503">"application/json"</text:span><text:span text:style-name="T2504">);</text:span></text:p>
      <text:p text:style-name="P2505"><text:span text:style-name="T2506"><text:s text:c="4"/>httpClient</text:span><text:span text:style-name="T2507">.</text:span><text:span text:style-name="T2508">sendHeader</text:span><text:span text:style-name="T2509">(</text:span><text:span text:style-name="T2510">"Content-Length"</text:span><text:span text:style-name="T2511">,</text:span><text:span text:style-name="T2512"><text:s/>dataStr</text:span><text:span text:style-name="T2513">.</text:span><text:span text:style-name="T2514">length</text:span><text:span text:style-name="T2515">());</text:span></text:p>
      <text:p text:style-name="P2516"><text:span text:style-name="T2517"><text:s text:c="4"/>httpClient</text:span><text:span text:style-name="T2518">.</text:span><text:span text:style-name="T2519">sendHeader</text:span><text:span text:style-name="T2520">(</text:span><text:span text:style-name="T2521">"Authorization"</text:span><text:span text:style-name="T2522">,</text:span><text:span text:style-name="T2523"><text:s/></text:span><text:span text:style-name="T2524">"Bearer "</text:span><text:span text:style-name="T2525"><text:s text:c="2"/></text:span><text:span text:style-name="T2526">+</text:span><text:span text:style-name="T2527"><text:s text:c="4"/>String</text:span><text:span text:style-name="T2528">(</text:span><text:span text:style-name="T2529">device_secret_key</text:span><text:span text:style-name="T2530">));</text:span></text:p>
      <text:p text:style-name="P2531"><text:span text:style-name="T2532"><text:s text:c="4"/>httpClient</text:span><text:span text:style-name="T2533">.</text:span><text:span text:style-name="T2534">beginBody</text:span><text:span text:style-name="T2535">();</text:span></text:p>
      <text:soft-page-break/>
      <text:p text:style-name="P2536"><text:span text:style-name="T2537"><text:s text:c="4"/>httpClient</text:span><text:span text:style-name="T2538">.</text:span><text:span text:style-name="T2539">print</text:span><text:span text:style-name="T2540">(</text:span><text:span text:style-name="T2541">dataStr</text:span><text:span text:style-name="T2542">);</text:span></text:p>
      <text:p text:style-name="P2543"><text:span text:style-name="T2544"><text:s text:c="4"/>httpClient</text:span><text:span text:style-name="T2545">.</text:span><text:span text:style-name="T2546">endRequest</text:span><text:span text:style-name="T2547">();</text:span></text:p>
      <text:p text:style-name="P2548"/>
      <text:p text:style-name="P2549"><text:span text:style-name="T2550"><text:s text:c="4"/></text:span><text:span text:style-name="T2551">client</text:span><text:span text:style-name="T2552">.</text:span><text:span text:style-name="T2553">flush</text:span><text:span text:style-name="T2554">();</text:span><text:span text:style-name="T2555"><text:s/></text:span></text:p>
      <text:p text:style-name="P2556">}</text:p>
      <text:p text:style-name="P2557"/>
      <text:p text:style-name="P2558"/>
      <text:p text:style-name="P2559"><text:span text:style-name="T2560">41</text:span><text:span text:style-name="T2561">)<text:s/></text:span><text:span text:style-name="T2562">Η πιο κάτω συνάρτηση εμφανίζει στο<text:s/></text:span><text:span text:style-name="T2563">serial</text:span><text:span text:style-name="T2564"><text:s/></text:span><text:span text:style-name="T2565">monitor</text:span><text:span text:style-name="T2566"><text:s/></text:span><text:span text:style-name="T2567">τις παραμέτρους της<text:s/></text:span><text:span text:style-name="T2568">WiFi</text:span><text:span text:style-name="T2569"><text:s/></text:span><text:span text:style-name="T2570">σύνδεσης.</text:span></text:p>
      <text:p text:style-name="P2571"/>
      <text:p text:style-name="P2572"><text:span text:style-name="T2573">void</text:span><text:span text:style-name="T2574"><text:s/>printWifiStatus</text:span><text:span text:style-name="T2575">()</text:span><text:span text:style-name="T2576"><text:s/></text:span><text:span text:style-name="T2577">{</text:span></text:p>
      <text:p text:style-name="P2578"><text:span text:style-name="T2579"><text:s/></text:span><text:span text:style-name="T2580">// print the SSID of the network you're attached to:</text:span></text:p>
      <text:p text:style-name="P2581"><text:span text:style-name="T2582"><text:s/>delay</text:span><text:span text:style-name="T2583">(</text:span><text:span text:style-name="T2584">2000</text:span><text:span text:style-name="T2585">)</text:span><text:span text:style-name="T2586"><text:s/></text:span><text:span text:style-name="T2587">;</text:span></text:p>
      <text:p text:style-name="P2588"><text:span text:style-name="T2589"><text:s/>Serial</text:span><text:span text:style-name="T2590">.</text:span><text:span text:style-name="T2591">print</text:span><text:span text:style-name="T2592">(</text:span><text:span text:style-name="T2593">"SSID: "</text:span><text:span text:style-name="T2594">);</text:span></text:p>
      <text:p text:style-name="P2595"><text:span text:style-name="T2596"><text:s/>Serial</text:span><text:span text:style-name="T2597">.</text:span><text:span text:style-name="T2598">println</text:span><text:span text:style-name="T2599">(</text:span><text:span text:style-name="T2600">WiFi</text:span><text:span text:style-name="T2601">.</text:span><text:span text:style-name="T2602">SSID</text:span><text:span text:style-name="T2603">());</text:span></text:p>
      <text:p text:style-name="P2604"/>
      <text:p text:style-name="P2605"><text:span text:style-name="T2606"><text:s/></text:span><text:span text:style-name="T2607">// print your WiFi shield's IP address:</text:span></text:p>
      <text:p text:style-name="P2608"><text:span text:style-name="T2609"><text:s/>IPAddress ip<text:s/></text:span><text:span text:style-name="T2610">=</text:span><text:span text:style-name="T2611"><text:s/>WiFi</text:span><text:span text:style-name="T2612">.</text:span><text:span text:style-name="T2613">localIP</text:span><text:span text:style-name="T2614">();</text:span></text:p>
      <text:p text:style-name="P2615"><text:span text:style-name="T2616"><text:s/>Serial</text:span><text:span text:style-name="T2617">.</text:span><text:span text:style-name="T2618">print</text:span><text:span text:style-name="T2619">(</text:span><text:span text:style-name="T2620">"IP Address: "</text:span><text:span text:style-name="T2621">);</text:span></text:p>
      <text:p text:style-name="P2622"><text:span text:style-name="T2623"><text:s/>Serial</text:span><text:span text:style-name="T2624">.</text:span><text:span text:style-name="T2625">println</text:span><text:span text:style-name="T2626">(</text:span><text:span text:style-name="T2627">ip</text:span><text:span text:style-name="T2628">);</text:span></text:p>
      <text:p text:style-name="P2629"/>
      <text:p text:style-name="P2630"><text:span text:style-name="T2631"><text:s/></text:span><text:span text:style-name="T2632">// print the received signal strength:</text:span></text:p>
      <text:p text:style-name="P2633"><text:span text:style-name="T2634"><text:s/></text:span><text:span text:style-name="T2635">long</text:span><text:span text:style-name="T2636"><text:s/>rssi<text:s/></text:span><text:span text:style-name="T2637">=</text:span><text:span text:style-name="T2638"><text:s/>WiFi</text:span><text:span text:style-name="T2639">.</text:span><text:span text:style-name="T2640">RSSI</text:span><text:span text:style-name="T2641">();</text:span></text:p>
      <text:p text:style-name="P2642"><text:span text:style-name="T2643"><text:s/>Serial</text:span><text:span text:style-name="T2644">.</text:span><text:span text:style-name="T2645">print</text:span><text:span text:style-name="T2646">(</text:span><text:span text:style-name="T2647">"signal strength (RSSI):"</text:span><text:span text:style-name="T2648">);</text:span></text:p>
      <text:p text:style-name="P2649"><text:span text:style-name="T2650"><text:s/>Serial</text:span><text:span text:style-name="T2651">.</text:span><text:span text:style-name="T2652">print</text:span><text:span text:style-name="T2653">(</text:span><text:span text:style-name="T2654">rssi</text:span><text:span text:style-name="T2655">);</text:span></text:p>
      <text:p text:style-name="P2656"><text:span text:style-name="T2657"><text:s/>Serial</text:span><text:span text:style-name="T2658">.</text:span><text:span text:style-name="T2659">println</text:span><text:span text:style-name="T2660">(</text:span><text:span text:style-name="T2661">" dBm"</text:span><text:span text:style-name="T2662">);</text:span></text:p>
      <text:p text:style-name="P2663">}</text:p>
      <text:p text:style-name="P2664"/>
      <text:p text:style-name="P2665"><text:span text:style-name="T2666">//<text:s/></text:span><text:span text:style-name="T2667">GPS</text:span><text:span text:style-name="T2668"><text:s/></text:span><text:span text:style-name="T2669">functions</text:span><text:span text:style-name="T2670"><text:s/></text:span><text:span text:style-name="T2671">follow</text:span></text:p>
      <text:soft-page-break/>
      <text:p text:style-name="P2672">42) Η πιο κάτω συνάρτηση μετατρέπει τις σφαιρικές συντεταγμένες ενός σημείου σε Καρτεσιανές συντεταγμένες.</text:p>
      <text:p text:style-name="P2673"/>
      <text:p text:style-name="P2674"><text:span text:style-name="T2675">void</text:span><text:span text:style-name="T2676"><text:s/>convert_spherical_to_Cartesian</text:span><text:span text:style-name="T2677">(</text:span><text:span text:style-name="T2678">double</text:span><text:span text:style-name="T2679"><text:s/>Lat</text:span><text:span text:style-name="T2680">,</text:span><text:span text:style-name="T2681"><text:s/></text:span><text:span text:style-name="T2682">double</text:span><text:span text:style-name="T2683"><text:s/>Lng</text:span><text:span text:style-name="T2684">,</text:span><text:span text:style-name="T2685"><text:s/></text:span><text:span text:style-name="T2686">double</text:span><text:span text:style-name="T2687"><text:s/></text:span><text:span text:style-name="T2688">*</text:span><text:span text:style-name="T2689">x_coord</text:span><text:span text:style-name="T2690">,</text:span><text:span text:style-name="T2691"><text:s/></text:span><text:span text:style-name="T2692">double</text:span><text:span text:style-name="T2693"><text:s/></text:span><text:span text:style-name="T2694">*</text:span><text:span text:style-name="T2695">y_coord</text:span><text:span text:style-name="T2696">)</text:span></text:p>
      <text:p text:style-name="P2697">{</text:p>
      <text:p text:style-name="P2698"><text:span text:style-name="T2699"><text:s/></text:span><text:span text:style-name="T2700">double</text:span><text:span text:style-name="T2701"><text:s/>Latrad</text:span><text:span text:style-name="T2702">,</text:span><text:span text:style-name="T2703"><text:s/>Lngrad<text:s/></text:span><text:span text:style-name="T2704">;</text:span></text:p>
      <text:p text:style-name="P2705"><text:s/></text:p>
      <text:p text:style-name="P2706">// Convert to radians</text:p>
      <text:p text:style-name="P2707"><text:span text:style-name="T2708"><text:s/>Latrad<text:s/></text:span><text:span text:style-name="T2709">=</text:span><text:span text:style-name="T2710"><text:s/></text:span><text:span text:style-name="T2711">(</text:span><text:span text:style-name="T2712">Lat<text:s/></text:span><text:span text:style-name="T2713">*</text:span><text:span text:style-name="T2714"><text:s/>PI</text:span><text:span text:style-name="T2715">)</text:span><text:span text:style-name="T2716"><text:s/></text:span><text:span text:style-name="T2717">/</text:span><text:span text:style-name="T2718"><text:s/></text:span><text:span text:style-name="T2719">180</text:span><text:span text:style-name="T2720"><text:s/></text:span><text:span text:style-name="T2721">;</text:span></text:p>
      <text:p text:style-name="P2722"><text:span text:style-name="T2723"><text:s/>Lngrad<text:s/></text:span><text:span text:style-name="T2724">=</text:span><text:span text:style-name="T2725"><text:s/></text:span><text:span text:style-name="T2726">(</text:span><text:span text:style-name="T2727">Lng<text:s/></text:span><text:span text:style-name="T2728">*</text:span><text:span text:style-name="T2729"><text:s/>PI</text:span><text:span text:style-name="T2730">)</text:span><text:span text:style-name="T2731"><text:s/></text:span><text:span text:style-name="T2732">/</text:span><text:span text:style-name="T2733"><text:s/></text:span><text:span text:style-name="T2734">180</text:span><text:span text:style-name="T2735">;</text:span></text:p>
      <text:p text:style-name="P2736"/>
      <text:p text:style-name="P2737">// Convert spherical (i.e. Latitude/Longiture) to Cartesian coordinates</text:p>
      <text:p text:style-name="P2738"><text:span text:style-name="T2739"><text:s/></text:span><text:span text:style-name="T2740">*</text:span><text:span text:style-name="T2741">x_coord<text:s/></text:span><text:span text:style-name="T2742">=</text:span><text:span text:style-name="T2743"><text:s/>R_earth<text:s/></text:span><text:span text:style-name="T2744">*</text:span><text:span text:style-name="T2745"><text:s/>cos</text:span><text:span text:style-name="T2746">(</text:span><text:span text:style-name="T2747">Latrad</text:span><text:span text:style-name="T2748">)</text:span><text:span text:style-name="T2749"><text:s text:c="2"/></text:span><text:span text:style-name="T2750">*</text:span><text:span text:style-name="T2751"><text:s/>cos</text:span><text:span text:style-name="T2752">(</text:span><text:span text:style-name="T2753">Lngrad</text:span><text:span text:style-name="T2754">)</text:span><text:span text:style-name="T2755"><text:s/></text:span><text:span text:style-name="T2756">;</text:span></text:p>
      <text:p text:style-name="P2757"><text:span text:style-name="T2758"><text:s/></text:span><text:span text:style-name="T2759">*</text:span><text:span text:style-name="T2760">y_coord<text:s/></text:span><text:span text:style-name="T2761">=</text:span><text:span text:style-name="T2762"><text:s/>R_earth<text:s/></text:span><text:span text:style-name="T2763">*</text:span><text:span text:style-name="T2764"><text:s/>cos</text:span><text:span text:style-name="T2765">(</text:span><text:span text:style-name="T2766">Latrad</text:span><text:span text:style-name="T2767">)</text:span><text:span text:style-name="T2768"><text:s/></text:span><text:span text:style-name="T2769">*</text:span><text:span text:style-name="T2770"><text:s/>sin</text:span><text:span text:style-name="T2771">(</text:span><text:span text:style-name="T2772">Lngrad</text:span><text:span text:style-name="T2773">)</text:span><text:span text:style-name="T2774"><text:s/></text:span><text:span text:style-name="T2775">;</text:span></text:p>
      <text:p text:style-name="P2776">}</text:p>
      <text:p text:style-name="P2777"/>
      <text:p text:style-name="P2778">43)<text:s/>Η πιο κάτω συνάρτηση μετατρέπει τις σφαιρικές συντεταγμένες του επιτρεπόμενου πολυγώνου σε Καρτεσιανές.</text:p>
      <text:p text:style-name="P2779"/>
      <text:p text:style-name="P2780"><text:span text:style-name="T2781">void</text:span><text:span text:style-name="T2782"><text:s/>set_polygon_coordinates_Cartesian</text:span><text:span text:style-name="T2783">(</text:span><text:span text:style-name="T2784">struct</text:span><text:span text:style-name="T2785"><text:s/>point<text:s/></text:span><text:span text:style-name="T2786">*</text:span><text:span text:style-name="T2787">allowed_p</text:span><text:span text:style-name="T2788">,</text:span><text:span text:style-name="T2789"><text:s/></text:span><text:span text:style-name="T2790">int</text:span><text:span text:style-name="T2791"><text:s/>num_of_points</text:span><text:span text:style-name="T2792">)</text:span></text:p>
      <text:p text:style-name="P2793">{</text:p>
      <text:p text:style-name="P2794"><text:span text:style-name="T2795"><text:s/></text:span><text:span text:style-name="T2796">int</text:span><text:span text:style-name="T2797"><text:s/>i<text:s/></text:span><text:span text:style-name="T2798">;</text:span></text:p>
      <text:p text:style-name="P2799"><text:span text:style-name="T2800"><text:s/></text:span><text:span text:style-name="T2801">double</text:span><text:span text:style-name="T2802"><text:s/>x</text:span><text:span text:style-name="T2803">,</text:span><text:span text:style-name="T2804"><text:s/>y<text:s/></text:span><text:span text:style-name="T2805">;</text:span></text:p>
      <text:p text:style-name="P2806"><text:s/></text:p>
      <text:p text:style-name="P2807"><text:span text:style-name="T2808"><text:s/></text:span><text:span text:style-name="T2809">for</text:span><text:span text:style-name="T2810"><text:s/></text:span><text:span text:style-name="T2811">(</text:span><text:span text:style-name="T2812">i<text:s/></text:span><text:span text:style-name="T2813">=</text:span><text:span text:style-name="T2814"><text:s/></text:span><text:span text:style-name="T2815">0</text:span><text:span text:style-name="T2816"><text:s/></text:span><text:span text:style-name="T2817">;</text:span><text:span text:style-name="T2818"><text:s/>i<text:s/></text:span><text:span text:style-name="T2819">&lt;</text:span><text:span text:style-name="T2820"><text:s/>num_of_points<text:s/></text:span><text:span text:style-name="T2821">;</text:span><text:span text:style-name="T2822"><text:s/>i</text:span><text:span text:style-name="T2823">++)</text:span></text:p>
      <text:p text:style-name="P2824"><text:span text:style-name="T2825"><text:s text:c="4"/></text:span><text:span text:style-name="T2826">{</text:span></text:p>
      <text:p text:style-name="P2827"><text:span text:style-name="T2828"><text:s text:c="5"/>convert_spherical_to_Cartesian</text:span><text:span text:style-name="T2829">(</text:span><text:span text:style-name="T2830">allowed_p</text:span><text:span text:style-name="T2831">[</text:span><text:span text:style-name="T2832">i</text:span><text:span text:style-name="T2833">].</text:span><text:span text:style-name="T2834">Latitude</text:span><text:span text:style-name="T2835">,</text:span><text:span text:style-name="T2836"><text:s/>allowed_p</text:span><text:span text:style-name="T2837">[</text:span><text:span text:style-name="T2838">i</text:span><text:span text:style-name="T2839">].</text:span><text:span text:style-name="T2840">Longitude</text:span><text:span text:style-name="T2841">,</text:span><text:span text:style-name="T2842"><text:s/></text:span><text:span text:style-name="T2843">&amp;</text:span><text:span text:style-name="T2844">x</text:span><text:span text:style-name="T2845">,</text:span><text:span text:style-name="T2846"><text:s/></text:span><text:span text:style-name="T2847">&amp;</text:span><text:span text:style-name="T2848">y</text:span><text:span text:style-name="T2849">)</text:span><text:span text:style-name="T2850"><text:s/></text:span><text:span text:style-name="T2851">;</text:span></text:p>
      <text:soft-page-break/>
      <text:p text:style-name="P2852"><text:span text:style-name="T2853"><text:s text:c="5"/>allowed_polygon</text:span><text:span text:style-name="T2854">[</text:span><text:span text:style-name="T2855">i</text:span><text:span text:style-name="T2856">].</text:span><text:span text:style-name="T2857">x<text:s/></text:span><text:span text:style-name="T2858">=</text:span><text:span text:style-name="T2859"><text:s/>x<text:s/></text:span><text:span text:style-name="T2860">;</text:span></text:p>
      <text:p text:style-name="P2861"><text:span text:style-name="T2862"><text:s text:c="5"/>allowed_polygon</text:span><text:span text:style-name="T2863">[</text:span><text:span text:style-name="T2864">i</text:span><text:span text:style-name="T2865">].</text:span><text:span text:style-name="T2866">y<text:s/></text:span><text:span text:style-name="T2867">=</text:span><text:span text:style-name="T2868"><text:s/>y<text:s/></text:span><text:span text:style-name="T2869">;</text:span></text:p>
      <text:p text:style-name="P2870"><text:s text:c="3"/></text:p>
      <text:p text:style-name="P2871"><text:span text:style-name="T2872"><text:s text:c="4"/></text:span><text:span text:style-name="T2873">}</text:span></text:p>
      <text:p text:style-name="P2874">}</text:p>
      <text:p text:style-name="P2875"/>
      <text:p text:style-name="P2876"/>
      <text:p text:style-name="P2877"><text:span text:style-name="T2878">44</text:span><text:span text:style-name="T2879">)<text:s/></text:span><text:span text:style-name="T2880">Οι πιο κάτω 5 συναρτήσεις αποφασίζουν</text:span><text:span text:style-name="T2881"><text:s/>εάν ένα δοσμένο σημείο βρίσκεται εντός ενός δοσμένου πολυγώνου ή όχι (υπάρχει περιγραφή του αλγορίθμου στις παρουσιάσεις<text:s/></text:span><text:span text:style-name="T2882">PowerPoint</text:span><text:span text:style-name="T2883">.</text:span></text:p>
      <text:p text:style-name="P2884"/>
      <text:p text:style-name="P2885"><text:span text:style-name="T2886">int</text:span><text:span text:style-name="T2887"><text:s/>InsidePolygon</text:span><text:span text:style-name="T2888">(</text:span><text:span text:style-name="T2889">struct</text:span><text:span text:style-name="T2890"><text:s/>point<text:s/></text:span><text:span text:style-name="T2891">*</text:span><text:span text:style-name="T2892">polygon</text:span><text:span text:style-name="T2893">,</text:span><text:span text:style-name="T2894"><text:s/></text:span><text:span text:style-name="T2895">int</text:span><text:span text:style-name="T2896"><text:s/>N</text:span><text:span text:style-name="T2897">,</text:span><text:span text:style-name="T2898"><text:s/></text:span><text:span text:style-name="T2899">struct</text:span><text:span text:style-name="T2900"><text:s/>point p</text:span><text:span text:style-name="T2901">)</text:span></text:p>
      <text:p text:style-name="P2902">{</text:p>
      <text:p text:style-name="P2903"><text:span text:style-name="T2904"><text:s text:c="2"/></text:span><text:span text:style-name="T2905">int</text:span><text:span text:style-name="T2906"><text:s/>i</text:span><text:span text:style-name="T2907">,</text:span><text:span text:style-name="T2908"><text:s/>counter<text:s/></text:span><text:span text:style-name="T2909">=</text:span><text:span text:style-name="T2910"><text:s/></text:span><text:span text:style-name="T2911">0</text:span><text:span text:style-name="T2912"><text:s/></text:span><text:span text:style-name="T2913">;</text:span></text:p>
      <text:p text:style-name="P2914"><text:span text:style-name="T2915"><text:s text:c="2"/></text:span><text:span text:style-name="T2916">double</text:span><text:span text:style-name="T2917"><text:s/>xinters<text:s/></text:span><text:span text:style-name="T2918">;</text:span></text:p>
      <text:p text:style-name="P2919"><text:span text:style-name="T2920"><text:s text:c="2"/>point p1</text:span><text:span text:style-name="T2921">,</text:span><text:span text:style-name="T2922"><text:s/>p2<text:s/></text:span><text:span text:style-name="T2923">;</text:span></text:p>
      <text:p text:style-name="P2924"><text:s text:c="2"/></text:p>
      <text:p text:style-name="P2925"><text:span text:style-name="T2926"><text:s text:c="2"/>p1<text:s/></text:span><text:span text:style-name="T2927">=</text:span><text:span text:style-name="T2928"><text:s/>polygon</text:span><text:span text:style-name="T2929">[</text:span><text:span text:style-name="T2930">0</text:span><text:span text:style-name="T2931">]</text:span><text:span text:style-name="T2932"><text:s/></text:span><text:span text:style-name="T2933">;</text:span></text:p>
      <text:p text:style-name="P2934"><text:span text:style-name="T2935"><text:s text:c="2"/></text:span><text:span text:style-name="T2936">for</text:span><text:span text:style-name="T2937"><text:s/></text:span><text:span text:style-name="T2938">(</text:span><text:span text:style-name="T2939">i<text:s/></text:span><text:span text:style-name="T2940">=</text:span><text:span text:style-name="T2941"><text:s/></text:span><text:span text:style-name="T2942">1</text:span><text:span text:style-name="T2943"><text:s/></text:span><text:span text:style-name="T2944">;</text:span><text:span text:style-name="T2945"><text:s/>i<text:s/></text:span><text:span text:style-name="T2946">&lt;=</text:span><text:span text:style-name="T2947">N<text:s/></text:span><text:span text:style-name="T2948">;</text:span><text:span text:style-name="T2949"><text:s/>i</text:span><text:span text:style-name="T2950">++)</text:span><text:span text:style-name="T2951"><text:s/></text:span><text:span text:style-name="T2952">{</text:span></text:p>
      <text:p text:style-name="P2953"><text:span text:style-name="T2954"><text:s text:c="4"/>p2<text:s/></text:span><text:span text:style-name="T2955">=</text:span><text:span text:style-name="T2956"><text:s/>polygon</text:span><text:span text:style-name="T2957">[</text:span><text:span text:style-name="T2958">i<text:s/></text:span><text:span text:style-name="T2959">%</text:span><text:span text:style-name="T2960"><text:s/>N</text:span><text:span text:style-name="T2961">];</text:span></text:p>
      <text:p text:style-name="P2962"><text:span text:style-name="T2963"><text:s text:c="4"/></text:span><text:span text:style-name="T2964">if</text:span><text:span text:style-name="T2965"><text:s/></text:span><text:span text:style-name="T2966">(</text:span><text:span text:style-name="T2967">p</text:span><text:span text:style-name="T2968">.</text:span><text:span text:style-name="T2969">y<text:s/></text:span><text:span text:style-name="T2970">&gt;</text:span><text:span text:style-name="T2971"><text:s/>MIN</text:span><text:span text:style-name="T2972">(</text:span><text:span text:style-name="T2973">p1</text:span><text:span text:style-name="T2974">.</text:span><text:span text:style-name="T2975">y</text:span><text:span text:style-name="T2976">,</text:span><text:span text:style-name="T2977"><text:s/>p2</text:span><text:span text:style-name="T2978">.</text:span><text:span text:style-name="T2979">y</text:span><text:span text:style-name="T2980">))</text:span><text:span text:style-name="T2981"><text:s/></text:span><text:span text:style-name="T2982">{</text:span></text:p>
      <text:p text:style-name="P2983"><text:span text:style-name="T2984"><text:s text:c="6"/></text:span><text:span text:style-name="T2985">if</text:span><text:span text:style-name="T2986"><text:s/></text:span><text:span text:style-name="T2987">(</text:span><text:span text:style-name="T2988">p</text:span><text:span text:style-name="T2989">.</text:span><text:span text:style-name="T2990">y<text:s/></text:span><text:span text:style-name="T2991">&lt;=</text:span><text:span text:style-name="T2992"><text:s/>MAX</text:span><text:span text:style-name="T2993">(</text:span><text:span text:style-name="T2994">p1</text:span><text:span text:style-name="T2995">.</text:span><text:span text:style-name="T2996">y</text:span><text:span text:style-name="T2997">,</text:span><text:span text:style-name="T2998"><text:s/>p2</text:span><text:span text:style-name="T2999">.</text:span><text:span text:style-name="T3000">y</text:span><text:span text:style-name="T3001">))</text:span><text:span text:style-name="T3002"><text:s/></text:span><text:span text:style-name="T3003">{</text:span></text:p>
      <text:p text:style-name="P3004"><text:span text:style-name="T3005"><text:s text:c="8"/></text:span><text:span text:style-name="T3006">if</text:span><text:span text:style-name="T3007"><text:s/></text:span><text:span text:style-name="T3008">(</text:span><text:span text:style-name="T3009">p</text:span><text:span text:style-name="T3010">.</text:span><text:span text:style-name="T3011">x<text:s/></text:span><text:span text:style-name="T3012">&lt;=</text:span><text:span text:style-name="T3013"><text:s/>MAX</text:span><text:span text:style-name="T3014">(</text:span><text:span text:style-name="T3015">p1</text:span><text:span text:style-name="T3016">.</text:span><text:span text:style-name="T3017">x</text:span><text:span text:style-name="T3018">,</text:span><text:span text:style-name="T3019"><text:s/>p2</text:span><text:span text:style-name="T3020">.</text:span><text:span text:style-name="T3021">x</text:span><text:span text:style-name="T3022">))</text:span><text:span text:style-name="T3023"><text:s/></text:span><text:span text:style-name="T3024">{</text:span></text:p>
      <text:p text:style-name="P3025"><text:span text:style-name="T3026"><text:s text:c="10"/></text:span><text:span text:style-name="T3027">if</text:span><text:span text:style-name="T3028"><text:s/></text:span><text:span text:style-name="T3029">(</text:span><text:span text:style-name="T3030">p1</text:span><text:span text:style-name="T3031">.</text:span><text:span text:style-name="T3032">y<text:s/></text:span><text:span text:style-name="T3033">!=</text:span><text:span text:style-name="T3034"><text:s/>p2</text:span><text:span text:style-name="T3035">.</text:span><text:span text:style-name="T3036">y</text:span><text:span text:style-name="T3037">)</text:span><text:span text:style-name="T3038"><text:s/></text:span><text:span text:style-name="T3039">{</text:span></text:p>
      <text:p text:style-name="P3040"><text:span text:style-name="T3041"><text:s text:c="12"/>xinters<text:s/></text:span><text:span text:style-name="T3042">=</text:span><text:span text:style-name="T3043"><text:s/></text:span><text:span text:style-name="T3044">(</text:span><text:span text:style-name="T3045">p</text:span><text:span text:style-name="T3046">.</text:span><text:span text:style-name="T3047">y<text:s/></text:span><text:span text:style-name="T3048">-</text:span><text:span text:style-name="T3049"><text:s/>p1</text:span><text:span text:style-name="T3050">.</text:span><text:span text:style-name="T3051">y</text:span><text:span text:style-name="T3052">)</text:span><text:span text:style-name="T3053"><text:s/></text:span><text:span text:style-name="T3054">*</text:span><text:span text:style-name="T3055"><text:s/></text:span><text:span text:style-name="T3056">(</text:span><text:span text:style-name="T3057">p2</text:span><text:span text:style-name="T3058">.</text:span><text:span text:style-name="T3059">x<text:s/></text:span><text:span text:style-name="T3060">-</text:span><text:span text:style-name="T3061"><text:s/>p1</text:span><text:span text:style-name="T3062">.</text:span><text:span text:style-name="T3063">x</text:span><text:span text:style-name="T3064">)</text:span><text:span text:style-name="T3065"><text:s/></text:span><text:span text:style-name="T3066">/</text:span><text:span text:style-name="T3067"><text:s/></text:span><text:span text:style-name="T3068">(</text:span><text:span text:style-name="T3069">p2</text:span><text:span text:style-name="T3070">.</text:span><text:span text:style-name="T3071">y<text:s/></text:span><text:span text:style-name="T3072">-</text:span><text:span text:style-name="T3073"><text:s/>p1</text:span><text:span text:style-name="T3074">.</text:span><text:span text:style-name="T3075">y</text:span><text:span text:style-name="T3076">)</text:span><text:span text:style-name="T3077"><text:s/></text:span><text:span text:style-name="T3078">+</text:span><text:span text:style-name="T3079"><text:s/>p1</text:span><text:span text:style-name="T3080">.</text:span><text:span text:style-name="T3081">x<text:s/></text:span><text:span text:style-name="T3082">;</text:span></text:p>
      <text:p text:style-name="P3083"><text:span text:style-name="T3084"><text:s text:c="12"/></text:span><text:span text:style-name="T3085">if</text:span><text:span text:style-name="T3086"><text:s/></text:span><text:span text:style-name="T3087">(</text:span><text:span text:style-name="T3088">p1</text:span><text:span text:style-name="T3089">.</text:span><text:span text:style-name="T3090">x<text:s/></text:span><text:span text:style-name="T3091">==</text:span><text:span text:style-name="T3092"><text:s/>p2</text:span><text:span text:style-name="T3093">.</text:span><text:span text:style-name="T3094">x<text:s/></text:span><text:span text:style-name="T3095">||</text:span><text:span text:style-name="T3096"><text:s/>p</text:span><text:span text:style-name="T3097">.</text:span><text:span text:style-name="T3098">x<text:s/></text:span><text:span text:style-name="T3099">&lt;=</text:span><text:span text:style-name="T3100"><text:s/>xinters</text:span><text:span text:style-name="T3101">)</text:span></text:p>
      <text:p text:style-name="P3102"><text:span text:style-name="T3103"><text:s text:c="14"/>counter</text:span><text:span text:style-name="T3104">++</text:span><text:span text:style-name="T3105"><text:s/></text:span><text:span text:style-name="T3106">;</text:span></text:p>
      <text:p text:style-name="P3107"><text:span text:style-name="T3108"><text:s text:c="10"/></text:span><text:span text:style-name="T3109">}</text:span></text:p>
      <text:soft-page-break/>
      <text:p text:style-name="P3110"><text:span text:style-name="T3111"><text:s text:c="8"/></text:span><text:span text:style-name="T3112">}</text:span></text:p>
      <text:p text:style-name="P3113"><text:span text:style-name="T3114"><text:s text:c="6"/></text:span><text:span text:style-name="T3115">}</text:span></text:p>
      <text:p text:style-name="P3116"><text:span text:style-name="T3117"><text:s text:c="4"/></text:span><text:span text:style-name="T3118">}</text:span></text:p>
      <text:p text:style-name="P3119"><text:span text:style-name="T3120"><text:s text:c="4"/>p1<text:s/></text:span><text:span text:style-name="T3121">=</text:span><text:span text:style-name="T3122"><text:s/>p2<text:s/></text:span><text:span text:style-name="T3123">;</text:span></text:p>
      <text:p text:style-name="P3124"><text:span text:style-name="T3125"><text:s text:c="2"/></text:span><text:span text:style-name="T3126">}</text:span></text:p>
      <text:p text:style-name="P3127"><text:span text:style-name="T3128"><text:s text:c="2"/>Serial</text:span><text:span text:style-name="T3129">.</text:span><text:span text:style-name="T3130">print</text:span><text:span text:style-name="T3131">(</text:span><text:span text:style-name="T3132">F</text:span><text:span text:style-name="T3133">(</text:span><text:span text:style-name="T3134">"Counter is"</text:span><text:span text:style-name="T3135">))</text:span><text:span text:style-name="T3136"><text:s/></text:span><text:span text:style-name="T3137">;</text:span></text:p>
      <text:p text:style-name="P3138"><text:span text:style-name="T3139"><text:s text:c="2"/>Serial</text:span><text:span text:style-name="T3140">.</text:span><text:span text:style-name="T3141">print</text:span><text:span text:style-name="T3142">(</text:span><text:span text:style-name="T3143">counter</text:span><text:span text:style-name="T3144">)</text:span><text:span text:style-name="T3145"><text:s/></text:span><text:span text:style-name="T3146">;</text:span></text:p>
      <text:p text:style-name="P3147"><text:span text:style-name="T3148"><text:s text:c="2"/></text:span><text:span text:style-name="T3149">if</text:span><text:span text:style-name="T3150"><text:s/></text:span><text:span text:style-name="T3151">(</text:span><text:span text:style-name="T3152">counter<text:s/></text:span><text:span text:style-name="T3153">%</text:span><text:span text:style-name="T3154"><text:s/></text:span><text:span text:style-name="T3155">2</text:span><text:span text:style-name="T3156"><text:s/></text:span><text:span text:style-name="T3157">==</text:span><text:span text:style-name="T3158"><text:s/></text:span><text:span text:style-name="T3159">0</text:span><text:span text:style-name="T3160">)</text:span></text:p>
      <text:p text:style-name="P3161"><text:span text:style-name="T3162"><text:s text:c="4"/></text:span><text:span text:style-name="T3163">return</text:span><text:span text:style-name="T3164">(</text:span><text:span text:style-name="T3165">INSIDE</text:span><text:span text:style-name="T3166">)</text:span><text:span text:style-name="T3167"><text:s/></text:span><text:span text:style-name="T3168">;</text:span></text:p>
      <text:p text:style-name="P3169"><text:span text:style-name="T3170"><text:s text:c="2"/></text:span><text:span text:style-name="T3171">else</text:span></text:p>
      <text:p text:style-name="P3172"><text:span text:style-name="T3173"><text:s text:c="4"/></text:span><text:span text:style-name="T3174">return</text:span><text:span text:style-name="T3175">(</text:span><text:span text:style-name="T3176">OUTSIDE</text:span><text:span text:style-name="T3177">)</text:span><text:span text:style-name="T3178"><text:s/></text:span><text:span text:style-name="T3179">;</text:span></text:p>
      <text:p text:style-name="P3180">}</text:p>
      <text:p text:style-name="P3181"/>
      <text:p text:style-name="P3182">// Given three colinear points p, q, r, the function checks if<text:s/></text:p>
      <text:p text:style-name="P3183">// point q lies on line segment 'pr'<text:s/></text:p>
      <text:p text:style-name="P3184"><text:span text:style-name="T3185">bool</text:span><text:span text:style-name="T3186"><text:s/>onSegment</text:span><text:span text:style-name="T3187">(</text:span><text:span text:style-name="T3188">point p</text:span><text:span text:style-name="T3189">,</text:span><text:span text:style-name="T3190"><text:s/>point q</text:span><text:span text:style-name="T3191">,</text:span><text:span text:style-name="T3192"><text:s/>point r</text:span><text:span text:style-name="T3193">)</text:span><text:span text:style-name="T3194"><text:s/></text:span></text:p>
      <text:p text:style-name="P3195"><text:span text:style-name="T3196">{</text:span><text:span text:style-name="T3197"><text:s/></text:span></text:p>
      <text:p text:style-name="P3198"><text:span text:style-name="T3199"><text:s text:c="4"/></text:span><text:span text:style-name="T3200">if</text:span><text:span text:style-name="T3201"><text:s/></text:span><text:span text:style-name="T3202">(</text:span><text:span text:style-name="T3203">q</text:span><text:span text:style-name="T3204">.</text:span><text:span text:style-name="T3205">x<text:s/></text:span><text:span text:style-name="T3206">&lt;=</text:span><text:span text:style-name="T3207"><text:s/>max</text:span><text:span text:style-name="T3208">(</text:span><text:span text:style-name="T3209">p</text:span><text:span text:style-name="T3210">.</text:span><text:span text:style-name="T3211">x</text:span><text:span text:style-name="T3212">,</text:span><text:span text:style-name="T3213"><text:s/>r</text:span><text:span text:style-name="T3214">.</text:span><text:span text:style-name="T3215">x</text:span><text:span text:style-name="T3216">)</text:span><text:span text:style-name="T3217"><text:s/></text:span><text:span text:style-name="T3218">&amp;&amp;</text:span><text:span text:style-name="T3219"><text:s/>q</text:span><text:span text:style-name="T3220">.</text:span><text:span text:style-name="T3221">x<text:s/></text:span><text:span text:style-name="T3222">&gt;=</text:span><text:span text:style-name="T3223"><text:s/>min</text:span><text:span text:style-name="T3224">(</text:span><text:span text:style-name="T3225">p</text:span><text:span text:style-name="T3226">.</text:span><text:span text:style-name="T3227">x</text:span><text:span text:style-name="T3228">,</text:span><text:span text:style-name="T3229"><text:s/>r</text:span><text:span text:style-name="T3230">.</text:span><text:span text:style-name="T3231">x</text:span><text:span text:style-name="T3232">)</text:span><text:span text:style-name="T3233"><text:s/></text:span><text:span text:style-name="T3234">&amp;&amp;</text:span><text:span text:style-name="T3235"><text:s/></text:span></text:p>
      <text:p text:style-name="P3236"><text:span text:style-name="T3237"><text:s text:c="12"/>q</text:span><text:span text:style-name="T3238">.</text:span><text:span text:style-name="T3239">y<text:s/></text:span><text:span text:style-name="T3240">&lt;=</text:span><text:span text:style-name="T3241"><text:s/>max</text:span><text:span text:style-name="T3242">(</text:span><text:span text:style-name="T3243">p</text:span><text:span text:style-name="T3244">.</text:span><text:span text:style-name="T3245">y</text:span><text:span text:style-name="T3246">,</text:span><text:span text:style-name="T3247"><text:s/>r</text:span><text:span text:style-name="T3248">.</text:span><text:span text:style-name="T3249">y</text:span><text:span text:style-name="T3250">)</text:span><text:span text:style-name="T3251"><text:s/></text:span><text:span text:style-name="T3252">&amp;&amp;</text:span><text:span text:style-name="T3253"><text:s/>q</text:span><text:span text:style-name="T3254">.</text:span><text:span text:style-name="T3255">y<text:s/></text:span><text:span text:style-name="T3256">&gt;=</text:span><text:span text:style-name="T3257"><text:s/>min</text:span><text:span text:style-name="T3258">(</text:span><text:span text:style-name="T3259">p</text:span><text:span text:style-name="T3260">.</text:span><text:span text:style-name="T3261">y</text:span><text:span text:style-name="T3262">,</text:span><text:span text:style-name="T3263"><text:s/>r</text:span><text:span text:style-name="T3264">.</text:span><text:span text:style-name="T3265">y</text:span><text:span text:style-name="T3266">))</text:span><text:span text:style-name="T3267"><text:s/></text:span></text:p>
      <text:p text:style-name="P3268"><text:span text:style-name="T3269"><text:s text:c="8"/></text:span><text:span text:style-name="T3270">return</text:span><text:span text:style-name="T3271"><text:s/></text:span><text:span text:style-name="T3272">true</text:span><text:span text:style-name="T3273">;</text:span><text:span text:style-name="T3274"><text:s/></text:span></text:p>
      <text:p text:style-name="P3275"><text:span text:style-name="T3276"><text:s text:c="4"/></text:span><text:span text:style-name="T3277">return</text:span><text:span text:style-name="T3278"><text:s/></text:span><text:span text:style-name="T3279">false</text:span><text:span text:style-name="T3280">;</text:span><text:span text:style-name="T3281"><text:s/></text:span></text:p>
      <text:p text:style-name="P3282"><text:span text:style-name="T3283">}</text:span><text:span text:style-name="T3284"><text:s/></text:span></text:p>
      <text:p text:style-name="P3285"><text:s text:c="2"/></text:p>
      <text:p text:style-name="P3286">// To find orientation of ordered triplet (p, q, r).<text:s/></text:p>
      <text:p text:style-name="P3287">// The function returns following values<text:s/></text:p>
      <text:p text:style-name="P3288">// 0 --&gt; p, q and r are colinear<text:s/></text:p>
      <text:p text:style-name="P3289">// 1 --&gt; Clockwise<text:s/></text:p>
      <text:p text:style-name="P3290">// 2 --&gt; Counterclockwise<text:s/></text:p>
      <text:soft-page-break/>
      <text:p text:style-name="P3291"><text:span text:style-name="T3292">int</text:span><text:span text:style-name="T3293"><text:s/>orientation</text:span><text:span text:style-name="T3294">(</text:span><text:span text:style-name="T3295">point p</text:span><text:span text:style-name="T3296">,</text:span><text:span text:style-name="T3297"><text:s/>point q</text:span><text:span text:style-name="T3298">,</text:span><text:span text:style-name="T3299"><text:s/>point r</text:span><text:span text:style-name="T3300">)</text:span><text:span text:style-name="T3301"><text:s/></text:span></text:p>
      <text:p text:style-name="P3302"><text:span text:style-name="T3303">{</text:span><text:span text:style-name="T3304"><text:s/></text:span></text:p>
      <text:p text:style-name="P3305"><text:span text:style-name="T3306"><text:s text:c="4"/></text:span><text:span text:style-name="T3307">int</text:span><text:span text:style-name="T3308"><text:s/>val<text:s/></text:span><text:span text:style-name="T3309">=</text:span><text:span text:style-name="T3310"><text:s/></text:span><text:span text:style-name="T3311">(</text:span><text:span text:style-name="T3312">q</text:span><text:span text:style-name="T3313">.</text:span><text:span text:style-name="T3314">y<text:s/></text:span><text:span text:style-name="T3315">-</text:span><text:span text:style-name="T3316"><text:s/>p</text:span><text:span text:style-name="T3317">.</text:span><text:span text:style-name="T3318">y</text:span><text:span text:style-name="T3319">)</text:span><text:span text:style-name="T3320"><text:s/></text:span><text:span text:style-name="T3321">*</text:span><text:span text:style-name="T3322"><text:s/></text:span><text:span text:style-name="T3323">(</text:span><text:span text:style-name="T3324">r</text:span><text:span text:style-name="T3325">.</text:span><text:span text:style-name="T3326">x<text:s/></text:span><text:span text:style-name="T3327">-</text:span><text:span text:style-name="T3328"><text:s/>q</text:span><text:span text:style-name="T3329">.</text:span><text:span text:style-name="T3330">x</text:span><text:span text:style-name="T3331">)</text:span><text:span text:style-name="T3332"><text:s/></text:span><text:span text:style-name="T3333">-</text:span><text:span text:style-name="T3334"><text:s/></text:span></text:p>
      <text:p text:style-name="P3335"><text:span text:style-name="T3336"><text:s text:c="14"/></text:span><text:span text:style-name="T3337">(</text:span><text:span text:style-name="T3338">q</text:span><text:span text:style-name="T3339">.</text:span><text:span text:style-name="T3340">x<text:s/></text:span><text:span text:style-name="T3341">-</text:span><text:span text:style-name="T3342"><text:s/>p</text:span><text:span text:style-name="T3343">.</text:span><text:span text:style-name="T3344">x</text:span><text:span text:style-name="T3345">)</text:span><text:span text:style-name="T3346"><text:s/></text:span><text:span text:style-name="T3347">*</text:span><text:span text:style-name="T3348"><text:s/></text:span><text:span text:style-name="T3349">(</text:span><text:span text:style-name="T3350">r</text:span><text:span text:style-name="T3351">.</text:span><text:span text:style-name="T3352">y<text:s/></text:span><text:span text:style-name="T3353">-</text:span><text:span text:style-name="T3354"><text:s/>q</text:span><text:span text:style-name="T3355">.</text:span><text:span text:style-name="T3356">y</text:span><text:span text:style-name="T3357">);</text:span><text:span text:style-name="T3358"><text:s/></text:span></text:p>
      <text:p text:style-name="P3359"><text:s text:c="2"/></text:p>
      <text:p text:style-name="P3360"><text:span text:style-name="T3361"><text:s text:c="4"/></text:span><text:span text:style-name="T3362">if</text:span><text:span text:style-name="T3363"><text:s/></text:span><text:span text:style-name="T3364">(</text:span><text:span text:style-name="T3365">val<text:s/></text:span><text:span text:style-name="T3366">==</text:span><text:span text:style-name="T3367"><text:s/></text:span><text:span text:style-name="T3368">0</text:span><text:span text:style-name="T3369">)</text:span><text:span text:style-name="T3370"><text:s/></text:span><text:span text:style-name="T3371">return</text:span><text:span text:style-name="T3372"><text:s/></text:span><text:span text:style-name="T3373">0</text:span><text:span text:style-name="T3374">;</text:span><text:span text:style-name="T3375"><text:s text:c="2"/></text:span><text:span text:style-name="T3376">// colinear<text:s/></text:span></text:p>
      <text:p text:style-name="P3377"><text:span text:style-name="T3378"><text:s text:c="4"/></text:span><text:span text:style-name="T3379">return</text:span><text:span text:style-name="T3380"><text:s/></text:span><text:span text:style-name="T3381">(</text:span><text:span text:style-name="T3382">val<text:s/></text:span><text:span text:style-name="T3383">&gt;</text:span><text:span text:style-name="T3384"><text:s/></text:span><text:span text:style-name="T3385">0</text:span><text:span text:style-name="T3386">)?</text:span><text:span text:style-name="T3387"><text:s/></text:span><text:span text:style-name="T3388">1</text:span><text:span text:style-name="T3389">:</text:span><text:span text:style-name="T3390"><text:s/></text:span><text:span text:style-name="T3391">2</text:span><text:span text:style-name="T3392">;</text:span><text:span text:style-name="T3393"><text:s/></text:span><text:span text:style-name="T3394">// clock or counterclock wise<text:s/></text:span></text:p>
      <text:p text:style-name="P3395"><text:span text:style-name="T3396">}</text:span><text:span text:style-name="T3397"><text:s/></text:span></text:p>
      <text:p text:style-name="P3398"><text:s text:c="2"/></text:p>
      <text:p text:style-name="P3399">// The function that returns true if line segment 'p1q1'<text:s/></text:p>
      <text:p text:style-name="P3400">// and 'p2q2' intersect.<text:s/></text:p>
      <text:p text:style-name="P3401"><text:span text:style-name="T3402">bool</text:span><text:span text:style-name="T3403"><text:s/>doIntersect</text:span><text:span text:style-name="T3404">(</text:span><text:span text:style-name="T3405">point p1</text:span><text:span text:style-name="T3406">,</text:span><text:span text:style-name="T3407"><text:s/>point q1</text:span><text:span text:style-name="T3408">,</text:span><text:span text:style-name="T3409"><text:s/>point p2</text:span><text:span text:style-name="T3410">,</text:span><text:span text:style-name="T3411"><text:s/>point q2</text:span><text:span text:style-name="T3412">)</text:span><text:span text:style-name="T3413"><text:s/></text:span></text:p>
      <text:p text:style-name="P3414"><text:span text:style-name="T3415">{</text:span><text:span text:style-name="T3416"><text:s/></text:span></text:p>
      <text:p text:style-name="P3417"><text:span text:style-name="T3418"><text:s text:c="4"/></text:span><text:span text:style-name="T3419">// Find the four orientations needed for general and<text:s/></text:span></text:p>
      <text:p text:style-name="P3420"><text:span text:style-name="T3421"><text:s text:c="4"/></text:span><text:span text:style-name="T3422">// special cases<text:s/></text:span></text:p>
      <text:p text:style-name="P3423"><text:span text:style-name="T3424"><text:s text:c="4"/></text:span><text:span text:style-name="T3425">int</text:span><text:span text:style-name="T3426"><text:s/>o1<text:s/></text:span><text:span text:style-name="T3427">=</text:span><text:span text:style-name="T3428"><text:s/>orientation</text:span><text:span text:style-name="T3429">(</text:span><text:span text:style-name="T3430">p1</text:span><text:span text:style-name="T3431">,</text:span><text:span text:style-name="T3432"><text:s/>q1</text:span><text:span text:style-name="T3433">,</text:span><text:span text:style-name="T3434"><text:s/>p2</text:span><text:span text:style-name="T3435">);</text:span><text:span text:style-name="T3436"><text:s/></text:span></text:p>
      <text:p text:style-name="P3437"><text:span text:style-name="T3438"><text:s text:c="4"/></text:span><text:span text:style-name="T3439">int</text:span><text:span text:style-name="T3440"><text:s/>o2<text:s/></text:span><text:span text:style-name="T3441">=</text:span><text:span text:style-name="T3442"><text:s/>orientation</text:span><text:span text:style-name="T3443">(</text:span><text:span text:style-name="T3444">p1</text:span><text:span text:style-name="T3445">,</text:span><text:span text:style-name="T3446"><text:s/>q1</text:span><text:span text:style-name="T3447">,</text:span><text:span text:style-name="T3448"><text:s/>q2</text:span><text:span text:style-name="T3449">);</text:span><text:span text:style-name="T3450"><text:s/></text:span></text:p>
      <text:p text:style-name="P3451"><text:span text:style-name="T3452"><text:s text:c="4"/></text:span><text:span text:style-name="T3453">int</text:span><text:span text:style-name="T3454"><text:s/>o3<text:s/></text:span><text:span text:style-name="T3455">=</text:span><text:span text:style-name="T3456"><text:s/>orientation</text:span><text:span text:style-name="T3457">(</text:span><text:span text:style-name="T3458">p2</text:span><text:span text:style-name="T3459">,</text:span><text:span text:style-name="T3460"><text:s/>q2</text:span><text:span text:style-name="T3461">,</text:span><text:span text:style-name="T3462"><text:s/>p1</text:span><text:span text:style-name="T3463">);</text:span><text:span text:style-name="T3464"><text:s/></text:span></text:p>
      <text:p text:style-name="P3465"><text:span text:style-name="T3466"><text:s text:c="4"/></text:span><text:span text:style-name="T3467">int</text:span><text:span text:style-name="T3468"><text:s/>o4<text:s/></text:span><text:span text:style-name="T3469">=</text:span><text:span text:style-name="T3470"><text:s/>orientation</text:span><text:span text:style-name="T3471">(</text:span><text:span text:style-name="T3472">p2</text:span><text:span text:style-name="T3473">,</text:span><text:span text:style-name="T3474"><text:s/>q2</text:span><text:span text:style-name="T3475">,</text:span><text:span text:style-name="T3476"><text:s/>q1</text:span><text:span text:style-name="T3477">);</text:span><text:span text:style-name="T3478"><text:s/></text:span></text:p>
      <text:p text:style-name="P3479"><text:s text:c="2"/></text:p>
      <text:p text:style-name="P3480"><text:span text:style-name="T3481"><text:s text:c="4"/></text:span><text:span text:style-name="T3482">// General case<text:s/></text:span></text:p>
      <text:p text:style-name="P3483"><text:span text:style-name="T3484"><text:s text:c="4"/></text:span><text:span text:style-name="T3485">if</text:span><text:span text:style-name="T3486"><text:s/></text:span><text:span text:style-name="T3487">(</text:span><text:span text:style-name="T3488">o1<text:s/></text:span><text:span text:style-name="T3489">!=</text:span><text:span text:style-name="T3490"><text:s/>o2<text:s/></text:span><text:span text:style-name="T3491">&amp;&amp;</text:span><text:span text:style-name="T3492"><text:s/>o3<text:s/></text:span><text:span text:style-name="T3493">!=</text:span><text:span text:style-name="T3494"><text:s/>o4</text:span><text:span text:style-name="T3495">)</text:span><text:span text:style-name="T3496"><text:s/></text:span></text:p>
      <text:p text:style-name="P3497"><text:span text:style-name="T3498"><text:s text:c="8"/></text:span><text:span text:style-name="T3499">return</text:span><text:span text:style-name="T3500"><text:s/></text:span><text:span text:style-name="T3501">true</text:span><text:span text:style-name="T3502">;</text:span><text:span text:style-name="T3503"><text:s/></text:span></text:p>
      <text:p text:style-name="P3504"><text:s text:c="2"/></text:p>
      <text:p text:style-name="P3505"><text:span text:style-name="T3506"><text:s text:c="4"/></text:span><text:span text:style-name="T3507">// Special Cases<text:s/></text:span></text:p>
      <text:p text:style-name="P3508"><text:span text:style-name="T3509"><text:s text:c="4"/></text:span><text:span text:style-name="T3510">// p1, q1 and p2 are colinear and p2 lies on segment p1q1<text:s/></text:span></text:p>
      <text:p text:style-name="P3511"><text:span text:style-name="T3512"><text:s text:c="4"/></text:span><text:span text:style-name="T3513">if</text:span><text:span text:style-name="T3514"><text:s/></text:span><text:span text:style-name="T3515">(</text:span><text:span text:style-name="T3516">o1<text:s/></text:span><text:span text:style-name="T3517">==</text:span><text:span text:style-name="T3518"><text:s/></text:span><text:span text:style-name="T3519">0</text:span><text:span text:style-name="T3520"><text:s/></text:span><text:span text:style-name="T3521">&amp;&amp;</text:span><text:span text:style-name="T3522"><text:s/>onSegment</text:span><text:span text:style-name="T3523">(</text:span><text:span text:style-name="T3524">p1</text:span><text:span text:style-name="T3525">,</text:span><text:span text:style-name="T3526"><text:s/>p2</text:span><text:span text:style-name="T3527">,</text:span><text:span text:style-name="T3528"><text:s/>q1</text:span><text:span text:style-name="T3529">))</text:span><text:span text:style-name="T3530"><text:s/></text:span><text:span text:style-name="T3531">return</text:span><text:span text:style-name="T3532"><text:s/></text:span><text:span text:style-name="T3533">true</text:span><text:span text:style-name="T3534">;</text:span><text:span text:style-name="T3535"><text:s/></text:span></text:p>
      <text:p text:style-name="P3536"><text:s text:c="2"/></text:p>
      <text:soft-page-break/>
      <text:p text:style-name="P3537"><text:span text:style-name="T3538"><text:s text:c="4"/></text:span><text:span text:style-name="T3539">// p1, q1 and p2 are colinear and q2 lies on segment p1q1<text:s/></text:span></text:p>
      <text:p text:style-name="P3540"><text:span text:style-name="T3541"><text:s text:c="4"/></text:span><text:span text:style-name="T3542">if</text:span><text:span text:style-name="T3543"><text:s/></text:span><text:span text:style-name="T3544">(</text:span><text:span text:style-name="T3545">o2<text:s/></text:span><text:span text:style-name="T3546">==</text:span><text:span text:style-name="T3547"><text:s/></text:span><text:span text:style-name="T3548">0</text:span><text:span text:style-name="T3549"><text:s/></text:span><text:span text:style-name="T3550">&amp;&amp;</text:span><text:span text:style-name="T3551"><text:s/>onSegment</text:span><text:span text:style-name="T3552">(</text:span><text:span text:style-name="T3553">p1</text:span><text:span text:style-name="T3554">,</text:span><text:span text:style-name="T3555"><text:s/>q2</text:span><text:span text:style-name="T3556">,</text:span><text:span text:style-name="T3557"><text:s/>q1</text:span><text:span text:style-name="T3558">))</text:span><text:span text:style-name="T3559"><text:s/></text:span><text:span text:style-name="T3560">return</text:span><text:span text:style-name="T3561"><text:s/></text:span><text:span text:style-name="T3562">true</text:span><text:span text:style-name="T3563">;</text:span><text:span text:style-name="T3564"><text:s/></text:span></text:p>
      <text:p text:style-name="P3565"><text:s text:c="2"/></text:p>
      <text:p text:style-name="P3566"><text:span text:style-name="T3567"><text:s text:c="4"/></text:span><text:span text:style-name="T3568">// p2, q2 and p1 are colinear and p1 lies on segment p2q2<text:s/></text:span></text:p>
      <text:p text:style-name="P3569"><text:span text:style-name="T3570"><text:s text:c="4"/></text:span><text:span text:style-name="T3571">if</text:span><text:span text:style-name="T3572"><text:s/></text:span><text:span text:style-name="T3573">(</text:span><text:span text:style-name="T3574">o3<text:s/></text:span><text:span text:style-name="T3575">==</text:span><text:span text:style-name="T3576"><text:s/></text:span><text:span text:style-name="T3577">0</text:span><text:span text:style-name="T3578"><text:s/></text:span><text:span text:style-name="T3579">&amp;&amp;</text:span><text:span text:style-name="T3580"><text:s/>onSegment</text:span><text:span text:style-name="T3581">(</text:span><text:span text:style-name="T3582">p2</text:span><text:span text:style-name="T3583">,</text:span><text:span text:style-name="T3584"><text:s/>p1</text:span><text:span text:style-name="T3585">,</text:span><text:span text:style-name="T3586"><text:s/>q2</text:span><text:span text:style-name="T3587">))</text:span><text:span text:style-name="T3588"><text:s/></text:span><text:span text:style-name="T3589">return</text:span><text:span text:style-name="T3590"><text:s/></text:span><text:span text:style-name="T3591">true</text:span><text:span text:style-name="T3592">;</text:span><text:span text:style-name="T3593"><text:s/></text:span></text:p>
      <text:p text:style-name="P3594"><text:s text:c="2"/></text:p>
      <text:p text:style-name="P3595"><text:span text:style-name="T3596"><text:s text:c="5"/></text:span><text:span text:style-name="T3597">// p2, q2 and q1 are colinear and q1 lies on segment p2q2<text:s/></text:span></text:p>
      <text:p text:style-name="P3598"><text:span text:style-name="T3599"><text:s text:c="4"/></text:span><text:span text:style-name="T3600">if</text:span><text:span text:style-name="T3601"><text:s/></text:span><text:span text:style-name="T3602">(</text:span><text:span text:style-name="T3603">o4<text:s/></text:span><text:span text:style-name="T3604">==</text:span><text:span text:style-name="T3605"><text:s/></text:span><text:span text:style-name="T3606">0</text:span><text:span text:style-name="T3607"><text:s/></text:span><text:span text:style-name="T3608">&amp;&amp;</text:span><text:span text:style-name="T3609"><text:s/>onSegment</text:span><text:span text:style-name="T3610">(</text:span><text:span text:style-name="T3611">p2</text:span><text:span text:style-name="T3612">,</text:span><text:span text:style-name="T3613"><text:s/>q1</text:span><text:span text:style-name="T3614">,</text:span><text:span text:style-name="T3615"><text:s/>q2</text:span><text:span text:style-name="T3616">))</text:span><text:span text:style-name="T3617"><text:s/></text:span><text:span text:style-name="T3618">return</text:span><text:span text:style-name="T3619"><text:s/></text:span><text:span text:style-name="T3620">true</text:span><text:span text:style-name="T3621">;</text:span><text:span text:style-name="T3622"><text:s/></text:span></text:p>
      <text:p text:style-name="P3623"><text:s text:c="2"/></text:p>
      <text:p text:style-name="P3624"><text:span text:style-name="T3625"><text:s text:c="4"/></text:span><text:span text:style-name="T3626">return</text:span><text:span text:style-name="T3627"><text:s/></text:span><text:span text:style-name="T3628">false</text:span><text:span text:style-name="T3629">;</text:span><text:span text:style-name="T3630"><text:s/></text:span><text:span text:style-name="T3631">// Doesn't fall in any of the above cases<text:s/></text:span></text:p>
      <text:p text:style-name="P3632"><text:span text:style-name="T3633">}</text:span><text:span text:style-name="T3634"><text:s/></text:span></text:p>
      <text:p text:style-name="P3635"><text:s text:c="2"/></text:p>
      <text:p text:style-name="P3636">// Returns true if the point p lies inside the polygon[] with n vertices<text:s/></text:p>
      <text:p text:style-name="P3637"><text:span text:style-name="T3638">bool</text:span><text:span text:style-name="T3639"><text:s/>isInside</text:span><text:span text:style-name="T3640">(</text:span><text:span text:style-name="T3641">point polygon</text:span><text:span text:style-name="T3642">[],</text:span><text:span text:style-name="T3643"><text:s/></text:span><text:span text:style-name="T3644">int</text:span><text:span text:style-name="T3645"><text:s/>n</text:span><text:span text:style-name="T3646">,</text:span><text:span text:style-name="T3647"><text:s/>point p</text:span><text:span text:style-name="T3648">)</text:span><text:span text:style-name="T3649"><text:s/></text:span></text:p>
      <text:p text:style-name="P3650"><text:span text:style-name="T3651">{</text:span><text:span text:style-name="T3652"><text:s/></text:span></text:p>
      <text:p text:style-name="P3653"><text:span text:style-name="T3654"><text:s text:c="4"/></text:span><text:span text:style-name="T3655">// There must be at least 3 vertices in polygon[]<text:s/></text:span></text:p>
      <text:p text:style-name="P3656"><text:span text:style-name="T3657"><text:s text:c="4"/></text:span><text:span text:style-name="T3658">if</text:span><text:span text:style-name="T3659"><text:s/></text:span><text:span text:style-name="T3660">(</text:span><text:span text:style-name="T3661">n<text:s/></text:span><text:span text:style-name="T3662">&lt;</text:span><text:span text:style-name="T3663"><text:s/></text:span><text:span text:style-name="T3664">3</text:span><text:span text:style-name="T3665">)</text:span><text:span text:style-name="T3666"><text:s text:c="2"/></text:span><text:span text:style-name="T3667">return</text:span><text:span text:style-name="T3668"><text:s/></text:span><text:span text:style-name="T3669">false</text:span><text:span text:style-name="T3670">;</text:span><text:span text:style-name="T3671"><text:s/></text:span></text:p>
      <text:p text:style-name="P3672"><text:s text:c="2"/></text:p>
      <text:p text:style-name="P3673"><text:span text:style-name="T3674"><text:s text:c="4"/></text:span><text:span text:style-name="T3675">// Create a point for line segment from p to infinite<text:s/></text:span></text:p>
      <text:p text:style-name="P3676"><text:span text:style-name="T3677"><text:s text:c="4"/>point extreme<text:s/></text:span><text:span text:style-name="T3678">=</text:span><text:span text:style-name="T3679"><text:s/></text:span><text:span text:style-name="T3680">{</text:span><text:span text:style-name="T3681">INF</text:span><text:span text:style-name="T3682">,</text:span><text:span text:style-name="T3683"><text:s/>p</text:span><text:span text:style-name="T3684">.</text:span><text:span text:style-name="T3685">y</text:span><text:span text:style-name="T3686">};</text:span><text:span text:style-name="T3687"><text:s/></text:span></text:p>
      <text:p text:style-name="P3688"><text:s text:c="2"/></text:p>
      <text:p text:style-name="P3689"><text:span text:style-name="T3690"><text:s text:c="4"/></text:span><text:span text:style-name="T3691">// Count intersections of the above line with sides of polygon<text:s/></text:span></text:p>
      <text:p text:style-name="P3692"><text:span text:style-name="T3693"><text:s text:c="4"/></text:span><text:span text:style-name="T3694">int</text:span><text:span text:style-name="T3695"><text:s/>count<text:s/></text:span><text:span text:style-name="T3696">=</text:span><text:span text:style-name="T3697"><text:s/></text:span><text:span text:style-name="T3698">0</text:span><text:span text:style-name="T3699">,</text:span><text:span text:style-name="T3700"><text:s/>i<text:s/></text:span><text:span text:style-name="T3701">=</text:span><text:span text:style-name="T3702"><text:s/></text:span><text:span text:style-name="T3703">0</text:span><text:span text:style-name="T3704">;</text:span><text:span text:style-name="T3705"><text:s/></text:span></text:p>
      <text:p text:style-name="P3706"><text:span text:style-name="T3707"><text:s text:c="4"/></text:span><text:span text:style-name="T3708">do</text:span></text:p>
      <text:p text:style-name="P3709"><text:span text:style-name="T3710"><text:s text:c="4"/></text:span><text:span text:style-name="T3711">{</text:span><text:span text:style-name="T3712"><text:s/></text:span></text:p>
      <text:p text:style-name="P3713"><text:span text:style-name="T3714"><text:s text:c="8"/></text:span><text:span text:style-name="T3715">int</text:span><text:span text:style-name="T3716"><text:s/>next<text:s/></text:span><text:span text:style-name="T3717">=</text:span><text:span text:style-name="T3718"><text:s/></text:span><text:span text:style-name="T3719">(</text:span><text:span text:style-name="T3720">i</text:span><text:span text:style-name="T3721">+</text:span><text:span text:style-name="T3722">1</text:span><text:span text:style-name="T3723">)%</text:span><text:span text:style-name="T3724">n</text:span><text:span text:style-name="T3725">;</text:span><text:span text:style-name="T3726"><text:s/></text:span></text:p>
      <text:p text:style-name="P3727"><text:s text:c="2"/></text:p>
      <text:p text:style-name="P3728"><text:span text:style-name="T3729"><text:s text:c="8"/></text:span><text:span text:style-name="T3730">// Check if the line segment from 'p' to 'extreme' intersects<text:s/></text:span></text:p>
      <text:soft-page-break/>
      <text:p text:style-name="P3731"><text:span text:style-name="T3732"><text:s text:c="8"/></text:span><text:span text:style-name="T3733">// with the line segment from 'polygon[i]' to 'polygon[next]'<text:s/></text:span></text:p>
      <text:p text:style-name="P3734"><text:span text:style-name="T3735"><text:s text:c="8"/></text:span><text:span text:style-name="T3736">if</text:span><text:span text:style-name="T3737"><text:s/></text:span><text:span text:style-name="T3738">(</text:span><text:span text:style-name="T3739">doIntersect</text:span><text:span text:style-name="T3740">(</text:span><text:span text:style-name="T3741">polygon</text:span><text:span text:style-name="T3742">[</text:span><text:span text:style-name="T3743">i</text:span><text:span text:style-name="T3744">],</text:span><text:span text:style-name="T3745"><text:s/>polygon</text:span><text:span text:style-name="T3746">[</text:span><text:span text:style-name="T3747">next</text:span><text:span text:style-name="T3748">],</text:span><text:span text:style-name="T3749"><text:s/>p</text:span><text:span text:style-name="T3750">,</text:span><text:span text:style-name="T3751"><text:s/>extreme</text:span><text:span text:style-name="T3752">))</text:span><text:span text:style-name="T3753"><text:s/></text:span></text:p>
      <text:p text:style-name="P3754"><text:span text:style-name="T3755"><text:s text:c="8"/></text:span><text:span text:style-name="T3756">{</text:span><text:span text:style-name="T3757"><text:s/></text:span></text:p>
      <text:p text:style-name="P3758"><text:span text:style-name="T3759"><text:s text:c="12"/></text:span><text:span text:style-name="T3760">// If the point 'p' is colinear with line segment 'i-next',<text:s/></text:span></text:p>
      <text:p text:style-name="P3761"><text:span text:style-name="T3762"><text:s text:c="12"/></text:span><text:span text:style-name="T3763">// then check if it lies on segment. If it lies, return true,<text:s/></text:span></text:p>
      <text:p text:style-name="P3764"><text:span text:style-name="T3765"><text:s text:c="12"/></text:span><text:span text:style-name="T3766">// otherwise false<text:s/></text:span></text:p>
      <text:p text:style-name="P3767"><text:span text:style-name="T3768"><text:s text:c="12"/></text:span><text:span text:style-name="T3769">if</text:span><text:span text:style-name="T3770"><text:s/></text:span><text:span text:style-name="T3771">(</text:span><text:span text:style-name="T3772">orientation</text:span><text:span text:style-name="T3773">(</text:span><text:span text:style-name="T3774">polygon</text:span><text:span text:style-name="T3775">[</text:span><text:span text:style-name="T3776">i</text:span><text:span text:style-name="T3777">],</text:span><text:span text:style-name="T3778"><text:s/>p</text:span><text:span text:style-name="T3779">,</text:span><text:span text:style-name="T3780"><text:s/>polygon</text:span><text:span text:style-name="T3781">[</text:span><text:span text:style-name="T3782">next</text:span><text:span text:style-name="T3783">])</text:span><text:span text:style-name="T3784"><text:s/></text:span><text:span text:style-name="T3785">==</text:span><text:span text:style-name="T3786"><text:s/></text:span><text:span text:style-name="T3787">0</text:span><text:span text:style-name="T3788">)</text:span><text:span text:style-name="T3789"><text:s/></text:span></text:p>
      <text:p text:style-name="P3790"><text:span text:style-name="T3791"><text:s text:c="15"/></text:span><text:span text:style-name="T3792">return</text:span><text:span text:style-name="T3793"><text:s/>onSegment</text:span><text:span text:style-name="T3794">(</text:span><text:span text:style-name="T3795">polygon</text:span><text:span text:style-name="T3796">[</text:span><text:span text:style-name="T3797">i</text:span><text:span text:style-name="T3798">],</text:span><text:span text:style-name="T3799"><text:s/>p</text:span><text:span text:style-name="T3800">,</text:span><text:span text:style-name="T3801"><text:s/>polygon</text:span><text:span text:style-name="T3802">[</text:span><text:span text:style-name="T3803">next</text:span><text:span text:style-name="T3804">]);</text:span><text:span text:style-name="T3805"><text:s/></text:span></text:p>
      <text:p text:style-name="P3806"><text:s text:c="2"/></text:p>
      <text:p text:style-name="P3807"><text:span text:style-name="T3808"><text:s text:c="12"/>count</text:span><text:span text:style-name="T3809">++;</text:span><text:span text:style-name="T3810"><text:s/></text:span></text:p>
      <text:p text:style-name="P3811"><text:span text:style-name="T3812"><text:s text:c="8"/></text:span><text:span text:style-name="T3813">}</text:span><text:span text:style-name="T3814"><text:s/></text:span></text:p>
      <text:p text:style-name="P3815"><text:span text:style-name="T3816"><text:s text:c="8"/>i<text:s/></text:span><text:span text:style-name="T3817">=</text:span><text:span text:style-name="T3818"><text:s/>next</text:span><text:span text:style-name="T3819">;</text:span><text:span text:style-name="T3820"><text:s/></text:span></text:p>
      <text:p text:style-name="P3821"><text:span text:style-name="T3822"><text:s text:c="4"/></text:span><text:span text:style-name="T3823">}</text:span><text:span text:style-name="T3824"><text:s/></text:span><text:span text:style-name="T3825">while</text:span><text:span text:style-name="T3826"><text:s/></text:span><text:span text:style-name="T3827">(</text:span><text:span text:style-name="T3828">i<text:s/></text:span><text:span text:style-name="T3829">!=</text:span><text:span text:style-name="T3830"><text:s/></text:span><text:span text:style-name="T3831">0</text:span><text:span text:style-name="T3832">);</text:span></text:p>
      <text:p text:style-name="P3833"/>
      <text:p text:style-name="P3834"><text:span text:style-name="T3835"><text:s text:c="4"/></text:span><text:span text:style-name="T3836">// Return true if count is odd, false otherwise<text:s/></text:span></text:p>
      <text:p text:style-name="P3837"><text:span text:style-name="T3838"><text:s text:c="4"/></text:span><text:span text:style-name="T3839">return</text:span><text:span text:style-name="T3840"><text:s/>count</text:span><text:span text:style-name="T3841">&amp;</text:span><text:span text:style-name="T3842">1</text:span><text:span text:style-name="T3843">;</text:span><text:span text:style-name="T3844"><text:s text:c="2"/></text:span><text:span text:style-name="T3845">// Same as (count%2 == 1)<text:s/></text:span></text:p>
      <text:p text:style-name="P3846">}</text:p>
      <text:p text:style-name="P3847"/>
      <text:p text:style-name="P3848"><text:span text:style-name="T3849">45</text:span><text:span text:style-name="T3850">)<text:s/></text:span><text:span text:style-name="T3851">Οι πιο κάτω 3 συναρτήσεις υλοποιούν</text:span><text:span text:style-name="T3852">,<text:s/></text:span><text:span text:style-name="T3853">με χρήση και της βιβλιοθήκης<text:s/></text:span><text:span text:style-name="T3854">AES</text:span><text:span text:style-name="T3855">,</text:span><text:span text:style-name="T3856"><text:s/>την κρυπτογράφηση/αποκρυπτογράφηση (και έλεγχο αποτελεσμάτων) με χρήση του κρυπταλγορίθμου<text:s/></text:span><text:span text:style-name="T3857">AES</text:span><text:span text:style-name="T3858">.</text:span></text:p>
      <text:p text:style-name="P3859"/>
      <text:p text:style-name="P3860"><text:span text:style-name="T3861">void</text:span><text:span text:style-name="T3862"><text:s/>prekey<text:s/></text:span><text:span text:style-name="T3863">(</text:span><text:span text:style-name="T3864">int</text:span><text:span text:style-name="T3865"><text:s/>bits</text:span><text:span text:style-name="T3866">)</text:span></text:p>
      <text:p text:style-name="P3867">{</text:p>
      <text:p text:style-name="P3868"><text:span text:style-name="T3869"><text:s text:c="2"/></text:span><text:span text:style-name="T3870">int</text:span><text:span text:style-name="T3871"><text:s/>i<text:s/></text:span><text:span text:style-name="T3872">;</text:span></text:p>
      <text:p text:style-name="P3873"><text:span text:style-name="T3874"><text:s text:c="2"/>aes</text:span><text:span text:style-name="T3875">.</text:span><text:span text:style-name="T3876">iv_inc</text:span><text:span text:style-name="T3877">();</text:span></text:p>
      <text:p text:style-name="P3878"><text:span text:style-name="T3879"><text:s text:c="2"/>byte iv<text:s/></text:span><text:span text:style-name="T3880">[</text:span><text:span text:style-name="T3881">N_BLOCK</text:span><text:span text:style-name="T3882">]</text:span><text:span text:style-name="T3883"><text:s/></text:span><text:span text:style-name="T3884">;</text:span></text:p>
      <text:soft-page-break/>
      <text:p text:style-name="P3885"><text:span text:style-name="T3886"><text:s text:c="2"/>byte plain_p</text:span><text:span text:style-name="T3887">[</text:span><text:span text:style-name="T3888">padedLength</text:span><text:span text:style-name="T3889">];</text:span></text:p>
      <text:p text:style-name="P3890"><text:span text:style-name="T3891"><text:s text:c="2"/>byte cipher<text:s/></text:span><text:span text:style-name="T3892">[</text:span><text:span text:style-name="T3893">padedLength</text:span><text:span text:style-name="T3894">]</text:span><text:span text:style-name="T3895"><text:s/></text:span><text:span text:style-name="T3896">;</text:span></text:p>
      <text:p text:style-name="P3897"><text:span text:style-name="T3898"><text:s text:c="2"/>byte check<text:s/></text:span><text:span text:style-name="T3899">[</text:span><text:span text:style-name="T3900">padedLength</text:span><text:span text:style-name="T3901">]</text:span><text:span text:style-name="T3902"><text:s/></text:span><text:span text:style-name="T3903">;</text:span></text:p>
      <text:p text:style-name="P3904"><text:span text:style-name="T3905"><text:s text:c="2"/></text:span><text:span text:style-name="T3906">unsigned</text:span><text:span text:style-name="T3907"><text:s/></text:span><text:span text:style-name="T3908">long</text:span><text:span text:style-name="T3909"><text:s/>ms<text:s/></text:span><text:span text:style-name="T3910">=</text:span><text:span text:style-name="T3911"><text:s/>micros<text:s/></text:span><text:span text:style-name="T3912">();</text:span></text:p>
      <text:p text:style-name="P3913"><text:span text:style-name="T3914"><text:s text:c="2"/>aes</text:span><text:span text:style-name="T3915">.</text:span><text:span text:style-name="T3916">set_IV</text:span><text:span text:style-name="T3917">(</text:span><text:span text:style-name="T3918">my_iv</text:span><text:span text:style-name="T3919">);</text:span></text:p>
      <text:p text:style-name="P3920"><text:span text:style-name="T3921"><text:s text:c="2"/>aes</text:span><text:span text:style-name="T3922">.</text:span><text:span text:style-name="T3923">get_IV</text:span><text:span text:style-name="T3924">(</text:span><text:span text:style-name="T3925">iv</text:span><text:span text:style-name="T3926">);</text:span></text:p>
      <text:p text:style-name="P3927"/>
      <text:p text:style-name="P3928"/>
      <text:p text:style-name="P3929"><text:span text:style-name="T3930"><text:s text:c="2"/>aes</text:span><text:span text:style-name="T3931">.</text:span><text:span text:style-name="T3932">do_aes_encrypt</text:span><text:span text:style-name="T3933">(</text:span><text:span text:style-name="T3934">plain</text:span><text:span text:style-name="T3935">,</text:span><text:span text:style-name="T3936">plainLength</text:span><text:span text:style-name="T3937">,</text:span><text:span text:style-name="T3938">cipher</text:span><text:span text:style-name="T3939">,</text:span><text:span text:style-name="T3940">key</text:span><text:span text:style-name="T3941">,</text:span><text:span text:style-name="T3942">bits</text:span><text:span text:style-name="T3943">,</text:span><text:span text:style-name="T3944">iv</text:span><text:span text:style-name="T3945">);</text:span></text:p>
      <text:p text:style-name="P3946"><text:span text:style-name="T3947"><text:s text:c="2"/>Serial</text:span><text:span text:style-name="T3948">.</text:span><text:span text:style-name="T3949">print</text:span><text:span text:style-name="T3950">(</text:span><text:span text:style-name="T3951">"Encryption took: "</text:span><text:span text:style-name="T3952">);</text:span></text:p>
      <text:p text:style-name="P3953"><text:span text:style-name="T3954"><text:s text:c="2"/>Serial</text:span><text:span text:style-name="T3955">.</text:span><text:span text:style-name="T3956">println</text:span><text:span text:style-name="T3957">(</text:span><text:span text:style-name="T3958">micros</text:span><text:span text:style-name="T3959">()</text:span><text:span text:style-name="T3960"><text:s/></text:span><text:span text:style-name="T3961">-</text:span><text:span text:style-name="T3962"><text:s/>ms</text:span><text:span text:style-name="T3963">);</text:span></text:p>
      <text:p text:style-name="P3964"><text:span text:style-name="T3965"><text:s text:c="2"/>ms<text:s/></text:span><text:span text:style-name="T3966">=</text:span><text:span text:style-name="T3967"><text:s/>micros<text:s/></text:span><text:span text:style-name="T3968">();</text:span></text:p>
      <text:p text:style-name="P3969"><text:span text:style-name="T3970"><text:s text:c="2"/>aes</text:span><text:span text:style-name="T3971">.</text:span><text:span text:style-name="T3972">set_IV</text:span><text:span text:style-name="T3973">(</text:span><text:span text:style-name="T3974">my_iv</text:span><text:span text:style-name="T3975">);</text:span></text:p>
      <text:p text:style-name="P3976"><text:span text:style-name="T3977"><text:s text:c="2"/>aes</text:span><text:span text:style-name="T3978">.</text:span><text:span text:style-name="T3979">get_IV</text:span><text:span text:style-name="T3980">(</text:span><text:span text:style-name="T3981">iv</text:span><text:span text:style-name="T3982">);</text:span></text:p>
      <text:p text:style-name="P3983"><text:span text:style-name="T3984"><text:s text:c="2"/>aes</text:span><text:span text:style-name="T3985">.</text:span><text:span text:style-name="T3986">do_aes_decrypt</text:span><text:span text:style-name="T3987">(</text:span><text:span text:style-name="T3988">cipher</text:span><text:span text:style-name="T3989">,</text:span><text:span text:style-name="T3990">padedLength</text:span><text:span text:style-name="T3991">,</text:span><text:span text:style-name="T3992">check</text:span><text:span text:style-name="T3993">,</text:span><text:span text:style-name="T3994">key</text:span><text:span text:style-name="T3995">,</text:span><text:span text:style-name="T3996">bits</text:span><text:span text:style-name="T3997">,</text:span><text:span text:style-name="T3998">iv</text:span><text:span text:style-name="T3999">);</text:span></text:p>
      <text:p text:style-name="P4000"/>
      <text:p text:style-name="P4001"><text:span text:style-name="T4002"><text:s text:c="2"/></text:span><text:span text:style-name="T4003">for</text:span><text:span text:style-name="T4004"><text:s/></text:span><text:span text:style-name="T4005">(</text:span><text:span text:style-name="T4006">i<text:s/></text:span><text:span text:style-name="T4007">=</text:span><text:span text:style-name="T4008"><text:s/></text:span><text:span text:style-name="T4009">0</text:span><text:span text:style-name="T4010"><text:s/></text:span><text:span text:style-name="T4011">;</text:span><text:span text:style-name="T4012"><text:s/>i<text:s/></text:span><text:span text:style-name="T4013">&lt;</text:span><text:span text:style-name="T4014"><text:s/>AES_PLAINTEXT_SIZE<text:s/></text:span><text:span text:style-name="T4015">;</text:span><text:span text:style-name="T4016"><text:s/>i</text:span><text:span text:style-name="T4017">++)</text:span></text:p>
      <text:p text:style-name="P4018"><text:span text:style-name="T4019"><text:s text:c="4"/></text:span><text:span text:style-name="T4020">{</text:span><text:span text:style-name="T4021"><text:s/>Serial</text:span><text:span text:style-name="T4022">.</text:span><text:span text:style-name="T4023">print</text:span><text:span text:style-name="T4024">((</text:span><text:span text:style-name="T4025">int</text:span><text:span text:style-name="T4026"><text:s/></text:span><text:span text:style-name="T4027">)</text:span><text:span text:style-name="T4028"><text:s/>cipher</text:span><text:span text:style-name="T4029">[</text:span><text:span text:style-name="T4030">i</text:span><text:span text:style-name="T4031">])</text:span><text:span text:style-name="T4032"><text:s/></text:span><text:span text:style-name="T4033">;</text:span></text:p>
      <text:p text:style-name="P4034"><text:span text:style-name="T4035"><text:s text:c="5"/>Serial</text:span><text:span text:style-name="T4036">.</text:span><text:span text:style-name="T4037">write</text:span><text:span text:style-name="T4038">(</text:span><text:span text:style-name="T4039">", "</text:span><text:span text:style-name="T4040">)</text:span><text:span text:style-name="T4041"><text:s/></text:span><text:span text:style-name="T4042">;</text:span></text:p>
      <text:p text:style-name="P4043"><text:span text:style-name="T4044"><text:s text:c="5"/>cipher_to_send</text:span><text:span text:style-name="T4045">[</text:span><text:span text:style-name="T4046">i</text:span><text:span text:style-name="T4047">]</text:span><text:span text:style-name="T4048"><text:s/></text:span><text:span text:style-name="T4049">=</text:span><text:span text:style-name="T4050"><text:s/></text:span><text:span text:style-name="T4051">(</text:span><text:span text:style-name="T4052">int</text:span><text:span text:style-name="T4053"><text:s/></text:span><text:span text:style-name="T4054">)</text:span><text:span text:style-name="T4055"><text:s/>cipher</text:span><text:span text:style-name="T4056">[</text:span><text:span text:style-name="T4057">i</text:span><text:span text:style-name="T4058">]</text:span><text:span text:style-name="T4059"><text:s/></text:span><text:span text:style-name="T4060">;</text:span></text:p>
      <text:p text:style-name="P4061"><text:span text:style-name="T4062"><text:s text:c="4"/></text:span><text:span text:style-name="T4063">}</text:span><text:span text:style-name="T4064"><text:s/></text:span></text:p>
      <text:p text:style-name="P4065"/>
      <text:p text:style-name="P4066"><text:span text:style-name="T4067"><text:s text:c="2"/>Serial</text:span><text:span text:style-name="T4068">.</text:span><text:span text:style-name="T4069">print</text:span><text:span text:style-name="T4070">(</text:span><text:span text:style-name="T4071">"Decryption took: "</text:span><text:span text:style-name="T4072">);</text:span></text:p>
      <text:p text:style-name="P4073"><text:span text:style-name="T4074"><text:s text:c="2"/>Serial</text:span><text:span text:style-name="T4075">.</text:span><text:span text:style-name="T4076">println</text:span><text:span text:style-name="T4077">(</text:span><text:span text:style-name="T4078">micros</text:span><text:span text:style-name="T4079">()</text:span><text:span text:style-name="T4080"><text:s/></text:span><text:span text:style-name="T4081">-</text:span><text:span text:style-name="T4082"><text:s/>ms</text:span><text:span text:style-name="T4083">);</text:span></text:p>
      <text:p text:style-name="P4084"><text:span text:style-name="T4085"><text:s text:c="2"/>printf</text:span><text:span text:style-name="T4086">(</text:span><text:span text:style-name="T4087">"\n\nPLAIN :"</text:span><text:span text:style-name="T4088">);</text:span></text:p>
      <text:p text:style-name="P4089"><text:span text:style-name="T4090"><text:s text:c="2"/>aes</text:span><text:span text:style-name="T4091">.</text:span><text:span text:style-name="T4092">printArray</text:span><text:span text:style-name="T4093">(</text:span><text:span text:style-name="T4094">plain</text:span><text:span text:style-name="T4095">,(</text:span><text:span text:style-name="T4096">bool</text:span><text:span text:style-name="T4097">)</text:span><text:span text:style-name="T4098">true</text:span><text:span text:style-name="T4099">);</text:span></text:p>
      <text:p text:style-name="P4100"><text:span text:style-name="T4101"><text:s text:c="2"/>printf</text:span><text:span text:style-name="T4102">(</text:span><text:span text:style-name="T4103">"\nCIPHER:"</text:span><text:span text:style-name="T4104">);</text:span></text:p>
      <text:p text:style-name="P4105"><text:span text:style-name="T4106"><text:s text:c="2"/>aes</text:span><text:span text:style-name="T4107">.</text:span><text:span text:style-name="T4108">printArray</text:span><text:span text:style-name="T4109">(</text:span><text:span text:style-name="T4110">cipher</text:span><text:span text:style-name="T4111">,(</text:span><text:span text:style-name="T4112">bool</text:span><text:span text:style-name="T4113">)</text:span><text:span text:style-name="T4114">false</text:span><text:span text:style-name="T4115">);</text:span></text:p>
      <text:soft-page-break/>
      <text:p text:style-name="P4116"><text:span text:style-name="T4117"><text:s text:c="2"/>printf</text:span><text:span text:style-name="T4118">(</text:span><text:span text:style-name="T4119">"\nCHECK :"</text:span><text:span text:style-name="T4120">);</text:span></text:p>
      <text:p text:style-name="P4121"><text:span text:style-name="T4122"><text:s text:c="2"/>aes</text:span><text:span text:style-name="T4123">.</text:span><text:span text:style-name="T4124">printArray</text:span><text:span text:style-name="T4125">(</text:span><text:span text:style-name="T4126">check</text:span><text:span text:style-name="T4127">,(</text:span><text:span text:style-name="T4128">bool</text:span><text:span text:style-name="T4129">)</text:span><text:span text:style-name="T4130">true</text:span><text:span text:style-name="T4131">);</text:span></text:p>
      <text:p text:style-name="P4132"><text:span text:style-name="T4133"><text:s text:c="2"/>printf</text:span><text:span text:style-name="T4134">(</text:span><text:span text:style-name="T4135">"\nIV <text:s text:c="3"/>:"</text:span><text:span text:style-name="T4136">);</text:span></text:p>
      <text:p text:style-name="P4137"><text:span text:style-name="T4138"><text:s text:c="2"/>aes</text:span><text:span text:style-name="T4139">.</text:span><text:span text:style-name="T4140">printArray</text:span><text:span text:style-name="T4141">(</text:span><text:span text:style-name="T4142">iv</text:span><text:span text:style-name="T4143">,</text:span><text:span text:style-name="T4144">16</text:span><text:span text:style-name="T4145">);</text:span></text:p>
      <text:p text:style-name="P4146"><text:span text:style-name="T4147"><text:s text:c="2"/>printf</text:span><text:span text:style-name="T4148">(</text:span><text:span text:style-name="T4149">"\n============================================================\n"</text:span><text:span text:style-name="T4150">);</text:span></text:p>
      <text:p text:style-name="P4151">}</text:p>
      <text:p text:style-name="P4152"/>
      <text:p text:style-name="P4153"><text:span text:style-name="T4154">void</text:span><text:span text:style-name="T4155"><text:s/>prekey_test<text:s/></text:span><text:span text:style-name="T4156">()</text:span></text:p>
      <text:p text:style-name="P4157">{</text:p>
      <text:p text:style-name="P4158"><text:span text:style-name="T4159"><text:s text:c="2"/></text:span><text:span text:style-name="T4160">prekey</text:span><text:span text:style-name="T4161"><text:s/></text:span><text:span text:style-name="T4162">(</text:span><text:span text:style-name="T4163">128</text:span><text:span text:style-name="T4164">)</text:span><text:span text:style-name="T4165"><text:s/></text:span><text:span text:style-name="T4166">;</text:span></text:p>
      <text:p text:style-name="P4167">}</text:p>
      <text:p text:style-name="P4168"/>
      <text:p text:style-name="P4169"><text:span text:style-name="T4170">46)</text:span><text:span text:style-name="T4171"><text:s/></text:span><text:span text:style-name="T4172">Η πιο κάτω συνάρτηση χρησιμοποιείται για γραφική αναπαράσταση του<text:s/></text:span><text:span text:style-name="T4173">FFT</text:span><text:span text:style-name="T4174"><text:s/></text:span><text:span text:style-name="T4175">των καρδιακών παλμών για οπτικό έλεγχο.</text:span></text:p>
      <text:p text:style-name="P4176"><text:span text:style-name="T4177">void</text:span><text:span text:style-name="T4178"><text:s/>PrintVector</text:span><text:span text:style-name="T4179">(</text:span><text:span text:style-name="T4180">double</text:span><text:span text:style-name="T4181"><text:s/></text:span><text:span text:style-name="T4182">*</text:span><text:span text:style-name="T4183">vData</text:span><text:span text:style-name="T4184">,</text:span><text:span text:style-name="T4185"><text:s/>uint16_t bufferSize</text:span><text:span text:style-name="T4186">,</text:span><text:span text:style-name="T4187"><text:s/>uint8_t scaleType</text:span><text:span text:style-name="T4188">)</text:span></text:p>
      <text:p text:style-name="P4189">{</text:p>
      <text:p text:style-name="P4190"><text:span text:style-name="T4191"><text:s text:c="2"/></text:span><text:span text:style-name="T4192">for</text:span><text:span text:style-name="T4193"><text:s/></text:span><text:span text:style-name="T4194">(</text:span><text:span text:style-name="T4195">uint16_t i<text:s/></text:span><text:span text:style-name="T4196">=</text:span><text:span text:style-name="T4197"><text:s/></text:span><text:span text:style-name="T4198">0</text:span><text:span text:style-name="T4199">;</text:span><text:span text:style-name="T4200"><text:s/>i<text:s/></text:span><text:span text:style-name="T4201">&lt;</text:span><text:span text:style-name="T4202"><text:s/>bufferSize</text:span><text:span text:style-name="T4203">;</text:span><text:span text:style-name="T4204"><text:s/>i</text:span><text:span text:style-name="T4205">++)</text:span></text:p>
      <text:p text:style-name="P4206"><text:span text:style-name="T4207"><text:s text:c="2"/></text:span><text:span text:style-name="T4208">{</text:span></text:p>
      <text:p text:style-name="P4209"><text:span text:style-name="T4210"><text:s text:c="4"/></text:span><text:span text:style-name="T4211">double</text:span><text:span text:style-name="T4212"><text:s/>abscissa</text:span><text:span text:style-name="T4213">;</text:span></text:p>
      <text:p text:style-name="P4214"><text:span text:style-name="T4215"><text:s text:c="4"/></text:span><text:span text:style-name="T4216">/* Print abscissa value */</text:span></text:p>
      <text:p text:style-name="P4217"><text:span text:style-name="T4218"><text:s text:c="4"/></text:span><text:span text:style-name="T4219">switch</text:span><text:span text:style-name="T4220"><text:s/></text:span><text:span text:style-name="T4221">(</text:span><text:span text:style-name="T4222">scaleType</text:span><text:span text:style-name="T4223">)</text:span></text:p>
      <text:p text:style-name="P4224"><text:span text:style-name="T4225"><text:s text:c="4"/></text:span><text:span text:style-name="T4226">{</text:span></text:p>
      <text:p text:style-name="P4227"><text:span text:style-name="T4228"><text:s text:c="6"/></text:span><text:span text:style-name="T4229">case</text:span><text:span text:style-name="T4230"><text:s/>SCL_INDEX</text:span><text:span text:style-name="T4231">:</text:span></text:p>
      <text:p text:style-name="P4232"><text:span text:style-name="T4233"><text:s text:c="8"/>abscissa<text:s/></text:span><text:span text:style-name="T4234">=</text:span><text:span text:style-name="T4235"><text:s/></text:span><text:span text:style-name="T4236">(</text:span><text:span text:style-name="T4237">i<text:s/></text:span><text:span text:style-name="T4238">*</text:span><text:span text:style-name="T4239"><text:s/></text:span><text:span text:style-name="T4240">1.0</text:span><text:span text:style-name="T4241">);</text:span></text:p>
      <text:p text:style-name="P4242"><text:span text:style-name="T4243"><text:s text:c="2"/></text:span><text:span text:style-name="T4244">break</text:span><text:span text:style-name="T4245">;</text:span></text:p>
      <text:p text:style-name="P4246"><text:span text:style-name="T4247"><text:s text:c="6"/></text:span><text:span text:style-name="T4248">case</text:span><text:span text:style-name="T4249"><text:s/>SCL_TIME</text:span><text:span text:style-name="T4250">:</text:span></text:p>
      <text:p text:style-name="P4251"><text:span text:style-name="T4252"><text:s text:c="8"/>abscissa<text:s/></text:span><text:span text:style-name="T4253">=</text:span><text:span text:style-name="T4254"><text:s/></text:span><text:span text:style-name="T4255">((</text:span><text:span text:style-name="T4256">i<text:s/></text:span><text:span text:style-name="T4257">*</text:span><text:span text:style-name="T4258"><text:s/></text:span><text:span text:style-name="T4259">1.0</text:span><text:span text:style-name="T4260">)</text:span><text:span text:style-name="T4261"><text:s/></text:span><text:span text:style-name="T4262">/</text:span><text:span text:style-name="T4263"><text:s/>samplingFrequency</text:span><text:span text:style-name="T4264">);</text:span></text:p>
      <text:p text:style-name="P4265"><text:span text:style-name="T4266"><text:s text:c="2"/></text:span><text:span text:style-name="T4267">break</text:span><text:span text:style-name="T4268">;</text:span></text:p>
      <text:soft-page-break/>
      <text:p text:style-name="P4269"><text:span text:style-name="T4270"><text:s text:c="6"/></text:span><text:span text:style-name="T4271">case</text:span><text:span text:style-name="T4272"><text:s/>SCL_FREQUENCY</text:span><text:span text:style-name="T4273">:</text:span></text:p>
      <text:p text:style-name="P4274"><text:span text:style-name="T4275"><text:s text:c="8"/>abscissa<text:s/></text:span><text:span text:style-name="T4276">=</text:span><text:span text:style-name="T4277"><text:s/></text:span><text:span text:style-name="T4278">((</text:span><text:span text:style-name="T4279">i<text:s/></text:span><text:span text:style-name="T4280">*</text:span><text:span text:style-name="T4281"><text:s/></text:span><text:span text:style-name="T4282">1.0</text:span><text:span text:style-name="T4283"><text:s/></text:span><text:span text:style-name="T4284">*</text:span><text:span text:style-name="T4285"><text:s/>samplingFrequency</text:span><text:span text:style-name="T4286">)</text:span><text:span text:style-name="T4287"><text:s/></text:span><text:span text:style-name="T4288">/</text:span><text:span text:style-name="T4289"><text:s/>samples</text:span><text:span text:style-name="T4290">);</text:span></text:p>
      <text:p text:style-name="P4291"><text:span text:style-name="T4292"><text:s text:c="2"/></text:span><text:span text:style-name="T4293">break</text:span><text:span text:style-name="T4294">;</text:span></text:p>
      <text:p text:style-name="P4295"><text:span text:style-name="T4296"><text:s text:c="4"/></text:span><text:span text:style-name="T4297">}</text:span></text:p>
      <text:p text:style-name="P4298"><text:span text:style-name="T4299"><text:s text:c="4"/>Serial</text:span><text:span text:style-name="T4300">.</text:span><text:span text:style-name="T4301">print</text:span><text:span text:style-name="T4302">(</text:span><text:span text:style-name="T4303">abscissa</text:span><text:span text:style-name="T4304">,</text:span><text:span text:style-name="T4305"><text:s/></text:span><text:span text:style-name="T4306">6</text:span><text:span text:style-name="T4307">);</text:span></text:p>
      <text:p text:style-name="P4308"><text:span text:style-name="T4309"><text:s text:c="4"/></text:span><text:span text:style-name="T4310">if</text:span><text:span text:style-name="T4311">(</text:span><text:span text:style-name="T4312">scaleType</text:span><text:span text:style-name="T4313">==</text:span><text:span text:style-name="T4314">SCL_FREQUENCY</text:span><text:span text:style-name="T4315">)</text:span></text:p>
      <text:p text:style-name="P4316"><text:span text:style-name="T4317"><text:s text:c="6"/>Serial</text:span><text:span text:style-name="T4318">.</text:span><text:span text:style-name="T4319">print</text:span><text:span text:style-name="T4320">(</text:span><text:span text:style-name="T4321">"Hz"</text:span><text:span text:style-name="T4322">);</text:span></text:p>
      <text:p text:style-name="P4323"><text:span text:style-name="T4324"><text:s text:c="4"/>Serial</text:span><text:span text:style-name="T4325">.</text:span><text:span text:style-name="T4326">print</text:span><text:span text:style-name="T4327">(</text:span><text:span text:style-name="T4328">" "</text:span><text:span text:style-name="T4329">);</text:span></text:p>
      <text:p text:style-name="P4330"><text:span text:style-name="T4331"><text:s text:c="4"/>Serial</text:span><text:span text:style-name="T4332">.</text:span><text:span text:style-name="T4333">println</text:span><text:span text:style-name="T4334">(</text:span><text:span text:style-name="T4335">vData</text:span><text:span text:style-name="T4336">[</text:span><text:span text:style-name="T4337">i</text:span><text:span text:style-name="T4338">],</text:span><text:span text:style-name="T4339"><text:s/></text:span><text:span text:style-name="T4340">4</text:span><text:span text:style-name="T4341">);</text:span></text:p>
      <text:p text:style-name="P4342"><text:span text:style-name="T4343"><text:s text:c="2"/></text:span><text:span text:style-name="T4344">}</text:span></text:p>
      <text:p text:style-name="P4345"><text:span text:style-name="T4346"><text:s text:c="2"/>Serial</text:span><text:span text:style-name="T4347">.</text:span><text:span text:style-name="T4348">println</text:span><text:span text:style-name="T4349">();</text:span></text:p>
      <text:p text:style-name="P4350">}</text:p>
      <text:p text:style-name="P4351"/>
      <text:p text:style-name="P4352"><text:span text:style-name="T4353">47</text:span><text:span text:style-name="T4354">)<text:s/></text:span><text:span text:style-name="T4355">Η πιο κάτω συνάρτηση υπολογίζει τον αριθμό των καρδιακών παλμών ανά λεπτό με βάση τις μετρήσεις της συσκευής αισθητήρα καρδιακών παλμών.</text:span></text:p>
      <text:p text:style-name="P4356"><text:span text:style-name="T4357">v</text:span><text:span text:style-name="T4358">oid</text:span><text:span text:style-name="T4359"><text:s/>ISR</text:span><text:span text:style-name="T4360">(</text:span><text:span text:style-name="T4361">int</text:span><text:span text:style-name="T4362"><text:s/>anala</text:span><text:span text:style-name="T4363">){</text:span><text:span text:style-name="T4364"><text:s text:c="23"/></text:span><text:span text:style-name="T4365">// triggered when Timer2 counts to 124</text:span></text:p>
      <text:p text:style-name="P4366"><text:span text:style-name="T4367"><text:s text:c="2"/></text:span><text:span text:style-name="T4368">//cli(); <text:s text:c="37"/>// disable interrupts while we do this</text:span></text:p>
      <text:p text:style-name="P4369"><text:span text:style-name="T4370"><text:s text:c="2"/>Signal<text:s/></text:span><text:span text:style-name="T4371">=</text:span><text:span text:style-name="T4372"><text:s/>anala</text:span><text:span text:style-name="T4373">;</text:span><text:span text:style-name="T4374">//analogRead(pulsePin); <text:s text:c="13"/>// read the Pulse Sensor<text:s/></text:span></text:p>
      <text:p text:style-name="P4375"><text:span text:style-name="T4376"><text:s text:c="2"/>sampleCounter<text:s/></text:span><text:span text:style-name="T4377">+=</text:span><text:span text:style-name="T4378"><text:s/></text:span><text:span text:style-name="T4379">2</text:span><text:span text:style-name="T4380">;</text:span><text:span text:style-name="T4381"><text:s text:c="25"/></text:span><text:span text:style-name="T4382">// keep track of the time in mS</text:span></text:p>
      <text:p text:style-name="P4383"><text:span text:style-name="T4384"><text:s text:c="2"/></text:span><text:span text:style-name="T4385">int</text:span><text:span text:style-name="T4386"><text:s/>N<text:s/></text:span><text:span text:style-name="T4387">=</text:span><text:span text:style-name="T4388"><text:s/>sampleCounter<text:s/></text:span><text:span text:style-name="T4389">-</text:span><text:span text:style-name="T4390"><text:s/>lastBeatTime</text:span><text:span text:style-name="T4391">;</text:span><text:span text:style-name="T4392"><text:s text:c="7"/></text:span><text:span text:style-name="T4393">// monitor the time since the last beat to avoid noise</text:span></text:p>
      <text:p text:style-name="P4394"/>
      <text:p text:style-name="P4395"><text:span text:style-name="T4396"><text:s text:c="4"/></text:span><text:span text:style-name="T4397">// <text:s/>find the peak and trough of the pulse wave</text:span></text:p>
      <text:p text:style-name="P4398"><text:span text:style-name="T4399"><text:s text:c="2"/></text:span><text:span text:style-name="T4400">if</text:span><text:span text:style-name="T4401">(</text:span><text:span text:style-name="T4402">Signal<text:s/></text:span><text:span text:style-name="T4403">&lt;</text:span><text:span text:style-name="T4404"><text:s/>thresh<text:s/></text:span><text:span text:style-name="T4405">&amp;&amp;</text:span><text:span text:style-name="T4406"><text:s/>N<text:s/></text:span><text:span text:style-name="T4407">&gt;</text:span><text:span text:style-name="T4408"><text:s/></text:span><text:span text:style-name="T4409">(</text:span><text:span text:style-name="T4410">IBI</text:span><text:span text:style-name="T4411">/</text:span><text:span text:style-name="T4412">5</text:span><text:span text:style-name="T4413">)*</text:span><text:span text:style-name="T4414">3</text:span><text:span text:style-name="T4415">){</text:span><text:span text:style-name="T4416"><text:s text:c="6"/></text:span><text:span text:style-name="T4417">// avoid dichrotic noise by waiting 3/5 of last IBI</text:span></text:p>
      <text:p text:style-name="P4418"><text:span text:style-name="T4419"><text:s text:c="4"/></text:span><text:span text:style-name="T4420">if</text:span><text:span text:style-name="T4421"><text:s/></text:span><text:span text:style-name="T4422">(</text:span><text:span text:style-name="T4423">Signal<text:s/></text:span><text:span text:style-name="T4424">&lt;</text:span><text:span text:style-name="T4425"><text:s/>T</text:span><text:span text:style-name="T4426">){</text:span><text:span text:style-name="T4427"><text:s text:c="25"/></text:span><text:span text:style-name="T4428">// T is the trough</text:span></text:p>
      <text:p text:style-name="P4429"><text:span text:style-name="T4430"><text:s text:c="6"/>T<text:s/></text:span><text:span text:style-name="T4431">=</text:span><text:span text:style-name="T4432"><text:s/>Signal</text:span><text:span text:style-name="T4433">;</text:span><text:span text:style-name="T4434"><text:s text:c="28"/></text:span><text:span text:style-name="T4435">// keep track of lowest point in pulse wave<text:s/></text:span></text:p>
      <text:p text:style-name="P4436"><text:span text:style-name="T4437"><text:s text:c="4"/></text:span><text:span text:style-name="T4438">}</text:span></text:p>
      <text:soft-page-break/>
      <text:p text:style-name="P4439"><text:span text:style-name="T4440"><text:s text:c="2"/></text:span><text:span text:style-name="T4441">}</text:span></text:p>
      <text:p text:style-name="P4442"/>
      <text:p text:style-name="P4443"><text:span text:style-name="T4444"><text:s text:c="2"/></text:span><text:span text:style-name="T4445">if</text:span><text:span text:style-name="T4446">(</text:span><text:span text:style-name="T4447">Signal<text:s/></text:span><text:span text:style-name="T4448">&gt;</text:span><text:span text:style-name="T4449"><text:s/>thresh<text:s/></text:span><text:span text:style-name="T4450">&amp;&amp;</text:span><text:span text:style-name="T4451"><text:s/>Signal<text:s/></text:span><text:span text:style-name="T4452">&gt;</text:span><text:span text:style-name="T4453"><text:s/>P</text:span><text:span text:style-name="T4454">){</text:span><text:span text:style-name="T4455"><text:s text:c="8"/></text:span><text:span text:style-name="T4456">// thresh condition helps avoid noise</text:span></text:p>
      <text:p text:style-name="P4457"><text:span text:style-name="T4458"><text:s text:c="4"/>P<text:s/></text:span><text:span text:style-name="T4459">=</text:span><text:span text:style-name="T4460"><text:s/>Signal</text:span><text:span text:style-name="T4461">;</text:span><text:span text:style-name="T4462"><text:s text:c="29"/></text:span><text:span text:style-name="T4463">// P is the peak</text:span></text:p>
      <text:p text:style-name="P4464"><text:span text:style-name="T4465"><text:s text:c="2"/></text:span><text:span text:style-name="T4466">}</text:span><text:span text:style-name="T4467"><text:s text:c="41"/></text:span><text:span text:style-name="T4468">// keep track of highest point in pulse wave</text:span></text:p>
      <text:p text:style-name="P4469"/>
      <text:p text:style-name="P4470"><text:span text:style-name="T4471"><text:s text:c="2"/></text:span><text:span text:style-name="T4472">// <text:s/>NOW IT'S TIME TO LOOK FOR THE HEART BEAT</text:span></text:p>
      <text:p text:style-name="P4473"><text:span text:style-name="T4474"><text:s text:c="2"/></text:span><text:span text:style-name="T4475">// signal surges up in value every time there is a pulse</text:span></text:p>
      <text:p text:style-name="P4476"><text:span text:style-name="T4477"><text:s text:c="2"/></text:span><text:span text:style-name="T4478">if</text:span><text:span text:style-name="T4479"><text:s/></text:span><text:span text:style-name="T4480">(</text:span><text:span text:style-name="T4481">N<text:s/></text:span><text:span text:style-name="T4482">&gt;</text:span><text:span text:style-name="T4483"><text:s/></text:span><text:span text:style-name="T4484">250</text:span><text:span text:style-name="T4485">){</text:span><text:span text:style-name="T4486"><text:s text:c="35"/></text:span><text:span text:style-name="T4487">// avoid high frequency noise</text:span></text:p>
      <text:p text:style-name="P4488"><text:span text:style-name="T4489"><text:s text:c="4"/></text:span><text:span text:style-name="T4490">if</text:span><text:span text:style-name="T4491"><text:s/></text:span><text:span text:style-name="T4492">(</text:span><text:span text:style-name="T4493"><text:s/></text:span><text:span text:style-name="T4494">(</text:span><text:span text:style-name="T4495">Signal<text:s/></text:span><text:span text:style-name="T4496">&gt;</text:span><text:span text:style-name="T4497"><text:s/>thresh</text:span><text:span text:style-name="T4498">)</text:span><text:span text:style-name="T4499"><text:s/></text:span><text:span text:style-name="T4500">&amp;&amp;</text:span><text:span text:style-name="T4501"><text:s/></text:span><text:span text:style-name="T4502">(</text:span><text:span text:style-name="T4503">Pulse<text:s/></text:span><text:span text:style-name="T4504">==</text:span><text:span text:style-name="T4505"><text:s/></text:span><text:span text:style-name="T4506">false</text:span><text:span text:style-name="T4507">)</text:span><text:span text:style-name="T4508"><text:s/></text:span><text:span text:style-name="T4509">&amp;&amp;</text:span><text:span text:style-name="T4510"><text:s/></text:span><text:span text:style-name="T4511">(</text:span><text:span text:style-name="T4512">N<text:s/></text:span><text:span text:style-name="T4513">&gt;</text:span><text:span text:style-name="T4514"><text:s/></text:span><text:span text:style-name="T4515">(</text:span><text:span text:style-name="T4516">IBI</text:span><text:span text:style-name="T4517">/</text:span><text:span text:style-name="T4518">5</text:span><text:span text:style-name="T4519">)*</text:span><text:span text:style-name="T4520">3</text:span><text:span text:style-name="T4521">)</text:span><text:span text:style-name="T4522"><text:s/></text:span><text:span text:style-name="T4523">){</text:span><text:span text:style-name="T4524"><text:s text:c="8"/></text:span></text:p>
      <text:p text:style-name="P4525"><text:span text:style-name="T4526"><text:s text:c="6"/>Pulse<text:s/></text:span><text:span text:style-name="T4527">=</text:span><text:span text:style-name="T4528"><text:s/></text:span><text:span text:style-name="T4529">true</text:span><text:span text:style-name="T4530">;</text:span><text:span text:style-name="T4531"><text:s text:c="31"/></text:span><text:span text:style-name="T4532">// set the Pulse flag when there is a pulse</text:span></text:p>
      <text:p text:style-name="P4533"><text:span text:style-name="T4534"><text:s text:c="6"/>IBI<text:s/></text:span><text:span text:style-name="T4535">=</text:span><text:span text:style-name="T4536"><text:s/>sampleCounter<text:s/></text:span><text:span text:style-name="T4537">-</text:span><text:span text:style-name="T4538"><text:s/>lastBeatTime</text:span><text:span text:style-name="T4539">;</text:span><text:span text:style-name="T4540"><text:s text:c="9"/></text:span><text:span text:style-name="T4541">// time between beats in mS</text:span></text:p>
      <text:p text:style-name="P4542"><text:span text:style-name="T4543"><text:s text:c="6"/>lastBeatTime<text:s/></text:span><text:span text:style-name="T4544">=</text:span><text:span text:style-name="T4545"><text:s/>sampleCounter</text:span><text:span text:style-name="T4546">;</text:span><text:span text:style-name="T4547"><text:s text:c="15"/></text:span><text:span text:style-name="T4548">// keep track of time for next pulse</text:span></text:p>
      <text:p text:style-name="P4549"/>
      <text:p text:style-name="P4550"><text:span text:style-name="T4551"><text:s text:c="6"/></text:span><text:span text:style-name="T4552">if</text:span><text:span text:style-name="T4553">(</text:span><text:span text:style-name="T4554">secondBeat</text:span><text:span text:style-name="T4555">){</text:span><text:span text:style-name="T4556"><text:s text:c="24"/></text:span><text:span text:style-name="T4557">// if this is the second beat</text:span></text:p>
      <text:p text:style-name="P4558"><text:span text:style-name="T4559"><text:s text:c="8"/>secondBeat<text:s/></text:span><text:span text:style-name="T4560">=</text:span><text:span text:style-name="T4561"><text:s/></text:span><text:span text:style-name="T4562">false</text:span><text:span text:style-name="T4563">;</text:span><text:span text:style-name="T4564"><text:s text:c="18"/></text:span><text:span text:style-name="T4565">// clear secondBeat flag</text:span></text:p>
      <text:p text:style-name="P4566"><text:span text:style-name="T4567"><text:s text:c="8"/></text:span><text:span text:style-name="T4568">for</text:span><text:span text:style-name="T4569">(</text:span><text:span text:style-name="T4570">int</text:span><text:span text:style-name="T4571"><text:s/>i</text:span><text:span text:style-name="T4572">=</text:span><text:span text:style-name="T4573">0</text:span><text:span text:style-name="T4574">;</text:span><text:span text:style-name="T4575"><text:s/>i</text:span><text:span text:style-name="T4576">&lt;=</text:span><text:span text:style-name="T4577">9</text:span><text:span text:style-name="T4578">;</text:span><text:span text:style-name="T4579"><text:s/>i</text:span><text:span text:style-name="T4580">++){</text:span><text:span text:style-name="T4581"><text:s text:c="13"/></text:span><text:span text:style-name="T4582">// seed the running total to get a realistic BPM at startup</text:span></text:p>
      <text:p text:style-name="P4583"><text:span text:style-name="T4584"><text:s text:c="10"/>rate</text:span><text:span text:style-name="T4585">[</text:span><text:span text:style-name="T4586">i</text:span><text:span text:style-name="T4587">]</text:span><text:span text:style-name="T4588"><text:s/></text:span><text:span text:style-name="T4589">=</text:span><text:span text:style-name="T4590"><text:s/>IBI</text:span><text:span text:style-name="T4591">;</text:span><text:span text:style-name="T4592"><text:s text:c="22"/></text:span></text:p>
      <text:p text:style-name="P4593"><text:span text:style-name="T4594"><text:s text:c="8"/></text:span><text:span text:style-name="T4595">}</text:span></text:p>
      <text:p text:style-name="P4596"><text:span text:style-name="T4597"><text:s text:c="6"/></text:span><text:span text:style-name="T4598">}</text:span></text:p>
      <text:p text:style-name="P4599"/>
      <text:p text:style-name="P4600"><text:span text:style-name="T4601"><text:s text:c="6"/></text:span><text:span text:style-name="T4602">if</text:span><text:span text:style-name="T4603">(</text:span><text:span text:style-name="T4604">firstBeat</text:span><text:span text:style-name="T4605">){</text:span><text:span text:style-name="T4606"><text:s text:c="25"/></text:span><text:span text:style-name="T4607">// if it's the first time beat is found</text:span></text:p>
      <text:p text:style-name="P4608"><text:span text:style-name="T4609"><text:s text:c="8"/>firstBeat<text:s/></text:span><text:span text:style-name="T4610">=</text:span><text:span text:style-name="T4611"><text:s/></text:span><text:span text:style-name="T4612">false</text:span><text:span text:style-name="T4613">;</text:span><text:span text:style-name="T4614"><text:s text:c="19"/></text:span><text:span text:style-name="T4615">// clear firstBeat flag</text:span></text:p>
      <text:p text:style-name="P4616"><text:span text:style-name="T4617"><text:s text:c="8"/>secondBeat<text:s/></text:span><text:span text:style-name="T4618">=</text:span><text:span text:style-name="T4619"><text:s/></text:span><text:span text:style-name="T4620">true</text:span><text:span text:style-name="T4621">;</text:span><text:span text:style-name="T4622"><text:s text:c="19"/></text:span><text:span text:style-name="T4623">// set the second beat flag</text:span></text:p>
      <text:p text:style-name="P4624"><text:span text:style-name="T4625"><text:s text:c="7"/></text:span><text:span text:style-name="T4626">/* sei(); <text:s text:c="30"/>// enable interrupts again</text:span></text:p>
      <text:p text:style-name="P4627"><text:span text:style-name="T4628"><text:s text:c="8"/>return; */</text:span><text:span text:style-name="T4629"><text:s text:c="29"/></text:span><text:span text:style-name="T4630">// IBI value is unreliable so discard it</text:span></text:p>
      <text:p text:style-name="P4631"><text:span text:style-name="T4632"><text:s text:c="6"/></text:span><text:span text:style-name="T4633">}</text:span><text:span text:style-name="T4634"><text:s text:c="3"/></text:span></text:p>
      <text:soft-page-break/>
      <text:p text:style-name="P4635"><text:span text:style-name="T4636"><text:s text:c="6"/>word runningTotal<text:s/></text:span><text:span text:style-name="T4637">=</text:span><text:span text:style-name="T4638"><text:s/></text:span><text:span text:style-name="T4639">0</text:span><text:span text:style-name="T4640">;</text:span><text:span text:style-name="T4641"><text:s text:c="18"/></text:span><text:span text:style-name="T4642">// clear the runningTotal variable <text:s text:c="3"/></text:span></text:p>
      <text:p text:style-name="P4643"/>
      <text:p text:style-name="P4644"><text:span text:style-name="T4645"><text:s text:c="6"/></text:span><text:span text:style-name="T4646">for</text:span><text:span text:style-name="T4647">(</text:span><text:span text:style-name="T4648">int</text:span><text:span text:style-name="T4649"><text:s/>i</text:span><text:span text:style-name="T4650">=</text:span><text:span text:style-name="T4651">0</text:span><text:span text:style-name="T4652">;</text:span><text:span text:style-name="T4653"><text:s/>i</text:span><text:span text:style-name="T4654">&lt;=</text:span><text:span text:style-name="T4655">8</text:span><text:span text:style-name="T4656">;</text:span><text:span text:style-name="T4657"><text:s/>i</text:span><text:span text:style-name="T4658">++){</text:span><text:span text:style-name="T4659"><text:s text:c="16"/></text:span><text:span text:style-name="T4660">// shift data in the rate array</text:span></text:p>
      <text:p text:style-name="P4661"><text:span text:style-name="T4662"><text:s text:c="8"/>rate</text:span><text:span text:style-name="T4663">[</text:span><text:span text:style-name="T4664">i</text:span><text:span text:style-name="T4665">]</text:span><text:span text:style-name="T4666"><text:s/></text:span><text:span text:style-name="T4667">=</text:span><text:span text:style-name="T4668"><text:s/>rate</text:span><text:span text:style-name="T4669">[</text:span><text:span text:style-name="T4670">i</text:span><text:span text:style-name="T4671">+</text:span><text:span text:style-name="T4672">1</text:span><text:span text:style-name="T4673">];</text:span><text:span text:style-name="T4674"><text:s text:c="18"/></text:span><text:span text:style-name="T4675">// and drop the oldest IBI value<text:s/></text:span></text:p>
      <text:p text:style-name="P4676"><text:span text:style-name="T4677"><text:s text:c="8"/>runningTotal<text:s/></text:span><text:span text:style-name="T4678">+=</text:span><text:span text:style-name="T4679"><text:s/>rate</text:span><text:span text:style-name="T4680">[</text:span><text:span text:style-name="T4681">i</text:span><text:span text:style-name="T4682">];</text:span><text:span text:style-name="T4683"><text:s text:c="14"/></text:span><text:span text:style-name="T4684">// add up the 9 oldest IBI values</text:span></text:p>
      <text:p text:style-name="P4685"><text:span text:style-name="T4686"><text:s text:c="6"/></text:span><text:span text:style-name="T4687">}</text:span></text:p>
      <text:p text:style-name="P4688"/>
      <text:p text:style-name="P4689"><text:span text:style-name="T4690"><text:s text:c="6"/>rate</text:span><text:span text:style-name="T4691">[</text:span><text:span text:style-name="T4692">9</text:span><text:span text:style-name="T4693">]</text:span><text:span text:style-name="T4694"><text:s/></text:span><text:span text:style-name="T4695">=</text:span><text:span text:style-name="T4696"><text:s/>IBI</text:span><text:span text:style-name="T4697">;</text:span><text:span text:style-name="T4698"><text:s text:c="26"/></text:span><text:span text:style-name="T4699">// add the latest IBI to the rate array</text:span></text:p>
      <text:p text:style-name="P4700"><text:span text:style-name="T4701"><text:s text:c="6"/>runningTotal<text:s/></text:span><text:span text:style-name="T4702">+=</text:span><text:span text:style-name="T4703"><text:s/>rate</text:span><text:span text:style-name="T4704">[</text:span><text:span text:style-name="T4705">9</text:span><text:span text:style-name="T4706">];</text:span><text:span text:style-name="T4707"><text:s text:c="16"/></text:span><text:span text:style-name="T4708">// add the latest IBI to runningTotal</text:span></text:p>
      <text:p text:style-name="P4709"><text:span text:style-name="T4710"><text:s text:c="6"/>runningTotal<text:s/></text:span><text:span text:style-name="T4711">/=</text:span><text:span text:style-name="T4712"><text:s/></text:span><text:span text:style-name="T4713">10</text:span><text:span text:style-name="T4714">;</text:span><text:span text:style-name="T4715"><text:s text:c="21"/></text:span><text:span text:style-name="T4716">// average the last 10 IBI values<text:s/></text:span></text:p>
      <text:p text:style-name="P4717"><text:span text:style-name="T4718"><text:s text:c="6"/>BPM<text:s/></text:span><text:span text:style-name="T4719">=</text:span><text:span text:style-name="T4720"><text:s/></text:span><text:span text:style-name="T4721">60000</text:span><text:span text:style-name="T4722">/</text:span><text:span text:style-name="T4723">runningTotal</text:span><text:span text:style-name="T4724">;</text:span><text:span text:style-name="T4725"><text:s text:c="15"/></text:span><text:span text:style-name="T4726">// how many beats can fit into a minute? that's BPM!</text:span></text:p>
      <text:p text:style-name="P4727"><text:span text:style-name="T4728"><text:s text:c="6"/>QS<text:s/></text:span><text:span text:style-name="T4729">=</text:span><text:span text:style-name="T4730"><text:s/></text:span><text:span text:style-name="T4731">true</text:span><text:span text:style-name="T4732">;</text:span><text:span text:style-name="T4733"><text:s text:c="30"/></text:span><text:span text:style-name="T4734">// set Quantified Self flag<text:s/></text:span></text:p>
      <text:p text:style-name="P4735"><text:span text:style-name="T4736"><text:s text:c="6"/></text:span><text:span text:style-name="T4737">// QS FLAG IS NOT CLEARED INSIDE THIS ISR</text:span></text:p>
      <text:p text:style-name="P4738"><text:span text:style-name="T4739"><text:s text:c="4"/></text:span><text:span text:style-name="T4740">}</text:span><text:span text:style-name="T4741"><text:s text:c="23"/></text:span></text:p>
      <text:p text:style-name="P4742"><text:span text:style-name="T4743"><text:s text:c="2"/></text:span><text:span text:style-name="T4744">}</text:span></text:p>
      <text:p text:style-name="P4745"/>
      <text:p text:style-name="P4746"><text:span text:style-name="T4747"><text:s text:c="2"/></text:span><text:span text:style-name="T4748">if</text:span><text:span text:style-name="T4749"><text:s/></text:span><text:span text:style-name="T4750">(</text:span><text:span text:style-name="T4751">Signal<text:s/></text:span><text:span text:style-name="T4752">&lt;</text:span><text:span text:style-name="T4753"><text:s/>thresh<text:s/></text:span><text:span text:style-name="T4754">&amp;&amp;</text:span><text:span text:style-name="T4755"><text:s/>Pulse<text:s/></text:span><text:span text:style-name="T4756">==</text:span><text:span text:style-name="T4757"><text:s/></text:span><text:span text:style-name="T4758">true</text:span><text:span text:style-name="T4759">){</text:span><text:span text:style-name="T4760"><text:s text:c="3"/></text:span><text:span text:style-name="T4761">// when the values are going down, the beat is over</text:span></text:p>
      <text:p text:style-name="P4762"><text:span text:style-name="T4763"><text:s text:c="4"/></text:span><text:span text:style-name="T4764">//digitalWrite(blinkPin,LOW); <text:s text:c="11"/>// turn off pin 13 LED</text:span></text:p>
      <text:p text:style-name="P4765"><text:span text:style-name="T4766"><text:s text:c="4"/>Pulse<text:s/></text:span><text:span text:style-name="T4767">=</text:span><text:span text:style-name="T4768"><text:s/></text:span><text:span text:style-name="T4769">false</text:span><text:span text:style-name="T4770">;</text:span><text:span text:style-name="T4771"><text:s text:c="25"/></text:span><text:span text:style-name="T4772">// reset the Pulse flag so we can do it again</text:span></text:p>
      <text:p text:style-name="P4773"><text:span text:style-name="T4774"><text:s text:c="4"/>amp<text:s/></text:span><text:span text:style-name="T4775">=</text:span><text:span text:style-name="T4776"><text:s/>P<text:s/></text:span><text:span text:style-name="T4777">-</text:span><text:span text:style-name="T4778"><text:s/>T</text:span><text:span text:style-name="T4779">;</text:span><text:span text:style-name="T4780"><text:s text:c="27"/></text:span><text:span text:style-name="T4781">// get amplitude of the pulse wave</text:span></text:p>
      <text:p text:style-name="P4782"><text:span text:style-name="T4783"><text:s text:c="4"/>thresh<text:s/></text:span><text:span text:style-name="T4784">=</text:span><text:span text:style-name="T4785"><text:s/>amp</text:span><text:span text:style-name="T4786">/</text:span><text:span text:style-name="T4787">2</text:span><text:span text:style-name="T4788"><text:s/></text:span><text:span text:style-name="T4789">+</text:span><text:span text:style-name="T4790"><text:s/>T</text:span><text:span text:style-name="T4791">;</text:span><text:span text:style-name="T4792"><text:s text:c="20"/></text:span><text:span text:style-name="T4793">// set thresh at 50% of the amplitude</text:span></text:p>
      <text:p text:style-name="P4794"><text:span text:style-name="T4795"><text:s text:c="4"/>P<text:s/></text:span><text:span text:style-name="T4796">=</text:span><text:span text:style-name="T4797"><text:s/>thresh</text:span><text:span text:style-name="T4798">;</text:span><text:span text:style-name="T4799"><text:s text:c="28"/></text:span><text:span text:style-name="T4800">// reset these for next time</text:span></text:p>
      <text:p text:style-name="P4801"><text:span text:style-name="T4802"><text:s text:c="4"/>T<text:s/></text:span><text:span text:style-name="T4803">=</text:span><text:span text:style-name="T4804"><text:s/>thresh</text:span><text:span text:style-name="T4805">;</text:span></text:p>
      <text:p text:style-name="P4806"><text:span text:style-name="T4807"><text:s text:c="2"/></text:span><text:span text:style-name="T4808">}</text:span></text:p>
      <text:p text:style-name="P4809"/>
      <text:p text:style-name="P4810"><text:span text:style-name="T4811"><text:s text:c="2"/></text:span><text:span text:style-name="T4812">if</text:span><text:span text:style-name="T4813"><text:s/></text:span><text:span text:style-name="T4814">(</text:span><text:span text:style-name="T4815">N<text:s/></text:span><text:span text:style-name="T4816">&gt;</text:span><text:span text:style-name="T4817"><text:s/></text:span><text:span text:style-name="T4818">2500</text:span><text:span text:style-name="T4819">){</text:span><text:span text:style-name="T4820"><text:s text:c="27"/></text:span><text:span text:style-name="T4821">// if 2.5 seconds go by without a beat</text:span></text:p>
      <text:p text:style-name="P4822"><text:span text:style-name="T4823"><text:s text:c="4"/>thresh<text:s/></text:span><text:span text:style-name="T4824">=</text:span><text:span text:style-name="T4825"><text:s/></text:span><text:span text:style-name="T4826">512</text:span><text:span text:style-name="T4827">;</text:span><text:span text:style-name="T4828"><text:s text:c="26"/></text:span><text:span text:style-name="T4829">// set thresh default</text:span></text:p>
      <text:soft-page-break/>
      <text:p text:style-name="P4830"><text:span text:style-name="T4831"><text:s text:c="4"/>P<text:s/></text:span><text:span text:style-name="T4832">=</text:span><text:span text:style-name="T4833"><text:s/></text:span><text:span text:style-name="T4834">512</text:span><text:span text:style-name="T4835">;</text:span><text:span text:style-name="T4836"><text:s text:c="31"/></text:span><text:span text:style-name="T4837">// set P default</text:span></text:p>
      <text:p text:style-name="P4838"><text:span text:style-name="T4839"><text:s text:c="4"/>T<text:s/></text:span><text:span text:style-name="T4840">=</text:span><text:span text:style-name="T4841"><text:s/></text:span><text:span text:style-name="T4842">512</text:span><text:span text:style-name="T4843">;</text:span><text:span text:style-name="T4844"><text:s text:c="31"/></text:span><text:span text:style-name="T4845">// set T default</text:span></text:p>
      <text:p text:style-name="P4846"><text:span text:style-name="T4847"><text:s text:c="4"/>lastBeatTime<text:s/></text:span><text:span text:style-name="T4848">=</text:span><text:span text:style-name="T4849"><text:s/>sampleCounter</text:span><text:span text:style-name="T4850">;</text:span><text:span text:style-name="T4851"><text:s text:c="10"/></text:span><text:span text:style-name="T4852">// bring the lastBeatTime up to date <text:s text:c="7"/></text:span></text:p>
      <text:p text:style-name="P4853"><text:span text:style-name="T4854"><text:s text:c="4"/>firstBeat<text:s/></text:span><text:span text:style-name="T4855">=</text:span><text:span text:style-name="T4856"><text:s/></text:span><text:span text:style-name="T4857">true</text:span><text:span text:style-name="T4858">;</text:span><text:span text:style-name="T4859"><text:s text:c="22"/></text:span><text:span text:style-name="T4860">// set these to avoid noise</text:span></text:p>
      <text:p text:style-name="P4861"><text:span text:style-name="T4862"><text:s text:c="4"/>secondBeat<text:s/></text:span><text:span text:style-name="T4863">=</text:span><text:span text:style-name="T4864"><text:s/></text:span><text:span text:style-name="T4865">false</text:span><text:span text:style-name="T4866">;</text:span><text:span text:style-name="T4867"><text:s text:c="20"/></text:span><text:span text:style-name="T4868">// when we get the heartbeat back</text:span></text:p>
      <text:p text:style-name="P4869"><text:span text:style-name="T4870"><text:s text:c="2"/></text:span><text:span text:style-name="T4871">}</text:span></text:p>
      <text:p text:style-name="P4872"/>
      <text:p text:style-name="P4873"><text:span text:style-name="T4874"><text:s/></text:span><text:span text:style-name="T4875">// sei(); <text:s text:c="4"/></text:span></text:p>
      <text:p text:style-name="P4876"><text:span text:style-name="T4877"><text:s/></text:span><text:span text:style-name="T4878">// enable interrupts when youre done!</text:span></text:p>
      <text:p text:style-name="P4879"><text:span text:style-name="T48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Code Pro Light" svg:font-family="Source Code Pro Light" style:font-family-generic="modern" style:font-pitch="fixed" svg:panose-1="2 11 4 9 3 4 3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complex="Times New Roman"/>
    </style:style>
    <style:style style:name="PageNumber" style:display-name="Page Number" style:family="text" style:parent-style-name="DefaultParagraphFont">
      <style:text-properties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in" fo:page-height="8.5in" style:print-orientation="landscape" fo:margin-top="1.25in" fo:margin-left="1in" fo:margin-bottom="1.2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de.rtf</dc:title>
    <dc:description/>
    <dc:subject/>
    <meta:initial-creator>Yannis Stamatiou</meta:initial-creator>
    <dc:creator>STAMATIOU IOANNIS</dc:creator>
    <meta:creation-date>2019-05-09T20:03:00Z</meta:creation-date>
    <dc:date>2019-05-09T20:03:00Z</dc:date>
    <meta:print-date>2019-05-09T16:42:00Z</meta:print-date>
    <meta:template xlink:href="Normal" xlink:type="simple"/>
    <meta:editing-cycles>2</meta:editing-cycles>
    <meta:editing-duration>PT0S</meta:editing-duration>
    <meta:document-statistic meta:page-count="35" meta:paragraph-count="67" meta:word-count="5069" meta:character-count="33897" meta:row-count="240" meta:non-whitespace-character-count="28895"/>
  </office:meta>
</office:document-meta>
</file>